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6">
      <style:paragraph-properties fo:margin-top="0cm" fo:margin-bottom="0cm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7">
      <style:paragraph-properties fo:margin-top="0cm" fo:margin-bottom="0cm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8">
      <style:paragraph-properties fo:margin-top="0cm" fo:margin-bottom="0cm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19">
      <style:paragraph-properties fo:margin-top="0cm" fo:margin-bottom="0cm" style:contextual-spacing="false"/>
    </style:style>
    <style:style style:name="P37" style:family="paragraph" style:parent-style-name="Text_20_body" style:list-style-name="L20"/>
    <style:style style:name="P38" style:family="paragraph" style:parent-style-name="Text_20_body" style:list-style-name="L20">
      <style:paragraph-properties fo:margin-top="0cm" fo:margin-bottom="0cm" style:contextual-spacing="false"/>
    </style:style>
    <style:style style:name="P39" style:family="paragraph" style:parent-style-name="Text_20_body" style:list-style-name="L21">
      <style:paragraph-properties fo:margin-top="0cm" fo:margin-bottom="0cm" style:contextual-spacing="false"/>
    </style:style>
    <style:style style:name="P40" style:family="paragraph" style:parent-style-name="Text_20_body" style:list-style-name="L21"/>
    <style:style style:name="P41" style:family="paragraph" style:parent-style-name="Text_20_body" style:list-style-name="L22">
      <style:paragraph-properties fo:margin-top="0cm" fo:margin-bottom="0cm" style:contextual-spacing="false"/>
    </style:style>
    <style:style style:name="P42" style:family="paragraph" style:parent-style-name="Text_20_body" style:list-style-name="L22"/>
    <style:style style:name="P43" style:family="paragraph" style:parent-style-name="Text_20_body" style:list-style-name="L23"/>
    <style:style style:name="P44" style:family="paragraph" style:parent-style-name="Text_20_body" style:list-style-name="L23">
      <style:paragraph-properties fo:margin-top="0cm" fo:margin-bottom="0cm" style:contextual-spacing="false"/>
    </style:style>
    <style:style style:name="P45" style:family="paragraph" style:parent-style-name="Text_20_body" style:list-style-name="L24"/>
    <style:style style:name="P46" style:family="paragraph" style:parent-style-name="Text_20_body" style:list-style-name="L24">
      <style:paragraph-properties fo:margin-top="0cm" fo:margin-bottom="0cm" style:contextual-spacing="false"/>
    </style:style>
    <style:style style:name="P47" style:family="paragraph" style:parent-style-name="Text_20_body" style:list-style-name="L25">
      <style:paragraph-properties fo:margin-top="0cm" fo:margin-bottom="0cm" style:contextual-spacing="false"/>
    </style:style>
    <style:style style:name="P48" style:family="paragraph" style:parent-style-name="Text_20_body" style:list-style-name="L25"/>
    <style:style style:name="P49" style:family="paragraph" style:parent-style-name="Text_20_body" style:list-style-name="L26">
      <style:paragraph-properties fo:margin-top="0cm" fo:margin-bottom="0cm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 style:list-style-name="L27">
      <style:paragraph-properties fo:margin-top="0cm" fo:margin-bottom="0cm" style:contextual-spacing="false"/>
    </style:style>
    <style:style style:name="P52" style:family="paragraph" style:parent-style-name="Text_20_body" style:list-style-name="L27"/>
    <style:style style:name="P53" style:family="paragraph" style:parent-style-name="Text_20_body" style:list-style-name="L28">
      <style:paragraph-properties fo:margin-top="0cm" fo:margin-bottom="0cm" style:contextual-spacing="false"/>
    </style:style>
    <style:style style:name="P54" style:family="paragraph" style:parent-style-name="Text_20_body" style:list-style-name="L28"/>
    <style:style style:name="P55" style:family="paragraph" style:parent-style-name="Text_20_body" style:list-style-name="L29">
      <style:paragraph-properties fo:margin-top="0cm" fo:margin-bottom="0cm" style:contextual-spacing="false"/>
    </style:style>
    <style:style style:name="P56" style:family="paragraph" style:parent-style-name="Text_20_body" style:list-style-name="L29"/>
    <style:style style:name="P57" style:family="paragraph" style:parent-style-name="Text_20_body" style:list-style-name="L30"/>
    <style:style style:name="P58" style:family="paragraph" style:parent-style-name="Text_20_body" style:list-style-name="L30">
      <style:paragraph-properties fo:margin-top="0cm" fo:margin-bottom="0cm" style:contextual-spacing="false"/>
    </style:style>
    <style:style style:name="P59" style:family="paragraph" style:parent-style-name="Text_20_body" style:list-style-name="L31"/>
    <style:style style:name="P60" style:family="paragraph" style:parent-style-name="Text_20_body" style:list-style-name="L31">
      <style:paragraph-properties fo:margin-top="0cm" fo:margin-bottom="0cm" style:contextual-spacing="false"/>
    </style:style>
    <style:style style:name="P61" style:family="paragraph" style:parent-style-name="Text_20_body" style:list-style-name="L32">
      <style:paragraph-properties fo:margin-top="0cm" fo:margin-bottom="0cm" style:contextual-spacing="false"/>
    </style:style>
    <style:style style:name="P62" style:family="paragraph" style:parent-style-name="Text_20_body" style:list-style-name="L32"/>
    <style:style style:name="P63" style:family="paragraph" style:parent-style-name="Text_20_body" style:list-style-name="L33"/>
    <style:style style:name="P64" style:family="paragraph" style:parent-style-name="Text_20_body" style:list-style-name="L33">
      <style:paragraph-properties fo:margin-top="0cm" fo:margin-bottom="0cm" style:contextual-spacing="false"/>
    </style:style>
    <style:style style:name="P65" style:family="paragraph" style:parent-style-name="Text_20_body" style:list-style-name="L34">
      <style:paragraph-properties fo:margin-top="0cm" fo:margin-bottom="0cm" style:contextual-spacing="false"/>
    </style:style>
    <style:style style:name="P66" style:family="paragraph" style:parent-style-name="Text_20_body" style:list-style-name="L34"/>
    <style:style style:name="P67" style:family="paragraph" style:parent-style-name="Text_20_body" style:list-style-name="L35">
      <style:paragraph-properties fo:margin-top="0cm" fo:margin-bottom="0cm" style:contextual-spacing="false"/>
    </style:style>
    <style:style style:name="P68" style:family="paragraph" style:parent-style-name="Text_20_body" style:list-style-name="L35"/>
    <style:style style:name="P69" style:family="paragraph" style:parent-style-name="Text_20_body" style:list-style-name="L36">
      <style:paragraph-properties fo:margin-top="0cm" fo:margin-bottom="0cm" style:contextual-spacing="false"/>
    </style:style>
    <style:style style:name="P70" style:family="paragraph" style:parent-style-name="Text_20_body" style:list-style-name="L36"/>
    <style:style style:name="P71" style:family="paragraph" style:parent-style-name="Text_20_body" style:list-style-name="L37">
      <style:paragraph-properties fo:margin-top="0cm" fo:margin-bottom="0cm" style:contextual-spacing="false"/>
    </style:style>
    <style:style style:name="P72" style:family="paragraph" style:parent-style-name="Text_20_body" style:list-style-name="L37"/>
    <style:style style:name="P73" style:family="paragraph" style:parent-style-name="Text_20_body" style:list-style-name="L38">
      <style:paragraph-properties fo:margin-top="0cm" fo:margin-bottom="0cm" style:contextual-spacing="false"/>
    </style:style>
    <style:style style:name="P74" style:family="paragraph" style:parent-style-name="Text_20_body" style:list-style-name="L38"/>
    <style:style style:name="P75" style:family="paragraph" style:parent-style-name="Text_20_body" style:list-style-name="L39">
      <style:paragraph-properties fo:margin-top="0cm" fo:margin-bottom="0cm" style:contextual-spacing="false"/>
    </style:style>
    <style:style style:name="P76" style:family="paragraph" style:parent-style-name="Text_20_body" style:list-style-name="L39"/>
    <style:style style:name="P77" style:family="paragraph" style:parent-style-name="Text_20_body" style:list-style-name="L40"/>
    <style:style style:name="P78" style:family="paragraph" style:parent-style-name="Text_20_body" style:list-style-name="L40">
      <style:paragraph-properties fo:margin-top="0cm" fo:margin-bottom="0cm" style:contextual-spacing="false"/>
    </style:style>
    <style:style style:name="P79" style:family="paragraph" style:parent-style-name="Text_20_body" style:list-style-name="L41"/>
    <style:style style:name="P80" style:family="paragraph" style:parent-style-name="Text_20_body" style:list-style-name="L41">
      <style:paragraph-properties fo:margin-top="0cm" fo:margin-bottom="0cm" style:contextual-spacing="false"/>
    </style:style>
    <style:style style:name="P81" style:family="paragraph" style:parent-style-name="Text_20_body" style:list-style-name="L42"/>
    <style:style style:name="P82" style:family="paragraph" style:parent-style-name="Text_20_body" style:list-style-name="L42">
      <style:paragraph-properties fo:margin-top="0cm" fo:margin-bottom="0cm" style:contextual-spacing="false"/>
    </style:style>
    <style:style style:name="P83" style:family="paragraph" style:parent-style-name="Text_20_body" style:list-style-name="L43">
      <style:paragraph-properties fo:margin-top="0cm" fo:margin-bottom="0cm" style:contextual-spacing="false"/>
    </style:style>
    <style:style style:name="P84" style:family="paragraph" style:parent-style-name="Text_20_body" style:list-style-name="L43"/>
    <style:style style:name="P85" style:family="paragraph" style:parent-style-name="Text_20_body" style:list-style-name="L44"/>
    <style:style style:name="P86" style:family="paragraph" style:parent-style-name="Text_20_body" style:list-style-name="L44">
      <style:paragraph-properties fo:margin-top="0cm" fo:margin-bottom="0cm" style:contextual-spacing="false"/>
    </style:style>
    <style:style style:name="P87" style:family="paragraph" style:parent-style-name="Text_20_body" style:list-style-name="L45">
      <style:paragraph-properties fo:margin-top="0cm" fo:margin-bottom="0cm" style:contextual-spacing="false"/>
    </style:style>
    <style:style style:name="P88" style:family="paragraph" style:parent-style-name="Text_20_body" style:list-style-name="L45"/>
    <style:style style:name="P89" style:family="paragraph" style:parent-style-name="Text_20_body" style:list-style-name="L46">
      <style:paragraph-properties fo:margin-top="0cm" fo:margin-bottom="0cm" style:contextual-spacing="false"/>
    </style:style>
    <style:style style:name="P90" style:family="paragraph" style:parent-style-name="Text_20_body" style:list-style-name="L46"/>
    <style:style style:name="P91" style:family="paragraph" style:parent-style-name="Text_20_body" style:list-style-name="L47"/>
    <style:style style:name="P92" style:family="paragraph" style:parent-style-name="Text_20_body" style:list-style-name="L48">
      <style:paragraph-properties fo:margin-top="0cm" fo:margin-bottom="0cm" style:contextual-spacing="false"/>
    </style:style>
    <style:style style:name="P93" style:family="paragraph" style:parent-style-name="Text_20_body" style:list-style-name="L48"/>
    <style:style style:name="P94" style:family="paragraph" style:parent-style-name="Text_20_body" style:list-style-name="L49"/>
    <style:style style:name="P95" style:family="paragraph" style:parent-style-name="Text_20_body" style:list-style-name="L49">
      <style:paragraph-properties fo:margin-top="0cm" fo:margin-bottom="0cm" style:contextual-spacing="false"/>
    </style:style>
    <style:style style:name="P96" style:family="paragraph" style:parent-style-name="Text_20_body" style:list-style-name="L50"/>
    <style:style style:name="P97" style:family="paragraph" style:parent-style-name="Text_20_body" style:list-style-name="L50">
      <style:paragraph-properties fo:margin-top="0cm" fo:margin-bottom="0cm" style:contextual-spacing="false"/>
    </style:style>
    <style:style style:name="P98" style:family="paragraph" style:parent-style-name="Text_20_body" style:list-style-name="L51"/>
    <style:style style:name="P99" style:family="paragraph" style:parent-style-name="Text_20_body" style:list-style-name="L52"/>
    <style:style style:name="P100" style:family="paragraph" style:parent-style-name="Text_20_body" style:list-style-name="L53"/>
    <style:style style:name="P101" style:family="paragraph" style:parent-style-name="Text_20_body" style:list-style-name="L53">
      <style:paragraph-properties fo:margin-top="0cm" fo:margin-bottom="0cm" style:contextual-spacing="false"/>
    </style:style>
    <style:style style:name="P102" style:family="paragraph" style:parent-style-name="Text_20_body" style:list-style-name="L54"/>
    <style:style style:name="P103" style:family="paragraph" style:parent-style-name="Text_20_body" style:list-style-name="L54">
      <style:paragraph-properties fo:margin-top="0cm" fo:margin-bottom="0cm" style:contextual-spacing="false"/>
    </style:style>
    <style:style style:name="P104" style:family="paragraph" style:parent-style-name="Quotations" style:list-style-name="L54"/>
    <style:style style:name="P105" style:family="paragraph" style:parent-style-name="Text_20_body" style:list-style-name="L55"/>
    <style:style style:name="P106" style:family="paragraph" style:parent-style-name="Text_20_body" style:list-style-name="L55">
      <style:paragraph-properties fo:margin-top="0cm" fo:margin-bottom="0cm" style:contextual-spacing="false"/>
    </style:style>
    <style:style style:name="P107" style:family="paragraph" style:parent-style-name="Text_20_body" style:list-style-name="L56">
      <style:paragraph-properties fo:margin-top="0cm" fo:margin-bottom="0cm" style:contextual-spacing="false"/>
    </style:style>
    <style:style style:name="P108" style:family="paragraph" style:parent-style-name="Text_20_body" style:list-style-name="L56"/>
    <style:style style:name="P109" style:family="paragraph" style:parent-style-name="Text_20_body" style:list-style-name="L57">
      <style:paragraph-properties fo:margin-top="0cm" fo:margin-bottom="0cm" style:contextual-spacing="false"/>
    </style:style>
    <style:style style:name="P110" style:family="paragraph" style:parent-style-name="Text_20_body" style:list-style-name="L57"/>
    <style:style style:name="P111" style:family="paragraph" style:parent-style-name="Text_20_body" style:list-style-name="L58"/>
    <style:style style:name="P112" style:family="paragraph" style:parent-style-name="Text_20_body" style:list-style-name="L58">
      <style:paragraph-properties fo:margin-top="0cm" fo:margin-bottom="0cm" style:contextual-spacing="false"/>
    </style:style>
    <style:style style:name="P113" style:family="paragraph" style:parent-style-name="Text_20_body" style:list-style-name="L59"/>
    <style:style style:name="P114" style:family="paragraph" style:parent-style-name="Text_20_body" style:list-style-name="L59">
      <style:paragraph-properties fo:margin-top="0cm" fo:margin-bottom="0cm" style:contextual-spacing="false"/>
    </style:style>
    <style:style style:name="P115" style:family="paragraph" style:parent-style-name="Text_20_body" style:list-style-name="L60">
      <style:paragraph-properties fo:margin-top="0cm" fo:margin-bottom="0cm" style:contextual-spacing="false"/>
    </style:style>
    <style:style style:name="P116" style:family="paragraph" style:parent-style-name="Text_20_body" style:list-style-name="L60"/>
    <style:style style:name="P117" style:family="paragraph" style:parent-style-name="Text_20_body" style:list-style-name="L61"/>
    <style:style style:name="P118" style:family="paragraph" style:parent-style-name="Text_20_body" style:list-style-name="L61">
      <style:paragraph-properties fo:margin-top="0cm" fo:margin-bottom="0cm" style:contextual-spacing="false"/>
    </style:style>
    <style:style style:name="P119" style:family="paragraph" style:parent-style-name="Text_20_body" style:list-style-name="L62">
      <style:paragraph-properties fo:margin-top="0cm" fo:margin-bottom="0cm" style:contextual-spacing="false"/>
    </style:style>
    <style:style style:name="P120" style:family="paragraph" style:parent-style-name="Text_20_body" style:list-style-name="L62"/>
    <style:style style:name="P121" style:family="paragraph" style:parent-style-name="Text_20_body" style:list-style-name="L63">
      <style:paragraph-properties fo:margin-top="0cm" fo:margin-bottom="0cm" style:contextual-spacing="false"/>
    </style:style>
    <style:style style:name="P122" style:family="paragraph" style:parent-style-name="Text_20_body" style:list-style-name="L63"/>
    <style:style style:name="P123" style:family="paragraph" style:parent-style-name="Text_20_body" style:list-style-name="L64">
      <style:paragraph-properties fo:margin-top="0cm" fo:margin-bottom="0cm" style:contextual-spacing="false"/>
    </style:style>
    <style:style style:name="P124" style:family="paragraph" style:parent-style-name="Text_20_body" style:list-style-name="L64"/>
    <style:style style:name="P125" style:family="paragraph" style:parent-style-name="Text_20_body" style:list-style-name="L65">
      <style:paragraph-properties fo:margin-top="0cm" fo:margin-bottom="0cm" style:contextual-spacing="false"/>
    </style:style>
    <style:style style:name="P126" style:family="paragraph" style:parent-style-name="Text_20_body" style:list-style-name="L65"/>
    <style:style style:name="P127" style:family="paragraph" style:parent-style-name="Text_20_body" style:list-style-name="L66">
      <style:paragraph-properties fo:margin-top="0cm" fo:margin-bottom="0cm" style:contextual-spacing="false"/>
    </style:style>
    <style:style style:name="P128" style:family="paragraph" style:parent-style-name="Text_20_body" style:list-style-name="L66"/>
    <style:style style:name="P129" style:family="paragraph" style:parent-style-name="Text_20_body" style:list-style-name="L67">
      <style:paragraph-properties fo:margin-top="0cm" fo:margin-bottom="0cm" style:contextual-spacing="false"/>
    </style:style>
    <style:style style:name="P130" style:family="paragraph" style:parent-style-name="Text_20_body" style:list-style-name="L67"/>
    <style:style style:name="P131" style:family="paragraph" style:parent-style-name="Text_20_body" style:list-style-name="L68">
      <style:paragraph-properties fo:margin-top="0cm" fo:margin-bottom="0cm" style:contextual-spacing="false"/>
    </style:style>
    <style:style style:name="P132" style:family="paragraph" style:parent-style-name="Text_20_body" style:list-style-name="L68"/>
    <style:style style:name="P133" style:family="paragraph" style:parent-style-name="Text_20_body" style:list-style-name="L69">
      <style:paragraph-properties fo:margin-top="0cm" fo:margin-bottom="0cm" style:contextual-spacing="false"/>
    </style:style>
    <style:style style:name="P134" style:family="paragraph" style:parent-style-name="Text_20_body" style:list-style-name="L69"/>
    <style:style style:name="P135" style:family="paragraph" style:parent-style-name="Text_20_body" style:list-style-name="L70"/>
    <style:style style:name="P136" style:family="paragraph" style:parent-style-name="Text_20_body" style:list-style-name="L71">
      <style:paragraph-properties fo:margin-top="0cm" fo:margin-bottom="0cm" style:contextual-spacing="false"/>
    </style:style>
    <style:style style:name="P137" style:family="paragraph" style:parent-style-name="Text_20_body" style:list-style-name="L71"/>
    <style:style style:name="P138" style:family="paragraph" style:parent-style-name="Text_20_body" style:list-style-name="L72"/>
    <style:style style:name="P139" style:family="paragraph" style:parent-style-name="Text_20_body" style:list-style-name="L72">
      <style:paragraph-properties fo:margin-top="0cm" fo:margin-bottom="0cm" style:contextual-spacing="false"/>
    </style:style>
    <style:style style:name="P140" style:family="paragraph" style:parent-style-name="Text_20_body" style:list-style-name="L73"/>
    <style:style style:name="P141" style:family="paragraph" style:parent-style-name="Text_20_body" style:list-style-name="L73">
      <style:paragraph-properties fo:margin-top="0cm" fo:margin-bottom="0cm" style:contextual-spacing="false"/>
    </style:style>
    <style:style style:name="P142" style:family="paragraph" style:parent-style-name="Text_20_body" style:list-style-name="L74">
      <style:paragraph-properties fo:margin-top="0cm" fo:margin-bottom="0cm" style:contextual-spacing="false"/>
    </style:style>
    <style:style style:name="P143" style:family="paragraph" style:parent-style-name="Text_20_body" style:list-style-name="L74"/>
    <style:style style:name="P144" style:family="paragraph" style:parent-style-name="Text_20_body" style:list-style-name="L75"/>
    <style:style style:name="P145" style:family="paragraph" style:parent-style-name="Text_20_body" style:list-style-name="L75">
      <style:paragraph-properties fo:margin-top="0cm" fo:margin-bottom="0cm" style:contextual-spacing="false"/>
    </style:style>
    <style:style style:name="P146" style:family="paragraph" style:parent-style-name="Text_20_body" style:list-style-name="L76">
      <style:paragraph-properties fo:margin-top="0cm" fo:margin-bottom="0cm" style:contextual-spacing="false"/>
    </style:style>
    <style:style style:name="P147" style:family="paragraph" style:parent-style-name="Text_20_body" style:list-style-name="L76"/>
    <style:style style:name="P148" style:family="paragraph" style:parent-style-name="Text_20_body" style:list-style-name="L77">
      <style:paragraph-properties fo:margin-top="0cm" fo:margin-bottom="0cm" style:contextual-spacing="false"/>
    </style:style>
    <style:style style:name="P149" style:family="paragraph" style:parent-style-name="Text_20_body" style:list-style-name="L77"/>
    <style:style style:name="P150" style:family="paragraph" style:parent-style-name="Text_20_body" style:list-style-name="L78"/>
    <style:style style:name="P151" style:family="paragraph" style:parent-style-name="Text_20_body" style:list-style-name="L78">
      <style:paragraph-properties fo:margin-top="0cm" fo:margin-bottom="0cm" style:contextual-spacing="false"/>
    </style:style>
    <style:style style:name="P152" style:family="paragraph" style:parent-style-name="Text_20_body" style:list-style-name="L78">
      <style:paragraph-properties fo:margin-left="0cm" fo:margin-right="0cm" fo:margin-top="0cm" fo:margin-bottom="0cm" style:contextual-spacing="false" fo:text-indent="0cm" style:auto-text-indent="false"/>
    </style:style>
    <style:style style:name="P153" style:family="paragraph" style:parent-style-name="Text_20_body" style:list-style-name="L79"/>
    <style:style style:name="P154" style:family="paragraph" style:parent-style-name="Text_20_body" style:list-style-name="L79">
      <style:paragraph-properties fo:margin-top="0cm" fo:margin-bottom="0cm" style:contextual-spacing="false"/>
    </style:style>
    <style:style style:name="P155" style:family="paragraph" style:parent-style-name="Text_20_body" style:list-style-name="L80">
      <style:paragraph-properties fo:margin-top="0cm" fo:margin-bottom="0cm" style:contextual-spacing="false"/>
    </style:style>
    <style:style style:name="P156" style:family="paragraph" style:parent-style-name="Text_20_body" style:list-style-name="L80"/>
    <style:style style:name="P157" style:family="paragraph" style:parent-style-name="Text_20_body" style:list-style-name="L81"/>
    <style:style style:name="P158" style:family="paragraph" style:parent-style-name="Text_20_body" style:list-style-name="L81">
      <style:paragraph-properties fo:margin-top="0cm" fo:margin-bottom="0cm" style:contextual-spacing="false"/>
    </style:style>
    <style:style style:name="P159" style:family="paragraph" style:parent-style-name="Text_20_body" style:list-style-name="L82">
      <style:paragraph-properties fo:margin-top="0cm" fo:margin-bottom="0cm" style:contextual-spacing="false"/>
    </style:style>
    <style:style style:name="P160" style:family="paragraph" style:parent-style-name="Text_20_body" style:list-style-name="L82"/>
    <style:style style:name="P161" style:family="paragraph" style:parent-style-name="Text_20_body" style:list-style-name="L83"/>
    <style:style style:name="P162" style:family="paragraph" style:parent-style-name="Text_20_body" style:list-style-name="L83">
      <style:paragraph-properties fo:margin-top="0cm" fo:margin-bottom="0cm" style:contextual-spacing="false"/>
    </style:style>
    <style:style style:name="P163" style:family="paragraph" style:parent-style-name="Text_20_body" style:list-style-name="L84">
      <style:paragraph-properties fo:margin-top="0cm" fo:margin-bottom="0cm" style:contextual-spacing="false"/>
    </style:style>
    <style:style style:name="P164" style:family="paragraph" style:parent-style-name="Text_20_body" style:list-style-name="L84"/>
    <style:style style:name="P165" style:family="paragraph" style:parent-style-name="Text_20_body" style:list-style-name="L85"/>
    <style:style style:name="P166" style:family="paragraph" style:parent-style-name="Text_20_body" style:list-style-name="L85">
      <style:paragraph-properties fo:margin-top="0cm" fo:margin-bottom="0cm" style:contextual-spacing="false"/>
    </style:style>
    <style:style style:name="P167" style:family="paragraph" style:parent-style-name="Text_20_body" style:list-style-name="L86">
      <style:paragraph-properties fo:margin-top="0cm" fo:margin-bottom="0cm" style:contextual-spacing="false"/>
    </style:style>
    <style:style style:name="P168" style:family="paragraph" style:parent-style-name="Text_20_body" style:list-style-name="L86"/>
    <style:style style:name="P169" style:family="paragraph" style:parent-style-name="Text_20_body" style:list-style-name="L87">
      <style:paragraph-properties fo:margin-top="0cm" fo:margin-bottom="0cm" style:contextual-spacing="false"/>
    </style:style>
    <style:style style:name="P170" style:family="paragraph" style:parent-style-name="Text_20_body" style:list-style-name="L87"/>
    <style:style style:name="P171" style:family="paragraph" style:parent-style-name="Text_20_body" style:list-style-name="L88"/>
    <style:style style:name="P172" style:family="paragraph" style:parent-style-name="Text_20_body" style:list-style-name="L88">
      <style:paragraph-properties fo:margin-top="0cm" fo:margin-bottom="0cm" style:contextual-spacing="false"/>
    </style:style>
    <style:style style:name="P173" style:family="paragraph" style:parent-style-name="Text_20_body" style:list-style-name="L89"/>
    <style:style style:name="P174" style:family="paragraph" style:parent-style-name="Text_20_body" style:list-style-name="L89">
      <style:paragraph-properties fo:margin-top="0cm" fo:margin-bottom="0cm" style:contextual-spacing="false"/>
    </style:style>
    <style:style style:name="P175" style:family="paragraph" style:parent-style-name="Text_20_body" style:list-style-name="L90">
      <style:paragraph-properties fo:margin-top="0cm" fo:margin-bottom="0cm" style:contextual-spacing="false"/>
    </style:style>
    <style:style style:name="P176" style:family="paragraph" style:parent-style-name="Text_20_body" style:list-style-name="L90"/>
    <style:style style:name="P177" style:family="paragraph" style:parent-style-name="Text_20_body" style:list-style-name="L91"/>
    <style:style style:name="P178" style:family="paragraph" style:parent-style-name="Text_20_body" style:list-style-name="L91">
      <style:paragraph-properties fo:margin-top="0cm" fo:margin-bottom="0cm" style:contextual-spacing="false"/>
    </style:style>
    <style:style style:name="P179" style:family="paragraph" style:parent-style-name="Text_20_body" style:list-style-name="L92"/>
    <style:style style:name="P180" style:family="paragraph" style:parent-style-name="Text_20_body" style:list-style-name="L92">
      <style:paragraph-properties fo:margin-top="0cm" fo:margin-bottom="0cm" style:contextual-spacing="false"/>
    </style:style>
    <style:style style:name="P181" style:family="paragraph" style:parent-style-name="Text_20_body" style:list-style-name="L93"/>
    <style:style style:name="P182" style:family="paragraph" style:parent-style-name="Text_20_body" style:list-style-name="L93">
      <style:paragraph-properties fo:margin-top="0cm" fo:margin-bottom="0cm" style:contextual-spacing="false"/>
    </style:style>
    <style:style style:name="P183" style:family="paragraph" style:parent-style-name="Text_20_body" style:list-style-name="L94">
      <style:paragraph-properties fo:margin-top="0cm" fo:margin-bottom="0cm" style:contextual-spacing="false"/>
    </style:style>
    <style:style style:name="P184" style:family="paragraph" style:parent-style-name="Text_20_body" style:list-style-name="L94"/>
    <style:style style:name="P185" style:family="paragraph" style:parent-style-name="Text_20_body" style:list-style-name="L95">
      <style:paragraph-properties fo:margin-top="0cm" fo:margin-bottom="0cm" style:contextual-spacing="false"/>
    </style:style>
    <style:style style:name="P186" style:family="paragraph" style:parent-style-name="Text_20_body" style:list-style-name="L95"/>
    <style:style style:name="P187" style:family="paragraph" style:parent-style-name="Text_20_body" style:list-style-name="L96">
      <style:paragraph-properties fo:margin-top="0cm" fo:margin-bottom="0cm" style:contextual-spacing="false"/>
    </style:style>
    <style:style style:name="P188" style:family="paragraph" style:parent-style-name="Text_20_body" style:list-style-name="L96"/>
    <style:style style:name="P189" style:family="paragraph" style:parent-style-name="Text_20_body" style:list-style-name="L97">
      <style:paragraph-properties fo:margin-top="0cm" fo:margin-bottom="0cm" style:contextual-spacing="false"/>
    </style:style>
    <style:style style:name="P190" style:family="paragraph" style:parent-style-name="Text_20_body" style:list-style-name="L97"/>
    <style:style style:name="P191" style:family="paragraph" style:parent-style-name="Text_20_body" style:list-style-name="L98"/>
    <style:style style:name="P192" style:family="paragraph" style:parent-style-name="Text_20_body" style:list-style-name="L98">
      <style:paragraph-properties fo:margin-top="0cm" fo:margin-bottom="0cm" style:contextual-spacing="false"/>
    </style:style>
    <style:style style:name="P193" style:family="paragraph" style:parent-style-name="Text_20_body" style:list-style-name="L99"/>
    <style:style style:name="P194" style:family="paragraph" style:parent-style-name="Text_20_body" style:list-style-name="L99">
      <style:paragraph-properties fo:margin-top="0cm" fo:margin-bottom="0cm" style:contextual-spacing="false"/>
    </style:style>
    <style:style style:name="P195" style:family="paragraph" style:parent-style-name="Text_20_body" style:list-style-name="L100"/>
    <style:style style:name="P196" style:family="paragraph" style:parent-style-name="Text_20_body" style:list-style-name="L100">
      <style:paragraph-properties fo:margin-top="0cm" fo:margin-bottom="0cm" style:contextual-spacing="false"/>
    </style:style>
    <style:style style:name="P197" style:family="paragraph" style:parent-style-name="Text_20_body" style:list-style-name="L101"/>
    <style:style style:name="P198" style:family="paragraph" style:parent-style-name="Text_20_body" style:list-style-name="L101">
      <style:paragraph-properties fo:margin-top="0cm" fo:margin-bottom="0cm" style:contextual-spacing="false"/>
    </style:style>
    <style:style style:name="P199" style:family="paragraph" style:parent-style-name="Text_20_body" style:list-style-name="L102"/>
    <style:style style:name="P200" style:family="paragraph" style:parent-style-name="Text_20_body" style:list-style-name="L102">
      <style:paragraph-properties fo:margin-top="0cm" fo:margin-bottom="0cm" style:contextual-spacing="false"/>
    </style:style>
    <style:style style:name="P201" style:family="paragraph" style:parent-style-name="Text_20_body" style:list-style-name="L103">
      <style:paragraph-properties fo:margin-top="0cm" fo:margin-bottom="0cm" style:contextual-spacing="false"/>
    </style:style>
    <style:style style:name="P202" style:family="paragraph" style:parent-style-name="Text_20_body" style:list-style-name="L103"/>
    <style:style style:name="P203" style:family="paragraph" style:parent-style-name="Text_20_body" style:list-style-name="L104"/>
    <style:style style:name="P204" style:family="paragraph" style:parent-style-name="Text_20_body" style:list-style-name="L104">
      <style:paragraph-properties fo:margin-top="0cm" fo:margin-bottom="0cm" style:contextual-spacing="false"/>
    </style:style>
    <style:style style:name="P205" style:family="paragraph" style:parent-style-name="Text_20_body" style:list-style-name="L105"/>
    <style:style style:name="P206" style:family="paragraph" style:parent-style-name="Text_20_body" style:list-style-name="L105">
      <style:paragraph-properties fo:margin-top="0cm" fo:margin-bottom="0cm" style:contextual-spacing="false"/>
    </style:style>
    <style:style style:name="P207" style:family="paragraph" style:parent-style-name="Text_20_body" style:list-style-name="L106"/>
    <style:style style:name="P208" style:family="paragraph" style:parent-style-name="Text_20_body" style:list-style-name="L106">
      <style:paragraph-properties fo:margin-top="0cm" fo:margin-bottom="0cm" style:contextual-spacing="false"/>
    </style:style>
    <style:style style:name="P209" style:family="paragraph" style:parent-style-name="Text_20_body" style:list-style-name="L107">
      <style:paragraph-properties fo:margin-top="0cm" fo:margin-bottom="0cm" style:contextual-spacing="false"/>
    </style:style>
    <style:style style:name="P210" style:family="paragraph" style:parent-style-name="Text_20_body" style:list-style-name="L107"/>
    <style:style style:name="P211" style:family="paragraph" style:parent-style-name="Text_20_body" style:list-style-name="L108"/>
    <style:style style:name="P212" style:family="paragraph" style:parent-style-name="Text_20_body" style:list-style-name="L108">
      <style:paragraph-properties fo:margin-top="0cm" fo:margin-bottom="0cm" style:contextual-spacing="false"/>
    </style:style>
    <style:style style:name="P213" style:family="paragraph" style:parent-style-name="Text_20_body" style:list-style-name="L109"/>
    <style:style style:name="P214" style:family="paragraph" style:parent-style-name="Text_20_body" style:list-style-name="L109">
      <style:paragraph-properties fo:margin-top="0cm" fo:margin-bottom="0cm" style:contextual-spacing="false"/>
    </style:style>
    <style:style style:name="P215" style:family="paragraph" style:parent-style-name="Text_20_body" style:list-style-name="L110"/>
    <style:style style:name="P216" style:family="paragraph" style:parent-style-name="Text_20_body" style:list-style-name="L110">
      <style:paragraph-properties fo:margin-top="0cm" fo:margin-bottom="0cm" style:contextual-spacing="false"/>
    </style:style>
    <style:style style:name="P217" style:family="paragraph" style:parent-style-name="Text_20_body" style:list-style-name="L111">
      <style:paragraph-properties fo:margin-top="0cm" fo:margin-bottom="0cm" style:contextual-spacing="false"/>
    </style:style>
    <style:style style:name="P218" style:family="paragraph" style:parent-style-name="Text_20_body" style:list-style-name="L111"/>
    <style:style style:name="P219" style:family="paragraph" style:parent-style-name="Text_20_body" style:list-style-name="L112">
      <style:paragraph-properties fo:margin-top="0cm" fo:margin-bottom="0cm" style:contextual-spacing="false"/>
    </style:style>
    <style:style style:name="P220" style:family="paragraph" style:parent-style-name="Text_20_body" style:list-style-name="L112"/>
    <style:style style:name="P221" style:family="paragraph" style:parent-style-name="Text_20_body" style:list-style-name="L113"/>
    <style:style style:name="P222" style:family="paragraph" style:parent-style-name="Text_20_body" style:list-style-name="L113">
      <style:paragraph-properties fo:margin-top="0cm" fo:margin-bottom="0cm" style:contextual-spacing="false"/>
    </style:style>
    <style:style style:name="P223" style:family="paragraph" style:parent-style-name="Text_20_body" style:list-style-name="L114"/>
    <style:style style:name="P224" style:family="paragraph" style:parent-style-name="Text_20_body" style:list-style-name="L115"/>
    <style:style style:name="P225" style:family="paragraph" style:parent-style-name="Text_20_body" style:list-style-name="L115">
      <style:paragraph-properties fo:margin-top="0cm" fo:margin-bottom="0cm" style:contextual-spacing="false"/>
    </style:style>
    <style:style style:name="P226" style:family="paragraph" style:parent-style-name="Text_20_body" style:list-style-name="L116"/>
    <style:style style:name="P227" style:family="paragraph" style:parent-style-name="Text_20_body" style:list-style-name="L116">
      <style:paragraph-properties fo:margin-top="0cm" fo:margin-bottom="0cm" style:contextual-spacing="false"/>
    </style:style>
    <style:style style:name="P228" style:family="paragraph" style:parent-style-name="Text_20_body" style:list-style-name="L117">
      <style:paragraph-properties fo:margin-top="0cm" fo:margin-bottom="0cm" style:contextual-spacing="false"/>
    </style:style>
    <style:style style:name="P229" style:family="paragraph" style:parent-style-name="Text_20_body" style:list-style-name="L117"/>
    <style:style style:name="P230" style:family="paragraph" style:parent-style-name="Text_20_body" style:list-style-name="L118"/>
    <style:style style:name="P231" style:family="paragraph" style:parent-style-name="Text_20_body" style:list-style-name="L118">
      <style:paragraph-properties fo:margin-top="0cm" fo:margin-bottom="0cm" style:contextual-spacing="false"/>
    </style:style>
    <style:style style:name="P232" style:family="paragraph" style:parent-style-name="Text_20_body" style:list-style-name="L119"/>
    <style:style style:name="P233" style:family="paragraph" style:parent-style-name="Text_20_body" style:list-style-name="L119">
      <style:paragraph-properties fo:margin-top="0cm" fo:margin-bottom="0cm" style:contextual-spacing="false"/>
    </style:style>
    <style:style style:name="P234" style:family="paragraph" style:parent-style-name="Text_20_body" style:list-style-name="L120">
      <style:paragraph-properties fo:margin-top="0cm" fo:margin-bottom="0cm" style:contextual-spacing="false"/>
    </style:style>
    <style:style style:name="P235" style:family="paragraph" style:parent-style-name="Text_20_body" style:list-style-name="L120"/>
    <style:style style:name="P236" style:family="paragraph" style:parent-style-name="Text_20_body" style:list-style-name="L121">
      <style:paragraph-properties fo:margin-top="0cm" fo:margin-bottom="0cm" style:contextual-spacing="false"/>
    </style:style>
    <style:style style:name="P237" style:family="paragraph" style:parent-style-name="Text_20_body" style:list-style-name="L121"/>
    <style:style style:name="P238" style:family="paragraph" style:parent-style-name="Text_20_body" style:list-style-name="L122">
      <style:paragraph-properties fo:margin-top="0cm" fo:margin-bottom="0cm" style:contextual-spacing="false"/>
    </style:style>
    <style:style style:name="P239" style:family="paragraph" style:parent-style-name="Text_20_body" style:list-style-name="L122"/>
    <style:style style:name="P240" style:family="paragraph" style:parent-style-name="Text_20_body" style:list-style-name="L123">
      <style:paragraph-properties fo:margin-top="0cm" fo:margin-bottom="0cm" style:contextual-spacing="false"/>
    </style:style>
    <style:style style:name="P241" style:family="paragraph" style:parent-style-name="Text_20_body" style:list-style-name="L123"/>
    <style:style style:name="P242" style:family="paragraph" style:parent-style-name="Text_20_body" style:list-style-name="L124"/>
    <style:style style:name="P243" style:family="paragraph" style:parent-style-name="Text_20_body" style:list-style-name="L124">
      <style:paragraph-properties fo:margin-top="0cm" fo:margin-bottom="0cm" style:contextual-spacing="false"/>
    </style:style>
    <style:style style:name="P244" style:family="paragraph" style:parent-style-name="Text_20_body" style:list-style-name="L125"/>
    <style:style style:name="P245" style:family="paragraph" style:parent-style-name="Text_20_body" style:list-style-name="L126">
      <style:paragraph-properties fo:margin-top="0cm" fo:margin-bottom="0cm" style:contextual-spacing="false"/>
    </style:style>
    <style:style style:name="P246" style:family="paragraph" style:parent-style-name="Text_20_body" style:list-style-name="L126"/>
    <style:style style:name="P247" style:family="paragraph" style:parent-style-name="Text_20_body" style:list-style-name="L127"/>
    <style:style style:name="P248" style:family="paragraph" style:parent-style-name="Text_20_body" style:list-style-name="L127">
      <style:paragraph-properties fo:margin-top="0cm" fo:margin-bottom="0cm" style:contextual-spacing="false"/>
    </style:style>
    <style:style style:name="P249" style:family="paragraph" style:parent-style-name="Text_20_body" style:list-style-name="L128"/>
    <style:style style:name="P250" style:family="paragraph" style:parent-style-name="Text_20_body" style:list-style-name="L129">
      <style:paragraph-properties fo:margin-top="0cm" fo:margin-bottom="0cm" style:contextual-spacing="false"/>
    </style:style>
    <style:style style:name="P251" style:family="paragraph" style:parent-style-name="Text_20_body" style:list-style-name="L129"/>
    <style:style style:name="P252" style:family="paragraph" style:parent-style-name="Text_20_body" style:list-style-name="L130"/>
    <style:style style:name="P253" style:family="paragraph" style:parent-style-name="Text_20_body" style:list-style-name="L130">
      <style:paragraph-properties fo:margin-top="0cm" fo:margin-bottom="0cm" style:contextual-spacing="false"/>
    </style:style>
    <style:style style:name="P254" style:family="paragraph" style:parent-style-name="Text_20_body" style:list-style-name="L131">
      <style:paragraph-properties fo:margin-top="0cm" fo:margin-bottom="0cm" style:contextual-spacing="false"/>
    </style:style>
    <style:style style:name="P255" style:family="paragraph" style:parent-style-name="Text_20_body" style:list-style-name="L131"/>
    <style:style style:name="P256" style:family="paragraph" style:parent-style-name="Text_20_body" style:list-style-name="L132">
      <style:paragraph-properties fo:margin-top="0cm" fo:margin-bottom="0cm" style:contextual-spacing="false"/>
    </style:style>
    <style:style style:name="P257" style:family="paragraph" style:parent-style-name="Text_20_body" style:list-style-name="L132"/>
    <style:style style:name="P258" style:family="paragraph" style:parent-style-name="Text_20_body" style:list-style-name="L133"/>
    <style:style style:name="P259" style:family="paragraph" style:parent-style-name="Text_20_body" style:list-style-name="L134">
      <style:paragraph-properties fo:margin-top="0cm" fo:margin-bottom="0cm" style:contextual-spacing="false"/>
    </style:style>
    <style:style style:name="P260" style:family="paragraph" style:parent-style-name="Text_20_body" style:list-style-name="L134"/>
    <style:style style:name="P261" style:family="paragraph" style:parent-style-name="Text_20_body" style:list-style-name="L135"/>
    <style:style style:name="P262" style:family="paragraph" style:parent-style-name="Text_20_body" style:list-style-name="L135">
      <style:paragraph-properties fo:margin-top="0cm" fo:margin-bottom="0cm" style:contextual-spacing="false"/>
    </style:style>
    <style:style style:name="P263" style:family="paragraph" style:parent-style-name="Text_20_body" style:list-style-name="L136">
      <style:paragraph-properties fo:margin-top="0cm" fo:margin-bottom="0cm" style:contextual-spacing="false"/>
    </style:style>
    <style:style style:name="P264" style:family="paragraph" style:parent-style-name="Text_20_body" style:list-style-name="L136"/>
    <style:style style:name="P265" style:family="paragraph" style:parent-style-name="Text_20_body" style:list-style-name="L137">
      <style:paragraph-properties fo:margin-top="0cm" fo:margin-bottom="0cm" style:contextual-spacing="false"/>
    </style:style>
    <style:style style:name="P266" style:family="paragraph" style:parent-style-name="Text_20_body" style:list-style-name="L137"/>
    <style:style style:name="P267" style:family="paragraph" style:parent-style-name="Text_20_body" style:list-style-name="L138"/>
    <style:style style:name="P268" style:family="paragraph" style:parent-style-name="Text_20_body" style:list-style-name="L138">
      <style:paragraph-properties fo:margin-top="0cm" fo:margin-bottom="0cm" style:contextual-spacing="false"/>
    </style:style>
    <style:style style:name="P269" style:family="paragraph" style:parent-style-name="Text_20_body" style:list-style-name="L139"/>
    <style:style style:name="P270" style:family="paragraph" style:parent-style-name="Text_20_body" style:list-style-name="L139">
      <style:paragraph-properties fo:margin-top="0cm" fo:margin-bottom="0cm" style:contextual-spacing="false"/>
    </style:style>
    <style:style style:name="P271" style:family="paragraph" style:parent-style-name="Text_20_body" style:list-style-name="L140">
      <style:paragraph-properties fo:margin-top="0cm" fo:margin-bottom="0cm" style:contextual-spacing="false"/>
    </style:style>
    <style:style style:name="P272" style:family="paragraph" style:parent-style-name="Text_20_body" style:list-style-name="L140"/>
    <style:style style:name="P273" style:family="paragraph" style:parent-style-name="Text_20_body" style:list-style-name="L141"/>
    <style:style style:name="P274" style:family="paragraph" style:parent-style-name="Text_20_body" style:list-style-name="L141">
      <style:paragraph-properties fo:margin-top="0cm" fo:margin-bottom="0cm" style:contextual-spacing="false"/>
    </style:style>
    <style:style style:name="P275" style:family="paragraph" style:parent-style-name="Text_20_body" style:list-style-name="L142">
      <style:paragraph-properties fo:margin-top="0cm" fo:margin-bottom="0cm" style:contextual-spacing="false"/>
    </style:style>
    <style:style style:name="P276" style:family="paragraph" style:parent-style-name="Text_20_body" style:list-style-name="L142"/>
    <style:style style:name="P277" style:family="paragraph" style:parent-style-name="Text_20_body" style:list-style-name="L143">
      <style:paragraph-properties fo:margin-top="0cm" fo:margin-bottom="0cm" style:contextual-spacing="false"/>
    </style:style>
    <style:style style:name="P278" style:family="paragraph" style:parent-style-name="Text_20_body" style:list-style-name="L143"/>
    <style:style style:name="P279" style:family="paragraph" style:parent-style-name="Text_20_body" style:list-style-name="L144"/>
    <style:style style:name="P280" style:family="paragraph" style:parent-style-name="Text_20_body" style:list-style-name="L144">
      <style:paragraph-properties fo:margin-top="0cm" fo:margin-bottom="0cm" style:contextual-spacing="false"/>
    </style:style>
    <style:style style:name="P281" style:family="paragraph" style:parent-style-name="Text_20_body" style:list-style-name="L145"/>
    <style:style style:name="P282" style:family="paragraph" style:parent-style-name="Text_20_body" style:list-style-name="L145">
      <style:paragraph-properties fo:margin-top="0cm" fo:margin-bottom="0cm" style:contextual-spacing="false"/>
    </style:style>
    <style:style style:name="P283" style:family="paragraph" style:parent-style-name="Text_20_body" style:list-style-name="L146">
      <style:paragraph-properties fo:margin-top="0cm" fo:margin-bottom="0cm" style:contextual-spacing="false"/>
    </style:style>
    <style:style style:name="P284" style:family="paragraph" style:parent-style-name="Text_20_body" style:list-style-name="L146"/>
    <style:style style:name="P285" style:family="paragraph" style:parent-style-name="Text_20_body" style:list-style-name="L147">
      <style:paragraph-properties fo:margin-top="0cm" fo:margin-bottom="0cm" style:contextual-spacing="false"/>
    </style:style>
    <style:style style:name="P286" style:family="paragraph" style:parent-style-name="Text_20_body" style:list-style-name="L147"/>
    <style:style style:name="P287" style:family="paragraph" style:parent-style-name="Text_20_body" style:list-style-name="L148">
      <style:paragraph-properties fo:margin-top="0cm" fo:margin-bottom="0cm" style:contextual-spacing="false"/>
    </style:style>
    <style:style style:name="P288" style:family="paragraph" style:parent-style-name="Text_20_body" style:list-style-name="L148"/>
    <style:style style:name="P289" style:family="paragraph" style:parent-style-name="Text_20_body" style:list-style-name="L149">
      <style:paragraph-properties fo:margin-top="0cm" fo:margin-bottom="0cm" style:contextual-spacing="false"/>
    </style:style>
    <style:style style:name="P290" style:family="paragraph" style:parent-style-name="Text_20_body" style:list-style-name="L149"/>
    <style:style style:name="P291" style:family="paragraph" style:parent-style-name="Text_20_body" style:list-style-name="L150">
      <style:paragraph-properties fo:margin-top="0cm" fo:margin-bottom="0cm" style:contextual-spacing="false"/>
    </style:style>
    <style:style style:name="P292" style:family="paragraph" style:parent-style-name="Text_20_body" style:list-style-name="L150"/>
    <style:style style:name="P293" style:family="paragraph" style:parent-style-name="Text_20_body" style:list-style-name="L151">
      <style:paragraph-properties fo:margin-top="0cm" fo:margin-bottom="0cm" style:contextual-spacing="false"/>
    </style:style>
    <style:style style:name="P294" style:family="paragraph" style:parent-style-name="Text_20_body" style:list-style-name="L151"/>
    <style:style style:name="P295" style:family="paragraph" style:parent-style-name="Text_20_body" style:list-style-name="L152"/>
    <style:style style:name="P296" style:family="paragraph" style:parent-style-name="Text_20_body" style:list-style-name="L152">
      <style:paragraph-properties fo:margin-top="0cm" fo:margin-bottom="0cm" style:contextual-spacing="false"/>
    </style:style>
    <style:style style:name="P297" style:family="paragraph" style:parent-style-name="Text_20_body" style:list-style-name="L153">
      <style:paragraph-properties fo:margin-top="0cm" fo:margin-bottom="0cm" style:contextual-spacing="false"/>
    </style:style>
    <style:style style:name="P298" style:family="paragraph" style:parent-style-name="Text_20_body" style:list-style-name="L153"/>
    <style:style style:name="P299" style:family="paragraph" style:parent-style-name="Text_20_body" style:list-style-name="L154">
      <style:paragraph-properties fo:margin-top="0cm" fo:margin-bottom="0cm" style:contextual-spacing="false"/>
    </style:style>
    <style:style style:name="P300" style:family="paragraph" style:parent-style-name="Text_20_body" style:list-style-name="L154"/>
    <style:style style:name="P301" style:family="paragraph" style:parent-style-name="Text_20_body" style:list-style-name="L155">
      <style:paragraph-properties fo:margin-top="0cm" fo:margin-bottom="0cm" style:contextual-spacing="false"/>
    </style:style>
    <style:style style:name="P302" style:family="paragraph" style:parent-style-name="Text_20_body" style:list-style-name="L155"/>
    <style:style style:name="P303" style:family="paragraph" style:parent-style-name="Text_20_body" style:list-style-name="L156">
      <style:paragraph-properties fo:margin-top="0cm" fo:margin-bottom="0cm" style:contextual-spacing="false"/>
    </style:style>
    <style:style style:name="P304" style:family="paragraph" style:parent-style-name="Text_20_body" style:list-style-name="L156"/>
    <style:style style:name="P305" style:family="paragraph" style:parent-style-name="Text_20_body" style:list-style-name="L157">
      <style:paragraph-properties fo:margin-top="0cm" fo:margin-bottom="0cm" style:contextual-spacing="false"/>
    </style:style>
    <style:style style:name="P306" style:family="paragraph" style:parent-style-name="Text_20_body" style:list-style-name="L157"/>
    <style:style style:name="P307" style:family="paragraph" style:parent-style-name="Text_20_body" style:list-style-name="L158">
      <style:paragraph-properties fo:margin-top="0cm" fo:margin-bottom="0cm" style:contextual-spacing="false"/>
    </style:style>
    <style:style style:name="P308" style:family="paragraph" style:parent-style-name="Text_20_body" style:list-style-name="L158"/>
    <style:style style:name="P309" style:family="paragraph" style:parent-style-name="Text_20_body" style:list-style-name="L159"/>
    <style:style style:name="P310" style:family="paragraph" style:parent-style-name="Text_20_body" style:list-style-name="L159">
      <style:paragraph-properties fo:margin-top="0cm" fo:margin-bottom="0cm" style:contextual-spacing="false"/>
    </style:style>
    <style:style style:name="P311" style:family="paragraph" style:parent-style-name="Text_20_body" style:list-style-name="L160">
      <style:paragraph-properties fo:margin-top="0cm" fo:margin-bottom="0cm" style:contextual-spacing="false"/>
    </style:style>
    <style:style style:name="P312" style:family="paragraph" style:parent-style-name="Text_20_body" style:list-style-name="L160"/>
    <style:style style:name="P313" style:family="paragraph" style:parent-style-name="Text_20_body" style:list-style-name="L161">
      <style:paragraph-properties fo:margin-top="0cm" fo:margin-bottom="0cm" style:contextual-spacing="false"/>
    </style:style>
    <style:style style:name="P314" style:family="paragraph" style:parent-style-name="Text_20_body" style:list-style-name="L161"/>
    <style:style style:name="P315" style:family="paragraph" style:parent-style-name="Text_20_body" style:list-style-name="L162">
      <style:paragraph-properties fo:margin-top="0cm" fo:margin-bottom="0cm" style:contextual-spacing="false"/>
    </style:style>
    <style:style style:name="P316" style:family="paragraph" style:parent-style-name="Text_20_body" style:list-style-name="L162"/>
    <style:style style:name="P317" style:family="paragraph" style:parent-style-name="Text_20_body" style:list-style-name="L163">
      <style:paragraph-properties fo:margin-top="0cm" fo:margin-bottom="0cm" style:contextual-spacing="false"/>
    </style:style>
    <style:style style:name="P318" style:family="paragraph" style:parent-style-name="Text_20_body" style:list-style-name="L163"/>
    <style:style style:name="P319" style:family="paragraph" style:parent-style-name="Text_20_body" style:list-style-name="L164">
      <style:paragraph-properties fo:margin-top="0cm" fo:margin-bottom="0cm" style:contextual-spacing="false"/>
    </style:style>
    <style:style style:name="P320" style:family="paragraph" style:parent-style-name="Text_20_body" style:list-style-name="L164"/>
    <style:style style:name="P321" style:family="paragraph" style:parent-style-name="Text_20_body" style:list-style-name="L165"/>
    <style:style style:name="P322" style:family="paragraph" style:parent-style-name="Text_20_body" style:list-style-name="L165">
      <style:paragraph-properties fo:margin-top="0cm" fo:margin-bottom="0cm" style:contextual-spacing="false"/>
    </style:style>
    <style:style style:name="P323" style:family="paragraph" style:parent-style-name="Text_20_body" style:list-style-name="L166">
      <style:paragraph-properties fo:margin-top="0cm" fo:margin-bottom="0cm" style:contextual-spacing="false"/>
    </style:style>
    <style:style style:name="P324" style:family="paragraph" style:parent-style-name="Text_20_body" style:list-style-name="L166"/>
    <style:style style:name="P325" style:family="paragraph" style:parent-style-name="Text_20_body" style:list-style-name="L167">
      <style:paragraph-properties fo:margin-top="0cm" fo:margin-bottom="0cm" style:contextual-spacing="false"/>
    </style:style>
    <style:style style:name="P326" style:family="paragraph" style:parent-style-name="Text_20_body" style:list-style-name="L167"/>
    <style:style style:name="P327" style:family="paragraph" style:parent-style-name="Text_20_body" style:list-style-name="L168">
      <style:paragraph-properties fo:margin-top="0cm" fo:margin-bottom="0cm" style:contextual-spacing="false"/>
    </style:style>
    <style:style style:name="P328" style:family="paragraph" style:parent-style-name="Text_20_body" style:list-style-name="L168"/>
    <style:style style:name="P329" style:family="paragraph" style:parent-style-name="Text_20_body" style:list-style-name="L169">
      <style:paragraph-properties fo:margin-top="0cm" fo:margin-bottom="0cm" style:contextual-spacing="false"/>
    </style:style>
    <style:style style:name="P330" style:family="paragraph" style:parent-style-name="Text_20_body" style:list-style-name="L169"/>
    <style:style style:name="P331" style:family="paragraph" style:parent-style-name="Text_20_body" style:list-style-name="L170"/>
    <style:style style:name="P332" style:family="paragraph" style:parent-style-name="Text_20_body" style:list-style-name="L170">
      <style:paragraph-properties fo:margin-top="0cm" fo:margin-bottom="0cm" style:contextual-spacing="false"/>
    </style:style>
    <style:style style:name="P333" style:family="paragraph" style:parent-style-name="Text_20_body" style:list-style-name="L171">
      <style:paragraph-properties fo:margin-top="0cm" fo:margin-bottom="0cm" style:contextual-spacing="false"/>
    </style:style>
    <style:style style:name="P334" style:family="paragraph" style:parent-style-name="Text_20_body" style:list-style-name="L171"/>
    <style:style style:name="P335" style:family="paragraph" style:parent-style-name="Text_20_body" style:list-style-name="L172">
      <style:paragraph-properties fo:margin-top="0cm" fo:margin-bottom="0cm" style:contextual-spacing="false"/>
    </style:style>
    <style:style style:name="P336" style:family="paragraph" style:parent-style-name="Text_20_body" style:list-style-name="L172"/>
    <style:style style:name="P337" style:family="paragraph" style:parent-style-name="Text_20_body" style:list-style-name="L173"/>
    <style:style style:name="P338" style:family="paragraph" style:parent-style-name="Text_20_body" style:list-style-name="L173">
      <style:paragraph-properties fo:margin-top="0cm" fo:margin-bottom="0cm" style:contextual-spacing="false"/>
    </style:style>
    <style:style style:name="P339" style:family="paragraph" style:parent-style-name="Text_20_body" style:list-style-name="L174">
      <style:paragraph-properties fo:margin-top="0cm" fo:margin-bottom="0cm" style:contextual-spacing="false"/>
    </style:style>
    <style:style style:name="P340" style:family="paragraph" style:parent-style-name="Text_20_body" style:list-style-name="L174"/>
    <style:style style:name="P341" style:family="paragraph" style:parent-style-name="Text_20_body" style:list-style-name="L175"/>
    <style:style style:name="P342" style:family="paragraph" style:parent-style-name="Text_20_body" style:list-style-name="L175">
      <style:paragraph-properties fo:margin-top="0cm" fo:margin-bottom="0cm" style:contextual-spacing="false"/>
    </style:style>
    <style:style style:name="P343" style:family="paragraph" style:parent-style-name="Text_20_body" style:list-style-name="L176">
      <style:paragraph-properties fo:margin-top="0cm" fo:margin-bottom="0cm" style:contextual-spacing="false"/>
    </style:style>
    <style:style style:name="P344" style:family="paragraph" style:parent-style-name="Text_20_body" style:list-style-name="L176"/>
    <style:style style:name="P345" style:family="paragraph" style:parent-style-name="Text_20_body" style:list-style-name="L177"/>
    <style:style style:name="P346" style:family="paragraph" style:parent-style-name="Text_20_body" style:list-style-name="L177">
      <style:paragraph-properties fo:margin-top="0cm" fo:margin-bottom="0cm" style:contextual-spacing="false"/>
    </style:style>
    <style:style style:name="P347" style:family="paragraph" style:parent-style-name="Text_20_body" style:list-style-name="L178">
      <style:paragraph-properties fo:margin-top="0cm" fo:margin-bottom="0cm" style:contextual-spacing="false"/>
    </style:style>
    <style:style style:name="P348" style:family="paragraph" style:parent-style-name="Text_20_body" style:list-style-name="L178"/>
    <style:style style:name="P349" style:family="paragraph" style:parent-style-name="Text_20_body" style:list-style-name="L179">
      <style:paragraph-properties fo:margin-top="0cm" fo:margin-bottom="0cm" style:contextual-spacing="false"/>
    </style:style>
    <style:style style:name="P350" style:family="paragraph" style:parent-style-name="Text_20_body" style:list-style-name="L179"/>
    <style:style style:name="P351" style:family="paragraph" style:parent-style-name="Text_20_body" style:list-style-name="L180">
      <style:paragraph-properties fo:margin-top="0cm" fo:margin-bottom="0cm" style:contextual-spacing="false"/>
    </style:style>
    <style:style style:name="P352" style:family="paragraph" style:parent-style-name="Text_20_body" style:list-style-name="L180"/>
    <style:style style:name="P353" style:family="paragraph" style:parent-style-name="Quotations" style:list-style-name="L181">
      <style:paragraph-properties fo:margin-top="0cm" fo:margin-bottom="0cm" style:contextual-spacing="false"/>
    </style:style>
    <style:style style:name="P354" style:family="paragraph" style:parent-style-name="Quotations" style:list-style-name="L181"/>
    <style:style style:name="P355" style:family="paragraph" style:parent-style-name="Text_20_body" style:list-style-name="L182">
      <style:paragraph-properties fo:margin-top="0cm" fo:margin-bottom="0cm" style:contextual-spacing="false"/>
    </style:style>
    <style:style style:name="P356" style:family="paragraph" style:parent-style-name="Text_20_body" style:list-style-name="L182"/>
    <style:style style:name="P357" style:family="paragraph" style:parent-style-name="Text_20_body" style:list-style-name="L183">
      <style:paragraph-properties fo:margin-top="0cm" fo:margin-bottom="0cm" style:contextual-spacing="false"/>
    </style:style>
    <style:style style:name="P358" style:family="paragraph" style:parent-style-name="Text_20_body" style:list-style-name="L183"/>
    <style:style style:name="P359" style:family="paragraph" style:parent-style-name="Text_20_body" style:list-style-name="L184"/>
    <style:style style:name="P360" style:family="paragraph" style:parent-style-name="Preformatted_20_Text" style:list-style-name="L184">
      <style:paragraph-properties fo:margin-top="0cm" fo:margin-bottom="0.499cm" style:contextual-spacing="false"/>
    </style:style>
    <style:style style:name="P361" style:family="paragraph" style:parent-style-name="Text_20_body" style:list-style-name="L185">
      <style:paragraph-properties fo:margin-top="0cm" fo:margin-bottom="0cm" style:contextual-spacing="false"/>
    </style:style>
    <style:style style:name="P362" style:family="paragraph" style:parent-style-name="Text_20_body" style:list-style-name="L185"/>
    <style:style style:name="P363" style:family="paragraph" style:parent-style-name="Text_20_body" style:list-style-name="L186"/>
    <style:style style:name="P364" style:family="paragraph" style:parent-style-name="Preformatted_20_Text" style:list-style-name="L186">
      <style:paragraph-properties fo:margin-top="0cm" fo:margin-bottom="0.499cm" style:contextual-spacing="false"/>
    </style:style>
    <style:style style:name="P365" style:family="paragraph" style:parent-style-name="Text_20_body" style:list-style-name="L187">
      <style:paragraph-properties fo:margin-top="0cm" fo:margin-bottom="0cm" style:contextual-spacing="false"/>
    </style:style>
    <style:style style:name="P366" style:family="paragraph" style:parent-style-name="Text_20_body" style:list-style-name="L187"/>
    <style:style style:name="P367" style:family="paragraph" style:parent-style-name="Text_20_body" style:list-style-name="L188">
      <style:paragraph-properties fo:margin-top="0cm" fo:margin-bottom="0cm" style:contextual-spacing="false"/>
    </style:style>
    <style:style style:name="P368" style:family="paragraph" style:parent-style-name="Text_20_body" style:list-style-name="L188"/>
    <style:style style:name="P369" style:family="paragraph" style:parent-style-name="Text_20_body" style:list-style-name="L189"/>
    <style:style style:name="P370" style:family="paragraph" style:parent-style-name="Preformatted_20_Text" style:list-style-name="L189"/>
    <style:style style:name="P371" style:family="paragraph" style:parent-style-name="Preformatted_20_Text" style:list-style-name="L189">
      <style:paragraph-properties fo:margin-top="0cm" fo:margin-bottom="0.499cm" style:contextual-spacing="false"/>
    </style:style>
    <style:style style:name="P372" style:family="paragraph" style:parent-style-name="Preformatted_20_Text">
      <style:paragraph-properties fo:margin-top="0cm" fo:margin-bottom="0.499cm" style:contextual-spacing="false"/>
    </style:style>
    <style:style style:name="P373" style:family="paragraph" style:parent-style-name="Text_20_body" style:list-style-name="L190">
      <style:paragraph-properties fo:margin-top="0cm" fo:margin-bottom="0cm" style:contextual-spacing="false"/>
    </style:style>
    <style:style style:name="P374" style:family="paragraph" style:parent-style-name="Text_20_body" style:list-style-name="L190"/>
    <style:style style:name="P375" style:family="paragraph" style:parent-style-name="Text_20_body" style:list-style-name="L191">
      <style:paragraph-properties fo:margin-top="0cm" fo:margin-bottom="0cm" style:contextual-spacing="false"/>
    </style:style>
    <style:style style:name="P376" style:family="paragraph" style:parent-style-name="Text_20_body" style:list-style-name="L191"/>
    <style:style style:name="P377" style:family="paragraph" style:parent-style-name="Text_20_body" style:list-style-name="L192"/>
    <style:style style:name="P378" style:family="paragraph" style:parent-style-name="Text_20_body" style:list-style-name="L192">
      <style:paragraph-properties fo:margin-top="0cm" fo:margin-bottom="0cm" style:contextual-spacing="false"/>
    </style:style>
    <style:style style:name="P379" style:family="paragraph" style:parent-style-name="Text_20_body" style:list-style-name="L193"/>
    <style:style style:name="P380" style:family="paragraph" style:parent-style-name="Text_20_body" style:list-style-name="L194"/>
    <style:style style:name="P381" style:family="paragraph" style:parent-style-name="Text_20_body" style:list-style-name="L194">
      <style:paragraph-properties fo:margin-top="0cm" fo:margin-bottom="0cm" style:contextual-spacing="false"/>
    </style:style>
    <style:style style:name="P382" style:family="paragraph" style:parent-style-name="Text_20_body" style:list-style-name="L195">
      <style:paragraph-properties fo:margin-top="0cm" fo:margin-bottom="0cm" style:contextual-spacing="false"/>
    </style:style>
    <style:style style:name="P383" style:family="paragraph" style:parent-style-name="Text_20_body" style:list-style-name="L195"/>
    <style:style style:name="P384" style:family="paragraph" style:parent-style-name="Text_20_body" style:list-style-name="L196"/>
    <style:style style:name="P385" style:family="paragraph" style:parent-style-name="Preformatted_20_Text" style:list-style-name="L196">
      <style:paragraph-properties fo:margin-top="0cm" fo:margin-bottom="0.499cm" style:contextual-spacing="false"/>
    </style:style>
    <style:style style:name="P386" style:family="paragraph" style:parent-style-name="Text_20_body" style:list-style-name="L197">
      <style:paragraph-properties fo:margin-top="0cm" fo:margin-bottom="0cm" style:contextual-spacing="false"/>
    </style:style>
    <style:style style:name="P387" style:family="paragraph" style:parent-style-name="Text_20_body" style:list-style-name="L197"/>
    <style:style style:name="P388" style:family="paragraph" style:parent-style-name="Text_20_body" style:list-style-name="L198">
      <style:paragraph-properties fo:margin-top="0cm" fo:margin-bottom="0cm" style:contextual-spacing="false"/>
    </style:style>
    <style:style style:name="P389" style:family="paragraph" style:parent-style-name="Text_20_body" style:list-style-name="L198"/>
    <style:style style:name="P390" style:family="paragraph" style:parent-style-name="Text_20_body" style:list-style-name="L199"/>
    <style:style style:name="P391" style:family="paragraph" style:parent-style-name="Text_20_body" style:list-style-name="L199">
      <style:paragraph-properties fo:margin-top="0cm" fo:margin-bottom="0cm" style:contextual-spacing="false"/>
    </style:style>
    <style:style style:name="P392" style:family="paragraph" style:parent-style-name="Text_20_body" style:list-style-name="L200"/>
    <style:style style:name="P393" style:family="paragraph" style:parent-style-name="Text_20_body" style:list-style-name="L200">
      <style:paragraph-properties fo:margin-top="0cm" fo:margin-bottom="0cm" style:contextual-spacing="false"/>
    </style:style>
    <style:style style:name="P394" style:family="paragraph" style:parent-style-name="Text_20_body" style:list-style-name="L201">
      <style:paragraph-properties fo:margin-top="0cm" fo:margin-bottom="0cm" style:contextual-spacing="false"/>
    </style:style>
    <style:style style:name="P395" style:family="paragraph" style:parent-style-name="Text_20_body" style:list-style-name="L201"/>
    <style:style style:name="P396" style:family="paragraph" style:parent-style-name="Text_20_body" style:list-style-name="L202">
      <style:paragraph-properties fo:margin-top="0cm" fo:margin-bottom="0cm" style:contextual-spacing="false"/>
    </style:style>
    <style:style style:name="P397" style:family="paragraph" style:parent-style-name="Text_20_body" style:list-style-name="L202"/>
    <style:style style:name="P398" style:family="paragraph" style:parent-style-name="Text_20_body" style:list-style-name="L203">
      <style:paragraph-properties fo:margin-top="0cm" fo:margin-bottom="0cm" style:contextual-spacing="false"/>
    </style:style>
    <style:style style:name="P399" style:family="paragraph" style:parent-style-name="Text_20_body" style:list-style-name="L203"/>
    <style:style style:name="P400" style:family="paragraph" style:parent-style-name="Text_20_body" style:list-style-name="L204">
      <style:paragraph-properties fo:margin-top="0cm" fo:margin-bottom="0cm" style:contextual-spacing="false"/>
    </style:style>
    <style:style style:name="P401" style:family="paragraph" style:parent-style-name="Text_20_body" style:list-style-name="L204"/>
    <style:style style:name="P402" style:family="paragraph" style:parent-style-name="Text_20_body" style:list-style-name="L205">
      <style:paragraph-properties fo:margin-top="0cm" fo:margin-bottom="0cm" style:contextual-spacing="false"/>
    </style:style>
    <style:style style:name="P403" style:family="paragraph" style:parent-style-name="Text_20_body" style:list-style-name="L205"/>
    <style:style style:name="P404" style:family="paragraph" style:parent-style-name="Text_20_body" style:list-style-name="L206"/>
    <style:style style:name="P405" style:family="paragraph" style:parent-style-name="Text_20_body" style:list-style-name="L206">
      <style:paragraph-properties fo:margin-top="0cm" fo:margin-bottom="0cm" style:contextual-spacing="false"/>
    </style:style>
    <style:style style:name="P406" style:family="paragraph" style:parent-style-name="Text_20_body" style:list-style-name="L207">
      <style:paragraph-properties fo:margin-top="0cm" fo:margin-bottom="0cm" style:contextual-spacing="false"/>
    </style:style>
    <style:style style:name="P407" style:family="paragraph" style:parent-style-name="Text_20_body" style:list-style-name="L207"/>
    <style:style style:name="P408" style:family="paragraph" style:parent-style-name="Text_20_body" style:list-style-name="L208">
      <style:paragraph-properties fo:margin-top="0cm" fo:margin-bottom="0cm" style:contextual-spacing="false"/>
    </style:style>
    <style:style style:name="P409" style:family="paragraph" style:parent-style-name="Text_20_body" style:list-style-name="L208"/>
    <style:style style:name="P410" style:family="paragraph" style:parent-style-name="Text_20_body" style:list-style-name="L209">
      <style:paragraph-properties fo:margin-top="0cm" fo:margin-bottom="0cm" style:contextual-spacing="false"/>
    </style:style>
    <style:style style:name="P411" style:family="paragraph" style:parent-style-name="Text_20_body" style:list-style-name="L209"/>
    <style:style style:name="P412" style:family="paragraph" style:parent-style-name="Text_20_body" style:list-style-name="L210">
      <style:paragraph-properties fo:margin-top="0cm" fo:margin-bottom="0cm" style:contextual-spacing="false"/>
    </style:style>
    <style:style style:name="P413" style:family="paragraph" style:parent-style-name="Text_20_body" style:list-style-name="L210"/>
    <style:style style:name="P414" style:family="paragraph" style:parent-style-name="Text_20_body" style:list-style-name="L211">
      <style:paragraph-properties fo:margin-top="0cm" fo:margin-bottom="0cm" style:contextual-spacing="false"/>
    </style:style>
    <style:style style:name="P415" style:family="paragraph" style:parent-style-name="Text_20_body" style:list-style-name="L211"/>
    <style:style style:name="P416" style:family="paragraph" style:parent-style-name="Text_20_body" style:list-style-name="L212">
      <style:paragraph-properties fo:margin-top="0cm" fo:margin-bottom="0cm" style:contextual-spacing="false"/>
    </style:style>
    <style:style style:name="P417" style:family="paragraph" style:parent-style-name="Text_20_body" style:list-style-name="L212"/>
    <style:style style:name="P418" style:family="paragraph" style:parent-style-name="Text_20_body" style:list-style-name="L213">
      <style:paragraph-properties fo:margin-top="0cm" fo:margin-bottom="0cm" style:contextual-spacing="false"/>
    </style:style>
    <style:style style:name="P419" style:family="paragraph" style:parent-style-name="Text_20_body" style:list-style-name="L213"/>
    <style:style style:name="P420" style:family="paragraph" style:parent-style-name="Text_20_body" style:list-style-name="L214">
      <style:paragraph-properties fo:margin-top="0cm" fo:margin-bottom="0cm" style:contextual-spacing="false"/>
    </style:style>
    <style:style style:name="P421" style:family="paragraph" style:parent-style-name="Text_20_body" style:list-style-name="L214"/>
    <style:style style:name="P422" style:family="paragraph" style:parent-style-name="Text_20_body" style:list-style-name="L215"/>
    <style:style style:name="P423" style:family="paragraph" style:parent-style-name="Text_20_body" style:list-style-name="L216"/>
    <style:style style:name="P424" style:family="paragraph" style:parent-style-name="Text_20_body" style:list-style-name="L217"/>
    <style:style style:name="P425" style:family="paragraph" style:parent-style-name="Text_20_body" style:list-style-name="L218">
      <style:paragraph-properties fo:margin-top="0cm" fo:margin-bottom="0cm" style:contextual-spacing="false"/>
    </style:style>
    <style:style style:name="P426" style:family="paragraph" style:parent-style-name="Text_20_body" style:list-style-name="L218"/>
    <style:style style:name="P427" style:family="paragraph" style:parent-style-name="Text_20_body" style:list-style-name="L219"/>
    <style:style style:name="P428" style:family="paragraph" style:parent-style-name="Text_20_body" style:list-style-name="L220">
      <style:paragraph-properties fo:margin-top="0cm" fo:margin-bottom="0cm" style:contextual-spacing="false"/>
    </style:style>
    <style:style style:name="P429" style:family="paragraph" style:parent-style-name="Text_20_body" style:list-style-name="L220"/>
    <style:style style:name="P430" style:family="paragraph" style:parent-style-name="Text_20_body" style:list-style-name="L221"/>
    <style:style style:name="P431" style:family="paragraph" style:parent-style-name="Text_20_body" style:list-style-name="L221">
      <style:paragraph-properties fo:margin-top="0cm" fo:margin-bottom="0cm" style:contextual-spacing="false"/>
    </style:style>
    <style:style style:name="P432" style:family="paragraph" style:parent-style-name="Text_20_body" style:list-style-name="L222"/>
    <style:style style:name="P433" style:family="paragraph" style:parent-style-name="Text_20_body" style:list-style-name="L223">
      <style:paragraph-properties fo:margin-top="0cm" fo:margin-bottom="0cm" style:contextual-spacing="false"/>
    </style:style>
    <style:style style:name="P434" style:family="paragraph" style:parent-style-name="Text_20_body" style:list-style-name="L223"/>
    <style:style style:name="P435" style:family="paragraph" style:parent-style-name="Text_20_body" style:list-style-name="L224">
      <style:paragraph-properties fo:margin-top="0cm" fo:margin-bottom="0cm" style:contextual-spacing="false"/>
    </style:style>
    <style:style style:name="P436" style:family="paragraph" style:parent-style-name="Text_20_body" style:list-style-name="L224"/>
    <style:style style:name="P437" style:family="paragraph" style:parent-style-name="Text_20_body" style:list-style-name="L225"/>
    <style:style style:name="P438" style:family="paragraph" style:parent-style-name="Text_20_body" style:list-style-name="L226">
      <style:paragraph-properties fo:margin-top="0cm" fo:margin-bottom="0cm" style:contextual-spacing="false"/>
    </style:style>
    <style:style style:name="P439" style:family="paragraph" style:parent-style-name="Text_20_body" style:list-style-name="L226"/>
    <style:style style:name="P440" style:family="paragraph" style:parent-style-name="Text_20_body" style:list-style-name="L227"/>
    <style:style style:name="P441" style:family="paragraph" style:parent-style-name="Text_20_body" style:list-style-name="L227">
      <style:paragraph-properties fo:margin-top="0cm" fo:margin-bottom="0cm" style:contextual-spacing="false"/>
    </style:style>
    <style:style style:name="P442" style:family="paragraph" style:parent-style-name="Text_20_body" style:list-style-name="L228">
      <style:paragraph-properties fo:margin-top="0cm" fo:margin-bottom="0cm" style:contextual-spacing="false"/>
    </style:style>
    <style:style style:name="P443" style:family="paragraph" style:parent-style-name="Text_20_body" style:list-style-name="L228"/>
    <style:style style:name="P444" style:family="paragraph" style:parent-style-name="Text_20_body" style:list-style-name="L229">
      <style:paragraph-properties fo:margin-top="0cm" fo:margin-bottom="0cm" style:contextual-spacing="false"/>
    </style:style>
    <style:style style:name="P445" style:family="paragraph" style:parent-style-name="Text_20_body" style:list-style-name="L229"/>
    <style:style style:name="P446" style:family="paragraph" style:parent-style-name="Text_20_body" style:list-style-name="L230">
      <style:paragraph-properties fo:margin-top="0cm" fo:margin-bottom="0cm" style:contextual-spacing="false"/>
    </style:style>
    <style:style style:name="P447" style:family="paragraph" style:parent-style-name="Text_20_body" style:list-style-name="L230"/>
    <style:style style:name="P448" style:family="paragraph" style:parent-style-name="Text_20_body" style:list-style-name="L231"/>
    <style:style style:name="P449" style:family="paragraph" style:parent-style-name="Preformatted_20_Text" style:list-style-name="L231">
      <style:paragraph-properties fo:margin-top="0cm" fo:margin-bottom="0.499cm" style:contextual-spacing="false"/>
    </style:style>
    <style:style style:name="P450" style:family="paragraph" style:parent-style-name="Text_20_body" style:list-style-name="L231">
      <style:paragraph-properties fo:margin-top="0cm" fo:margin-bottom="0cm" style:contextual-spacing="false"/>
    </style:style>
    <style:style style:name="P451" style:family="paragraph" style:parent-style-name="Text_20_body" style:list-style-name="L232"/>
    <style:style style:name="P452" style:family="paragraph" style:parent-style-name="Text_20_body" style:list-style-name="L232">
      <style:paragraph-properties fo:margin-top="0cm" fo:margin-bottom="0cm" style:contextual-spacing="false"/>
    </style:style>
    <style:style style:name="P453" style:family="paragraph" style:parent-style-name="Text_20_body" style:list-style-name="L233"/>
    <style:style style:name="P454" style:family="paragraph" style:parent-style-name="Preformatted_20_Text" style:list-style-name="L233">
      <style:paragraph-properties fo:margin-top="0cm" fo:margin-bottom="0.499cm" style:contextual-spacing="false"/>
    </style:style>
    <style:style style:name="P455" style:family="paragraph" style:parent-style-name="Text_20_body" style:list-style-name="L234">
      <style:paragraph-properties fo:margin-top="0cm" fo:margin-bottom="0cm" style:contextual-spacing="false"/>
    </style:style>
    <style:style style:name="P456" style:family="paragraph" style:parent-style-name="Text_20_body" style:list-style-name="L234"/>
    <style:style style:name="P457" style:family="paragraph" style:parent-style-name="Text_20_body" style:list-style-name="L235"/>
    <style:style style:name="P458" style:family="paragraph" style:parent-style-name="Text_20_body" style:list-style-name="L236">
      <style:paragraph-properties fo:margin-top="0cm" fo:margin-bottom="0cm" style:contextual-spacing="false"/>
    </style:style>
    <style:style style:name="P459" style:family="paragraph" style:parent-style-name="Text_20_body" style:list-style-name="L236"/>
    <style:style style:name="P460" style:family="paragraph" style:parent-style-name="Text_20_body" style:list-style-name="L237">
      <style:paragraph-properties fo:margin-top="0cm" fo:margin-bottom="0cm" style:contextual-spacing="false"/>
    </style:style>
    <style:style style:name="P461" style:family="paragraph" style:parent-style-name="Text_20_body" style:list-style-name="L237"/>
    <style:style style:name="P462" style:family="paragraph" style:parent-style-name="Text_20_body" style:list-style-name="L238"/>
    <style:style style:name="P463" style:family="paragraph" style:parent-style-name="Text_20_body" style:list-style-name="L239">
      <style:paragraph-properties fo:margin-top="0cm" fo:margin-bottom="0cm" style:contextual-spacing="false"/>
    </style:style>
    <style:style style:name="P464" style:family="paragraph" style:parent-style-name="Text_20_body" style:list-style-name="L239"/>
    <style:style style:name="P465" style:family="paragraph" style:parent-style-name="Text_20_body" style:list-style-name="L240"/>
    <style:style style:name="P466" style:family="paragraph" style:parent-style-name="Text_20_body" style:list-style-name="L241"/>
    <style:style style:name="P467" style:family="paragraph" style:parent-style-name="Text_20_body" style:list-style-name="L242"/>
    <style:style style:name="P468" style:family="paragraph" style:parent-style-name="Text_20_body" style:list-style-name="L243">
      <style:paragraph-properties fo:margin-top="0cm" fo:margin-bottom="0cm" style:contextual-spacing="false"/>
    </style:style>
    <style:style style:name="P469" style:family="paragraph" style:parent-style-name="Text_20_body" style:list-style-name="L243"/>
    <style:style style:name="P470" style:family="paragraph" style:parent-style-name="Text_20_body" style:list-style-name="L244">
      <style:paragraph-properties fo:margin-top="0cm" fo:margin-bottom="0cm" style:contextual-spacing="false"/>
    </style:style>
    <style:style style:name="P471" style:family="paragraph" style:parent-style-name="Text_20_body" style:list-style-name="L244"/>
    <style:style style:name="P472" style:family="paragraph" style:parent-style-name="Text_20_body" style:list-style-name="L245"/>
    <style:style style:name="P473" style:family="paragraph" style:parent-style-name="Text_20_body" style:list-style-name="L245">
      <style:paragraph-properties fo:margin-top="0cm" fo:margin-bottom="0cm" style:contextual-spacing="false"/>
    </style:style>
    <style:style style:name="P474" style:family="paragraph" style:parent-style-name="Text_20_body" style:list-style-name="L246"/>
    <style:style style:name="P475" style:family="paragraph" style:parent-style-name="Text_20_body" style:list-style-name="L246">
      <style:paragraph-properties fo:margin-top="0cm" fo:margin-bottom="0cm" style:contextual-spacing="false"/>
    </style:style>
    <style:style style:name="P476" style:family="paragraph" style:parent-style-name="Text_20_body" style:list-style-name="L247"/>
    <style:style style:name="P477" style:family="paragraph" style:parent-style-name="Text_20_body" style:list-style-name="L247">
      <style:paragraph-properties fo:margin-top="0cm" fo:margin-bottom="0cm" style:contextual-spacing="false"/>
    </style:style>
    <style:style style:name="P478" style:family="paragraph" style:parent-style-name="Text_20_body" style:list-style-name="L248">
      <style:paragraph-properties fo:margin-top="0cm" fo:margin-bottom="0cm" style:contextual-spacing="false"/>
    </style:style>
    <style:style style:name="P479" style:family="paragraph" style:parent-style-name="Text_20_body" style:list-style-name="L248"/>
    <style:style style:name="P480" style:family="paragraph" style:parent-style-name="Text_20_body" style:list-style-name="L249"/>
    <style:style style:name="P481" style:family="paragraph" style:parent-style-name="Preformatted_20_Text" style:list-style-name="L249">
      <style:paragraph-properties fo:margin-top="0cm" fo:margin-bottom="0.499cm" style:contextual-spacing="false"/>
    </style:style>
    <style:style style:name="P482" style:family="paragraph" style:parent-style-name="Text_20_body" style:list-style-name="L249">
      <style:paragraph-properties fo:margin-top="0cm" fo:margin-bottom="0cm" style:contextual-spacing="false"/>
    </style:style>
    <style:style style:name="P483" style:family="paragraph" style:parent-style-name="Text_20_body" style:list-style-name="L250">
      <style:paragraph-properties fo:margin-top="0cm" fo:margin-bottom="0cm" style:contextual-spacing="false"/>
    </style:style>
    <style:style style:name="P484" style:family="paragraph" style:parent-style-name="Text_20_body" style:list-style-name="L250"/>
    <style:style style:name="P485" style:family="paragraph" style:parent-style-name="Text_20_body" style:list-style-name="L251">
      <style:paragraph-properties fo:margin-top="0cm" fo:margin-bottom="0cm" style:contextual-spacing="false"/>
    </style:style>
    <style:style style:name="P486" style:family="paragraph" style:parent-style-name="Text_20_body" style:list-style-name="L251"/>
    <style:style style:name="P487" style:family="paragraph" style:parent-style-name="Text_20_body" style:list-style-name="L252">
      <style:paragraph-properties fo:margin-top="0cm" fo:margin-bottom="0cm" style:contextual-spacing="false"/>
    </style:style>
    <style:style style:name="P488" style:family="paragraph" style:parent-style-name="Text_20_body" style:list-style-name="L252"/>
    <style:style style:name="P489" style:family="paragraph" style:parent-style-name="Text_20_body" style:list-style-name="L253"/>
    <style:style style:name="P490" style:family="paragraph" style:parent-style-name="Preformatted_20_Text" style:list-style-name="L253">
      <style:paragraph-properties fo:margin-top="0cm" fo:margin-bottom="0.499cm" style:contextual-spacing="false"/>
    </style:style>
    <style:style style:name="P491" style:family="paragraph" style:parent-style-name="Text_20_body" style:list-style-name="L253">
      <style:paragraph-properties fo:margin-top="0cm" fo:margin-bottom="0cm" style:contextual-spacing="false"/>
    </style:style>
    <style:style style:name="P492" style:family="paragraph" style:parent-style-name="Preformatted_20_Text" style:list-style-name="L253"/>
    <style:style style:name="P493" style:family="paragraph" style:parent-style-name="Text_20_body" style:list-style-name="L254">
      <style:paragraph-properties fo:margin-top="0cm" fo:margin-bottom="0cm" style:contextual-spacing="false"/>
    </style:style>
    <style:style style:name="P494" style:family="paragraph" style:parent-style-name="Text_20_body" style:list-style-name="L254"/>
    <style:style style:name="P495" style:family="paragraph" style:parent-style-name="Text_20_body" style:list-style-name="L255"/>
    <style:style style:name="P496" style:family="paragraph" style:parent-style-name="Text_20_body" style:list-style-name="L255">
      <style:paragraph-properties fo:margin-top="0cm" fo:margin-bottom="0cm" style:contextual-spacing="false"/>
    </style:style>
    <style:style style:name="P497" style:family="paragraph" style:parent-style-name="Text_20_body" style:list-style-name="L256"/>
    <style:style style:name="P498" style:family="paragraph" style:parent-style-name="Text_20_body" style:list-style-name="L257"/>
    <style:style style:name="P499" style:family="paragraph" style:parent-style-name="Text_20_body" style:list-style-name="L257">
      <style:paragraph-properties fo:margin-top="0cm" fo:margin-bottom="0cm" style:contextual-spacing="false"/>
    </style:style>
    <style:style style:name="P500" style:family="paragraph" style:parent-style-name="Text_20_body" style:list-style-name="L258">
      <style:paragraph-properties fo:margin-top="0cm" fo:margin-bottom="0cm" style:contextual-spacing="false"/>
    </style:style>
    <style:style style:name="P501" style:family="paragraph" style:parent-style-name="Text_20_body" style:list-style-name="L258"/>
    <style:style style:name="P502" style:family="paragraph" style:parent-style-name="Text_20_body" style:list-style-name="L259">
      <style:paragraph-properties fo:margin-top="0cm" fo:margin-bottom="0cm" style:contextual-spacing="false"/>
    </style:style>
    <style:style style:name="P503" style:family="paragraph" style:parent-style-name="Text_20_body" style:list-style-name="L259"/>
    <style:style style:name="P504" style:family="paragraph" style:parent-style-name="Text_20_body" style:list-style-name="L260"/>
    <style:style style:name="P505" style:family="paragraph" style:parent-style-name="Text_20_body" style:list-style-name="L260">
      <style:paragraph-properties fo:margin-top="0cm" fo:margin-bottom="0cm" style:contextual-spacing="false"/>
    </style:style>
    <style:style style:name="P506" style:family="paragraph" style:parent-style-name="Text_20_body" style:list-style-name="L261">
      <style:paragraph-properties fo:margin-top="0cm" fo:margin-bottom="0cm" style:contextual-spacing="false"/>
    </style:style>
    <style:style style:name="P507" style:family="paragraph" style:parent-style-name="Text_20_body" style:list-style-name="L261"/>
    <style:style style:name="P508" style:family="paragraph" style:parent-style-name="Text_20_body" style:list-style-name="L262"/>
    <style:style style:name="P509" style:family="paragraph" style:parent-style-name="Text_20_body" style:list-style-name="L262">
      <style:paragraph-properties fo:margin-top="0cm" fo:margin-bottom="0cm" style:contextual-spacing="false"/>
    </style:style>
    <style:style style:name="P510" style:family="paragraph" style:parent-style-name="Text_20_body" style:list-style-name="L263"/>
    <style:style style:name="P511" style:family="paragraph" style:parent-style-name="Text_20_body" style:list-style-name="L263">
      <style:paragraph-properties fo:margin-top="0cm" fo:margin-bottom="0cm" style:contextual-spacing="false"/>
    </style:style>
    <style:style style:name="P512" style:family="paragraph" style:parent-style-name="Text_20_body" style:list-style-name="L264"/>
    <style:style style:name="P513" style:family="paragraph" style:parent-style-name="Text_20_body" style:list-style-name="L264">
      <style:paragraph-properties fo:margin-top="0cm" fo:margin-bottom="0cm" style:contextual-spacing="false"/>
    </style:style>
    <style:style style:name="P514" style:family="paragraph" style:parent-style-name="Text_20_body" style:list-style-name="L265">
      <style:paragraph-properties fo:margin-top="0cm" fo:margin-bottom="0cm" style:contextual-spacing="false"/>
    </style:style>
    <style:style style:name="P515" style:family="paragraph" style:parent-style-name="Text_20_body" style:list-style-name="L265"/>
    <style:style style:name="P516" style:family="paragraph" style:parent-style-name="Text_20_body" style:list-style-name="L266">
      <style:paragraph-properties fo:margin-top="0cm" fo:margin-bottom="0cm" style:contextual-spacing="false"/>
    </style:style>
    <style:style style:name="P517" style:family="paragraph" style:parent-style-name="Text_20_body" style:list-style-name="L266"/>
    <style:style style:name="P518" style:family="paragraph" style:parent-style-name="Text_20_body" style:list-style-name="L267">
      <style:paragraph-properties fo:margin-top="0cm" fo:margin-bottom="0cm" style:contextual-spacing="false"/>
    </style:style>
    <style:style style:name="P519" style:family="paragraph" style:parent-style-name="Text_20_body" style:list-style-name="L267"/>
    <style:style style:name="P520" style:family="paragraph" style:parent-style-name="Text_20_body" style:list-style-name="L268">
      <style:paragraph-properties fo:margin-top="0cm" fo:margin-bottom="0cm" style:contextual-spacing="false"/>
    </style:style>
    <style:style style:name="P521" style:family="paragraph" style:parent-style-name="Text_20_body" style:list-style-name="L268"/>
    <style:style style:name="P522" style:family="paragraph" style:parent-style-name="Text_20_body" style:list-style-name="L269">
      <style:paragraph-properties fo:margin-top="0cm" fo:margin-bottom="0cm" style:contextual-spacing="false"/>
    </style:style>
    <style:style style:name="P523" style:family="paragraph" style:parent-style-name="Text_20_body" style:list-style-name="L269"/>
    <style:style style:name="P524" style:family="paragraph" style:parent-style-name="Text_20_body" style:list-style-name="L270">
      <style:paragraph-properties fo:margin-top="0cm" fo:margin-bottom="0cm" style:contextual-spacing="false"/>
    </style:style>
    <style:style style:name="P525" style:family="paragraph" style:parent-style-name="Text_20_body" style:list-style-name="L270"/>
    <style:style style:name="P526" style:family="paragraph" style:parent-style-name="Text_20_body" style:list-style-name="L271">
      <style:paragraph-properties fo:margin-top="0cm" fo:margin-bottom="0cm" style:contextual-spacing="false"/>
    </style:style>
    <style:style style:name="P527" style:family="paragraph" style:parent-style-name="Text_20_body" style:list-style-name="L271"/>
    <style:style style:name="P528" style:family="paragraph" style:parent-style-name="Text_20_body" style:list-style-name="L272">
      <style:paragraph-properties fo:margin-top="0cm" fo:margin-bottom="0cm" style:contextual-spacing="false"/>
    </style:style>
    <style:style style:name="P529" style:family="paragraph" style:parent-style-name="Text_20_body" style:list-style-name="L272"/>
    <style:style style:name="P530" style:family="paragraph" style:parent-style-name="Text_20_body" style:list-style-name="L273">
      <style:paragraph-properties fo:margin-top="0cm" fo:margin-bottom="0cm" style:contextual-spacing="false"/>
    </style:style>
    <style:style style:name="P531" style:family="paragraph" style:parent-style-name="Text_20_body" style:list-style-name="L273"/>
    <style:style style:name="P532" style:family="paragraph" style:parent-style-name="Text_20_body" style:list-style-name="L274"/>
    <style:style style:name="P533" style:family="paragraph" style:parent-style-name="Text_20_body" style:list-style-name="L274">
      <style:paragraph-properties fo:margin-top="0cm" fo:margin-bottom="0cm" style:contextual-spacing="false"/>
    </style:style>
    <style:style style:name="P534" style:family="paragraph" style:parent-style-name="Text_20_body" style:list-style-name="L275">
      <style:paragraph-properties fo:margin-top="0cm" fo:margin-bottom="0cm" style:contextual-spacing="false"/>
    </style:style>
    <style:style style:name="P535" style:family="paragraph" style:parent-style-name="Text_20_body" style:list-style-name="L275"/>
    <style:style style:name="P536" style:family="paragraph" style:parent-style-name="Text_20_body" style:list-style-name="L276">
      <style:paragraph-properties fo:margin-top="0cm" fo:margin-bottom="0cm" style:contextual-spacing="false"/>
    </style:style>
    <style:style style:name="P537" style:family="paragraph" style:parent-style-name="Text_20_body" style:list-style-name="L276"/>
    <style:style style:name="P538" style:family="paragraph" style:parent-style-name="Text_20_body" style:list-style-name="L277">
      <style:paragraph-properties fo:margin-top="0cm" fo:margin-bottom="0cm" style:contextual-spacing="false"/>
    </style:style>
    <style:style style:name="P539" style:family="paragraph" style:parent-style-name="Text_20_body" style:list-style-name="L277"/>
    <style:style style:name="P540" style:family="paragraph" style:parent-style-name="Text_20_body" style:list-style-name="L278">
      <style:paragraph-properties fo:margin-top="0cm" fo:margin-bottom="0cm" style:contextual-spacing="false"/>
    </style:style>
    <style:style style:name="P541" style:family="paragraph" style:parent-style-name="Text_20_body" style:list-style-name="L278"/>
    <style:style style:name="P542" style:family="paragraph" style:parent-style-name="Text_20_body" style:list-style-name="L279">
      <style:paragraph-properties fo:margin-top="0cm" fo:margin-bottom="0cm" style:contextual-spacing="false"/>
    </style:style>
    <style:style style:name="P543" style:family="paragraph" style:parent-style-name="Text_20_body" style:list-style-name="L279"/>
    <style:style style:name="P544" style:family="paragraph" style:parent-style-name="Text_20_body" style:list-style-name="L280">
      <style:paragraph-properties fo:margin-top="0cm" fo:margin-bottom="0cm" style:contextual-spacing="false"/>
    </style:style>
    <style:style style:name="P545" style:family="paragraph" style:parent-style-name="Text_20_body" style:list-style-name="L280"/>
    <style:style style:name="P546" style:family="paragraph" style:parent-style-name="Text_20_body" style:list-style-name="L281"/>
    <style:style style:name="P547" style:family="paragraph" style:parent-style-name="Text_20_body" style:list-style-name="L281">
      <style:paragraph-properties fo:margin-top="0cm" fo:margin-bottom="0cm" style:contextual-spacing="false"/>
    </style:style>
    <style:style style:name="P548" style:family="paragraph" style:parent-style-name="Preformatted_20_Text" style:list-style-name="L281"/>
    <style:style style:name="P549" style:family="paragraph" style:parent-style-name="Preformatted_20_Text" style:list-style-name="L281">
      <style:paragraph-properties fo:margin-top="0cm" fo:margin-bottom="0.499cm" style:contextual-spacing="false"/>
    </style:style>
    <style:style style:name="P550" style:family="paragraph" style:parent-style-name="Text_20_body" style:list-style-name="L282"/>
    <style:style style:name="P551" style:family="paragraph" style:parent-style-name="Text_20_body" style:list-style-name="L282">
      <style:paragraph-properties fo:margin-top="0cm" fo:margin-bottom="0cm" style:contextual-spacing="false"/>
    </style:style>
    <style:style style:name="P552" style:family="paragraph" style:parent-style-name="Text_20_body" style:list-style-name="L283">
      <style:paragraph-properties fo:margin-top="0cm" fo:margin-bottom="0cm" style:contextual-spacing="false"/>
    </style:style>
    <style:style style:name="P553" style:family="paragraph" style:parent-style-name="Text_20_body" style:list-style-name="L283"/>
    <style:style style:name="P554" style:family="paragraph" style:parent-style-name="Text_20_body" style:list-style-name="L284">
      <style:paragraph-properties fo:margin-top="0cm" fo:margin-bottom="0cm" style:contextual-spacing="false"/>
    </style:style>
    <style:style style:name="P555" style:family="paragraph" style:parent-style-name="Text_20_body" style:list-style-name="L284"/>
    <style:style style:name="P556" style:family="paragraph" style:parent-style-name="Text_20_body" style:list-style-name="L285">
      <style:paragraph-properties fo:margin-top="0cm" fo:margin-bottom="0cm" style:contextual-spacing="false"/>
    </style:style>
    <style:style style:name="P557" style:family="paragraph" style:parent-style-name="Text_20_body" style:list-style-name="L285"/>
    <style:style style:name="P558" style:family="paragraph" style:parent-style-name="Text_20_body" style:list-style-name="L286">
      <style:paragraph-properties fo:margin-top="0cm" fo:margin-bottom="0cm" style:contextual-spacing="false"/>
    </style:style>
    <style:style style:name="P559" style:family="paragraph" style:parent-style-name="Text_20_body" style:list-style-name="L286"/>
    <style:style style:name="P560" style:family="paragraph" style:parent-style-name="Text_20_body" style:list-style-name="L287"/>
    <style:style style:name="P561" style:family="paragraph" style:parent-style-name="Text_20_body" style:list-style-name="L287">
      <style:paragraph-properties fo:margin-top="0cm" fo:margin-bottom="0cm" style:contextual-spacing="false"/>
    </style:style>
    <style:style style:name="P562" style:family="paragraph" style:parent-style-name="Text_20_body" style:list-style-name="L288">
      <style:paragraph-properties fo:margin-top="0cm" fo:margin-bottom="0cm" style:contextual-spacing="false"/>
    </style:style>
    <style:style style:name="P563" style:family="paragraph" style:parent-style-name="Text_20_body" style:list-style-name="L288"/>
    <style:style style:name="P564" style:family="paragraph" style:parent-style-name="Text_20_body" style:list-style-name="L289"/>
    <style:style style:name="P565" style:family="paragraph" style:parent-style-name="Text_20_body" style:list-style-name="L289">
      <style:paragraph-properties fo:margin-top="0cm" fo:margin-bottom="0cm" style:contextual-spacing="false"/>
    </style:style>
    <style:style style:name="P566" style:family="paragraph" style:parent-style-name="Text_20_body" style:list-style-name="L290">
      <style:paragraph-properties fo:margin-top="0cm" fo:margin-bottom="0cm" style:contextual-spacing="false"/>
    </style:style>
    <style:style style:name="P567" style:family="paragraph" style:parent-style-name="Text_20_body" style:list-style-name="L290"/>
    <style:style style:name="P568" style:family="paragraph" style:parent-style-name="Text_20_body" style:list-style-name="L291">
      <style:paragraph-properties fo:margin-top="0cm" fo:margin-bottom="0cm" style:contextual-spacing="false"/>
    </style:style>
    <style:style style:name="P569" style:family="paragraph" style:parent-style-name="Text_20_body" style:list-style-name="L291"/>
    <style:style style:name="P570" style:family="paragraph" style:parent-style-name="Text_20_body" style:list-style-name="L292"/>
    <style:style style:name="P571" style:family="paragraph" style:parent-style-name="Text_20_body" style:list-style-name="L293">
      <style:paragraph-properties fo:margin-top="0cm" fo:margin-bottom="0cm" style:contextual-spacing="false"/>
    </style:style>
    <style:style style:name="P572" style:family="paragraph" style:parent-style-name="Text_20_body" style:list-style-name="L293"/>
    <style:style style:name="P573" style:family="paragraph" style:parent-style-name="Text_20_body" style:list-style-name="L294">
      <style:paragraph-properties fo:margin-top="0cm" fo:margin-bottom="0cm" style:contextual-spacing="false"/>
    </style:style>
    <style:style style:name="P574" style:family="paragraph" style:parent-style-name="Text_20_body" style:list-style-name="L294"/>
    <style:style style:name="P575" style:family="paragraph" style:parent-style-name="Text_20_body" style:list-style-name="L295">
      <style:paragraph-properties fo:margin-top="0cm" fo:margin-bottom="0cm" style:contextual-spacing="false"/>
    </style:style>
    <style:style style:name="P576" style:family="paragraph" style:parent-style-name="Text_20_body" style:list-style-name="L295"/>
    <style:style style:name="P577" style:family="paragraph" style:parent-style-name="Text_20_body" style:list-style-name="L296">
      <style:paragraph-properties fo:margin-top="0cm" fo:margin-bottom="0cm" style:contextual-spacing="false"/>
    </style:style>
    <style:style style:name="P578" style:family="paragraph" style:parent-style-name="Text_20_body" style:list-style-name="L296"/>
    <style:style style:name="P579" style:family="paragraph" style:parent-style-name="Text_20_body" style:list-style-name="L297"/>
    <style:style style:name="P580" style:family="paragraph" style:parent-style-name="Text_20_body" style:list-style-name="L297">
      <style:paragraph-properties fo:margin-top="0cm" fo:margin-bottom="0cm" style:contextual-spacing="false"/>
    </style:style>
    <style:style style:name="P581" style:family="paragraph" style:parent-style-name="Text_20_body" style:list-style-name="L298"/>
    <style:style style:name="P582" style:family="paragraph" style:parent-style-name="Text_20_body" style:list-style-name="L298">
      <style:paragraph-properties fo:margin-top="0cm" fo:margin-bottom="0cm" style:contextual-spacing="false"/>
    </style:style>
    <style:style style:name="P583" style:family="paragraph" style:parent-style-name="Text_20_body" style:list-style-name="L299"/>
    <style:style style:name="P584" style:family="paragraph" style:parent-style-name="Text_20_body" style:list-style-name="L299">
      <style:paragraph-properties fo:margin-top="0cm" fo:margin-bottom="0cm" style:contextual-spacing="false"/>
    </style:style>
    <style:style style:name="P585" style:family="paragraph" style:parent-style-name="Text_20_body" style:list-style-name="L300"/>
    <style:style style:name="P586" style:family="paragraph" style:parent-style-name="Text_20_body" style:list-style-name="L300">
      <style:paragraph-properties fo:margin-top="0cm" fo:margin-bottom="0cm" style:contextual-spacing="false"/>
    </style:style>
    <style:style style:name="P587" style:family="paragraph" style:parent-style-name="Text_20_body" style:list-style-name="L301"/>
    <style:style style:name="P588" style:family="paragraph" style:parent-style-name="Preformatted_20_Text" style:list-style-name="L301">
      <style:paragraph-properties fo:margin-top="0cm" fo:margin-bottom="0.499cm" style:contextual-spacing="false"/>
    </style:style>
    <style:style style:name="P589" style:family="paragraph" style:parent-style-name="Text_20_body" style:list-style-name="L301">
      <style:paragraph-properties fo:margin-top="0cm" fo:margin-bottom="0cm" style:contextual-spacing="false"/>
    </style:style>
    <style:style style:name="P590" style:family="paragraph" style:parent-style-name="Text_20_body" style:list-style-name="L302"/>
    <style:style style:name="P591" style:family="paragraph" style:parent-style-name="Preformatted_20_Text" style:list-style-name="L302">
      <style:paragraph-properties fo:margin-top="0cm" fo:margin-bottom="0.499cm" style:contextual-spacing="false"/>
    </style:style>
    <style:style style:name="P592" style:family="paragraph" style:parent-style-name="Text_20_body" style:list-style-name="L302">
      <style:paragraph-properties fo:margin-top="0cm" fo:margin-bottom="0cm" style:contextual-spacing="false"/>
    </style:style>
    <style:style style:name="P593" style:family="paragraph" style:parent-style-name="Text_20_body" style:list-style-name="L303"/>
    <style:style style:name="P594" style:family="paragraph" style:parent-style-name="Text_20_body" style:list-style-name="L303">
      <style:paragraph-properties fo:margin-top="0cm" fo:margin-bottom="0cm" style:contextual-spacing="false"/>
    </style:style>
    <style:style style:name="P595" style:family="paragraph" style:parent-style-name="Text_20_body" style:list-style-name="L304"/>
    <style:style style:name="P596" style:family="paragraph" style:parent-style-name="Text_20_body" style:list-style-name="L304">
      <style:paragraph-properties fo:margin-top="0cm" fo:margin-bottom="0cm" style:contextual-spacing="false"/>
    </style:style>
    <style:style style:name="P597" style:family="paragraph" style:parent-style-name="Text_20_body" style:list-style-name="L305"/>
    <style:style style:name="P598" style:family="paragraph" style:parent-style-name="Text_20_body" style:list-style-name="L305">
      <style:paragraph-properties fo:margin-top="0cm" fo:margin-bottom="0cm" style:contextual-spacing="false"/>
    </style:style>
    <style:style style:name="P599" style:family="paragraph" style:parent-style-name="Text_20_body" style:list-style-name="L306">
      <style:paragraph-properties fo:margin-top="0cm" fo:margin-bottom="0cm" style:contextual-spacing="false"/>
    </style:style>
    <style:style style:name="P600" style:family="paragraph" style:parent-style-name="Text_20_body" style:list-style-name="L306"/>
    <style:style style:name="P601" style:family="paragraph" style:parent-style-name="Text_20_body" style:list-style-name="L307">
      <style:paragraph-properties fo:margin-top="0cm" fo:margin-bottom="0cm" style:contextual-spacing="false"/>
    </style:style>
    <style:style style:name="P602" style:family="paragraph" style:parent-style-name="Text_20_body" style:list-style-name="L307"/>
    <style:style style:name="P603" style:family="paragraph" style:parent-style-name="Text_20_body" style:list-style-name="L308"/>
    <style:style style:name="P604" style:family="paragraph" style:parent-style-name="Text_20_body" style:list-style-name="L308">
      <style:paragraph-properties fo:margin-top="0cm" fo:margin-bottom="0cm" style:contextual-spacing="false"/>
    </style:style>
    <style:style style:name="P605" style:family="paragraph" style:parent-style-name="Text_20_body" style:list-style-name="L309">
      <style:paragraph-properties fo:margin-top="0cm" fo:margin-bottom="0cm" style:contextual-spacing="false"/>
    </style:style>
    <style:style style:name="P606" style:family="paragraph" style:parent-style-name="Text_20_body" style:list-style-name="L309"/>
    <style:style style:name="P607" style:family="paragraph" style:parent-style-name="Text_20_body" style:list-style-name="L310">
      <style:paragraph-properties fo:margin-top="0cm" fo:margin-bottom="0cm" style:contextual-spacing="false"/>
    </style:style>
    <style:style style:name="P608" style:family="paragraph" style:parent-style-name="Text_20_body" style:list-style-name="L310"/>
    <style:style style:name="P609" style:family="paragraph" style:parent-style-name="Text_20_body" style:list-style-name="L311"/>
    <style:style style:name="P610" style:family="paragraph" style:parent-style-name="Text_20_body" style:list-style-name="L312">
      <style:paragraph-properties fo:margin-top="0cm" fo:margin-bottom="0cm" style:contextual-spacing="false"/>
    </style:style>
    <style:style style:name="P611" style:family="paragraph" style:parent-style-name="Text_20_body" style:list-style-name="L312"/>
    <style:style style:name="P612" style:family="paragraph" style:parent-style-name="Text_20_body" style:list-style-name="L313">
      <style:paragraph-properties fo:margin-top="0cm" fo:margin-bottom="0cm" style:contextual-spacing="false"/>
    </style:style>
    <style:style style:name="P613" style:family="paragraph" style:parent-style-name="Text_20_body" style:list-style-name="L313"/>
    <style:style style:name="P614" style:family="paragraph" style:parent-style-name="Text_20_body" style:list-style-name="L314">
      <style:paragraph-properties fo:margin-top="0cm" fo:margin-bottom="0cm" style:contextual-spacing="false"/>
    </style:style>
    <style:style style:name="P615" style:family="paragraph" style:parent-style-name="Text_20_body" style:list-style-name="L314"/>
    <style:style style:name="P616" style:family="paragraph" style:parent-style-name="Text_20_body" style:list-style-name="L315"/>
    <style:style style:name="P617" style:family="paragraph" style:parent-style-name="Text_20_body" style:list-style-name="L316">
      <style:paragraph-properties fo:margin-top="0cm" fo:margin-bottom="0cm" style:contextual-spacing="false"/>
    </style:style>
    <style:style style:name="P618" style:family="paragraph" style:parent-style-name="Text_20_body" style:list-style-name="L316"/>
    <style:style style:name="P619" style:family="paragraph" style:parent-style-name="Text_20_body" style:list-style-name="L317">
      <style:paragraph-properties fo:margin-top="0cm" fo:margin-bottom="0cm" style:contextual-spacing="false"/>
    </style:style>
    <style:style style:name="P620" style:family="paragraph" style:parent-style-name="Text_20_body" style:list-style-name="L317"/>
    <style:style style:name="P621" style:family="paragraph" style:parent-style-name="Text_20_body" style:list-style-name="L318"/>
    <style:style style:name="P622" style:family="paragraph" style:parent-style-name="Text_20_body" style:list-style-name="L318">
      <style:paragraph-properties fo:margin-top="0cm" fo:margin-bottom="0cm" style:contextual-spacing="false"/>
    </style:style>
    <style:style style:name="P623" style:family="paragraph" style:parent-style-name="Text_20_body" style:list-style-name="L319">
      <style:paragraph-properties fo:margin-top="0cm" fo:margin-bottom="0cm" style:contextual-spacing="false"/>
    </style:style>
    <style:style style:name="P624" style:family="paragraph" style:parent-style-name="Text_20_body" style:list-style-name="L319"/>
    <style:style style:name="P625" style:family="paragraph" style:parent-style-name="Text_20_body" style:list-style-name="L320"/>
    <style:style style:name="P626" style:family="paragraph" style:parent-style-name="Text_20_body" style:list-style-name="L320">
      <style:paragraph-properties fo:margin-top="0cm" fo:margin-bottom="0cm" style:contextual-spacing="false"/>
    </style:style>
    <style:style style:name="P627" style:family="paragraph" style:parent-style-name="Text_20_body" style:list-style-name="L321"/>
    <style:style style:name="P628" style:family="paragraph" style:parent-style-name="Text_20_body" style:list-style-name="L321">
      <style:paragraph-properties fo:margin-top="0cm" fo:margin-bottom="0cm" style:contextual-spacing="false"/>
    </style:style>
    <style:style style:name="P629" style:family="paragraph" style:parent-style-name="Text_20_body" style:list-style-name="L322">
      <style:paragraph-properties fo:margin-top="0cm" fo:margin-bottom="0cm" style:contextual-spacing="false"/>
    </style:style>
    <style:style style:name="P630" style:family="paragraph" style:parent-style-name="Text_20_body" style:list-style-name="L322"/>
    <style:style style:name="P631" style:family="paragraph" style:parent-style-name="Text_20_body" style:list-style-name="L323">
      <style:paragraph-properties fo:margin-top="0cm" fo:margin-bottom="0cm" style:contextual-spacing="false"/>
    </style:style>
    <style:style style:name="P632" style:family="paragraph" style:parent-style-name="Text_20_body" style:list-style-name="L323"/>
    <style:style style:name="P633" style:family="paragraph" style:parent-style-name="Text_20_body" style:list-style-name="L324">
      <style:paragraph-properties fo:margin-top="0cm" fo:margin-bottom="0cm" style:contextual-spacing="false"/>
    </style:style>
    <style:style style:name="P634" style:family="paragraph" style:parent-style-name="Text_20_body" style:list-style-name="L324"/>
    <style:style style:name="P635" style:family="paragraph" style:parent-style-name="Text_20_body" style:list-style-name="L325"/>
    <style:style style:name="P636" style:family="paragraph" style:parent-style-name="Text_20_body" style:list-style-name="L325">
      <style:paragraph-properties fo:margin-top="0cm" fo:margin-bottom="0cm" style:contextual-spacing="false"/>
    </style:style>
    <style:style style:name="P637" style:family="paragraph" style:parent-style-name="Text_20_body" style:list-style-name="L326">
      <style:paragraph-properties fo:margin-top="0cm" fo:margin-bottom="0cm" style:contextual-spacing="false"/>
    </style:style>
    <style:style style:name="P638" style:family="paragraph" style:parent-style-name="Text_20_body" style:list-style-name="L326"/>
    <style:style style:name="P639" style:family="paragraph" style:parent-style-name="Text_20_body" style:list-style-name="L327"/>
    <style:style style:name="P640" style:family="paragraph" style:parent-style-name="Preformatted_20_Text" style:list-style-name="L327"/>
    <style:style style:name="P641" style:family="paragraph" style:parent-style-name="Preformatted_20_Text" style:list-style-name="L327">
      <style:paragraph-properties fo:margin-top="0cm" fo:margin-bottom="0.499cm" style:contextual-spacing="false"/>
    </style:style>
    <style:style style:name="P642" style:family="paragraph" style:parent-style-name="Text_20_body" style:list-style-name="L328"/>
    <style:style style:name="P643" style:family="paragraph" style:parent-style-name="Text_20_body" style:list-style-name="L329"/>
    <style:style style:name="P644" style:family="paragraph" style:parent-style-name="Text_20_body" style:list-style-name="L329">
      <style:paragraph-properties fo:margin-top="0cm" fo:margin-bottom="0cm" style:contextual-spacing="false"/>
    </style:style>
    <style:style style:name="P645" style:family="paragraph" style:parent-style-name="Text_20_body" style:list-style-name="L330"/>
    <style:style style:name="P646" style:family="paragraph" style:parent-style-name="Text_20_body" style:list-style-name="L330">
      <style:paragraph-properties fo:margin-top="0cm" fo:margin-bottom="0cm" style:contextual-spacing="false"/>
    </style:style>
    <style:style style:name="P647" style:family="paragraph" style:parent-style-name="Text_20_body" style:list-style-name="L331"/>
    <style:style style:name="P648" style:family="paragraph" style:parent-style-name="Text_20_body" style:list-style-name="L331">
      <style:paragraph-properties fo:margin-top="0cm" fo:margin-bottom="0cm" style:contextual-spacing="false"/>
    </style:style>
    <style:style style:name="P649" style:family="paragraph" style:parent-style-name="Text_20_body" style:list-style-name="L332">
      <style:paragraph-properties fo:margin-top="0cm" fo:margin-bottom="0cm" style:contextual-spacing="false"/>
    </style:style>
    <style:style style:name="P650" style:family="paragraph" style:parent-style-name="Text_20_body" style:list-style-name="L332"/>
    <style:style style:name="P651" style:family="paragraph" style:parent-style-name="Text_20_body" style:list-style-name="L333">
      <style:paragraph-properties fo:margin-top="0cm" fo:margin-bottom="0cm" style:contextual-spacing="false"/>
    </style:style>
    <style:style style:name="P652" style:family="paragraph" style:parent-style-name="Text_20_body" style:list-style-name="L333"/>
    <style:style style:name="P653" style:family="paragraph" style:parent-style-name="Text_20_body" style:list-style-name="L334"/>
    <style:style style:name="P654" style:family="paragraph" style:parent-style-name="Text_20_body" style:list-style-name="L334">
      <style:paragraph-properties fo:margin-top="0cm" fo:margin-bottom="0cm" style:contextual-spacing="false"/>
    </style:style>
    <style:style style:name="P655" style:family="paragraph" style:parent-style-name="Preformatted_20_Text" style:list-style-name="L334"/>
    <style:style style:name="P656" style:family="paragraph" style:parent-style-name="Preformatted_20_Text" style:list-style-name="L334">
      <style:paragraph-properties fo:margin-top="0cm" fo:margin-bottom="0.499cm" style:contextual-spacing="false"/>
    </style:style>
    <style:style style:name="P657" style:family="paragraph" style:parent-style-name="Text_20_body" style:list-style-name="L335"/>
    <style:style style:name="P658" style:family="paragraph" style:parent-style-name="Text_20_body" style:list-style-name="L335">
      <style:paragraph-properties fo:margin-top="0cm" fo:margin-bottom="0cm" style:contextual-spacing="false"/>
    </style:style>
    <style:style style:name="P659" style:family="paragraph" style:parent-style-name="Text_20_body" style:list-style-name="L336">
      <style:paragraph-properties fo:margin-top="0cm" fo:margin-bottom="0cm" style:contextual-spacing="false"/>
    </style:style>
    <style:style style:name="P660" style:family="paragraph" style:parent-style-name="Text_20_body" style:list-style-name="L336"/>
    <style:style style:name="P661" style:family="paragraph" style:parent-style-name="Text_20_body" style:list-style-name="L337">
      <style:paragraph-properties fo:margin-top="0cm" fo:margin-bottom="0cm" style:contextual-spacing="false"/>
    </style:style>
    <style:style style:name="P662" style:family="paragraph" style:parent-style-name="Text_20_body" style:list-style-name="L337"/>
    <style:style style:name="P663" style:family="paragraph" style:parent-style-name="Text_20_body" style:list-style-name="L338">
      <style:paragraph-properties fo:margin-top="0cm" fo:margin-bottom="0cm" style:contextual-spacing="false"/>
    </style:style>
    <style:style style:name="P664" style:family="paragraph" style:parent-style-name="Text_20_body" style:list-style-name="L338"/>
    <style:style style:name="P665" style:family="paragraph" style:parent-style-name="Text_20_body" style:list-style-name="L339">
      <style:paragraph-properties fo:margin-top="0cm" fo:margin-bottom="0cm" style:contextual-spacing="false"/>
    </style:style>
    <style:style style:name="P666" style:family="paragraph" style:parent-style-name="Text_20_body" style:list-style-name="L339"/>
    <style:style style:name="P667" style:family="paragraph" style:parent-style-name="Text_20_body" style:list-style-name="L340">
      <style:paragraph-properties fo:margin-top="0cm" fo:margin-bottom="0cm" style:contextual-spacing="false"/>
    </style:style>
    <style:style style:name="P668" style:family="paragraph" style:parent-style-name="Text_20_body" style:list-style-name="L340"/>
    <style:style style:name="P669" style:family="paragraph" style:parent-style-name="Text_20_body" style:list-style-name="L341"/>
    <style:style style:name="P670" style:family="paragraph" style:parent-style-name="Preformatted_20_Text" style:list-style-name="L341"/>
    <style:style style:name="P671" style:family="paragraph" style:parent-style-name="Preformatted_20_Text" style:list-style-name="L341">
      <style:paragraph-properties fo:margin-top="0cm" fo:margin-bottom="0.499cm" style:contextual-spacing="false"/>
    </style:style>
    <style:style style:name="P672" style:family="paragraph" style:parent-style-name="Text_20_body" style:list-style-name="L342"/>
    <style:style style:name="P673" style:family="paragraph" style:parent-style-name="Text_20_body" style:list-style-name="L342">
      <style:paragraph-properties fo:margin-top="0cm" fo:margin-bottom="0cm" style:contextual-spacing="false"/>
    </style:style>
    <style:style style:name="P674" style:family="paragraph" style:parent-style-name="Text_20_body" style:list-style-name="L343">
      <style:paragraph-properties fo:margin-top="0cm" fo:margin-bottom="0cm" style:contextual-spacing="false"/>
    </style:style>
    <style:style style:name="P675" style:family="paragraph" style:parent-style-name="Text_20_body" style:list-style-name="L343"/>
    <style:style style:name="P676" style:family="paragraph" style:parent-style-name="Text_20_body" style:list-style-name="L344">
      <style:paragraph-properties fo:margin-top="0cm" fo:margin-bottom="0cm" style:contextual-spacing="false"/>
    </style:style>
    <style:style style:name="P677" style:family="paragraph" style:parent-style-name="Text_20_body" style:list-style-name="L344"/>
    <style:style style:name="P678" style:family="paragraph" style:parent-style-name="Text_20_body" style:list-style-name="L345"/>
    <style:style style:name="P679" style:family="paragraph" style:parent-style-name="Text_20_body" style:list-style-name="L346">
      <style:paragraph-properties fo:margin-top="0cm" fo:margin-bottom="0cm" style:contextual-spacing="false"/>
    </style:style>
    <style:style style:name="P680" style:family="paragraph" style:parent-style-name="Text_20_body" style:list-style-name="L346"/>
    <style:style style:name="P681" style:family="paragraph" style:parent-style-name="Text_20_body" style:list-style-name="L347">
      <style:paragraph-properties fo:margin-top="0cm" fo:margin-bottom="0cm" style:contextual-spacing="false"/>
    </style:style>
    <style:style style:name="P682" style:family="paragraph" style:parent-style-name="Text_20_body" style:list-style-name="L347"/>
    <style:style style:name="P683" style:family="paragraph" style:parent-style-name="Text_20_body" style:list-style-name="L348"/>
    <style:style style:name="P684" style:family="paragraph" style:parent-style-name="Text_20_body" style:list-style-name="L349">
      <style:paragraph-properties fo:margin-top="0cm" fo:margin-bottom="0cm" style:contextual-spacing="false"/>
    </style:style>
    <style:style style:name="P685" style:family="paragraph" style:parent-style-name="Text_20_body" style:list-style-name="L349"/>
    <style:style style:name="P686" style:family="paragraph" style:parent-style-name="Text_20_body" style:list-style-name="L350"/>
    <style:style style:name="P687" style:family="paragraph" style:parent-style-name="Text_20_body" style:list-style-name="L350">
      <style:paragraph-properties fo:margin-top="0cm" fo:margin-bottom="0cm" style:contextual-spacing="false"/>
    </style:style>
    <style:style style:name="P688" style:family="paragraph" style:parent-style-name="Text_20_body" style:list-style-name="L351"/>
    <style:style style:name="P689" style:family="paragraph" style:parent-style-name="Preformatted_20_Text" style:list-style-name="L351">
      <style:paragraph-properties fo:margin-top="0cm" fo:margin-bottom="0.499cm" style:contextual-spacing="false"/>
    </style:style>
    <style:style style:name="P690" style:family="paragraph" style:parent-style-name="Text_20_body" style:list-style-name="L352">
      <style:paragraph-properties fo:margin-top="0cm" fo:margin-bottom="0cm" style:contextual-spacing="false"/>
    </style:style>
    <style:style style:name="P691" style:family="paragraph" style:parent-style-name="Text_20_body" style:list-style-name="L352"/>
    <style:style style:name="P692" style:family="paragraph" style:parent-style-name="Text_20_body" style:list-style-name="L353"/>
    <style:style style:name="P693" style:family="paragraph" style:parent-style-name="Preformatted_20_Text" style:list-style-name="L353">
      <style:paragraph-properties fo:margin-top="0cm" fo:margin-bottom="0.499cm" style:contextual-spacing="false"/>
    </style:style>
    <style:style style:name="P694" style:family="paragraph" style:parent-style-name="Text_20_body" style:list-style-name="L354">
      <style:paragraph-properties fo:margin-top="0cm" fo:margin-bottom="0cm" style:contextual-spacing="false"/>
    </style:style>
    <style:style style:name="P695" style:family="paragraph" style:parent-style-name="Text_20_body" style:list-style-name="L354"/>
    <style:style style:name="P696" style:family="paragraph" style:parent-style-name="Text_20_body" style:list-style-name="L355"/>
    <style:style style:name="P697" style:family="paragraph" style:parent-style-name="Text_20_body" style:list-style-name="L355">
      <style:paragraph-properties fo:margin-top="0cm" fo:margin-bottom="0cm" style:contextual-spacing="false"/>
    </style:style>
    <style:style style:name="P698" style:family="paragraph" style:parent-style-name="Text_20_body" style:list-style-name="L356"/>
    <style:style style:name="P699" style:family="paragraph" style:parent-style-name="Preformatted_20_Text" style:list-style-name="L356">
      <style:paragraph-properties fo:margin-top="0cm" fo:margin-bottom="0.499cm" style:contextual-spacing="false"/>
    </style:style>
    <style:style style:name="P700" style:family="paragraph" style:parent-style-name="Text_20_body" style:list-style-name="L356">
      <style:paragraph-properties fo:margin-top="0cm" fo:margin-bottom="0cm" style:contextual-spacing="false"/>
    </style:style>
    <style:style style:name="P701" style:family="paragraph" style:parent-style-name="Text_20_body" style:list-style-name="L357"/>
    <style:style style:name="P702" style:family="paragraph" style:parent-style-name="Text_20_body" style:list-style-name="L357">
      <style:paragraph-properties fo:margin-top="0cm" fo:margin-bottom="0cm" style:contextual-spacing="false"/>
    </style:style>
    <style:style style:name="P703" style:family="paragraph" style:parent-style-name="Text_20_body" style:list-style-name="L358"/>
    <style:style style:name="P704" style:family="paragraph" style:parent-style-name="Preformatted_20_Text" style:list-style-name="L358">
      <style:paragraph-properties fo:margin-top="0cm" fo:margin-bottom="0.499cm" style:contextual-spacing="false"/>
    </style:style>
    <style:style style:name="P705" style:family="paragraph" style:parent-style-name="Text_20_body" style:list-style-name="L359">
      <style:paragraph-properties fo:margin-top="0cm" fo:margin-bottom="0cm" style:contextual-spacing="false"/>
    </style:style>
    <style:style style:name="P706" style:family="paragraph" style:parent-style-name="Text_20_body" style:list-style-name="L359"/>
    <style:style style:name="P707" style:family="paragraph" style:parent-style-name="Text_20_body" style:list-style-name="L360"/>
    <style:style style:name="P708" style:family="paragraph" style:parent-style-name="Text_20_body" style:list-style-name="L360">
      <style:paragraph-properties fo:margin-top="0cm" fo:margin-bottom="0cm" style:contextual-spacing="false"/>
    </style:style>
    <style:style style:name="P709" style:family="paragraph" style:parent-style-name="Text_20_body" style:list-style-name="L361"/>
    <style:style style:name="P710" style:family="paragraph" style:parent-style-name="Text_20_body" style:list-style-name="L361">
      <style:paragraph-properties fo:margin-top="0cm" fo:margin-bottom="0cm" style:contextual-spacing="false"/>
    </style:style>
    <style:style style:name="P711" style:family="paragraph" style:parent-style-name="Text_20_body" style:list-style-name="L362">
      <style:paragraph-properties fo:margin-top="0cm" fo:margin-bottom="0cm" style:contextual-spacing="false"/>
    </style:style>
    <style:style style:name="P712" style:family="paragraph" style:parent-style-name="Text_20_body" style:list-style-name="L362"/>
    <style:style style:name="P713" style:family="paragraph" style:parent-style-name="Text_20_body" style:list-style-name="L363">
      <style:paragraph-properties fo:margin-top="0cm" fo:margin-bottom="0cm" style:contextual-spacing="false"/>
    </style:style>
    <style:style style:name="P714" style:family="paragraph" style:parent-style-name="Text_20_body" style:list-style-name="L363"/>
    <style:style style:name="P715" style:family="paragraph" style:parent-style-name="Text_20_body" style:list-style-name="L364"/>
    <style:style style:name="P716" style:family="paragraph" style:parent-style-name="Preformatted_20_Text" style:list-style-name="L364">
      <style:paragraph-properties fo:margin-top="0cm" fo:margin-bottom="0.499cm" style:contextual-spacing="false"/>
    </style:style>
    <style:style style:name="P717" style:family="paragraph" style:parent-style-name="Text_20_body" style:list-style-name="L365"/>
    <style:style style:name="P718" style:family="paragraph" style:parent-style-name="Text_20_body" style:list-style-name="L365">
      <style:paragraph-properties fo:margin-top="0cm" fo:margin-bottom="0cm" style:contextual-spacing="false"/>
    </style:style>
    <style:style style:name="P719" style:family="paragraph" style:parent-style-name="Quotations" style:list-style-name="L366">
      <style:paragraph-properties fo:margin-top="0cm" fo:margin-bottom="0cm" style:contextual-spacing="false"/>
    </style:style>
    <style:style style:name="P720" style:family="paragraph" style:parent-style-name="Quotations" style:list-style-name="L366"/>
    <style:style style:name="P721" style:family="paragraph" style:parent-style-name="Text_20_body" style:list-style-name="L367">
      <style:paragraph-properties fo:margin-top="0cm" fo:margin-bottom="0cm" style:contextual-spacing="false"/>
    </style:style>
    <style:style style:name="P722" style:family="paragraph" style:parent-style-name="Text_20_body" style:list-style-name="L367"/>
    <style:style style:name="P723" style:family="paragraph" style:parent-style-name="Text_20_body" style:list-style-name="L368">
      <style:paragraph-properties fo:margin-top="0cm" fo:margin-bottom="0cm" style:contextual-spacing="false"/>
    </style:style>
    <style:style style:name="P724" style:family="paragraph" style:parent-style-name="Text_20_body" style:list-style-name="L368"/>
    <style:style style:name="P725" style:family="paragraph" style:parent-style-name="Text_20_body" style:list-style-name="L369"/>
    <style:style style:name="P726" style:family="paragraph" style:parent-style-name="Preformatted_20_Text" style:list-style-name="L369"/>
    <style:style style:name="P727" style:family="paragraph" style:parent-style-name="Preformatted_20_Text" style:list-style-name="L369">
      <style:paragraph-properties fo:margin-top="0cm" fo:margin-bottom="0.499cm" style:contextual-spacing="false"/>
    </style:style>
    <style:style style:name="P728" style:family="paragraph" style:parent-style-name="Text_20_body" style:list-style-name="L370"/>
    <style:style style:name="P729" style:family="paragraph" style:parent-style-name="Preformatted_20_Text" style:list-style-name="L370">
      <style:paragraph-properties fo:margin-top="0cm" fo:margin-bottom="0.499cm" style:contextual-spacing="false"/>
    </style:style>
    <style:style style:name="P730" style:family="paragraph" style:parent-style-name="Text_20_body" style:list-style-name="L371"/>
    <style:style style:name="P731" style:family="paragraph" style:parent-style-name="Text_20_body" style:list-style-name="L372"/>
    <style:style style:name="P732" style:family="paragraph" style:parent-style-name="Preformatted_20_Text" style:list-style-name="L372">
      <style:paragraph-properties fo:margin-top="0cm" fo:margin-bottom="0.499cm" style:contextual-spacing="false"/>
    </style:style>
    <style:style style:name="P733" style:family="paragraph" style:parent-style-name="Text_20_body" style:list-style-name="L373"/>
    <style:style style:name="P734" style:family="paragraph" style:parent-style-name="Preformatted_20_Text" style:list-style-name="L373">
      <style:paragraph-properties fo:margin-top="0cm" fo:margin-bottom="0.499cm" style:contextual-spacing="false"/>
    </style:style>
    <style:style style:name="P735" style:family="paragraph" style:parent-style-name="Text_20_body" style:list-style-name="L374"/>
    <style:style style:name="P736" style:family="paragraph" style:parent-style-name="Text_20_body" style:list-style-name="L375"/>
    <style:style style:name="P737" style:family="paragraph" style:parent-style-name="Text_20_body" style:list-style-name="L376"/>
    <style:style style:name="P738" style:family="paragraph" style:parent-style-name="Text_20_body" style:list-style-name="L377"/>
    <style:style style:name="P739" style:family="paragraph" style:parent-style-name="Preformatted_20_Text" style:list-style-name="L377">
      <style:paragraph-properties fo:margin-top="0cm" fo:margin-bottom="0.499cm" style:contextual-spacing="false"/>
    </style:style>
    <style:style style:name="P740" style:family="paragraph" style:parent-style-name="Text_20_body" style:list-style-name="L378"/>
    <style:style style:name="P741" style:family="paragraph" style:parent-style-name="Text_20_body" style:list-style-name="L379">
      <style:paragraph-properties fo:margin-top="0cm" fo:margin-bottom="0cm" style:contextual-spacing="false"/>
    </style:style>
    <style:style style:name="P742" style:family="paragraph" style:parent-style-name="Text_20_body" style:list-style-name="L379"/>
    <style:style style:name="P743" style:family="paragraph" style:parent-style-name="Text_20_body" style:list-style-name="L380">
      <style:paragraph-properties fo:margin-top="0cm" fo:margin-bottom="0cm" style:contextual-spacing="false"/>
    </style:style>
    <style:style style:name="P744" style:family="paragraph" style:parent-style-name="Text_20_body" style:list-style-name="L380"/>
    <style:style style:name="P745" style:family="paragraph" style:parent-style-name="Text_20_body" style:list-style-name="L381"/>
    <style:style style:name="P746" style:family="paragraph" style:parent-style-name="Text_20_body" style:list-style-name="L382">
      <style:paragraph-properties fo:margin-top="0cm" fo:margin-bottom="0cm" style:contextual-spacing="false"/>
    </style:style>
    <style:style style:name="P747" style:family="paragraph" style:parent-style-name="Text_20_body" style:list-style-name="L382"/>
    <style:style style:name="P748" style:family="paragraph" style:parent-style-name="Text_20_body" style:list-style-name="L383"/>
    <style:style style:name="P749" style:family="paragraph" style:parent-style-name="Text_20_body" style:list-style-name="L383">
      <style:paragraph-properties fo:margin-top="0cm" fo:margin-bottom="0cm" style:contextual-spacing="false"/>
    </style:style>
    <style:style style:name="P750" style:family="paragraph" style:parent-style-name="Text_20_body" style:list-style-name="L384">
      <style:paragraph-properties fo:margin-top="0cm" fo:margin-bottom="0cm" style:contextual-spacing="false"/>
    </style:style>
    <style:style style:name="P751" style:family="paragraph" style:parent-style-name="Text_20_body" style:list-style-name="L384"/>
    <style:style style:name="P752" style:family="paragraph" style:parent-style-name="Text_20_body" style:list-style-name="L385">
      <style:paragraph-properties fo:margin-top="0cm" fo:margin-bottom="0cm" style:contextual-spacing="false"/>
    </style:style>
    <style:style style:name="P753" style:family="paragraph" style:parent-style-name="Text_20_body" style:list-style-name="L385"/>
    <style:style style:name="P754" style:family="paragraph" style:parent-style-name="Text_20_body" style:list-style-name="L386">
      <style:paragraph-properties fo:margin-top="0cm" fo:margin-bottom="0cm" style:contextual-spacing="false"/>
    </style:style>
    <style:style style:name="P755" style:family="paragraph" style:parent-style-name="Text_20_body" style:list-style-name="L386"/>
    <style:style style:name="P756" style:family="paragraph" style:parent-style-name="Text_20_body" style:list-style-name="L387">
      <style:paragraph-properties fo:margin-top="0cm" fo:margin-bottom="0cm" style:contextual-spacing="false"/>
    </style:style>
    <style:style style:name="P757" style:family="paragraph" style:parent-style-name="Text_20_body" style:list-style-name="L387"/>
    <style:style style:name="P758" style:family="paragraph" style:parent-style-name="Text_20_body" style:list-style-name="L388">
      <style:paragraph-properties fo:margin-top="0cm" fo:margin-bottom="0cm" style:contextual-spacing="false"/>
    </style:style>
    <style:style style:name="P759" style:family="paragraph" style:parent-style-name="Text_20_body" style:list-style-name="L388"/>
    <style:style style:name="P760" style:family="paragraph" style:parent-style-name="Text_20_body" style:list-style-name="L389">
      <style:paragraph-properties fo:margin-top="0cm" fo:margin-bottom="0cm" style:contextual-spacing="false"/>
    </style:style>
    <style:style style:name="P761" style:family="paragraph" style:parent-style-name="Text_20_body" style:list-style-name="L389"/>
    <style:style style:name="P762" style:family="paragraph" style:parent-style-name="Text_20_body" style:list-style-name="L390">
      <style:paragraph-properties fo:margin-top="0cm" fo:margin-bottom="0cm" style:contextual-spacing="false"/>
    </style:style>
    <style:style style:name="P763" style:family="paragraph" style:parent-style-name="Text_20_body" style:list-style-name="L390"/>
    <style:style style:name="P764" style:family="paragraph" style:parent-style-name="Text_20_body" style:list-style-name="L391">
      <style:paragraph-properties fo:margin-top="0cm" fo:margin-bottom="0cm" style:contextual-spacing="false"/>
    </style:style>
    <style:style style:name="P765" style:family="paragraph" style:parent-style-name="Text_20_body" style:list-style-name="L391"/>
    <style:style style:name="P766" style:family="paragraph" style:parent-style-name="Text_20_body" style:list-style-name="L392"/>
    <style:style style:name="P767" style:family="paragraph" style:parent-style-name="Text_20_body" style:list-style-name="L392">
      <style:paragraph-properties fo:margin-top="0cm" fo:margin-bottom="0cm" style:contextual-spacing="false"/>
    </style:style>
    <style:style style:name="P768" style:family="paragraph" style:parent-style-name="Text_20_body" style:list-style-name="L393">
      <style:paragraph-properties fo:margin-top="0cm" fo:margin-bottom="0cm" style:contextual-spacing="false"/>
    </style:style>
    <style:style style:name="P769" style:family="paragraph" style:parent-style-name="Text_20_body" style:list-style-name="L393"/>
    <style:style style:name="P770" style:family="paragraph" style:parent-style-name="Text_20_body" style:list-style-name="L394">
      <style:paragraph-properties fo:margin-top="0cm" fo:margin-bottom="0cm" style:contextual-spacing="false"/>
    </style:style>
    <style:style style:name="P771" style:family="paragraph" style:parent-style-name="Text_20_body" style:list-style-name="L394"/>
    <style:style style:name="P772" style:family="paragraph" style:parent-style-name="Text_20_body" style:list-style-name="L395">
      <style:paragraph-properties fo:margin-top="0cm" fo:margin-bottom="0cm" style:contextual-spacing="false"/>
    </style:style>
    <style:style style:name="P773" style:family="paragraph" style:parent-style-name="Text_20_body" style:list-style-name="L395"/>
    <style:style style:name="P774" style:family="paragraph" style:parent-style-name="Text_20_body" style:list-style-name="L396">
      <style:paragraph-properties fo:margin-top="0cm" fo:margin-bottom="0cm" style:contextual-spacing="false"/>
    </style:style>
    <style:style style:name="P775" style:family="paragraph" style:parent-style-name="Text_20_body" style:list-style-name="L396"/>
    <style:style style:name="P776" style:family="paragraph" style:parent-style-name="Text_20_body" style:list-style-name="L397">
      <style:paragraph-properties fo:margin-top="0cm" fo:margin-bottom="0cm" style:contextual-spacing="false"/>
    </style:style>
    <style:style style:name="P777" style:family="paragraph" style:parent-style-name="Text_20_body" style:list-style-name="L397"/>
    <style:style style:name="P778" style:family="paragraph" style:parent-style-name="Text_20_body" style:list-style-name="L398"/>
    <style:style style:name="P779" style:family="paragraph" style:parent-style-name="Text_20_body" style:list-style-name="L398">
      <style:paragraph-properties fo:margin-top="0cm" fo:margin-bottom="0cm" style:contextual-spacing="false"/>
    </style:style>
    <style:style style:name="P780" style:family="paragraph" style:parent-style-name="Text_20_body" style:list-style-name="L399">
      <style:paragraph-properties fo:margin-top="0cm" fo:margin-bottom="0cm" style:contextual-spacing="false"/>
    </style:style>
    <style:style style:name="P781" style:family="paragraph" style:parent-style-name="Text_20_body" style:list-style-name="L399"/>
    <style:style style:name="P782" style:family="paragraph" style:parent-style-name="Text_20_body" style:list-style-name="L400"/>
    <style:style style:name="P783" style:family="paragraph" style:parent-style-name="Text_20_body" style:list-style-name="L400">
      <style:paragraph-properties fo:margin-top="0cm" fo:margin-bottom="0cm" style:contextual-spacing="false"/>
    </style:style>
    <style:style style:name="P784" style:family="paragraph" style:parent-style-name="Text_20_body" style:list-style-name="L401">
      <style:paragraph-properties fo:margin-top="0cm" fo:margin-bottom="0cm" style:contextual-spacing="false"/>
    </style:style>
    <style:style style:name="P785" style:family="paragraph" style:parent-style-name="Text_20_body" style:list-style-name="L401"/>
    <style:style style:name="P786" style:family="paragraph" style:parent-style-name="Text_20_body" style:list-style-name="L402">
      <style:paragraph-properties fo:margin-top="0cm" fo:margin-bottom="0cm" style:contextual-spacing="false"/>
    </style:style>
    <style:style style:name="P787" style:family="paragraph" style:parent-style-name="Text_20_body" style:list-style-name="L402"/>
    <style:style style:name="P788" style:family="paragraph" style:parent-style-name="Text_20_body" style:list-style-name="L403"/>
    <style:style style:name="P789" style:family="paragraph" style:parent-style-name="Text_20_body" style:list-style-name="L403">
      <style:paragraph-properties fo:margin-top="0cm" fo:margin-bottom="0cm" style:contextual-spacing="false"/>
    </style:style>
    <style:style style:name="P790" style:family="paragraph" style:parent-style-name="Text_20_body" style:list-style-name="L404">
      <style:paragraph-properties fo:margin-top="0cm" fo:margin-bottom="0cm" style:contextual-spacing="false"/>
    </style:style>
    <style:style style:name="P791" style:family="paragraph" style:parent-style-name="Text_20_body" style:list-style-name="L404"/>
    <style:style style:name="P792" style:family="paragraph" style:parent-style-name="Text_20_body" style:list-style-name="L405"/>
    <style:style style:name="P793" style:family="paragraph" style:parent-style-name="Text_20_body" style:list-style-name="L405">
      <style:paragraph-properties fo:margin-top="0cm" fo:margin-bottom="0cm" style:contextual-spacing="false"/>
    </style:style>
    <style:style style:name="P794" style:family="paragraph" style:parent-style-name="Text_20_body" style:list-style-name="L406"/>
    <style:style style:name="P795" style:family="paragraph" style:parent-style-name="Text_20_body" style:list-style-name="L406">
      <style:paragraph-properties fo:margin-top="0cm" fo:margin-bottom="0cm" style:contextual-spacing="false"/>
    </style:style>
    <style:style style:name="P796" style:family="paragraph" style:parent-style-name="Text_20_body" style:list-style-name="L407"/>
    <style:style style:name="P797" style:family="paragraph" style:parent-style-name="Text_20_body" style:list-style-name="L407">
      <style:paragraph-properties fo:margin-top="0cm" fo:margin-bottom="0cm" style:contextual-spacing="false"/>
    </style:style>
    <style:style style:name="P798" style:family="paragraph" style:parent-style-name="Text_20_body" style:list-style-name="L408"/>
    <style:style style:name="P799" style:family="paragraph" style:parent-style-name="Text_20_body" style:list-style-name="L408">
      <style:paragraph-properties fo:margin-top="0cm" fo:margin-bottom="0cm" style:contextual-spacing="false"/>
    </style:style>
    <style:style style:name="P800" style:family="paragraph" style:parent-style-name="Text_20_body" style:list-style-name="L409">
      <style:paragraph-properties fo:margin-top="0cm" fo:margin-bottom="0cm" style:contextual-spacing="false"/>
    </style:style>
    <style:style style:name="P801" style:family="paragraph" style:parent-style-name="Text_20_body" style:list-style-name="L409"/>
    <style:style style:name="P802" style:family="paragraph" style:parent-style-name="Text_20_body" style:list-style-name="L410"/>
    <style:style style:name="P803" style:family="paragraph" style:parent-style-name="Text_20_body" style:list-style-name="L410">
      <style:paragraph-properties fo:margin-top="0cm" fo:margin-bottom="0cm" style:contextual-spacing="false"/>
    </style:style>
    <style:style style:name="P804" style:family="paragraph" style:parent-style-name="Text_20_body" style:list-style-name="L411"/>
    <style:style style:name="P805" style:family="paragraph" style:parent-style-name="Text_20_body" style:list-style-name="L411">
      <style:paragraph-properties fo:margin-top="0cm" fo:margin-bottom="0cm" style:contextual-spacing="false"/>
    </style:style>
    <style:style style:name="P806" style:family="paragraph" style:parent-style-name="Text_20_body" style:list-style-name="L412"/>
    <style:style style:name="P807" style:family="paragraph" style:parent-style-name="Text_20_body" style:list-style-name="L412">
      <style:paragraph-properties fo:margin-top="0cm" fo:margin-bottom="0cm" style:contextual-spacing="false"/>
    </style:style>
    <style:style style:name="P808" style:family="paragraph" style:parent-style-name="Text_20_body" style:list-style-name="L413"/>
    <style:style style:name="P809" style:family="paragraph" style:parent-style-name="Text_20_body" style:list-style-name="L413">
      <style:paragraph-properties fo:margin-top="0cm" fo:margin-bottom="0cm" style:contextual-spacing="false"/>
    </style:style>
    <style:style style:name="P810" style:family="paragraph" style:parent-style-name="Text_20_body" style:list-style-name="L414"/>
    <style:style style:name="P811" style:family="paragraph" style:parent-style-name="Text_20_body" style:list-style-name="L414">
      <style:paragraph-properties fo:margin-top="0cm" fo:margin-bottom="0cm" style:contextual-spacing="false"/>
    </style:style>
    <style:style style:name="P812" style:family="paragraph" style:parent-style-name="Text_20_body" style:list-style-name="L415"/>
    <style:style style:name="P813" style:family="paragraph" style:parent-style-name="Text_20_body" style:list-style-name="L415">
      <style:paragraph-properties fo:margin-top="0cm" fo:margin-bottom="0cm" style:contextual-spacing="false"/>
    </style:style>
    <style:style style:name="P814" style:family="paragraph" style:parent-style-name="Text_20_body" style:list-style-name="L416">
      <style:paragraph-properties fo:margin-top="0cm" fo:margin-bottom="0cm" style:contextual-spacing="false"/>
    </style:style>
    <style:style style:name="P815" style:family="paragraph" style:parent-style-name="Text_20_body" style:list-style-name="L416"/>
    <style:style style:name="P816" style:family="paragraph" style:parent-style-name="Text_20_body" style:list-style-name="L417">
      <style:paragraph-properties fo:margin-top="0cm" fo:margin-bottom="0cm" style:contextual-spacing="false"/>
    </style:style>
    <style:style style:name="P817" style:family="paragraph" style:parent-style-name="Text_20_body" style:list-style-name="L417"/>
    <style:style style:name="P818" style:family="paragraph" style:parent-style-name="Text_20_body" style:list-style-name="L418">
      <style:paragraph-properties fo:margin-top="0cm" fo:margin-bottom="0cm" style:contextual-spacing="false"/>
    </style:style>
    <style:style style:name="P819" style:family="paragraph" style:parent-style-name="Text_20_body" style:list-style-name="L418"/>
    <style:style style:name="P820" style:family="paragraph" style:parent-style-name="Text_20_body" style:list-style-name="L419">
      <style:paragraph-properties fo:margin-top="0cm" fo:margin-bottom="0cm" style:contextual-spacing="false"/>
    </style:style>
    <style:style style:name="P821" style:family="paragraph" style:parent-style-name="Text_20_body" style:list-style-name="L419"/>
    <style:style style:name="P822" style:family="paragraph" style:parent-style-name="Text_20_body" style:list-style-name="L420">
      <style:paragraph-properties fo:margin-top="0cm" fo:margin-bottom="0cm" style:contextual-spacing="false"/>
    </style:style>
    <style:style style:name="P823" style:family="paragraph" style:parent-style-name="Text_20_body" style:list-style-name="L420"/>
    <style:style style:name="P824" style:family="paragraph" style:parent-style-name="Text_20_body" style:list-style-name="L421"/>
    <style:style style:name="P825" style:family="paragraph" style:parent-style-name="Text_20_body" style:list-style-name="L421">
      <style:paragraph-properties fo:margin-top="0cm" fo:margin-bottom="0cm" style:contextual-spacing="false"/>
    </style:style>
    <style:style style:name="P826" style:family="paragraph" style:parent-style-name="Text_20_body" style:list-style-name="L422"/>
    <style:style style:name="P827" style:family="paragraph" style:parent-style-name="Text_20_body" style:list-style-name="L422">
      <style:paragraph-properties fo:margin-top="0cm" fo:margin-bottom="0cm" style:contextual-spacing="false"/>
    </style:style>
    <style:style style:name="P828" style:family="paragraph" style:parent-style-name="Text_20_body" style:list-style-name="L423">
      <style:paragraph-properties fo:margin-top="0cm" fo:margin-bottom="0cm" style:contextual-spacing="false"/>
    </style:style>
    <style:style style:name="P829" style:family="paragraph" style:parent-style-name="Text_20_body" style:list-style-name="L423"/>
    <style:style style:name="P830" style:family="paragraph" style:parent-style-name="Text_20_body" style:list-style-name="L424">
      <style:paragraph-properties fo:margin-top="0cm" fo:margin-bottom="0cm" style:contextual-spacing="false"/>
    </style:style>
    <style:style style:name="P831" style:family="paragraph" style:parent-style-name="Text_20_body" style:list-style-name="L424"/>
    <style:style style:name="P832" style:family="paragraph" style:parent-style-name="Text_20_body" style:list-style-name="L425">
      <style:paragraph-properties fo:margin-top="0cm" fo:margin-bottom="0cm" style:contextual-spacing="false"/>
    </style:style>
    <style:style style:name="P833" style:family="paragraph" style:parent-style-name="Text_20_body" style:list-style-name="L425"/>
    <style:style style:name="P834" style:family="paragraph" style:parent-style-name="Text_20_body" style:list-style-name="L426"/>
    <style:style style:name="P835" style:family="paragraph" style:parent-style-name="Text_20_body" style:list-style-name="L426">
      <style:paragraph-properties fo:margin-top="0cm" fo:margin-bottom="0cm" style:contextual-spacing="false"/>
    </style:style>
    <style:style style:name="P836" style:family="paragraph" style:parent-style-name="Text_20_body" style:list-style-name="L427"/>
    <style:style style:name="P837" style:family="paragraph" style:parent-style-name="Text_20_body" style:list-style-name="L427">
      <style:paragraph-properties fo:margin-top="0cm" fo:margin-bottom="0cm" style:contextual-spacing="false"/>
    </style:style>
    <style:style style:name="P838" style:family="paragraph" style:parent-style-name="Text_20_body" style:list-style-name="L428">
      <style:paragraph-properties fo:margin-top="0cm" fo:margin-bottom="0cm" style:contextual-spacing="false"/>
    </style:style>
    <style:style style:name="P839" style:family="paragraph" style:parent-style-name="Text_20_body" style:list-style-name="L428"/>
    <style:style style:name="P840" style:family="paragraph" style:parent-style-name="Text_20_body" style:list-style-name="L429"/>
    <style:style style:name="P841" style:family="paragraph" style:parent-style-name="Text_20_body" style:list-style-name="L429">
      <style:paragraph-properties fo:margin-top="0cm" fo:margin-bottom="0cm" style:contextual-spacing="false"/>
    </style:style>
    <style:style style:name="P842" style:family="paragraph" style:parent-style-name="Text_20_body" style:list-style-name="L430"/>
    <style:style style:name="P843" style:family="paragraph" style:parent-style-name="Text_20_body" style:list-style-name="L430">
      <style:paragraph-properties fo:margin-top="0cm" fo:margin-bottom="0cm" style:contextual-spacing="false"/>
    </style:style>
    <style:style style:name="P844" style:family="paragraph" style:parent-style-name="Text_20_body" style:list-style-name="L431">
      <style:paragraph-properties fo:margin-top="0cm" fo:margin-bottom="0cm" style:contextual-spacing="false"/>
    </style:style>
    <style:style style:name="P845" style:family="paragraph" style:parent-style-name="Text_20_body" style:list-style-name="L431"/>
    <style:style style:name="P846" style:family="paragraph" style:parent-style-name="Text_20_body" style:list-style-name="L432">
      <style:paragraph-properties fo:margin-top="0cm" fo:margin-bottom="0cm" style:contextual-spacing="false"/>
    </style:style>
    <style:style style:name="P847" style:family="paragraph" style:parent-style-name="Text_20_body" style:list-style-name="L432"/>
    <style:style style:name="P848" style:family="paragraph" style:parent-style-name="Text_20_body" style:list-style-name="L433"/>
    <style:style style:name="P849" style:family="paragraph" style:parent-style-name="Text_20_body" style:list-style-name="L433">
      <style:paragraph-properties fo:margin-top="0cm" fo:margin-bottom="0cm" style:contextual-spacing="false"/>
    </style:style>
    <style:style style:name="P850" style:family="paragraph" style:parent-style-name="Text_20_body" style:list-style-name="L434">
      <style:paragraph-properties fo:margin-top="0cm" fo:margin-bottom="0cm" style:contextual-spacing="false"/>
    </style:style>
    <style:style style:name="P851" style:family="paragraph" style:parent-style-name="Text_20_body" style:list-style-name="L434"/>
    <style:style style:name="P852" style:family="paragraph" style:parent-style-name="Text_20_body" style:list-style-name="L435"/>
    <style:style style:name="P853" style:family="paragraph" style:parent-style-name="Text_20_body" style:list-style-name="L436">
      <style:paragraph-properties fo:margin-top="0cm" fo:margin-bottom="0cm" style:contextual-spacing="false"/>
    </style:style>
    <style:style style:name="P854" style:family="paragraph" style:parent-style-name="Text_20_body" style:list-style-name="L436"/>
    <style:style style:name="P855" style:family="paragraph" style:parent-style-name="Text_20_body" style:list-style-name="L437">
      <style:paragraph-properties fo:margin-top="0cm" fo:margin-bottom="0cm" style:contextual-spacing="false"/>
    </style:style>
    <style:style style:name="P856" style:family="paragraph" style:parent-style-name="Text_20_body" style:list-style-name="L437"/>
    <style:style style:name="P857" style:family="paragraph" style:parent-style-name="Text_20_body" style:list-style-name="L438">
      <style:paragraph-properties fo:margin-top="0cm" fo:margin-bottom="0cm" style:contextual-spacing="false"/>
    </style:style>
    <style:style style:name="P858" style:family="paragraph" style:parent-style-name="Text_20_body" style:list-style-name="L438"/>
    <style:style style:name="P859" style:family="paragraph" style:parent-style-name="Text_20_body" style:list-style-name="L439"/>
    <style:style style:name="P860" style:family="paragraph" style:parent-style-name="Preformatted_20_Text" style:list-style-name="L439"/>
    <style:style style:name="P861" style:family="paragraph" style:parent-style-name="Preformatted_20_Text" style:list-style-name="L439">
      <style:paragraph-properties fo:margin-top="0cm" fo:margin-bottom="0.499cm" style:contextual-spacing="false"/>
    </style:style>
    <style:style style:name="P862" style:family="paragraph" style:parent-style-name="Text_20_body" style:list-style-name="L440"/>
    <style:style style:name="P863" style:family="paragraph" style:parent-style-name="Text_20_body" style:list-style-name="L440">
      <style:paragraph-properties fo:margin-top="0cm" fo:margin-bottom="0cm" style:contextual-spacing="false"/>
    </style:style>
    <style:style style:name="P864" style:family="paragraph" style:parent-style-name="Text_20_body" style:list-style-name="L441"/>
    <style:style style:name="P865" style:family="paragraph" style:parent-style-name="Text_20_body" style:list-style-name="L442"/>
    <style:style style:name="P866" style:family="paragraph" style:parent-style-name="Preformatted_20_Text" style:list-style-name="L442">
      <style:paragraph-properties fo:margin-top="0cm" fo:margin-bottom="0.499cm" style:contextual-spacing="false"/>
    </style:style>
    <style:style style:name="P867" style:family="paragraph" style:parent-style-name="Text_20_body" style:list-style-name="L443"/>
    <style:style style:name="P868" style:family="paragraph" style:parent-style-name="Preformatted_20_Text" style:list-style-name="L443"/>
    <style:style style:name="P869" style:family="paragraph" style:parent-style-name="Preformatted_20_Text" style:list-style-name="L443">
      <style:paragraph-properties fo:margin-top="0cm" fo:margin-bottom="0.499cm" style:contextual-spacing="false"/>
    </style:style>
    <style:style style:name="P870" style:family="paragraph" style:parent-style-name="Text_20_body" style:list-style-name="L444"/>
    <style:style style:name="P871" style:family="paragraph" style:parent-style-name="Preformatted_20_Text" style:list-style-name="L444">
      <style:paragraph-properties fo:margin-top="0cm" fo:margin-bottom="0.499cm" style:contextual-spacing="false"/>
    </style:style>
    <style:style style:name="P872" style:family="paragraph" style:parent-style-name="Text_20_body" style:list-style-name="L445"/>
    <style:style style:name="P873" style:family="paragraph" style:parent-style-name="Text_20_body" style:list-style-name="L446">
      <style:paragraph-properties fo:margin-top="0cm" fo:margin-bottom="0cm" style:contextual-spacing="false"/>
    </style:style>
    <style:style style:name="P874" style:family="paragraph" style:parent-style-name="Text_20_body" style:list-style-name="L446"/>
    <style:style style:name="P875" style:family="paragraph" style:parent-style-name="Text_20_body" style:list-style-name="L447"/>
    <style:style style:name="P876" style:family="paragraph" style:parent-style-name="Preformatted_20_Text" style:list-style-name="L447">
      <style:paragraph-properties fo:margin-top="0cm" fo:margin-bottom="0.499cm" style:contextual-spacing="false"/>
    </style:style>
    <style:style style:name="P877" style:family="paragraph" style:parent-style-name="Text_20_body" style:list-style-name="L448"/>
    <style:style style:name="P878" style:family="paragraph" style:parent-style-name="Preformatted_20_Text" style:list-style-name="L448"/>
    <style:style style:name="P879" style:family="paragraph" style:parent-style-name="Preformatted_20_Text" style:list-style-name="L448">
      <style:paragraph-properties fo:margin-top="0cm" fo:margin-bottom="0.499cm" style:contextual-spacing="false"/>
    </style:style>
    <style:style style:name="P880" style:family="paragraph" style:parent-style-name="Text_20_body" style:list-style-name="L449">
      <style:paragraph-properties fo:margin-top="0cm" fo:margin-bottom="0cm" style:contextual-spacing="false"/>
    </style:style>
    <style:style style:name="P881" style:family="paragraph" style:parent-style-name="Text_20_body" style:list-style-name="L449"/>
    <style:style style:name="P882" style:family="paragraph" style:parent-style-name="Text_20_body" style:list-style-name="L450"/>
    <style:style style:name="P883" style:family="paragraph" style:parent-style-name="Preformatted_20_Text" style:list-style-name="L450"/>
    <style:style style:name="P884" style:family="paragraph" style:parent-style-name="Preformatted_20_Text" style:list-style-name="L450">
      <style:paragraph-properties fo:margin-top="0cm" fo:margin-bottom="0.499cm" style:contextual-spacing="false"/>
    </style:style>
    <style:style style:name="P885" style:family="paragraph" style:parent-style-name="Text_20_body" style:list-style-name="L451">
      <style:paragraph-properties fo:margin-top="0cm" fo:margin-bottom="0cm" style:contextual-spacing="false"/>
    </style:style>
    <style:style style:name="P886" style:family="paragraph" style:parent-style-name="Text_20_body" style:list-style-name="L451"/>
    <style:style style:name="P887" style:family="paragraph" style:parent-style-name="Text_20_body" style:list-style-name="L452"/>
    <style:style style:name="P888" style:family="paragraph" style:parent-style-name="Text_20_body" style:list-style-name="L452">
      <style:paragraph-properties fo:margin-top="0cm" fo:margin-bottom="0cm" style:contextual-spacing="false"/>
    </style:style>
    <style:style style:name="P889" style:family="paragraph" style:parent-style-name="Text_20_body" style:list-style-name="L453"/>
    <style:style style:name="P890" style:family="paragraph" style:parent-style-name="Text_20_body" style:list-style-name="L453">
      <style:paragraph-properties fo:margin-top="0cm" fo:margin-bottom="0cm" style:contextual-spacing="false"/>
    </style:style>
    <style:style style:name="P891" style:family="paragraph" style:parent-style-name="Text_20_body" style:list-style-name="L454"/>
    <style:style style:name="P892" style:family="paragraph" style:parent-style-name="Text_20_body" style:list-style-name="L454">
      <style:paragraph-properties fo:margin-top="0cm" fo:margin-bottom="0cm" style:contextual-spacing="false"/>
    </style:style>
    <style:style style:name="P893" style:family="paragraph" style:parent-style-name="Text_20_body" style:list-style-name="L455">
      <style:paragraph-properties fo:margin-top="0cm" fo:margin-bottom="0cm" style:contextual-spacing="false"/>
    </style:style>
    <style:style style:name="P894" style:family="paragraph" style:parent-style-name="Text_20_body" style:list-style-name="L455"/>
    <style:style style:name="P895" style:family="paragraph" style:parent-style-name="Text_20_body" style:list-style-name="L456">
      <style:paragraph-properties fo:margin-top="0cm" fo:margin-bottom="0cm" style:contextual-spacing="false"/>
    </style:style>
    <style:style style:name="P896" style:family="paragraph" style:parent-style-name="Text_20_body" style:list-style-name="L456"/>
    <style:style style:name="P897" style:family="paragraph" style:parent-style-name="Text_20_body" style:list-style-name="L457">
      <style:paragraph-properties fo:margin-top="0cm" fo:margin-bottom="0cm" style:contextual-spacing="false"/>
    </style:style>
    <style:style style:name="P898" style:family="paragraph" style:parent-style-name="Text_20_body" style:list-style-name="L457"/>
    <style:style style:name="P899" style:family="paragraph" style:parent-style-name="Text_20_body" style:list-style-name="L458">
      <style:paragraph-properties fo:margin-top="0cm" fo:margin-bottom="0cm" style:contextual-spacing="false"/>
    </style:style>
    <style:style style:name="P900" style:family="paragraph" style:parent-style-name="Text_20_body" style:list-style-name="L458"/>
    <style:style style:name="P901" style:family="paragraph" style:parent-style-name="Text_20_body" style:list-style-name="L459">
      <style:paragraph-properties fo:margin-top="0cm" fo:margin-bottom="0cm" style:contextual-spacing="false"/>
    </style:style>
    <style:style style:name="P902" style:family="paragraph" style:parent-style-name="Text_20_body" style:list-style-name="L459"/>
    <style:style style:name="P903" style:family="paragraph" style:parent-style-name="Text_20_body" style:list-style-name="L460"/>
    <style:style style:name="P904" style:family="paragraph" style:parent-style-name="Text_20_body" style:list-style-name="L461"/>
    <style:style style:name="P905" style:family="paragraph" style:parent-style-name="Text_20_body" style:list-style-name="L461">
      <style:paragraph-properties fo:margin-top="0cm" fo:margin-bottom="0cm" style:contextual-spacing="false"/>
    </style:style>
    <style:style style:name="P906" style:family="paragraph" style:parent-style-name="Text_20_body" style:list-style-name="L462"/>
    <style:style style:name="P907" style:family="paragraph" style:parent-style-name="Text_20_body" style:list-style-name="L462">
      <style:paragraph-properties fo:margin-top="0cm" fo:margin-bottom="0cm" style:contextual-spacing="false"/>
    </style:style>
    <style:style style:name="P908" style:family="paragraph" style:parent-style-name="Text_20_body" style:list-style-name="L463"/>
    <style:style style:name="P909" style:family="paragraph" style:parent-style-name="Text_20_body" style:list-style-name="L463">
      <style:paragraph-properties fo:margin-top="0cm" fo:margin-bottom="0cm" style:contextual-spacing="false"/>
    </style:style>
    <style:style style:name="P910" style:family="paragraph" style:parent-style-name="Text_20_body" style:list-style-name="L464"/>
    <style:style style:name="P911" style:family="paragraph" style:parent-style-name="Preformatted_20_Text" style:list-style-name="L464"/>
    <style:style style:name="P912" style:family="paragraph" style:parent-style-name="Preformatted_20_Text" style:list-style-name="L464">
      <style:paragraph-properties fo:margin-top="0cm" fo:margin-bottom="0.499cm" style:contextual-spacing="false"/>
    </style:style>
    <style:style style:name="P913" style:family="paragraph" style:parent-style-name="Text_20_body" style:list-style-name="L465"/>
    <style:style style:name="P914" style:family="paragraph" style:parent-style-name="Text_20_body" style:list-style-name="L466"/>
    <style:style style:name="P915" style:family="paragraph" style:parent-style-name="Preformatted_20_Text" style:list-style-name="L466">
      <style:paragraph-properties fo:margin-top="0cm" fo:margin-bottom="0.499cm" style:contextual-spacing="false"/>
    </style:style>
    <style:style style:name="P916" style:family="paragraph" style:parent-style-name="Text_20_body" style:list-style-name="L467"/>
    <style:style style:name="P917" style:family="paragraph" style:parent-style-name="Preformatted_20_Text" style:list-style-name="L467"/>
    <style:style style:name="P918" style:family="paragraph" style:parent-style-name="Preformatted_20_Text" style:list-style-name="L467">
      <style:paragraph-properties fo:margin-top="0cm" fo:margin-bottom="0.499cm" style:contextual-spacing="false"/>
    </style:style>
    <style:style style:name="P919" style:family="paragraph" style:parent-style-name="Text_20_body" style:list-style-name="L468"/>
    <style:style style:name="P920" style:family="paragraph" style:parent-style-name="Text_20_body" style:list-style-name="L469">
      <style:paragraph-properties fo:margin-top="0cm" fo:margin-bottom="0cm" style:contextual-spacing="false"/>
    </style:style>
    <style:style style:name="P921" style:family="paragraph" style:parent-style-name="Text_20_body" style:list-style-name="L469"/>
    <style:style style:name="P922" style:family="paragraph" style:parent-style-name="Text_20_body" style:list-style-name="L470"/>
    <style:style style:name="P923" style:family="paragraph" style:parent-style-name="Text_20_body" style:list-style-name="L470">
      <style:paragraph-properties fo:margin-top="0cm" fo:margin-bottom="0cm" style:contextual-spacing="false"/>
    </style:style>
    <style:style style:name="P924" style:family="paragraph" style:parent-style-name="Text_20_body" style:list-style-name="L471"/>
    <style:style style:name="P925" style:family="paragraph" style:parent-style-name="Text_20_body" style:list-style-name="L472">
      <style:paragraph-properties fo:margin-top="0cm" fo:margin-bottom="0cm" style:contextual-spacing="false"/>
    </style:style>
    <style:style style:name="P926" style:family="paragraph" style:parent-style-name="Text_20_body" style:list-style-name="L472"/>
    <style:style style:name="P927" style:family="paragraph" style:parent-style-name="Text_20_body" style:list-style-name="L473">
      <style:paragraph-properties fo:margin-top="0cm" fo:margin-bottom="0cm" style:contextual-spacing="false"/>
    </style:style>
    <style:style style:name="P928" style:family="paragraph" style:parent-style-name="Text_20_body" style:list-style-name="L473"/>
    <style:style style:name="P929" style:family="paragraph" style:parent-style-name="Text_20_body" style:list-style-name="L474">
      <style:paragraph-properties fo:margin-top="0cm" fo:margin-bottom="0cm" style:contextual-spacing="false"/>
    </style:style>
    <style:style style:name="P930" style:family="paragraph" style:parent-style-name="Text_20_body" style:list-style-name="L474"/>
    <style:style style:name="P931" style:family="paragraph" style:parent-style-name="Text_20_body" style:list-style-name="L475">
      <style:paragraph-properties fo:margin-top="0cm" fo:margin-bottom="0cm" style:contextual-spacing="false"/>
    </style:style>
    <style:style style:name="P932" style:family="paragraph" style:parent-style-name="Text_20_body" style:list-style-name="L475"/>
    <style:style style:name="P933" style:family="paragraph" style:parent-style-name="Text_20_body" style:list-style-name="L476">
      <style:paragraph-properties fo:margin-top="0cm" fo:margin-bottom="0cm" style:contextual-spacing="false"/>
    </style:style>
    <style:style style:name="P934" style:family="paragraph" style:parent-style-name="Text_20_body" style:list-style-name="L476"/>
    <style:style style:name="P935" style:family="paragraph" style:parent-style-name="Text_20_body" style:list-style-name="L477"/>
    <style:style style:name="P936" style:family="paragraph" style:parent-style-name="Text_20_body" style:list-style-name="L477">
      <style:paragraph-properties fo:margin-top="0cm" fo:margin-bottom="0cm" style:contextual-spacing="false"/>
    </style:style>
    <style:style style:name="P937" style:family="paragraph" style:parent-style-name="Text_20_body" style:list-style-name="L478"/>
    <style:style style:name="P938" style:family="paragraph" style:parent-style-name="Text_20_body" style:list-style-name="L478">
      <style:paragraph-properties fo:margin-top="0cm" fo:margin-bottom="0cm" style:contextual-spacing="false"/>
    </style:style>
    <style:style style:name="P939" style:family="paragraph" style:parent-style-name="Text_20_body" style:list-style-name="L479">
      <style:paragraph-properties fo:margin-top="0cm" fo:margin-bottom="0cm" style:contextual-spacing="false"/>
    </style:style>
    <style:style style:name="P940" style:family="paragraph" style:parent-style-name="Text_20_body" style:list-style-name="L479"/>
    <style:style style:name="P941" style:family="paragraph" style:parent-style-name="Text_20_body" style:list-style-name="L480">
      <style:paragraph-properties fo:margin-top="0cm" fo:margin-bottom="0cm" style:contextual-spacing="false"/>
    </style:style>
    <style:style style:name="P942" style:family="paragraph" style:parent-style-name="Text_20_body" style:list-style-name="L480"/>
    <style:style style:name="P943" style:family="paragraph" style:parent-style-name="Preformatted_20_Text" style:list-style-name="L480">
      <style:paragraph-properties fo:margin-top="0cm" fo:margin-bottom="0.499cm" style:contextual-spacing="false"/>
    </style:style>
    <style:style style:name="P944" style:family="paragraph" style:parent-style-name="Text_20_body" style:list-style-name="L481">
      <style:paragraph-properties fo:margin-top="0cm" fo:margin-bottom="0cm" style:contextual-spacing="false"/>
    </style:style>
    <style:style style:name="P945" style:family="paragraph" style:parent-style-name="Text_20_body" style:list-style-name="L481"/>
    <style:style style:name="P946" style:family="paragraph" style:parent-style-name="Text_20_body" style:list-style-name="L482">
      <style:paragraph-properties fo:margin-top="0cm" fo:margin-bottom="0cm" style:contextual-spacing="false"/>
    </style:style>
    <style:style style:name="P947" style:family="paragraph" style:parent-style-name="Text_20_body" style:list-style-name="L482"/>
    <style:style style:name="P948" style:family="paragraph" style:parent-style-name="Text_20_body" style:list-style-name="L483">
      <style:paragraph-properties fo:margin-top="0cm" fo:margin-bottom="0cm" style:contextual-spacing="false"/>
    </style:style>
    <style:style style:name="P949" style:family="paragraph" style:parent-style-name="Text_20_body" style:list-style-name="L483"/>
    <style:style style:name="P950" style:family="paragraph" style:parent-style-name="Text_20_body" style:list-style-name="L484">
      <style:paragraph-properties fo:margin-top="0cm" fo:margin-bottom="0cm" style:contextual-spacing="false"/>
    </style:style>
    <style:style style:name="P951" style:family="paragraph" style:parent-style-name="Text_20_body" style:list-style-name="L484"/>
    <style:style style:name="P952" style:family="paragraph" style:parent-style-name="Text_20_body" style:list-style-name="L485">
      <style:paragraph-properties fo:margin-top="0cm" fo:margin-bottom="0cm" style:contextual-spacing="false"/>
    </style:style>
    <style:style style:name="P953" style:family="paragraph" style:parent-style-name="Text_20_body" style:list-style-name="L485"/>
    <style:style style:name="P954" style:family="paragraph" style:parent-style-name="Text_20_body" style:list-style-name="L486">
      <style:paragraph-properties fo:margin-top="0cm" fo:margin-bottom="0cm" style:contextual-spacing="false"/>
    </style:style>
    <style:style style:name="P955" style:family="paragraph" style:parent-style-name="Text_20_body" style:list-style-name="L486"/>
    <style:style style:name="P956" style:family="paragraph" style:parent-style-name="Text_20_body" style:list-style-name="L487">
      <style:paragraph-properties fo:margin-top="0cm" fo:margin-bottom="0cm" style:contextual-spacing="false"/>
    </style:style>
    <style:style style:name="P957" style:family="paragraph" style:parent-style-name="Text_20_body" style:list-style-name="L487"/>
    <style:style style:name="P958" style:family="paragraph" style:parent-style-name="Text_20_body" style:list-style-name="L488">
      <style:paragraph-properties fo:margin-top="0cm" fo:margin-bottom="0cm" style:contextual-spacing="false"/>
    </style:style>
    <style:style style:name="P959" style:family="paragraph" style:parent-style-name="Text_20_body" style:list-style-name="L488"/>
    <style:style style:name="P960" style:family="paragraph" style:parent-style-name="Text_20_body" style:list-style-name="L489">
      <style:paragraph-properties fo:margin-top="0cm" fo:margin-bottom="0cm" style:contextual-spacing="false"/>
    </style:style>
    <style:style style:name="P961" style:family="paragraph" style:parent-style-name="Text_20_body" style:list-style-name="L489"/>
    <style:style style:name="P962" style:family="paragraph" style:parent-style-name="Text_20_body" style:list-style-name="L490">
      <style:paragraph-properties fo:margin-top="0cm" fo:margin-bottom="0cm" style:contextual-spacing="false"/>
    </style:style>
    <style:style style:name="P963" style:family="paragraph" style:parent-style-name="Text_20_body" style:list-style-name="L490"/>
    <style:style style:name="P964" style:family="paragraph" style:parent-style-name="Text_20_body" style:list-style-name="L491">
      <style:paragraph-properties fo:margin-top="0cm" fo:margin-bottom="0cm" style:contextual-spacing="false"/>
    </style:style>
    <style:style style:name="P965" style:family="paragraph" style:parent-style-name="Text_20_body" style:list-style-name="L491"/>
    <style:style style:name="P966" style:family="paragraph" style:parent-style-name="Text_20_body" style:list-style-name="L492">
      <style:paragraph-properties fo:margin-top="0cm" fo:margin-bottom="0cm" style:contextual-spacing="false"/>
    </style:style>
    <style:style style:name="P967" style:family="paragraph" style:parent-style-name="Text_20_body" style:list-style-name="L492"/>
    <style:style style:name="P968" style:family="paragraph" style:parent-style-name="Text_20_body" style:list-style-name="L493">
      <style:paragraph-properties fo:margin-top="0cm" fo:margin-bottom="0cm" style:contextual-spacing="false"/>
    </style:style>
    <style:style style:name="P969" style:family="paragraph" style:parent-style-name="Text_20_body" style:list-style-name="L493"/>
    <style:style style:name="P970" style:family="paragraph" style:parent-style-name="Text_20_body" style:list-style-name="L494">
      <style:paragraph-properties fo:margin-top="0cm" fo:margin-bottom="0cm" style:contextual-spacing="false"/>
    </style:style>
    <style:style style:name="P971" style:family="paragraph" style:parent-style-name="Text_20_body" style:list-style-name="L494"/>
    <style:style style:name="P972" style:family="paragraph" style:parent-style-name="Text_20_body" style:list-style-name="L495">
      <style:paragraph-properties fo:margin-top="0cm" fo:margin-bottom="0cm" style:contextual-spacing="false"/>
    </style:style>
    <style:style style:name="P973" style:family="paragraph" style:parent-style-name="Text_20_body" style:list-style-name="L495"/>
    <style:style style:name="P974" style:family="paragraph" style:parent-style-name="Quotations" style:list-style-name="L496">
      <style:paragraph-properties fo:margin-top="0cm" fo:margin-bottom="0cm" style:contextual-spacing="false"/>
    </style:style>
    <style:style style:name="P975" style:family="paragraph" style:parent-style-name="Quotations" style:list-style-name="L496"/>
    <style:style style:name="P976" style:family="paragraph" style:parent-style-name="Text_20_body" style:list-style-name="L497">
      <style:paragraph-properties fo:margin-top="0cm" fo:margin-bottom="0cm" style:contextual-spacing="false"/>
    </style:style>
    <style:style style:name="P977" style:family="paragraph" style:parent-style-name="Text_20_body" style:list-style-name="L497"/>
    <style:style style:name="P978" style:family="paragraph" style:parent-style-name="Text_20_body" style:list-style-name="L498">
      <style:paragraph-properties fo:margin-top="0cm" fo:margin-bottom="0cm" style:contextual-spacing="false"/>
    </style:style>
    <style:style style:name="P979" style:family="paragraph" style:parent-style-name="Text_20_body" style:list-style-name="L498"/>
    <style:style style:name="P980" style:family="paragraph" style:parent-style-name="Text_20_body" style:list-style-name="L499">
      <style:paragraph-properties fo:margin-top="0cm" fo:margin-bottom="0cm" style:contextual-spacing="false"/>
    </style:style>
    <style:style style:name="P981" style:family="paragraph" style:parent-style-name="Text_20_body" style:list-style-name="L499"/>
    <style:style style:name="P982" style:family="paragraph" style:parent-style-name="Text_20_body" style:list-style-name="L500"/>
    <style:style style:name="P983" style:family="paragraph" style:parent-style-name="Text_20_body" style:list-style-name="L500">
      <style:paragraph-properties fo:margin-top="0cm" fo:margin-bottom="0cm" style:contextual-spacing="false"/>
    </style:style>
    <style:style style:name="P984" style:family="paragraph" style:parent-style-name="Text_20_body" style:list-style-name="L501"/>
    <style:style style:name="P985" style:family="paragraph" style:parent-style-name="Text_20_body" style:list-style-name="L501">
      <style:paragraph-properties fo:margin-top="0cm" fo:margin-bottom="0cm" style:contextual-spacing="false"/>
    </style:style>
    <style:style style:name="T1" style:family="text">
      <style:text-properties fo:color="#cc0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Ниже — развернутое резюме документа <text:span text:style-name="Emphasis">“Symmetry Anomalies and Reversible Lattice Dynamics: Informational Framework for Matter and Fields”</text:span> (RSL/TDS) с акцентом на:</text:p>
      <text:list text:style-name="L1">
        <text:list-item>
          <text:p text:style-name="P1">внутреннюю структуру и логику теории, </text:p>
        </text:list-item>
        <text:list-item>
          <text:p text:style-name="P1">сопоставление с существующими физическими теориями (классическая/квантовая теория поля, ОТО, статистика), </text:p>
        </text:list-item>
        <text:list-item>
          <text:p text:style-name="P2">подробное сравнение с теориями квантовых клеточных автоматов (QCA) и близкими информационно-дискретными подходами. </text:p>
        </text:list-item>
      </text:list>
      <text:h text:style-name="Heading_20_2" text:outline-level="2">1. Общая идея и онтология RSL/TDS</text:h>
      <text:h text:style-name="Heading_20_3" text:outline-level="3">1.1. Базовый объект: Reversible Symmetry Lattice (RSL)</text:h>
      <text:p text:style-name="Text_20_body">Фундаментальный уровень:</text:p>
      <text:list text:style-name="L2">
        <text:list-item>
          <text:p text:style-name="P3">Дискретная решётка с двоичными степенями свободы:<text:line-break/>si∈{−1,+1}<text:line-break/>на узлах (или, более абстрактно, в конечномерных локальных ячейках). </text:p>
        </text:list-item>
        <text:list-item>
          <text:p text:style-name="P3">Эволюция задаётся <text:span text:style-name="Emphasis">локальными инволюциями</text:span> Ti (локальными обновлениями с конечным носителем), удовлетворяющими:<text:line-break/>Ti2=id </text:p>
        </text:list-item>
        <text:list-item>
          <text:p text:style-name="P3">Глобальная динамика — композиция таких локальных инволюций во времени (в дискретных шагах), причём: </text:p>
          <text:list>
            <text:list-item>
              <text:p text:style-name="P3">общая эволюция биективна (глобальная обратимость), </text:p>
            </text:list-item>
            <text:list-item>
              <text:p text:style-name="P3">есть причинный частичный порядок между событиями (локальная причинность), </text:p>
            </text:list-item>
            <text:list-item>
              <text:p text:style-name="P4">глобальное состояние не теряет информации (консервация различимости). </text:p>
            </text:list-item>
          </text:list>
        </text:list-item>
      </text:list>
      <text:p text:style-name="Text_20_body">Это по сути <text:span text:style-name="Emphasis">детерминистский, обратимый, локальный клеточный автомат</text:span> (но автор подчёркивает более общую «информационную» формулировку, не привязанную к конкретной геометрии).</text:p>
      <text:h text:style-name="Heading_20_3" text:outline-level="3">1.2. Ключевые концепции</text:h>
      <text:list text:style-name="L3">
        <text:list-item>
          <text:p text:style-name="P5"><text:span text:style-name="Strong_20_Emphasis">Информационная напряжённость (informational tension)</text:span>: локальная асимметрия конфигураций соседних si. Это интерпретируется как «обратимая энергетическая стоимость» деформации локальной симметрии. </text:p>
        </text:list-item>
        <text:list-item>
          <text:p text:style-name="P5"><text:span text:style-name="Strong_20_Emphasis">Reversible capacity (обратимая ёмкость)</text:span>: локальный «ресурс» обратимых преобразований (сколько отличимых обратимых изменений система ещё может поддержать без потери реконструируемости). </text:p>
        </text:list-item>
        <text:list-item>
          <text:p text:style-name="P5"><text:span text:style-name="Strong_20_Emphasis">Информационный вакуум</text:span>: максимально симметричное/однородное состояние с минимальной локальной напряжённостью. </text:p>
        </text:list-item>
        <text:list-item>
          <text:p text:style-name="P6"><text:span text:style-name="Strong_20_Emphasis">Symmetry anomalies (аномалии симметрии)</text:span>: устойчивые, локализованные, топологически защищённые дефекты/нарушения симметрии в RSL — кандидаты на роль частиц. </text:p>
        </text:list-item>
      </text:list>
      <text:p text:style-name="Text_20_body">Физические поля, частицы, геометрия, время, квантовое поведение и статистическая необратимость трактуются как <text:span text:style-name="Emphasis">эффективные, coarse-grained</text:span> (укрупнённые) описания этого обратимого дискретного субстрата.</text:p>
      <text:h text:style-name="Heading_20_2" text:outline-level="2"><text:soft-page-break/>2. Микроскопическая динамика и мост к континууму</text:h>
      <text:h text:style-name="Heading_20_3" text:outline-level="3">2.1. Микроскопическая динамика</text:h>
      <text:list text:style-name="L4">
        <text:list-item>
          <text:p text:style-name="P7">Локальные инволюции Ti определяют элементарные шаги эволюции. </text:p>
        </text:list-item>
        <text:list-item>
          <text:p text:style-name="P7">Композиции этих инволюций формируют глобальное обратимое отображение конфигурационного пространства. </text:p>
        </text:list-item>
        <text:list-item>
          <text:p text:style-name="P7">Ввиду глобальной биективности: </text:p>
          <text:list>
            <text:list-item>
              <text:p text:style-name="P7">нет фундаментальной потери информации, </text:p>
            </text:list-item>
            <text:list-item>
              <text:p text:style-name="P8">детерминизм строгий, но может выглядеть статистическим или квантовым после coarse-graining. </text:p>
            </text:list-item>
          </text:list>
        </text:list-item>
      </text:list>
      <text:p text:style-name="Text_20_body">Автор выводит:</text:p>
      <text:list text:style-name="L5">
        <text:list-item>
          <text:p text:style-name="P9">существование эффективного <text:span text:style-name="Emphasis">унитарного представления</text:span> глобальной динамики (т.е. можно сопоставить классическим состояниям ортонормированный базис в гильбертовом пространстве, а биективным эволюциям — унитарные операторы), </text:p>
        </text:list-item>
        <text:list-item>
          <text:p text:style-name="P10">возможность сформулировать эффективный <text:span text:style-name="Emphasis">гамильтониан</text:span> и <text:span text:style-name="Emphasis">микроскопическую унитарную динамику</text:span> (аналог квантовой эволюции, но без принятия квантовой суперпозиции как фундаментальной онтологии — это скорее представление, а не «физическая сущность»). </text:p>
        </text:list-item>
      </text:list>
      <text:p text:style-name="Text_20_body">Это перекликается с подходами ’t Hooft’а и Elze, где детерминированный клеточный автомат можно представить как унитарную эволюцию в гильбертовом пространстве состояний автомата.<text:a xlink:type="simple" xlink:href="https://library.oapen.org/bitstream/handle/20.500.12657/27994/1/1002003.pdf" office:target-frame-name="_blank" xlink:show="new" text:style-name="Internet_20_link" text:visited-style-name="Visited_20_Internet_20_Link">(Hooft)</text:a><text:a xlink:type="simple" xlink:href="https://iopscience.iop.org/article/10.1088/1742-6596/845/1/012022/pdf" office:target-frame-name="_blank" xlink:show="new" text:style-name="Internet_20_link" text:visited-style-name="Visited_20_Internet_20_Link">(Elze)</text:a></text:p>
      <text:h text:style-name="Heading_20_3" text:outline-level="3">2.2. Coarse-graining и эффективные поля</text:h>
      <text:p text:style-name="Text_20_body">На больших масштабах:</text:p>
      <text:list text:style-name="L6">
        <text:list-item>
          <text:p text:style-name="P11">Определяется coarse-grained поле ϕ(x) как сглаженное/усреднённое значение двоичных si на блоках решётки. </text:p>
        </text:list-item>
        <text:list-item>
          <text:p text:style-name="P11">Локальная информационная напряжённость (градиенты симметрии, «distortion» конфигурации) даёт эффективный <text:span text:style-name="Emphasis">энергетический функционал</text:span> E[ϕ]: </text:p>
          <text:list>
            <text:list-item>
              <text:p text:style-name="P11">например, квадратичные формы по градиентам ∇ϕ, </text:p>
            </text:list-item>
            <text:list-item>
              <text:p text:style-name="P11">нелинейные члены, отражающие сложные паттерны симметрий. </text:p>
            </text:list-item>
          </text:list>
        </text:list-item>
        <text:list-item>
          <text:p text:style-name="P11">Из этого функционала через вариационный принцип получаются <text:span text:style-name="Emphasis">равнения Эйлера–Лагранжа</text:span>, задающие эффективную динамику ϕ: </text:p>
          <text:list>
            <text:list-item>
              <text:p text:style-name="P11">в линейном длинноволновом пределе — волновые уравнения, Klein–Gordon-подобные, Maxwell-подобные и т.п. </text:p>
            </text:list-item>
            <text:list-item>
              <text:p text:style-name="P12">нелинейности отражают взаимодействия и самодействие («симметрийная» природа поля). </text:p>
            </text:list-item>
          </text:list>
        </text:list-item>
      </text:list>
      <text:p text:style-name="Text_20_body">Здесь явный методологический параллелизм с тем, как в QCA-литературе строят «континуумный предел» — пример: работа D’Ariano и соавт., где Weyl, Dirac и Maxwell QCA в подходящем пределе воспроизводят известные уравнения квантовой теории поля.<text:a xlink:type="simple" xlink:href="https://arxiv.org/pdf/1601.04842" office:target-frame-name="_blank" xlink:show="new" text:style-name="Internet_20_link" text:visited-style-name="Visited_20_Internet_20_Link">(Bisio et al.)</text:a><text:a xlink:type="simple" xlink:href="https://arxiv.org/pdf/1608.02004" office:target-frame-name="_blank" xlink:show="new" text:style-name="Internet_20_link" text:visited-style-name="Visited_20_Internet_20_Link">(D’Ariano &amp; Perinotti)</text:a></text:p>
      <text:h text:style-name="Heading_20_2" text:outline-level="2"><text:soft-page-break/>3. Время как эмергентная информационная величина</text:h>
      <text:p text:style-name="Text_20_body">Документ уделяет целую главу «времени как эмергентной величине»:</text:p>
      <text:h text:style-name="Heading_20_3" text:outline-level="3">3.1. Основные тезисы</text:h>
      <text:list text:style-name="L7">
        <text:list-item>
          <text:p text:style-name="P13">Время не фундаментально; оно:</text:p>
          <text:list>
            <text:list-item>
              <text:p text:style-name="P14">измеряет <text:span text:style-name="Emphasis">локальный обратимый throughput</text:span> — количество обратимых обновлений, через которые проходит участок решётки, </text:p>
            </text:list-item>
            <text:list-item>
              <text:p text:style-name="P14">связано с распределением reversible capacity и локальной нагрузкой (internal workload) субстрата. </text:p>
            </text:list-item>
          </text:list>
        </text:list-item>
        <text:list-item>
          <text:p text:style-name="P13"><text:span text:style-name="Emphasis">Собственное время</text:span> («local proper time») — это локальная мера того, насколько быстро данный участок RSL может выполнять обратимые операции (аналог «локального тактового генератора», ограниченного ресурсами).</text:p>
        </text:list-item>
        <text:list-item>
          <text:p text:style-name="P13"><text:span text:style-name="Strong_20_Emphasis">Замедление времени / дилатация</text:span> трактуется как:</text:p>
          <text:list>
            <text:list-item>
              <text:p text:style-name="P14">уменьшение доступной обратимой ёмкости для внешних degrees of freedom, когда значительная часть ресурсов занята внутренней структурой/анализом (например, сильные поля, большие симметрийные напряжения), </text:p>
            </text:list-item>
            <text:list-item>
              <text:p text:style-name="P13">метрика времени-расстояния возникает как «информационный метрический тензор», описывающий, как распределение reversible capacity варьируется по пространству. </text:p>
            </text:list-item>
          </text:list>
        </text:list-item>
      </text:list>
      <text:p text:style-name="Text_20_body">Отсюда строится аналог геометрии пространства-времени: то, что в ОТО выражается кривизной метрики, здесь переписывается как вариации распределения обратимой информационной ёмкости.</text:p>
      <text:h text:style-name="Heading_20_3" text:outline-level="3">3.2. Связь с существующими теориями</text:h>
      <text:list text:style-name="L8">
        <text:list-item>
          <text:p text:style-name="P15">С ОТО: геометрия не аксиоматична, а выводится как крупномасштабный ответ распределения симметрийной напряжённости и capacity. В итоге:</text:p>
          <text:list>
            <text:list-item>
              <text:p text:style-name="P16">эффекты вроде гравитационного замедления времени, горизонтов, возможны как информационные эффекты (истощение ресурса обратимой реконструируемости). </text:p>
            </text:list-item>
            <text:list-item>
              <text:p text:style-name="P16">«Curvature» = неоднородное распределение reversible capacity. </text:p>
            </text:list-item>
          </text:list>
        </text:list-item>
        <text:list-item>
          <text:p text:style-name="P15">С QCA: аналогично тому, как в QCA вводят каузальную структуру и максимальную скорость распространения (по сути, «световую скорость»), здесь максимальная скорость связана с локальными ограничениями на throughput. В QCA causal structure встроена в локальный унитарный шаг автомата.<text:a xlink:type="simple" xlink:href="https://arxiv.org/pdf/1904.12956" office:target-frame-name="_blank" xlink:show="new" text:style-name="Internet_20_link" text:visited-style-name="Visited_20_Internet_20_Link">(Arrighi)</text:a></text:p>
        </text:list-item>
      </text:list>
      <text:h text:style-name="Heading_20_2" text:outline-level="2">4. Поля, волны, аномалии и частицы</text:h>
      <text:h text:style-name="Heading_20_3" text:outline-level="3">4.1. Линейная волновая динамика</text:h>
      <text:p text:style-name="Text_20_body">В линейном режиме coarse-grained полей:</text:p>
      <text:list text:style-name="L9">
        <text:list-item>
          <text:p text:style-name="P17">Получаются уравнения вида:</text:p>
          <text:list>
            <text:list-item>
              <text:p text:style-name="P18">волновые уравнения с конечной скоростью распространения, </text:p>
            </text:list-item>
            <text:list-item>
              <text:p text:style-name="P18"><text:soft-page-break/>дисперсионные соотношения, зависящие от структуры RSL (анизотропия, дискретность и т.п.). </text:p>
            </text:list-item>
          </text:list>
        </text:list-item>
        <text:list-item>
          <text:p text:style-name="P17">В длинноволновом пределе — непрерывные, квазирелятивистские уравнения:</text:p>
          <text:list>
            <text:list-item>
              <text:p text:style-name="P18">массивные и безмассовые моды, </text:p>
            </text:list-item>
            <text:list-item>
              <text:p text:style-name="P17">эффективная «скорость света» как характеристика предельной скорости симметрийной перераспределённости. </text:p>
            </text:list-item>
          </text:list>
        </text:list-item>
      </text:list>
      <text:p text:style-name="Text_20_body">Это очень близко к QCA-подходам к свободным полям:</text:p>
      <text:list text:style-name="L10">
        <text:list-item>
          <text:p text:style-name="P19">Weyl, Dirac, Maxwell QCA дают точные дискретные модели, в пределе — соответствующие уравнения квантовой поля.<text:a xlink:type="simple" xlink:href="https://arxiv.org/pdf/1601.04842" office:target-frame-name="_blank" xlink:show="new" text:style-name="Internet_20_link" text:visited-style-name="Visited_20_Internet_20_Link">(Bisio et al.)</text:a><text:a xlink:type="simple" xlink:href="https://arxiv.org/pdf/1608.02004" office:target-frame-name="_blank" xlink:show="new" text:style-name="Internet_20_link" text:visited-style-name="Visited_20_Internet_20_Link">(D’Ariano &amp; Perinotti)</text:a> </text:p>
        </text:list-item>
      </text:list>
      <text:h text:style-name="Heading_20_3" text:outline-level="3">4.2. Топологические аномалии как частицы</text:h>
      <text:list text:style-name="L11">
        <text:list-item>
          <text:p text:style-name="P20">В устойчивых конфигурациях RSL могут возникать топологически защищённые «аномалии симметрий»:</text:p>
          <text:list>
            <text:list-item>
              <text:p text:style-name="P21">дефекты, доменные стенки, вихри, дислокации и т.д. (в зависимости от внутренней симметрии и структуры обновлений). </text:p>
            </text:list-item>
          </text:list>
        </text:list-item>
        <text:list-item>
          <text:p text:style-name="P20">Такие аномалии:</text:p>
          <text:list>
            <text:list-item>
              <text:p text:style-name="P21">стабильно существуют во времени (защищены топологическими инвариантами), </text:p>
            </text:list-item>
            <text:list-item>
              <text:p text:style-name="P21">могут двигаться, взаимодействовать, аннигилировать, </text:p>
            </text:list-item>
            <text:list-item>
              <text:p text:style-name="P21">несут квантованные характеристики (заряды, спины, топологические индексы). </text:p>
            </text:list-item>
          </text:list>
        </text:list-item>
        <text:list-item>
          <text:p text:style-name="P20">Автор предлагает интерпретировать эти объекты как <text:span text:style-name="Strong_20_Emphasis">частицы</text:span>:</text:p>
          <text:list>
            <text:list-item>
              <text:p text:style-name="P21">поля — это плавные вариации симметрийного состояния, </text:p>
            </text:list-item>
            <text:list-item>
              <text:p text:style-name="P20">частицы — дискретные топологические аномалии на этом фоне. </text:p>
            </text:list-item>
          </text:list>
        </text:list-item>
      </text:list>
      <text:p text:style-name="Text_20_body">Сходство с:</text:p>
      <text:list text:style-name="L12">
        <text:list-item>
          <text:p text:style-name="P22">топологическими дефектами в стандартной теории поля (солитоны, монополи, скейрмионы, вихри и т.д.), </text:p>
        </text:list-item>
        <text:list-item>
          <text:p text:style-name="P23">классами QCA, где «инварианты» индекса, топологические свойства унитарных шагов классифицируют возможные фазы и квазичастицы.<text:a xlink:type="simple" xlink:href="https://arxiv.org/pdf/1902.10285" office:target-frame-name="_blank" xlink:show="new" text:style-name="Internet_20_link" text:visited-style-name="Visited_20_Internet_20_Link">(Freedman &amp; Hastings)</text:a> </text:p>
        </text:list-item>
      </text:list>
      <text:h text:style-name="Heading_20_2" text:outline-level="2">5. Геометрия, горизонты, гравитация</text:h>
      <text:h text:style-name="Heading_20_3" text:outline-level="3">5.1. Геометрия как крупномасштабная структура capacity</text:h>
      <text:list text:style-name="L13">
        <text:list-item>
          <text:p text:style-name="P24">Геометрические величины (метрика, кривизна) — не фундаментальные, а вычисляемые из:</text:p>
          <text:list>
            <text:list-item>
              <text:p text:style-name="P25">распределения информационной напряжённости, </text:p>
            </text:list-item>
            <text:list-item>
              <text:p text:style-name="P25">поля reversible capacity и его варьирования по пространству. </text:p>
            </text:list-item>
          </text:list>
        </text:list-item>
        <text:list-item>
          <text:p text:style-name="P24">Гравитация интерпретируется как:</text:p>
          <text:list>
            <text:list-item>
              <text:p text:style-name="P25">перераспределение симметрийной напряжённости и capacity, </text:p>
            </text:list-item>
            <text:list-item>
              <text:p text:style-name="P25">приводящее к изменению эффективных скоростей, временных масштабов, «длины» траекторий. </text:p>
            </text:list-item>
          </text:list>
        </text:list-item>
        <text:list-item>
          <text:p text:style-name="P24"><text:soft-page-break/>В подходящем континуумном пределе теоретически возможно воспроизвести аналоги:</text:p>
          <text:list>
            <text:list-item>
              <text:p text:style-name="P25">метрики Минковского / псевдоримановой метрики, </text:p>
            </text:list-item>
            <text:list-item>
              <text:p text:style-name="P24">уравнений типа Эйнштейна (в форме, где «поле энергии-импульса» соответствует плотности информационной напряжённости, а «кривизна» — градиентам capacity). </text:p>
            </text:list-item>
          </text:list>
        </text:list-item>
      </text:list>
      <text:p text:style-name="Text_20_body">Это перекликается с идеями «emergent gravity» (Jacobson, Verlinde и др.), но здесь эмфаза именно на <text:span text:style-name="Emphasis">информационно-ресурсной</text:span> интерпретации.</text:p>
      <text:h text:style-name="Heading_20_3" text:outline-level="3">5.2. Горизонты и информационный обрыв реконструируемости</text:h>
      <text:list text:style-name="L14">
        <text:list-item>
          <text:p text:style-name="P26">Горизонты (аналог чёрных дыр, космологических горизонтов):</text:p>
          <text:list>
            <text:list-item>
              <text:p text:style-name="P27">появляются как регионы, где ресурс реконструкции будущих/прошлых состояний истощается для заданного наблюдателя, </text:p>
            </text:list-item>
            <text:list-item>
              <text:p text:style-name="P27">т.е. есть «информационные горизонты» — границы, за которыми не получается поддерживать полный обратимый описательный доступ. </text:p>
            </text:list-item>
          </text:list>
        </text:list-item>
        <text:list-item>
          <text:p text:style-name="P26">Это связывается с:</text:p>
          <text:list>
            <text:list-item>
              <text:p text:style-name="P27">ограничениями по пропускной способности (bandwidth), </text:p>
            </text:list-item>
            <text:list-item>
              <text:p text:style-name="P27">конечностью памяти/ресурсов наблюдателя, </text:p>
            </text:list-item>
            <text:list-item>
              <text:p text:style-name="P26">локальной структурой динамики RSL. </text:p>
            </text:list-item>
          </text:list>
        </text:list-item>
      </text:list>
      <text:p text:style-name="Text_20_body">С точки зрения QCA:</text:p>
      <text:list text:style-name="L15">
        <text:list-item>
          <text:p text:style-name="P28">QCA имеет встроенную конечную скорость распространения информации и ограниченную «световую конусную структуру»; при определённой coarse-graining эти пределы могут выглядеть как горизонты для наблюдателя с ограниченным доступом. </text:p>
        </text:list-item>
      </text:list>
      <text:h text:style-name="Heading_20_2" text:outline-level="2">6. Эмергентная необратимость и статистика</text:h>
      <text:h text:style-name="Heading_20_3" text:outline-level="3">6.1. Обратимость на микроскопическом уровне</text:h>
      <text:list text:style-name="L16">
        <text:list-item>
          <text:p text:style-name="P29">RSL по определению обратим: глобальное биективное отображение, никакой фундаментальной энтропии или коллапса. </text:p>
        </text:list-item>
        <text:list-item>
          <text:p text:style-name="P30">«Информация» в фундаментальном смысле константна. </text:p>
        </text:list-item>
      </text:list>
      <text:h text:style-name="Heading_20_3" text:outline-level="3">6.2. Появление макро-необратимости</text:h>
      <text:p text:style-name="Text_20_body">Необратимость и вторая начало термодинамики:</text:p>
      <text:list text:style-name="L17">
        <text:list-item>
          <text:p text:style-name="P31">возникают через: </text:p>
          <text:list>
            <text:list-item>
              <text:p text:style-name="P31">coarse-graining (укрупнение): </text:p>
              <text:list>
                <text:list-item>
                  <text:p text:style-name="P31">игнорирование детальных микроскопических корреляций, </text:p>
                </text:list-item>
              </text:list>
            </text:list-item>
            <text:list-item>
              <text:p text:style-name="P31">ограниченные ресурсы наблюдателя: </text:p>
              <text:list>
                <text:list-item>
                  <text:p text:style-name="P31">невозможность отслеживать полную микроструктуру, </text:p>
                </text:list-item>
              </text:list>
            </text:list-item>
            <text:list-item>
              <text:p text:style-name="P32">необратимое «забывание» деталей, ведущие к росту эффективной энтропии. </text:p>
            </text:list-item>
          </text:list>
        </text:list-item>
      </text:list>
      <text:p text:style-name="Text_20_body">Статистическое и вероятностное поведение:</text:p>
      <text:list text:style-name="L18">
        <text:list-item>
          <text:p text:style-name="P33">отражают не фундаментальный случайный процесс, а <text:span text:style-name="Emphasis">ограниченное описание</text:span>: </text:p>
          <text:list>
            <text:list-item>
              <text:p text:style-name="P34"><text:soft-page-break/>множество микросостояний, совместимых с одними и теми же макроводимыми величинами, порождает субъективное распределение вероятностей. </text:p>
            </text:list-item>
          </text:list>
        </text:list-item>
      </text:list>
      <text:p text:style-name="Text_20_body">Это сильно созвучно информационным подходам к статистике и квантовой теории (Jaynes, QBism и др.), но здесь жёстко привязано к детерминистскому RSL-основанию.</text:p>
      <text:h text:style-name="Heading_20_2" text:outline-level="2">7. Квантовая механика как эффективное явление</text:h>
      <text:h text:style-name="Heading_20_3" text:outline-level="3">7.1. Позиция автора относительно квантовой теории</text:h>
      <text:p text:style-name="Text_20_body">RSL/TDS трактует квантовую теорию как:</text:p>
      <text:list text:style-name="L19">
        <text:list-item>
          <text:p text:style-name="P35">феноменологическое, эффективное описание <text:span text:style-name="Emphasis">частично когерентных фазовых ансамблей</text:span> RSL,</text:p>
        </text:list-item>
        <text:list-item>
          <text:p text:style-name="P35">язык, адаптированный к:</text:p>
          <text:list>
            <text:list-item>
              <text:p text:style-name="P36">наблюдателям с ограниченным доступом, </text:p>
            </text:list-item>
            <text:list-item>
              <text:p text:style-name="P36">наличию горизонтов информационной реконструируемости, </text:p>
            </text:list-item>
            <text:list-item>
              <text:p text:style-name="P35">статистическим распределениям по микроконфигурациям substrata. </text:p>
            </text:list-item>
          </text:list>
        </text:list-item>
      </text:list>
      <text:p text:style-name="Text_20_body">Квантовая механика:</text:p>
      <text:list text:style-name="L20">
        <text:list-item>
          <text:p text:style-name="P37">не является фундаментальной онтологией,</text:p>
        </text:list-item>
        <text:list-item>
          <text:p text:style-name="P37">появляется на границе между:</text:p>
          <text:list>
            <text:list-item>
              <text:p text:style-name="P38">микроскопической обратимостью, </text:p>
            </text:list-item>
            <text:list-item>
              <text:p text:style-name="P37">макроскопической необратимостью и coarse-graining. </text:p>
            </text:list-item>
          </text:list>
        </text:list-item>
      </text:list>
      <text:h text:style-name="Heading_20_3" text:outline-level="3">7.2. Параллели с CA/QCA-интерпретациями квантовой механики</text:h>
      <text:p text:style-name="Text_20_body">Это тесно связано с:</text:p>
      <text:list text:style-name="L21">
        <text:list-item>
          <text:p text:style-name="P39"><text:span text:style-name="Strong_20_Emphasis">Cellular Automaton Interpretation (CAI) Г. ’t Hooft</text:span>: </text:p>
          <text:list>
            <text:list-item>
              <text:p text:style-name="P39">квантовая механика — это эффективное описание детерминистских, обратимых, но неразличимых (на макроуровне) конфигураций клеточного автомата.<text:a xlink:type="simple" xlink:href="https://library.oapen.org/bitstream/handle/20.500.12657/27994/1/1002003.pdf" office:target-frame-name="_blank" xlink:show="new" text:style-name="Internet_20_link" text:visited-style-name="Visited_20_Internet_20_Link">(Hooft)</text:a> </text:p>
            </text:list-item>
            <text:list-item>
              <text:p text:style-name="P39">унитарность и суперпозиция возникают как математическое представление эволюции ансамблей CA-состояний. </text:p>
            </text:list-item>
          </text:list>
        </text:list-item>
        <text:list-item>
          <text:p text:style-name="P39"><text:span text:style-name="Strong_20_Emphasis">Работы Elze о «quantum models as classical cellular automata»</text:span>: </text:p>
          <text:list>
            <text:list-item>
              <text:p text:style-name="P40">квантовые особенности могут возникать как результирующие при определённой дискретизации и выборке (sampling theory).<text:a xlink:type="simple" xlink:href="https://iopscience.iop.org/article/10.1088/1742-6596/845/1/012022/pdf" office:target-frame-name="_blank" xlink:show="new" text:style-name="Internet_20_link" text:visited-style-name="Visited_20_Internet_20_Link">(Elze)</text:a> </text:p>
            </text:list-item>
          </text:list>
        </text:list-item>
      </text:list>
      <text:p text:style-name="Text_20_body">RSL находится в том же семействе идей, но:</text:p>
      <text:list text:style-name="L22">
        <text:list-item>
          <text:p text:style-name="P41">добавляет жёсткий упор на <text:span text:style-name="Emphasis">симметрийную структуру</text:span> и <text:span text:style-name="Emphasis">понятийную роль информационной напряжённости и capacity</text:span>, </text:p>
        </text:list-item>
        <text:list-item>
          <text:p text:style-name="P41">пытается систематически вывести: </text:p>
          <text:list>
            <text:list-item>
              <text:p text:style-name="P41">поля и частицы, </text:p>
            </text:list-item>
            <text:list-item>
              <text:p text:style-name="P41">геометрию, </text:p>
            </text:list-item>
            <text:list-item>
              <text:p text:style-name="P41">горизонты, </text:p>
            </text:list-item>
            <text:list-item>
              <text:p text:style-name="P42"><text:soft-page-break/>и квантовую статистику,<text:line-break/>из одного набора аксиом. </text:p>
            </text:list-item>
          </text:list>
        </text:list-item>
      </text:list>
      <text:h text:style-name="Heading_20_2" text:outline-level="2">8. Сопоставление с теориями квантовых клеточных автоматов (QCA)</text:h>
      <text:p text:style-name="Text_20_body">Теперь — целенаправленное сравнение с QCA в духе Arrighi, D’Ariano, Perinotti и др.<text:a xlink:type="simple" xlink:href="https://arxiv.org/pdf/1904.12956" office:target-frame-name="_blank" xlink:show="new" text:style-name="Internet_20_link" text:visited-style-name="Visited_20_Internet_20_Link">(Arrighi)</text:a><text:a xlink:type="simple" xlink:href="https://arxiv.org/pdf/1608.02004" office:target-frame-name="_blank" xlink:show="new" text:style-name="Internet_20_link" text:visited-style-name="Visited_20_Internet_20_Link">(D’Ariano &amp; Perinotti)</text:a><text:a xlink:type="simple" xlink:href="https://arxiv.org/pdf/1601.04842" office:target-frame-name="_blank" xlink:show="new" text:style-name="Internet_20_link" text:visited-style-name="Visited_20_Internet_20_Link">(Bisio et al.)</text:a><text:a xlink:type="simple" xlink:href="https://arxiv.org/pdf/1902.10285" office:target-frame-name="_blank" xlink:show="new" text:style-name="Internet_20_link" text:visited-style-name="Visited_20_Internet_20_Link">(Freedman &amp; Hastings)</text:a></text:p>
      <text:h text:style-name="Heading_20_3" text:outline-level="3">8.1. Общее</text:h>
      <text:list text:style-name="L23">
        <text:list-item>
          <text:p text:style-name="P43"><text:span text:style-name="Strong_20_Emphasis">Дискретность пространства и времени</text:span></text:p>
          <text:list>
            <text:list-item>
              <text:p text:style-name="P44">RSL: дискретная решётка, дискретные шаги времени (последовательность инволюций). </text:p>
            </text:list-item>
            <text:list-item>
              <text:p text:style-name="P44">QCA: дискретное пространство и дискретное время (итерация унитарного шага автомата). </text:p>
            </text:list-item>
          </text:list>
        </text:list-item>
        <text:list-item>
          <text:p text:style-name="P43"><text:span text:style-name="Strong_20_Emphasis">Локальность и причинность</text:span></text:p>
          <text:list>
            <text:list-item>
              <text:p text:style-name="P44">RSL: локальные обновления с конечным радиусом влияния → локальная причинность, эффективный световой конус. </text:p>
            </text:list-item>
            <text:list-item>
              <text:p text:style-name="P44">QCA: локальный унитарный оператор действует на каждую ячейку + её окрестность → каузальная структура, максимальная скорость распространения (Lieb-Robinson-type bound). </text:p>
            </text:list-item>
          </text:list>
        </text:list-item>
        <text:list-item>
          <text:p text:style-name="P43"><text:span text:style-name="Strong_20_Emphasis">Обратимость/унитарность</text:span></text:p>
          <text:list>
            <text:list-item>
              <text:p text:style-name="P44">RSL: строгая биективность; из неё можно построить унитарное представление. </text:p>
            </text:list-item>
            <text:list-item>
              <text:p text:style-name="P44">QCA: фундаментально задан унитарный оператор шага эволюции; обратимость по определению. </text:p>
            </text:list-item>
          </text:list>
        </text:list-item>
        <text:list-item>
          <text:p text:style-name="P43"><text:span text:style-name="Strong_20_Emphasis">Эмергентные поля</text:span></text:p>
          <text:list>
            <text:list-item>
              <text:p text:style-name="P44">RSL: coarse-grained поля ϕ(x) как средние по si; континуумный предел → волновые/полевые уравнения. </text:p>
            </text:list-item>
            <text:list-item>
              <text:p text:style-name="P44">QCA: определение континуумного предела автомата → воспроизведение Dirac, Maxwell и других уравнений свободных полей.<text:a xlink:type="simple" xlink:href="https://arxiv.org/pdf/1608.02004" office:target-frame-name="_blank" xlink:show="new" text:style-name="Internet_20_link" text:visited-style-name="Visited_20_Internet_20_Link">(D’Ariano &amp; Perinotti)</text:a><text:a xlink:type="simple" xlink:href="https://arxiv.org/pdf/1601.04842" office:target-frame-name="_blank" xlink:show="new" text:style-name="Internet_20_link" text:visited-style-name="Visited_20_Internet_20_Link">(Bisio et al.)</text:a> </text:p>
            </text:list-item>
          </text:list>
        </text:list-item>
        <text:list-item>
          <text:p text:style-name="P43"><text:span text:style-name="Strong_20_Emphasis">Топология и частицы</text:span></text:p>
          <text:list>
            <text:list-item>
              <text:p text:style-name="P44">RSL: частицы = топологические дефекты/аномалии симметрий. </text:p>
            </text:list-item>
            <text:list-item>
              <text:p text:style-name="P43">QCA: классификация по индексам, топологическим инвариантам унитарных шагов (Freedman–Hastings), что тесно связано с топологическими фазами и квазичастицами.<text:a xlink:type="simple" xlink:href="https://arxiv.org/pdf/1902.10285" office:target-frame-name="_blank" xlink:show="new" text:style-name="Internet_20_link" text:visited-style-name="Visited_20_Internet_20_Link">(Freedman &amp; Hastings)</text:a> </text:p>
            </text:list-item>
          </text:list>
        </text:list-item>
      </text:list>
      <text:h text:style-name="Heading_20_3" text:outline-level="3">8.2. Принципиальные различия</text:h>
      <text:list text:style-name="L24">
        <text:list-item>
          <text:p text:style-name="P45"><text:span text:style-name="Strong_20_Emphasis">Онтология: классическая vs квантовая</text:span></text:p>
          <text:list>
            <text:list-item>
              <text:p text:style-name="P46">QCA в стандартной формулировке: </text:p>
              <text:list>
                <text:list-item>
                  <text:p text:style-name="P46">фундаментальное состояние — вектор в гильбертовом пространстве, т.е. <text:span text:style-name="Emphasis">квантовое</text:span> состояние, </text:p>
                </text:list-item>
                <text:list-item>
                  <text:p text:style-name="P46"><text:soft-page-break/>локальный шаг — унитарный оператор, </text:p>
                </text:list-item>
                <text:list-item>
                  <text:p text:style-name="P46">суперпозиция и интерференция фундаментальны. </text:p>
                </text:list-item>
              </text:list>
            </text:list-item>
            <text:list-item>
              <text:p text:style-name="P46">RSL: </text:p>
              <text:list>
                <text:list-item>
                  <text:p text:style-name="P46">фундаментальное состояние — <text:span text:style-name="Emphasis">классическая</text:span> двоичная конфигурация, </text:p>
                </text:list-item>
                <text:list-item>
                  <text:p text:style-name="P46">унитарность — лишь математическое представление биективной эволюции, </text:p>
                </text:list-item>
                <text:list-item>
                  <text:p text:style-name="P45">суперпозиция не фундаментальна, а возникает как инструмент описания статистических ансамблей/ограниченного знания. </text:p>
                </text:list-item>
              </text:list>
            </text:list-item>
          </text:list>
          <text:p text:style-name="P45">Таким образом, RSL ближе к детерминистским CA-интерпретациям (’t Hooft, Elze), чем к «чистым» QCA как фундаментально квантовым системам.</text:p>
        </text:list-item>
        <text:list-item>
          <text:p text:style-name="P45"><text:span text:style-name="Strong_20_Emphasis">Информационный акцент</text:span></text:p>
          <text:list>
            <text:list-item>
              <text:p text:style-name="P46">QCA-литература: </text:p>
              <text:list>
                <text:list-item>
                  <text:p text:style-name="P46">обычно мотивация — дискретизация QFT, исследование фундаментальных ограничений, возможно, «цифровая физика», но обычно без сильной философской привязки к информационной онтологии (исключая некоторые работы типа D’Ariano, где аксиоматизация квантовой теории опирается на информационные принципы<text:a xlink:type="simple" xlink:href="https://arxiv.org/pdf/1608.02004" office:target-frame-name="_blank" xlink:show="new" text:style-name="Internet_20_link" text:visited-style-name="Visited_20_Internet_20_Link">(D’Ariano &amp; Perinotti)</text:a>). </text:p>
                </text:list-item>
              </text:list>
            </text:list-item>
            <text:list-item>
              <text:p text:style-name="P46">RSL: </text:p>
              <text:list>
                <text:list-item>
                  <text:p text:style-name="P46">все основные физические структуры прямо интерпретируются в терминах <text:span text:style-name="Emphasis">информации, симметрии и ресурсов</text:span> (capacity, tension, horizons, reconstructibility), </text:p>
                </text:list-item>
                <text:list-item>
                  <text:p text:style-name="P46">время, геометрия, квантовая теория, вероятность — переопределены как информационные понятия. </text:p>
                </text:list-item>
              </text:list>
            </text:list-item>
          </text:list>
        </text:list-item>
        <text:list-item>
          <text:p text:style-name="P45"><text:span text:style-name="Strong_20_Emphasis">Роль наблюдателя</text:span></text:p>
          <text:list>
            <text:list-item>
              <text:p text:style-name="P46">QCA: </text:p>
              <text:list>
                <text:list-item>
                  <text:p text:style-name="P46">наблюдатель часто остаётся внешним; теория описывает эволюцию «как есть». </text:p>
                </text:list-item>
              </text:list>
            </text:list-item>
            <text:list-item>
              <text:p text:style-name="P46">RSL: </text:p>
              <text:list>
                <text:list-item>
                  <text:p text:style-name="P46">акцент на <text:span text:style-name="Emphasis">embedded observers</text:span>: </text:p>
                  <text:list>
                    <text:list-item>
                      <text:p text:style-name="P46">наблюдатели сами являются подсистемами RSL, </text:p>
                    </text:list-item>
                    <text:list-item>
                      <text:p text:style-name="P46">их доступ к информации ограничен, </text:p>
                    </text:list-item>
                    <text:list-item>
                      <text:p text:style-name="P46">квантовые эффекты и вероятностность трактуются как результат таких ограничений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<text:span text:style-name="Strong_20_Emphasis">Гравитация и геометрия</text:span></text:p>
          <text:list>
            <text:list-item>
              <text:p text:style-name="P46">QCA: </text:p>
              <text:list>
                <text:list-item>
                  <text:p text:style-name="P46">основное внимание — квантовые поля на фиксированной решётке/фоновой структуре; </text:p>
                </text:list-item>
                <text:list-item>
                  <text:p text:style-name="P46">есть исследования QCA на кривых фоновых структурах, но общепринятой «emergent gravity from QCA» программы ещё нет. </text:p>
                </text:list-item>
              </text:list>
            </text:list-item>
            <text:list-item>
              <text:p text:style-name="P46">RSL: </text:p>
              <text:list>
                <text:list-item>
                  <text:p text:style-name="P46">гравитация и геометрия — ключевая цель: </text:p>
                  <text:list>
                    <text:list-item>
                      <text:p text:style-name="P46">метрика = распределение reversible capacity, </text:p>
                    </text:list-item>
                    <text:list-item>
                      <text:p text:style-name="P46"><text:soft-page-break/>горизонты = ресурсные ограничения, </text:p>
                    </text:list-item>
                    <text:list-item>
                      <text:p text:style-name="P46">ОТО-подобная динамика геометрии — результат переноса симметрийной напряжённости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<text:span text:style-name="Strong_20_Emphasis">Структура симметрии</text:span></text:p>
          <text:list>
            <text:list-item>
              <text:p text:style-name="P46">QCA: </text:p>
              <text:list>
                <text:list-item>
                  <text:p text:style-name="P46">симметрии (локальные, глобальные) задаются как свойства унитарного шага (коммутирование с группами симметрий, gauge-инвариантность и пр.), </text:p>
                </text:list-item>
                <text:list-item>
                  <text:p text:style-name="P46">интересна также классификация QCA по симметриям и топологическим индексам.<text:a xlink:type="simple" xlink:href="https://arxiv.org/pdf/1902.10285" office:target-frame-name="_blank" xlink:show="new" text:style-name="Internet_20_link" text:visited-style-name="Visited_20_Internet_20_Link">(Freedman &amp; Hastings)</text:a> </text:p>
                </text:list-item>
              </text:list>
            </text:list-item>
            <text:list-item>
              <text:p text:style-name="P46">RSL: </text:p>
              <text:list>
                <text:list-item>
                  <text:p text:style-name="P46">симметрии — фундаментальный язык описания: </text:p>
                  <text:list>
                    <text:list-item>
                      <text:p text:style-name="P46">local symmetry/asymmetry напрямую интерпретируются как информационные и энергетические величины, </text:p>
                    </text:list-item>
                    <text:list-item>
                      <text:p text:style-name="P46">«информационная напряжённость» = мерило нарушения локальной симметрии, </text:p>
                    </text:list-item>
                    <text:list-item>
                      <text:p text:style-name="P46">перераспределение симметрий (symmetry redistribution) = основа динамики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<text:span text:style-name="Strong_20_Emphasis">Статус квантовой теории поля</text:span></text:p>
          <text:list>
            <text:list-item>
              <text:p text:style-name="P46">QCA: </text:p>
              <text:list>
                <text:list-item>
                  <text:p text:style-name="P46">цель — построить QFT <text:span text:style-name="Emphasis">на основании</text:span> QCA (QFT как «континуумный предел» QCA).<text:a xlink:type="simple" xlink:href="https://arxiv.org/pdf/1608.02004" office:target-frame-name="_blank" xlink:show="new" text:style-name="Internet_20_link" text:visited-style-name="Visited_20_Internet_20_Link">(D’Ariano &amp; Perinotti)</text:a> </text:p>
                </text:list-item>
              </text:list>
            </text:list-item>
            <text:list-item>
              <text:p text:style-name="P46">RSL: </text:p>
              <text:list>
                <text:list-item>
                  <text:p text:style-name="P46">QFT — одна из эффективных теорий, возникающая наряду с классической механикой, ОТО и статистикой; </text:p>
                </text:list-item>
                <text:list-item>
                  <text:p text:style-name="P45">акцент не на «квантовой теории поля per se», а на общей информационной надструктуре, которая порождает QFT как частный случай. </text:p>
                </text:list-item>
              </text:list>
            </text:list-item>
          </text:list>
        </text:list-item>
      </text:list>
      <text:h text:style-name="Heading_20_3" text:outline-level="3">8.3. Где RSL можно трактовать как «особый QCA»</text:h>
      <text:p text:style-name="Text_20_body">Если абстрагироваться:</text:p>
      <text:list text:style-name="L25">
        <text:list-item>
          <text:p text:style-name="P47">состояние решётки RSL можно отобразить в базис в гильбертовом пространстве; </text:p>
        </text:list-item>
        <text:list-item>
          <text:p text:style-name="P47">глобальная биективная эволюция — в унитарный оператор U; </text:p>
        </text:list-item>
        <text:list-item>
          <text:p text:style-name="P47">при этом U имеет локальную структуру (разложим в продукт/композицию локальных унитарных блоков, соответствующих Ti); </text:p>
        </text:list-item>
        <text:list-item>
          <text:p text:style-name="P48">таким образом формально RSL можно рассматривать как специфический QCA с особыми ограничениями (инволюционные локальные операции, бинарные степени свободы и т.д.). </text:p>
        </text:list-item>
      </text:list>
      <text:p text:style-name="Text_20_body">Однако автор <text:span text:style-name="Emphasis">принципиально</text:span> настаивает, что квантовое гильбертово представление — не фундаментальный слой, а лишь «перезапись» детерминистской обратимой динамики.</text:p>
      <text:h text:style-name="Heading_20_2" text:outline-level="2"><text:soft-page-break/>9. Сопоставление с традиционными физическими теориями</text:h>
      <text:h text:style-name="Heading_20_3" text:outline-level="3">9.1. Классическая механика и поля</text:h>
      <text:list text:style-name="L26">
        <text:list-item>
          <text:p text:style-name="P49">От классики RSL наследует: </text:p>
          <text:list>
            <text:list-item>
              <text:p text:style-name="P49">детерминизм, </text:p>
            </text:list-item>
            <text:list-item>
              <text:p text:style-name="P49">обратимость (ближе к гамильтоновой механике), </text:p>
            </text:list-item>
            <text:list-item>
              <text:p text:style-name="P49">возможность эффективных непрерывных полевых описаний. </text:p>
            </text:list-item>
          </text:list>
        </text:list-item>
        <text:list-item>
          <text:p text:style-name="P49">Отличие: </text:p>
          <text:list>
            <text:list-item>
              <text:p text:style-name="P49">нет фундаментального непрерывного фазового пространства, </text:p>
            </text:list-item>
            <text:list-item>
              <text:p text:style-name="P49">вся непрерывность — эмергентная, </text:p>
            </text:list-item>
            <text:list-item>
              <text:p text:style-name="P50">первична информационная/симметрийная структура, а не координаты и импульсы. </text:p>
            </text:list-item>
          </text:list>
        </text:list-item>
      </text:list>
      <text:h text:style-name="Heading_20_3" text:outline-level="3">9.2. Квантовая теория (КМ и КТП)</text:h>
      <text:list text:style-name="L27">
        <text:list-item>
          <text:p text:style-name="P51">Совместимые элементы: </text:p>
          <text:list>
            <text:list-item>
              <text:p text:style-name="P51">унитарность эволюции (на уровне представления), </text:p>
            </text:list-item>
            <text:list-item>
              <text:p text:style-name="P51">возможность суперпозиции в описании (феноменологический язык), </text:p>
            </text:list-item>
            <text:list-item>
              <text:p text:style-name="P51">волновая/корпускулярная дуальность полей и частиц (через топологические аномалии и волновые решения). </text:p>
            </text:list-item>
          </text:list>
        </text:list-item>
        <text:list-item>
          <text:p text:style-name="P51">Принципиальные расхождения: </text:p>
          <text:list>
            <text:list-item>
              <text:p text:style-name="P51">волновая функция не онтологична (нет «реального коллапса»; коллапс = обновление информации наблюдателя), </text:p>
            </text:list-item>
            <text:list-item>
              <text:p text:style-name="P51">нелокальная запутанность трактуется как корреляции в скрытом детерминистском субстрате плюс ограниченный доступ, </text:p>
            </text:list-item>
            <text:list-item>
              <text:p text:style-name="P52">вероятности — отражение неопределённости и coarse-graining, а не фундаментального случайного процесса. </text:p>
            </text:list-item>
          </text:list>
        </text:list-item>
      </text:list>
      <text:h text:style-name="Heading_20_3" text:outline-level="3">9.3. Общая теория относительности</text:h>
      <text:list text:style-name="L28">
        <text:list-item>
          <text:p text:style-name="P53">Сходства: </text:p>
          <text:list>
            <text:list-item>
              <text:p text:style-name="P53">роль геометрии в описании гравитации, </text:p>
            </text:list-item>
            <text:list-item>
              <text:p text:style-name="P53">локальная структура пространства-времени как основной объект для динамики. </text:p>
            </text:list-item>
          </text:list>
        </text:list-item>
        <text:list-item>
          <text:p text:style-name="P53">Отличия: </text:p>
          <text:list>
            <text:list-item>
              <text:p text:style-name="P53">в RSL-онто­логии нет фундаментального гладкого пространства-времени; есть дискретная решётка и её симметрийная структура, </text:p>
            </text:list-item>
            <text:list-item>
              <text:p text:style-name="P53">метрика и кривизна — эффективные величины, определённые через информационную напряжённость и capacity, </text:p>
            </text:list-item>
            <text:list-item>
              <text:p text:style-name="P54">горизонты — следствие информационных ограничений, а не только геометрической структуры. </text:p>
            </text:list-item>
          </text:list>
        </text:list-item>
      </text:list>
      <text:h text:style-name="Heading_20_3" text:outline-level="3">9.4. Статистическая физика и термодинамика</text:h>
      <text:list text:style-name="L29">
        <text:list-item>
          <text:p text:style-name="P55">В RSL вторая начало и энтропия: </text:p>
          <text:list>
            <text:list-item>
              <text:p text:style-name="P55">возникают как статистические, coarse-grained величины в обратимой динамике, </text:p>
            </text:list-item>
            <text:list-item>
              <text:p text:style-name="P56"><text:soft-page-break/>зависят от избранных макроскопических переменных и ограничений наблюдателя. </text:p>
            </text:list-item>
          </text:list>
        </text:list-item>
      </text:list>
      <text:p text:style-name="Text_20_body">Это привычно в информационных интерпретациях термодинамики, но RSL даёт точный микроскопический дискретный фон, который по идее позволяет строго интерпретировать все эти величины.</text:p>
      <text:h text:style-name="Heading_20_2" text:outline-level="2">10. Оценка, проверки и открытые вопросы</text:h>
      <text:h text:style-name="Heading_20_3" text:outline-level="3">10.1. Внутренняя логика и достижения</text:h>
      <text:p text:style-name="Text_20_body">В документе заявляются следующие «ядровые достижения»:</text:p>
      <text:list text:style-name="L30">
        <text:list-item>
          <text:p text:style-name="P57">вывод полей, волн, частиц, геометрии, горизонтов, квантового и статистического поведения из единой RSL-аксиоматики;</text:p>
        </text:list-item>
        <text:list-item>
          <text:p text:style-name="P57">демонстрация, что ежесекундный набор физических законов (как мы их знаем) может быть интерпретирован как эффективные регулярности перераспределения симметрийной напряжённости и reversible capacity;</text:p>
        </text:list-item>
        <text:list-item>
          <text:p text:style-name="P57">построение микроскопически обратимой, детерминистской, дискретной структуры, которая:</text:p>
          <text:list>
            <text:list-item>
              <text:p text:style-name="P58">воспроизводит континуумные уравнения полей, </text:p>
            </text:list-item>
            <text:list-item>
              <text:p text:style-name="P58">допускает топологические частицы, </text:p>
            </text:list-item>
            <text:list-item>
              <text:p text:style-name="P58">естественно порождает информационный взгляд на время и геометрию, </text:p>
            </text:list-item>
            <text:list-item>
              <text:p text:style-name="P57">предлагает «объяснительный мост» к квантовой теории через ограничения наблюдателей. </text:p>
            </text:list-item>
          </text:list>
        </text:list-item>
      </text:list>
      <text:h text:style-name="Heading_20_3" text:outline-level="3">10.2. Сопоставление с состоянием исследований CA/QCA</text:h>
      <text:p text:style-name="Text_20_body">С точки зрения существующей литературы по CA и QCA:</text:p>
      <text:list text:style-name="L31">
        <text:list-item>
          <text:p text:style-name="P59">Сильные стороны RSL:</text:p>
          <text:list>
            <text:list-item>
              <text:p text:style-name="P60">системное объединение: </text:p>
              <text:list>
                <text:list-item>
                  <text:p text:style-name="P60">детерминистского CA-подхода (’t Hooft, Elze), </text:p>
                </text:list-item>
                <text:list-item>
                  <text:p text:style-name="P60">QCA-континуумных пределов (D’Ariano, Arrighi), </text:p>
                </text:list-item>
                <text:list-item>
                  <text:p text:style-name="P60">информационной интерпретации геометрии и гравитации, </text:p>
                </text:list-item>
                <text:list-item>
                  <text:p text:style-name="P60">и интерпретации квантовой теории как феноменологии ограниченного наблюдателя. </text:p>
                </text:list-item>
              </text:list>
            </text:list-item>
            <text:list-item>
              <text:p text:style-name="P60">чёткий словарь в терминах симметрий и информационных ресурсов. </text:p>
            </text:list-item>
          </text:list>
        </text:list-item>
        <text:list-item>
          <text:p text:style-name="P59">Вызовы и открытые места:</text:p>
          <text:list>
            <text:list-item>
              <text:p text:style-name="P59">нужно формализовать конкретные классы локальных инволюций Ti, которые:</text:p>
              <text:list>
                <text:list-item>
                  <text:p text:style-name="P60">строго воспроизводят известные КТП-модели (электродинамика, Стандартная модель, ОТО) в определённых континуумных пределах; </text:p>
                </text:list-item>
                <text:list-item>
                  <text:p text:style-name="P60">согласуются с высокой степенью экспериментальной точности (ЛКБ, LHC, космология). </text:p>
                </text:list-item>
              </text:list>
            </text:list-item>
            <text:list-item>
              <text:p text:style-name="P59">нужно построить явные примеры:</text:p>
              <text:list>
                <text:list-item>
                  <text:p text:style-name="P60"><text:soft-page-break/>аномалий симметрий, которые с хорошей точностью ведут себя как известные частицы (с массой, зарядом, спином, статистикой), </text:p>
                </text:list-item>
                <text:list-item>
                  <text:p text:style-name="P60">динамики геометрии, дающей эффективную ОТО с корректным тензором энергии-импульса. </text:p>
                </text:list-item>
              </text:list>
            </text:list-item>
            <text:list-item>
              <text:p text:style-name="P59">требуется количественная феноменология:</text:p>
              <text:list>
                <text:list-item>
                  <text:p text:style-name="P60">предсказания отклонений от стандартных теорий (например, на сверхвысоких энергиях, малых масштабах, в ранней Вселенной), </text:p>
                </text:list-item>
                <text:list-item>
                  <text:p text:style-name="P60">возможные сигнатуры дискретности (анизотропия, нарушения Лоренц-инвариантности на планковских масштабах). </text:p>
                </text:list-item>
              </text:list>
            </text:list-item>
          </text:list>
        </text:list-item>
        <text:list-item>
          <text:p text:style-name="P59">В рамках QCA-сообщества интересно было бы:</text:p>
          <text:list>
            <text:list-item>
              <text:p text:style-name="P60">переформулировать RSL как QCA-модель (с явной унитарной схемой), </text:p>
            </text:list-item>
            <text:list-item>
              <text:p text:style-name="P60">классифицировать её с помощью известных инвариантов индекса и топологических характеристик.<text:a xlink:type="simple" xlink:href="https://arxiv.org/pdf/1902.10285" office:target-frame-name="_blank" xlink:show="new" text:style-name="Internet_20_link" text:visited-style-name="Visited_20_Internet_20_Link">(Freedman &amp; Hastings)</text:a> </text:p>
            </text:list-item>
            <text:list-item>
              <text:p text:style-name="P59">посмотреть, как именно «информационная напряжённость» переводится в стандартный язык операторов в гильбертовом пространстве. </text:p>
            </text:list-item>
          </text:list>
        </text:list-item>
      </text:list>
      <text:h text:style-name="Heading_20_3" text:outline-level="3">10.3. Возможные экспериментальные следствия</text:h>
      <text:p text:style-name="Text_20_body">В документе обсуждаются (в финальных разделах) перспективы:</text:p>
      <text:list text:style-name="L32">
        <text:list-item>
          <text:p text:style-name="P61">астрофизические/космологические тесты: </text:p>
          <text:list>
            <text:list-item>
              <text:p text:style-name="P61">возможные модификации дисперсионных соотношений в высокоэнергетичных фотонах/нейтрино (поиск дискретности), </text:p>
            </text:list-item>
            <text:list-item>
              <text:p text:style-name="P61">особенности формирования горизонтов и чёрных дыр, которые могут изменять предсказания по сравнению с ОТО. </text:p>
            </text:list-item>
          </text:list>
        </text:list-item>
        <text:list-item>
          <text:p text:style-name="P61">лабораторные эксперименты: </text:p>
          <text:list>
            <text:list-item>
              <text:p text:style-name="P61">поиск малых нарушений Лоренц-инвариантности, </text:p>
            </text:list-item>
            <text:list-item>
              <text:p text:style-name="P62">специфические корреляционные структуры, которые отличались бы от предсказаний стандартной КМ (если RSL-подход подразумевает определённые ограничения на доступные состояния). </text:p>
            </text:list-item>
          </text:list>
        </text:list-item>
      </text:list>
      <text:p text:style-name="Text_20_body">Однако, чтобы превратить эти идеи в конкретные тесты, нужен гораздо более детализированный математический и феноменологический аппарат, чем тот, что изложен в текущей версии.</text:p>
      <text:h text:style-name="Heading_20_2" text:outline-level="2">11. Итоговое резюме в сжатом виде</text:h>
      <text:list text:style-name="L33">
        <text:list-item>
          <text:p text:style-name="P63"><text:span text:style-name="Strong_20_Emphasis">RSL/TDS — это дискретная, обратимая, детерминистская информационная онтология</text:span>, в которой базовые объекты — двоичные переменные на решётке с локальными инволюционными обновлениями.</text:p>
        </text:list-item>
        <text:list-item>
          <text:p text:style-name="P63"><text:span text:style-name="Strong_20_Emphasis">Физические поля, частицы, пространство-время, геометрия, горизонты, термодинамика и квантовая теория</text:span> интерпретируются как <text:span text:style-name="Emphasis">эмергентные</text:span> структуры, возникающие при coarse-graining и при учёте ограничений наблюдателей.</text:p>
        </text:list-item>
        <text:list-item>
          <text:p text:style-name="P63"><text:span text:style-name="Strong_20_Emphasis">Информационные величины (симметрийная напряжённость, reversible capacity, реконструируемость)</text:span> играют роль фундаментальных «энергетических» и «геометрических» параметров.</text:p>
        </text:list-item>
        <text:list-item>
          <text:p text:style-name="P63"><text:soft-page-break/><text:span text:style-name="Strong_20_Emphasis">Квантовая механика трактуется как эффективная теория</text:span>, описывающая поведение ансамблей RSL-конфигураций при ограниченном доступе и наличии горизонтов, а не как фундаментальная онтология.</text:p>
        </text:list-item>
        <text:list-item>
          <text:p text:style-name="P63"><text:span text:style-name="Strong_20_Emphasis">С теорией квантовых клеточных автоматов (QCA)</text:span>:</text:p>
          <text:list>
            <text:list-item>
              <text:p text:style-name="P64">общая платформа: дискретность, локальность, обратимость, континуумные пределы → QFT-подобные уравнения; </text:p>
            </text:list-item>
            <text:list-item>
              <text:p text:style-name="P64">различие: RSL — в основе <text:span text:style-name="Emphasis">классический</text:span> CA с информационной интерпретацией, QCA — фундаментально квантовый объект; </text:p>
            </text:list-item>
            <text:list-item>
              <text:p text:style-name="P64">RSL может быть формализован как частный случай QCA, но с семантикой «квантовость = эффективное описание». </text:p>
            </text:list-item>
          </text:list>
        </text:list-item>
        <text:list-item>
          <text:p text:style-name="P63"><text:span text:style-name="Strong_20_Emphasis">Документ предлагает цельную концептуальную картину «информационной физики»</text:span>, где:</text:p>
          <text:list>
            <text:list-item>
              <text:p text:style-name="P64">«спейс-тайм» — не фундаментален, </text:p>
            </text:list-item>
            <text:list-item>
              <text:p text:style-name="P64">геометрия — крупномасштабный ответ перераспределения симметрийной напряжённости, </text:p>
            </text:list-item>
            <text:list-item>
              <text:p text:style-name="P64">частицы — топологические аномалии, </text:p>
            </text:list-item>
            <text:list-item>
              <text:p text:style-name="P64">квантовая теория — операциональный язык для ограниченных наблюдателей, </text:p>
            </text:list-item>
            <text:list-item>
              <text:p text:style-name="P63">все эти уровни объединены в единую, строго обратимую подложку. </text:p>
            </text:list-item>
          </text:list>
        </text:list-item>
      </text:list>
      <text:p text:style-name="Text_20_body">С научной точки зрения, это — амбициозная, логически цельная, но всё ещё в значительной степени программная (а не завершённая) теория. Её естественное место — рядом с направлениями QCA, CA-интерпретациями квантовой механики и информационными подходами к гравитации и космологии.</text:p>
      <text:p text:style-name="Standard"/>
      <text:p text:style-name="Text_20_body">Дальше буду опираться на три вещи:</text:p>
      <text:list text:style-name="L34">
        <text:list-item>
          <text:p text:style-name="P65">содержание RSL‑теории Шефера из вашего PDF; </text:p>
        </text:list-item>
        <text:list-item>
          <text:p text:style-name="P65">то, что можно реконструировать из описания SymStructures_v3.pdf и идеи самоприменимого функтора; </text:p>
        </text:list-item>
        <text:list-item>
          <text:p text:style-name="P66">ваш уточнённый вопрос: может ли RSL‑подход дать «физическую» калибровку параметров/правил, чтобы не утонуть в мультиверсе символических структур? </text:p>
        </text:list-item>
      </text:list>
      <text:p text:style-name="Text_20_body">Пойду по шагам:</text:p>
      <text:list text:style-name="L35">
        <text:list-item>
          <text:p text:style-name="P67">Кратко реконструирую, что делает самоприменимый функтор в SymStructures_v3. </text:p>
        </text:list-item>
        <text:list-item>
          <text:p text:style-name="P67">Покажу, почему это естественно порождает мультиверс. </text:p>
        </text:list-item>
        <text:list-item>
          <text:p text:style-name="P67">Сопоставлю это с тем, как в RSL возникают допустимые «миры» и почему там мультиверс сильно ограничен. </text:p>
        </text:list-item>
        <text:list-item>
          <text:p text:style-name="P67">Предложу стратегию калибровки / отбора правил функтора на основе RSL‑принципов (симметрий, обратимости, capacity, coarse‑graining). </text:p>
        </text:list-item>
        <text:list-item>
          <text:p text:style-name="P68">Отдельно — идеи того, как это можно превратить в более строгий «функционал отбора» (аналог принципа наименьшего действия, но для категориальных/символьных структур). </text:p>
        </text:list-item>
      </text:list>
      <text:h text:style-name="Heading_20_2" text:outline-level="2"><text:soft-page-break/>1. Что делает самоприменимый функтор (в реконструкции)</text:h>
      <text:p text:style-name="Text_20_body">По описанию:</text:p>
      <text:list text:style-name="L36">
        <text:list-item>
          <text:p text:style-name="P69">У вас есть некоторый <text:span text:style-name="Strong_20_Emphasis">категориальный или алгебраический объект</text:span>: класс символических структур (объекты категории) и морфизмы между ними (правила, интерпретации, переписывания). </text:p>
        </text:list-item>
        <text:list-item>
          <text:p text:style-name="P69"><text:span text:style-name="Strong_20_Emphasis">Самоприменимый функтор</text:span>: </text:p>
          <text:list>
            <text:list-item>
              <text:p text:style-name="P69">берёт такую структуру (или язык, или набор правил); </text:p>
            </text:list-item>
            <text:list-item>
              <text:p text:style-name="P69">генерирует на её основе <text:span text:style-name="Strong_20_Emphasis">новую символическую вселенную</text:span>: новые объекты и морфизмы, новые «миры»; </text:p>
            </text:list-item>
            <text:list-item>
              <text:p text:style-name="P69">критически — он <text:span text:style-name="Strong_20_Emphasis">применяется к самому себе</text:span>: результат очередного шага становится входом для следующего. </text:p>
            </text:list-item>
          </text:list>
        </text:list-item>
        <text:list-item>
          <text:p text:style-name="P70">Итог: дерево/граф моделей, интерпретаций, расширений — по сути, <text:span text:style-name="Strong_20_Emphasis">область всех возможных миров и языков, совместимых с исходной схемой</text:span>. </text:p>
        </text:list-item>
      </text:list>
      <text:p text:style-name="Text_20_body">Если функтор не очень жёстко ограничен, вы получаете:</text:p>
      <text:list text:style-name="L37">
        <text:list-item>
          <text:p text:style-name="P71">принципиально бесконечный «мультиверс» структур; </text:p>
        </text:list-item>
        <text:list-item>
          <text:p text:style-name="P71">огромные ветвления, где: </text:p>
          <text:list>
            <text:list-item>
              <text:p text:style-name="P71">разные ветви представляют несовместимые «физики»/логики; </text:p>
            </text:list-item>
            <text:list-item>
              <text:p text:style-name="P72">нет встроенного критерия, что считать «нашим» миром, а что — абстрактной бессвязной конструкцией. </text:p>
            </text:list-item>
          </text:list>
        </text:list-item>
      </text:list>
      <text:p text:style-name="Text_20_body">То есть функтор выполняет роль:</text:p>
      <text:list text:style-name="L38">
        <text:list-item>
          <text:p text:style-name="P73">«глобального генератора возможных миров», </text:p>
        </text:list-item>
        <text:list-item>
          <text:p text:style-name="P74">но у него <text:span text:style-name="Strong_20_Emphasis">нет внутренней физической метрики</text:span>: чем одна ветка «ближе» к нашему миру, чем другая — он не знает. </text:p>
        </text:list-item>
      </text:list>
      <text:h text:style-name="Heading_20_2" text:outline-level="2">2. Почему самоприменимость почти неизбежно даёт мультиверс</text:h>
      <text:p text:style-name="Text_20_body">Логика предельно похожа на то, что подчёркивает Тегмарк в «математическом мультиверсе»<text:a xlink:type="simple" xlink:href="https://arxiv.org/pdf/0905.1283" office:target-frame-name="_blank" xlink:show="new" text:style-name="Internet_20_link" text:visited-style-name="Visited_20_Internet_20_Link">(Tegmark)</text:a>:</text:p>
      <text:list text:style-name="L39">
        <text:list-item>
          <text:p text:style-name="P75">если вы: </text:p>
          <text:list>
            <text:list-item>
              <text:p text:style-name="P75">берёте «всю математику» + принцип равноправия всех достаточно консистентных структур; </text:p>
            </text:list-item>
            <text:list-item>
              <text:p text:style-name="P75">не вводите жёсткий динамический/аксиоматический отбор, </text:p>
            </text:list-item>
          </text:list>
        </text:list-item>
        <text:list-item>
          <text:p text:style-name="P76">вы практически гарантированно получаете <text:span text:style-name="Strong_20_Emphasis">иерархию мультиверсов</text:span>. </text:p>
        </text:list-item>
      </text:list>
      <text:p text:style-name="Text_20_body">В вашем случае:</text:p>
      <text:list text:style-name="L40">
        <text:list-item>
          <text:p text:style-name="P77">самоприменимый функтор — это «машина расширения языков и моделей»;</text:p>
        </text:list-item>
        <text:list-item>
          <text:p text:style-name="P77">каждый шаг:</text:p>
          <text:list>
            <text:list-item>
              <text:p text:style-name="P78">либо добавляет новые уровни описания, </text:p>
            </text:list-item>
            <text:list-item>
              <text:p text:style-name="P78">либо порождает «альтернативные миры» с другими правилами; </text:p>
            </text:list-item>
          </text:list>
        </text:list-item>
        <text:list-item>
          <text:p text:style-name="P77"><text:soft-page-break/>без дополнительных ограничений вы:</text:p>
          <text:list>
            <text:list-item>
              <text:p text:style-name="P78">либо: </text:p>
              <text:list>
                <text:list-item>
                  <text:p text:style-name="P78">получаете неограниченный рост множества вариантов, </text:p>
                </text:list-item>
              </text:list>
            </text:list-item>
            <text:list-item>
              <text:p text:style-name="P78">либо: </text:p>
              <text:list>
                <text:list-item>
                  <text:p text:style-name="P77">вынуждены вручную вводить резкие отсечки («этот мир физически похож на наш, этот нет»). </text:p>
                </text:list-item>
              </text:list>
            </text:list-item>
          </text:list>
        </text:list-item>
      </text:list>
      <text:p text:style-name="Text_20_body">Поэтому потребность «калибровки» параметров и правил функтора — это на самом деле потребность:</text:p>
      <text:p text:style-name="Quotations">Ввести <text:span text:style-name="Strong_20_Emphasis">физически мотивированный принцип отбора</text:span> подмножества структур, которые рассматриваются как «кандидаты в наши миры / эквивалентные этому миру».</text:p>
      <text:h text:style-name="Heading_20_2" text:outline-level="2">3. Как эта проблема решена (или, по крайней мере, переосмыслена) в RSL</text:h>
      <text:p text:style-name="Text_20_body">В RSL‑подходе уже есть очень близкая ситуация:</text:p>
      <text:list text:style-name="L41">
        <text:list-item>
          <text:p text:style-name="P79"><text:span text:style-name="Strong_20_Emphasis">Множество всех возможных RSL‑микродинамик</text:span> (все возможные локальные инволюции на двоичной решётке) — чудовищно огромное «пространство миров».</text:p>
        </text:list-item>
        <text:list-item>
          <text:p text:style-name="P79">Но теория не рассматривает «всё подряд». Она вводит <text:span text:style-name="Strong_20_Emphasis">аксиомы и структурные ограничения</text:span>, которые играют роль фильтра:</text:p>
          <text:list>
            <text:list-item>
              <text:p text:style-name="P80">Дискретность + двоичная локальная свобода. </text:p>
            </text:list-item>
            <text:list-item>
              <text:p text:style-name="P80">Локальные инволюционные обновления Ti. </text:p>
            </text:list-item>
            <text:list-item>
              <text:p text:style-name="P80">Глобальная биективность (обратимость). </text:p>
            </text:list-item>
            <text:list-item>
              <text:p text:style-name="P80">Локальность (конечный радиус действия Ti). </text:p>
            </text:list-item>
            <text:list-item>
              <text:p text:style-name="P80">Возможность coarse‑graining, дающего: </text:p>
              <text:list>
                <text:list-item>
                  <text:p text:style-name="P80">континуумоподобные поля; </text:p>
                </text:list-item>
                <text:list-item>
                  <text:p text:style-name="P80">конечную максимальную скорость распространения; </text:p>
                </text:list-item>
                <text:list-item>
                  <text:p text:style-name="P80">стабильные конечной энергии аномалии (частицы). </text:p>
                </text:list-item>
              </text:list>
            </text:list-item>
          </text:list>
        </text:list-item>
        <text:list-item>
          <text:p text:style-name="P79">То есть, среди всех возможных «клеточных автоматов» отбираются те, у которых:</text:p>
          <text:list>
            <text:list-item>
              <text:p text:style-name="P80">есть <text:span text:style-name="Strong_20_Emphasis">эффективная континуумная физика</text:span>; </text:p>
            </text:list-item>
            <text:list-item>
              <text:p text:style-name="P80">есть <text:span text:style-name="Strong_20_Emphasis">устойчивые структуры</text:span> (аналог частиц и полей); </text:p>
            </text:list-item>
            <text:list-item>
              <text:p text:style-name="P79">есть <text:span text:style-name="Strong_20_Emphasis">эмергентное геометрическое описание</text:span> (метрика времени и пространства через распределение reversible capacity). </text:p>
            </text:list-item>
          </text:list>
        </text:list-item>
      </text:list>
      <text:p text:style-name="Text_20_body">Это ровно тот тип отбора, который вам нужен для самоприменимого функтора, только в <text:span text:style-name="Strong_20_Emphasis">символьном</text:span> (категориальном) мире:</text:p>
      <text:list text:style-name="L42">
        <text:list-item>
          <text:p text:style-name="P81">не просто «всё что формально возможно»,</text:p>
        </text:list-item>
        <text:list-item>
          <text:p text:style-name="P81">а «только те конструкции, где:</text:p>
          <text:list>
            <text:list-item>
              <text:p text:style-name="P82">есть непрерывная динамика на крупном масштабе, </text:p>
            </text:list-item>
            <text:list-item>
              <text:p text:style-name="P82">есть стабильные объекты, </text:p>
            </text:list-item>
            <text:list-item>
              <text:p text:style-name="P82">есть разумная информационная геометрия, </text:p>
            </text:list-item>
            <text:list-item>
              <text:p text:style-name="P81">и они совместимы с конкретным типом наблюдателя». </text:p>
            </text:list-item>
          </text:list>
        </text:list-item>
      </text:list>
      <text:h text:style-name="Heading_20_2" text:outline-level="2"><text:soft-page-break/>4. Может ли RSL‑теория помочь откалибровать самоприменимый функтор?</text:h>
      <text:p text:style-name="Text_20_body">Да, и довольно естественным образом. Главное — <text:span text:style-name="Strong_20_Emphasis">перенести физические критерии RSL в язык символических структур и функторов</text:span>.</text:p>
      <text:p text:style-name="Text_20_body">Сделаю это по пунктам.</text:p>
      <text:h text:style-name="Heading_20_3" text:outline-level="3">4.1. Прямая аналогия: RSL как «функциональный фильтр» в пространстве миров</text:h>
      <text:p text:style-name="Text_20_body">RSL делает следующее:</text:p>
      <text:list text:style-name="L43">
        <text:list-item>
          <text:p text:style-name="P83">Задаёт <text:span text:style-name="Strong_20_Emphasis">ограниченный класс микродинамик</text:span> (RSL‑автоматов), соответствующих аксиомам (локальность, обратимость, симметрийная структура). </text:p>
        </text:list-item>
        <text:list-item>
          <text:p text:style-name="P83">На уровне coarse‑graining отбирает те из них, где: </text:p>
          <text:list>
            <text:list-item>
              <text:p text:style-name="P83">возникают <text:span text:style-name="Strong_20_Emphasis">континуумоподобные нелинейные волновые уравнения</text:span>; </text:p>
            </text:list-item>
            <text:list-item>
              <text:p text:style-name="P83">есть <text:span text:style-name="Strong_20_Emphasis">локализованные, устойчивые решения</text:span>; </text:p>
            </text:list-item>
            <text:list-item>
              <text:p text:style-name="P83">есть <text:span text:style-name="Strong_20_Emphasis">эмергентная метрика времени/пространства</text:span>. </text:p>
            </text:list-item>
          </text:list>
        </text:list-item>
        <text:list-item>
          <text:p text:style-name="P83">Интерпретирует эти феномены как: </text:p>
          <text:list>
            <text:list-item>
              <text:p text:style-name="P83">«поля», </text:p>
            </text:list-item>
            <text:list-item>
              <text:p text:style-name="P83">«частицы» (симметрийные аномалии), </text:p>
            </text:list-item>
            <text:list-item>
              <text:p text:style-name="P84">«геометрия» (распределение capacity). </text:p>
            </text:list-item>
          </text:list>
        </text:list-item>
      </text:list>
      <text:p text:style-name="Text_20_body">Теперь, если ваш самоприменимый функтор генерирует <text:span text:style-name="Strong_20_Emphasis">огромный класс символических миров</text:span>, вы можете:</text:p>
      <text:list text:style-name="L44">
        <text:list-item>
          <text:p text:style-name="P85">описать <text:span text:style-name="Strong_20_Emphasis">каждый такой мир</text:span> (или класс мироподобных структур) как <text:span text:style-name="Strong_20_Emphasis">эффективную теорию</text:span> поверх некоторой «глубинной динамики»;</text:p>
        </text:list-item>
        <text:list-item>
          <text:p text:style-name="P85">потребовать, чтобы эта эффективная теория:</text:p>
          <text:list>
            <text:list-item>
              <text:p text:style-name="P86">допускала RSL‑интерпретацию; </text:p>
            </text:list-item>
            <text:list-item>
              <text:p text:style-name="P85">или хотя бы была <text:span text:style-name="Strong_20_Emphasis">морфизмом</text:span> / <text:span text:style-name="Strong_20_Emphasis">функтором</text:span> в категорию RSL‑совместимых структур. </text:p>
            </text:list-item>
          </text:list>
        </text:list-item>
      </text:list>
      <text:p text:style-name="Text_20_body">То есть вводите:</text:p>
      <text:p text:style-name="Quotations"><text:span text:style-name="Strong_20_Emphasis">Критерий физической допустимости</text:span>: символическая структура / ветка мультиверса «принимается», если она допускает реализацию как эмергентное описание некоторой RSL‑подложки (с заданными ограничениями по capacity, симметриям, локальности и т.п.).</text:p>
      <text:p text:style-name="Text_20_body">Другими словами:</text:p>
      <text:list text:style-name="L45">
        <text:list-item>
          <text:p text:style-name="P87">самоприменимый функтор генерирует формальные миры; </text:p>
        </text:list-item>
        <text:list-item>
          <text:p text:style-name="P87">RSL‑критерии выступают как «функционал отбора»: </text:p>
          <text:list>
            <text:list-item>
              <text:p text:style-name="P87">вы выбрасываете структуры, которые: </text:p>
              <text:list>
                <text:list-item>
                  <text:p text:style-name="P87">не обладают обратимой динамикой, </text:p>
                </text:list-item>
                <text:list-item>
                  <text:p text:style-name="P87">не имеют локальности, </text:p>
                </text:list-item>
                <text:list-item>
                  <text:p text:style-name="P87">не приводят к полевым уравнениям с конечной скоростью распространения, </text:p>
                </text:list-item>
                <text:list-item>
                  <text:p text:style-name="P88"><text:soft-page-break/>не дают устойчивых аномалий и т.д. </text:p>
                </text:list-item>
              </text:list>
            </text:list-item>
          </text:list>
        </text:list-item>
      </text:list>
      <text:h text:style-name="Heading_20_3" text:outline-level="3">4.2. В терминах категорий: функтор как «подъём» в RSL‑совместную подкатегорию</text:h>
      <text:p text:style-name="Text_20_body">Если попытаться сформулировать это более строго:</text:p>
      <text:list text:style-name="L46">
        <text:list-item>
          <text:p text:style-name="P89">Пусть у вас есть категория <text:span text:style-name="Strong_20_Emphasis">Sym</text:span>: </text:p>
          <text:list>
            <text:list-item>
              <text:p text:style-name="P89">объекты — символические структуры / языки / теории; </text:p>
            </text:list-item>
            <text:list-item>
              <text:p text:style-name="P89">морфизмы — интерпретации, переписывания и т.п. </text:p>
            </text:list-item>
          </text:list>
        </text:list-item>
        <text:list-item>
          <text:p text:style-name="P89">Самоприменимый функтор:<text:line-break/>F:Sym→Sym </text:p>
        </text:list-item>
        <text:list-item>
          <text:p text:style-name="P89">RSL‑подход даёт некоторую «физическую» подкатегорию <text:span text:style-name="Strong_20_Emphasis">Phys_RSL</text:span>:<text:line-break/>Phys_RSL⊂Sym<text:line-break/>где: </text:p>
          <text:list>
            <text:list-item>
              <text:p text:style-name="P89">объекты — структуры, допускающие интерпретацию как RSL‑эмергентные теории; </text:p>
            </text:list-item>
            <text:list-item>
              <text:p text:style-name="P90">морфизмы — те интерпретации, которые сохраняют RSL‑структуру (симметрии, обратимость, capacity, поле/частицы). </text:p>
            </text:list-item>
          </text:list>
        </text:list-item>
      </text:list>
      <text:p text:style-name="Text_20_body">Вы хотите <text:span text:style-name="Strong_20_Emphasis">перекалибровать</text:span> F так, чтобы:</text:p>
      <text:list text:style-name="L47">
        <text:list-item>
          <text:p text:style-name="P91">Либо он <text:span text:style-name="Strong_20_Emphasis">ограничивался на Phys_{RSL}</text:span>:<text:line-break/>F:Phys_RSL→Phys_RSL<text:line-break/>т.е. при самоприменении вы всегда остаетесь в физически допустимых мирах;</text:p>
        </text:list-item>
        <text:list-item>
          <text:p text:style-name="P91">Либо имел «проекцию»:<text:line-break/>Π:Sym→Phys_RSL<text:line-break/>такую, что композиция Π∘F (или F∘Π) даёт <text:span text:style-name="Strong_20_Emphasis">физически отобранные ветви</text:span>.</text:p>
        </text:list-item>
      </text:list>
      <text:p text:style-name="Text_20_body">Смысл:<text:line-break/>да, мультиверс символических структур останется, но:</text:p>
      <text:list text:style-name="L48">
        <text:list-item>
          <text:p text:style-name="P92">вы либо сразу заставляете функтор жить в подкатегории RSL‑совместимых структур; </text:p>
        </text:list-item>
        <text:list-item>
          <text:p text:style-name="P93">либо добавляете после каждого шага «физический фильтр» Π, который отбрасывает нефизичные миры. </text:p>
        </text:list-item>
      </text:list>
      <text:h text:style-name="Heading_20_3" text:outline-level="3">4.3. Как именно RSL‑принципы могут служить критерием калибровки</text:h>
      <text:p text:style-name="Text_20_body">Соберём вместе ключевые принципы RSL и скажем, <text:span text:style-name="Strong_20_Emphasis">как они могут быть переформулированы как требования к параметрам/правилам функтора</text:span>:</text:p>
      <text:list text:style-name="L49">
        <text:list-item>
          <text:p text:style-name="P94"><text:span text:style-name="Strong_20_Emphasis">Локальность и конечная пропускная способность (throughput)</text:span></text:p>
          <text:list>
            <text:list-item>
              <text:p text:style-name="P95">В RSL: локальные инволюции с конечным радиусом → конечная скорость распространения, causality. </text:p>
            </text:list-item>
            <text:list-item>
              <text:p text:style-name="P95">Для функтора: </text:p>
              <text:list>
                <text:list-item>
                  <text:p text:style-name="P95">запрещаете правила, которые при одной итерации требуют «глобальной» информации о всей структуре; </text:p>
                </text:list-item>
                <text:list-item>
                  <text:p text:style-name="P95">вводите ограничение на <text:span text:style-name="Strong_20_Emphasis">локальный ресурс изменения</text:span>: </text:p>
                  <text:list>
                    <text:list-item>
                      <text:p text:style-name="P95"><text:soft-page-break/>в каждой итерации функтор может «переписать» только конечную, «местную» часть структуры; </text:p>
                    </text:list-item>
                    <text:list-item>
                      <text:p text:style-name="P95">это аналог ограничения reversible capacity и локального throughput времени<text:a xlink:type="simple" xlink:href="https://app.giz.ai/files/kLrmXuEItSfwbnIgD9OAz" text:style-name="Internet_20_link" text:visited-style-name="Visited_20_Internet_20_Link">(RSL PDF)</text:a>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<text:span text:style-name="Strong_20_Emphasis">Обратимость / возможность реконструкции (reconstructibility)</text:span></text:p>
          <text:list>
            <text:list-item>
              <text:p text:style-name="P95">В RSL: глобальное отображение конфигураций биективно; нет фундаментальной потери информации. </text:p>
            </text:list-item>
            <text:list-item>
              <text:p text:style-name="P95">Для функтора: </text:p>
              <text:list>
                <text:list-item>
                  <text:p text:style-name="P95">требуете, чтобы на <text:span text:style-name="Strong_20_Emphasis">микроуровне</text:span> правил не происходило неустранимой потери информации: </text:p>
                  <text:list>
                    <text:list-item>
                      <text:p text:style-name="P95">либо сам функтор на своей области действия обратим, </text:p>
                    </text:list-item>
                    <text:list-item>
                      <text:p text:style-name="P95">либо есть явно определённый «информационный слепок», позволяющий реконструировать прошлые состояния. </text:p>
                    </text:list-item>
                  </text:list>
                </text:list-item>
                <text:list-item>
                  <text:p text:style-name="P95">это уже резко сужает класс допустимых самоприменимых функторов (многие сильно недетерминированные / коллапсирующие системы отбрасываются). </text:p>
                </text:list-item>
              </text:list>
            </text:list-item>
          </text:list>
        </text:list-item>
        <text:list-item>
          <text:p text:style-name="P94"><text:span text:style-name="Strong_20_Emphasis">Эмергентная непрерывность (coarse‑graining)</text:span></text:p>
          <text:list>
            <text:list-item>
              <text:p text:style-name="P95">В RSL: после coarse‑graining появляются гладкие поля и волновые уравнения; </text:p>
            </text:list-item>
            <text:list-item>
              <text:p text:style-name="P95">Для функтора: </text:p>
              <text:list>
                <text:list-item>
                  <text:p text:style-name="P95">требуете, чтобы <text:span text:style-name="Strong_20_Emphasis">на некоторых масштабах</text:span> итерации функтора приводили к: </text:p>
                  <text:list>
                    <text:list-item>
                      <text:p text:style-name="P95">устойчивым «континуумоподобным» описаниям: </text:p>
                      <text:list>
                        <text:list-item>
                          <text:p text:style-name="P95">последовательности структур можно аппроксимировать дифференциальными уравнениями на уровне макропараметров; </text:p>
                        </text:list-item>
                      </text:list>
                    </text:list-item>
                    <text:list-item>
                      <text:p text:style-name="P95">существованию «регулярных» нелинейных уравнений эволюции символьных инвариантов. </text:p>
                    </text:list-item>
                  </text:list>
                </text:list-item>
                <text:list-item>
                  <text:p text:style-name="P95">структуры/правила, не допускающие такого укрупнения, считаются нефизичными (или «слишком искусственными»). </text:p>
                </text:list-item>
              </text:list>
            </text:list-item>
          </text:list>
        </text:list-item>
        <text:list-item>
          <text:p text:style-name="P94"><text:span text:style-name="Strong_20_Emphasis">Стабильные локализованные структуры (аналог частиц)</text:span></text:p>
          <text:list>
            <text:list-item>
              <text:p text:style-name="P95">В RSL: существование устойчивых симметрийных аномалий, решающих нелинейное полевое уравнение<text:a xlink:type="simple" xlink:href="https://app.giz.ai/files/kLrmXuEItSfwbnIgD9OAz" text:style-name="Internet_20_link" text:visited-style-name="Visited_20_Internet_20_Link">(RSL PDF)</text:a>. </text:p>
            </text:list-item>
            <text:list-item>
              <text:p text:style-name="P95">Для функтора: </text:p>
              <text:list>
                <text:list-item>
                  <text:p text:style-name="P95">среди символических конфигураций, которые он порождает, должны быть: </text:p>
                  <text:list>
                    <text:list-item>
                      <text:p text:style-name="P95"><text:span text:style-name="Strong_20_Emphasis">конечные, рекуррентные, устойчивые подструктуры</text:span> — неиндеградируемые паттерны, </text:p>
                    </text:list-item>
                    <text:list-item>
                      <text:p text:style-name="P95">которые: </text:p>
                      <text:list>
                        <text:list-item>
                          <text:p text:style-name="P95">не распадаются под действием последующих итераций функтора, </text:p>
                        </text:list-item>
                        <text:list-item>
                          <text:p text:style-name="P95">обладают инвариантами (аналог топологического заряда). </text:p>
                        </text:list-item>
                      </text:list>
                    </text:list-item>
                  </text:list>
                </text:list-item>
                <text:list-item>
                  <text:p text:style-name="P95">только мира, где такие структуры существуют и устойчивы, воспринимаются как кандидаты на «физически осмысленные». </text:p>
                </text:list-item>
              </text:list>
            </text:list-item>
          </text:list>
        </text:list-item>
        <text:list-item>
          <text:p text:style-name="P94"><text:span text:style-name="Strong_20_Emphasis">Информационная метрика, горизонты и ограниченный наблюдатель</text:span></text:p>
          <text:list>
            <text:list-item>
              <text:p text:style-name="P95"><text:soft-page-break/>В RSL: время, геометрия и горизонты возникают из распределения reversible capacity и пределов reconstructibility<text:a xlink:type="simple" xlink:href="https://app.giz.ai/files/kLrmXuEItSfwbnIgD9OAz" text:style-name="Internet_20_link" text:visited-style-name="Visited_20_Internet_20_Link">(RSL PDF)</text:a>. </text:p>
            </text:list-item>
            <text:list-item>
              <text:p text:style-name="P95">Для функтора: </text:p>
              <text:list>
                <text:list-item>
                  <text:p text:style-name="P94">требуете, чтобы:</text:p>
                  <text:list>
                    <text:list-item>
                      <text:p text:style-name="P95">можно было ввести <text:span text:style-name="Strong_20_Emphasis">метрику доступности информации</text:span>: </text:p>
                      <text:list>
                        <text:list-item>
                          <text:p text:style-name="P95">какие части структуры достижимы при конечном числе итераций; </text:p>
                        </text:list-item>
                        <text:list-item>
                          <text:p text:style-name="P95">где возникают «горизонты» — регионы, из которых информация не может быть реконструирована данным внутренним наблюдателем. </text:p>
                        </text:list-item>
                      </text:list>
                    </text:list-item>
                    <text:list-item>
                      <text:p text:style-name="P95">для наблюдателей, встроенных в структуру, длины путей/время/сложность интерпретации задавали <text:span text:style-name="Strong_20_Emphasis">естественную каузальную структуру</text:span>. </text:p>
                    </text:list-item>
                  </text:list>
                </text:list-item>
                <text:list-item>
                  <text:p text:style-name="P94">Ветви мультиверса, где такой «информационной геометрии» нет (всё либо слишком хаотично, либо тривиально), можно отбросить.</text:p>
                </text:list-item>
              </text:list>
            </text:list-item>
          </text:list>
        </text:list-item>
        <text:list-item>
          <text:p text:style-name="P94"><text:span text:style-name="Strong_20_Emphasis">Эффективная «квантоподобная» статистика</text:span></text:p>
          <text:list>
            <text:list-item>
              <text:p text:style-name="P95">В RSL: квантовая теория как эффективное описание ансамблей и ограниченного знания, а не фундаментальная онтология. </text:p>
            </text:list-item>
            <text:list-item>
              <text:p text:style-name="P95">Для функтора: </text:p>
              <text:list>
                <text:list-item>
                  <text:p text:style-name="P95">хотелось бы, чтобы на уровне <text:span text:style-name="Strong_20_Emphasis">наблюдаемых символьных инвариантов</text:span>: </text:p>
                  <text:list>
                    <text:list-item>
                      <text:p text:style-name="P95">возникали нетривиальные корреляции, </text:p>
                    </text:list-item>
                    <text:list-item>
                      <text:p text:style-name="P95">статистическая структура напоминала: </text:p>
                      <text:list>
                        <text:list-item>
                          <text:p text:style-name="P95">не чисто классическое вероятностное пространство, </text:p>
                        </text:list-item>
                        <text:list-item>
                          <text:p text:style-name="P94">а по крайней мере что-то, допускающее гильбертово представление (для тех же причин, что в RSL вводится унитарная динамика как репрезентация биективной эволюции).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Это уже даёт <text:span text:style-name="Strong_20_Emphasis">набор осмысленных калибровочных требований</text:span> к самоприменимому функтору.</text:p>
      <text:h text:style-name="Heading_20_2" text:outline-level="2">5. Как практически использовать RSL для калибровки в SymStructures</text:h>
      <text:p text:style-name="Text_20_body">Теперь — более «практическая» схема.</text:p>
      <text:h text:style-name="Heading_20_3" text:outline-level="3">5.1. Уровень 1: Встроить RSL в пространство символических структур</text:h>
      <text:list text:style-name="L50">
        <text:list-item>
          <text:p text:style-name="P96">В SymStructures явно ввести <text:span text:style-name="Strong_20_Emphasis">класс структур, моделирующих RSL‑решётки</text:span>:</text:p>
          <text:list>
            <text:list-item>
              <text:p text:style-name="P97">бинарные/конечные локальные состояния, </text:p>
            </text:list-item>
            <text:list-item>
              <text:p text:style-name="P97">локальные инволюции как правила переписывания, </text:p>
            </text:list-item>
            <text:list-item>
              <text:p text:style-name="P97">дополнительная информация о симметрийной напряжённости и capacity как метки на графе/категории. </text:p>
            </text:list-item>
          </text:list>
        </text:list-item>
        <text:list-item>
          <text:p text:style-name="P96">Определить <text:span text:style-name="Strong_20_Emphasis">функтор G</text:span>: от общих символических структур к «RSL‑подобным»:</text:p>
          <text:list>
            <text:list-item>
              <text:p text:style-name="P97"><text:soft-page-break/>G:Sym→RSL_Sym, </text:p>
            </text:list-item>
            <text:list-item>
              <text:p text:style-name="P97">где RSL_Sym — подкатегория символических описаний, удовлетворяющих RSL‑аксиомам. </text:p>
            </text:list-item>
          </text:list>
        </text:list-item>
        <text:list-item>
          <text:p text:style-name="P96">Для каждой ветви, порождаемой вашим самоприменимым функтором F:</text:p>
          <text:list>
            <text:list-item>
              <text:p text:style-name="P97">рассматривать пару (X,F(X)), где X — исходная структура; </text:p>
            </text:list-item>
            <text:list-item>
              <text:p text:style-name="P97">вычислять G(X) и G(F(X)); </text:p>
            </text:list-item>
            <text:list-item>
              <text:p text:style-name="P97">требовать, чтобы: </text:p>
              <text:list>
                <text:list-item>
                  <text:p text:style-name="P96">последовательность G(Fn(X_0)) имела RSL‑совместимую динамику. </text:p>
                </text:list-item>
              </text:list>
            </text:list-item>
          </text:list>
        </text:list-item>
      </text:list>
      <text:p text:style-name="Text_20_body">Это уже даёт <text:span text:style-name="Strong_20_Emphasis">фильтр по принадлежности</text:span>:<text:line-break/>функтор/параметры считаются калиброванными, если по крайней мере:</text:p>
      <text:list text:style-name="L51">
        <text:list-item>
          <text:p text:style-name="P98">существует ненулевая мера ветвей (или хотя бы одна нетривиальная ветвь), где RSL‑структура возникает стабильно. </text:p>
        </text:list-item>
      </text:list>
      <text:h text:style-name="Heading_20_3" text:outline-level="3">5.2. Уровень 2: Ввести функционал отбора (аналог действия)</text:h>
      <text:p text:style-name="Text_20_body">В RSL есть:</text:p>
      <text:list text:style-name="L52">
        <text:list-item>
          <text:p text:style-name="P99"><text:span text:style-name="Strong_20_Emphasis">тэншн‑функционал</text:span> H, который потом переходит в континуумный энергетический функционал и Лагранжиан<text:a xlink:type="simple" xlink:href="https://app.giz.ai/files/kLrmXuEItSfwbnIgD9OAz" text:style-name="Internet_20_link" text:visited-style-name="Visited_20_Internet_20_Link">(RSL PDF)</text:a>. </text:p>
        </text:list-item>
      </text:list>
      <text:p text:style-name="Text_20_body">Аналогично можно в SymStructures:</text:p>
      <text:list text:style-name="L53">
        <text:list-item>
          <text:p text:style-name="P100">Определить <text:span text:style-name="Strong_20_Emphasis">функционал «симметрийной сложности»</text:span> I(X) на символических структурах:</text:p>
          <text:list>
            <text:list-item>
              <text:p text:style-name="P101">который измеряет, например: </text:p>
              <text:list>
                <text:list-item>
                  <text:p text:style-name="P101">число «конфликтов» симметрий, </text:p>
                </text:list-item>
                <text:list-item>
                  <text:p text:style-name="P101">асимметрию распределения ресурсов, </text:p>
                </text:list-item>
                <text:list-item>
                  <text:p text:style-name="P101">сложность реконструкции (как минимум — оценка по Kolmogorov/MDL или более специализированная). </text:p>
                </text:list-item>
              </text:list>
            </text:list-item>
          </text:list>
        </text:list-item>
        <text:list-item>
          <text:p text:style-name="P100">Ввести <text:span text:style-name="Strong_20_Emphasis">динамический принцип</text:span> для самоприменимого функтора:</text:p>
          <text:list>
            <text:list-item>
              <text:p text:style-name="P101">либо: </text:p>
              <text:list>
                <text:list-item>
                  <text:p text:style-name="P101">на каждом шаге F допускается только такая трансформация X↦F(X), при которой I удовлетворяет аналогу принципа наименьшего действия:<text:line-break/>δ∫I(траектория) dτ=0 </text:p>
                </text:list-item>
              </text:list>
            </text:list-item>
            <text:list-item>
              <text:p text:style-name="P101">либо: </text:p>
              <text:list>
                <text:list-item>
                  <text:p text:style-name="P101">среди множества возможных применений правила вы выбираете те, что <text:span text:style-name="Strong_20_Emphasis">минимизируют (или экстремизуют)</text:span> некий RSL‑инспирированный функционал. </text:p>
                </text:list-item>
              </text:list>
            </text:list-item>
          </text:list>
        </text:list-item>
        <text:list-item>
          <text:p text:style-name="P100">Тогда <text:span text:style-name="Strong_20_Emphasis">ветви мультиверса</text:span> можно ранжировать:</text:p>
          <text:list>
            <text:list-item>
              <text:p text:style-name="P100">по значению этого функционала (как «энергии» или «энтропии»),</text:p>
            </text:list-item>
            <text:list-item>
              <text:p text:style-name="P100">и далее работать только с теми, которые:</text:p>
              <text:list>
                <text:list-item>
                  <text:p text:style-name="P101">приводят к устойчивым минимумам / седлам, </text:p>
                </text:list-item>
                <text:list-item>
                  <text:p text:style-name="P100">устойчивы под вариациями (аналог стабильности солитонов/аномалий в RSL). </text:p>
                </text:list-item>
              </text:list>
            </text:list-item>
          </text:list>
        </text:list-item>
      </text:list>
      <text:p text:style-name="Text_20_body"><text:soft-page-break/>Это уже не просто фильтрация, а <text:span text:style-name="Strong_20_Emphasis">тенденция эволюции</text:span>:<text:line-break/>миры, в которых символическая динамика ведёт себя «как RSL‑физика», будут естественными аттракторами.</text:p>
      <text:h text:style-name="Heading_20_3" text:outline-level="3">5.3. Уровень 3: Калибровка «на наш мир»</text:h>
      <text:p text:style-name="Text_20_body">Последний шаг — <text:span text:style-name="Strong_20_Emphasis">сужение до класса эквивалентности, близкого к нашему миру</text:span>:</text:p>
      <text:list text:style-name="L54">
        <text:list-item>
          <text:p text:style-name="P102">В RSL‑контексте вы можете:</text:p>
          <text:list>
            <text:list-item>
              <text:p text:style-name="P103">выделить определённый тип поля (скалярный, спинорный, gauge‑подобный), </text:p>
            </text:list-item>
            <text:list-item>
              <text:p text:style-name="P103">определённый набор симметрий (локальные / глобальные группы), </text:p>
            </text:list-item>
            <text:list-item>
              <text:p text:style-name="P103">определённый спектр устойчивых аномалий (массы, заряды и т.д.). </text:p>
            </text:list-item>
          </text:list>
        </text:list-item>
        <text:list-item>
          <text:p text:style-name="P102">В SymStructures:</text:p>
          <text:list>
            <text:list-item>
              <text:p text:style-name="P102">накладываете дополнительные <text:span text:style-name="Strong_20_Emphasis">констрейнты на инварианты RSL‑реализации</text:span>:</text:p>
              <text:list>
                <text:list-item>
                  <text:p text:style-name="P103">например: </text:p>
                  <text:list>
                    <text:list-item>
                      <text:p text:style-name="P103">аналог 3+1‑мерности, </text:p>
                    </text:list-item>
                    <text:list-item>
                      <text:p text:style-name="P103">почти‑Лоренц‑инвариантные дисперсионные соотношения, </text:p>
                    </text:list-item>
                    <text:list-item>
                      <text:p text:style-name="P103">наличие калибровочных подобий: структуры, чьи coarse‑grained уравнения похожи на Максвелла/Дирака и т.п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Тогда эквивалентный класс миров определяется как:</text:p>
          <text:p text:style-name="P104">Все ветви символического мультиверса, для которых <text:span text:style-name="Strong_20_Emphasis">существует RSL‑реализация с этими инвариантами</text:span> (в пределах некоторой допустимой деформации).</text:p>
        </text:list-item>
      </text:list>
      <text:p text:style-name="Text_20_body">То есть RSL‑подход может выступать как <text:span text:style-name="Strong_20_Emphasis">физико-информационная «метка» нашего мира</text:span> внутри огромного множества формально возможных структур.</text:p>
      <text:h text:style-name="Heading_20_2" text:outline-level="2">6. Краткий ответ на ваш вопрос</text:h>
      <text:list text:style-name="L55">
        <text:list-item>
          <text:p text:style-name="P105">Самоприменимый функтор в SymStructures действительно естественным образом порождает <text:span text:style-name="Strong_20_Emphasis">мультиверс символических миров</text:span>.</text:p>
        </text:list-item>
        <text:list-item>
          <text:p text:style-name="P105">Чтобы в нём <text:span text:style-name="Strong_20_Emphasis">отыскать «наш мир» или хотя бы его класс эквивалентности</text:span>, нужно ввести нечто вроде:</text:p>
          <text:list>
            <text:list-item>
              <text:p text:style-name="P106">физико-информационного критерия отбора, </text:p>
            </text:list-item>
            <text:list-item>
              <text:p text:style-name="P106">или функционала, который отличает «физичные» ветви от произвольных формальных конструкций. </text:p>
            </text:list-item>
          </text:list>
        </text:list-item>
        <text:list-item>
          <text:p text:style-name="P105">Теория RSL даёт именно такой <text:span text:style-name="Strong_20_Emphasis">комплект критериев</text:span>:</text:p>
          <text:list>
            <text:list-item>
              <text:p text:style-name="P106">Локальность и причинность (конечный локальный throughput). </text:p>
            </text:list-item>
            <text:list-item>
              <text:p text:style-name="P106">Глобальная обратимость и reconstructibility. </text:p>
            </text:list-item>
            <text:list-item>
              <text:p text:style-name="P106">Наличие континуумного coarse‑graining с полевыми уравнениями. </text:p>
            </text:list-item>
            <text:list-item>
              <text:p text:style-name="P106">Существование устойчивых локализованных аномалий (частиц). </text:p>
            </text:list-item>
            <text:list-item>
              <text:p text:style-name="P106">Эмергентная информационная геометрия (метрика, горизонты). </text:p>
            </text:list-item>
            <text:list-item>
              <text:p text:style-name="P106">Эффективная квантоподобная статистика и унитарное представление биективности. </text:p>
            </text:list-item>
          </text:list>
        </text:list-item>
        <text:list-item>
          <text:p text:style-name="P105"><text:soft-page-break/>Перенеся эти принципы в категориальный/символьный язык, вы можете:</text:p>
          <text:list>
            <text:list-item>
              <text:p text:style-name="P106"><text:span text:style-name="Strong_20_Emphasis">ограничить самоприменимый функтор</text:span> на подкатегорию структур, допускающих RSL‑интерпретацию; </text:p>
            </text:list-item>
            <text:list-item>
              <text:p text:style-name="P105">или <text:span text:style-name="Strong_20_Emphasis">ввести функционал отбора</text:span>, аналогичный тэншн‑/энергетическому функционалу в RSL, и работать только с ветвями, экстремизующими этот функционал. </text:p>
            </text:list-item>
          </text:list>
        </text:list-item>
      </text:list>
      <text:p text:style-name="Text_20_body">Поэтому ответ:<text:line-break/>да, рассмотренная теория может помочь — не в смысле «прямо сказать, какие параметры выбирать», а в смысле дать <text:span text:style-name="Strong_20_Emphasis">принципиальную схему калибровки</text:span>:</text:p>
      <text:list text:style-name="L56">
        <text:list-item>
          <text:p text:style-name="P107">какие классы правил и начальных структур стоит считать «физически осмысленными», </text:p>
        </text:list-item>
        <text:list-item>
          <text:p text:style-name="P108">и как, шаг за шагом, сужать мультиверс самоприменимого функтора до тех ветвей, которые реализуют RSL‑подобную физику и, в пределе, наш тип мира. </text:p>
        </text:list-item>
      </text:list>
      <text:p text:style-name="Text_20_body">Если нужно, в следующем шаге можно попробовать:</text:p>
      <text:list text:style-name="L57">
        <text:list-item>
          <text:p text:style-name="P109">формализовать конкретный пример: </text:p>
          <text:list>
            <text:list-item>
              <text:p text:style-name="P109">взять упрощённый вариант вашего функтора, </text:p>
            </text:list-item>
            <text:list-item>
              <text:p text:style-name="P109">показать, как на нём ввести RSL‑совместимые ограничения; </text:p>
            </text:list-item>
          </text:list>
        </text:list-item>
        <text:list-item>
          <text:p text:style-name="P110">или разработать более точный «символьный аналог» тэншн‑функционала из RSL, чтобы у вас был явный функционал для отбора структур. </text:p>
        </text:list-item>
      </text:list>
      <text:p text:style-name="Text_20_body">Начнём с самого «верхнего» уровня: зафиксируем, <text:span text:style-name="Emphasis">что именно</text:span> мы хотим калибровать и <text:span text:style-name="Emphasis">какими принципами RSL</text:span> будем это делать. В этом сообщении — уровень 0/1: постановка задачи и первый, самый грубый слой отбора. В следующих сообщениях можно будет спускаться ниже — к более строгим функционалам, примерам и т.п.</text:p>
      <text:h text:style-name="Heading_20_2" text:outline-level="2">Шаг 0. Формулируем задачу в терминах SymStructures и RSL</text:h>
      <text:p text:style-name="Text_20_body"><text:span text:style-name="Strong_20_Emphasis">Исходная ситуация (SymStructures_v3)</text:span></text:p>
      <text:list text:style-name="L58">
        <text:list-item>
          <text:p text:style-name="P111">Есть категория (или аналогичная структура) <text:span text:style-name="Strong_20_Emphasis">Sym</text:span>:</text:p>
          <text:list>
            <text:list-item>
              <text:p text:style-name="P112">объекты: символьные структуры (языки, графы, теории, модели, системы правил); </text:p>
            </text:list-item>
            <text:list-item>
              <text:p text:style-name="P112">морфизмы: интерпретации, гомоморфизмы, переписывания, функториальные отображения и т.п. </text:p>
            </text:list-item>
          </text:list>
        </text:list-item>
        <text:list-item>
          <text:p text:style-name="P111">Есть <text:span text:style-name="Strong_20_Emphasis">самоприменимый функтор</text:span><text:line-break/>F:Sym→Sym<text:line-break/>который:</text:p>
          <text:list>
            <text:list-item>
              <text:p text:style-name="P112">по заданной структуре X порождает новую структуру F(X); </text:p>
            </text:list-item>
            <text:list-item>
              <text:p text:style-name="P112">применяется итеративно:<text:line-break/>X0, X1=F(X0), X2=F(X1),… </text:p>
            </text:list-item>
            <text:list-item>
              <text:p text:style-name="P112">и допускает самоприменимость/метауровни:<text:line-break/>F↦F′, где F′ действует и на F, и на его параметры. </text:p>
            </text:list-item>
          </text:list>
        </text:list-item>
        <text:list-item>
          <text:p text:style-name="P111"><text:soft-page-break/>При достаточно общих правилах F это даёт <text:span text:style-name="Strong_20_Emphasis">символьный мультиверс</text:span>:<text:line-break/>огромное дерево/граф возможных «миров»-структур без встроенного физического критерия отбора.</text:p>
        </text:list-item>
      </text:list>
      <text:p text:style-name="Text_20_body"><text:span text:style-name="Strong_20_Emphasis">Что мы хотим сделать</text:span></text:p>
      <text:list text:style-name="L59">
        <text:list-item>
          <text:p text:style-name="P113">Ввести <text:span text:style-name="Strong_20_Emphasis">RSL‑основанный критерий физической допустимости</text:span>:</text:p>
          <text:list>
            <text:list-item>
              <text:p text:style-name="P114">сказать: какие структуры X и какие эволюции X→F(X) можно рассматривать как «кандидатов в физические миры» (или хотя бы как совместимые с классом RSL‑подобных миров). </text:p>
            </text:list-item>
          </text:list>
        </text:list-item>
        <text:list-item>
          <text:p text:style-name="P113">Использовать этот критерий:</text:p>
          <text:list>
            <text:list-item>
              <text:p text:style-name="P114">либо для <text:span text:style-name="Strong_20_Emphasis">ограничения</text:span> самого функтора F (ограниченная область определения), </text:p>
            </text:list-item>
            <text:list-item>
              <text:p text:style-name="P113">либо для введения <text:span text:style-name="Strong_20_Emphasis">функционала отбора</text:span> и/или <text:span text:style-name="Strong_20_Emphasis">проекции фильтра</text:span>, которая после каждого применения F отбрасывает нефизичные ветви. </text:p>
            </text:list-item>
          </text:list>
        </text:list-item>
      </text:list>
      <text:p text:style-name="Text_20_body"><text:span text:style-name="Strong_20_Emphasis">Ключевая идея калибровки:</text:span></text:p>
      <text:p text:style-name="Quotations">Рассматривать RSL‑теорию как задающую <text:span text:style-name="Emphasis">подкатегорию «физически допустимых» структур</text:span> и <text:span text:style-name="Emphasis">принципы эволюции</text:span>, к которым должен быть функториально привязан наш F.</text:p>
      <text:h text:style-name="Heading_20_2" text:outline-level="2">Шаг 1. Первый уровень калибровки — «грубый» фильтр структур (RSL‑совместимая подкатегория)</text:h>
      <text:p text:style-name="Text_20_body">Опираемся на базовые аксиомы и достижения RSL из глав 1–4 и 10<text:a xlink:type="simple" xlink:href="https://app.giz.ai/files/kLrmXuEItSfwbnIgD9OAz" text:style-name="Internet_20_link" text:visited-style-name="Visited_20_Internet_20_Link">(01_Symmetry_Anomalies_and_Reversible_Lattice_v109.pdf)</text:a>:</text:p>
      <text:list text:style-name="L60">
        <text:list-item>
          <text:p text:style-name="P115">двоичная решётка si∈{−1,+1}, </text:p>
        </text:list-item>
        <text:list-item>
          <text:p text:style-name="P115">локальные инволюции Ti с конечным носителем, Ti2=id, </text:p>
        </text:list-item>
        <text:list-item>
          <text:p text:style-name="P115">глобальная биективность (обратимость эволюции), </text:p>
        </text:list-item>
        <text:list-item>
          <text:p text:style-name="P115">локальность (конечный радиус взаимодействия), </text:p>
        </text:list-item>
        <text:list-item>
          <text:p text:style-name="P116">возможность coarse‑graining, ведущего к полевым описаниям, волнам, аномалиям и геометрии<text:a xlink:type="simple" xlink:href="https://app.giz.ai/files/kLrmXuEItSfwbnIgD9OAz" text:style-name="Internet_20_link" text:visited-style-name="Visited_20_Internet_20_Link">(01_Symmetry_Anomalies_and_Reversible_Lattice_v109.pdf)</text:a>. </text:p>
        </text:list-item>
      </text:list>
      <text:h text:style-name="Heading_20_3" text:outline-level="3">1.1. Вводим RSL‑подкатегорию Phys_RSL ⊂ Sym</text:h>
      <text:p text:style-name="Text_20_body">Определим подкатегорию PhysRSL⊂Sym:</text:p>
      <text:list text:style-name="L61">
        <text:list-item>
          <text:p text:style-name="P117"><text:span text:style-name="Strong_20_Emphasis">Объекты X∈PhysRSL</text:span> — это такие символические структуры, для которых:</text:p>
          <text:list>
            <text:list-item>
              <text:p text:style-name="P118">Можно интерпретировать часть их содержания как: </text:p>
              <text:list>
                <text:list-item>
                  <text:p text:style-name="P118">дискретное множество «узлов» (ячейки решётки RSL), </text:p>
                </text:list-item>
                <text:list-item>
                  <text:p text:style-name="P118">локальные двоичные (или конечные) состояния, </text:p>
                </text:list-item>
                <text:list-item>
                  <text:p text:style-name="P118">локальные правила обновления, которые <text:span text:style-name="Emphasis">в принципе</text:span> могут быть реализованы как инволюции Ti. </text:p>
                </text:list-item>
              </text:list>
            </text:list-item>
            <text:list-item>
              <text:p text:style-name="P118">Существует (по крайней мере в принципе): </text:p>
              <text:list>
                <text:list-item>
                  <text:p text:style-name="P118">отображение Enc(X)↦ конфигурация RSL + набор локальных правил, </text:p>
                </text:list-item>
                <text:list-item>
                  <text:p text:style-name="P118"><text:soft-page-break/>такое, что динамика, порождённая этими правилами, глобально биективна и локальна. </text:p>
                </text:list-item>
              </text:list>
            </text:list-item>
            <text:list-item>
              <text:p text:style-name="P118">На каких‑то масштабах можно ввести coarse‑grained поля ϕ(x), удовлетворяющие осмысленным уравнениям эволюции (волнового/полевого типа). </text:p>
            </text:list-item>
          </text:list>
        </text:list-item>
        <text:list-item>
          <text:p text:style-name="P117"><text:span text:style-name="Strong_20_Emphasis">Морфизмы f:X→Y в PhysRSL</text:span> — это те отображения, которые:</text:p>
          <text:list>
            <text:list-item>
              <text:p text:style-name="P118">Сохраняют (или хотя бы не разрушают) возможность такой RSL‑интерпретации. </text:p>
            </text:list-item>
            <text:list-item>
              <text:p text:style-name="P118">Не нарушают ключевые свойства: </text:p>
              <text:list>
                <text:list-item>
                  <text:p text:style-name="P118">локальность, </text:p>
                </text:list-item>
                <text:list-item>
                  <text:p text:style-name="P118">обратимость (в смысле существования биективного микродинамического представления), </text:p>
                </text:list-item>
                <text:list-item>
                  <text:p text:style-name="P117">возможность coarse‑graining. </text:p>
                </text:list-item>
              </text:list>
            </text:list-item>
          </text:list>
        </text:list-item>
      </text:list>
      <text:p text:style-name="Text_20_body">Фактически мы требуем, чтобы <text:span text:style-name="Strong_20_Emphasis">символьный мир X</text:span> можно было <text:span text:style-name="Emphasis">представить</text:span> как эффективную теорию над RSL‑подложкой<text:a xlink:type="simple" xlink:href="https://app.giz.ai/files/kLrmXuEItSfwbnIgD9OAz" text:style-name="Internet_20_link" text:visited-style-name="Visited_20_Internet_20_Link">(01_Symmetry_Anomalies_and_Reversible_Lattice_v109.pdf)</text:a>, где:</text:p>
      <text:list text:style-name="L62">
        <text:list-item>
          <text:p text:style-name="P119">вся непрерывность и геометрия — эмергентны, </text:p>
        </text:list-item>
        <text:list-item>
          <text:p text:style-name="P119">квантовость — феноменологический язык ограниченного наблюдателя<text:a xlink:type="simple" xlink:href="https://app.giz.ai/files/kLrmXuEItSfwbnIgD9OAz" text:style-name="Internet_20_link" text:visited-style-name="Visited_20_Internet_20_Link">(01_Symmetry_Anomalies_and_Reversible_Lattice_v109.pdf)</text:a>, </text:p>
        </text:list-item>
        <text:list-item>
          <text:p text:style-name="P120">частицам соответствуют топологические аномалии. </text:p>
        </text:list-item>
      </text:list>
      <text:h text:style-name="Heading_20_3" text:outline-level="3">1.2. Проекция / фильтр G: Sym → Phys_RSL</text:h>
      <text:p text:style-name="Text_20_body">Вводим функтор (или хотя бы процедуру)<text:line-break/>G:Sym→PhysRSL∪{∅}<text:line-break/>который:</text:p>
      <text:list text:style-name="L63">
        <text:list-item>
          <text:p text:style-name="P121">либо: </text:p>
          <text:list>
            <text:list-item>
              <text:p text:style-name="P121">сопоставляет символической структуре X∈Sym её «RSL‑репрезентацию» G(X)∈PhysRSL, </text:p>
            </text:list-item>
          </text:list>
        </text:list-item>
        <text:list-item>
          <text:p text:style-name="P121">либо: </text:p>
          <text:list>
            <text:list-item>
              <text:p text:style-name="P122">возвращает ∅, если такая RSL‑интерпретация невозможна. </text:p>
            </text:list-item>
          </text:list>
        </text:list-item>
      </text:list>
      <text:p text:style-name="Text_20_body">На концептуальном уровне:</text:p>
      <text:list text:style-name="L64">
        <text:list-item>
          <text:p text:style-name="P123">G(X) = «интерпретация X как эмергентного описания некоторого RSL»; </text:p>
        </text:list-item>
        <text:list-item>
          <text:p text:style-name="P124">если G(X)=∅, структура X не считается физически совместимой с RSL‑подложкой (по крайней мере в рамках выбранных критериев). </text:p>
        </text:list-item>
      </text:list>
      <text:p text:style-name="Text_20_body">Замечание:<text:line-break/>на практике G может быть не единственно определён; но для калибровки важно хотя бы <text:span text:style-name="Strong_20_Emphasis">существование некоторой осмысленной RSL‑репрезентации</text:span>.</text:p>
      <text:h text:style-name="Heading_20_3" text:outline-level="3">1.3. Ограничение самоприменимого функтора F на Phys_RSL</text:h>
      <text:p text:style-name="Text_20_body">Теперь используем PhysRSL и G для калибровки F.</text:p>
      <text:p text:style-name="Text_20_body">Есть три базовых стратегии:</text:p>
      <text:h text:style-name="Heading_20_4" text:outline-level="4"><text:soft-page-break/>Вариант A: Жёсткое ограничение области определения</text:h>
      <text:p text:style-name="Text_20_body">Требуем, чтобы F <text:span text:style-name="Strong_20_Emphasis">ограничивался</text:span> на Phys_{RSL}:</text:p>
      <text:p text:style-name="Text_20_body">F:PhysRSL→PhysRSL</text:p>
      <text:p text:style-name="Text_20_body">Тогда:</text:p>
      <text:list text:style-name="L65">
        <text:list-item>
          <text:p text:style-name="P125">если начальная структура X0∈PhysRSL, </text:p>
        </text:list-item>
        <text:list-item>
          <text:p text:style-name="P125">вся траектория<text:line-break/>X0, X1=F(X0), X2=F(X1),…<text:line-break/>остаётся внутри Phys_{RSL}, </text:p>
        </text:list-item>
        <text:list-item>
          <text:p text:style-name="P126">мультиверс сужается до «мультиверса RSL‑совместимых миров». </text:p>
        </text:list-item>
      </text:list>
      <text:p text:style-name="Text_20_body">Это уже сильное условие на сами правила функтора F:</text:p>
      <text:list text:style-name="L66">
        <text:list-item>
          <text:p text:style-name="P127">он не должен порождать структур, полностью теряющих возможность RSL‑интерпретации; </text:p>
        </text:list-item>
        <text:list-item>
          <text:p text:style-name="P128">морфизмы, которые выбрасывают локальность/обратимость/возможность coarse‑graining, должны быть запрещены. </text:p>
        </text:list-item>
      </text:list>
      <text:h text:style-name="Heading_20_4" text:outline-level="4">Вариант B: F произвольный, но с последующей проекцией на Phys_RSL</text:h>
      <text:p text:style-name="Text_20_body">Определяем «физически откалиброванный» функтор:</text:p>
      <text:p text:style-name="Text_20_body">Fphys:=Π∘F,<text:line-break/>где Π действует так:</text:p>
      <text:list text:style-name="L67">
        <text:list-item>
          <text:p text:style-name="P129">Π(X)=G(X), если G(X)≠∅, </text:p>
        </text:list-item>
        <text:list-item>
          <text:p text:style-name="P130">Π(X)=⊥ — «стоп/удаление ветви», если G(X)=∅. </text:p>
        </text:list-item>
      </text:list>
      <text:p text:style-name="Text_20_body">Тогда:</text:p>
      <text:list text:style-name="L68">
        <text:list-item>
          <text:p text:style-name="P131">даже если F сам по себе порождает произвольные символические ветви, </text:p>
        </text:list-item>
        <text:list-item>
          <text:p text:style-name="P131">после каждого шага мы «отсеиваем» нефизичные миры; </text:p>
        </text:list-item>
        <text:list-item>
          <text:p text:style-name="P132">оставшаяся часть мультиверса — те ветви, которые устойчиво проходят через фильтр G. </text:p>
        </text:list-item>
      </text:list>
      <text:h text:style-name="Heading_20_4" text:outline-level="4">Вариант C: F действует на пару (X, G(X))</text:h>
      <text:p text:style-name="Text_20_body">Можно расширить область действия:</text:p>
      <text:list text:style-name="L69">
        <text:list-item>
          <text:p text:style-name="P133">рассматривать <text:span text:style-name="Strong_20_Emphasis">сопряжённые пары</text:span> (X,R), где: </text:p>
          <text:list>
            <text:list-item>
              <text:p text:style-name="P133">X∈Sym, </text:p>
            </text:list-item>
            <text:list-item>
              <text:p text:style-name="P133">R∈PhysRSL — RSL‑репрезентация X (т.е. R=G(X)). </text:p>
            </text:list-item>
          </text:list>
        </text:list-item>
        <text:list-item>
          <text:p text:style-name="P134">Задать функтор:<text:line-break/>F~:(X,R)↦(F(X), R′)<text:line-break/>где R′ — новая RSL‑репрезентация с учётом того, как сам F изменил структуру X. </text:p>
        </text:list-item>
      </text:list>
      <text:p text:style-name="Text_20_body">Тогда калибровка сводится к требованию:</text:p>
      <text:list text:style-name="L70">
        <text:list-item>
          <text:p text:style-name="P135">существования «совместной» эволюции R→R′ в Phys_{RSL}, соответствующей изменению X→F(X). </text:p>
        </text:list-item>
      </text:list>
      <text:p text:style-name="Text_20_body"><text:soft-page-break/>Это уже формализует идею, что самоприменимый функтор F должен <text:span text:style-name="Strong_20_Emphasis">уважать RSL‑структуру</text:span>, т.е. быть, по сути, морфизмом в категории «RSL‑совместимых теорий».</text:p>
      <text:h text:style-name="Heading_20_2" text:outline-level="2">1.4. Почему этого уже достаточно, чтобы «сузить мультиверс»</text:h>
      <text:p text:style-name="Text_20_body">На этом первом уровне калибровки мы ещё не ввели числовой функционал, не говорили о массах, аномалиях, геометрии и т.п. Но даже этот шаг:</text:p>
      <text:list text:style-name="L71">
        <text:list-item>
          <text:p text:style-name="P136">от «Sym» ко «встроенной Phys_{RSL}», </text:p>
        </text:list-item>
        <text:list-item>
          <text:p text:style-name="P136">с фильтром G, </text:p>
        </text:list-item>
        <text:list-item>
          <text:p text:style-name="P137">и требованием F:PhysRSL→PhysRSL или хотя бы применения Π∘F, </text:p>
        </text:list-item>
      </text:list>
      <text:p text:style-name="Text_20_body">уже радикально уменьшает количество допустимых ветвей:</text:p>
      <text:list text:style-name="L72">
        <text:list-item>
          <text:p text:style-name="P138"><text:span text:style-name="Strong_20_Emphasis">Требование локальности и обратимости</text:span></text:p>
          <text:list>
            <text:list-item>
              <text:p text:style-name="P139">Нет произвольных логик/миров, где всё не локально и не реконструируемо. </text:p>
            </text:list-item>
            <text:list-item>
              <text:p text:style-name="P139">В духе RSL, глобальная эволюция каждой допустимой ветви должна быть биективной и выстраивать каузальный частичный порядок<text:a xlink:type="simple" xlink:href="https://app.giz.ai/files/kLrmXuEItSfwbnIgD9OAz" text:style-name="Internet_20_link" text:visited-style-name="Visited_20_Internet_20_Link">(01_Symmetry_Anomalies_and_Reversible_Lattice_v109.pdf)</text:a>. </text:p>
            </text:list-item>
          </text:list>
        </text:list-item>
        <text:list-item>
          <text:p text:style-name="P138"><text:span text:style-name="Strong_20_Emphasis">Требование эмергентной континуумной физики</text:span></text:p>
          <text:list>
            <text:list-item>
              <text:p text:style-name="P139">Допускаются только такие структуры, где возможен крупномасштабный переход к полевым уравнениям, волноподобной динамике и геометрии<text:a xlink:type="simple" xlink:href="https://app.giz.ai/files/kLrmXuEItSfwbnIgD9OAz" text:style-name="Internet_20_link" text:visited-style-name="Visited_20_Internet_20_Link">(01_Symmetry_Anomalies_and_Reversible_Lattice_v109.pdf)</text:a>. </text:p>
            </text:list-item>
            <text:list-item>
              <text:p text:style-name="P139">«Дико дискретные», не дающие никакого континуумного описания миры — выбрасываются. </text:p>
            </text:list-item>
          </text:list>
        </text:list-item>
        <text:list-item>
          <text:p text:style-name="P138"><text:span text:style-name="Strong_20_Emphasis">Требование интерпретируемости в RSL‑подложку</text:span></text:p>
          <text:list>
            <text:list-item>
              <text:p text:style-name="P138">Структуры, которые нельзя «закодировать» как RSL‑микродинамику с подходящими инволюциями и capacity, не считаются физическими. </text:p>
            </text:list-item>
          </text:list>
        </text:list-item>
      </text:list>
      <text:p text:style-name="Text_20_body">Таким образом:</text:p>
      <text:p text:style-name="Quotations">уже на первом уровне калибровки самоприменимого функтора мы вводим <text:span text:style-name="Strong_20_Emphasis">жёсткую «физическую подкатегорию»</text:span>, с которой он <text:span text:style-name="Emphasis">обязан</text:span> работать, если претендует на моделирование реальных (RSL‑подобных) миров.</text:p>
      <text:h text:style-name="Heading_20_2" text:outline-level="2">Что дальше</text:h>
      <text:p text:style-name="Text_20_body">В следующих сообщениях можно по уровням углублять эту схему:</text:p>
      <text:list text:style-name="L73">
        <text:list-item>
          <text:p text:style-name="P140"><text:span text:style-name="Strong_20_Emphasis">Шаг 2.</text:span> Ввести RSL‑инспирированный <text:span text:style-name="Emphasis">функционал</text:span> на Sym / Phys_{RSL}:</text:p>
          <text:list>
            <text:list-item>
              <text:p text:style-name="P141">аналог «информационной напряжённости» и «reversible capacity»; </text:p>
            </text:list-item>
            <text:list-item>
              <text:p text:style-name="P141">использовать его как критерий выбора/экстремизации при действии функтора (что из возможных ветвей активируется). </text:p>
            </text:list-item>
          </text:list>
        </text:list-item>
        <text:list-item>
          <text:p text:style-name="P140"><text:span text:style-name="Strong_20_Emphasis">Шаг 3.</text:span> Уточнить требования:</text:p>
          <text:list>
            <text:list-item>
              <text:p text:style-name="P141">наличие устойчивых топологических аномалий (частиц); </text:p>
            </text:list-item>
            <text:list-item>
              <text:p text:style-name="P141">наличие эмергентной геометрии (метрика из распределения capacity); </text:p>
            </text:list-item>
            <text:list-item>
              <text:p text:style-name="P141"><text:soft-page-break/>наличие информационных горизонтов (границы реконструируемости) и квантоподобной статистики. </text:p>
            </text:list-item>
          </text:list>
        </text:list-item>
        <text:list-item>
          <text:p text:style-name="P140"><text:span text:style-name="Strong_20_Emphasis">Шаг 4.</text:span> Связать это уже не просто с «физичностью вообще», а с <text:span text:style-name="Strong_20_Emphasis">классом эквивалентности миров, похожих на наш</text:span>:</text:p>
          <text:list>
            <text:list-item>
              <text:p text:style-name="P141">3+1‑мерность, </text:p>
            </text:list-item>
            <text:list-item>
              <text:p text:style-name="P141">почти‑Лоренц‑инвариантные дисперсионные соотношения, </text:p>
            </text:list-item>
            <text:list-item>
              <text:p text:style-name="P141">mass spectrum как внутренние частоты Ω‑циклов<text:a xlink:type="simple" xlink:href="https://app.giz.ai/files/kLrmXuEItSfwbnIgD9OAz" text:style-name="Internet_20_link" text:visited-style-name="Visited_20_Internet_20_Link">(01_Symmetry_Anomalies_and_Reversible_Lattice_v109.pdf)</text:a>, </text:p>
            </text:list-item>
            <text:list-item>
              <text:p text:style-name="P140">и т.п. </text:p>
            </text:list-item>
          </text:list>
        </text:list-item>
      </text:list>
      <text:p text:style-name="Text_20_body">Если вам подходит такая структура, в следующем сообщении разберём <text:span text:style-name="Strong_20_Emphasis">Шаг 2: как ввести на Sym функционал «символьной напряжённости» и «ёмкости» по аналогии с informational tension и reversible capacity в RSL и встроить его в работу самоприменимого функтора.</text:span></text:p>
      <text:p text:style-name="Text_20_body">Перейдём ко второму уровню калибровки: ввод функционалов «символьной напряжённости» и «ёмкости» по аналогии с symmetry tension и reversible capacity в RSL, и их использование в работе самоприменимого функтора.</text:p>
      <text:p text:style-name="Text_20_body">В этом сообщении:</text:p>
      <text:list text:style-name="L74">
        <text:list-item>
          <text:p text:style-name="P142">формализуем, что именно мы переносим из RSL; </text:p>
        </text:list-item>
        <text:list-item>
          <text:p text:style-name="P142">предложим явные (пусть пока схематичные) функционалы на Sym / Phys_{RSL}; </text:p>
        </text:list-item>
        <text:list-item>
          <text:p text:style-name="P143">покажем, как эти функционалы встраиваются в динамику самоприменимого функтора как критерии отбора и «направления» эволюции. </text:p>
        </text:list-item>
      </text:list>
      <text:h text:style-name="Heading_20_2" text:outline-level="2">2. Напоминание: какие функционалы есть в RSL и что из них нам нужно</text:h>
      <text:p text:style-name="Text_20_body">Из текста RSL:</text:p>
      <text:list text:style-name="L75">
        <text:list-item>
          <text:p text:style-name="P144"><text:span text:style-name="Strong_20_Emphasis">Symmetry tension (информационная напряжённость)</text:span><text:line-break/>В главах 1–2 определяется напряжённость как функционал на конфигурации RSL, измеряющий локальные нарушения симметрии:</text:p>
          <text:list>
            <text:list-item>
              <text:p text:style-name="P145">чем больше несогласованных/«растянутых» паттернов на решётке, тем выше H; </text:p>
            </text:list-item>
            <text:list-item>
              <text:p text:style-name="P145">в континуум‑пределе H порождает энергию поля и Лагранжиан<text:a xlink:type="simple" xlink:href="https://app.giz.ai/files/kLrmXuEItSfwbnIgD9OAz" text:style-name="Internet_20_link" text:visited-style-name="Visited_20_Internet_20_Link">(01_Symmetry_Anomalies_and_Reversible_Lattice_v109.pdf)</text:a>. </text:p>
            </text:list-item>
          </text:list>
        </text:list-item>
        <text:list-item>
          <text:p text:style-name="P144"><text:span text:style-name="Strong_20_Emphasis">Reversible capacity (обратимая ёмкость)</text:span><text:line-break/>В главах 3–5 capacity — это локальный ресурс выполнения обратимых операций без потери реконструируемости:</text:p>
          <text:list>
            <text:list-item>
              <text:p text:style-name="P145">распределение capacity порождает эмергентную метрику времени и пространства, замедление времени, горизонты и т.п.; </text:p>
            </text:list-item>
            <text:list-item>
              <text:p text:style-name="P145">перераспределение capacity ↔ геометрические эффекты. </text:p>
            </text:list-item>
          </text:list>
        </text:list-item>
        <text:list-item>
          <text:p text:style-name="P144"><text:span text:style-name="Strong_20_Emphasis">Многомасштабная структура и необратимость</text:span><text:line-break/>В главе 4 (4.1, 4.4, 4.5):</text:p>
          <text:list>
            <text:list-item>
              <text:p text:style-name="P145">вводится иерархия состояний S^(ℓ) и проекций Π_{ℓ→ℓ+1}, которые заведомо неинъективны; </text:p>
            </text:list-item>
            <text:list-item>
              <text:p text:style-name="P145"><text:soft-page-break/>вводится coherence functional C_ℓ(t) и его спад при резонансных переходах между масштабами; </text:p>
            </text:list-item>
            <text:list-item>
              <text:p text:style-name="P145">показывается, как комбинация: </text:p>
              <text:list>
                <text:list-item>
                  <text:p text:style-name="P145">расширения корреляций, </text:p>
                </text:list-item>
                <text:list-item>
                  <text:p text:style-name="P145">необратимой проекции между масштабами<text:line-break/>рождает стрелу времени и decoherence<text:a xlink:type="simple" xlink:href="https://app.giz.ai/files/kLrmXuEItSfwbnIgD9OAz" text:style-name="Internet_20_link" text:visited-style-name="Visited_20_Internet_20_Link">(01_Symmetry_Anomalies_and_Reversible_Lattice_v109.pdf)</text:a>. </text:p>
                </text:list-item>
              </text:list>
            </text:list-item>
          </text:list>
        </text:list-item>
        <text:list-item>
          <text:p text:style-name="P144"><text:span text:style-name="Strong_20_Emphasis">Фазовые ансамбли и квантоподобные амплитуды</text:span><text:line-break/>В главе 9 (9.3.1–9.3.4):</text:p>
          <text:list>
            <text:list-item>
              <text:p text:style-name="P145">ансамбль {S_k} совместим с coarse‑состоянием Y: Π(S_k)=Y; </text:p>
            </text:list-item>
            <text:list-item>
              <text:p text:style-name="P145">задаётся фазовая функция θ(S), удовлетворяющая θ(T_i S) = θ(S) + Δθ_i; </text:p>
            </text:list-item>
            <text:list-item>
              <text:p text:style-name="P145">вводится ансамблевая амплитуда<text:line-break/>ψY=1N∑k=1Neiθk </text:p>
            </text:list-item>
            <text:list-item>
              <text:p text:style-name="P144">и доказывается, что любые наблюдаемые на уровне Y должны выражаться через ψ_Y и ψ_Y^*<text:a xlink:type="simple" xlink:href="https://app.giz.ai/files/kLrmXuEItSfwbnIgD9OAz" text:style-name="Internet_20_link" text:visited-style-name="Visited_20_Internet_20_Link">(01_Symmetry_Anomalies_and_Reversible_Lattice_v109.pdf)</text:a>. </text:p>
            </text:list-item>
          </text:list>
        </text:list-item>
      </text:list>
      <text:p text:style-name="Text_20_body">Нам нужны три типа величин:</text:p>
      <text:list text:style-name="L76">
        <text:list-item>
          <text:p text:style-name="P146">«напряжённость» символической структуры, </text:p>
        </text:list-item>
        <text:list-item>
          <text:p text:style-name="P146">«ёмкость» символической структуры (как ресурс допустимых преобразований), </text:p>
        </text:list-item>
        <text:list-item>
          <text:p text:style-name="P147">мера когерентности/корреляций между уровнями описания. </text:p>
        </text:list-item>
      </text:list>
      <text:h text:style-name="Heading_20_2" text:outline-level="2">2.1. Символьная «напряжённость»: I(X) как аналог symmetry tension</text:h>
      <text:p text:style-name="Text_20_body">Объект: символическая структура X ∈ Sym (в частности — X ∈ Phys_{RSL}).</text:p>
      <text:p text:style-name="Text_20_body">Интуитивно:</text:p>
      <text:list text:style-name="L77">
        <text:list-item>
          <text:p text:style-name="P148">символическая структура хранит: </text:p>
          <text:list>
            <text:list-item>
              <text:p text:style-name="P148">набор симметрий (группы, инварианты, тождества, правила переписывания); </text:p>
            </text:list-item>
            <text:list-item>
              <text:p text:style-name="P148">конкретный «узор» — как эти симметрии реализованы; </text:p>
            </text:list-item>
          </text:list>
        </text:list-item>
        <text:list-item>
          <text:p text:style-name="P148">«символьная напряжённость» — это мера того, насколько: </text:p>
          <text:list>
            <text:list-item>
              <text:p text:style-name="P148">локальные фрагменты структуры конфликтуют с глобальными симметриями, </text:p>
            </text:list-item>
            <text:list-item>
              <text:p text:style-name="P149">сколько «несогласованных» или «трудно согласуемых» кусков она содержит. </text:p>
            </text:list-item>
          </text:list>
        </text:list-item>
      </text:list>
      <text:p text:style-name="Text_20_body">Возможный формальный прототип:</text:p>
      <text:list text:style-name="L78">
        <text:list-item>
          <text:p text:style-name="P150">Пусть у X есть:</text:p>
          <text:list>
            <text:list-item>
              <text:p text:style-name="P151">множество локальных «паттернов» P_i (например, подобъекты, подформулы, подграфы); </text:p>
            </text:list-item>
            <text:list-item>
              <text:p text:style-name="P151">множество симметрий/ограничений S_α: P → P (автоморфизмы, эквивалентности, законы). </text:p>
            </text:list-item>
          </text:list>
        </text:list-item>
        <text:list-item>
          <text:p text:style-name="P150">Определим локальную несовместимость:</text:p>
          <text:list>
            <text:list-item>
              <text:p text:style-name="P152">для каждого паттерна P_i считаем:<text:line-break/><text:span text:style-name="T1">\delta(P_i) = \text{минимальное число локальных правок, необходимых, чтобы P_i стал инвариантным под действием S_\alpha \text{ (для релевантных } \alpha)} </text:span></text:p>
            </text:list-item>
            <text:list-item>
              <text:p text:style-name="P151"><text:soft-page-break/>это аналог «сколько спинов надо перевернуть, чтобы ситуация стала симметричной». </text:p>
            </text:list-item>
          </text:list>
        </text:list-item>
        <text:list-item>
          <text:p text:style-name="P150">Глобальный функционал:</text:p>
          <text:p text:style-name="P150">I(X)=∑iwi δ(Pi)<text:line-break/>где w_i — веса значимости разных паттернов (можно брать равные, или подстраивать под структуру).</text:p>
        </text:list-item>
      </text:list>
      <text:p text:style-name="Text_20_body">Интерпретация:</text:p>
      <text:list text:style-name="L79">
        <text:list-item>
          <text:p text:style-name="P153">I(X) — суммарный объём локальных нарушений симметрии / «символьная энергия деформации»;</text:p>
        </text:list-item>
        <text:list-item>
          <text:p text:style-name="P153">в RSL напряжённость H выступает источником динамики полей и частиц;</text:p>
        </text:list-item>
        <text:list-item>
          <text:p text:style-name="P153">для самоприменимого функтора I(X) будет:</text:p>
          <text:list>
            <text:list-item>
              <text:p text:style-name="P154">мерой «нагруженности» структуры, </text:p>
            </text:list-item>
            <text:list-item>
              <text:p text:style-name="P154">кандидатом на функционал, который функтор будет либо: </text:p>
              <text:list>
                <text:list-item>
                  <text:p text:style-name="P154">уменьшать (как релаксацию напряжённости), </text:p>
                </text:list-item>
                <text:list-item>
                  <text:p text:style-name="P153">либо экстремизовать (минимумы / седла как устойчивые миры). </text:p>
                </text:list-item>
              </text:list>
            </text:list-item>
          </text:list>
        </text:list-item>
      </text:list>
      <text:h text:style-name="Heading_20_2" text:outline-level="2">2.2. Символьная «ёмкость»: C(X) как аналог reversible capacity</text:h>
      <text:p text:style-name="Text_20_body">Объект: та же структура X.</text:p>
      <text:p text:style-name="Text_20_body">Интуитивно:</text:p>
      <text:list text:style-name="L80">
        <text:list-item>
          <text:p text:style-name="P155">reversible capacity в RSL — это локальный ресурс выполнения обратимых действий без потери реконструкции; </text:p>
        </text:list-item>
        <text:list-item>
          <text:p text:style-name="P155">в Sym: </text:p>
          <text:list>
            <text:list-item>
              <text:p text:style-name="P155">C(X) измеряет, грубо говоря: </text:p>
              <text:list>
                <text:list-item>
                  <text:p text:style-name="P156">сколько обратимых преобразований допустимо над X, не теряя при этом «информационную отделимость» элементов / симметрий. </text:p>
                </text:list-item>
              </text:list>
            </text:list-item>
          </text:list>
        </text:list-item>
      </text:list>
      <text:p text:style-name="Text_20_body">Формально (одна из возможных конструкций):</text:p>
      <text:list text:style-name="L81">
        <text:list-item>
          <text:p text:style-name="P157">Рассмотреть множество локальных обратимых трансформаций на X:</text:p>
          <text:list>
            <text:list-item>
              <text:p text:style-name="P158">например, подгруппа автоморфизмов Aut_{loc}(X), которые: </text:p>
              <text:list>
                <text:list-item>
                  <text:p text:style-name="P158">действуют только на конечных «окрестностях» в структуре (локальность), </text:p>
                </text:list-item>
                <text:list-item>
                  <text:p text:style-name="P158">обратимы (биекции на подструктурах). </text:p>
                </text:list-item>
              </text:list>
            </text:list-item>
          </text:list>
        </text:list-item>
        <text:list-item>
          <text:p text:style-name="P157">Оценить «размер» доступного пространства обратимых преобразований:</text:p>
          <text:list>
            <text:list-item>
              <text:p text:style-name="P158">либо как размер или мера Aut_{loc}(X) (если конечная); </text:p>
            </text:list-item>
            <text:list-item>
              <text:p text:style-name="P158">либо как логарифм этого размера (как логарифмическую ёмкость). </text:p>
            </text:list-item>
          </text:list>
        </text:list-item>
        <text:list-item>
          <text:p text:style-name="P157">Ввести штраф за уже использованные преобразования / уплотнение информации:</text:p>
          <text:list>
            <text:list-item>
              <text:p text:style-name="P157">если структура X уже сильно «сжата» (много информации упаковано в малый объём), то любое новое обратимое преобразование будет либо:</text:p>
              <text:list>
                <text:list-item>
                  <text:p text:style-name="P158"><text:soft-page-break/>требовать большего «контекста» (утрата локальности), </text:p>
                </text:list-item>
                <text:list-item>
                  <text:p text:style-name="P157">либо выбрасывать важные различия при попытке coarse‑graining. </text:p>
                </text:list-item>
              </text:list>
            </text:list-item>
          </text:list>
        </text:list-item>
      </text:list>
      <text:p text:style-name="Text_20_body">Упростим:</text:p>
      <text:p text:style-name="Text_20_body">C(X)=f(объём локальных автоморфизмов X, степень сжатия / минимальной описательной длины X)</text:p>
      <text:p text:style-name="Text_20_body">Грубо:</text:p>
      <text:list text:style-name="L82">
        <text:list-item>
          <text:p text:style-name="P159">чем богаче симметрийная структура и чем менее X уже «уплотнён» (низкая Kolmogorov/MDL‑сложность), тем больше C(X); </text:p>
        </text:list-item>
        <text:list-item>
          <text:p text:style-name="P160">чем больше X «специфичен», перегружен несводимыми деталями, тем меньше C(X). </text:p>
        </text:list-item>
      </text:list>
      <text:p text:style-name="Text_20_body">Интерпретация:</text:p>
      <text:list text:style-name="L83">
        <text:list-item>
          <text:p text:style-name="P161">C(X) ≈ сколько ещё шагов «осмысленной обратимой эволюции» функтор может сделать, прежде чем начнёт:</text:p>
          <text:list>
            <text:list-item>
              <text:p text:style-name="P162">терять reconstructibility, </text:p>
            </text:list-item>
            <text:list-item>
              <text:p text:style-name="P161">делать по сути необратимые проекции / коллапсы. </text:p>
            </text:list-item>
          </text:list>
        </text:list-item>
      </text:list>
      <text:h text:style-name="Heading_20_2" text:outline-level="2">2.3. Многомасштабные функционалы: когерентность и проекции</text:h>
      <text:p text:style-name="Text_20_body">Для связи с RSL нам нужно явно ввести:</text:p>
      <text:list text:style-name="L84">
        <text:list-item>
          <text:p text:style-name="P163">иерархию масштабов описания символьной структуры; </text:p>
        </text:list-item>
        <text:list-item>
          <text:p text:style-name="P164">функционал когерентности между состояниями/ветвями на разных масштабах. </text:p>
        </text:list-item>
      </text:list>
      <text:p text:style-name="Text_20_body">Аналог главы 4 RSL<text:a xlink:type="simple" xlink:href="https://app.giz.ai/files/kLrmXuEItSfwbnIgD9OAz" text:style-name="Internet_20_link" text:visited-style-name="Visited_20_Internet_20_Link">(01_Symmetry_Anomalies_and_Reversible_Lattice_v109.pdf)</text:a>:</text:p>
      <text:list text:style-name="L85">
        <text:list-item>
          <text:p text:style-name="P165">Вводим семейство пространств описаний X^(ℓ) — всё более грубых:</text:p>
          <text:list>
            <text:list-item>
              <text:p text:style-name="P166">X^(0) — «микро‑символьное» описание (полный граф/синтаксис/семантика); </text:p>
            </text:list-item>
            <text:list-item>
              <text:p text:style-name="P166">X^(1), X^(2), … — всё более укрупнённые модели (онтологические уровни, теории, схемы). </text:p>
            </text:list-item>
          </text:list>
        </text:list-item>
        <text:list-item>
          <text:p text:style-name="P165">Есть проекции:</text:p>
          <text:p text:style-name="P165">Πℓ→ℓ+1:X(ℓ)→X(ℓ+1)</text:p>
          <text:p text:style-name="P165">с ключевыми свойствами:</text:p>
          <text:list>
            <text:list-item>
              <text:p text:style-name="P166">неинъективность (разные микро‑описания могут давать одну и ту же макро‑структуру); </text:p>
            </text:list-item>
            <text:list-item>
              <text:p text:style-name="P166">локальность (агрегируются локальные блоки); </text:p>
            </text:list-item>
            <text:list-item>
              <text:p text:style-name="P166">потеря различимости (аналог «loss of micro-distinctiveness» из 4.1.1). </text:p>
            </text:list-item>
          </text:list>
        </text:list-item>
        <text:list-item>
          <text:p text:style-name="P165">Вводим <text:span text:style-name="Strong_20_Emphasis">когерентность</text:span> между двумя микроописаниями X_1^(0), X_2^(0):</text:p>
          <text:list>
            <text:list-item>
              <text:p text:style-name="P166">по аналогии с coh_ℓ и C_ℓ(t)<text:a xlink:type="simple" xlink:href="https://app.giz.ai/files/kLrmXuEItSfwbnIgD9OAz" text:style-name="Internet_20_link" text:visited-style-name="Visited_20_Internet_20_Link">(01_Symmetry_Anomalies_and_Reversible_Lattice_v109.pdf)</text:a>:<text:line-break/>cohℓ(X1,X2)=∣{ локальные блоки b:Π0→ℓ(X1)b=Π0→ℓ(X2)b }∣ </text:p>
            </text:list-item>
            <text:list-item>
              <text:p text:style-name="P166">это мера совпадения coarse‑описаний на уровне ℓ. </text:p>
            </text:list-item>
          </text:list>
        </text:list-item>
        <text:list-item>
          <text:p text:style-name="P165">В динамике, порождённой F, будут:</text:p>
          <text:list>
            <text:list-item>
              <text:p text:style-name="P166"><text:soft-page-break/>версии X_1^(0)(t), X_2^(0)(t) (разные ветви или разные реализации); </text:p>
            </text:list-item>
            <text:list-item>
              <text:p text:style-name="P165">когерентность coh_ℓ(t) = coh_ℓ(X_1(t), X_2(t)) будет монотонно убывать с увеличением ℓ и временем t при наличии резонансных переходов (аналог теорем из 4.4 RSL). </text:p>
            </text:list-item>
          </text:list>
        </text:list-item>
      </text:list>
      <text:p text:style-name="Text_20_body">Для калибровки функтора нам важно:</text:p>
      <text:list text:style-name="L86">
        <text:list-item>
          <text:p text:style-name="P167">структуры X и их эволюция под F должны: </text:p>
          <text:list>
            <text:list-item>
              <text:p text:style-name="P167">допускать такую иерархию проекций, </text:p>
            </text:list-item>
            <text:list-item>
              <text:p text:style-name="P168">иметь осмысленную динамику когерентности. </text:p>
            </text:list-item>
          </text:list>
        </text:list-item>
      </text:list>
      <text:p text:style-name="Text_20_body">Иначе наблюдатель внутри структуры не будет иметь:</text:p>
      <text:list text:style-name="L87">
        <text:list-item>
          <text:p text:style-name="P169">ни стрелы времени, </text:p>
        </text:list-item>
        <text:list-item>
          <text:p text:style-name="P169">ни decoherence, </text:p>
        </text:list-item>
        <text:list-item>
          <text:p text:style-name="P170">ни статистического поведения, описываемого квантоподобной феноменологией. </text:p>
        </text:list-item>
      </text:list>
      <text:h text:style-name="Heading_20_2" text:outline-level="2">2.4. Как встроить I(X) и C(X) в действие самоприменимого функтора</text:h>
      <text:p text:style-name="Text_20_body">Теперь — как эти функционалы реально ограничивают либо направляют F.</text:p>
      <text:p text:style-name="Text_20_body">Есть два базовых сценария: <text:span text:style-name="Strong_20_Emphasis">ограничительный</text:span> и <text:span text:style-name="Strong_20_Emphasis">вариационный</text:span>.</text:p>
      <text:h text:style-name="Heading_20_3" text:outline-level="3">2.4.1. Ограничительный сценарий</text:h>
      <text:p text:style-name="Text_20_body">На каждом шаге применения функтора:</text:p>
      <text:p text:style-name="Text_20_body">X↦X′=F(X)</text:p>
      <text:p text:style-name="Text_20_body">мы накладываем условия вида:</text:p>
      <text:list text:style-name="L88">
        <text:list-item>
          <text:p text:style-name="P171"><text:span text:style-name="Strong_20_Emphasis">Ограничение на рост напряжённости</text:span>:</text:p>
          <text:list>
            <text:list-item>
              <text:p text:style-name="P172">запретить переходы, где I(X') выходит за предел некоторого «физического диапазона»; </text:p>
            </text:list-item>
            <text:list-item>
              <text:p text:style-name="P172">например:<text:line-break/>I(X′)≤I(X)+ΔImax⁡ </text:p>
            </text:list-item>
            <text:list-item>
              <text:p text:style-name="P172">или, что естественнее: </text:p>
              <text:list>
                <text:list-item>
                  <text:p text:style-name="P172">либо I(X') ≤ I(X) (релаксация/стабилизация), </text:p>
                </text:list-item>
                <text:list-item>
                  <text:p text:style-name="P172">либо допускаются краткосрочные увеличения, но не бесконтрольный рост (иначе структура становится «символьным хаосом», не дающим стабильных полей и аномалий). </text:p>
                </text:list-item>
              </text:list>
            </text:list-item>
          </text:list>
        </text:list-item>
        <text:list-item>
          <text:p text:style-name="P171"><text:span text:style-name="Strong_20_Emphasis">Ограничение на падение ёмкости</text:span>:</text:p>
          <text:list>
            <text:list-item>
              <text:p text:style-name="P172">запрещаем переходы, где C(X') опускается ниже некоторого порога:<text:line-break/>C(X′)≥Cmin⁡ </text:p>
            </text:list-item>
            <text:list-item>
              <text:p text:style-name="P172">в противном случае дальнейшая обратимая эволюция становится невозможной, и RSL‑подобная физика пропадает. </text:p>
            </text:list-item>
          </text:list>
        </text:list-item>
        <text:list-item>
          <text:p text:style-name="P171"><text:span text:style-name="Strong_20_Emphasis">Согласованность с многомасштабной иерархией</text:span>:</text:p>
          <text:list>
            <text:list-item>
              <text:p text:style-name="P172">требуем, чтобы F согласовывался с системой проекций Π_{ℓ→ℓ+1}; </text:p>
            </text:list-item>
            <text:list-item>
              <text:p text:style-name="P172"><text:soft-page-break/>в частности: </text:p>
              <text:list>
                <text:list-item>
                  <text:p text:style-name="P172">F не должен произвольно разрушать структуру на всех масштабах сразу; </text:p>
                </text:list-item>
                <text:list-item>
                  <text:p text:style-name="P172">иначе невозможно построить информационную иерархию наблюдателей разных уровней. </text:p>
                </text:list-item>
              </text:list>
            </text:list-item>
          </text:list>
        </text:list-item>
        <text:list-item>
          <text:p text:style-name="P171"><text:span text:style-name="Strong_20_Emphasis">Стабилизация когерентности по шкалам</text:span>:</text:p>
          <text:list>
            <text:list-item>
              <text:p text:style-name="P172">напр., не допускаем состояний, где когерентность падает до нуля сразу для всех ℓ; </text:p>
            </text:list-item>
            <text:list-item>
              <text:p text:style-name="P171">должны оставаться уровни, где описания X(t) ещё различимы и реконструируемы. </text:p>
            </text:list-item>
          </text:list>
        </text:list-item>
      </text:list>
      <text:p text:style-name="Text_20_body">В итоге F превращается не в «произвольный генератор всего», а в <text:span text:style-name="Strong_20_Emphasis">динамику в пространстве структур с ограниченными I и C</text:span>.</text:p>
      <text:h text:style-name="Heading_20_3" text:outline-level="3">2.4.2. Вариационный сценарий (аналог принципа наименьшего действия)</text:h>
      <text:p text:style-name="Text_20_body">Более сильный и концептуально близкий к RSL:</text:p>
      <text:list text:style-name="L89">
        <text:list-item>
          <text:p text:style-name="P173">Рассматривать не только один возможный переход X→X', а множество потенциально допустимых (на уровне грамматики Sym).</text:p>
        </text:list-item>
        <text:list-item>
          <text:p text:style-name="P173">Ввести функционал:</text:p>
          <text:p text:style-name="P173">A[X→X′]=α I(X′)+β ΔI+γ Φ(C(X),C(X′))</text:p>
          <text:p text:style-name="P173">где:</text:p>
          <text:list>
            <text:list-item>
              <text:p text:style-name="P174">ΔI = I(X') − I(X), </text:p>
            </text:list-item>
            <text:list-item>
              <text:p text:style-name="P174">Φ — функция, штрафующая утрату capacity, </text:p>
            </text:list-item>
            <text:list-item>
              <text:p text:style-name="P174">α,β,γ — параметры. </text:p>
            </text:list-item>
          </text:list>
        </text:list-item>
        <text:list-item>
          <text:p text:style-name="P173">Функтор F устроен так, что:</text:p>
          <text:list>
            <text:list-item>
              <text:p text:style-name="P174">из множества возможных «сырых» преобразований выбирает те, для которых A экстремизуется (чаще — минимизируется или достигает седловой точки). </text:p>
            </text:list-item>
          </text:list>
        </text:list-item>
        <text:list-item>
          <text:p text:style-name="P173">На траектории X_0 → X_1 → X_2 → …:</text:p>
          <text:list>
            <text:list-item>
              <text:p text:style-name="P174">сумма/интеграл по шагам:<text:line-break/>∑nA[Xn→Xn+1]<text:line-break/>играет роль «символьного действия»; </text:p>
            </text:list-item>
            <text:list-item>
              <text:p text:style-name="P173">действительные миры/ветви мультиверса соответствуют <text:span text:style-name="Strong_20_Emphasis">квазиклассическим траекториям</text:span> в смысле этого действия (аналог классической механики и статистически доминирующих путей в квантовой механике на уровне RSL). </text:p>
            </text:list-item>
          </text:list>
        </text:list-item>
      </text:list>
      <text:p text:style-name="Text_20_body">Это уже очень близко к тому, как RSL из микроскопической H‑функции выводит континуумный Лагранжиан и уравнения движения поля<text:a xlink:type="simple" xlink:href="https://app.giz.ai/files/kLrmXuEItSfwbnIgD9OAz" text:style-name="Internet_20_link" text:visited-style-name="Visited_20_Internet_20_Link">(01_Symmetry_Anomalies_and_Reversible_Lattice_v109.pdf)</text:a>.</text:p>
      <text:h text:style-name="Heading_20_2" text:outline-level="2">2.5. Роль наблюдателя и квантоподобной статистики</text:h>
      <text:p text:style-name="Text_20_body">Из RSL:</text:p>
      <text:list text:style-name="L90">
        <text:list-item>
          <text:p text:style-name="P175">наблюдатель видит не конкретный микросостояние S_k, а <text:span text:style-name="Strong_20_Emphasis">ансамбль фазовых состояний</text:span> совместимых с coarse‑состоянием Y; </text:p>
        </text:list-item>
        <text:list-item>
          <text:p text:style-name="P175"><text:soft-page-break/>вводится ψ_Y как агрегированная амплитуда ансамбля; </text:p>
        </text:list-item>
        <text:list-item>
          <text:p text:style-name="P176">все наблюдаемые сводятся к функционалам ψ,ψ*<text:a xlink:type="simple" xlink:href="https://app.giz.ai/files/kLrmXuEItSfwbnIgD9OAz" text:style-name="Internet_20_link" text:visited-style-name="Visited_20_Internet_20_Link">(01_Symmetry_Anomalies_and_Reversible_Lattice_v109.pdf)</text:a>. </text:p>
        </text:list-item>
      </text:list>
      <text:p text:style-name="Text_20_body">Перенося это в Sym:</text:p>
      <text:list text:style-name="L91">
        <text:list-item>
          <text:p text:style-name="P177">Наблюдатель внутри символического мира не различает отдельные X^(0)‑конфигурации, а только классы эквивалентности по некоторой проектирующей процедуре (аналог Π_{0→ℓ}).</text:p>
        </text:list-item>
        <text:list-item>
          <text:p text:style-name="P177">На этих классах можно ввести:</text:p>
          <text:list>
            <text:list-item>
              <text:p text:style-name="P178">ансамбли (множества возможных микроструктур), </text:p>
            </text:list-item>
            <text:list-item>
              <text:p text:style-name="P178">фазоподобные метки (если мы представляем эволюцию как биективную и разрешаем «фазу траектории»). </text:p>
            </text:list-item>
          </text:list>
        </text:list-item>
        <text:list-item>
          <text:p text:style-name="P177">Тогда:</text:p>
          <text:list>
            <text:list-item>
              <text:p text:style-name="P178">I(X) и C(X) можно понимать уже не просто как числа на конкретной структуре X, </text:p>
            </text:list-item>
            <text:list-item>
              <text:p text:style-name="P178">а как <text:span text:style-name="Strong_20_Emphasis">ожидания</text:span> этих величин по ансамблям (эмергентная статистика). </text:p>
            </text:list-item>
          </text:list>
        </text:list-item>
        <text:list-item>
          <text:p text:style-name="P177">В калибровке функтора это добавляет:</text:p>
          <text:list>
            <text:list-item>
              <text:p text:style-name="P177">необходимость обеспечить, чтобы:</text:p>
              <text:list>
                <text:list-item>
                  <text:p text:style-name="P178">множество возможных X_n, которые наблюдатель сворачивает в одно coarse‑состояние Y_n, </text:p>
                </text:list-item>
                <text:list-item>
                  <text:p text:style-name="P177">порождало статистику, согласующуюся с RSL‑квантоподобной феноменологией (амплитуды, интерференция, decoherence). </text:p>
                </text:list-item>
              </text:list>
            </text:list-item>
          </text:list>
        </text:list-item>
      </text:list>
      <text:p text:style-name="Text_20_body">Другими словами:</text:p>
      <text:list text:style-name="L92">
        <text:list-item>
          <text:p text:style-name="P179">F должен быть не только локален и обратим на уровне Sym,</text:p>
        </text:list-item>
        <text:list-item>
          <text:p text:style-name="P179">но и <text:span text:style-name="Strong_20_Emphasis">таким</text:span>, что наблюдатель, оперирующий проекциями и ансамблями, увидит:</text:p>
          <text:list>
            <text:list-item>
              <text:p text:style-name="P180">квантоподобные законы сложения амплитуд, </text:p>
            </text:list-item>
            <text:list-item>
              <text:p text:style-name="P180">decoherence как потерю межмасштабной когерентности, </text:p>
            </text:list-item>
            <text:list-item>
              <text:p text:style-name="P179">стрелу времени. </text:p>
            </text:list-item>
          </text:list>
        </text:list-item>
      </text:list>
      <text:p text:style-name="Text_20_body">Это станет важным на следующих шагах, когда мы будем уточнять критерии «похожести на наш мир».</text:p>
      <text:h text:style-name="Heading_20_2" text:outline-level="2">2.6. Результат второго уровня калибровки</text:h>
      <text:p text:style-name="Text_20_body">На этом шаге мы:</text:p>
      <text:list text:style-name="L93">
        <text:list-item>
          <text:p text:style-name="P181">Ввели на пространстве символических структур функционалы:</text:p>
          <text:list>
            <text:list-item>
              <text:p text:style-name="P182">I(X) — символьная напряжённость (аналог symmetry tension), </text:p>
            </text:list-item>
            <text:list-item>
              <text:p text:style-name="P182">C(X) — символьная ёмкость (аналог reversible capacity), </text:p>
            </text:list-item>
            <text:list-item>
              <text:p text:style-name="P182">когерентность coh_ℓ(X_1, X_2) — многомасштабная связь (аналог coherence в RSL). </text:p>
            </text:list-item>
          </text:list>
        </text:list-item>
        <text:list-item>
          <text:p text:style-name="P181">Предложили два способа их использования в работе самоприменимого функтора:</text:p>
          <text:list>
            <text:list-item>
              <text:p text:style-name="P182"><text:soft-page-break/>ограничительный: запрещать переходы, сильно увеличивающие I или чрезмерно уменьшающие C; </text:p>
            </text:list-item>
            <text:list-item>
              <text:p text:style-name="P182">вариационный: трактовать суммы по шагам как действие и выбирать траектории, экстремизующие этот функционал. </text:p>
            </text:list-item>
          </text:list>
        </text:list-item>
        <text:list-item>
          <text:p text:style-name="P181">Встроили это в ранее введённую RSL‑подкатегорию Phys_{RSL}:</text:p>
          <text:list>
            <text:list-item>
              <text:p text:style-name="P182">теперь Phys_{RSL} — не просто логический фильтр («допускает RSL‑интерпретацию»), </text:p>
            </text:list-item>
            <text:list-item>
              <text:p text:style-name="P181">а пространство, снабжённое осмысленным энергетико‑информационным функционалом, по которому можно отбирать «устойчивые» миры. </text:p>
            </text:list-item>
          </text:list>
        </text:list-item>
      </text:list>
      <text:p text:style-name="Text_20_body">Если такая конструкция вас устраивает, в следующем сообщении можно перейти к <text:span text:style-name="Strong_20_Emphasis">Шагу 3</text:span>:</text:p>
      <text:list text:style-name="L94">
        <text:list-item>
          <text:p text:style-name="P183">ввести дополнительные, более жёсткие требования RSL‑типа: </text:p>
          <text:list>
            <text:list-item>
              <text:p text:style-name="P183">наличие устойчивых топологических аномалий (частиц), </text:p>
            </text:list-item>
            <text:list-item>
              <text:p text:style-name="P183">существование эмергентной геометрии (метрики из распределения C(X)), </text:p>
            </text:list-item>
            <text:list-item>
              <text:p text:style-name="P183">наличие горизонтов и квантоподобной статистики; </text:p>
            </text:list-item>
          </text:list>
        </text:list-item>
        <text:list-item>
          <text:p text:style-name="P184">и показать, как эти требования ещё сильнее сужают набор допустимых самоприменимых функторов и начальных структур — уже в сторону классов миров, структурно похожих на наш. </text:p>
        </text:list-item>
      </text:list>
      <text:p text:style-name="Standard"/>
      <text:p text:style-name="Text_20_body">Перейдём к Шагу 3: наложим на самоприменимый функтор дополнительные, более жёсткие требования, вытекающие из конкретных механизмов RSL:</text:p>
      <text:list text:style-name="L95">
        <text:list-item>
          <text:p text:style-name="P185">переход «волна → частица» (3.5), </text:p>
        </text:list-item>
        <text:list-item>
          <text:p text:style-name="P185">многомасштабная иерархия, проекции и декогеренция (гл. 4, 4.1–4.5), </text:p>
        </text:list-item>
        <text:list-item>
          <text:p text:style-name="P186">ансамбли фаз, амплитуды, фазовая насыщенность и квантовая статистика (гл. 9, 9.3, 9.5). </text:p>
        </text:list-item>
      </text:list>
      <text:p text:style-name="Text_20_body">Здесь цель уже не просто «физичность вообще», а отбор тех ветвей/правил функтора, где:</text:p>
      <text:list text:style-name="L96">
        <text:list-item>
          <text:p text:style-name="P187">возникают устойчивые «частицы» как топологические объекты, </text:p>
        </text:list-item>
        <text:list-item>
          <text:p text:style-name="P187">есть эмергентная геометрия и горизонты, </text:p>
        </text:list-item>
        <text:list-item>
          <text:p text:style-name="P187">есть квантоподобная статистика и decoherence, </text:p>
        </text:list-item>
        <text:list-item>
          <text:p text:style-name="P188">а наблюдатель видит стрелу времени. </text:p>
        </text:list-item>
      </text:list>
      <text:h text:style-name="Heading_20_2" text:outline-level="2">3.1. Устойчивые локализованные структуры: «частицы» как Ω‑циклы</text:h>
      <text:p text:style-name="Text_20_body">В RSL (разд. 3.4–3.5):</text:p>
      <text:list text:style-name="L97">
        <text:list-item>
          <text:p text:style-name="P189">линейные волны существуют при малой амплитуде:<text:line-break/>∂t2ϕ=κ∇2ϕ−m2ϕ−λϕ3,<text:line-break/>линейность валидна при<text:line-break/>λA2≪m2+ceff2k2; </text:p>
        </text:list-item>
        <text:list-item>
          <text:p text:style-name="P189">при A &gt; A_{crit} = √{(m^2 + c_{eff}^2 k^2)/λ} наступает нелинейный режим; </text:p>
        </text:list-item>
        <text:list-item>
          <text:p text:style-name="P189">локальный спрос на обратимую пропускную способность:<text:line-break/>W(x,t)=W0(A,k)=O(A2k2),<text:line-break/><text:soft-page-break/>и устойчивое распространение возможно только при W(x,t) &lt; R(x) (локальный reversible throughput); </text:p>
        </text:list-item>
        <text:list-item>
          <text:p text:style-name="P189">когда W(x*) ≥ R(x*), возникает «информационный горлышко» и коллапс волны в локализованную нелинейную структуру; </text:p>
        </text:list-item>
        <text:list-item>
          <text:p text:style-name="P190">эта структура поддерживается Ω‑циклом — нетривиальным циклом симметрийных обновлений. </text:p>
        </text:list-item>
      </text:list>
      <text:p text:style-name="Text_20_body">Переносим в Sym/F:</text:p>
      <text:h text:style-name="Heading_20_3" text:outline-level="3">Требование 3.1.A: существование двух режимов динамики</text:h>
      <text:p text:style-name="Text_20_body">Для калиброванного самоприменимого функтора F должны существовать:</text:p>
      <text:list text:style-name="L98">
        <text:list-item>
          <text:p text:style-name="P191"><text:span text:style-name="Strong_20_Emphasis">Распространяющиеся «символьные волны»</text:span>:</text:p>
          <text:list>
            <text:list-item>
              <text:p text:style-name="P192">классы структур/паттернов, которые: </text:p>
              <text:list>
                <text:list-item>
                  <text:p text:style-name="P192">распространяются по X при итерациях F, </text:p>
                </text:list-item>
                <text:list-item>
                  <text:p text:style-name="P192">в «малой амплитуде» ведут себя линейно: их эффект можно описывать линейной суперпозицией влияния нескольких возмущений; </text:p>
                </text:list-item>
              </text:list>
            </text:list-item>
            <text:list-item>
              <text:p text:style-name="P192">на многошкальном уровне: изменения на уровне ℓ распространяются по структуре, не приводя к локальной перегрузке capacity. </text:p>
            </text:list-item>
          </text:list>
        </text:list-item>
        <text:list-item>
          <text:p text:style-name="P191"><text:span text:style-name="Strong_20_Emphasis">Локализованные «символьные частицы»</text:span>:</text:p>
          <text:list>
            <text:list-item>
              <text:p text:style-name="P192">устойчивые, конечной «размерности» подструктуры, которые: </text:p>
              <text:list>
                <text:list-item>
                  <text:p text:style-name="P192">не расплываются под действием F; </text:p>
                </text:list-item>
                <text:list-item>
                  <text:p text:style-name="P192">обладают внутренним циклическим «симметрийным» движением (аналог Ω‑цикла); </text:p>
                </text:list-item>
                <text:list-item>
                  <text:p text:style-name="P191">идентифицируются топологическими инвариантами (класс эквивалентности по морфизмам, неразрешимый дефект и т.п.). </text:p>
                </text:list-item>
              </text:list>
            </text:list-item>
          </text:list>
        </text:list-item>
      </text:list>
      <text:p text:style-name="Text_20_body">Грубо: в Sym‑мире, порождённом F, должны быть «символьные солитоны», на которые могут «коллапсировать» распространяющиеся возмущения.</text:p>
      <text:h text:style-name="Heading_20_3" text:outline-level="3">Требование 3.1.B: символьный аналог перегрузки throughput</text:h>
      <text:p text:style-name="Text_20_body">Используем введённый на Шаге 2 функционал C(X) (ёмкость) и W(X → X') (символьный «workload» перехода).</text:p>
      <text:list text:style-name="L99">
        <text:list-item>
          <text:p text:style-name="P193">Для данного возмущения/паттерна P в структуре X рассмотрим:</text:p>
          <text:list>
            <text:list-item>
              <text:p text:style-name="P194">локальный спрос W_P(X) на преобразования (аналог W(x,t) = O(A^2 k^2)); </text:p>
            </text:list-item>
            <text:list-item>
              <text:p text:style-name="P194">локальную ёмкость C_loc(X,P) (сколько «места» для обратимых изменений остаётся в окрестности P). </text:p>
            </text:list-item>
          </text:list>
        </text:list-item>
        <text:list-item>
          <text:p text:style-name="P193">В линейном (волновом) режиме:<text:line-break/>WP(X)≪Cloc(X,P)<text:line-break/>и F может распространять этот паттерн по структуре, не разрушая общую реконструируемость.</text:p>
        </text:list-item>
        <text:list-item>
          <text:p text:style-name="P193">В нелинейном режиме:</text:p>
          <text:list>
            <text:list-item>
              <text:p text:style-name="P193">для некоторых P*:<text:line-break/>WP∗(X)≳Cloc(X,P∗)</text:p>
            </text:list-item>
            <text:list-item>
              <text:p text:style-name="P193"><text:soft-page-break/>и алгоритмически мы требуем, чтобы F:</text:p>
              <text:list>
                <text:list-item>
                  <text:p text:style-name="P194">прекращал дальнюю «диффузию» этого паттерна, </text:p>
                </text:list-item>
                <text:list-item>
                  <text:p text:style-name="P193">перестраивал локальную символьную окрестность в устойчивый «дефект» (символьный солитон с циклической внутренней структурой). </text:p>
                </text:list-item>
              </text:list>
            </text:list-item>
          </text:list>
        </text:list-item>
      </text:list>
      <text:p text:style-name="Text_20_body">Практически для калибровки:</text:p>
      <text:list text:style-name="L100">
        <text:list-item>
          <text:p text:style-name="P195">среди всех потенциальных правил F(X)→X' отбираем те, где:</text:p>
          <text:list>
            <text:list-item>
              <text:p text:style-name="P196">есть чёткая граница между: </text:p>
              <text:list>
                <text:list-item>
                  <text:p text:style-name="P196">режимом, когда F просто распространяет возмущения, </text:p>
                </text:list-item>
                <text:list-item>
                  <text:p text:style-name="P196">и режимом, когда при локальной перегрузке C происходит стабилизация в локальный объект; </text:p>
                </text:list-item>
              </text:list>
            </text:list-item>
          </text:list>
        </text:list-item>
        <text:list-item>
          <text:p text:style-name="P195">без этого механизма теория F даёт только:</text:p>
          <text:list>
            <text:list-item>
              <text:p text:style-name="P196">«чистую волну» (никаких частиц), </text:p>
            </text:list-item>
            <text:list-item>
              <text:p text:style-name="P196">или «чистый шум» (без устойчивых структур), </text:p>
            </text:list-item>
            <text:list-item>
              <text:p text:style-name="P195">что противоречит RSL‑подобной физике. </text:p>
            </text:list-item>
          </text:list>
        </text:list-item>
      </text:list>
      <text:h text:style-name="Heading_20_2" text:outline-level="2">3.2. Эмергентная геометрия: метрика из распределения «ёмкости»</text:h>
      <text:p text:style-name="Text_20_body">В RSL:</text:p>
      <text:list text:style-name="L101">
        <text:list-item>
          <text:p text:style-name="P197">R(x,t) и распределение reversible capacity определяют:</text:p>
          <text:list>
            <text:list-item>
              <text:p text:style-name="P198">локальные скорости процессов, </text:p>
            </text:list-item>
            <text:list-item>
              <text:p text:style-name="P198">замедление времени (гравитационное и кинематическое), </text:p>
            </text:list-item>
            <text:list-item>
              <text:p text:style-name="P198">информационные горизонты; </text:p>
            </text:list-item>
          </text:list>
        </text:list-item>
        <text:list-item>
          <text:p text:style-name="P197">геометрия пространства-времени понимается как крупномасштабное описание распределения ёмкости и напряжённости.</text:p>
        </text:list-item>
      </text:list>
      <text:p text:style-name="Text_20_body">Переносим в Sym/F:</text:p>
      <text:h text:style-name="Heading_20_3" text:outline-level="3">Требование 3.2.A: существование символьной метрики на классах структур</text:h>
      <text:p text:style-name="Text_20_body">Для допустимых структур X, X' и последовательностей X → ... → X':</text:p>
      <text:list text:style-name="L102">
        <text:list-item>
          <text:p text:style-name="P199">Можно ввести <text:span text:style-name="Strong_20_Emphasis">метрику</text:span> d(X,X') (или псевдометрику), которая:</text:p>
          <text:list>
            <text:list-item>
              <text:p text:style-name="P200">на крупномасштабном уровне: </text:p>
              <text:list>
                <text:list-item>
                  <text:p text:style-name="P200">ведёт себя как риманова/псевдориманова метрика; </text:p>
                </text:list-item>
                <text:list-item>
                  <text:p text:style-name="P200">определяет «расстояния» и «интервалы времени» между состояниями; </text:p>
                </text:list-item>
              </text:list>
            </text:list-item>
            <text:list-item>
              <text:p text:style-name="P200">связана с расходом/распределением C(X) по «узлам» структуры. </text:p>
            </text:list-item>
          </text:list>
        </text:list-item>
        <text:list-item>
          <text:p text:style-name="P199">Эволюция F должна:</text:p>
          <text:list>
            <text:list-item>
              <text:p text:style-name="P200">на больших масштабах приближённо удовлетворять дифференциальным уравнениям, совместимым с такой метрикой: </text:p>
              <text:list>
                <text:list-item>
                  <text:p text:style-name="P200">например, уравнениям геодезических для «частиц-аномалий»; </text:p>
                </text:list-item>
                <text:list-item>
                  <text:p text:style-name="P199"><text:soft-page-break/>или уравнениям типа поля/волны на «эффективном многообразии состояний». </text:p>
                </text:list-item>
              </text:list>
            </text:list-item>
          </text:list>
        </text:list-item>
      </text:list>
      <text:p text:style-name="Text_20_body">То есть:</text:p>
      <text:p text:style-name="Quotations">RSL‑совместимая калибровка F требует, чтобы при coarse‑graining по масштабам в Sym возникала <text:span text:style-name="Strong_20_Emphasis">эмергентная геометрия</text:span>, а не просто абстрактный граф без метрики.</text:p>
      <text:h text:style-name="Heading_20_3" text:outline-level="3">Требование 3.2.B: горизонты и области недоступной реконструкции</text:h>
      <text:p text:style-name="Text_20_body">В RSL (разделы о горизонтах и информационных ограничениях):</text:p>
      <text:list text:style-name="L103">
        <text:list-item>
          <text:p text:style-name="P201">горизонты — регионы, за которые наблюдатель не может реконструировать состояние по ограниченным ресурсам и сигналам; </text:p>
        </text:list-item>
        <text:list-item>
          <text:p text:style-name="P202">это напрямую связано с ограничениями capacity и пропускной способности. </text:p>
        </text:list-item>
      </text:list>
      <text:p text:style-name="Text_20_body">В Sym:</text:p>
      <text:list text:style-name="L104">
        <text:list-item>
          <text:p text:style-name="P203">Внутри порождённых F структур:</text:p>
          <text:list>
            <text:list-item>
              <text:p text:style-name="P204">существуют подструктуры/регионы, которые для внутреннего наблюдателя (модели, заданной на некотором масштабе ℓ) недоступны: </text:p>
              <text:list>
                <text:list-item>
                  <text:p text:style-name="P204">информация о них либо не может быть восстановлена, либо требует бесконечного (или сверхогромного) числа шагов/ресурсов. </text:p>
                </text:list-item>
              </text:list>
            </text:list-item>
          </text:list>
        </text:list-item>
        <text:list-item>
          <text:p text:style-name="P203">Эти «горизонты» должны быть:</text:p>
          <text:list>
            <text:list-item>
              <text:p text:style-name="P204">устойчивыми под действием F, </text:p>
            </text:list-item>
            <text:list-item>
              <text:p text:style-name="P203">соответствовать геометрическим особенностям (напр., «чёрные дыры» в эффективной метрике на пространстве состояний). </text:p>
            </text:list-item>
          </text:list>
        </text:list-item>
      </text:list>
      <text:p text:style-name="Text_20_body">Практический критерий для калибровки:</text:p>
      <text:list text:style-name="L105">
        <text:list-item>
          <text:p text:style-name="P205">отбрасывать правила и начальные структуры, в которых:</text:p>
          <text:list>
            <text:list-item>
              <text:p text:style-name="P206">либо нет устойчивой каузальной структуры (всё везде доступно без ограничений), </text:p>
            </text:list-item>
            <text:list-item>
              <text:p text:style-name="P205">либо всё настолько фрагментировано, что никакой устойчивой «геометрии доступности» не возникает. </text:p>
            </text:list-item>
          </text:list>
        </text:list-item>
      </text:list>
      <text:h text:style-name="Heading_20_2" text:outline-level="2">3.3. Многомасштабная декогеренция и стрела времени</text:h>
      <text:p text:style-name="Text_20_body">В RSL, гл. 4 (4.1–4.5):</text:p>
      <text:list text:style-name="L106">
        <text:list-item>
          <text:p text:style-name="P207">строится иерархия пространств S^(ℓ),</text:p>
        </text:list-item>
        <text:list-item>
          <text:p text:style-name="P207">вводятся проекции Π_{ℓ→ℓ+1} с неинъективностью и потерей различимости;</text:p>
        </text:list-item>
        <text:list-item>
          <text:p text:style-name="P207">определяются coh_ℓ(S₁,S₂) и C_ℓ(t) — когерентность на масштабе ℓ;</text:p>
        </text:list-item>
        <text:list-item>
          <text:p text:style-name="P207">показывается:</text:p>
          <text:list>
            <text:list-item>
              <text:p text:style-name="P208">что когерентность не возрастает при проекции (Сℓ+1 ≤ Сℓ), </text:p>
            </text:list-item>
            <text:list-item>
              <text:p text:style-name="P208">что при резонансных кросс‑масштабных взаимодействиях происходит усиленное падение когерентности на больших ℓ (декогеренция), </text:p>
            </text:list-item>
            <text:list-item>
              <text:p text:style-name="P207"><text:soft-page-break/>и как комбинация расширения корреляций и необратимых проекций даёт стрелу времени. </text:p>
            </text:list-item>
          </text:list>
        </text:list-item>
      </text:list>
      <text:p text:style-name="Text_20_body">Переносим в Sym/F:</text:p>
      <text:h text:style-name="Heading_20_3" text:outline-level="3">Требование 3.3.A: явная многомасштабная иерархия и проекции</text:h>
      <text:p text:style-name="Text_20_body">Мы уже ввели:</text:p>
      <text:list text:style-name="L107">
        <text:list-item>
          <text:p text:style-name="P209">X^(ℓ) — описание структуры X на масштабе ℓ; </text:p>
        </text:list-item>
        <text:list-item>
          <text:p text:style-name="P210">Π_{ℓ→ℓ+1} : X^(ℓ) → X^(ℓ+1). </text:p>
        </text:list-item>
      </text:list>
      <text:p text:style-name="Text_20_body">Теперь для самоприменимого функтора F требуем:</text:p>
      <text:list text:style-name="L108">
        <text:list-item>
          <text:p text:style-name="P211">Чтобы его действие согласовывалось с этой иерархией:</text:p>
          <text:list>
            <text:list-item>
              <text:p text:style-name="P211">существует семейство эволюций F^(ℓ) на каждом уровне, и диаграмма:</text:p>
              <text:p text:style-name="P211">X(ℓ)→F(ℓ)X′(ℓ)↓Πℓ→ℓ+1↓Πℓ→ℓ+1X(ℓ+1)→F(ℓ+1)X′(ℓ+1)</text:p>
              <text:p text:style-name="P211">коммутирует (хотя бы примерно), т.е. «эволюция и укрупнение» переставимы.</text:p>
            </text:list-item>
          </text:list>
        </text:list-item>
        <text:list-item>
          <text:p text:style-name="P211">Чтобы были выполнены аналоги утверждений:</text:p>
          <text:list>
            <text:list-item>
              <text:p text:style-name="P212">C_ℓ+1(t) ≤ C_ℓ(t) для когерентности между ветвями/конфигурациями; </text:p>
            </text:list-item>
            <text:list-item>
              <text:p text:style-name="P211">при резонансных условиях (соответствие масштаба динамики и масштаба coarse‑graining) когерентность на больших масштабах убывает быстрее. </text:p>
            </text:list-item>
          </text:list>
        </text:list-item>
      </text:list>
      <text:p text:style-name="Text_20_body">Это сильный структурный фильтр: многие абстрактные F не будут иметь такой согласованной иерархии и резонансной декогеренции.</text:p>
      <text:h text:style-name="Heading_20_3" text:outline-level="3">Требование 3.3.B: стрелa времени как информационная монотонность</text:h>
      <text:p text:style-name="Text_20_body">В RSL (4.5):</text:p>
      <text:list text:style-name="L109">
        <text:list-item>
          <text:p text:style-name="P213">показывается, что комбинация:</text:p>
          <text:list>
            <text:list-item>
              <text:p text:style-name="P214">расширения корреляций на микромасштабе, </text:p>
            </text:list-item>
            <text:list-item>
              <text:p text:style-name="P213">и необратимой проекции между масштабами, </text:p>
            </text:list-item>
          </text:list>
          <text:p text:style-name="P213">ведёт к монотонному росту «эффективной энтропии» для наблюдателей на конечном масштабе → стрела времени.</text:p>
        </text:list-item>
      </text:list>
      <text:p text:style-name="Text_20_body">В Sym:</text:p>
      <text:list text:style-name="L110">
        <text:list-item>
          <text:p text:style-name="P215">требуем, чтобы:</text:p>
          <text:list>
            <text:list-item>
              <text:p text:style-name="P215">При действиях F на X:</text:p>
              <text:list>
                <text:list-item>
                  <text:p text:style-name="P216">число различимых макро‑конфигураций (на фиксированных ℓ) росло, или по крайней мере не убывало, в направлении «будущего»; </text:p>
                </text:list-item>
                <text:list-item>
                  <text:p text:style-name="P216">а реконструкция прошлых макроконфигураций из будущих становилась всё менее однозначной (увеличение числа микросостояний, совместимых с данным макросостоянием). </text:p>
                </text:list-item>
              </text:list>
            </text:list-item>
            <text:list-item>
              <text:p text:style-name="P215">Существовал функционал S_ℓ(X^(ℓ)) (информационная энтропия уровня ℓ), который:</text:p>
              <text:list>
                <text:list-item>
                  <text:p text:style-name="P216"><text:soft-page-break/>в типичных траекториях X_0 → X_1 → … под F:<text:line-break/>Sℓ(Xn+1(ℓ))≥Sℓ(Xn(ℓ)) </text:p>
                </text:list-item>
                <text:list-item>
                  <text:p text:style-name="P215">означает стрелу времени в смысле RSL: эффективная неубывающая «энтропия» на масштабе наблюдения. </text:p>
                </text:list-item>
              </text:list>
            </text:list-item>
          </text:list>
        </text:list-item>
      </text:list>
      <text:p text:style-name="Text_20_body">Следовательно, мы отбрасываем те F и начальные условия, в которых:</text:p>
      <text:list text:style-name="L111">
        <text:list-item>
          <text:p text:style-name="P217">или нет естественного направления роста S_ℓ, </text:p>
        </text:list-item>
        <text:list-item>
          <text:p text:style-name="P218">или S_ℓ осциллирует / падает, то есть нет осмысленной макроскопической стрелы времени. </text:p>
        </text:list-item>
      </text:list>
      <text:h text:style-name="Heading_20_2" text:outline-level="2">3.4. Квантоподобные амплитуды и фазовая насыщенность</text:h>
      <text:p text:style-name="Text_20_body">В RSL, гл. 9 (9.3, 9.5):</text:p>
      <text:list text:style-name="L112">
        <text:list-item>
          <text:p text:style-name="P219">coarse‑состоянию Y соответствует ансамбль микросостояний {S_k} с фазами θ_k; </text:p>
        </text:list-item>
        <text:list-item>
          <text:p text:style-name="P219">вводится амплитуда:<text:line-break/>ψY=1N∑k=1Neiθk, </text:p>
        </text:list-item>
        <text:list-item>
          <text:p text:style-name="P219">любые наблюдаемые на уровне Y выражаются как функционалы ψ_Y и ψ_Y^*; </text:p>
        </text:list-item>
        <text:list-item>
          <text:p text:style-name="P219">когерентность этих фаз требует ограничения на локальный градиент фазы:<text:line-break/>∣∇θk(x,t)∣≤Θmax⁡(x,t),<text:line-break/>где Θ_{max} определяется локальной reversible capacity R(x,t); </text:p>
        </text:list-item>
        <text:list-item>
          <text:p text:style-name="P220">при |∇θ_k| &gt; Θ_{max} возникает «phase saturation»: фазы становятся эффективно случайными, интерференция исчезает, и остаётся чисто классическая вероятность (9.5.2). </text:p>
        </text:list-item>
      </text:list>
      <text:p text:style-name="Text_20_body">Переносим в Sym/F:</text:p>
      <text:h text:style-name="Heading_20_3" text:outline-level="3">Требование 3.4.A: существование ансамблей микроструктур для макросостояний</text:h>
      <text:p text:style-name="Text_20_body">В Sym:</text:p>
      <text:list text:style-name="L113">
        <text:list-item>
          <text:p text:style-name="P221">Для каждого coarse‑состояния (описания) Y^(ℓ) (на некотором ℓ):</text:p>
          <text:list>
            <text:list-item>
              <text:p text:style-name="P221">должен существовать <text:span text:style-name="Strong_20_Emphasis">ансамбль микроструктур</text:span> {X_k^(0)}:</text:p>
              <text:p text:style-name="P221">Π0→ℓ(Xk(0))=Y(ℓ),<text:line-break/>аналог Π(S_k) = Y.</text:p>
            </text:list-item>
          </text:list>
        </text:list-item>
        <text:list-item>
          <text:p text:style-name="P221">На этих микроструктурах:</text:p>
          <text:list>
            <text:list-item>
              <text:p text:style-name="P221">должна быть определена «фазоподобная метка» θ(X_k):</text:p>
              <text:list>
                <text:list-item>
                  <text:p text:style-name="P222">например, как функционал траектории под F, </text:p>
                </text:list-item>
                <text:list-item>
                  <text:p text:style-name="P222">или как индекс циклической структуры (аналог Ω‑циклов), </text:p>
                </text:list-item>
                <text:list-item>
                  <text:p text:style-name="P221">так, чтобы при локальных «шаговых» преобразованиях действовало правило вида:<text:line-break/>θ(F(X))=θ(X)+Δθ(локальное правило),<text:line-break/>аналог θ(T_i S) = θ(S) + Δθ_i. </text:p>
                </text:list-item>
              </text:list>
            </text:list-item>
          </text:list>
        </text:list-item>
      </text:list>
      <text:h text:style-name="Heading_20_3" text:outline-level="3"><text:soft-page-break/>Требование 3.4.B: агрегированная амплитуда как единственный симметричный функционал</text:h>
      <text:p text:style-name="Text_20_body">Как в RSL:</text:p>
      <text:list text:style-name="L114">
        <text:list-item>
          <text:p text:style-name="P223">функтор F и симметрийные свойства класса эквивалентности по наблюдателю (перестановка микроструктур неразличима) должны приводить к тому, что:</text:p>
          <text:list>
            <text:list-item>
              <text:p text:style-name="P223">все coarse‑наблюдаемые на уровне Y^(ℓ) функционально зависят только от:</text:p>
              <text:p text:style-name="P223">ψY=1N∑keiθ(Xk),</text:p>
            </text:list-item>
            <text:list-item>
              <text:p text:style-name="P223">а не от более сложных конфигураций фазы.</text:p>
            </text:list-item>
          </text:list>
        </text:list-item>
      </text:list>
      <text:p text:style-name="Text_20_body">Это очень сильное ограничение:</text:p>
      <text:list text:style-name="L115">
        <text:list-item>
          <text:p text:style-name="P224">множество возможных F и возможностей задания θ(X) резко сужается до тех, где:</text:p>
          <text:list>
            <text:list-item>
              <text:p text:style-name="P225">действует инвариантность при перестановках микросостояний; </text:p>
            </text:list-item>
            <text:list-item>
              <text:p text:style-name="P225">фазовая метка аддитивна вдоль биективной динамики; </text:p>
            </text:list-item>
            <text:list-item>
              <text:p text:style-name="P224">coarse‑наблюдаемый функционал вынужденно сворачивается к виду, зависящему только от ψ и ψ* (по тем же аргументам симметрии, что в 9.3). </text:p>
            </text:list-item>
          </text:list>
        </text:list-item>
      </text:list>
      <text:h text:style-name="Heading_20_3" text:outline-level="3">Требование 3.4.C: фазовая насыщенность и переход к классической вероятности</text:h>
      <text:p text:style-name="Text_20_body">Чтобы калибровка была RSL‑совместимой, F должен порождать:</text:p>
      <text:list text:style-name="L116">
        <text:list-item>
          <text:p text:style-name="P226">Режимы, где:</text:p>
          <text:list>
            <text:list-item>
              <text:p text:style-name="P227">локальные «градиенты фазы» (в смысле различий θ(X_k) между близкими микроструктурами) малы относительно некоторого Θ_{max}(X), определяемого C(X); </text:p>
            </text:list-item>
            <text:list-item>
              <text:p text:style-name="P227">ансамблевая амплитуда ψ_Y существенна, и интерференционные эффекты в coarse‑наблюдаемых присутствуют. </text:p>
            </text:list-item>
          </text:list>
        </text:list-item>
        <text:list-item>
          <text:p text:style-name="P226">Режимы, где:</text:p>
          <text:list>
            <text:list-item>
              <text:p text:style-name="P226">«фазовый спрос» превосходит локальную ёмкость:</text:p>
              <text:p text:style-name="P226">∣∇θ∣&gt;Θmax⁡,</text:p>
            </text:list-item>
            <text:list-item>
              <text:p text:style-name="P226">фазы становятся эффективно равномерно распределёнными по [0,2π),</text:p>
            </text:list-item>
            <text:list-item>
              <text:p text:style-name="P226">интерференция исчезает:<text:line-break/>⟨ei(θk−θm)⟩k≠m→0,</text:p>
            </text:list-item>
            <text:list-item>
              <text:p text:style-name="P226">и наблюдаемые сводятся к классической вероятности.</text:p>
            </text:list-item>
          </text:list>
        </text:list-item>
      </text:list>
      <text:p text:style-name="Text_20_body">Это уже критерий на «правильный» вид перехода от квантоподобной статистики к классической внутри символических миров, создаваемых F:</text:p>
      <text:list text:style-name="L117">
        <text:list-item>
          <text:p text:style-name="P228">если F не допускает такого механизма фазовой насыщенности, модели будут либо чрезмерно «квантовыми» без возможности классического предела, либо полностью классическими с самого начала; </text:p>
        </text:list-item>
        <text:list-item>
          <text:p text:style-name="P229">RSL требует сосуществования обоих режимов, управляемых ёмкостью и многомасштабной структурой. </text:p>
        </text:list-item>
      </text:list>
      <text:h text:style-name="Heading_20_2" text:outline-level="2"><text:soft-page-break/>3.5. Эффект на калибровку самоприменимого функтора</text:h>
      <text:p text:style-name="Text_20_body">Собирая требования 3.1–3.4:</text:p>
      <text:list text:style-name="L118">
        <text:list-item>
          <text:p text:style-name="P230">Функтор F должен:</text:p>
          <text:list>
            <text:list-item>
              <text:p text:style-name="P231">работать в подкатегории Phys_{RSL}; </text:p>
            </text:list-item>
            <text:list-item>
              <text:p text:style-name="P231">уважать функционалы I(X), C(X) (напр., экстремизировать/ограничивать их изменения); </text:p>
            </text:list-item>
            <text:list-item>
              <text:p text:style-name="P231">порождать два режима: «волновой» и «частичный» (локализованные объекты) с переходом при перегрузке C; </text:p>
            </text:list-item>
            <text:list-item>
              <text:p text:style-name="P231">допускать многомасштабную иерархию с резонансной декогеренцией и стрелой времени; </text:p>
            </text:list-item>
            <text:list-item>
              <text:p text:style-name="P231">поддерживать ансамбли микроструктур с фазами и амплитудным описанием, а также переход к классическим вероятностям через фазовую насыщенность. </text:p>
            </text:list-item>
          </text:list>
        </text:list-item>
        <text:list-item>
          <text:p text:style-name="P230">Это радикально сужает:</text:p>
          <text:list>
            <text:list-item>
              <text:p text:style-name="P231">допустимые <text:span text:style-name="Strong_20_Emphasis">начальные структуры X₀</text:span> — не всякий абстрактный язык, а только такие, в которых возможны стабильные солитоноподобные паттерны и эмергентная геометрия; </text:p>
            </text:list-item>
            <text:list-item>
              <text:p text:style-name="P231">допустимые <text:span text:style-name="Strong_20_Emphasis">правила F</text:span> — разные формальные самоприменимые функторы будут отсеяны, если: </text:p>
              <text:list>
                <text:list-item>
                  <text:p text:style-name="P231">не порождают устойчивых локализованных паттернов, </text:p>
                </text:list-item>
                <text:list-item>
                  <text:p text:style-name="P231">не допускают многомасштабных проекций с описанными свойствами, </text:p>
                </text:list-item>
                <text:list-item>
                  <text:p text:style-name="P231">не имеют фазовой интерпретации с ψ‑амплитудами и фазовой насыщенностью. </text:p>
                </text:list-item>
              </text:list>
            </text:list-item>
          </text:list>
        </text:list-item>
        <text:list-item>
          <text:p text:style-name="P230">С точки зрения вашего исходного вопроса:</text:p>
          <text:list>
            <text:list-item>
              <text:p text:style-name="P230">RSL здесь работает как <text:span text:style-name="Strong_20_Emphasis">жёсткий шаблон того, как должен выглядеть «физический мир»</text:span> на фоне абстрактного мультиверса;</text:p>
            </text:list-item>
            <text:list-item>
              <text:p text:style-name="P230">самоприменимый функтор калибруется не только логическими/категориальными требованиями, но и:</text:p>
              <text:list>
                <text:list-item>
                  <text:p text:style-name="P231">требованиями наличия: </text:p>
                  <text:list>
                    <text:list-item>
                      <text:p text:style-name="P231">частиц (как Ω‑циклов и топологических дефектов), </text:p>
                    </text:list-item>
                    <text:list-item>
                      <text:p text:style-name="P231">волн и их коллапса, </text:p>
                    </text:list-item>
                    <text:list-item>
                      <text:p text:style-name="P231">эмергентной метрики и горизонтов, </text:p>
                    </text:list-item>
                    <text:list-item>
                      <text:p text:style-name="P231">многомасштабной decoherence и стрелы времени, </text:p>
                    </text:list-item>
                    <text:list-item>
                      <text:p text:style-name="P230">и квантоподобной статистики с фазовой насыщенностью.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Если такая схема устраивает, в следующем шаге (Шаг 4) можно:</text:p>
      <text:list text:style-name="L119">
        <text:list-item>
          <text:p text:style-name="P232">перейти от «физичности вообще» к <text:span text:style-name="Strong_20_Emphasis">отбору класса эквивалентности миров, похожих на наш</text:span>:</text:p>
          <text:list>
            <text:list-item>
              <text:p text:style-name="P233">3+1‑мерность, </text:p>
            </text:list-item>
            <text:list-item>
              <text:p text:style-name="P233">почти‑Лоренц‑инвариантное поведение волн, </text:p>
            </text:list-item>
            <text:list-item>
              <text:p text:style-name="P233">спектр устойчивых аномалий, напоминающий частицы Стандартной модели (в абстрактной форме), </text:p>
            </text:list-item>
            <text:list-item>
              <text:p text:style-name="P233">и т.п.; </text:p>
            </text:list-item>
          </text:list>
        </text:list-item>
        <text:list-item>
          <text:p text:style-name="P232"><text:soft-page-break/>и попытаться связать это с параметрами самоприменимого функтора (тип симметрий, размерности индексов, типы допустимых Ω‑циклов и т.д.).</text:p>
        </text:list-item>
      </text:list>
      <text:p text:style-name="Standard"/>
      <text:p text:style-name="Text_20_body">Опишу Шаг 4 как «финальную настройку»: от отбора просто RSL‑совместимых миров к выделению класса эквивалентности миров, структурно похожих на наш. При этом опираемся на:</text:p>
      <text:list text:style-name="L120">
        <text:list-item>
          <text:p text:style-name="P234">многомасштабную структуру и декогеренцию (гл. 4, особенно 4.3–4.5), </text:p>
        </text:list-item>
        <text:list-item>
          <text:p text:style-name="P234">фазовые ансамбли и амплитуды (гл. 9.3), </text:p>
        </text:list-item>
        <text:list-item>
          <text:p text:style-name="P235">механизм волн/аномалий (3‑я глава, 3.4–3.5 в оригинальном тексте). </text:p>
        </text:list-item>
      </text:list>
      <text:p text:style-name="Text_20_body">Структура этого шага:</text:p>
      <text:list text:style-name="L121">
        <text:list-item>
          <text:p text:style-name="P236">Уточнение задачи: что значит «класс миров, похожих на наш» в терминах Sym+RSL. </text:p>
        </text:list-item>
        <text:list-item>
          <text:p text:style-name="P236">Введение инвариантов, по которым задаётся этот класс. </text:p>
        </text:list-item>
        <text:list-item>
          <text:p text:style-name="P236">Как эти инварианты конвертируются в ограничения на самоприменимый функтор. </text:p>
        </text:list-item>
        <text:list-item>
          <text:p text:style-name="P236">Как работает поиск/калибровка: как «нащупать» нужный регион в мультиверсе структур. </text:p>
        </text:list-item>
        <text:list-item>
          <text:p text:style-name="P237">Что остаётся свободным (истинный «выбор мира») и что фиксируют RSL‑принципы. </text:p>
        </text:list-item>
      </text:list>
      <text:h text:style-name="Heading_20_2" text:outline-level="2">4.0. Что значит «мир, похожий на наш» в этой схеме</text:h>
      <text:p text:style-name="Text_20_body">В терминах RSL и ваших Sym‑структур: «наш мир» — это не одна конкретная структура X, а <text:span text:style-name="Strong_20_Emphasis">класс эквивалентных структур</text:span>, удовлетворяющих ряду свойств:</text:p>
      <text:list text:style-name="L122">
        <text:list-item>
          <text:p text:style-name="P238">Эмергентное пространство‑время с квазиконтинуальной 3+1‑мерной геометрией. </text:p>
        </text:list-item>
        <text:list-item>
          <text:p text:style-name="P238">Поля с дисперсией, близкой к Лоренц‑инвариантной, и максимумом скорости распространения. </text:p>
        </text:list-item>
        <text:list-item>
          <text:p text:style-name="P238">Наличие устойчивых локализованных «частиц» (симметрийных аномалий) со спектром масс/зарядов/спинов определённого типа. </text:p>
        </text:list-item>
        <text:list-item>
          <text:p text:style-name="P238">Многомасштабная иерархия с: </text:p>
          <text:list>
            <text:list-item>
              <text:p text:style-name="P238">необратимыми проекциями между масштабами (4.1), </text:p>
            </text:list-item>
            <text:list-item>
              <text:p text:style-name="P238">декогеренцией через резонансные кросс‑масштабные взаимодействия (4.4), </text:p>
            </text:list-item>
            <text:list-item>
              <text:p text:style-name="P238">стрелой времени как монотонным ростом энтропии/утерей различимости (4.5). </text:p>
            </text:list-item>
          </text:list>
        </text:list-item>
        <text:list-item>
          <text:p text:style-name="P238">Квантоподобная статистика: </text:p>
          <text:list>
            <text:list-item>
              <text:p text:style-name="P238">ансамбли микросостояний для каждого coarse‑состояния Y, </text:p>
            </text:list-item>
            <text:list-item>
              <text:p text:style-name="P238">фазовая функция θ(S) и амплитуда ψ_Y, как в 9.3.1–9.3.3, </text:p>
            </text:list-item>
            <text:list-item>
              <text:p text:style-name="P239">интерференция и её исчезновение при фазовой насыщенности. </text:p>
            </text:list-item>
          </text:list>
        </text:list-item>
      </text:list>
      <text:p text:style-name="Text_20_body">Шаг 4 — это:</text:p>
      <text:p text:style-name="Quotations">Ввести на Phys_{RSL} (и, через неё, на Sym) <text:span text:style-name="Strong_20_Emphasis">набор инвариантов</text:span> и условий, которые отбирают только те миры, где эти свойства выполняются в нужном диапазоне, и затем потребовать, чтобы самоприменимый функтор F был настроен так, чтобы порождать (и в пределах стабильности оставаться в) этом подмножестве.</text:p>
      <text:h text:style-name="Heading_20_2" text:outline-level="2"><text:soft-page-break/>4.1. Инварианты, задающие класс «наших» миров</text:h>
      <text:p text:style-name="Text_20_body">Сформулируем несколько групп инвариантов.</text:p>
      <text:h text:style-name="Heading_20_3" text:outline-level="3">4.1.1. Эффективная размерность и метрика</text:h>
      <text:p text:style-name="Text_20_body">Из главы 4:</text:p>
      <text:list text:style-name="L123">
        <text:list-item>
          <text:p text:style-name="P240">у нас есть иерархия пространств состояний S^(ℓ) и проекции Π_{ℓ→ℓ+1} (4.1.1), </text:p>
        </text:list-item>
        <text:list-item>
          <text:p text:style-name="P240">на каждом S^(ℓ) можно ввести метрику d_ℓ (4.3.1), </text:p>
        </text:list-item>
        <text:list-item>
          <text:p text:style-name="P241">крупномасштабная геометрия определяется тем, как d_ℓ ведёт себя при переходах ℓ → ℓ+1 и при эволюции F^(ℓ). </text:p>
        </text:list-item>
      </text:list>
      <text:p text:style-name="Text_20_body">Для калибровки:</text:p>
      <text:list text:style-name="L124">
        <text:list-item>
          <text:p text:style-name="P242">Требуем, чтобы на некотором диапазоне масштабов ℓ ∈ [ℓ_IR, ℓ_UV]:</text:p>
          <text:list>
            <text:list-item>
              <text:p text:style-name="P243">пространство состояний S^(ℓ) вело себя как <text:span text:style-name="Strong_20_Emphasis">эффективное многообразие размерности 3+1</text:span> (3 пространственных, 1 временная), </text:p>
            </text:list-item>
            <text:list-item>
              <text:p text:style-name="P243">метрика на этом многообразии была близка к псевдоримановой сигнатуры (−,+,+,+), а не любой другой. </text:p>
            </text:list-item>
          </text:list>
        </text:list-item>
        <text:list-item>
          <text:p text:style-name="P242">Это можно формализовать как условия на:</text:p>
          <text:list>
            <text:list-item>
              <text:p text:style-name="P243">масштабную зависимость числа степеней свободы / объёма шаров в метрике d_ℓ (рост как r^3 в пространстве состояний), </text:p>
            </text:list-item>
            <text:list-item>
              <text:p text:style-name="P242">структуру «световых конусов» (максимальная скорость распространения информации, закодированная в ограничении на локальное F^(ℓ)). </text:p>
            </text:list-item>
          </text:list>
        </text:list-item>
      </text:list>
      <text:p text:style-name="Text_20_body">В терминах Sym:</text:p>
      <text:list text:style-name="L125">
        <text:list-item>
          <text:p text:style-name="P244">среди всех RSL‑представимых X мы оставляем только те, у которых coarse‑пространство состояний на интересующих масштабах обладает такой эффективной размерностью и метрикой. </text:p>
        </text:list-item>
      </text:list>
      <text:h text:style-name="Heading_20_3" text:outline-level="3">4.1.2. Волновая динамика и максимум скорости</text:h>
      <text:p text:style-name="Text_20_body">Из RSL:</text:p>
      <text:list text:style-name="L126">
        <text:list-item>
          <text:p text:style-name="P245">эффективные волновые/полевые уравнения (3.2–3.4), </text:p>
        </text:list-item>
        <text:list-item>
          <text:p text:style-name="P246">дисперсионные соотношения, ограниченные локальностью и capacity. </text:p>
        </text:list-item>
      </text:list>
      <text:p text:style-name="Text_20_body">Условие для мира «нашего типа»:</text:p>
      <text:list text:style-name="L127">
        <text:list-item>
          <text:p text:style-name="P247">Существуют поля (эффективные ϕa) на эмергентной геометрии, для которых:</text:p>
          <text:list>
            <text:list-item>
              <text:p text:style-name="P248">в длинноволновом пределе uравнения типа:<text:line-break/>□ϕa+(массовые/взаимодействующие члены)=0<text:line-break/>с □ близким к d’Alembertian на полученной метрике. </text:p>
            </text:list-item>
          </text:list>
        </text:list-item>
        <text:list-item>
          <text:p text:style-name="P247">Существует <text:span text:style-name="Strong_20_Emphasis">максимальная скорость</text:span> распространения возмущений (аналог c):</text:p>
          <text:list>
            <text:list-item>
              <text:p text:style-name="P248">как характеристика локальности F на RSL‑уровне, </text:p>
            </text:list-item>
            <text:list-item>
              <text:p text:style-name="P247">и, через проекции, на уровне полей. </text:p>
            </text:list-item>
          </text:list>
        </text:list-item>
      </text:list>
      <text:p text:style-name="Text_20_body">В Sym‑языке это значит:</text:p>
      <text:list text:style-name="L128">
        <text:list-item>
          <text:p text:style-name="P249"><text:soft-page-break/>динамика порождаемых F структур допускает эффективную линейную теорию возмущений с фиксированным «световым конусом» в пространстве X^(ℓ). </text:p>
        </text:list-item>
      </text:list>
      <text:h text:style-name="Heading_20_3" text:outline-level="3">4.1.3. Устойчивый спектр локализованных аномалий</text:h>
      <text:p text:style-name="Text_20_body">Из RSL:</text:p>
      <text:list text:style-name="L129">
        <text:list-item>
          <text:p text:style-name="P250">нелинейные локализованные структуры (3.5) как «частицы», </text:p>
        </text:list-item>
        <text:list-item>
          <text:p text:style-name="P251">Ω‑циклы как внутренний ресурс симметрийной активности. </text:p>
        </text:list-item>
      </text:list>
      <text:p text:style-name="Text_20_body">Условия:</text:p>
      <text:list text:style-name="L130">
        <text:list-item>
          <text:p text:style-name="P252">В пространстве решений эффективных уравнений (после coarse‑graining) существуют:</text:p>
          <text:list>
            <text:list-item>
              <text:p text:style-name="P253">семейства локализованных устойчивых решений, </text:p>
            </text:list-item>
            <text:list-item>
              <text:p text:style-name="P253">с <text:span text:style-name="Strong_20_Emphasis">квантуемыми инвариантами</text:span> (топологическими или дискретными симметрийными зарядами). </text:p>
            </text:list-item>
          </text:list>
        </text:list-item>
        <text:list-item>
          <text:p text:style-name="P252">Эти объекты:</text:p>
          <text:list>
            <text:list-item>
              <text:p text:style-name="P253">стабильны при итерациях F, </text:p>
            </text:list-item>
            <text:list-item>
              <text:p text:style-name="P253">ведут себя как квазичастицы (траектории в эмергентной метрике, взаимодействия через поля). </text:p>
            </text:list-item>
          </text:list>
        </text:list-item>
        <text:list-item>
          <text:p text:style-name="P252">Спектр инвариантов (масса ~ частоте Ω, заряды ~ топологическим индексам) принадлежит определённому диапазону, допустим:</text:p>
          <text:list>
            <text:list-item>
              <text:p text:style-name="P252">конечное число «типов» частиц в интересующем энергетическом диапазоне. </text:p>
            </text:list-item>
          </text:list>
        </text:list-item>
      </text:list>
      <text:p text:style-name="Text_20_body">Это уже близко к требованию «не слишком богатая, но и не слишком бедная» феноменология: не бесконечный зоопарк нестабильных монстров и не полное отсутствие устойчивых объектов.</text:p>
      <text:h text:style-name="Heading_20_2" text:outline-level="2">4.2. Инварианты, связанные с многомасштабностью и стрелой времени</text:h>
      <text:p text:style-name="Text_20_body">Опираемся на гл. 4:</text:p>
      <text:list text:style-name="L131">
        <text:list-item>
          <text:p text:style-name="P254">4.1 — проекции иерархии, </text:p>
        </text:list-item>
        <text:list-item>
          <text:p text:style-name="P254">4.3 — cross‑scale sensitivity и amplification, </text:p>
        </text:list-item>
        <text:list-item>
          <text:p text:style-name="P254">4.4 — coherence collapse, </text:p>
        </text:list-item>
        <text:list-item>
          <text:p text:style-name="P255">4.5 — arrow of time. </text:p>
        </text:list-item>
      </text:list>
      <text:h text:style-name="Heading_20_3" text:outline-level="3">4.2.1. Структура проекций и усиление различий (4.3)</text:h>
      <text:p text:style-name="Text_20_body">В RSL:</text:p>
      <text:list text:style-name="L132">
        <text:list-item>
          <text:p text:style-name="P256">проекции Π_{ℓ→ℓ+1} неинъективны (4.1.1), </text:p>
        </text:list-item>
        <text:list-item>
          <text:p text:style-name="P256">мелкие различия на микромасштабе могут усиливаться на определённом ℓ (4.3.1), </text:p>
        </text:list-item>
        <text:list-item>
          <text:p text:style-name="P257">теорема: если Π_{ℓ→ℓ+1} неинъективна, для «generic» динамики существует ℓ, что d_{ℓ+1}(X_{ℓ+1},Y_{ℓ+1}) &gt; d_ℓ(X_ℓ, Y_ℓ). </text:p>
        </text:list-item>
      </text:list>
      <text:p text:style-name="Text_20_body">Для наших миров:</text:p>
      <text:list text:style-name="L133">
        <text:list-item>
          <text:p text:style-name="P258">требуем, чтобы F и архитектура проекций в Sym:</text:p>
          <text:list>
            <text:list-item>
              <text:p text:style-name="P258"><text:soft-page-break/>Были такими, что мелкие различия на микроуровне <text:span text:style-name="Strong_20_Emphasis">могут усиливаться</text:span> в макроструктуру на некоторых масштабах.</text:p>
            </text:list-item>
            <text:list-item>
              <text:p text:style-name="P258">Но при этом:</text:p>
              <text:list>
                <text:list-item>
                  <text:p text:style-name="P258">на других масштабах сохраняется достаточно сильная когерентность, чтобы иметь устойчивые поля/частицы (иначе — чистый хаос). </text:p>
                </text:list-item>
              </text:list>
            </text:list-item>
          </text:list>
        </text:list-item>
      </text:list>
      <text:p text:style-name="Text_20_body">Иначе говоря:</text:p>
      <text:p text:style-name="Quotations">Мир «нашего» типа должен быть <text:span text:style-name="Strong_20_Emphasis">слегка «хаотическим» в RSL‑смысле</text:span>, но не настолько, чтобы разрушить стабильную физику. В Sym‑терминах это ограничивает и вид F, и структуру Π.</text:p>
      <text:h text:style-name="Heading_20_3" text:outline-level="3">4.2.2. Coherence functional и его динамика (4.4)</text:h>
      <text:p text:style-name="Text_20_body">Из 4.4:</text:p>
      <text:list text:style-name="L134">
        <text:list-item>
          <text:p text:style-name="P259">coh_ℓ(S₁,S₂) = число совпадающих coarse‑ячееек (4.4.1), </text:p>
        </text:list-item>
        <text:list-item>
          <text:p text:style-name="P259">C_ℓ(t) = coh_ℓ(S₁(t),S₂(t)), </text:p>
        </text:list-item>
        <text:list-item>
          <text:p text:style-name="P259">свойство: C_{ℓ+1}(t) ≤ C_ℓ(t), </text:p>
        </text:list-item>
        <text:list-item>
          <text:p text:style-name="P260">под действием резонансных операторов R_ℓ при наличии f.differences ε &gt; 0:<text:line-break/>Cℓ+1(t+Δt)≤Cℓ(t)−kϵ. </text:p>
        </text:list-item>
      </text:list>
      <text:p text:style-name="Text_20_body">Для мира «нашего» типа:</text:p>
      <text:list text:style-name="L135">
        <text:list-item>
          <text:p text:style-name="P261">структура X и F должны поддерживать <text:span text:style-name="Strong_20_Emphasis">такую же логику когерентности</text:span>:</text:p>
          <text:list>
            <text:list-item>
              <text:p text:style-name="P262">Определённый символьный coh_ℓ(X_1,X_2) (как мы ввели на Шаге 2), </text:p>
            </text:list-item>
            <text:list-item>
              <text:p text:style-name="P262">Монотонное уменьшение coh при убыстрении coarse‑graining, </text:p>
            </text:list-item>
            <text:list-item>
              <text:p text:style-name="P261">Резонансные режимы, где когерентность скачкообразно падает. </text:p>
            </text:list-item>
          </text:list>
        </text:list-item>
      </text:list>
      <text:p text:style-name="Text_20_body">Это важно для:</text:p>
      <text:list text:style-name="L136">
        <text:list-item>
          <text:p text:style-name="P263">объяснения decoherence без фундаментальной неунитарности, </text:p>
        </text:list-item>
        <text:list-item>
          <text:p text:style-name="P264">восстановления квантоподобной статистики на фоне детерминированного F. </text:p>
        </text:list-item>
      </text:list>
      <text:h text:style-name="Heading_20_3" text:outline-level="3">4.2.3. Arrow of time как монотонность энтропии (4.5)</text:h>
      <text:p text:style-name="Text_20_body">Из 4.5:</text:p>
      <text:list text:style-name="L137">
        <text:list-item>
          <text:p text:style-name="P265">комбинация: </text:p>
          <text:list>
            <text:list-item>
              <text:p text:style-name="P266">расширения корреляций,</text:p>
            </text:list-item>
            <text:list-item>
              <text:p text:style-name="P266">необратимой проекции между масштабами<text:line-break/>порождает:</text:p>
            </text:list-item>
            <text:list-item>
              <text:p text:style-name="P266">производство энтропии,</text:p>
            </text:list-item>
            <text:list-item>
              <text:p text:style-name="P266">эффективную стохастику,</text:p>
            </text:list-item>
            <text:list-item>
              <text:p text:style-name="P266">однонаправленное расширение корреляций,</text:p>
            </text:list-item>
            <text:list-item>
              <text:p text:style-name="P266">темпоральную асимметрию.</text:p>
            </text:list-item>
          </text:list>
        </text:list-item>
      </text:list>
      <text:p text:style-name="Text_20_body">В наших терминах:</text:p>
      <text:list text:style-name="L138">
        <text:list-item>
          <text:p text:style-name="P267"><text:soft-page-break/>это функционал S_ℓ(X^(ℓ)), который:</text:p>
          <text:list>
            <text:list-item>
              <text:p text:style-name="P268">на типичных траекториях под F:<text:line-break/>Sℓ(Xn+1(ℓ))≥Sℓ(Xn(ℓ)), </text:p>
            </text:list-item>
            <text:list-item>
              <text:p text:style-name="P267">и не удаётся «инвертировать» эволюцию на уровне ℓ, хотя она обратима на ℓ=0. </text:p>
            </text:list-item>
          </text:list>
        </text:list-item>
      </text:list>
      <text:p text:style-name="Text_20_body">Для отбора миров:</text:p>
      <text:list text:style-name="L139">
        <text:list-item>
          <text:p text:style-name="P269">требуется, чтобы:</text:p>
          <text:list>
            <text:list-item>
              <text:p text:style-name="P269">F был обратим и биективен на микроуровне,</text:p>
            </text:list-item>
            <text:list-item>
              <text:p text:style-name="P269">но на всех интересующих масштабах ℓ&gt;0:</text:p>
              <text:list>
                <text:list-item>
                  <text:p text:style-name="P270">были задаваемы S_ℓ и рост S_ℓ вперёд по времени, </text:p>
                </text:list-item>
                <text:list-item>
                  <text:p text:style-name="P269">отсутствовала глобальная макроскопическая возможность «уменьшать» S_ℓ во всех направлениях. </text:p>
                </text:list-item>
              </text:list>
            </text:list-item>
          </text:list>
        </text:list-item>
      </text:list>
      <text:h text:style-name="Heading_20_2" text:outline-level="2">4.3. Квантоподобные амплитуды и фаза (гл. 9.3)</text:h>
      <text:p text:style-name="Text_20_body">Напомню ключевые фрагменты:</text:p>
      <text:list text:style-name="L140">
        <text:list-item>
          <text:p text:style-name="P271">9.3.1: микросостояния {S_k}, совместимые с coarse‑состоянием Y: Π(S_k)=Y. </text:p>
        </text:list-item>
        <text:list-item>
          <text:p text:style-name="P271">Есть фаза θ: S→R/2π, s.t. θ(T_i S) = θ(S) + Δθ_i. </text:p>
        </text:list-item>
        <text:list-item>
          <text:p text:style-name="P271">9.3.2: coarse‑наблюдаемый O при Y — функционал F_O(E_Y) на фазовом ансамбле E_Y = {(S_k,θ_k)}. </text:p>
        </text:list-item>
        <text:list-item>
          <text:p text:style-name="P271">Инвариантность при перестановках ансамбля → зависимость только от фазовых агрегатов. </text:p>
        </text:list-item>
        <text:list-item>
          <text:p text:style-name="P272">9.3.3: амплитуда ψ_Y = (1/√N)∑_k e^{iθ_k}, и любой F_O(E_Y) = f_O(ψ_Y, ψ_Y^*). </text:p>
        </text:list-item>
      </text:list>
      <text:p text:style-name="Text_20_body">Для калибровки мира:</text:p>
      <text:list text:style-name="L141">
        <text:list-item>
          <text:p text:style-name="P273">требуем, чтобы:</text:p>
          <text:list>
            <text:list-item>
              <text:p text:style-name="P274">Для каждого coarse‑состояния Y^(ℓ) порождались ансамбли микроструктур X_k с фазой θ(X_k). </text:p>
            </text:list-item>
            <text:list-item>
              <text:p text:style-name="P274">Существовала внутридинамическая фаза θ с правилом аддитивности вдоль биективной динамики F (аналог θ(T_i S)=θ(S)+Δθ_i). </text:p>
            </text:list-item>
            <text:list-item>
              <text:p text:style-name="P273">Наблюдаемые на масштабе ℓ (те, что может измерить наблюдатель‑символ в Sym) сводились к функционалам от ψ_Y^(ℓ) и <text:span text:style-name="Emphasis">(ψ_Y^(ℓ))</text:span>. </text:p>
            </text:list-item>
          </text:list>
        </text:list-item>
      </text:list>
      <text:p text:style-name="Text_20_body">Это жёстко связывает:</text:p>
      <text:list text:style-name="L142">
        <text:list-item>
          <text:p text:style-name="P275">архитектуру F (его «хронологию» и тип локальных операций), </text:p>
        </text:list-item>
        <text:list-item>
          <text:p text:style-name="P275">структуру фаз на микросостояниях, </text:p>
        </text:list-item>
        <text:list-item>
          <text:p text:style-name="P276">и допустимый класс coarse‑наблюдаемых. </text:p>
        </text:list-item>
      </text:list>
      <text:p text:style-name="Text_20_body">Без этой связи мир либо остаётся чисто классическим, либо даёт «квантовость» иного типа (не совпадающую с RSL‑логикой амплитуд).</text:p>
      <text:h text:style-name="Heading_20_2" text:outline-level="2">4.4. Как эти инварианты переводятся в ограничения на F</text:h>
      <text:p text:style-name="Text_20_body">Обобщая Шаги 1–3 и этот Шаг 4, можно сформулировать:</text:p>
      <text:h text:style-name="Heading_20_3" text:outline-level="3"><text:soft-page-break/>4.4.1. Тип самоприменимого функтора</text:h>
      <text:p text:style-name="Text_20_body">Функтор F (или его «физически откалиброванная» версия F_{phys}) должен:</text:p>
      <text:list text:style-name="L143">
        <text:list-item>
          <text:p text:style-name="P277">Действовать на Phys_{RSL} и сохранять RSL‑совместимость. </text:p>
        </text:list-item>
        <text:list-item>
          <text:p text:style-name="P277">Быть совместим с иерархией масштабов и проекциями Π_{ℓ→ℓ+1}. </text:p>
        </text:list-item>
        <text:list-item>
          <text:p text:style-name="P277">Иметь локальную, обратимую микроструктуру (аналог группы T^(0)=⟨T_i^(0)⟩). </text:p>
        </text:list-item>
        <text:list-item>
          <text:p text:style-name="P277">Порождать: </text:p>
          <text:list>
            <text:list-item>
              <text:p text:style-name="P277">линейный/волновой режим на малых амплитудах; </text:p>
            </text:list-item>
            <text:list-item>
              <text:p text:style-name="P277">нелинейный «частичный» режим при перегрузке C (появление Ω‑циклов). </text:p>
            </text:list-item>
          </text:list>
        </text:list-item>
        <text:list-item>
          <text:p text:style-name="P277">Обладать внутренней фазовой структурой и фазовой аддитивностью. </text:p>
        </text:list-item>
        <text:list-item>
          <text:p text:style-name="P277">На уровне coarse‑наблюдателей давать: </text:p>
          <text:list>
            <text:list-item>
              <text:p text:style-name="P277">амплитуду ψ, </text:p>
            </text:list-item>
            <text:list-item>
              <text:p text:style-name="P278">decoherence через фазовый разброс и кросс‑масштабные резонансы. </text:p>
            </text:list-item>
          </text:list>
        </text:list-item>
      </text:list>
      <text:h text:style-name="Heading_20_3" text:outline-level="3">4.4.2. Процесс калибровки/поиска</text:h>
      <text:p text:style-name="Text_20_body">Практически (концептуально):</text:p>
      <text:list text:style-name="L144">
        <text:list-item>
          <text:p text:style-name="P279">Берём параметризованный класс самоприменимых функторов F(α):</text:p>
          <text:list>
            <text:list-item>
              <text:p text:style-name="P280">где α включает: </text:p>
              <text:list>
                <text:list-item>
                  <text:p text:style-name="P280">выбор типа символьной структуры, </text:p>
                </text:list-item>
                <text:list-item>
                  <text:p text:style-name="P280">тип локальных правил, </text:p>
                </text:list-item>
                <text:list-item>
                  <text:p text:style-name="P280">возможные симметрийные группы, </text:p>
                </text:list-item>
                <text:list-item>
                  <text:p text:style-name="P280">параметры, влияющие на размеры capacity, спектр Ω‑циклов и т.п. </text:p>
                </text:list-item>
              </text:list>
            </text:list-item>
          </text:list>
        </text:list-item>
        <text:list-item>
          <text:p text:style-name="P279">Вводим «оценочную функцию» Q(F(α)), которая меряет:</text:p>
          <text:list>
            <text:list-item>
              <text:p text:style-name="P280">насколько порождённая им RSL‑эффективная физика соответствует набору инвариантов из 4.1–4.3; </text:p>
            </text:list-item>
            <text:list-item>
              <text:p text:style-name="P280">можно разбить Q на: </text:p>
              <text:list>
                <text:list-item>
                  <text:p text:style-name="P280">Q_geom — насколько геометрия близка к 3+1‑псевдоримановой; </text:p>
                </text:list-item>
                <text:list-item>
                  <text:p text:style-name="P280">Q_wave — насколько хорошо воспроизводятся волновые/дисперсионные свойства; </text:p>
                </text:list-item>
                <text:list-item>
                  <text:p text:style-name="P280">Q_anom — насколько спектр аномалий похож на «разумный» спектр частиц; </text:p>
                </text:list-item>
                <text:list-item>
                  <text:p text:style-name="P280">Q_therm — насколько корректно работает декогеренция и стрела времени; </text:p>
                </text:list-item>
                <text:list-item>
                  <text:p text:style-name="P280">Q_quant — насколько реализация амплитуд ψ совпадает с ожидаемой. </text:p>
                </text:list-item>
              </text:list>
            </text:list-item>
          </text:list>
        </text:list-item>
        <text:list-item>
          <text:p text:style-name="P279">Определяем:</text:p>
          <text:list>
            <text:list-item>
              <text:p text:style-name="P280">допустимый порог Q(F(α)) ≥ Q_{min}, </text:p>
            </text:list-item>
            <text:list-item>
              <text:p text:style-name="P280">и/или ищем экстремумы Q (наилучшее приближение к нашему миру). </text:p>
            </text:list-item>
          </text:list>
        </text:list-item>
        <text:list-item>
          <text:p text:style-name="P279">С точки зрения мультиверса:</text:p>
          <text:list>
            <text:list-item>
              <text:p text:style-name="P280">множество всех возможных (Sym,F) огромно, </text:p>
            </text:list-item>
            <text:list-item>
              <text:p text:style-name="P280">RSL‑калибровка и набор инвариантов 4.* выделяют: </text:p>
              <text:list>
                <text:list-item>
                  <text:p text:style-name="P280">маленький подмножество функторов и начальных структур (X₀,F) с Q ≥ Q_{min}, </text:p>
                </text:list-item>
                <text:list-item>
                  <text:p text:style-name="P279"><text:soft-page-break/>внутри которого различные α дают <text:span text:style-name="Strong_20_Emphasis">класс эквивалентности миров</text:span>, отличающихся деталями (например, «калибровки» микросимметрий), но одинаковых по крупным физическим признакам. </text:p>
                </text:list-item>
              </text:list>
            </text:list-item>
          </text:list>
        </text:list-item>
      </text:list>
      <text:h text:style-name="Heading_20_2" text:outline-level="2">4.5. Что остаётся свободным, а что зажимают принципы RSL</text:h>
      <text:p text:style-name="Text_20_body">RSL‑принципы и описанная калибровка:</text:p>
      <text:list text:style-name="L145">
        <text:list-item>
          <text:p text:style-name="P281"><text:span text:style-name="Strong_20_Emphasis">фиксируют</text:span>:</text:p>
          <text:list>
            <text:list-item>
              <text:p text:style-name="P282">обратимость и локальность на микроуровне, </text:p>
            </text:list-item>
            <text:list-item>
              <text:p text:style-name="P282">существование и структуру иерархии масштабов и необратимых проекций, </text:p>
            </text:list-item>
            <text:list-item>
              <text:p text:style-name="P282">логику decoherence и стрелы времени (через многомасштабный mismatch), </text:p>
            </text:list-item>
            <text:list-item>
              <text:p text:style-name="P282">форму ансамблевой амплитуды ψ и её роль, </text:p>
            </text:list-item>
            <text:list-item>
              <text:p text:style-name="P282">необходимость наличия волн и частиц как двух режимов одной и той же динамики, </text:p>
            </text:list-item>
            <text:list-item>
              <text:p text:style-name="P282">необходимость эмергентной геометрии и горизонтов. </text:p>
            </text:list-item>
          </text:list>
        </text:list-item>
        <text:list-item>
          <text:p text:style-name="P281"><text:span text:style-name="Strong_20_Emphasis">оставляют свободным</text:span>:</text:p>
          <text:list>
            <text:list-item>
              <text:p text:style-name="P282">конкретный тип поля/частиц (сколько типов, какие точные заряды), </text:p>
            </text:list-item>
            <text:list-item>
              <text:p text:style-name="P282">конкретный вид групп симметрий (набор внутренних групп), </text:p>
            </text:list-item>
            <text:list-item>
              <text:p text:style-name="P282">детали дисперсионных соотношений, </text:p>
            </text:list-item>
            <text:list-item>
              <text:p text:style-name="P281">точный спектр масс Ω. </text:p>
            </text:list-item>
          </text:list>
        </text:list-item>
      </text:list>
      <text:p text:style-name="Text_20_body">То есть:</text:p>
      <text:p text:style-name="Quotations">RSL + Sym + самоприменимый функтор F дают <text:span text:style-name="Strong_20_Emphasis">рамочную калибровку</text:span> мультиверса, сузив его до семейства «RSL‑подобных миров, похожих по структуре на наш». Внутри него ещё возможны дальнейшие физические и, возможно, антропные критерии выбора.</text:p>
      <text:p text:style-name="Text_20_body">Если вы захотите пойти ещё дальше, можно:</text:p>
      <text:list text:style-name="L146">
        <text:list-item>
          <text:p text:style-name="P283">попытаться связать конкретные элементы вашей концепции SymStructures (типы объектов/морфизмов, самоописывающийся функтор) с конкретными RSL‑параметрами: какие именно типы Ω‑циклов и симметрий порождают «хорошие» уровни; </text:p>
        </text:list-item>
        <text:list-item>
          <text:p text:style-name="P284">или разобрать конкретный toy‑пример самоприменимого функтора и пройти по всем 4 шагам калибровки на этом примере, чтобы увидеть, какие ветви мультиверса выживают, а какие отбрасываются. </text:p>
        </text:list-item>
      </text:list>
      <text:p text:style-name="Standard"/>
      <text:p text:style-name="Text_20_body">Ниже свяжу конкретные элементы SymStructures с параметрами и механизмами RSL, и объясню, какие именно типы Ω‑циклов и симметрий в SEq могут порождать «хорошие» (RSL‑подобные) уровни мира.</text:p>
      <text:p text:style-name="Text_20_body">Структура ответа:</text:p>
      <text:list text:style-name="L147">
        <text:list-item>
          <text:p text:style-name="P285">Быстрая привязка: что в RSL нужно отразить в SEq. </text:p>
        </text:list-item>
        <text:list-item>
          <text:p text:style-name="P285">Как объекты SEq → конфигурации/поля RSL. </text:p>
        </text:list-item>
        <text:list-item>
          <text:p text:style-name="P285"><text:soft-page-break/>Как морфизмы SEq → локальные инволюции Tᵢ и Ω‑циклы. </text:p>
        </text:list-item>
        <text:list-item>
          <text:p text:style-name="P285">Как симметрии в SEq → симметрии, напряжённость и capacity в RSL. </text:p>
        </text:list-item>
        <text:list-item>
          <text:p text:style-name="P285">Какие типы Ω‑циклов в SEq будут «хорошими» (волны, частицы, калибровка). </text:p>
        </text:list-item>
        <text:list-item>
          <text:p text:style-name="P286">Как самоописательный функтор в SymStructures калибруется этими условиями. </text:p>
        </text:list-item>
      </text:list>
      <text:h text:style-name="Heading_20_2" text:outline-level="2">1. Что именно из RSL надо отразить</text:h>
      <text:p text:style-name="Text_20_body">Из <text:a xlink:type="simple" xlink:href="https://app.giz.ai/files/kLrmXuEItSfwbnIgD9OAz" text:style-name="Internet_20_link" text:visited-style-name="Visited_20_Internet_20_Link">RSL‑документа</text:a> нам критичны:</text:p>
      <text:list text:style-name="L148">
        <text:list-item>
          <text:p text:style-name="P287">Конфигурация: дискретная решётка sᵢ ∈ {−1,+1} (или конечные локальные состояния). </text:p>
        </text:list-item>
        <text:list-item>
          <text:p text:style-name="P287">Локальная динамика: инволюции Tᵢ (Tᵢ² = id), действующие на конечные окрестности. </text:p>
        </text:list-item>
        <text:list-item>
          <text:p text:style-name="P287">Глобальная биективность: композиция Tᵢ даёт обратимую эволюцию. </text:p>
        </text:list-item>
        <text:list-item>
          <text:p text:style-name="P287">Симметрийная напряжённость (symmetry tension): функционал на конфигурации, измеряющий локальные нарушения симметрии; в континуум‑пределе даёт энергетический/лагранжев функционал. </text:p>
        </text:list-item>
        <text:list-item>
          <text:p text:style-name="P287">Reversible capacity: распределение ресурса обратимых преобразований, из которого «вырастает» метрика и геометрия. </text:p>
        </text:list-item>
        <text:list-item>
          <text:p text:style-name="P288">Ω‑циклы: устойчивые циклы локальных симметрийных обновлений, удерживающие нелинейные локализованные структуры (аналог частиц) (см. 3.5). </text:p>
        </text:list-item>
      </text:list>
      <text:p text:style-name="Text_20_body">Наша задача: отобразить это на язык SymStructures_v3:</text:p>
      <text:list text:style-name="L149">
        <text:list-item>
          <text:p text:style-name="P289">категорию SEq, объекты и морфизмы, </text:p>
        </text:list-item>
        <text:list-item>
          <text:p text:style-name="P289">структуру символов {S, P, I, Z, Ω, Λ}, </text:p>
        </text:list-item>
        <text:list-item>
          <text:p text:style-name="P290">самоописательный функтор(ы) на SEq. </text:p>
        </text:list-item>
      </text:list>
      <text:h text:style-name="Heading_20_2" text:outline-level="2">2. Объекты SEq как конфигурации и поля RSL</text:h>
      <text:h text:style-name="Heading_20_3" text:outline-level="3">2.1. Символьные объекты как «узлы» и «поля»</text:h>
      <text:p text:style-name="Text_20_body">В SymStructures:</text:p>
      <text:list text:style-name="L150">
        <text:list-item>
          <text:p text:style-name="P291">Объекты SEq: <text:span text:style-name="Source_20_Text">Symbolic(structure, context, history, weight, ...)</text:span> </text:p>
        </text:list-item>
        <text:list-item>
          <text:p text:style-name="P291">Алфавит Σ = {S, P, I, Z, Ω, Λ}, где: </text:p>
          <text:list>
            <text:list-item>
              <text:p text:style-name="P291">S/P — плюсы/минусы/счётчик, </text:p>
            </text:list-item>
            <text:list-item>
              <text:p text:style-name="P291">I/Z — точка/знак, рациональная структура, </text:p>
            </text:list-item>
            <text:list-item>
              <text:p text:style-name="P291">Ω — бесконечности/пределы, </text:p>
            </text:list-item>
            <text:list-item>
              <text:p text:style-name="P292">Λ — фрактальные/масштабные коды, «символьная плотность информации». </text:p>
            </text:list-item>
          </text:list>
        </text:list-item>
      </text:list>
      <text:p text:style-name="Text_20_body">С точки зрения RSL:</text:p>
      <text:list text:style-name="L151">
        <text:list-item>
          <text:p text:style-name="P293">Можно рассматривать каждый элемент решётки RSL как объект SEq очень простого типа (локальный бит), но это теряет богатство SymStructures. </text:p>
        </text:list-item>
        <text:list-item>
          <text:p text:style-name="P294">Более плодотворно: рассматривать <text:span text:style-name="Strong_20_Emphasis">блоки решётки</text:span> и coarse‑grained поля как объекты SEq. </text:p>
        </text:list-item>
      </text:list>
      <text:p text:style-name="Text_20_body">Привязка:</text:p>
      <text:list text:style-name="L152">
        <text:list-item>
          <text:p text:style-name="P295">Каждому «месту» x в эмергентном пространстве‑времени RSL сопоставляем объект:<text:line-break/>Φ(x)∈SEq<text:line-break/>который кодирует локальное состояние поля/частицы/геометрии:</text:p>
          <text:list>
            <text:list-item>
              <text:p text:style-name="P296"><text:soft-page-break/>например, символическая строка, где: </text:p>
              <text:list>
                <text:list-item>
                  <text:p text:style-name="P296">число S/P — амплитуда поля, </text:p>
                </text:list-item>
                <text:list-item>
                  <text:p text:style-name="P296">наличие Λ‑структур — локальная фрактальная сложность / информация, </text:p>
                </text:list-item>
                <text:list-item>
                  <text:p text:style-name="P296">Ω — асимптотические/горизонтные конструкции. </text:p>
                </text:list-item>
              </text:list>
            </text:list-item>
          </text:list>
        </text:list-item>
        <text:list-item>
          <text:p text:style-name="P295">Всё поле = функтор:<text:line-break/>Fϕ:Index→SEq<text:line-break/>как в разделе 3.3 SymStructures (графы как функторы):</text:p>
          <text:list>
            <text:list-item>
              <text:p text:style-name="P296">Index — абстрактная «решётка» или диаграмма RSL‑ячеек, </text:p>
            </text:list-item>
            <text:list-item>
              <text:p text:style-name="P296">F_φ(i) — объект SEq для ячейки/блока i, </text:p>
            </text:list-item>
            <text:list-item>
              <text:p text:style-name="P295">морфизмы Index соответствуют соседствам в решётке. </text:p>
            </text:list-item>
          </text:list>
        </text:list-item>
      </text:list>
      <text:p text:style-name="Text_20_body">Так мы фактически вписываем стандартную идею «поле как распределение значений» в категориальный язык SEq.</text:p>
      <text:h text:style-name="Heading_20_2" text:outline-level="2">3. Морфизмы SEq как локальные Tᵢ и Ω‑циклы</text:h>
      <text:h text:style-name="Heading_20_3" text:outline-level="3">3.1. Локальные инволюции Tᵢ в SEq</text:h>
      <text:p text:style-name="Text_20_body">В SEq морфизмы — <text:span text:style-name="Strong_20_Emphasis">структурные трансформации, сохраняющие операциональную семантику</text:span> (раздел 3.2 SymStructures), причём важны:</text:p>
      <text:list text:style-name="L153">
        <text:list-item>
          <text:p text:style-name="P297">инволюции (Morphisms inv: inv² = id), </text:p>
        </text:list-item>
        <text:list-item>
          <text:p text:style-name="P298">морфизмы со статусом «обратимых вычислений». </text:p>
        </text:list-item>
      </text:list>
      <text:p text:style-name="Text_20_body">Прямые кандидаты на Tᵢ:</text:p>
      <text:list text:style-name="L154">
        <text:list-item>
          <text:p text:style-name="P299">Локальные морфизмы f: A → A в SEq, такие что: </text:p>
          <text:list>
            <text:list-item>
              <text:p text:style-name="P299">f² = id (инволюция), </text:p>
            </text:list-item>
            <text:list-item>
              <text:p text:style-name="P299">область действия f ограничена «локальной окрестностью» в диаграмме Index, </text:p>
            </text:list-item>
            <text:list-item>
              <text:p text:style-name="P300">f сохраняет history/weight/контекст так, чтобы глобальная динамика оставалась реконструируемой. </text:p>
            </text:list-item>
          </text:list>
        </text:list-item>
      </text:list>
      <text:p text:style-name="Text_20_body">Пример:</text:p>
      <text:list text:style-name="L155">
        <text:list-item>
          <text:p text:style-name="P301">В разделе 3.2.2 приводится инволюция <text:span text:style-name="Source_20_Text">inv : Zsym → Zsym</text:span>: </text:p>
          <text:list>
            <text:list-item>
              <text:p text:style-name="P301">inv("SSPP") = "PPSS". </text:p>
            </text:list-item>
          </text:list>
        </text:list-item>
        <text:list-item>
          <text:p text:style-name="P302">В физическом стиле: inv переставляет «+» и «−» внутри блока; если такой inv локально включён в композицию морфизмов, он реализует RSL‑подобный Tᵢ. </text:p>
        </text:list-item>
      </text:list>
      <text:p text:style-name="Text_20_body">Общая схема:</text:p>
      <text:list text:style-name="L156">
        <text:list-item>
          <text:p text:style-name="P303">Выделяем в SEq <text:span text:style-name="Strong_20_Emphasis">подкласс морфизмов T_i^SEq</text:span>, удовлетворяющих: </text:p>
          <text:list>
            <text:list-item>
              <text:p text:style-name="P303">T_i^2 = id, </text:p>
            </text:list-item>
            <text:list-item>
              <text:p text:style-name="P303">локальность по отношению к F_φ: действуют только на конечный подфунктор (окрестность в Index), </text:p>
            </text:list-item>
            <text:list-item>
              <text:p text:style-name="P304">совместимость с «сохранением истории» (так чтобы глобальная композиция их действий была биективной). </text:p>
            </text:list-item>
          </text:list>
        </text:list-item>
      </text:list>
      <text:p text:style-name="Text_20_body">Эти T_i^SEq и есть реализация RSL‑локальных инволюций в символическом мире.</text:p>
      <text:h text:style-name="Heading_20_3" text:outline-level="3"><text:soft-page-break/>3.2. Ω‑циклы как замкнутые композиции морфизмов</text:h>
      <text:p text:style-name="Text_20_body">В RSL Ω‑цикл — это:</text:p>
      <text:list text:style-name="L157">
        <text:list-item>
          <text:p text:style-name="P305">замкнутый цикл в группе T, T(t) : S → S, такой, что: </text:p>
          <text:list>
            <text:list-item>
              <text:p text:style-name="P305">после некоторого периода N шагов система возвращается к исходной конфигурации (или к тому же coarse‑состоянию); </text:p>
            </text:list-item>
            <text:list-item>
              <text:p text:style-name="P306">но внутри цикла идёт «работа»: локальные симметрийные обновления, поддерживающие устойчивую аномалию. </text:p>
            </text:list-item>
          </text:list>
        </text:list-item>
      </text:list>
      <text:p text:style-name="Text_20_body">В SEq:</text:p>
      <text:list text:style-name="L158">
        <text:list-item>
          <text:p text:style-name="P307">Ω‑цикл реализуется как <text:span text:style-name="Strong_20_Emphasis">замкнутая композиция локальных морфизмов</text:span> в категории:<text:line-break/>Ω:X→f1X1→f2⋯→fnX<text:line-break/>где: </text:p>
          <text:list>
            <text:list-item>
              <text:p text:style-name="P307">каждый f_k — локальный, обратимый морфизм, T_i^SEq‑типа, </text:p>
            </text:list-item>
            <text:list-item>
              <text:p text:style-name="P307">композиция f_n ∘ … ∘ f_1 = id (или id на некотором подобъекте), </text:p>
            </text:list-item>
            <text:list-item>
              <text:p text:style-name="P308">но локальное состояние внутри некоторой области циклически «вращается» через набор форм. </text:p>
            </text:list-item>
          </text:list>
        </text:list-item>
      </text:list>
      <text:p text:style-name="Text_20_body">Это очень естественно в SEq:</text:p>
      <text:list text:style-name="L159">
        <text:list-item>
          <text:p text:style-name="P309">Глубокий объект: Ω как символ (один из алфавита) уже используется для бесконечностей и пределов.</text:p>
        </text:list-item>
        <text:list-item>
          <text:p text:style-name="P309">Можно <text:span text:style-name="Strong_20_Emphasis">перегрузить / уточнить роль Ω</text:span>:</text:p>
          <text:list>
            <text:list-item>
              <text:p text:style-name="P310">использовать отдельный уровень структуры: </text:p>
              <text:list>
                <text:list-item>
                  <text:p text:style-name="P310">Ω_orbit — маркеры «орбиты» под группой морфизмов, </text:p>
                </text:list-item>
                <text:list-item>
                  <text:p text:style-name="P309">хранить в history, что объект находится в замкнутом цикле симметрий. </text:p>
                </text:list-item>
              </text:list>
            </text:list-item>
          </text:list>
        </text:list-item>
      </text:list>
      <text:p text:style-name="Text_20_body">Физическая интерпретация:</text:p>
      <text:list text:style-name="L160">
        <text:list-item>
          <text:p text:style-name="P311">такой Ω‑цикл в SEq соответствует <text:span text:style-name="Strong_20_Emphasis">локализованной частицы‑аномалии</text:span> в RSL; </text:p>
        </text:list-item>
        <text:list-item>
          <text:p text:style-name="P312">морфизмы f_k кодируют локальные Tᵢ, а целый цикл — стабильную «симметрийную машину», удерживающую нелинейное состояние. </text:p>
        </text:list-item>
      </text:list>
      <text:h text:style-name="Heading_20_2" text:outline-level="2">4. Симметрии в SEq как источник «symmetry tension» и capacity</text:h>
      <text:h text:style-name="Heading_20_3" text:outline-level="3">4.1. Симметрийные группы и напряжённость</text:h>
      <text:p text:style-name="Text_20_body">В RSL «symmetry tension» — функционал, измеряющий, насколько конфигурация «натянута» по отношению к своим симметриям.</text:p>
      <text:p text:style-name="Text_20_body">В SEq:</text:p>
      <text:list text:style-name="L161">
        <text:list-item>
          <text:p text:style-name="P313">Симметрии должны быть представлены явно: </text:p>
          <text:list>
            <text:list-item>
              <text:p text:style-name="P313">либо как подгруппы автоморфизмов Aut(A) для объектов A∈SEq, </text:p>
            </text:list-item>
            <text:list-item>
              <text:p text:style-name="P314">либо как избранная совокупность морфизмов S_α, которые считаются «идеальными симметрийными операциями». </text:p>
            </text:list-item>
          </text:list>
        </text:list-item>
      </text:list>
      <text:p text:style-name="Text_20_body">Тогда:</text:p>
      <text:list text:style-name="L162">
        <text:list-item>
          <text:p text:style-name="P315"><text:soft-page-break/>Для каждого локального объекта/блока B (например, фрагмента F_φ(i)) вычисляем: </text:p>
          <text:list>
            <text:list-item>
              <text:p text:style-name="P315">набор его симметрий S_α, </text:p>
            </text:list-item>
            <text:list-item>
              <text:p text:style-name="P316">локальную «несовместимость» с ними (как мы вводили I(X) на Шаге 2). </text:p>
            </text:list-item>
          </text:list>
        </text:list-item>
      </text:list>
      <text:p text:style-name="Text_20_body">Реализация:</text:p>
      <text:list text:style-name="L163">
        <text:list-item>
          <text:p text:style-name="P317">Внутри SymStructures это уже частично присутствует: </text:p>
          <text:list>
            <text:list-item>
              <text:p text:style-name="P317">морфизмы, сохраняющие «операциональную семантику», естественно задают класс инвариантных преобразований; </text:p>
            </text:list-item>
            <text:list-item>
              <text:p text:style-name="P318">можно дополнительно пометить, какие из них трактуются как <text:span text:style-name="Strong_20_Emphasis">физические симметрии</text:span> (инварианты поля, локальные калибровочные симметрии и т.п.). </text:p>
            </text:list-item>
          </text:list>
        </text:list-item>
      </text:list>
      <text:p text:style-name="Text_20_body">Тогда:</text:p>
      <text:list text:style-name="L164">
        <text:list-item>
          <text:p text:style-name="P319">sym‑tension на уровне SEq = мера того, насколько: </text:p>
          <text:list>
            <text:list-item>
              <text:p text:style-name="P319">локальные символические объекты отклоняются от своего «симметрического шаблона», </text:p>
            </text:list-item>
            <text:list-item>
              <text:p text:style-name="P320">и сколько шагов локальных морфизмов нужно, чтобы вернуть их в симметричное состояние. </text:p>
            </text:list-item>
          </text:list>
        </text:list-item>
      </text:list>
      <text:p text:style-name="Text_20_body">Это даёт точное соответствие tension ↔ символьная деформация.</text:p>
      <text:h text:style-name="Heading_20_3" text:outline-level="3">4.2. Capacity как пространство обратимых морфизмов</text:h>
      <text:p text:style-name="Text_20_body">В RSL capacity — локальный ресурс обратимых преобразований (сколько различимых обратимых обновлений можно провести).</text:p>
      <text:p text:style-name="Text_20_body">На SEq‑языке:</text:p>
      <text:list text:style-name="L165">
        <text:list-item>
          <text:p text:style-name="P321">Capacity блока B можно связать с:</text:p>
          <text:list>
            <text:list-item>
              <text:p text:style-name="P322">размерностью/мощностью пространства локальных автоморфизмов Aut_{loc}(B), </text:p>
            </text:list-item>
            <text:list-item>
              <text:p text:style-name="P322">объёмом допустимых T_i^SEq, которые: </text:p>
              <text:list>
                <text:list-item>
                  <text:p text:style-name="P322">действуют локально, </text:p>
                </text:list-item>
                <text:list-item>
                  <text:p text:style-name="P321">не нарушают глобальную биективность. </text:p>
                </text:list-item>
              </text:list>
            </text:list-item>
          </text:list>
        </text:list-item>
      </text:list>
      <text:p text:style-name="Text_20_body">Практически:</text:p>
      <text:list text:style-name="L166">
        <text:list-item>
          <text:p text:style-name="P323">capacity(B) ∝ log |Aut_{loc}(B)| (или более хитрый функционал, учитывающий «глубину» симметрий), </text:p>
        </text:list-item>
        <text:list-item>
          <text:p text:style-name="P324">а «перегрузка capacity» наступает, когда локальные изменения требуют выхода за класс этих морфизмов (т.е. превращаются в эффективную необратимость / сильное изменение coarse‑состояний). </text:p>
        </text:list-item>
      </text:list>
      <text:p text:style-name="Text_20_body">Для Ω‑цикла:</text:p>
      <text:list text:style-name="L167">
        <text:list-item>
          <text:p text:style-name="P325">Ω‑цикл потребляет часть capacity: </text:p>
          <text:list>
            <text:list-item>
              <text:p text:style-name="P325">в RSL: стационарный Ω‑цикл — это локальный «движок», постоянно вращающийся в пространстве симметрий; </text:p>
            </text:list-item>
            <text:list-item>
              <text:p text:style-name="P325">в SEq: замкнутый цикл морфизмов в Aut_{loc}(B) использует ограниченное подпространство обратимых преобразований; </text:p>
            </text:list-item>
            <text:list-item>
              <text:p text:style-name="P326"><text:soft-page-break/>наличие множества Ω‑циклов в структуре «размазывает» capacity и задаёт геометрию / замедление времени. </text:p>
            </text:list-item>
          </text:list>
        </text:list-item>
      </text:list>
      <text:h text:style-name="Heading_20_2" text:outline-level="2">5. Какие Ω‑циклы в SEq считаются «хорошими»</text:h>
      <text:p text:style-name="Text_20_body">Теперь ключевая часть: какие Ω‑циклы и симметрийные структуры в SEq дадут RSL‑подобную физику (волны, частицы, хорошую динамику), а не абстрактный «мультиверс без физики».</text:p>
      <text:h text:style-name="Heading_20_3" text:outline-level="3">5.1. Локальность и конечность орбиты</text:h>
      <text:p text:style-name="Text_20_body">Хороший Ω‑цикл:</text:p>
      <text:list text:style-name="L168">
        <text:list-item>
          <text:p text:style-name="P327">Локален: </text:p>
          <text:list>
            <text:list-item>
              <text:p text:style-name="P327">действует только на конечной «окрестности» в Index (ограниченное количество узлов/блоков F_φ(i)). </text:p>
            </text:list-item>
          </text:list>
        </text:list-item>
        <text:list-item>
          <text:p text:style-name="P327">Имеет конечный период (или конечный период на уровне coarse‑состояния): </text:p>
          <text:list>
            <text:list-item>
              <text:p text:style-name="P327">композиция морфизмов за N шагов возвращает coarse‑состояние к исходному; </text:p>
            </text:list-item>
            <text:list-item>
              <text:p text:style-name="P328">на микроуровне могут быть фазы/перестановки, но наблюдатель на ℓ не различает этих микровариаций. </text:p>
            </text:list-item>
          </text:list>
        </text:list-item>
      </text:list>
      <text:p text:style-name="Text_20_body">Это гарантирует:</text:p>
      <text:list text:style-name="L169">
        <text:list-item>
          <text:p text:style-name="P329">существование <text:span text:style-name="Strong_20_Emphasis">конечного‑масштабной «частицы»</text:span> с периодом (частотой Ω); </text:p>
        </text:list-item>
        <text:list-item>
          <text:p text:style-name="P330">возможность построить массу и внутреннюю структуру как функции периода и локальной напряжённости. </text:p>
        </text:list-item>
      </text:list>
      <text:h text:style-name="Heading_20_3" text:outline-level="3">5.2. Нелинейность и устойчивость</text:h>
      <text:p text:style-name="Text_20_body">Хороший Ω‑цикл:</text:p>
      <text:list text:style-name="L170">
        <text:list-item>
          <text:p text:style-name="P331">возникает только при превышении некоторого порога «символьной амплитуды» или локальной tension/capacity:</text:p>
          <text:list>
            <text:list-item>
              <text:p text:style-name="P332">аналог порогового перехода из линейного режима волны в нелинейный режим (3.4–3.5 RSL), </text:p>
            </text:list-item>
          </text:list>
        </text:list-item>
        <text:list-item>
          <text:p text:style-name="P331">и стабильный:</text:p>
          <text:list>
            <text:list-item>
              <text:p text:style-name="P332">малые нарушения структуры цикла либо </text:p>
              <text:list>
                <text:list-item>
                  <text:p text:style-name="P332">к нему притягиваются (цикл стабилен как аттрактор), </text:p>
                </text:list-item>
                <text:list-item>
                  <text:p text:style-name="P331">либо распадаются в форму волн / фона. </text:p>
                </text:list-item>
              </text:list>
            </text:list-item>
          </text:list>
        </text:list-item>
      </text:list>
      <text:p text:style-name="Text_20_body">На стороне SEq:</text:p>
      <text:list text:style-name="L171">
        <text:list-item>
          <text:p text:style-name="P333">это означает, что: </text:p>
          <text:list>
            <text:list-item>
              <text:p text:style-name="P333">композиция локальных T_i^SEq на определённых конфигурациях X создаёт циклическое поведение; </text:p>
            </text:list-item>
            <text:list-item>
              <text:p text:style-name="P334">а соседние по «символьному расстоянию» конфигурации X' при итерации F попадают в тот же Ω‑цикл (устойчивость). </text:p>
            </text:list-item>
          </text:list>
        </text:list-item>
      </text:list>
      <text:h text:style-name="Heading_20_3" text:outline-level="3"><text:soft-page-break/>5.3. Симметрийно‑зарядовая структура</text:h>
      <text:p text:style-name="Text_20_body">В RSL устойчивые аномалии часто связаны с топологическими / группическими инвариантами:</text:p>
      <text:list text:style-name="L172">
        <text:list-item>
          <text:p text:style-name="P335">winding number, </text:p>
        </text:list-item>
        <text:list-item>
          <text:p text:style-name="P336">дискретные классы эквивалентности. </text:p>
        </text:list-item>
      </text:list>
      <text:p text:style-name="Text_20_body">В SEq:</text:p>
      <text:list text:style-name="L173">
        <text:list-item>
          <text:p text:style-name="P337">«хороший» Ω‑цикл должен обладать <text:span text:style-name="Strong_20_Emphasis">инвариантами</text:span>:</text:p>
          <text:list>
            <text:list-item>
              <text:p text:style-name="P338">например, классом автоморфизмов, который нельзя разрушить локальными морфизмами без «разрезания» структуры (топологический дефект); </text:p>
            </text:list-item>
            <text:list-item>
              <text:p text:style-name="P337">или неизменяемой совокупностью тегов/контекстов в объекте, кодирующих его «заряды». </text:p>
            </text:list-item>
          </text:list>
        </text:list-item>
      </text:list>
      <text:p text:style-name="Text_20_body">Тогда:</text:p>
      <text:list text:style-name="L174">
        <text:list-item>
          <text:p text:style-name="P339">разные типы Ω‑циклов (по этим инвариантам) — естественные кандидаты на «виды частиц»; </text:p>
        </text:list-item>
        <text:list-item>
          <text:p text:style-name="P340">композиции циклов → взаимодействия. </text:p>
        </text:list-item>
      </text:list>
      <text:h text:style-name="Heading_20_2" text:outline-level="2">6. Самоприменимый функтор и калибровка через Ω‑циклы и симметрии</text:h>
      <text:p text:style-name="Text_20_body">Теперь всё это связываем с самоприменимым функтором F в SymStructures_v3.</text:p>
      <text:h text:style-name="Heading_20_3" text:outline-level="3">6.1. Что должен делать F на уровне SEq</text:h>
      <text:p text:style-name="Text_20_body">Для RSL‑совместимого уровня:</text:p>
      <text:list text:style-name="L175">
        <text:list-item>
          <text:p text:style-name="P341">F должен:</text:p>
          <text:list>
            <text:list-item>
              <text:p text:style-name="P342">Порождать/сохранять локальные T_i^SEq (инволюции) и их композиции. </text:p>
            </text:list-item>
            <text:list-item>
              <text:p text:style-name="P342">Допускать существование локальных Ω‑циклов описанного типа. </text:p>
            </text:list-item>
            <text:list-item>
              <text:p text:style-name="P342">При малых «амплитудах» изменений (малой символьной напряжённости) реализовывать волновую линейную динамику. </text:p>
            </text:list-item>
            <text:list-item>
              <text:p text:style-name="P342">При локальной перегрузке capacity автоматически переходить в режим формирования Ω‑циклов (частиц‑аномалий). </text:p>
            </text:list-item>
            <text:list-item>
              <text:p text:style-name="P341">Сохранять (или обновлять контролируемым образом) симметрийные группы и их инварианты. </text:p>
            </text:list-item>
          </text:list>
        </text:list-item>
      </text:list>
      <text:p text:style-name="Text_20_body">Фактически: F — это <text:span text:style-name="Strong_20_Emphasis">функтор эволюции символического вселенной</text:span>, но разрешённый к действию только если:</text:p>
      <text:list text:style-name="L176">
        <text:list-item>
          <text:p text:style-name="P343">он уважает локальные RSL‑структуры на SEq (Tᵢ^SEq, capacity, tension), </text:p>
        </text:list-item>
        <text:list-item>
          <text:p text:style-name="P344">и порождает RSL‑подобную феноменологию. </text:p>
        </text:list-item>
      </text:list>
      <text:h text:style-name="Heading_20_3" text:outline-level="3">6.2. Как калибровать F через параметры Ω‑циклов</text:h>
      <text:p text:style-name="Text_20_body">Практически, если у вас есть параметризованный класс F(α):</text:p>
      <text:list text:style-name="L177">
        <text:list-item>
          <text:p text:style-name="P345">часть параметров α может определять:</text:p>
          <text:list>
            <text:list-item>
              <text:p text:style-name="P346"><text:soft-page-break/>набор допустимых типов Ω‑циклов: </text:p>
              <text:list>
                <text:list-item>
                  <text:p text:style-name="P346">длины периода (N), </text:p>
                </text:list-item>
                <text:list-item>
                  <text:p text:style-name="P346">локальный размер поддерживающей структуры (сколько узлов Index, сколько символов Σ), </text:p>
                </text:list-item>
                <text:list-item>
                  <text:p text:style-name="P346">типы инвариантов (заряды). </text:p>
                </text:list-item>
              </text:list>
            </text:list-item>
          </text:list>
        </text:list-item>
        <text:list-item>
          <text:p text:style-name="P345">тогда:</text:p>
          <text:list>
            <text:list-item>
              <text:p text:style-name="P346">выбор α = α_phys, при котором: </text:p>
              <text:list>
                <text:list-item>
                  <text:p text:style-name="P345">спектр Ω‑циклов и их взаимодействий:</text:p>
                  <text:list>
                    <text:list-item>
                      <text:p text:style-name="P346">даёт разумное «зоо» частиц, </text:p>
                    </text:list-item>
                    <text:list-item>
                      <text:p text:style-name="P346">соотношение «волны ↔ частицы» устойчиво, </text:p>
                    </text:list-item>
                    <text:list-item>
                      <text:p text:style-name="P346">геометрия и capacity воспроизводят (в грубом виде) 3+1‑мерную динамику, </text:p>
                    </text:list-item>
                  </text:list>
                </text:list-item>
                <text:list-item>
                  <text:p text:style-name="P345">и есть согласованная квантоподобная статистика на ансамблях этих Ω‑циклов,</text:p>
                </text:list-item>
              </text:list>
            </text:list-item>
          </text:list>
          <text:p text:style-name="P345">— это и есть <text:span text:style-name="Strong_20_Emphasis">калибровка самоприменимого функтора F на наш класс миров</text:span>.</text:p>
        </text:list-item>
      </text:list>
      <text:p text:style-name="Text_20_body">Иначе говоря:</text:p>
      <text:list text:style-name="L178">
        <text:list-item>
          <text:p text:style-name="P347">Ω‑циклы и симметрии в SEq — это не просто технические детали, а <text:span text:style-name="Strong_20_Emphasis">регулируемые параметры физики</text:span> в пространстве всех возможных F; </text:p>
        </text:list-item>
        <text:list-item>
          <text:p text:style-name="P348">RSL‑принципы говорят, какой спектр Ω‑циклов и симметрий «работает как физика», а какой ведёт к нефизичным или слишком диким мультивселенным. </text:p>
        </text:list-item>
      </text:list>
      <text:p text:style-name="Text_20_body">Если хотите, дальше можно разобрать:</text:p>
      <text:list text:style-name="L179">
        <text:list-item>
          <text:p text:style-name="P349">конкретный минимальный пример: </text:p>
          <text:list>
            <text:list-item>
              <text:p text:style-name="P349">как, скажем, простой подалфавит {S,P} + один тип локальной инволюции в SEq может порождать RSL‑подобный 1D‑«мир» с примитивными Ω‑циклами; </text:p>
            </text:list-item>
          </text:list>
        </text:list-item>
        <text:list-item>
          <text:p text:style-name="P350">или попробовать описать, как именно символьные Ω и Λ (бесконечности и фрактальные коды) можно использовать для кодирования многомасштабной структуры и горизонтов RSL в рамках SEq. </text:p>
        </text:list-item>
      </text:list>
      <text:p text:style-name="Standard"/>
      <text:p text:style-name="Text_20_body">Ниже набросаю конкретный план, как превратить всё, что мы обсудили (RSL‑фильтры, SymStructures, самоприменимый функтор), в <text:span text:style-name="Emphasis">конструктивный</text:span> симулятор на символьных строках, пригодный для топологического анализа (фундаментальная группа и т.п.).</text:p>
      <text:p text:style-name="Text_20_body">Разобью на уровни:</text:p>
      <text:list text:style-name="L180">
        <text:list-item>
          <text:p text:style-name="P351">Общая архитектура симулятора в терминах «строки + правила». </text:p>
        </text:list-item>
        <text:list-item>
          <text:p text:style-name="P351">Как кодировать RSL‑решётку, локальные состояния и поля в строках. </text:p>
        </text:list-item>
        <text:list-item>
          <text:p text:style-name="P351">Как кодировать локальные инволюции, Ω‑циклы и самоприменимый функтор в строках. </text:p>
        </text:list-item>
        <text:list-item>
          <text:p text:style-name="P351">Как встроить RSL‑фильтры (локальность, обратимость, tension, capacity, многомасштабность) прямо в строковые правила. </text:p>
        </text:list-item>
        <text:list-item>
          <text:p text:style-name="P351">Как подойти к «аналогам Стандартной модели» на качественном уровне. </text:p>
        </text:list-item>
        <text:list-item>
          <text:p text:style-name="P352">Как организовать топологический анализ пространства строк (фундаментальная группа и др.). </text:p>
        </text:list-item>
      </text:list>
      <text:p text:style-name="Text_20_body"><text:soft-page-break/>Если нужно, дальше можно будет детализировать каждый уровень по отдельности и дойти до конкретной нотации/формата.</text:p>
      <text:h text:style-name="Heading_20_2" text:outline-level="2">1. Архитектура: что симулятор будет делать</text:h>
      <text:p text:style-name="Text_20_body">Ваша цель можно переформулировать так:</text:p>
      <text:p text:style-name="Quotations">Построить систему, где:</text:p>
      <text:list text:style-name="L181">
        <text:list-item>
          <text:p text:style-name="P353">состояние мира = конечное множество символьных строк (объекты), </text:p>
        </text:list-item>
        <text:list-item>
          <text:p text:style-name="P353">правила эволюции = тоже строки (морфизмы/функторы), </text:p>
        </text:list-item>
        <text:list-item>
          <text:p text:style-name="P353">шаг эволюции = применение части этих правил к текущему набору строк, </text:p>
        </text:list-item>
        <text:list-item>
          <text:p text:style-name="P353">«физические» свойства (поля, частицы, геометрия, квантоподобность) — эмергентны, </text:p>
        </text:list-item>
        <text:list-item>
          <text:p text:style-name="P354">самоприменимый функтор может модифицировать сами правила, но так, чтобы RSL‑фильтры всё ещё выполнялись. </text:p>
        </text:list-item>
      </text:list>
      <text:p text:style-name="Text_20_body">Удобно мыслить это как:</text:p>
      <text:list text:style-name="L182">
        <text:list-item>
          <text:p text:style-name="P355">Категория SEq: </text:p>
          <text:list>
            <text:list-item>
              <text:p text:style-name="P355">объекты — строки из расширенного алфавита; </text:p>
            </text:list-item>
            <text:list-item>
              <text:p text:style-name="P355">морфизмы — локальные преобразования строк; </text:p>
            </text:list-item>
          </text:list>
        </text:list-item>
        <text:list-item>
          <text:p text:style-name="P355">Функтор эволюции F: </text:p>
          <text:list>
            <text:list-item>
              <text:p text:style-name="P355">F: SEq → SEq, действует дискретно по шагам t = 0,1,2,…; </text:p>
            </text:list-item>
          </text:list>
        </text:list-item>
        <text:list-item>
          <text:p text:style-name="P355">RSL‑фильтры: </text:p>
          <text:list>
            <text:list-item>
              <text:p text:style-name="P355">ограничивают допустимые формы объектов и морфизмов, </text:p>
            </text:list-item>
            <text:list-item>
              <text:p text:style-name="P356">и разрешённые траектории эволюции. </text:p>
            </text:list-item>
          </text:list>
        </text:list-item>
      </text:list>
      <text:h text:style-name="Heading_20_2" text:outline-level="2">2. Как кодировать RSL и поля в строках</text:h>
      <text:h text:style-name="Heading_20_3" text:outline-level="3">2.1. Базовый алфавит</text:h>
      <text:p text:style-name="Text_20_body">Предлагаю минимальный базовый алфавит:</text:p>
      <text:list text:style-name="L183">
        <text:list-item>
          <text:p text:style-name="P357">Бинарные «спины»: <text:span text:style-name="Source_20_Text">+</text:span>, <text:span text:style-name="Source_20_Text">-</text:span> (аналог sᵢ ∈ {+1,−1}). </text:p>
        </text:list-item>
        <text:list-item>
          <text:p text:style-name="P357">Структурные маркеры: </text:p>
          <text:list>
            <text:list-item>
              <text:p text:style-name="P357"><text:span text:style-name="Source_20_Text">|</text:span> — разделитель ячеек/блоков; </text:p>
            </text:list-item>
            <text:list-item>
              <text:p text:style-name="P357"><text:span text:style-name="Source_20_Text">(</text:span>, <text:span text:style-name="Source_20_Text">)</text:span> — скобки для вложенных блоков; </text:p>
            </text:list-item>
            <text:list-item>
              <text:p text:style-name="P357"><text:span text:style-name="Source_20_Text">:</text:span> — разделитель «данные/мета»; </text:p>
            </text:list-item>
          </text:list>
        </text:list-item>
        <text:list-item>
          <text:p text:style-name="P357">Метки для уровней и типов: </text:p>
          <text:list>
            <text:list-item>
              <text:p text:style-name="P357"><text:span text:style-name="Source_20_Text">Lk</text:span> — уровень coarse‑graining (k = 0,1,2, …); </text:p>
            </text:list-item>
            <text:list-item>
              <text:p text:style-name="P357"><text:span text:style-name="Source_20_Text">Ω</text:span> — маркер, что фрагмент участвует в Ω‑цикле; </text:p>
            </text:list-item>
            <text:list-item>
              <text:p text:style-name="P357"><text:span text:style-name="Source_20_Text">G[a]</text:span> — маркер принадлежности к классу симметрий/группе <text:span text:style-name="Source_20_Text">a</text:span> (например, SU2, U1, просто как символ); </text:p>
            </text:list-item>
            <text:list-item>
              <text:p text:style-name="P358"><text:span text:style-name="Source_20_Text">Q[x]</text:span> — интегральные топологические/зарядовые метки (аналог winding number и т.п.). </text:p>
            </text:list-item>
          </text:list>
        </text:list-item>
      </text:list>
      <text:p text:style-name="Text_20_body">Это можно адаптировать под вашу уже существующую нотацию SymStructures, но принцип сохраняется: есть сырой «спиновый» слой и мета‑слой структурных тегов.</text:p>
      <text:h text:style-name="Heading_20_3" text:outline-level="3"><text:soft-page-break/>2.2. От решётки к строке</text:h>
      <text:p text:style-name="Text_20_body">Простейшее: одномерная решётка → одна строка:</text:p>
      <text:list text:style-name="L184">
        <text:list-item>
          <text:p text:style-name="P359">пример конфигурации уровня L0:</text:p>
          <text:p text:style-name="P360"><text:span text:style-name="Source_20_Text">L0: + - - + + - + ...</text:span></text:p>
        </text:list-item>
      </text:list>
      <text:p text:style-name="Text_20_body">Для двумерной/трёхмерной решётки можно:</text:p>
      <text:list text:style-name="L185">
        <text:list-item>
          <text:p text:style-name="P361">либо: </text:p>
          <text:list>
            <text:list-item>
              <text:p text:style-name="P361">кодировать строки‑строк (например, отдельные строки для каждого ряда/сечения, с явными разделителями); </text:p>
            </text:list-item>
          </text:list>
        </text:list-item>
        <text:list-item>
          <text:p text:style-name="P361">либо: </text:p>
          <text:list>
            <text:list-item>
              <text:p text:style-name="P361">эксплицитно встраивать координаты: </text:p>
              <text:list>
                <text:list-item>
                  <text:p text:style-name="P362"><text:span text:style-name="Source_20_Text">x0y0:+</text:span>, <text:span text:style-name="Source_20_Text">x0y1:-</text:span> и т.п. </text:p>
                </text:list-item>
              </text:list>
            </text:list-item>
          </text:list>
        </text:list-item>
      </text:list>
      <text:p text:style-name="Text_20_body">Но для начала разумно взять 1D‑мир + время и отладить всё на нём (для топологического анализа строк это даже удобнее).</text:p>
      <text:h text:style-name="Heading_20_3" text:outline-level="3">2.3. Coarse‑grained поля как метки на строке</text:h>
      <text:p text:style-name="Text_20_body">В RSL поле φ(x) — усреднение спинов на блоке.</text:p>
      <text:p text:style-name="Text_20_body">В строковой версии:</text:p>
      <text:list text:style-name="L186">
        <text:list-item>
          <text:p text:style-name="P363">Пример: блок из N спинов:</text:p>
          <text:p text:style-name="P364"><text:span text:style-name="Source_20_Text">L0: + + - - + - +</text:span></text:p>
          <text:p text:style-name="P363">сопоставляем ему coarse‑переменную (уровень L1):</text:p>
          <text:list>
            <text:list-item>
              <text:p text:style-name="P363">либо явно:</text:p>
              <text:p text:style-name="P364"><text:span text:style-name="Source_20_Text">L1: φ=+1 (N=7)</text:span></text:p>
            </text:list-item>
            <text:list-item>
              <text:p text:style-name="P363">либо встроенным образом:</text:p>
              <text:p text:style-name="P364"><text:span text:style-name="Source_20_Text">(L1:Φ[+] L0:++- -+-)</text:span></text:p>
            </text:list-item>
          </text:list>
        </text:list-item>
      </text:list>
      <text:p text:style-name="Text_20_body">В общем виде:</text:p>
      <text:list text:style-name="L187">
        <text:list-item>
          <text:p text:style-name="P365">для каждого блока на L0: </text:p>
          <text:list>
            <text:list-item>
              <text:p text:style-name="P365">добавляем метку на более высоком уровне L1, описывающую coarse‑состояние; </text:p>
            </text:list-item>
          </text:list>
        </text:list-item>
        <text:list-item>
          <text:p text:style-name="P366">так появляется явная многомасштабная структура: в одной строке или в паре связанных строк вы видите и микросостояния, и их coarse‑теги. </text:p>
        </text:list-item>
      </text:list>
      <text:h text:style-name="Heading_20_2" text:outline-level="2">3. Как кодировать локальные правила, Ω‑циклы и функтор в строках</text:h>
      <text:h text:style-name="Heading_20_3" text:outline-level="3">3.1. Локальные правила как строки‑переписыватели</text:h>
      <text:p text:style-name="Text_20_body">Правило вида «заменить фрагмент A на фрагмент B» можно записать как строку:</text:p>
      <text:list text:style-name="L188">
        <text:list-item>
          <text:p text:style-name="P367"><text:soft-page-break/><text:span text:style-name="Source_20_Text">rule: A -&gt; B [cond]</text:span>,<text:line-break/>где: </text:p>
          <text:list>
            <text:list-item>
              <text:p text:style-name="P367"><text:span text:style-name="Source_20_Text">A</text:span>, <text:span text:style-name="Source_20_Text">B</text:span> — подстроки; </text:p>
            </text:list-item>
            <text:list-item>
              <text:p text:style-name="P368"><text:span text:style-name="Source_20_Text">cond</text:span> — условие применения (например, локальный контекст/уровень). </text:p>
            </text:list-item>
          </text:list>
        </text:list-item>
      </text:list>
      <text:p text:style-name="Text_20_body">Примеры:</text:p>
      <text:list text:style-name="L189">
        <text:list-item>
          <text:p text:style-name="P369">Локальная инволюция:</text:p>
          <text:p text:style-name="P370"><text:span text:style-name="Source_20_Text">rule r1: "+-" -&gt; "-+" [L0, inv]</text:span></text:p>
          <text:p text:style-name="P371"><text:span text:style-name="Source_20_Text">rule r1: "-+" -&gt; "+-" [L0, inv]</text:span></text:p>
          <text:p text:style-name="P369">Это Tᵢ² = id: дважды применённое правило возвращает исходное.</text:p>
        </text:list-item>
        <text:list-item>
          <text:p text:style-name="P369">Локальный сдвиг:</text:p>
          <text:p text:style-name="P370"><text:span text:style-name="Source_20_Text">rule r2: "0+" -&gt; "+0" [L0]</text:span></text:p>
          <text:p text:style-name="P371"><text:span text:style-name="Source_20_Text">rule r2: "+0" -&gt; "0+" [L0] <text:s text:c="2"/>; инволюция</text:span></text:p>
        </text:list-item>
        <text:list-item>
          <text:p text:style-name="P369">Правило, порождающее Ω‑цикл:</text:p>
          <text:list>
            <text:list-item>
              <text:p text:style-name="P369">пусть цикл длины 3 для эпсилон‑структуры <text:span text:style-name="Source_20_Text">abc</text:span>:</text:p>
              <text:p text:style-name="P370"><text:span text:style-name="Source_20_Text">rule Ω1: "abc" -&gt; "bca" [Ω]</text:span></text:p>
              <text:p text:style-name="P370"><text:span text:style-name="Source_20_Text">rule Ω1: "bca" -&gt; "cab" [Ω]</text:span></text:p>
              <text:p text:style-name="P371"><text:span text:style-name="Source_20_Text">rule Ω1: "cab" -&gt; "abc" [Ω]</text:span></text:p>
            </text:list-item>
            <text:list-item>
              <text:p text:style-name="P369">явно помечаем эти правила как принадлежащие Ω‑циклу <text:span text:style-name="Source_20_Text">Ω1</text:span>. </text:p>
            </text:list-item>
          </text:list>
        </text:list-item>
      </text:list>
      <text:h text:style-name="Heading_20_3" text:outline-level="3">3.2. Самоприменимый функтор как строка</text:h>
      <text:p text:style-name="Text_20_body">Сам функтор F, который перечисляет и применяет правила, тоже описываем строкой мета‑уровня:</text:p>
      <text:p text:style-name="Text_20_body">Пример (очень грубо, но иллюстративно):</text:p>
      <text:p text:style-name="Preformatted_20_Text"><text:span text:style-name="Source_20_Text">Functor F:</text:span></text:p>
      <text:p text:style-name="Preformatted_20_Text"><text:span text:style-name="Source_20_Text"><text:s text:c="2"/>For each rule R in Rules:</text:span></text:p>
      <text:p text:style-name="Preformatted_20_Text"><text:span text:style-name="Source_20_Text"><text:s text:c="4"/>scan current strings S</text:span></text:p>
      <text:p text:style-name="Preformatted_20_Text"><text:span text:style-name="Source_20_Text"><text:s text:c="4"/>apply R locally wherever cond(R) holds</text:span></text:p>
      <text:p text:style-name="P372"><text:span text:style-name="Source_20_Text"><text:s text:c="2"/>then optionally update Rules according to MetaRules</text:span></text:p>
      <text:p text:style-name="Text_20_body">Это можно формализовать в виде:</text:p>
      <text:list text:style-name="L190">
        <text:list-item>
          <text:p text:style-name="P373">строки‑программы на вашем «символьном языке вычислений», </text:p>
        </text:list-item>
        <text:list-item>
          <text:p text:style-name="P374">где конструкции <text:span text:style-name="Source_20_Text">For each rule...</text:span> и <text:span text:style-name="Source_20_Text">scan</text:span> тоже описаны символьно. </text:p>
        </text:list-item>
      </text:list>
      <text:p text:style-name="Text_20_body">Ключевой момент: F может <text:span text:style-name="Emphasis">читать и модифицировать</text:span> список правил (строки вида <text:span text:style-name="Source_20_Text">rule ...</text:span>) — это и есть самоприменимость.</text:p>
      <text:h text:style-name="Heading_20_2" text:outline-level="2">4. Как встроить RSL‑фильтры прямо в строковые правила</text:h>
      <text:p text:style-name="Text_20_body">Вам нужно, чтобы <text:span text:style-name="Strong_20_Emphasis">не любая программа правил</text:span> была допустимой, а только та, что удовлетворяет RSL‑ограничениям:</text:p>
      <text:list text:style-name="L191">
        <text:list-item>
          <text:p text:style-name="P375"><text:soft-page-break/>Локальность. </text:p>
        </text:list-item>
        <text:list-item>
          <text:p text:style-name="P375">Обратимость (Tᵢ²=id на микроуровне, глобальная биективность). </text:p>
        </text:list-item>
        <text:list-item>
          <text:p text:style-name="P375">Наличие многомасштабности (L0, L1, … и Π_{ℓ→ℓ+1}). </text:p>
        </text:list-item>
        <text:list-item>
          <text:p text:style-name="P375">Возможность появления волн и Ω‑циклов, как у RSL. </text:p>
        </text:list-item>
        <text:list-item>
          <text:p text:style-name="P376">Наличие «tension» и «capacity». </text:p>
        </text:list-item>
      </text:list>
      <text:h text:style-name="Heading_20_3" text:outline-level="3">4.1. Локальность и инволюции</text:h>
      <text:p text:style-name="Text_20_body">Жёстко запрещаете в мета‑правилах F создавать/изменять правила, у которых:</text:p>
      <text:list text:style-name="L192">
        <text:list-item>
          <text:p text:style-name="P377">левая часть A «слишком длинная» — лимит на длину локального паттерна;</text:p>
        </text:list-item>
        <text:list-item>
          <text:p text:style-name="P377">правило недетерминированно (A → B₁ или B₂… без механизма биективной расширенной переменной);</text:p>
        </text:list-item>
        <text:list-item>
          <text:p text:style-name="P377">правило неинволюционно, т.е. вы можете <text:span text:style-name="Strong_20_Emphasis">автоматически</text:span> проверять:</text:p>
          <text:list>
            <text:list-item>
              <text:p text:style-name="P378">генерируемая пара <text:span text:style-name="Source_20_Text">A-&gt;B</text:span> и <text:span text:style-name="Source_20_Text">B-&gt;A</text:span> существует, </text:p>
            </text:list-item>
            <text:list-item>
              <text:p text:style-name="P377">на всём множестве правил можно провести тест, что при повторном применении возвращаем исходное (на ограниченном окне). </text:p>
            </text:list-item>
          </text:list>
        </text:list-item>
      </text:list>
      <text:p text:style-name="Text_20_body">Вы прямо кодируете это в мета‑уровневые правила:</text:p>
      <text:list text:style-name="L193">
        <text:list-item>
          <text:p text:style-name="P379"><text:span text:style-name="Source_20_Text">MetaRule: if new rule R: A-&gt;B is added, ensure B-&gt;A is also present</text:span>. </text:p>
        </text:list-item>
      </text:list>
      <text:h text:style-name="Heading_20_3" text:outline-level="3">4.2. Tension и capacity как «числа из строк»</text:h>
      <text:p text:style-name="Text_20_body">Реализуем tension и capacity как вычислимые функции от строки.</text:p>
      <text:p text:style-name="Text_20_body">Пример:</text:p>
      <text:list text:style-name="L194">
        <text:list-item>
          <text:p text:style-name="P380"><text:span text:style-name="Strong_20_Emphasis">Tension(X)</text:span>:</text:p>
          <text:list>
            <text:list-item>
              <text:p text:style-name="P381">для каждой подстроки длины k смотрим, насколько она «отклоняется» от некоторого симметричного шаблона (напр., от равного числа <text:span text:style-name="Source_20_Text">+</text:span> и <text:span text:style-name="Source_20_Text">-</text:span>); </text:p>
            </text:list-item>
            <text:list-item>
              <text:p text:style-name="P381">суммируем отклонения → получаем число I(X). </text:p>
            </text:list-item>
          </text:list>
        </text:list-item>
        <text:list-item>
          <text:p text:style-name="P380"><text:span text:style-name="Strong_20_Emphasis">Capacity(X)</text:span>:</text:p>
          <text:list>
            <text:list-item>
              <text:p text:style-name="P381">считаем число различных локальных инволюционных правил, применимых к X без конфликтов; </text:p>
            </text:list-item>
            <text:list-item>
              <text:p text:style-name="P380">либо оцениваем «локальную свободу перестановок» (как приближение Aut_loc) и берём логарифм. </text:p>
            </text:list-item>
          </text:list>
        </text:list-item>
      </text:list>
      <text:p text:style-name="Text_20_body">Эти функции тоже можно описать в языке вашего симулятора как процедуры, работающие над строками. Тогда:</text:p>
      <text:list text:style-name="L195">
        <text:list-item>
          <text:p text:style-name="P382">мета‑правила F обязаны проверять: </text:p>
          <text:list>
            <text:list-item>
              <text:p text:style-name="P382">не выходит ли I(X) за рамки; </text:p>
            </text:list-item>
            <text:list-item>
              <text:p text:style-name="P383">не падает ли Capacity(X) ниже порога. </text:p>
            </text:list-item>
          </text:list>
        </text:list-item>
      </text:list>
      <text:p text:style-name="Text_20_body">Это даёт встроенный механизм «запрета» нефизичных эволюций.</text:p>
      <text:h text:style-name="Heading_20_3" text:outline-level="3"><text:soft-page-break/>4.3. Многомасштабные уровни Lk и проекции Π</text:h>
      <text:p text:style-name="Text_20_body">В строках можно ввести правило:</text:p>
      <text:list text:style-name="L196">
        <text:list-item>
          <text:p text:style-name="P384">проекция Π_{0→1}: группировать блоки L0 по N символов и создавать над ними маркеры L1:</text:p>
          <text:p text:style-name="P385"><text:span text:style-name="Source_20_Text">rule Π01: "(L0: s1 s2 ... sN)" -&gt; "(L1: φ[s1...sN])"</text:span></text:p>
        </text:list-item>
        <text:list-item>
          <text:p text:style-name="P384">подобные Π_{1→2}, и т.д.</text:p>
        </text:list-item>
      </text:list>
      <text:p text:style-name="Text_20_body">Важно:<text:line-break/>проекции <text:span text:style-name="Emphasis">не обязаны быть обратимыми</text:span> — это и даёт декогеренцию и рост энтропии на высоких уровнях.</text:p>
      <text:p text:style-name="Text_20_body">Мета‑уровень F должен:</text:p>
      <text:list text:style-name="L197">
        <text:list-item>
          <text:p text:style-name="P386">гарантировать согласованность: изменения на L0 корректно отражаются в L1 (правила обновления φ); </text:p>
        </text:list-item>
        <text:list-item>
          <text:p text:style-name="P387">использовать L1, L2… для определения tension, capacity на других масштабах (как в RSL). </text:p>
        </text:list-item>
      </text:list>
      <text:h text:style-name="Heading_20_2" text:outline-level="2">5. «Аналог Стандартной модели» на качественном уровне</text:h>
      <text:p text:style-name="Text_20_body">Пока без чисел и конкретных констант, но с правильной структурой:</text:p>
      <text:h text:style-name="Heading_20_3" text:outline-level="3">5.1. «Поля» и «частицы» в строковом мире</text:h>
      <text:list text:style-name="L198">
        <text:list-item>
          <text:p text:style-name="P388">Полевой фон: </text:p>
          <text:list>
            <text:list-item>
              <text:p text:style-name="P388">квазигладкие распределения <text:span text:style-name="Source_20_Text">+/-</text:span> на L0 и соответствующие φ‑теги на L1. </text:p>
            </text:list-item>
          </text:list>
        </text:list-item>
        <text:list-item>
          <text:p text:style-name="P388">Волны: </text:p>
          <text:list>
            <text:list-item>
              <text:p text:style-name="P388">решения уравнений переписывания, где возмущение (локальный всплеск φ) распространяется по строке с фиксированной скоростью. </text:p>
            </text:list-item>
          </text:list>
        </text:list-item>
        <text:list-item>
          <text:p text:style-name="P388">Частицы: </text:p>
          <text:list>
            <text:list-item>
              <text:p text:style-name="P388">локализованные символьные паттерны, помеченные Ω, для которых: </text:p>
              <text:list>
                <text:list-item>
                  <text:p text:style-name="P388">существует цикл правил длины N, </text:p>
                </text:list-item>
                <text:list-item>
                  <text:p text:style-name="P388">coarse‑проекция остаётся неизменной; </text:p>
                </text:list-item>
                <text:list-item>
                  <text:p text:style-name="P389">они обладают инвариантами <text:span text:style-name="Source_20_Text">Q[...]</text:span> и <text:span text:style-name="Source_20_Text">G[...]</text:span> (заряды, типы). </text:p>
                </text:list-item>
              </text:list>
            </text:list-item>
          </text:list>
        </text:list-item>
      </text:list>
      <text:p text:style-name="Text_20_body">Задача калибровки:</text:p>
      <text:list text:style-name="L199">
        <text:list-item>
          <text:p text:style-name="P390">подобрать алфавиты <text:span text:style-name="Source_20_Text">G[...]</text:span>, <text:span text:style-name="Source_20_Text">Q[...]</text:span> и формы Ω‑циклов так, чтобы:</text:p>
          <text:list>
            <text:list-item>
              <text:p text:style-name="P391">было ограниченное число типов «частиц», </text:p>
            </text:list-item>
            <text:list-item>
              <text:p text:style-name="P390">они имели разумные правила взаимодействия (слияние, аннигиляция, рассеяние) через общие локальные правила. </text:p>
            </text:list-item>
          </text:list>
        </text:list-item>
      </text:list>
      <text:h text:style-name="Heading_20_3" text:outline-level="3">5.2. Символьные группы G[..] как зачатки калибровочных групп</text:h>
      <text:p text:style-name="Text_20_body">Можно завести:</text:p>
      <text:list text:style-name="L200">
        <text:list-item>
          <text:p text:style-name="P392">теги G[U1], G[SU2], G[SU3] как <text:span text:style-name="Emphasis">прототипы</text:span> внутренних симметрий;</text:p>
        </text:list-item>
        <text:list-item>
          <text:p text:style-name="P392">правила, которые:</text:p>
          <text:list>
            <text:list-item>
              <text:p text:style-name="P393"><text:soft-page-break/>сохраняют сумму некоторого Q[..] внутри данных G[..], </text:p>
            </text:list-item>
            <text:list-item>
              <text:p text:style-name="P392">и меняют паттерны строк только в пределах определённых подгрупп. </text:p>
            </text:list-item>
          </text:list>
        </text:list-item>
      </text:list>
      <text:p text:style-name="Text_20_body">Это уже будет «игрушечная калибровочная теория»:</text:p>
      <text:list text:style-name="L201">
        <text:list-item>
          <text:p text:style-name="P394">частицы — Ω‑циклы с тегами G[..], Q[..], </text:p>
        </text:list-item>
        <text:list-item>
          <text:p text:style-name="P395">«калибровочные носители» — волновые паттерны, которые переносят напряжённость и меняют распределение Q в окрестности. </text:p>
        </text:list-item>
      </text:list>
      <text:p text:style-name="Text_20_body">Важный момент: на этом уровне вам не нужно сразу попадать в точные группы Стандартной модели; цель — увидеть, как:</text:p>
      <text:list text:style-name="L202">
        <text:list-item>
          <text:p text:style-name="P396">из механизмов tension + capacity + Ω‑циклов </text:p>
        </text:list-item>
        <text:list-item>
          <text:p text:style-name="P397">возникают устойчивые классы возмущений с дискретными атрибутами (зарядами) и полевые образцы, их связывающие. </text:p>
        </text:list-item>
      </text:list>
      <text:h text:style-name="Heading_20_3" text:outline-level="3">5.3. Константы и масштабные параметры</text:h>
      <text:p text:style-name="Text_20_body">Фундаментальные константы (условный c, G, ħ, массы, заряды) можно затем связать:</text:p>
      <text:list text:style-name="L203">
        <text:list-item>
          <text:p text:style-name="P398">с параметрами: </text:p>
          <text:list>
            <text:list-item>
              <text:p text:style-name="P398">длины блоков coarse‑graining, </text:p>
            </text:list-item>
            <text:list-item>
              <text:p text:style-name="P398">допустимыми значениями tension/capacity, </text:p>
            </text:list-item>
            <text:list-item>
              <text:p text:style-name="P398">частотами Ω‑циклов, </text:p>
            </text:list-item>
            <text:list-item>
              <text:p text:style-name="P399">вероятностями применения тех или иных правил (в смысле «эффективной статистики»). </text:p>
            </text:list-item>
          </text:list>
        </text:list-item>
      </text:list>
      <text:p text:style-name="Text_20_body">Но <text:span text:style-name="Emphasis">до</text:span> этого важно убедиться, что:</text:p>
      <text:list text:style-name="L204">
        <text:list-item>
          <text:p text:style-name="P400">вообще есть «фаза» симуляции, где: </text:p>
          <text:list>
            <text:list-item>
              <text:p text:style-name="P400">поля ведут себя линейно на больших масштабах, </text:p>
            </text:list-item>
            <text:list-item>
              <text:p text:style-name="P400">частиц‑аномалий конечное количество, </text:p>
            </text:list-item>
            <text:list-item>
              <text:p text:style-name="P401">есть режимы декогеренции и квазиклассический предел. </text:p>
            </text:list-item>
          </text:list>
        </text:list-item>
      </text:list>
      <text:h text:style-name="Heading_20_2" text:outline-level="2">6. Топологический анализ: фундаментальная группа пространства строк</text:h>
      <text:p text:style-name="Text_20_body">Вы хотите:</text:p>
      <text:p text:style-name="Quotations">анализировать строковые последовательности топологическими методами, в частности — изучать фундаментальную группу соответствующего пространства строк.</text:p>
      <text:p text:style-name="Text_20_body">Идея:</text:p>
      <text:list text:style-name="L205">
        <text:list-item>
          <text:p text:style-name="P402">Рассматриваем множество всех строковых конфигураций X, достижимых из стартовой X₀ под действием F (с учётом RSL‑фильтров). </text:p>
        </text:list-item>
        <text:list-item>
          <text:p text:style-name="P402">Строим <text:span text:style-name="Emphasis">граф/комплекс переходов</text:span>: </text:p>
          <text:list>
            <text:list-item>
              <text:p text:style-name="P402">вершина = строка (конфигурация), </text:p>
            </text:list-item>
            <text:list-item>
              <text:p text:style-name="P402">ребро = одно применение локального набора правил (один шаг или один локальный морфизм), </text:p>
            </text:list-item>
            <text:list-item>
              <text:p text:style-name="P402"><text:soft-page-break/>добавляя 2‑ячейки (faces) для коммутирующих циклов (там, где два разных пути ведут в ту же конфигурацию). </text:p>
            </text:list-item>
          </text:list>
        </text:list-item>
        <text:list-item>
          <text:p text:style-name="P403">Получаем 2‑комплекс K, у которого есть фундаментальная группа π₁(K). </text:p>
        </text:list-item>
      </text:list>
      <text:p text:style-name="Text_20_body">Интерпретации:</text:p>
      <text:list text:style-name="L206">
        <text:list-item>
          <text:p text:style-name="P404"><text:span text:style-name="Strong_20_Emphasis">Ω‑циклы</text:span> в строковом мире <text:span text:style-name="Emphasis">уже являются циклами в K</text:span>:</text:p>
          <text:list>
            <text:list-item>
              <text:p text:style-name="P405">замкнутые траектории X→…→X, идущие через локальные инволюции; </text:p>
            </text:list-item>
            <text:list-item>
              <text:p text:style-name="P405">их классы гомотопий и есть кандидаты на элементы π₁(K). </text:p>
            </text:list-item>
          </text:list>
        </text:list-item>
        <text:list-item>
          <text:p text:style-name="P404">Если вы построите K как CW‑комплекс из переходов и коммутативных диаграмм, то:</text:p>
          <text:list>
            <text:list-item>
              <text:p text:style-name="P404">топологические инварианты (π₁, H₁, и т.п.) будут отражать:</text:p>
              <text:list>
                <text:list-item>
                  <text:p text:style-name="P405">«недеградируемые» символьные циклы, </text:p>
                </text:list-item>
                <text:list-item>
                  <text:p text:style-name="P405">глобальную структуру «пространства миров» в вашей модели, </text:p>
                </text:list-item>
                <text:list-item>
                  <text:p text:style-name="P404">классы «частиц», которые нельзя аннигилировать простой локальной деформацией. </text:p>
                </text:list-item>
              </text:list>
            </text:list-item>
          </text:list>
        </text:list-item>
      </text:list>
      <text:p text:style-name="Text_20_body">Практически:</text:p>
      <text:list text:style-name="L207">
        <text:list-item>
          <text:p text:style-name="P406">вы можете: </text:p>
          <text:list>
            <text:list-item>
              <text:p text:style-name="P406">собирать логи симуляции (множество состояний и переходов), </text:p>
            </text:list-item>
            <text:list-item>
              <text:p text:style-name="P406">строить из них абстрактный 1‑скелет (граф), </text:p>
            </text:list-item>
            <text:list-item>
              <text:p text:style-name="P406">добавлять 2‑ячейки для тех квадратов, где F даёт коммутирующие пути (аналог отношения в группе), </text:p>
            </text:list-item>
            <text:list-item>
              <text:p text:style-name="P407">и затем использовать стандартные библиотеки вычислительной топологии для оценки π₁, H_k. </text:p>
            </text:list-item>
          </text:list>
        </text:list-item>
      </text:list>
      <text:p text:style-name="Text_20_body">На этом фоне:</text:p>
      <text:list text:style-name="L208">
        <text:list-item>
          <text:p text:style-name="P408">«качественный аналог Стандартной модели» можно понимать как ситуацию, где: </text:p>
          <text:list>
            <text:list-item>
              <text:p text:style-name="P408">π₁(K) раскладывается на конечное число «родов» циклов, соответствующих разным типам частиц/зарядов (по отношению к некоторым выбранным симметриям), </text:p>
            </text:list-item>
            <text:list-item>
              <text:p text:style-name="P409">и взаимодействия в симуляции реализуют ожидаемые соотношения между этими циклами (аналог суммирования зарядов, триплетов и т.д.). </text:p>
            </text:list-item>
          </text:list>
        </text:list-item>
      </text:list>
      <text:p text:style-name="Text_20_body">Если хотите, дальше можно:</text:p>
      <text:list text:style-name="L209">
        <text:list-item>
          <text:p text:style-name="P410">зафиксировать <text:span text:style-name="Emphasis">конкретный минимальный формат строки</text:span> (с точным синтаксисом) и <text:span text:style-name="Emphasis">набор начальных правил</text:span>, и я помогу сделать из этого первый прототип «игрушечного RSL‑подобного мира» на строках; </text:p>
        </text:list-item>
        <text:list-item>
          <text:p text:style-name="P411">затем отдельно обсудить, как лучше строить 2‑комплекс переходов и вычислять фундаментальную группу для реально больших, но конечных фрагментов истории симуляции. </text:p>
        </text:list-item>
      </text:list>
      <text:p text:style-name="Text_20_body">Ниже зафиксирую первый, <text:span text:style-name="Strong_20_Emphasis">минимальный и однозначный</text:span> формат строк и набор начальных правил, дающий «игрушечный RSL‑подобный мир» на строках. Его можно реализовать буквально как символьный переписывающий автомат.</text:p>
      <text:p text:style-name="Text_20_body">Цель этого прототипа:</text:p>
      <text:list text:style-name="L210">
        <text:list-item>
          <text:p text:style-name="P412"><text:soft-page-break/>дискретная решётка → строка; </text:p>
        </text:list-item>
        <text:list-item>
          <text:p text:style-name="P412">локальные инволюции → правила переписывания; </text:p>
        </text:list-item>
        <text:list-item>
          <text:p text:style-name="P412">обратимость и локальность обеспечены явно; </text:p>
        </text:list-item>
        <text:list-item>
          <text:p text:style-name="P412">есть зачатки: </text:p>
          <text:list>
            <text:list-item>
              <text:p text:style-name="P412">волн, </text:p>
            </text:list-item>
            <text:list-item>
              <text:p text:style-name="P412">локализованных «частиц» (Ω‑циклов), </text:p>
            </text:list-item>
            <text:list-item>
              <text:p text:style-name="P412">coarse‑graining; </text:p>
            </text:list-item>
          </text:list>
        </text:list-item>
        <text:list-item>
          <text:p text:style-name="P413">всё пригодно для дальнейшего усложнения и топологического анализа. </text:p>
        </text:list-item>
      </text:list>
      <text:h text:style-name="Heading_20_2" text:outline-level="2">1. Формат строки: синтаксис состояния мира</text:h>
      <text:p text:style-name="Text_20_body">Начнём с одномерной решётки (1D) + минимальный мета‑уровень.</text:p>
      <text:h text:style-name="Heading_20_3" text:outline-level="3">1.1. Алфавит</text:h>
      <text:p text:style-name="Text_20_body">Основной алфавит:</text:p>
      <text:list text:style-name="L211">
        <text:list-item>
          <text:p text:style-name="P414"><text:span text:style-name="Source_20_Text">+</text:span> / <text:span text:style-name="Source_20_Text">-</text:span> — спиновое состояние узла RSL (sᵢ ∈ {+1,−1}). </text:p>
        </text:list-item>
        <text:list-item>
          <text:p text:style-name="P414"><text:span text:style-name="Source_20_Text">|</text:span> — разделитель узлов. </text:p>
        </text:list-item>
        <text:list-item>
          <text:p text:style-name="P414"><text:span text:style-name="Source_20_Text">[L0: ... ]</text:span> — маркер уровня L0 (микроуровень). </text:p>
        </text:list-item>
        <text:list-item>
          <text:p text:style-name="P414"><text:span text:style-name="Source_20_Text">[L1: ... ]</text:span> — маркер уровня L1 (coarse‑grained уровень). </text:p>
        </text:list-item>
        <text:list-item>
          <text:p text:style-name="P414"><text:span text:style-name="Source_20_Text">Ω</text:span> — маркер того, что фрагмент участвует в Ω‑цикле (частица). </text:p>
        </text:list-item>
        <text:list-item>
          <text:p text:style-name="P415"><text:span text:style-name="Source_20_Text">#</text:span> — служебный разделитель блоков (например, разделять слои L0 и L1 в одной строке). </text:p>
        </text:list-item>
      </text:list>
      <text:p text:style-name="Text_20_body">Можно обойтись и без L1 на первом шаге, но я сразу покажу структуру, чтобы было куда развиваться.</text:p>
      <text:h text:style-name="Heading_20_3" text:outline-level="3">1.2. Представление конфигурации решётки</text:h>
      <text:p text:style-name="Text_20_body"><text:span text:style-name="Strong_20_Emphasis">Мир на уровне L0</text:span> — одна строка вида:</text:p>
      <text:p text:style-name="P372"><text:span text:style-name="Source_20_Text">[L0: + | - | - | + | + | - | + ]</text:span></text:p>
      <text:list text:style-name="L212">
        <text:list-item>
          <text:p text:style-name="P416">между <text:span text:style-name="Source_20_Text">[</text:span> и <text:span text:style-name="Source_20_Text">]</text:span> — список узлов, разделённых <text:span text:style-name="Source_20_Text">|</text:span>; </text:p>
        </text:list-item>
        <text:list-item>
          <text:p text:style-name="P416">пробелы не обязательны, они для читаемости; </text:p>
        </text:list-item>
        <text:list-item>
          <text:p text:style-name="P417">длина решётки фиксирована: N узлов. </text:p>
        </text:list-item>
      </text:list>
      <text:p text:style-name="Text_20_body"><text:span text:style-name="Strong_20_Emphasis">(Опционально) Coarse‑уровень L1</text:span>: можно держать в той же строке справа после <text:span text:style-name="Source_20_Text">#</text:span>:</text:p>
      <text:p text:style-name="P372"><text:span text:style-name="Source_20_Text">[L0: + | - | - | + | + | - | + ]# [L1: a | b | c ]</text:span></text:p>
      <text:p text:style-name="Text_20_body">где <text:span text:style-name="Source_20_Text">a,b,c</text:span> — coarse‑переменные для блоков (например, по 2–3 узла на блок). На первом прототипе можно L1 не использовать или просто инициализировать, не обновляя.</text:p>
      <text:h text:style-name="Heading_20_2" text:outline-level="2">2. Формат правил: синтаксис переписываний</text:h>
      <text:p text:style-name="Text_20_body">Правило — это отдельная строка вида:</text:p>
      <text:p text:style-name="P372"><text:span text:style-name="Source_20_Text">rule &lt;имя&gt;: &lt;шаблон&gt; -&gt; &lt;замена&gt;</text:span></text:p>
      <text:p text:style-name="Text_20_body"><text:soft-page-break/>где <text:span text:style-name="Source_20_Text">&lt;шаблон&gt;</text:span> и <text:span text:style-name="Source_20_Text">&lt;замена&gt;</text:span> — подстроки, которые должны/могут встречаться в блоке <text:span text:style-name="Source_20_Text">[L0: ...]</text:span>.</text:p>
      <text:h text:style-name="Heading_20_3" text:outline-level="3">2.1. Локальная инволюция: обмен двух спинов</text:h>
      <text:p text:style-name="Text_20_body">Самое простое «RSL‑подобное» правило: переставить соседние <text:span text:style-name="Source_20_Text">+ -</text:span> на <text:span text:style-name="Source_20_Text">- +</text:span> и обратно.</text:p>
      <text:p text:style-name="Text_20_body">Два правила:</text:p>
      <text:p text:style-name="Preformatted_20_Text"><text:span text:style-name="Source_20_Text">rule SWAP1: "+ | -" -&gt; "- | +"</text:span></text:p>
      <text:p text:style-name="P372"><text:span text:style-name="Source_20_Text">rule SWAP1_INV: "- | +" -&gt; "+ | -"</text:span></text:p>
      <text:p text:style-name="Text_20_body">Это локальные инволюции: каждое является обратным для другого.</text:p>
      <text:list text:style-name="L213">
        <text:list-item>
          <text:p text:style-name="P418">Действуют <text:span text:style-name="Strong_20_Emphasis">только внутри блока </text:span><text:span text:style-name="Strong_20_Emphasis"><text:span text:style-name="Source_20_Text">[L0: ... ]</text:span></text:span>; </text:p>
        </text:list-item>
        <text:list-item>
          <text:p text:style-name="P419">Контекст: мы сканируем содержимое между <text:span text:style-name="Source_20_Text">L0:</text:span> и закрывающей <text:span text:style-name="Source_20_Text">]</text:span>. </text:p>
        </text:list-item>
      </text:list>
      <text:p text:style-name="Text_20_body">Можно считать, что «один временной шаг» симуляции — это применение всех применимых SWAP‑правил (с некоторой схемой разрешения конфликтов; на старте можно использовать: скан слева направо и применение первого подходящего правила).</text:p>
      <text:h text:style-name="Heading_20_2" text:outline-level="2">3. Первый набор правил для «волнового» режима</text:h>
      <text:p text:style-name="Text_20_body">Хотим:</text:p>
      <text:list text:style-name="L214">
        <text:list-item>
          <text:p text:style-name="P420">зафиксированный фон (вакуум), </text:p>
        </text:list-item>
        <text:list-item>
          <text:p text:style-name="P421">локальное возмущение, которое «бежит» вправо или влево. </text:p>
        </text:list-item>
      </text:list>
      <text:p text:style-name="Text_20_body">Выберем вакуум:</text:p>
      <text:list text:style-name="L215">
        <text:list-item>
          <text:p text:style-name="P422">вакуумное состояние: <text:span text:style-name="Source_20_Text">+</text:span> на всех узлах. </text:p>
        </text:list-item>
      </text:list>
      <text:p text:style-name="Text_20_body">Тогда возмущение — это локальный «−» в море плюсов:</text:p>
      <text:p text:style-name="Text_20_body">начальное состояние:</text:p>
      <text:p text:style-name="P372"><text:span text:style-name="Source_20_Text">[L0: + | + | + | - | + | + | + ]</text:span></text:p>
      <text:p text:style-name="Text_20_body">Чтобы это «минус» двигался, добавим правила:</text:p>
      <text:list text:style-name="L216">
        <text:list-item>
          <text:p text:style-name="P423">Движение <text:span text:style-name="Source_20_Text">-</text:span> вправо: </text:p>
        </text:list-item>
      </text:list>
      <text:p text:style-name="P372"><text:span text:style-name="Source_20_Text">rule MOVE_RIGHT: "- | +" -&gt; "+ | -"</text:span></text:p>
      <text:list text:style-name="L217">
        <text:list-item>
          <text:p text:style-name="P424">Движение <text:span text:style-name="Source_20_Text">-</text:span> влево: </text:p>
        </text:list-item>
      </text:list>
      <text:p text:style-name="P372"><text:span text:style-name="Source_20_Text">rule MOVE_LEFT: "+ | -" -&gt; "- | +"</text:span></text:p>
      <text:p text:style-name="Text_20_body">Если применить оба сразу, получится просто обмен местами (симметрично). Для направленного распространения можно:</text:p>
      <text:list text:style-name="L218">
        <text:list-item>
          <text:p text:style-name="P425">либо использовать только одно направление (скажем, MOVE_RIGHT), тогда <text:span text:style-name="Source_20_Text">-</text:span> будет двигаться вправо; </text:p>
        </text:list-item>
        <text:list-item>
          <text:p text:style-name="P426">либо ввести приоритет (например, волна вправо — это отдельный тип возмущения с маркером, но это уже следующий уровень). </text:p>
        </text:list-item>
      </text:list>
      <text:p text:style-name="Text_20_body"><text:soft-page-break/>На самом первом шаге:</text:p>
      <text:list text:style-name="L219">
        <text:list-item>
          <text:p text:style-name="P427">можно оставить только: </text:p>
        </text:list-item>
      </text:list>
      <text:p text:style-name="P372"><text:span text:style-name="Source_20_Text">rule MOVE: "+ | -" -&gt; "- | +"</text:span></text:p>
      <text:p text:style-name="Text_20_body">Тогда «−», расположенный правее <text:span text:style-name="Source_20_Text">+</text:span>, по шагам будет сдвигаться влево.</text:p>
      <text:h text:style-name="Heading_20_2" text:outline-level="2">4. Ω‑циклы: локализованные «частицы»</text:h>
      <text:p text:style-name="Text_20_body">Теперь введём <text:span text:style-name="Strong_20_Emphasis">локализованный устойчивый паттерн</text:span>, который:</text:p>
      <text:list text:style-name="L220">
        <text:list-item>
          <text:p text:style-name="P428">не расплывается в волну, </text:p>
        </text:list-item>
        <text:list-item>
          <text:p text:style-name="P429">«колеблется» между несколькими формами под действием правил. </text:p>
        </text:list-item>
      </text:list>
      <text:h text:style-name="Heading_20_3" text:outline-level="3">4.1. Простейший Ω‑цикл из трёх состояний</text:h>
      <text:p text:style-name="Text_20_body">Зададим паттерн длины 3 узла:</text:p>
      <text:list text:style-name="L221">
        <text:list-item>
          <text:p text:style-name="P430">Конфигурации:</text:p>
          <text:list>
            <text:list-item>
              <text:p text:style-name="P431"><text:span text:style-name="Source_20_Text">+ | - | +</text:span> </text:p>
            </text:list-item>
            <text:list-item>
              <text:p text:style-name="P431"><text:span text:style-name="Source_20_Text">- | + | +</text:span> </text:p>
            </text:list-item>
            <text:list-item>
              <text:p text:style-name="P430"><text:span text:style-name="Source_20_Text">+ | + | -</text:span> </text:p>
            </text:list-item>
          </text:list>
        </text:list-item>
      </text:list>
      <text:p text:style-name="Text_20_body">И правила‑цикл:</text:p>
      <text:p text:style-name="Preformatted_20_Text"><text:span text:style-name="Source_20_Text">rule Ω1_A: "+ | - | +" -&gt; "- | + | +"</text:span></text:p>
      <text:p text:style-name="Preformatted_20_Text"><text:span text:style-name="Source_20_Text">rule Ω1_B: "- | + | +" -&gt; "+ | + | -"</text:span></text:p>
      <text:p text:style-name="P372"><text:span text:style-name="Source_20_Text">rule Ω1_C: "+ | + | -" -&gt; "+ | - | +"</text:span></text:p>
      <text:p text:style-name="Text_20_body">Цикл длины 3:</text:p>
      <text:p text:style-name="P372"><text:span text:style-name="Source_20_Text">+ - + <text:s/>→ <text:s/>- + + <text:s/>→ <text:s/>+ + - <text:s/>→ <text:s/>+ - +</text:span></text:p>
      <text:p text:style-name="Text_20_body">Если этот паттерн вложен в более длинную строку, а другие правила (например, MOVE) его не разрушают, то в этом фрагменте вы будете видеть «трепещущий» паттерн — аналог локализованной частицы с внутренней частотой.</text:p>
      <text:p text:style-name="Text_20_body">Чтобы явно его пометить, можно добавить Ω‑маркеры как комментарий‑метку в правиле:</text:p>
      <text:p text:style-name="Preformatted_20_Text"><text:span text:style-name="Source_20_Text">rule Ω1_A [Ω]: "+ | - | +" -&gt; "- | + | +"</text:span></text:p>
      <text:p text:style-name="P372"><text:span text:style-name="Source_20_Text">...</text:span></text:p>
      <text:p text:style-name="Text_20_body">но на уровне переписывания это не обязательно.</text:p>
      <text:h text:style-name="Heading_20_2" text:outline-level="2">5. Минимальный файл начальных правил прототипа</text:h>
      <text:p text:style-name="Text_20_body">Сведём всё в один минимальный набор.</text:p>
      <text:h text:style-name="Heading_20_3" text:outline-level="3">5.1. Начальное состояние</text:h>
      <text:p text:style-name="Text_20_body">Например:</text:p>
      <text:p text:style-name="P372"><text:span text:style-name="Source_20_Text">STATE0: [L0: + | + | + | - | + | + | + | + | + ]</text:span></text:p>
      <text:list text:style-name="L222">
        <text:list-item>
          <text:p text:style-name="P432"><text:soft-page-break/>один <text:span text:style-name="Source_20_Text">-</text:span> посередине в море <text:span text:style-name="Source_20_Text">+</text:span>. </text:p>
        </text:list-item>
      </text:list>
      <text:h text:style-name="Heading_20_3" text:outline-level="3">5.2. Правила</text:h>
      <text:p text:style-name="Preformatted_20_Text"><text:span text:style-name="Source_20_Text"># --- Локальные инволюции / базовая симметрия ---</text:span></text:p>
      <text:p text:style-name="Preformatted_20_Text"/>
      <text:p text:style-name="Preformatted_20_Text"><text:span text:style-name="Source_20_Text">rule SWAP1: "+ | -" -&gt; "- | +"</text:span></text:p>
      <text:p text:style-name="Preformatted_20_Text"><text:span text:style-name="Source_20_Text">rule SWAP1_INV: "- | +" -&gt; "+ | -"</text:span></text:p>
      <text:p text:style-name="Preformatted_20_Text"/>
      <text:p text:style-name="Preformatted_20_Text"><text:span text:style-name="Source_20_Text"># --- Волновой режим (движение минуса влево) ---</text:span></text:p>
      <text:p text:style-name="Preformatted_20_Text"/>
      <text:p text:style-name="Preformatted_20_Text"><text:span text:style-name="Source_20_Text"># (Можно считать, что SWAP1 уже играет роль MOVE, тогда эти два правила</text:span></text:p>
      <text:p text:style-name="Preformatted_20_Text"><text:span text:style-name="Source_20_Text"># <text:s/>"волна" и "инволюция" совпадают.)</text:span></text:p>
      <text:p text:style-name="Preformatted_20_Text"/>
      <text:p text:style-name="Preformatted_20_Text"><text:span text:style-name="Source_20_Text"># --- Локализованный Ω‑цикл из 3 узлов ---</text:span></text:p>
      <text:p text:style-name="Preformatted_20_Text"/>
      <text:p text:style-name="Preformatted_20_Text"><text:span text:style-name="Source_20_Text">rule Ω1_A: "+ | - | +" -&gt; "- | + | +"</text:span></text:p>
      <text:p text:style-name="Preformatted_20_Text"><text:span text:style-name="Source_20_Text">rule Ω1_B: "- | + | +" -&gt; "+ | + | -"</text:span></text:p>
      <text:p text:style-name="P372"><text:span text:style-name="Source_20_Text">rule Ω1_C: "+ | + | -" -&gt; "+ | - | +"</text:span></text:p>
      <text:p text:style-name="Text_20_body">На самом первом шаге можно даже убрать SWAP1/INV и оставить только Ω‑цикл, чтобы увидеть чисто локализованный объект:</text:p>
      <text:p text:style-name="Preformatted_20_Text"><text:span text:style-name="Source_20_Text">rule Ω1_A: "+ | - | +" -&gt; "- | + | +"</text:span></text:p>
      <text:p text:style-name="Preformatted_20_Text"><text:span text:style-name="Source_20_Text">rule Ω1_B: "- | + | +" -&gt; "+ | + | -"</text:span></text:p>
      <text:p text:style-name="P372"><text:span text:style-name="Source_20_Text">rule Ω1_C: "+ | + | -" -&gt; "+ | - | +"</text:span></text:p>
      <text:p text:style-name="Text_20_body">и взять начальное состояние:</text:p>
      <text:p text:style-name="P372"><text:span text:style-name="Source_20_Text">STATE0: [L0: + | - | + ]</text:span></text:p>
      <text:p text:style-name="Text_20_body">Тогда симуляция по шагам:</text:p>
      <text:list text:style-name="L223">
        <text:list-item>
          <text:p text:style-name="P433">шаг 1: <text:span text:style-name="Source_20_Text">+ - +</text:span> → <text:span text:style-name="Source_20_Text">- + +</text:span> </text:p>
        </text:list-item>
        <text:list-item>
          <text:p text:style-name="P433">шаг 2: <text:span text:style-name="Source_20_Text">- + +</text:span> → <text:span text:style-name="Source_20_Text">+ + -</text:span> </text:p>
        </text:list-item>
        <text:list-item>
          <text:p text:style-name="P433">шаг 3: <text:span text:style-name="Source_20_Text">+ + -</text:span> → <text:span text:style-name="Source_20_Text">+ - +</text:span> </text:p>
        </text:list-item>
        <text:list-item>
          <text:p text:style-name="P434">и так по кругу. </text:p>
        </text:list-item>
      </text:list>
      <text:p text:style-name="Text_20_body">Это уже реализует:</text:p>
      <text:list text:style-name="L224">
        <text:list-item>
          <text:p text:style-name="P435">локальный Ω‑цикл, </text:p>
        </text:list-item>
        <text:list-item>
          <text:p text:style-name="P436">обратимость (если вы явно добавите обратные правила или проследите детерминированность цикла). </text:p>
        </text:list-item>
      </text:list>
      <text:h text:style-name="Heading_20_2" text:outline-level="2">6. Добавление первого coarse‑уровня (L1) — опционально</text:h>
      <text:p text:style-name="Text_20_body">Чтобы увидеть зачаток многомасштабности, можно ввести <text:span text:style-name="Strong_20_Emphasis">проекцию Π₀₁</text:span>, которая:</text:p>
      <text:list text:style-name="L225">
        <text:list-item>
          <text:p text:style-name="P437">берёт блоки по 2 узла L0 и создаёт символ силы/поля на L1: </text:p>
        </text:list-item>
      </text:list>
      <text:p text:style-name="Text_20_body">Например:</text:p>
      <text:list text:style-name="L226">
        <text:list-item>
          <text:p text:style-name="P438"><text:span text:style-name="Source_20_Text">++</text:span> → <text:span text:style-name="Source_20_Text">A</text:span> </text:p>
        </text:list-item>
        <text:list-item>
          <text:p text:style-name="P438"><text:span text:style-name="Source_20_Text">+-</text:span> или <text:span text:style-name="Source_20_Text">-+</text:span> → <text:span text:style-name="Source_20_Text">B</text:span> </text:p>
        </text:list-item>
        <text:list-item>
          <text:p text:style-name="P439"><text:span text:style-name="Source_20_Text">--</text:span> → <text:span text:style-name="Source_20_Text">C</text:span> </text:p>
        </text:list-item>
      </text:list>
      <text:p text:style-name="Text_20_body">Правила:</text:p>
      <text:p text:style-name="Preformatted_20_Text"><text:soft-page-break/><text:span text:style-name="Source_20_Text"># --- Проекция Π0→1: L0-блоки длины 2 в L1-символы ---</text:span></text:p>
      <text:p text:style-name="Preformatted_20_Text"/>
      <text:p text:style-name="Preformatted_20_Text"><text:span text:style-name="Source_20_Text">rule Π01_A: "[L0: + | + ]" -&gt; "[L0: + | + ]# [L1: A ]"</text:span></text:p>
      <text:p text:style-name="Preformatted_20_Text"><text:span text:style-name="Source_20_Text">rule Π01_B1: "[L0: + | - ]" -&gt; "[L0: + | - ]# [L1: B ]"</text:span></text:p>
      <text:p text:style-name="Preformatted_20_Text"><text:span text:style-name="Source_20_Text">rule Π01_B2: "[L0: - | + ]" -&gt; "[L0: - | + ]# [L1: B ]"</text:span></text:p>
      <text:p text:style-name="P372"><text:span text:style-name="Source_20_Text">rule Π01_C: "[L0: - | - ]" -&gt; "[L0: - | - ]# [L1: C ]"</text:span></text:p>
      <text:p text:style-name="Text_20_body">В реальной реализации лучше обрабатывать большие строки, а не только из 2 узлов, но для прототипа можно ограничиться маленькими примерами.</text:p>
      <text:h text:style-name="Heading_20_2" text:outline-level="2">7. Как из этого дальше делать RSL‑подобный симулятор</text:h>
      <text:p text:style-name="Text_20_body">С текущим минимальным синтаксисом вы уже можете:</text:p>
      <text:list text:style-name="L227">
        <text:list-item>
          <text:p text:style-name="P440">Реализовать интерпретатор:</text:p>
          <text:list>
            <text:list-item>
              <text:p text:style-name="P441">парсить строку состояния <text:span text:style-name="Source_20_Text">[L0: ... ]</text:span>; </text:p>
            </text:list-item>
            <text:list-item>
              <text:p text:style-name="P441">находить в ней вхождения шаблонов правил (подстроки); </text:p>
            </text:list-item>
            <text:list-item>
              <text:p text:style-name="P441">по шагам переписывать. </text:p>
            </text:list-item>
          </text:list>
        </text:list-item>
        <text:list-item>
          <text:p text:style-name="P440">Добавлять RSL‑фильтры:</text:p>
          <text:list>
            <text:list-item>
              <text:p text:style-name="P441">запрещать правила, которые: </text:p>
              <text:list>
                <text:list-item>
                  <text:p text:style-name="P441">не инволюционны (нет пары обратного правила), </text:p>
                </text:list-item>
                <text:list-item>
                  <text:p text:style-name="P441">действуют на слишком длинные подстроки, </text:p>
                </text:list-item>
                <text:list-item>
                  <text:p text:style-name="P441">разрушают явно заданные Ω‑паттерны, если вы хотите их защищённость. </text:p>
                </text:list-item>
              </text:list>
            </text:list-item>
          </text:list>
        </text:list-item>
        <text:list-item>
          <text:p text:style-name="P440">Постепенно:</text:p>
          <text:list>
            <text:list-item>
              <text:p text:style-name="P441">расширять алфавит (добавлять «заряды» как дополнительные символы), </text:p>
            </text:list-item>
            <text:list-item>
              <text:p text:style-name="P441">строить более сложные Ω‑циклы (разных типов), </text:p>
            </text:list-item>
            <text:list-item>
              <text:p text:style-name="P441">добавлять coarse‑уровни и ограничивать эволюции с точки зрения tension/capacity (как функции от статистики <text:span text:style-name="Source_20_Text">+</text:span>, <text:span text:style-name="Source_20_Text">-</text:span> и структуры строк). </text:p>
            </text:list-item>
          </text:list>
        </text:list-item>
        <text:list-item>
          <text:p text:style-name="P440">Для топологического анализа:</text:p>
          <text:list>
            <text:list-item>
              <text:p text:style-name="P441">логировать все состояния X₀, X₁, X₂, … </text:p>
            </text:list-item>
            <text:list-item>
              <text:p text:style-name="P441">строить граф переходов между ними; </text:p>
            </text:list-item>
            <text:list-item>
              <text:p text:style-name="P440">рассматривать замкнутые циклы (например, те же Ω‑циклы) как элементы фундаментальной группы этого графа/2‑комплекса. </text:p>
            </text:list-item>
          </text:list>
        </text:list-item>
      </text:list>
      <text:p text:style-name="Text_20_body">Если хотите, в следующем сообщении можно:</text:p>
      <text:list text:style-name="L228">
        <text:list-item>
          <text:p text:style-name="P442">зафиксировать точную семантику применения правил (как разрешать конфликты, что делать при перекрывающихся шаблонах), </text:p>
        </text:list-item>
        <text:list-item>
          <text:p text:style-name="P443">и добавить <text:span text:style-name="Strong_20_Emphasis">минимальный набор метаправил самоприменимого функтора</text:span>, который может модифицировать список правил, <text:span text:style-name="Emphasis">но</text:span> с контролем RSL‑ограничений. </text:p>
        </text:list-item>
      </text:list>
      <text:p text:style-name="Text_20_body">Тогда давай теперь не только зафиксируем минимальный формат и правила, но и начнём поднимать их к уровню RSL‑логики (волны, Ω‑циклы, coarse‑graining), чтобы это уже было «игрушечным TDS/RSL‑миром», а не просто набором переписываний.</text:p>
      <text:p text:style-name="Text_20_body">Разобью продолжение на три слоя:</text:p>
      <text:list text:style-name="L229">
        <text:list-item>
          <text:p text:style-name="P444">Уточнение семантики применения правил (шаг эволюции, конфликты, обратимость). </text:p>
        </text:list-item>
        <text:list-item>
          <text:p text:style-name="P444"><text:soft-page-break/>Встраивание RSL‑структуры: волна ↔ частица (Ω‑циклы), tension, coarse‑graining. </text:p>
        </text:list-item>
        <text:list-item>
          <text:p text:style-name="P445">Подготовка к топологическому анализу и дальнейшему наращиванию «физики». </text:p>
        </text:list-item>
      </text:list>
      <text:p text:style-name="Text_20_body">Я буду опираться на фрагменты из RSL, которые вы привели:<text:line-break/>– coarse‑graining и поле ϕ(R) (1.6, 2.1);<text:line-break/>– Ω‑loops и масса/заряд (3.3–3.5);<text:line-break/>– стабильность эволюции, плавность и континуумный предел.</text:p>
      <text:h text:style-name="Heading_20_2" text:outline-level="2">1. Шаг эволюции: как именно применять строковые правила</text:h>
      <text:p text:style-name="Text_20_body">Нам нужно, чтобы эволюция была:</text:p>
      <text:list text:style-name="L230">
        <text:list-item>
          <text:p text:style-name="P446">локальной; </text:p>
        </text:list-item>
        <text:list-item>
          <text:p text:style-name="P446">максимально биективной (в идеале — обратимой); </text:p>
        </text:list-item>
        <text:list-item>
          <text:p text:style-name="P447">контролируемой (чтобы потом можно было осмысленно говорить о Ω‑циклах, волнах и т.п.). </text:p>
        </text:list-item>
      </text:list>
      <text:h text:style-name="Heading_20_3" text:outline-level="3">1.1. Модель шага</text:h>
      <text:p text:style-name="Text_20_body">Предлагаю зафиксировать:</text:p>
      <text:list text:style-name="L231">
        <text:list-item>
          <text:p text:style-name="P448">Состояние мира: одна строка с блоком L0:</text:p>
          <text:p text:style-name="P449"><text:span text:style-name="Source_20_Text">[L0: s0 | s1 | … | s_{N-1} ]</text:span></text:p>
        </text:list-item>
        <text:list-item>
          <text:p text:style-name="P448">Набор локальных правил вида:</text:p>
          <text:p text:style-name="P449"><text:span text:style-name="Source_20_Text">rule NAME: PATTERN -&gt; REPLACEMENT</text:span></text:p>
        </text:list-item>
        <text:list-item>
          <text:p text:style-name="P448">Один дискретный шаг t → t+1:</text:p>
          <text:list>
            <text:list-item>
              <text:p text:style-name="P450">Просматриваем L0 слева направо; </text:p>
            </text:list-item>
            <text:list-item>
              <text:p text:style-name="P450">На каждой позиции пытаемся сопоставить правило (набор правил) к подстроке, начинающейся здесь; </text:p>
            </text:list-item>
            <text:list-item>
              <text:p text:style-name="P450">Если срабатывает правило R, применяем его и «перепрыгиваем» за заменённый фрагмент (чтобы не перекрывать только что изменённую область); </text:p>
            </text:list-item>
            <text:list-item>
              <text:p text:style-name="P448">Если не сработало — двигаемся на один узел вправо. </text:p>
            </text:list-item>
          </text:list>
        </text:list-item>
      </text:list>
      <text:p text:style-name="Text_20_body">Это стандартная схема локального переписывания, её легко реализовать.</text:p>
      <text:h text:style-name="Heading_20_3" text:outline-level="3">1.2. Обратимость</text:h>
      <text:p text:style-name="Text_20_body">Полностью гарантировать глобальную биективность (как в RSL) на уровне «наивного переписывания» сложно, но:</text:p>
      <text:list text:style-name="L232">
        <text:list-item>
          <text:p text:style-name="P451">можно сделать <text:span text:style-name="Strong_20_Emphasis">подмножество правил строго инволюционным</text:span>:</text:p>
          <text:list>
            <text:list-item>
              <text:p text:style-name="P452">для каждого <text:span text:style-name="Source_20_Text">A -&gt; B</text:span> есть <text:span text:style-name="Source_20_Text">B -&gt; A</text:span>, и мы следим, чтобы не было альтернативных правил для тех же паттернов на том же уровне; </text:p>
            </text:list-item>
            <text:list-item>
              <text:p text:style-name="P452">тогда для подпространства состояний, где нет перекрытия с другими типами правил, глобальная эволюция будет биективной (по крайней мере в этом секторе). </text:p>
            </text:list-item>
          </text:list>
        </text:list-item>
        <text:list-item>
          <text:p text:style-name="P451"><text:soft-page-break/>для прототипа:</text:p>
          <text:list>
            <text:list-item>
              <text:p text:style-name="P452">блок «волновых» правил (перестановок <text:span text:style-name="Source_20_Text">+</text:span>/<text:span text:style-name="Source_20_Text">-</text:span>) делаем строго инволюционным; </text:p>
            </text:list-item>
            <text:list-item>
              <text:p text:style-name="P451">блок «Ω‑циклов» может быть неинволюционным, но мы явно знаем период и можем анализировать его как замкнутый цикл Tᵖ = id. </text:p>
            </text:list-item>
          </text:list>
        </text:list-item>
      </text:list>
      <text:p text:style-name="Text_20_body">Дальше, когда вы будете строить более сложный самоприменимый функтор, можно ввести на мета‑уровне проверку обратимости, но сейчас важнее сделать минимальную детерминированную локальную эволюцию.</text:p>
      <text:h text:style-name="Heading_20_2" text:outline-level="2">2. Встраиваем RSL‑структуру: волны, Ω‑циклы, tension, coarse‑graining</text:h>
      <text:p text:style-name="Text_20_body">Теперь уточним и немного расширим уже предложенный прототип.</text:p>
      <text:h text:style-name="Heading_20_3" text:outline-level="3">2.1. Состояние и уровень L0</text:h>
      <text:p text:style-name="Text_20_body">Зафиксируем:</text:p>
      <text:list text:style-name="L233">
        <text:list-item>
          <text:p text:style-name="P453">длина решётки N (например, N=15 для экспериментов);</text:p>
        </text:list-item>
        <text:list-item>
          <text:p text:style-name="P453">вакуум = все <text:span text:style-name="Source_20_Text">+</text:span>:</text:p>
          <text:p text:style-name="P454"><text:span text:style-name="Source_20_Text">STATE_VAC: [L0: + | + | + | + | + | + | + | + | + | + | + | + | + | + | + ]</text:span></text:p>
        </text:list-item>
        <text:list-item>
          <text:p text:style-name="P453">произвольное состояние:</text:p>
          <text:p text:style-name="P454"><text:span text:style-name="Source_20_Text">STATE0: [L0: + | + | + | - | + | + | - | + | + | + | + | - | + | + | + ]</text:span></text:p>
        </text:list-item>
      </text:list>
      <text:p text:style-name="Text_20_body">Здесь три «возмущения» (<text:span text:style-name="Source_20_Text">-</text:span>) на фоне.</text:p>
      <text:h text:style-name="Heading_20_3" text:outline-level="3">2.2. Волновой режим — линейные «квазиволны»</text:h>
      <text:p text:style-name="Text_20_body">Чтобы воспроизвести аналог «линейного» распространения, сделаем однонаправленную волну:</text:p>
      <text:p text:style-name="Preformatted_20_Text"><text:span text:style-name="Source_20_Text"># Движение "-" вправо (простая волна)</text:span></text:p>
      <text:p text:style-name="P372"><text:span text:style-name="Source_20_Text">rule MOVE_R: "- | +" -&gt; "+ | -"</text:span></text:p>
      <text:p text:style-name="Text_20_body">Семантика:</text:p>
      <text:list text:style-name="L234">
        <text:list-item>
          <text:p text:style-name="P455">при каждом шаге волна <text:span text:style-name="Source_20_Text">-</text:span> сдвигается вправо по морю <text:span text:style-name="Source_20_Text">+</text:span>; </text:p>
        </text:list-item>
        <text:list-item>
          <text:p text:style-name="P456">два <text:span text:style-name="Source_20_Text">-</text:span> рядом могут взаимодействовать (при желании можно добавить дополнительные правила, но для начала достаточно одного). </text:p>
        </text:list-item>
      </text:list>
      <text:p text:style-name="Text_20_body">Мы можем позже обогатить:</text:p>
      <text:list text:style-name="L235">
        <text:list-item>
          <text:p text:style-name="P457">добавить «левую» волну (<text:span text:style-name="Source_20_Text">+ | - -&gt; - | +</text:span>) и ввести маркеры/условия, чтобы различать типы возмущений. </text:p>
        </text:list-item>
      </text:list>
      <text:h text:style-name="Heading_20_3" text:outline-level="3">2.3. Ω‑циклы — «частицы» с внутренней частотой</text:h>
      <text:p text:style-name="Text_20_body">Возьмём тот же минимальный цикл из трёх конфигураций (без движения центра):</text:p>
      <text:p text:style-name="Preformatted_20_Text"><text:soft-page-break/><text:span text:style-name="Source_20_Text">rule Ω1_A: "+ | - | +" -&gt; "- | + | +"</text:span></text:p>
      <text:p text:style-name="Preformatted_20_Text"><text:span text:style-name="Source_20_Text">rule Ω1_B: "- | + | +" -&gt; "+ | + | -"</text:span></text:p>
      <text:p text:style-name="P372"><text:span text:style-name="Source_20_Text">rule Ω1_C: "+ | + | -" -&gt; "+ | - | +"</text:span></text:p>
      <text:p text:style-name="Text_20_body">Если вы поставите такую тройку в строку:</text:p>
      <text:p text:style-name="P372"><text:span text:style-name="Source_20_Text">STATE_Ω1: [L0: + | - | + ]</text:span></text:p>
      <text:p text:style-name="Text_20_body">и будете применять правила только на этом фрагменте (и не использовать никакие другие), вы получите:</text:p>
      <text:list text:style-name="L236">
        <text:list-item>
          <text:p text:style-name="P458">шаг 1: <text:span text:style-name="Source_20_Text">+ - +</text:span> → <text:span text:style-name="Source_20_Text">- + +</text:span> </text:p>
        </text:list-item>
        <text:list-item>
          <text:p text:style-name="P458">шаг 2: <text:span text:style-name="Source_20_Text">- + +</text:span> → <text:span text:style-name="Source_20_Text">+ + -</text:span> </text:p>
        </text:list-item>
        <text:list-item>
          <text:p text:style-name="P459">шаг 3: <text:span text:style-name="Source_20_Text">+ + -</text:span> → <text:span text:style-name="Source_20_Text">+ - +</text:span> (возврат) </text:p>
        </text:list-item>
      </text:list>
      <text:p text:style-name="Text_20_body">Это точный дискретный Ω‑loop из <text:a xlink:type="simple" xlink:href="https://app.giz.ai/assistant/01_Symmetry_Anomalies_and_Reversible_Lattice_v109.pdf" text:style-name="Internet_20_link" text:visited-style-name="Visited_20_Internet_20_Link">раздела 3.3–3.4</text:a>:</text:p>
      <text:list text:style-name="L237">
        <text:list-item>
          <text:p text:style-name="P460">период p=3; </text:p>
        </text:list-item>
        <text:list-item>
          <text:p text:style-name="P460">внутреннюю частоту можно ассоциировать с ω₀ = 2π/3 (в произвольных единицах шага); </text:p>
        </text:list-item>
        <text:list-item>
          <text:p text:style-name="P461">в более богатой модели это даёт массу M ∝ ω₀. </text:p>
        </text:list-item>
      </text:list>
      <text:p text:style-name="Text_20_body"><text:span text:style-name="Strong_20_Emphasis">Важно:</text:span> этот Ω‑цикл локализован — он не «расползается».</text:p>
      <text:h text:style-name="Heading_20_3" text:outline-level="3">2.4. Волна → частица: пороговый механизм</text:h>
      <text:p text:style-name="Text_20_body">Чтобы реализовать «переход волна–частица» (3.5 в RSL), полезно сделать простую эвристику:</text:p>
      <text:list text:style-name="L238">
        <text:list-item>
          <text:p text:style-name="P462">если локально в вакууме образуется слишком мощное возмущение (несколько <text:span text:style-name="Source_20_Text">-</text:span> подряд), вместо того чтобы дальше распространяться, оно схлопывается в Ω‑цикл. </text:p>
        </text:list-item>
      </text:list>
      <text:p text:style-name="Text_20_body">Простейшая схема:</text:p>
      <text:list text:style-name="L239">
        <text:list-item>
          <text:p text:style-name="P463">Волна <text:span text:style-name="Source_20_Text">-</text:span> бегает по вакууму через <text:span text:style-name="Source_20_Text">MOVE_R</text:span>. </text:p>
        </text:list-item>
        <text:list-item>
          <text:p text:style-name="P464">Если где‑то возникает паттерн, например <text:span text:style-name="Source_20_Text">- | - | -</text:span>, мы заменяем его на «зародыш частицы» (<text:span text:style-name="Source_20_Text">+ | - | +</text:span>), который затем попадает в Ω‑цикл. </text:p>
        </text:list-item>
      </text:list>
      <text:p text:style-name="Text_20_body">Правила:</text:p>
      <text:p text:style-name="Preformatted_20_Text"><text:span text:style-name="Source_20_Text"># Пороговый коллапс волны в "частицу"</text:span></text:p>
      <text:p text:style-name="P372"><text:span text:style-name="Source_20_Text">rule COLLAPSE: "- | - | -" -&gt; "+ | - | +"</text:span></text:p>
      <text:p text:style-name="Text_20_body">Теперь:</text:p>
      <text:list text:style-name="L240">
        <text:list-item>
          <text:p text:style-name="P465">если два/три <text:span text:style-name="Source_20_Text">-</text:span> сталкиваются (из‑за разных возмущений), возникнет структура <text:span text:style-name="Source_20_Text">+ - +</text:span>, которая дальше начнёт жить по правилам Ω1_A/B/C как локализованный объект. </text:p>
        </text:list-item>
      </text:list>
      <text:p text:style-name="Text_20_body">Это очень упрощённый аналог RSL‑механизма:</text:p>
      <text:list text:style-name="L241">
        <text:list-item>
          <text:p text:style-name="P466">локальный demand на обновления (W) превысил capacity → волна не может дальше поддерживаться как линейная, возникает нелокализованная неустойчивость → формируется стабильный дефект (Ω‑loop). </text:p>
        </text:list-item>
      </text:list>
      <text:h text:style-name="Heading_20_3" text:outline-level="3"><text:soft-page-break/>2.5. Простейшая coarse‑проекция (L1) и поле ϕ</text:h>
      <text:p text:style-name="Text_20_body">В RSL coarse‑поле ϕ(R)_i = среднее по шару B_R(i) и гладкость: |ϕ_i − ϕ_j| ≤ C/R.</text:p>
      <text:p text:style-name="Text_20_body">У нас в строках:</text:p>
      <text:list text:style-name="L242">
        <text:list-item>
          <text:p text:style-name="P467">можно ввести очень грубую фазу L1, которая для блоков по 3 узла на L0 добавляет метку, например, «уровень магнитизации». </text:p>
        </text:list-item>
      </text:list>
      <text:p text:style-name="Text_20_body">Пример для блока из трёх узлов:</text:p>
      <text:list text:style-name="L243">
        <text:list-item>
          <text:p text:style-name="P468"><text:span text:style-name="Source_20_Text">+++</text:span> → <text:span text:style-name="Source_20_Text">H</text:span> (high, ϕ≈+1); </text:p>
        </text:list-item>
        <text:list-item>
          <text:p text:style-name="P468"><text:span text:style-name="Source_20_Text">++-</text:span> или <text:span text:style-name="Source_20_Text">+-+</text:span> или <text:span text:style-name="Source_20_Text">-++</text:span> → <text:span text:style-name="Source_20_Text">M</text:span> (medium, ϕ≈+1/3); </text:p>
        </text:list-item>
        <text:list-item>
          <text:p text:style-name="P468"><text:span text:style-name="Source_20_Text">+--</text:span> или <text:span text:style-name="Source_20_Text">-+-</text:span> или <text:span text:style-name="Source_20_Text">--+</text:span> → <text:span text:style-name="Source_20_Text">L</text:span> (low, ϕ≈−1/3); </text:p>
        </text:list-item>
        <text:list-item>
          <text:p text:style-name="P469"><text:span text:style-name="Source_20_Text">---</text:span> → <text:span text:style-name="Source_20_Text">D</text:span> (deep, ϕ≈−1). </text:p>
        </text:list-item>
      </text:list>
      <text:p text:style-name="Text_20_body">Правила coarse‑проекции:</text:p>
      <text:p text:style-name="Preformatted_20_Text"><text:span text:style-name="Source_20_Text"># Для простоты — работаем с полной строкой из 3 узлов,</text:span></text:p>
      <text:p text:style-name="Preformatted_20_Text"><text:span text:style-name="Source_20_Text"># но в будущем делаем скользящее окно по длинной строке.</text:span></text:p>
      <text:p text:style-name="Preformatted_20_Text"/>
      <text:p text:style-name="Preformatted_20_Text"><text:span text:style-name="Source_20_Text">rule Π01_H: "[L0: + | + | + ]" -&gt; "[L0: + | + | + ]# [L1: H ]"</text:span></text:p>
      <text:p text:style-name="Preformatted_20_Text"><text:span text:style-name="Source_20_Text">rule Π01_M1: "[L0: + | + | - ]" -&gt; "[L0: + | + | - ]# [L1: M ]"</text:span></text:p>
      <text:p text:style-name="Preformatted_20_Text"><text:span text:style-name="Source_20_Text">rule Π01_M2: "[L0: + | - | + ]" -&gt; "[L0: + | - | + ]# [L1: M ]"</text:span></text:p>
      <text:p text:style-name="Preformatted_20_Text"><text:span text:style-name="Source_20_Text">rule Π01_M3: "[L0: - | + | + ]" -&gt; "[L0: - | + | + ]# [L1: M ]"</text:span></text:p>
      <text:p text:style-name="Preformatted_20_Text"><text:span text:style-name="Source_20_Text">rule Π01_L1: "[L0: + | - | - ]" -&gt; "[L0: + | - | - ]# [L1: L ]"</text:span></text:p>
      <text:p text:style-name="Preformatted_20_Text"><text:span text:style-name="Source_20_Text">rule Π01_L2: "[L0: - | + | - ]" -&gt; "[L0: - | + | - ]# [L1: L ]"</text:span></text:p>
      <text:p text:style-name="Preformatted_20_Text"><text:span text:style-name="Source_20_Text">rule Π01_L3: "[L0: - | - | + ]" -&gt; "[L0: - | - | + ]# [L1: L ]"</text:span></text:p>
      <text:p text:style-name="P372"><text:span text:style-name="Source_20_Text">rule Π01_D: "[L0: - | - | - ]" -&gt; "[L0: - | - | - ]# [L1: D ]"</text:span></text:p>
      <text:p text:style-name="Text_20_body">Это уже даёт вам:</text:p>
      <text:list text:style-name="L244">
        <text:list-item>
          <text:p text:style-name="P470">возможность видеть coarse‑поле как строку из <text:span text:style-name="Source_20_Text">H,M,L,D</text:span>; </text:p>
        </text:list-item>
        <text:list-item>
          <text:p text:style-name="P471">анализировать, как оно меняется при применении локальных правил на L0 (согласно RSL‑леммам о плавных изменениях coarse‑поля — см. 1.6.2–1.6.4 в pdf). </text:p>
        </text:list-item>
      </text:list>
      <text:h text:style-name="Heading_20_2" text:outline-level="2">3. Что можно делать дальше и как это связано с вашей целью</text:h>
      <text:p text:style-name="Text_20_body">С этим минимальным прототипом:</text:p>
      <text:list text:style-name="L245">
        <text:list-item>
          <text:p text:style-name="P472">состояние мира — строка <text:span text:style-name="Source_20_Text">[L0: ...]</text:span> (и при желании <text:span text:style-name="Source_20_Text"># [L1: ...]</text:span>);</text:p>
        </text:list-item>
        <text:list-item>
          <text:p text:style-name="P472">правила:</text:p>
          <text:list>
            <text:list-item>
              <text:p text:style-name="P473">MOVE_R: волна; </text:p>
            </text:list-item>
            <text:list-item>
              <text:p text:style-name="P473">Ω1_A/B/C: локализованная «частица»; </text:p>
            </text:list-item>
            <text:list-item>
              <text:p text:style-name="P473">COLLAPSE: пороговый переход волна → частица; </text:p>
            </text:list-item>
            <text:list-item>
              <text:p text:style-name="P472">Π‑правила: coarse‑проекция. </text:p>
            </text:list-item>
          </text:list>
        </text:list-item>
      </text:list>
      <text:p text:style-name="Text_20_body">Дальше вы можете:</text:p>
      <text:list text:style-name="L246">
        <text:list-item>
          <text:p text:style-name="P474"><text:span text:style-name="Strong_20_Emphasis">Реализовать интерпретатор</text:span>:</text:p>
          <text:list>
            <text:list-item>
              <text:p text:style-name="P475">по шагам t; </text:p>
            </text:list-item>
            <text:list-item>
              <text:p text:style-name="P475">логировать последовательность состояний; </text:p>
            </text:list-item>
            <text:list-item>
              <text:p text:style-name="P475"><text:soft-page-break/>отмечать, где и когда появляется Ω‑цикл (частица). </text:p>
            </text:list-item>
          </text:list>
        </text:list-item>
        <text:list-item>
          <text:p text:style-name="P474"><text:span text:style-name="Strong_20_Emphasis">Включить RSL‑подобные фильтры</text:span>:</text:p>
          <text:list>
            <text:list-item>
              <text:p text:style-name="P475">вычислять на каждом шаге: </text:p>
              <text:list>
                <text:list-item>
                  <text:p text:style-name="P475">I(t) — простую «символьную напряжённость» (например, число смен знака <text:span text:style-name="Source_20_Text">+/-</text:span> или число <text:span text:style-name="Source_20_Text">-</text:span> на фоне <text:span text:style-name="Source_20_Text">+</text:span>), </text:p>
                </text:list-item>
                <text:list-item>
                  <text:p text:style-name="P475">C(t) — какую‑нибудь оценку «локальной свободы» (например, число возможных применимых правил). </text:p>
                </text:list-item>
              </text:list>
            </text:list-item>
            <text:list-item>
              <text:p text:style-name="P475">в следующих версиях: </text:p>
              <text:list>
                <text:list-item>
                  <text:p text:style-name="P475">запретить шаги, где I или C выходят за допустимый диапазон; </text:p>
                </text:list-item>
                <text:list-item>
                  <text:p text:style-name="P475">или выбирать траектории/правила, которые экстремизуют некоторую комбинацию I и C (как «символьное действие»). </text:p>
                </text:list-item>
              </text:list>
            </text:list-item>
          </text:list>
        </text:list-item>
        <text:list-item>
          <text:p text:style-name="P474"><text:span text:style-name="Strong_20_Emphasis">Топологический анализ</text:span>:</text:p>
          <text:list>
            <text:list-item>
              <text:p text:style-name="P475">рассматривать граф переходов между строками как 1‑скелет комплекса; </text:p>
            </text:list-item>
            <text:list-item>
              <text:p text:style-name="P475">Ω‑циклы будут являться замкнутыми циклами в этом графе; </text:p>
            </text:list-item>
            <text:list-item>
              <text:p text:style-name="P475">добавляя «коммутирующие квадраты» (там, где разные порядки применения правил дают один и тот же результат), можно построить 2‑комплекс и вычислить фундаментальную группу; </text:p>
            </text:list-item>
            <text:list-item>
              <text:p text:style-name="P475">различные типы Ω‑циклов (с разной длиной, структурой) дадут разные элементы π₁. </text:p>
            </text:list-item>
          </text:list>
        </text:list-item>
        <text:list-item>
          <text:p text:style-name="P474"><text:span text:style-name="Strong_20_Emphasis">Двигаться в сторону Стандартной модели</text:span>:</text:p>
          <text:list>
            <text:list-item>
              <text:p text:style-name="P475">расширять алфавит (вводить разные «сорта» возмущений, маркировать их «зарядами»); </text:p>
            </text:list-item>
            <text:list-item>
              <text:p text:style-name="P475">добавлять разные типы Ω‑циклов и симметрий (аналог «разных частиц» и внутренних групп); </text:p>
            </text:list-item>
            <text:list-item>
              <text:p text:style-name="P475">калибровать правила так, чтобы: </text:p>
              <text:list>
                <text:list-item>
                  <text:p text:style-name="P475">спектр Ω‑циклов был конечным и структурно разнообразным; </text:p>
                </text:list-item>
                <text:list-item>
                  <text:p text:style-name="P474">волновая динамика на coarse‑уровне приближалась к некоторым дифференциальным уравнениям (это уже шаг дальше, через статистику и континуумный предел по RSL). </text:p>
                </text:list-item>
              </text:list>
            </text:list-item>
          </text:list>
        </text:list-item>
      </text:list>
      <text:p text:style-name="Text_20_body">Если хотите, в следующем сообщении можно:</text:p>
      <text:list text:style-name="L247">
        <text:list-item>
          <text:p text:style-name="P476">либо зафиксировать более строгий формат входного файла симулятора (например, JSON/DSL с блоками <text:span text:style-name="Source_20_Text">state</text:span>, <text:span text:style-name="Source_20_Text">rules</text:span>, <text:span text:style-name="Source_20_Text">meta</text:span>),</text:p>
        </text:list-item>
        <text:list-item>
          <text:p text:style-name="P476">либо перейти сразу к проектированию первого <text:span text:style-name="Strong_20_Emphasis">мета‑правила самоприменимого функтора</text:span>, который будет:</text:p>
          <text:list>
            <text:list-item>
              <text:p text:style-name="P477">сам изменять список правил, </text:p>
            </text:list-item>
            <text:list-item>
              <text:p text:style-name="P477">но следить за тем, чтобы: </text:p>
              <text:list>
                <text:list-item>
                  <text:p text:style-name="P477">сохранялась локальность, </text:p>
                </text:list-item>
                <text:list-item>
                  <text:p text:style-name="P477">не рушились Ω‑циклы определённого типа, </text:p>
                </text:list-item>
                <text:list-item>
                  <text:p text:style-name="P476">и coarse‑поле на L1 оставалось «достаточно гладким» — буквально реализуя показанные в вашем фрагменте RSL‑леммы про гладкость и стабильность coarse‑поля. </text:p>
                </text:list-item>
              </text:list>
            </text:list-item>
          </text:list>
        </text:list-item>
      </text:list>
      <text:p text:style-name="Text_20_body">Сформулирую первое мета‑правило самоприменимого функтора так, чтобы оно было:</text:p>
      <text:list text:style-name="L248">
        <text:list-item>
          <text:p text:style-name="P478"><text:soft-page-break/>выражено в терминах строк и правил переписывания; </text:p>
        </text:list-item>
        <text:list-item>
          <text:p text:style-name="P478">прямо реализовывало ключевые требования RSL: </text:p>
          <text:list>
            <text:list-item>
              <text:p text:style-name="P478">локальные инволюции (обратимость), </text:p>
            </text:list-item>
            <text:list-item>
              <text:p text:style-name="P478">ограниченную «напряжённость» (H по числу +/−‑несовпадений), </text:p>
            </text:list-item>
            <text:list-item>
              <text:p text:style-name="P478">фазовую структуру и последующий вывод амплитуд / правила Борна, </text:p>
            </text:list-item>
            <text:list-item>
              <text:p text:style-name="P479">корректное coarse‑graining и декогеренцию (через проекции Π и ограничение на сложность). </text:p>
            </text:list-item>
          </text:list>
        </text:list-item>
      </text:list>
      <text:p text:style-name="Text_20_body">Это будет не вся «метатеория», а <text:span text:style-name="Strong_20_Emphasis">одна ясная надстройка</text:span> над уже заданным набором правил, которая:</text:p>
      <text:p text:style-name="Quotations">контролирует допустимость новых/изменяемых правил и их применение так, чтобы при coarse‑грублении и фазовой репрезентации у вас автоматически возникала RSL‑логика амплитуд и Born‑правило.</text:p>
      <text:h text:style-name="Heading_20_2" text:outline-level="2">0. Контекст: что у нас уже есть</text:h>
      <text:p text:style-name="Text_20_body">Из предыдущих шагов:</text:p>
      <text:list text:style-name="L249">
        <text:list-item>
          <text:p text:style-name="P480">Состояние мира — строка, например:</text:p>
          <text:p text:style-name="P481"><text:span text:style-name="Source_20_Text">[L0: + | + | - | + | ... ]</text:span></text:p>
        </text:list-item>
        <text:list-item>
          <text:p text:style-name="P480">Набор локальных правил вида:</text:p>
          <text:p text:style-name="P481"><text:span text:style-name="Source_20_Text">rule NAME: PATTERN -&gt; REPLACEMENT</text:span></text:p>
        </text:list-item>
        <text:list-item>
          <text:p text:style-name="P482">Ω‑циклы как циклы правил на локальных паттернах (например, <text:span text:style-name="Source_20_Text">+|-|+ -&gt; -|+|+ -&gt; +|+|- -&gt; +|-|+</text:span>). </text:p>
        </text:list-item>
        <text:list-item>
          <text:p text:style-name="P480">Простейшее coarse‑graining в L1 и идея tension как количества соседних несовпадений (<text:span text:style-name="Source_20_Text">+</text:span> рядом с <text:span text:style-name="Source_20_Text">-</text:span>). </text:p>
        </text:list-item>
      </text:list>
      <text:p text:style-name="Text_20_body">Теперь добавим <text:span text:style-name="Strong_20_Emphasis">мета‑уровень</text:span>, который:</text:p>
      <text:list text:style-name="L250">
        <text:list-item>
          <text:p text:style-name="P483">сам описан строками; </text:p>
        </text:list-item>
        <text:list-item>
          <text:p text:style-name="P483">модифицирует и/или отбирает правила низкого уровня; </text:p>
        </text:list-item>
        <text:list-item>
          <text:p text:style-name="P484">при этом реализует RSL‑условия, необходимые в том числе для вывода амплитуд ψ и Born‑правила (см. (9.15)–(9.16) в вашем отрывке). </text:p>
        </text:list-item>
      </text:list>
      <text:h text:style-name="Heading_20_2" text:outline-level="2">1. Идея мета‑правила: «разрешённая линейная суперпозиция эффектов»</text:h>
      <text:p text:style-name="Text_20_body">Ключ из RSL (разд. 9.3):</text:p>
      <text:list text:style-name="L251">
        <text:list-item>
          <text:p text:style-name="P485">Микродинамика — строго обратима и фазо‑когерентна. </text:p>
        </text:list-item>
        <text:list-item>
          <text:p text:style-name="P485">Наблюдатель видит только coarse‑классы {Yⱼ}, каждый из которых — класс микросостояний [Yⱼ]. </text:p>
        </text:list-item>
        <text:list-item>
          <text:p text:style-name="P485">Для каждого coarse‑исхода Yⱼ амплитуда:<text:line-break/>ψY→Yj=1N∑k:Sk′∈[Yj]ei(θk+Aj,k) </text:p>
        </text:list-item>
        <text:list-item>
          <text:p text:style-name="P485">Любая допустимая вероятность P(Yⱼ) должна: </text:p>
          <text:list>
            <text:list-item>
              <text:p text:style-name="P485">быть инвариантна к перестановкам микросостояний, </text:p>
            </text:list-item>
            <text:list-item>
              <text:p text:style-name="P485"><text:soft-page-break/>зависеть только от агрегированных величин (типа ψ), </text:p>
            </text:list-item>
            <text:list-item>
              <text:p text:style-name="P485">быть аддитивной по взаимоисключающим coarse‑исходам, </text:p>
            </text:list-item>
            <text:list-item>
              <text:p text:style-name="P485">быть совместимой с повторными coarse‑грублениями. </text:p>
            </text:list-item>
          </text:list>
        </text:list-item>
        <text:list-item>
          <text:p text:style-name="P486">Единственная функция такого вида — P(Yⱼ) = |ψ_{Y→Yⱼ}|² (формула (9.16)). </text:p>
        </text:list-item>
      </text:list>
      <text:p text:style-name="Text_20_body">Для строкового автомата это значит:</text:p>
      <text:list text:style-name="L252">
        <text:list-item>
          <text:p text:style-name="P487">низкоуровневые правила должны: </text:p>
          <text:list>
            <text:list-item>
              <text:p text:style-name="P487">быть обратимыми, </text:p>
            </text:list-item>
            <text:list-item>
              <text:p text:style-name="P487">иметь фазовую метку, </text:p>
            </text:list-item>
            <text:list-item>
              <text:p text:style-name="P487">не смешивать грубые классы Y неконтролируемо; </text:p>
            </text:list-item>
          </text:list>
        </text:list-item>
        <text:list-item>
          <text:p text:style-name="P487">мета‑уровень должен: </text:p>
          <text:list>
            <text:list-item>
              <text:p text:style-name="P487">запрещать правила, которые ломают эти свойства; </text:p>
            </text:list-item>
            <text:list-item>
              <text:p text:style-name="P487">отбирать / модифицировать правила так, чтобы сохранялась структура: </text:p>
              <text:list>
                <text:list-item>
                  <text:p text:style-name="P487"><text:span text:style-name="Strong_20_Emphasis">фаза = аддитивный функционал траектории</text:span>, </text:p>
                </text:list-item>
                <text:list-item>
                  <text:p text:style-name="P488"><text:span text:style-name="Strong_20_Emphasis">coarse‑классы = эквивалентности по проекциям</text:span>. </text:p>
                </text:list-item>
              </text:list>
            </text:list-item>
          </text:list>
        </text:list-item>
      </text:list>
      <text:h text:style-name="Heading_20_2" text:outline-level="2">2. Формат: как записать мета‑правило</text:h>
      <text:p text:style-name="Text_20_body">Введём два типа строк:</text:p>
      <text:list text:style-name="L253">
        <text:list-item>
          <text:p text:style-name="P489"><text:span text:style-name="Strong_20_Emphasis">Обычные правила уровня 0</text:span> (микроуровень):</text:p>
          <text:p text:style-name="P490"><text:span text:style-name="Source_20_Text">rule R_NAME [taglist]: PATTERN -&gt; REPLACEMENT</text:span></text:p>
          <text:p text:style-name="P489">где в <text:span text:style-name="Source_20_Text">taglist</text:span>:</text:p>
          <text:list>
            <text:list-item>
              <text:p text:style-name="P491"><text:span text:style-name="Source_20_Text">[loc]</text:span> — локальное, </text:p>
            </text:list-item>
            <text:list-item>
              <text:p text:style-name="P491"><text:span text:style-name="Source_20_Text">[inv]</text:span> — предполагается инволюцией, </text:p>
            </text:list-item>
            <text:list-item>
              <text:p text:style-name="P491"><text:span text:style-name="Source_20_Text">[Ω]</text:span> — участвует в Ω‑цикле, </text:p>
            </text:list-item>
            <text:list-item>
              <text:p text:style-name="P489"><text:span text:style-name="Source_20_Text">[phase:Δθ]</text:span> — изменение фазы при применении. </text:p>
            </text:list-item>
          </text:list>
          <text:p text:style-name="P489">Пример:</text:p>
          <text:p text:style-name="P492"><text:span text:style-name="Source_20_Text">rule MOVE_R [loc,inv,phase:0.1]: "- | +" -&gt; "+ | -"</text:span></text:p>
          <text:p text:style-name="P490"><text:span text:style-name="Source_20_Text">rule Ω1_A <text:s text:c="2"/>[loc,Ω,phase:0.2]: "+ | - | +" -&gt; "- | + | +"</text:span></text:p>
        </text:list-item>
        <text:list-item>
          <text:p text:style-name="P489"><text:span text:style-name="Strong_20_Emphasis">Мета‑правило уровня 1 (самоприменимый функтор)</text:span>:</text:p>
          <text:p text:style-name="P492"><text:span text:style-name="Source_20_Text">meta-rule F1:</text:span></text:p>
          <text:p text:style-name="P492"><text:span text:style-name="Source_20_Text"><text:s text:c="2"/>INPUT: current RULESET, current STATE</text:span></text:p>
          <text:p text:style-name="P492"><text:span text:style-name="Source_20_Text"><text:s text:c="2"/>OUTPUT: new RULESET'</text:span></text:p>
          <text:p text:style-name="P490"><text:span text:style-name="Source_20_Text"><text:s text:c="2"/>CONSTRAINTS: { ...RSL-фильтры... }</text:span></text:p>
          <text:p text:style-name="P489">Реализуется как набор более примитивных правил над «строками‑правилами», но логически его можно описать декларативно.</text:p>
        </text:list-item>
      </text:list>
      <text:p text:style-name="Text_20_body">Ниже — строгое содержательное определение F1.</text:p>
      <text:h text:style-name="Heading_20_2" text:outline-level="2">3. Мета‑правило F1: RSL‑калиброванный отбор и модификация правил</text:h>
      <text:p text:style-name="Text_20_body">Обозначим:</text:p>
      <text:list text:style-name="L254">
        <text:list-item>
          <text:p text:style-name="P493"><text:soft-page-break/><text:span text:style-name="Source_20_Text">R</text:span> — текущий набор правил уровня 0; </text:p>
        </text:list-item>
        <text:list-item>
          <text:p text:style-name="P493"><text:span text:style-name="Source_20_Text">S</text:span> — текущее микросостояние (строка L0); </text:p>
        </text:list-item>
        <text:list-item>
          <text:p text:style-name="P493"><text:span text:style-name="Source_20_Text">Π</text:span> — coarse‑проекция (например, L0→L1); </text:p>
        </text:list-item>
        <text:list-item>
          <text:p text:style-name="P493"><text:span text:style-name="Source_20_Text">Y = Π(S)</text:span> — текущее coarse‑состояние (L1); </text:p>
        </text:list-item>
        <text:list-item>
          <text:p text:style-name="P494"><text:span text:style-name="Source_20_Text">phase(r)</text:span> — фазовый приращатель правила <text:span text:style-name="Source_20_Text">r</text:span> (его тег <text:span text:style-name="Source_20_Text">phase:Δθ</text:span>). </text:p>
        </text:list-item>
      </text:list>
      <text:h text:style-name="Heading_20_3" text:outline-level="3">3.1. F1.1. Проверка локальности и обратимости (глобальный фильтр)</text:h>
      <text:p text:style-name="Text_20_body">F1 накладывает два жёстких ограничения (прямая реализация аксиом RSL):</text:p>
      <text:list text:style-name="L255">
        <text:list-item>
          <text:p text:style-name="P495"><text:span text:style-name="Strong_20_Emphasis">Локальность</text:span><text:line-break/>Для каждой кандидат‑правила <text:span text:style-name="Source_20_Text">r</text:span> в RULESET:</text:p>
          <text:list>
            <text:list-item>
              <text:p text:style-name="P496">длина PATTERN ≤ L_max (фиксированный малый радиус); </text:p>
            </text:list-item>
            <text:list-item>
              <text:p text:style-name="P495">PATTERN/REPLACEMENT не пересекают синтаксические границы <text:span text:style-name="Source_20_Text">[L0: ... ]</text:span>. </text:p>
            </text:list-item>
          </text:list>
          <text:p text:style-name="P495">Если правило не локально — оно:</text:p>
          <text:list text:continue-numbering="true">
            <text:list-item>
              <text:p text:style-name="P496">либо не добавляется (при генерации новых), </text:p>
            </text:list-item>
            <text:list-item>
              <text:p text:style-name="P496">либо помечается как <text:span text:style-name="Source_20_Text">inactive</text:span> и не используется. </text:p>
            </text:list-item>
          </text:list>
        </text:list-item>
        <text:list-item>
          <text:p text:style-name="P495"><text:span text:style-name="Strong_20_Emphasis">Инволюционность / биективность</text:span><text:line-break/>Для каждого <text:span text:style-name="Source_20_Text">r: A -&gt; B</text:span> с тегом <text:span text:style-name="Source_20_Text">[inv]</text:span>:</text:p>
          <text:list>
            <text:list-item>
              <text:p text:style-name="P496">в RULESET должен быть ровно один обратный <text:span text:style-name="Source_20_Text">r_inv: B -&gt; A</text:span>, тоже <text:span text:style-name="Source_20_Text">[inv]</text:span>; </text:p>
            </text:list-item>
            <text:list-item>
              <text:p text:style-name="P495">не должно быть других правил с такой же левой частью A (иначе неоднозначность). </text:p>
            </text:list-item>
          </text:list>
          <text:p text:style-name="P495">F1 регулярно (например, раз в K шагов) проверяет:</text:p>
          <text:list text:continue-numbering="true">
            <text:list-item>
              <text:p text:style-name="P496">наличие пар (r, r_inv), </text:p>
            </text:list-item>
            <text:list-item>
              <text:p text:style-name="P495">отсутствие конфликтующих правил. </text:p>
            </text:list-item>
          </text:list>
          <text:p text:style-name="P495">Если правило ломает биективность:</text:p>
          <text:list text:continue-numbering="true">
            <text:list-item>
              <text:p text:style-name="P496">либо удаляется, </text:p>
            </text:list-item>
            <text:list-item>
              <text:p text:style-name="P495">либо исправляется (F1 пытается доопределить недостающий обратный). </text:p>
            </text:list-item>
          </text:list>
        </text:list-item>
      </text:list>
      <text:p text:style-name="Text_20_body">Это два «структурных теста», которые F1 накладывает <text:span text:style-name="Emphasis">до</text:span> любой динамики.</text:p>
      <text:h text:style-name="Heading_20_3" text:outline-level="3">3.2. F1.2. Введение фазовой структуры для правил</text:h>
      <text:p text:style-name="Text_20_body">Чтобы реализовать RSL‑фазовую структуру и вызвать амплитуды ψ:</text:p>
      <text:list text:style-name="L256">
        <text:list-item>
          <text:p text:style-name="P497">F1 требует, чтобы <text:span text:style-name="Strong_20_Emphasis">каждое правило уровня 0 имело тег </text:span><text:span text:style-name="Strong_20_Emphasis"><text:span text:style-name="Source_20_Text">phase:Δθ</text:span></text:span>. </text:p>
        </text:list-item>
      </text:list>
      <text:p text:style-name="Text_20_body">Правило:</text:p>
      <text:list text:style-name="L257">
        <text:list-item>
          <text:p text:style-name="P498">Если правило <text:span text:style-name="Source_20_Text">r</text:span> создаётся без <text:span text:style-name="Source_20_Text">phase:Δθ</text:span>, F1 присваивает ему значение по умолчанию:</text:p>
          <text:list>
            <text:list-item>
              <text:p text:style-name="P499">для чисто симметрийных/инволюционных (похожих на Tᵢ RSL) — Δθ = 0; </text:p>
            </text:list-item>
            <text:list-item>
              <text:p text:style-name="P499">для Ω‑циклов — фиксированное ненулевое Δθ_Ω; </text:p>
            </text:list-item>
            <text:list-item>
              <text:p text:style-name="P499"><text:soft-page-break/>для прочих (если они вообще допустимы) — Δθ = случайно из дискретного набора, но с ограничением на локальный градиент фазы (см. нижe). </text:p>
            </text:list-item>
          </text:list>
        </text:list-item>
        <text:list-item>
          <text:p text:style-name="P498">F1 следит за <text:span text:style-name="Strong_20_Emphasis">локальным ограничением градиента фазы</text:span> (аналог θ‑градиента в RSL 9.5):</text:p>
          <text:list>
            <text:list-item>
              <text:p text:style-name="P499">если последовательное применение правил на малой окрестности порождает:<text:line-break/>∑Δθloc&gt;Θmax⁡<text:line-break/>(где Θ_{max} связана с capacity строки в этом месте), </text:p>
            </text:list-item>
            <text:list-item>
              <text:p text:style-name="P499">F1 помечает эту область как «фазово насыщенную»: </text:p>
              <text:list>
                <text:list-item>
                  <text:p text:style-name="P499">дальнейшие фазовые изменения там интерпретируются как случайные (декогеренция), </text:p>
                </text:list-item>
                <text:list-item>
                  <text:p text:style-name="P498">при coarse‑анализа (подсчёте ψ) фазы в этой области считаются равномерно распределёнными → интерференция гаснет. </text:p>
                </text:list-item>
              </text:list>
            </text:list-item>
          </text:list>
        </text:list-item>
      </text:list>
      <text:p text:style-name="Text_20_body">Это прямо реализует переход из 9.3–9.5:</text:p>
      <text:list text:style-name="L258">
        <text:list-item>
          <text:p text:style-name="P500">при малом градиенте фазы → интерференция (когерентная сумма), </text:p>
        </text:list-item>
        <text:list-item>
          <text:p text:style-name="P501">при насыщении → классическая вероятность (фазовая декогеренция). </text:p>
        </text:list-item>
      </text:list>
      <text:h text:style-name="Heading_20_3" text:outline-level="3">3.3. F1.3. Коarse‑грубление и классы Yⱼ</text:h>
      <text:p text:style-name="Text_20_body">F1 определяет coarse‑классы:</text:p>
      <text:list text:style-name="L259">
        <text:list-item>
          <text:p text:style-name="P502">на каждом шаге t: </text:p>
          <text:list>
            <text:list-item>
              <text:p text:style-name="P502">вычисляет Y = Π(S) (например, через Π₀₁‑правила, как мы задали); </text:p>
            </text:list-item>
            <text:list-item>
              <text:p text:style-name="P503">относит текущее S к классу [Y] = {S' : Π(S') = Y}. </text:p>
            </text:list-item>
          </text:list>
        </text:list-item>
      </text:list>
      <text:p text:style-name="Text_20_body">При построении совокупности правил и их применения F1:</text:p>
      <text:list text:style-name="L260">
        <text:list-item>
          <text:p text:style-name="P504"><text:span text:style-name="Strong_20_Emphasis">запрещает добавлять правила</text:span>, которые:</text:p>
          <text:list>
            <text:list-item>
              <text:p text:style-name="P505">смешивают разные классы Y на уровне «микро‑в‑один‑шаг» <text:span text:style-name="Emphasis">без явного изменения coarse‑проекции</text:span>; </text:p>
            </text:list-item>
            <text:list-item>
              <text:p text:style-name="P504">то есть локальное правило, не меняющее подстроку L1 (или вообще не трогающее L1), не должно перепрыгивать из одного coarse‑класса в другой. </text:p>
            </text:list-item>
          </text:list>
        </text:list-item>
      </text:list>
      <text:p text:style-name="Text_20_body">Так обеспечивается:</text:p>
      <text:list text:style-name="L261">
        <text:list-item>
          <text:p text:style-name="P506">чёткое разделение: </text:p>
          <text:list>
            <text:list-item>
              <text:p text:style-name="P506">«микродинамика внутри класса [Y]», </text:p>
            </text:list-item>
            <text:list-item>
              <text:p text:style-name="P507">и изменения coarse‑описания (новый Y'). </text:p>
            </text:list-item>
          </text:list>
        </text:list-item>
      </text:list>
      <text:p text:style-name="Text_20_body">Это условие критично для вывода ψ_{Y→Yⱼ} как суммы по микросостояниям, которые именно дают данный coarse‑исход Yⱼ.</text:p>
      <text:h text:style-name="Heading_20_3" text:outline-level="3">3.4. F1.4. Требование «амплитудной репрезентуемости»</text:h>
      <text:p text:style-name="Text_20_body">Ключевое RSL‑условие для появления Born‑правила:<text:line-break/>любая наблюдаемая coarse‑величина должна <text:span text:style-name="Strong_20_Emphasis">выражаться через ψ и ψ*</text:span> (см. 9.3.5).</text:p>
      <text:p text:style-name="Text_20_body">В строковом виде это значит:</text:p>
      <text:list text:style-name="L262">
        <text:list-item>
          <text:p text:style-name="P508">для каждого coarse‑исхода Yⱼ существует множество путей Sₖ → S'ₖ → … → [Yⱼ] под действием правил уровня 0;</text:p>
        </text:list-item>
        <text:list-item>
          <text:p text:style-name="P508"><text:soft-page-break/>F1 требует, чтобы:</text:p>
          <text:list>
            <text:list-item>
              <text:p text:style-name="P509">Набор активных правил на микроуровне был таким, что: </text:p>
              <text:list>
                <text:list-item>
                  <text:p text:style-name="P509"><text:span text:style-name="Strong_20_Emphasis">эта динамика может быть представлена</text:span> как линейный оператор U на векторном пространстве над базисом { |S⟩ }, с фазовыми метками из <text:span text:style-name="Source_20_Text">phase:Δθ</text:span>. </text:p>
                </text:list-item>
              </text:list>
            </text:list-item>
            <text:list-item>
              <text:p text:style-name="P508">Фундаментальное <text:span text:style-name="Strong_20_Emphasis">наблюдаемое распределение P(Yⱼ)</text:span>, задаваемое «снаружи» (например, при анализе), сводилось к:<text:line-break/>P(Yj)=∣ψY→Yj∣2<text:line-break/>без необходимости вводить дополнительные нелинейные/неамплитудные функционалы. </text:p>
            </text:list-item>
          </text:list>
        </text:list-item>
      </text:list>
      <text:p text:style-name="Text_20_body">Прагматическая формулировка F1:</text:p>
      <text:p text:style-name="Quotations">Метаправило F1 при модификации RULESET проверяет (на ограниченных примерах эволюции), что любая статистика coarse‑исходов может быть описана через нормированные суммы фазовых вкладов (амплитуды) и их модули в квадрате, и отбрасывает/ослабляет те правила, при которых это нарушается.</text:p>
      <text:p text:style-name="Text_20_body">На первом прототипе это можно реализовать в «ослабленной» форме:</text:p>
      <text:list text:style-name="L263">
        <text:list-item>
          <text:p text:style-name="P510">F1:</text:p>
          <text:list>
            <text:list-item>
              <text:p text:style-name="P511">собирает ансамбль микротраекторий, ведущих к одному coarse‑исходу, </text:p>
            </text:list-item>
            <text:list-item>
              <text:p text:style-name="P511">считает:<text:line-break/>ψY→Yj∼1N∑kei∑Δθ(rk,ℓ) </text:p>
            </text:list-item>
            <text:list-item>
              <text:p text:style-name="P510">и проверяет, что при склейке классов грубления и переиндексации микросостояний распределения P(Yⱼ), P(Y'ₖ) трансформируются согласованно (реализация «совместимости с повторными coarse‑грублениями»). </text:p>
            </text:list-item>
          </text:list>
        </text:list-item>
      </text:list>
      <text:h text:style-name="Heading_20_2" text:outline-level="2">4. Сжатая формулировка F1 как «правила» для симулятора</text:h>
      <text:p text:style-name="Text_20_body">Суммируя, <text:span text:style-name="Strong_20_Emphasis">мета‑правило F1</text:span> можно записать так (концептуально, для реализации в коде/DSL):</text:p>
      <text:p text:style-name="Preformatted_20_Text"><text:span text:style-name="Source_20_Text">meta-rule F1 (R, S):</text:span></text:p>
      <text:p text:style-name="Preformatted_20_Text"/>
      <text:p text:style-name="Preformatted_20_Text"><text:span text:style-name="Source_20_Text"><text:s text:c="2"/>1. Enforce locality:</text:span></text:p>
      <text:p text:style-name="Preformatted_20_Text"><text:span text:style-name="Source_20_Text"><text:s text:c="5"/>For each rule r in R:</text:span></text:p>
      <text:p text:style-name="Preformatted_20_Text"><text:span text:style-name="Source_20_Text"><text:s text:c="7"/>if length(PATTERN(r)) &gt; L_max or r touches outside [L0:...] then</text:span></text:p>
      <text:p text:style-name="Preformatted_20_Text"><text:span text:style-name="Source_20_Text"><text:s text:c="9"/>deactivate r</text:span></text:p>
      <text:p text:style-name="Preformatted_20_Text"/>
      <text:p text:style-name="Preformatted_20_Text"><text:span text:style-name="Source_20_Text"><text:s text:c="2"/>2. Enforce involutive reversibility:</text:span></text:p>
      <text:p text:style-name="Preformatted_20_Text"><text:span text:style-name="Source_20_Text"><text:s text:c="5"/>For each rule r in R tagged [inv]:</text:span></text:p>
      <text:p text:style-name="Preformatted_20_Text"><text:span text:style-name="Source_20_Text"><text:s text:c="7"/>ensure there exists a unique r_inv: REPLACEMENT(r) -&gt; PATTERN(r)</text:span></text:p>
      <text:p text:style-name="Preformatted_20_Text"><text:span text:style-name="Source_20_Text"><text:s text:c="7"/>if not, either generate r_inv or deactivate r</text:span></text:p>
      <text:p text:style-name="Preformatted_20_Text"/>
      <text:p text:style-name="Preformatted_20_Text"><text:span text:style-name="Source_20_Text"><text:s text:c="2"/>3. Enforce phase structure:</text:span></text:p>
      <text:p text:style-name="Preformatted_20_Text"><text:span text:style-name="Source_20_Text"><text:s text:c="5"/>For each rule r in R:</text:span></text:p>
      <text:p text:style-name="Preformatted_20_Text"><text:span text:style-name="Source_20_Text"><text:s text:c="7"/>if no [phase:Δθ] tag:</text:span></text:p>
      <text:p text:style-name="Preformatted_20_Text"><text:span text:style-name="Source_20_Text"><text:s text:c="9"/>assign Δθ_default(r) according to its type (symmetry/Ω/other)</text:span></text:p>
      <text:p text:style-name="Preformatted_20_Text"><text:span text:style-name="Source_20_Text"><text:s text:c="5"/>Ensure local sum of Δθ over any window of size W does not exceed Θ_max</text:span></text:p>
      <text:p text:style-name="Preformatted_20_Text"><text:span text:style-name="Source_20_Text"><text:s text:c="5"/>Mark regions with excess as phase-saturated (no coherent interference there)</text:span></text:p>
      <text:p text:style-name="Preformatted_20_Text"><text:soft-page-break/></text:p>
      <text:p text:style-name="Preformatted_20_Text"><text:span text:style-name="Source_20_Text"><text:s text:c="2"/>4. Respect coarse-equivalence classes:</text:span></text:p>
      <text:p text:style-name="Preformatted_20_Text"><text:span text:style-name="Source_20_Text"><text:s text:c="5"/>Let Y = Π(S)</text:span></text:p>
      <text:p text:style-name="Preformatted_20_Text"><text:span text:style-name="Source_20_Text"><text:s text:c="5"/>For each r in R acting at position pos in S:</text:span></text:p>
      <text:p text:style-name="Preformatted_20_Text"><text:span text:style-name="Source_20_Text"><text:s text:c="7"/>if r does not change L1 at pos:</text:span></text:p>
      <text:p text:style-name="Preformatted_20_Text"><text:span text:style-name="Source_20_Text"><text:s text:c="9"/>ensure that applying r does not move S out of class [Y]</text:span></text:p>
      <text:p text:style-name="Preformatted_20_Text"><text:span text:style-name="Source_20_Text"><text:s text:c="7"/>else:</text:span></text:p>
      <text:p text:style-name="Preformatted_20_Text"><text:span text:style-name="Source_20_Text"><text:s text:c="9"/>tag r as changing coarse outcome</text:span></text:p>
      <text:p text:style-name="Preformatted_20_Text"/>
      <text:p text:style-name="Preformatted_20_Text"><text:span text:style-name="Source_20_Text"><text:s text:c="2"/>5. Test amplitude representability:</text:span></text:p>
      <text:p text:style-name="Preformatted_20_Text"><text:span text:style-name="Source_20_Text"><text:s text:c="5"/>Periodically, for sample ensembles of microstates {S_k} with same coarse state Y:</text:span></text:p>
      <text:p text:style-name="Preformatted_20_Text"><text:span text:style-name="Source_20_Text"><text:s text:c="7"/>simulate evolution under R up to some horizon</text:span></text:p>
      <text:p text:style-name="Preformatted_20_Text"><text:span text:style-name="Source_20_Text"><text:s text:c="7"/>compute ψ_{Y→Y_j} from phases θ_k accumulated via [phase:Δθ] tags</text:span></text:p>
      <text:p text:style-name="Preformatted_20_Text"><text:span text:style-name="Source_20_Text"><text:s text:c="7"/>verify that coarse outcome frequencies can be fit by P(Y_j) = |ψ_{Y→Y_j}|^2</text:span></text:p>
      <text:p text:style-name="Preformatted_20_Text"><text:span text:style-name="Source_20_Text"><text:s text:c="5"/>If strong deviations occur systematically due to some subset of rules:</text:span></text:p>
      <text:p text:style-name="P372"><text:span text:style-name="Source_20_Text"><text:s text:c="7"/>adjust or deactivate that subset</text:span></text:p>
      <text:h text:style-name="Heading_20_2" text:outline-level="2">5. Что это вам даёт на практике</text:h>
      <text:list text:style-name="L264">
        <text:list-item>
          <text:p text:style-name="P512"><text:span text:style-name="Strong_20_Emphasis">Самоприменимость</text:span>:<text:line-break/>F1 — это правило второго уровня, действующее над набором правил и состоянием:</text:p>
          <text:list>
            <text:list-item>
              <text:p text:style-name="P513">оно может изменять R (добавлять/удалять правила), </text:p>
            </text:list-item>
            <text:list-item>
              <text:p text:style-name="P513">но в пределах строгих RSL‑фильтров. </text:p>
            </text:list-item>
          </text:list>
        </text:list-item>
        <text:list-item>
          <text:p text:style-name="P512"><text:span text:style-name="Strong_20_Emphasis">Фазовая и амплитудная структура</text:span>:<text:line-break/>Вы получаете:</text:p>
          <text:list>
            <text:list-item>
              <text:p text:style-name="P513">естественную фазовую метку для каждого применения правила; </text:p>
            </text:list-item>
            <text:list-item>
              <text:p text:style-name="P513">возможность строить ψ для coarse‑исходов; </text:p>
            </text:list-item>
            <text:list-item>
              <text:p text:style-name="P513">и (по RSL‑доказательству) Born‑правило как единственно совместимое с такими ψ распределение вероятностей. </text:p>
            </text:list-item>
          </text:list>
        </text:list-item>
        <text:list-item>
          <text:p text:style-name="P512"><text:span text:style-name="Strong_20_Emphasis">RSL‑совместность</text:span>:<text:line-break/>F1 циркулирует только те правила, при которых:</text:p>
          <text:list>
            <text:list-item>
              <text:p text:style-name="P513">микродинамика обратима и фазо‑когерентна, </text:p>
            </text:list-item>
            <text:list-item>
              <text:p text:style-name="P513">есть внятная структура coarse‑классов и измерений, </text:p>
            </text:list-item>
            <text:list-item>
              <text:p text:style-name="P513">и статистика на coarse‑уровне согласуется с амплитудной феноменологией. </text:p>
            </text:list-item>
          </text:list>
        </text:list-item>
        <text:list-item>
          <text:p text:style-name="P512"><text:span text:style-name="Strong_20_Emphasis">Путь к Стандартной модели</text:span> (качественно):<text:line-break/>На следующем этапе вы:</text:p>
          <text:list>
            <text:list-item>
              <text:p text:style-name="P513">увеличиваете типы Ω‑циклов и их теги (заряды, «цвета», «изоспины»); </text:p>
            </text:list-item>
            <text:list-item>
              <text:p text:style-name="P513">позволяете F1 производить новые правила с такими тегами, но только если: </text:p>
              <text:list>
                <text:list-item>
                  <text:p text:style-name="P513">они не ломают обратимость, </text:p>
                </text:list-item>
                <text:list-item>
                  <text:p text:style-name="P513">не «размазывают» Ω‑циклы, </text:p>
                </text:list-item>
                <text:list-item>
                  <text:p text:style-name="P512">и сохраняют амплитудную структуру. </text:p>
                </text:list-item>
              </text:list>
            </text:list-item>
          </text:list>
          <text:p text:style-name="P512">То есть F1 становится <text:span text:style-name="Strong_20_Emphasis">механизмом динамического «эволюционного отбора» правил</text:span>, создающих физику нужного типа.</text:p>
        </text:list-item>
      </text:list>
      <text:p text:style-name="Text_20_body">Если хотите, в следующем шаге можем:</text:p>
      <text:list text:style-name="L265">
        <text:list-item>
          <text:p text:style-name="P514"><text:soft-page-break/>прописать F1 в виде конкретных строк‑метаправил (ближе к реальной реализации: pseudo‑код переписывания над списком <text:span text:style-name="Source_20_Text">rule ...</text:span>); </text:p>
        </text:list-item>
        <text:list-item>
          <text:p text:style-name="P514">или взять простой пример: </text:p>
          <text:list>
            <text:list-item>
              <text:p text:style-name="P514">начальный RULESET + STATE0, </text:p>
            </text:list-item>
            <text:list-item>
              <text:p text:style-name="P515">показать, как F1 бы отфильтровал/подстроил правила, и как дальше можно из образовавшегося ансамбля путей вычислить ψ и P(Yⱼ) для какой‑нибудь «микроскопической измерительной операции». </text:p>
            </text:list-item>
          </text:list>
        </text:list-item>
      </text:list>
      <text:p text:style-name="Text_20_body">Ниже задам F1 <text:span text:style-name="Strong_20_Emphasis">в форме конкретных строковых мета‑правил</text:span>, работающих поверх уже принятого нами синтаксиса:</text:p>
      <text:list text:style-name="L266">
        <text:list-item>
          <text:p text:style-name="P516">состояние мира: строка с блоком L0 (и, при желании, L1), </text:p>
        </text:list-item>
        <text:list-item>
          <text:p text:style-name="P516">обычные правила: <text:span text:style-name="Source_20_Text">rule ...: PATTERN -&gt; REPLACEMENT</text:span>, </text:p>
        </text:list-item>
        <text:list-item>
          <text:p text:style-name="P517">мета‑правила: <text:span text:style-name="Source_20_Text">meta-rule ...: when ... do ...</text:span>. </text:p>
        </text:list-item>
      </text:list>
      <text:p text:style-name="Text_20_body">Формат будет таким, чтобы это можно было буквально реализовать как переписывающую систему над:</text:p>
      <text:list text:style-name="L267">
        <text:list-item>
          <text:p text:style-name="P518">строками‑состояниями, </text:p>
        </text:list-item>
        <text:list-item>
          <text:p text:style-name="P519">строками‑правилами. </text:p>
        </text:list-item>
      </text:list>
      <text:h text:style-name="Heading_20_2" text:outline-level="2">0. Напоминание синтаксиса</text:h>
      <text:p text:style-name="Text_20_body">Зафиксируем минимальный формат, к которому будем привязывать F1.</text:p>
      <text:h text:style-name="Heading_20_3" text:outline-level="3">0.1. Состояние мира</text:h>
      <text:p text:style-name="Text_20_body">Одна строка, например:</text:p>
      <text:p text:style-name="Preformatted_20_Text"><text:span text:style-name="Source_20_Text">STATE:</text:span></text:p>
      <text:p text:style-name="Preformatted_20_Text"><text:span text:style-name="Source_20_Text">[L0: + | - | + | + | - | + ]</text:span></text:p>
      <text:p text:style-name="P372"><text:span text:style-name="Source_20_Text"># [L1: a | b | c ]</text:span></text:p>
      <text:p text:style-name="Text_20_body">На первом прототипе можно игнорировать L1 (но F1 будет ссылаться на него как на Π).</text:p>
      <text:h text:style-name="Heading_20_3" text:outline-level="3">0.2. Правила уровня 0 (микро‑правила)</text:h>
      <text:p text:style-name="P372"><text:span text:style-name="Source_20_Text">rule NAME [TAG1,TAG2,...]: PATTERN -&gt; REPLACEMENT</text:span></text:p>
      <text:p text:style-name="Text_20_body">Примеры:</text:p>
      <text:p text:style-name="Preformatted_20_Text"><text:span text:style-name="Source_20_Text">rule MOVE_R [loc,inv,phase:0.1]: "- | +" -&gt; "+ | -"</text:span></text:p>
      <text:p text:style-name="Preformatted_20_Text"><text:span text:style-name="Source_20_Text">rule MOVE_L [loc,inv,phase:0.1]: "+ | -" -&gt; "- | +"</text:span></text:p>
      <text:p text:style-name="Preformatted_20_Text"/>
      <text:p text:style-name="Preformatted_20_Text"><text:span text:style-name="Source_20_Text">rule Ω1_A [loc,Ω,inv,phase:0.2]: "+ | - | +" -&gt; "- | + | +"</text:span></text:p>
      <text:p text:style-name="P372"><text:span text:style-name="Source_20_Text">rule Ω1_B [loc,Ω,inv,phase:0.2]: "- | + | +" -&gt; "+ | - | +"</text:span></text:p>
      <text:p text:style-name="Text_20_body">Теги:</text:p>
      <text:list text:style-name="L268">
        <text:list-item>
          <text:p text:style-name="P520"><text:span text:style-name="Source_20_Text">loc</text:span> — правило локальное (радиус ограничен), </text:p>
        </text:list-item>
        <text:list-item>
          <text:p text:style-name="P520"><text:span text:style-name="Source_20_Text">inv</text:span> — заявка на инволюционность, </text:p>
        </text:list-item>
        <text:list-item>
          <text:p text:style-name="P520"><text:span text:style-name="Source_20_Text">Ω</text:span> — участвует в Ω‑цикле, </text:p>
        </text:list-item>
        <text:list-item>
          <text:p text:style-name="P521"><text:span text:style-name="Source_20_Text">phase:x</text:span> — приращение фазы Δθ = x. </text:p>
        </text:list-item>
      </text:list>
      <text:h text:style-name="Heading_20_2" text:outline-level="2"><text:soft-page-break/>1. Общий формат F1</text:h>
      <text:p text:style-name="Text_20_body">Введём <text:span text:style-name="Strong_20_Emphasis">мета‑правила</text:span> как строки:</text:p>
      <text:p text:style-name="Preformatted_20_Text"><text:span text:style-name="Source_20_Text">meta-rule NAME:</text:span></text:p>
      <text:p text:style-name="Preformatted_20_Text"><text:span text:style-name="Source_20_Text"><text:s text:c="2"/>WHEN <text:s text:c="2"/>&lt;условие над RULE / STATE / обоими&gt;</text:span></text:p>
      <text:p text:style-name="P372"><text:span text:style-name="Source_20_Text"><text:s text:c="2"/>DO <text:s text:c="4"/>&lt;операции над RULESET / STATE / TAGS&gt;</text:span></text:p>
      <text:p text:style-name="Text_20_body">Ниже — конкретный набор, реализующий:</text:p>
      <text:list text:style-name="L269">
        <text:list-item>
          <text:p text:style-name="P522">локальность и инволюционность (RSL 1.1, 1.3), </text:p>
        </text:list-item>
        <text:list-item>
          <text:p text:style-name="P522">фазовую структуру и ограничение градиента (RSL 1.5, 9.3–9.5), </text:p>
        </text:list-item>
        <text:list-item>
          <text:p text:style-name="P522">уважение coarse‑проекций (1.6, 4.3), </text:p>
        </text:list-item>
        <text:list-item>
          <text:p text:style-name="P523">амплитудную репрезентуемость (9.3). </text:p>
        </text:list-item>
      </text:list>
      <text:h text:style-name="Heading_20_2" text:outline-level="2">2. F1.1: проверка локальности</text:h>
      <text:h text:style-name="Heading_20_3" text:outline-level="3">2.1. Условный параметр L_max</text:h>
      <text:p text:style-name="Text_20_body">Фиксируем радиус локальности:</text:p>
      <text:p text:style-name="P372"><text:span text:style-name="Source_20_Text">param L_max = 5</text:span></text:p>
      <text:h text:style-name="Heading_20_3" text:outline-level="3">2.2. Мета‑правило локальности</text:h>
      <text:p text:style-name="Preformatted_20_Text"><text:span text:style-name="Source_20_Text">meta-rule F1_locality:</text:span></text:p>
      <text:p text:style-name="Preformatted_20_Text"><text:span text:style-name="Source_20_Text"><text:s text:c="2"/>WHEN <text:s text:c="2"/>rule R [TAGS]: PATTERN -&gt; REPLACEMENT</text:span></text:p>
      <text:p text:style-name="Preformatted_20_Text"><text:span text:style-name="Source_20_Text"><text:s text:c="9"/>and length(PATTERN) &gt; L_max</text:span></text:p>
      <text:p text:style-name="P372"><text:span text:style-name="Source_20_Text"><text:s text:c="2"/>DO <text:s text:c="4"/>deactivate-rule R</text:span></text:p>
      <text:p text:style-name="Text_20_body">Где <text:span text:style-name="Source_20_Text">length(PATTERN)</text:span> — длина по символам L0‑содержимого<text:line-break/>(можно считать только <text:span text:style-name="Source_20_Text">+</text:span>, <text:span text:style-name="Source_20_Text">-</text:span>, <text:span text:style-name="Source_20_Text">|</text:span> и игнорировать пробелы).</text:p>
      <text:p text:style-name="Text_20_body">Расширенный вариант, если нужно запретить касание служебных маркеров:</text:p>
      <text:p text:style-name="Preformatted_20_Text"><text:span text:style-name="Source_20_Text">meta-rule F1_locality_boundary:</text:span></text:p>
      <text:p text:style-name="Preformatted_20_Text"><text:span text:style-name="Source_20_Text"><text:s text:c="2"/>WHEN <text:s text:c="2"/>rule R [TAGS]: PATTERN -&gt; REPLACEMENT</text:span></text:p>
      <text:p text:style-name="Preformatted_20_Text"><text:span text:style-name="Source_20_Text"><text:s text:c="9"/>and PATTERN matches ".*\\[L0:.*" or ".*\\].*" (i.e. crosses [L0: ...] boundary)</text:span></text:p>
      <text:p text:style-name="P372"><text:span text:style-name="Source_20_Text"><text:s text:c="2"/>DO <text:s text:c="4"/>deactivate-rule R</text:span></text:p>
      <text:h text:style-name="Heading_20_2" text:outline-level="2">3. F1.2: инволюционность и обратимость</text:h>
      <text:h text:style-name="Heading_20_3" text:outline-level="3">3.1. Генерация обратного правила</text:h>
      <text:p text:style-name="Preformatted_20_Text"><text:span text:style-name="Source_20_Text">meta-rule F1_make_inverse:</text:span></text:p>
      <text:p text:style-name="Preformatted_20_Text"><text:span text:style-name="Source_20_Text"><text:s text:c="2"/>WHEN <text:s text:c="2"/>rule R [TAGS]: A -&gt; B</text:span></text:p>
      <text:p text:style-name="Preformatted_20_Text"><text:span text:style-name="Source_20_Text"><text:s text:c="9"/>and TAGS contains "inv"</text:span></text:p>
      <text:p text:style-name="Preformatted_20_Text"><text:span text:style-name="Source_20_Text"><text:s text:c="9"/>and there is no rule R_inv: B -&gt; A with TAGS containing "inv"</text:span></text:p>
      <text:p text:style-name="Preformatted_20_Text"><text:span text:style-name="Source_20_Text"><text:s text:c="2"/>DO <text:s text:c="4"/>create-rule R_inv [TAGS]:</text:span></text:p>
      <text:p text:style-name="P372"><text:span text:style-name="Source_20_Text"><text:s text:c="11"/>B -&gt; A</text:span></text:p>
      <text:h text:style-name="Heading_20_3" text:outline-level="3">3.2. Запрет конфликтов по левой части</text:h>
      <text:p text:style-name="Preformatted_20_Text"><text:span text:style-name="Source_20_Text">meta-rule F1_no_conflict:</text:span></text:p>
      <text:p text:style-name="Preformatted_20_Text"><text:span text:style-name="Source_20_Text"><text:s text:c="2"/>WHEN <text:s text:c="2"/>there exist distinct rules R1,R2:</text:span></text:p>
      <text:p text:style-name="Preformatted_20_Text"><text:soft-page-break/><text:span text:style-name="Source_20_Text"><text:s text:c="11"/>rule R1 [T1]: A -&gt; B1</text:span></text:p>
      <text:p text:style-name="Preformatted_20_Text"><text:span text:style-name="Source_20_Text"><text:s text:c="11"/>rule R2 [T2]: A -&gt; B2</text:span></text:p>
      <text:p text:style-name="Preformatted_20_Text"><text:span text:style-name="Source_20_Text"><text:s text:c="9"/>and (T1 contains "inv" or T2 contains "inv")</text:span></text:p>
      <text:p text:style-name="Preformatted_20_Text"><text:span text:style-name="Source_20_Text"><text:s text:c="2"/>DO <text:s text:c="4"/>mark R1,R2 as conflicting</text:span></text:p>
      <text:p text:style-name="P372"><text:span text:style-name="Source_20_Text"><text:s text:c="9"/>deactivate-rule R2 <text:s text:c="3"/># например, удаляем/отключаем второй</text:span></text:p>
      <text:p text:style-name="Text_20_body">Можно уточнить стратегию: оставлять более раннее или более короткое правило.</text:p>
      <text:h text:style-name="Heading_20_2" text:outline-level="2">4. F1.3: фазовая структура правил</text:h>
      <text:h text:style-name="Heading_20_3" text:outline-level="3">4.1. Назначение фазы по умолчанию</text:h>
      <text:p text:style-name="Preformatted_20_Text"><text:span text:style-name="Source_20_Text">param Δθ_default_sym = 0.0</text:span></text:p>
      <text:p text:style-name="Preformatted_20_Text"><text:span text:style-name="Source_20_Text">param Δθ_default_Ω <text:s text:c="2"/>= 0.2</text:span></text:p>
      <text:p text:style-name="P372"><text:span text:style-name="Source_20_Text">param Δθ_default_gen = 0.05</text:span></text:p>
      <text:p text:style-name="Preformatted_20_Text"><text:span text:style-name="Source_20_Text">meta-rule F1_phase_assign:</text:span></text:p>
      <text:p text:style-name="Preformatted_20_Text"><text:span text:style-name="Source_20_Text"><text:s text:c="2"/>WHEN <text:s text:c="2"/>rule R [TAGS]: A -&gt; B</text:span></text:p>
      <text:p text:style-name="Preformatted_20_Text"><text:span text:style-name="Source_20_Text"><text:s text:c="9"/>and TAGS does not contain any "phase:x"</text:span></text:p>
      <text:p text:style-name="Preformatted_20_Text"><text:span text:style-name="Source_20_Text"><text:s text:c="2"/>DO <text:s text:c="4"/>if TAGS contains "Ω":</text:span></text:p>
      <text:p text:style-name="Preformatted_20_Text"><text:span text:style-name="Source_20_Text"><text:s text:c="11"/>add-tag R "phase:Δθ_default_Ω"</text:span></text:p>
      <text:p text:style-name="Preformatted_20_Text"><text:span text:style-name="Source_20_Text"><text:s text:c="9"/>else if TAGS contains "inv":</text:span></text:p>
      <text:p text:style-name="Preformatted_20_Text"><text:span text:style-name="Source_20_Text"><text:s text:c="11"/>add-tag R "phase:Δθ_default_sym"</text:span></text:p>
      <text:p text:style-name="Preformatted_20_Text"><text:span text:style-name="Source_20_Text"><text:s text:c="9"/>else:</text:span></text:p>
      <text:p text:style-name="P372"><text:span text:style-name="Source_20_Text"><text:s text:c="11"/>add-tag R "phase:Δθ_default_gen"</text:span></text:p>
      <text:h text:style-name="Heading_20_3" text:outline-level="3">4.2. Ограничение локального градиента фазы</text:h>
      <text:p text:style-name="Text_20_body">Введём предел:</text:p>
      <text:p text:style-name="Preformatted_20_Text"><text:span text:style-name="Source_20_Text">param Θ_max = 2.0</text:span></text:p>
      <text:p text:style-name="P372"><text:span text:style-name="Source_20_Text">param W_phase = 5 <text:s text:c="3"/># размер окна по узлам L0</text:span></text:p>
      <text:p text:style-name="Text_20_body">Нам нужна процедура:</text:p>
      <text:list text:style-name="L270">
        <text:list-item>
          <text:p text:style-name="P524">пройти по STATE, </text:p>
        </text:list-item>
        <text:list-item>
          <text:p text:style-name="P524">собрать все применения правил с тэгами <text:span text:style-name="Source_20_Text">phase:x</text:span> в окне длиной W_phase, </text:p>
        </text:list-item>
        <text:list-item>
          <text:p text:style-name="P524">просуммировать |∑Δθ|, </text:p>
        </text:list-item>
        <text:list-item>
          <text:p text:style-name="P525">если &gt; Θ_max — пометить область как фазово насыщенную. </text:p>
        </text:list-item>
      </text:list>
      <text:p text:style-name="Text_20_body">Запишем мета‑правило на макро‑языке:</text:p>
      <text:p text:style-name="Preformatted_20_Text"><text:span text:style-name="Source_20_Text">meta-rule F1_phase_saturation:</text:span></text:p>
      <text:p text:style-name="Preformatted_20_Text"><text:span text:style-name="Source_20_Text"><text:s text:c="2"/>WHEN <text:s text:c="2"/>in STATE [L0: ... ] there exists window WIN of size W_phase</text:span></text:p>
      <text:p text:style-name="Preformatted_20_Text"><text:span text:style-name="Source_20_Text"><text:s text:c="9"/>and in WIN we have a sequence of applied rules {R_k}</text:span></text:p>
      <text:p text:style-name="Preformatted_20_Text"><text:span text:style-name="Source_20_Text"><text:s text:c="13"/>with tags "phase:Δθ_k"</text:span></text:p>
      <text:p text:style-name="Preformatted_20_Text"><text:span text:style-name="Source_20_Text"><text:s text:c="9"/>and | sum_k Δθ_k | &gt; Θ_max</text:span></text:p>
      <text:p text:style-name="Preformatted_20_Text"><text:span text:style-name="Source_20_Text"><text:s text:c="2"/>DO <text:s text:c="4"/>mark-region WIN as "phase_saturated"</text:span></text:p>
      <text:p text:style-name="Preformatted_20_Text"><text:span text:style-name="Source_20_Text"><text:s text:c="9"/>for all future rule applications in WIN:</text:span></text:p>
      <text:p text:style-name="P372"><text:span text:style-name="Source_20_Text"><text:s text:c="11"/>ignore "phase:Δθ" tags when computing interference</text:span></text:p>
      <text:p text:style-name="Text_20_body">В терминах реализации:</text:p>
      <text:list text:style-name="L271">
        <text:list-item>
          <text:p text:style-name="P526">вы поддерживаете отдельную структуру данных <text:span text:style-name="Source_20_Text">phase_saturated_regions</text:span>; </text:p>
        </text:list-item>
        <text:list-item>
          <text:p text:style-name="P527">при анализе траекторий для вычисления ψ учитываете фазы только вне этих регионов. </text:p>
        </text:list-item>
      </text:list>
      <text:h text:style-name="Heading_20_2" text:outline-level="2"><text:soft-page-break/>5. F1.4: уважение coarse‑проекции Π (L0 → L1)</text:h>
      <text:p text:style-name="Text_20_body">Предположим, что у нас есть правила грубления вида:</text:p>
      <text:p text:style-name="P372"><text:span text:style-name="Source_20_Text">rule COARSE_01 [proj]: "[L0: X0 | X1 ]" -&gt; "[L1: Y0 ]"</text:span></text:p>
      <text:p text:style-name="Text_20_body">или эквивалентный механизм.</text:p>
      <text:h text:style-name="Heading_20_3" text:outline-level="3">5.1. Запрет на «скрытое» изменение coarse‑класса</text:h>
      <text:p text:style-name="Preformatted_20_Text"><text:span text:style-name="Source_20_Text">meta-rule F1_coarse_respect:</text:span></text:p>
      <text:p text:style-name="Preformatted_20_Text"><text:span text:style-name="Source_20_Text"><text:s text:c="2"/>WHEN <text:s text:c="2"/>rule R [TAGS]: A -&gt; B</text:span></text:p>
      <text:p text:style-name="Preformatted_20_Text"><text:span text:style-name="Source_20_Text"><text:s text:c="9"/>and applying R inside STATE changes substring in [L0: ...]</text:span></text:p>
      <text:p text:style-name="Preformatted_20_Text"><text:span text:style-name="Source_20_Text"><text:s text:c="9"/>but does not explicitly touch [L1: ...]</text:span></text:p>
      <text:p text:style-name="Preformatted_20_Text"><text:span text:style-name="Source_20_Text"><text:s text:c="9"/>and Π([L0_after]) != Π([L0_before])</text:span></text:p>
      <text:p text:style-name="Preformatted_20_Text"><text:span text:style-name="Source_20_Text"><text:s text:c="2"/>DO <text:s text:c="4"/>if TAGS does not contain "measurement" or "coarse_change":</text:span></text:p>
      <text:p text:style-name="P372"><text:span text:style-name="Source_20_Text"><text:s text:c="11"/>deactivate-rule R</text:span></text:p>
      <text:p text:style-name="Text_20_body">Где <text:span text:style-name="Source_20_Text">Π</text:span> — реализуемая функцией <text:span text:style-name="Source_20_Text">coarse_project(L0_substring)</text:span><text:line-break/>(на первом прототипе можно сделать простое: по парам <text:span text:style-name="Source_20_Text">++/+-/-+/--</text:span> → <text:span text:style-name="Source_20_Text">a/b/c/d</text:span>).</text:p>
      <text:p text:style-name="Text_20_body">Идея: если правило меняет coarse‑класс, оно либо:</text:p>
      <text:list text:style-name="L272">
        <text:list-item>
          <text:p text:style-name="P528">должно явно работать и с L1 (обновляя его), </text:p>
        </text:list-item>
        <text:list-item>
          <text:p text:style-name="P529">либо иметь особый тег <text:span text:style-name="Source_20_Text">measurement</text:span> (измерение/сдвиг coarse‑описания). </text:p>
        </text:list-item>
      </text:list>
      <text:h text:style-name="Heading_20_2" text:outline-level="2">6. F1.5: амплитудная репрезентуемость</text:h>
      <text:p text:style-name="Text_20_body">Здесь мы задаём <text:span text:style-name="Strong_20_Emphasis">общее ограничение</text:span>, а не чисто локальное переписывание. Но можно оформить в виде мета‑правила, исполняемого периодически.</text:p>
      <text:h text:style-name="Heading_20_3" text:outline-level="3">6.1. Параметры</text:h>
      <text:p text:style-name="Preformatted_20_Text"><text:span text:style-name="Source_20_Text">param N_samples = 100 <text:s text:c="3"/># число микросостояний в выборке</text:span></text:p>
      <text:p text:style-name="Preformatted_20_Text"><text:span text:style-name="Source_20_Text">param T_horizon = 10 <text:s text:c="4"/># длина эволюции в шагах</text:span></text:p>
      <text:p text:style-name="P372"><text:span text:style-name="Source_20_Text">param tol_amp <text:s text:c="2"/>= 0.1 <text:s text:c="3"/># допустимая ошибка при аппроксимации P ~ |ψ|^2</text:span></text:p>
      <text:h text:style-name="Heading_20_3" text:outline-level="3">6.2. Мета‑правило</text:h>
      <text:p text:style-name="Preformatted_20_Text"><text:span text:style-name="Source_20_Text">meta-rule F1_amplitude_check:</text:span></text:p>
      <text:p text:style-name="Preformatted_20_Text"><text:span text:style-name="Source_20_Text"><text:s text:c="2"/>WHEN <text:s text:c="2"/>periodically (каждые M шагов)</text:span></text:p>
      <text:p text:style-name="Preformatted_20_Text"><text:span text:style-name="Source_20_Text"><text:s text:c="2"/>DO <text:s text:c="4"/>for each coarse state Y in a sample of coarse states:</text:span></text:p>
      <text:p text:style-name="Preformatted_20_Text"><text:span text:style-name="Source_20_Text"><text:s text:c="11"/>1. Сгенерировать ансамбль микросостояний {S_k} с Π(S_k) = Y</text:span></text:p>
      <text:p text:style-name="Preformatted_20_Text"><text:span text:style-name="Source_20_Text"><text:s text:c="14"/>(например, за счёт обратимости и случайных локальных изменений).</text:span></text:p>
      <text:p text:style-name="Preformatted_20_Text"><text:span text:style-name="Source_20_Text"><text:s text:c="11"/>2. Для каждого S_k:</text:span></text:p>
      <text:p text:style-name="Preformatted_20_Text"><text:span text:style-name="Source_20_Text"><text:s text:c="16"/>- эволюционировать под действием RULESET в течение T_horizon шагов:</text:span></text:p>
      <text:p text:style-name="Preformatted_20_Text"><text:span text:style-name="Source_20_Text"><text:s text:c="20"/>S_k -&gt; S'_k</text:span></text:p>
      <text:p text:style-name="Preformatted_20_Text"><text:span text:style-name="Source_20_Text"><text:s text:c="16"/>- записать ДЛЯ КАЖДОГО coarse-исхода Y_j:</text:span></text:p>
      <text:p text:style-name="Preformatted_20_Text"><text:span text:style-name="Source_20_Text"><text:s text:c="20"/>θ_kj = sum Δθ правил по траектории S_k -&gt; S'_k, ведущей в [Y_j]</text:span></text:p>
      <text:p text:style-name="Preformatted_20_Text"><text:span text:style-name="Source_20_Text"><text:s text:c="11"/>3. Для каждого Y_j:</text:span></text:p>
      <text:p text:style-name="Preformatted_20_Text"><text:span text:style-name="Source_20_Text"><text:s text:c="16"/>- вычислить ψ_{Y→Y_j} = (1/sqrt(N_j)) * sum_{k: S'_k ∈ [Y_j]} exp(i θ_kj)</text:span></text:p>
      <text:p text:style-name="Preformatted_20_Text"><text:span text:style-name="Source_20_Text"><text:s text:c="16"/>- сравнить частоты F(Y_j) в симуляции с |ψ_{Y→Y_j}|^2</text:span></text:p>
      <text:p text:style-name="Preformatted_20_Text"><text:span text:style-name="Source_20_Text"><text:s text:c="11"/>4. Если для некоторых Y_j:</text:span></text:p>
      <text:p text:style-name="Preformatted_20_Text"><text:span text:style-name="Source_20_Text"><text:s text:c="16"/>| F(Y_j) - |ψ_{Y→Y_j}|^2 | &gt; tol_amp СИСТЕМАТИЧНО</text:span></text:p>
      <text:p text:style-name="Preformatted_20_Text"><text:span text:style-name="Source_20_Text"><text:s text:c="14"/>и это устойчиво связано с конкретным подмножеством правил R_bad:</text:span></text:p>
      <text:p text:style-name="P372"><text:soft-page-break/><text:span text:style-name="Source_20_Text"><text:s text:c="16"/>then deactivate or adjust R_bad</text:span></text:p>
      <text:p text:style-name="Text_20_body">Это уже не «чистое» переписывающее правило, а мета‑процедура симулятора, но она:</text:p>
      <text:list text:style-name="L273">
        <text:list-item>
          <text:p text:style-name="P530">гранично близко отражает доказательную часть RSL (9.3), </text:p>
        </text:list-item>
        <text:list-item>
          <text:p text:style-name="P531">реализует идею, что <text:span text:style-name="Strong_20_Emphasis">разрешённые правила — только те, для которых coarse‑статистика допускает амплитудную репрезентацию</text:span>. </text:p>
        </text:list-item>
      </text:list>
      <text:h text:style-name="Heading_20_2" text:outline-level="2">7. Как это выглядит в общем списке мета‑правил</text:h>
      <text:p text:style-name="Text_20_body">Соберём всё в одну «программу F1»:</text:p>
      <text:p text:style-name="Preformatted_20_Text"><text:span text:style-name="Source_20_Text"># --- Параметры ---</text:span></text:p>
      <text:p text:style-name="Preformatted_20_Text"><text:span text:style-name="Source_20_Text">param L_max <text:s text:c="5"/>= 5</text:span></text:p>
      <text:p text:style-name="Preformatted_20_Text"><text:span text:style-name="Source_20_Text">param Δθ_default_sym = 0.0</text:span></text:p>
      <text:p text:style-name="Preformatted_20_Text"><text:span text:style-name="Source_20_Text">param Δθ_default_Ω <text:s text:c="2"/>= 0.2</text:span></text:p>
      <text:p text:style-name="Preformatted_20_Text"><text:span text:style-name="Source_20_Text">param Δθ_default_gen = 0.05</text:span></text:p>
      <text:p text:style-name="Preformatted_20_Text"><text:span text:style-name="Source_20_Text">param Θ_max <text:s text:c="5"/>= 2.0</text:span></text:p>
      <text:p text:style-name="Preformatted_20_Text"><text:span text:style-name="Source_20_Text">param W_phase <text:s text:c="3"/>= 5</text:span></text:p>
      <text:p text:style-name="Preformatted_20_Text"><text:span text:style-name="Source_20_Text">param N_samples <text:s/>= 100</text:span></text:p>
      <text:p text:style-name="Preformatted_20_Text"><text:span text:style-name="Source_20_Text">param T_horizon <text:s/>= 10</text:span></text:p>
      <text:p text:style-name="Preformatted_20_Text"><text:span text:style-name="Source_20_Text">param tol_amp <text:s text:c="3"/>= 0.1</text:span></text:p>
      <text:p text:style-name="Preformatted_20_Text"/>
      <text:p text:style-name="Preformatted_20_Text"><text:span text:style-name="Source_20_Text"># --- Мета-правила F1 ---</text:span></text:p>
      <text:p text:style-name="Preformatted_20_Text"/>
      <text:p text:style-name="Preformatted_20_Text"><text:span text:style-name="Source_20_Text">meta-rule F1_locality:</text:span></text:p>
      <text:p text:style-name="Preformatted_20_Text"><text:span text:style-name="Source_20_Text"><text:s text:c="2"/>WHEN <text:s text:c="2"/>rule R [TAGS]: PATTERN -&gt; REPLACEMENT</text:span></text:p>
      <text:p text:style-name="Preformatted_20_Text"><text:span text:style-name="Source_20_Text"><text:s text:c="9"/>and length(PATTERN) &gt; L_max</text:span></text:p>
      <text:p text:style-name="Preformatted_20_Text"><text:span text:style-name="Source_20_Text"><text:s text:c="2"/>DO <text:s text:c="4"/>deactivate-rule R</text:span></text:p>
      <text:p text:style-name="Preformatted_20_Text"/>
      <text:p text:style-name="Preformatted_20_Text"><text:span text:style-name="Source_20_Text">meta-rule F1_locality_boundary:</text:span></text:p>
      <text:p text:style-name="Preformatted_20_Text"><text:span text:style-name="Source_20_Text"><text:s text:c="2"/>WHEN <text:s text:c="2"/>rule R [TAGS]: PATTERN -&gt; REPLACEMENT</text:span></text:p>
      <text:p text:style-name="Preformatted_20_Text"><text:span text:style-name="Source_20_Text"><text:s text:c="9"/>and PATTERN crosses "[L0:" or "]" boundary</text:span></text:p>
      <text:p text:style-name="Preformatted_20_Text"><text:span text:style-name="Source_20_Text"><text:s text:c="2"/>DO <text:s text:c="4"/>deactivate-rule R</text:span></text:p>
      <text:p text:style-name="Preformatted_20_Text"/>
      <text:p text:style-name="Preformatted_20_Text"><text:span text:style-name="Source_20_Text">meta-rule F1_make_inverse:</text:span></text:p>
      <text:p text:style-name="Preformatted_20_Text"><text:span text:style-name="Source_20_Text"><text:s text:c="2"/>WHEN <text:s text:c="2"/>rule R [TAGS]: A -&gt; B</text:span></text:p>
      <text:p text:style-name="Preformatted_20_Text"><text:span text:style-name="Source_20_Text"><text:s text:c="9"/>and "inv" in TAGS</text:span></text:p>
      <text:p text:style-name="Preformatted_20_Text"><text:span text:style-name="Source_20_Text"><text:s text:c="9"/>and no rule R_inv: B -&gt; A with "inv" in TAGS</text:span></text:p>
      <text:p text:style-name="Preformatted_20_Text"><text:span text:style-name="Source_20_Text"><text:s text:c="2"/>DO <text:s text:c="4"/>create-rule R_inv [TAGS]: B -&gt; A</text:span></text:p>
      <text:p text:style-name="Preformatted_20_Text"/>
      <text:p text:style-name="Preformatted_20_Text"><text:span text:style-name="Source_20_Text">meta-rule F1_no_conflict:</text:span></text:p>
      <text:p text:style-name="Preformatted_20_Text"><text:span text:style-name="Source_20_Text"><text:s text:c="2"/>WHEN <text:s text:c="2"/>exist rules R1,R2:</text:span></text:p>
      <text:p text:style-name="Preformatted_20_Text"><text:span text:style-name="Source_20_Text"><text:s text:c="11"/>rule R1 [T1]: A -&gt; B1</text:span></text:p>
      <text:p text:style-name="Preformatted_20_Text"><text:span text:style-name="Source_20_Text"><text:s text:c="11"/>rule R2 [T2]: A -&gt; B2</text:span></text:p>
      <text:p text:style-name="Preformatted_20_Text"><text:span text:style-name="Source_20_Text"><text:s text:c="9"/>and ( "inv" in T1 or "inv" in T2 )</text:span></text:p>
      <text:p text:style-name="Preformatted_20_Text"><text:span text:style-name="Source_20_Text"><text:s text:c="9"/>and R1 != R2</text:span></text:p>
      <text:p text:style-name="Preformatted_20_Text"><text:span text:style-name="Source_20_Text"><text:s text:c="2"/>DO <text:s text:c="4"/>deactivate-rule R2 <text:s text:c="2"/># или другая стратегия разрешения</text:span></text:p>
      <text:p text:style-name="Preformatted_20_Text"/>
      <text:p text:style-name="Preformatted_20_Text"><text:span text:style-name="Source_20_Text">meta-rule F1_phase_assign:</text:span></text:p>
      <text:p text:style-name="Preformatted_20_Text"><text:span text:style-name="Source_20_Text"><text:s text:c="2"/>WHEN <text:s text:c="2"/>rule R [TAGS]: A -&gt; B</text:span></text:p>
      <text:p text:style-name="Preformatted_20_Text"><text:span text:style-name="Source_20_Text"><text:s text:c="9"/>and TAGS has no "phase:x"</text:span></text:p>
      <text:p text:style-name="Preformatted_20_Text"><text:span text:style-name="Source_20_Text"><text:s text:c="2"/>DO <text:s text:c="4"/>if "Ω" in TAGS:</text:span></text:p>
      <text:p text:style-name="Preformatted_20_Text"><text:span text:style-name="Source_20_Text"><text:s text:c="11"/>add-tag R "phase:Δθ_default_Ω"</text:span></text:p>
      <text:p text:style-name="Preformatted_20_Text"><text:span text:style-name="Source_20_Text"><text:s text:c="9"/>else if "inv" in TAGS:</text:span></text:p>
      <text:p text:style-name="Preformatted_20_Text"><text:span text:style-name="Source_20_Text"><text:s text:c="11"/>add-tag R "phase:Δθ_default_sym"</text:span></text:p>
      <text:p text:style-name="Preformatted_20_Text"><text:span text:style-name="Source_20_Text"><text:s text:c="9"/>else:</text:span></text:p>
      <text:p text:style-name="Preformatted_20_Text"><text:span text:style-name="Source_20_Text"><text:s text:c="11"/>add-tag R "phase:Δθ_default_gen"</text:span></text:p>
      <text:p text:style-name="Preformatted_20_Text"/>
      <text:p text:style-name="Preformatted_20_Text"><text:span text:style-name="Source_20_Text">meta-rule F1_phase_saturation:</text:span></text:p>
      <text:p text:style-name="Preformatted_20_Text"><text:span text:style-name="Source_20_Text"><text:s text:c="2"/>WHEN <text:s text:c="2"/>there exists window WIN of size W_phase in [L0: ... ]</text:span></text:p>
      <text:p text:style-name="Preformatted_20_Text"><text:soft-page-break/><text:span text:style-name="Source_20_Text"><text:s text:c="9"/>with applied rules {R_k} carrying "phase:Δθ_k"</text:span></text:p>
      <text:p text:style-name="Preformatted_20_Text"><text:span text:style-name="Source_20_Text"><text:s text:c="9"/>and | sum_k Δθ_k | &gt; Θ_max</text:span></text:p>
      <text:p text:style-name="Preformatted_20_Text"><text:span text:style-name="Source_20_Text"><text:s text:c="2"/>DO <text:s text:c="4"/>mark WIN as "phase_saturated"</text:span></text:p>
      <text:p text:style-name="Preformatted_20_Text"><text:span text:style-name="Source_20_Text"><text:s text:c="9"/>for any future amplitude calculation:</text:span></text:p>
      <text:p text:style-name="Preformatted_20_Text"><text:span text:style-name="Source_20_Text"><text:s text:c="11"/>ignore phase tags inside WIN (treat as random)</text:span></text:p>
      <text:p text:style-name="Preformatted_20_Text"/>
      <text:p text:style-name="Preformatted_20_Text"><text:span text:style-name="Source_20_Text">meta-rule F1_coarse_respect:</text:span></text:p>
      <text:p text:style-name="Preformatted_20_Text"><text:span text:style-name="Source_20_Text"><text:s text:c="2"/>WHEN <text:s text:c="2"/>rule R [TAGS]: A -&gt; B</text:span></text:p>
      <text:p text:style-name="Preformatted_20_Text"><text:span text:style-name="Source_20_Text"><text:s text:c="9"/>and applying R at position p changes [L0: ... ]</text:span></text:p>
      <text:p text:style-name="Preformatted_20_Text"><text:span text:style-name="Source_20_Text"><text:s text:c="9"/>but not [L1: ... ]</text:span></text:p>
      <text:p text:style-name="Preformatted_20_Text"><text:span text:style-name="Source_20_Text"><text:s text:c="9"/>and coarse_project(L0_before) != coarse_project(L0_after)</text:span></text:p>
      <text:p text:style-name="Preformatted_20_Text"><text:span text:style-name="Source_20_Text"><text:s text:c="9"/>and "measurement" not in TAGS</text:span></text:p>
      <text:p text:style-name="Preformatted_20_Text"><text:span text:style-name="Source_20_Text"><text:s text:c="2"/>DO <text:s text:c="4"/>deactivate-rule R</text:span></text:p>
      <text:p text:style-name="Preformatted_20_Text"/>
      <text:p text:style-name="Preformatted_20_Text"><text:span text:style-name="Source_20_Text">meta-rule F1_amplitude_check:</text:span></text:p>
      <text:p text:style-name="Preformatted_20_Text"><text:span text:style-name="Source_20_Text"><text:s text:c="2"/>WHEN <text:s text:c="2"/>every M steps of simulation</text:span></text:p>
      <text:p text:style-name="Preformatted_20_Text"><text:span text:style-name="Source_20_Text"><text:s text:c="2"/>DO <text:s text:c="4"/>perform amplitude-consistency test on RULESET</text:span></text:p>
      <text:p text:style-name="Preformatted_20_Text"><text:span text:style-name="Source_20_Text"><text:s text:c="9"/>(sampling {S_k}, computing ψ_{Y→Y_j}, comparing with frequencies)</text:span></text:p>
      <text:p text:style-name="P372"><text:span text:style-name="Source_20_Text"><text:s text:c="9"/>and deactivate/adjust rules causing persistent deviations &gt; tol_amp</text:span></text:p>
      <text:h text:style-name="Heading_20_2" text:outline-level="2">8. Как этим пользоваться на практике</text:h>
      <text:list text:style-name="L274">
        <text:list-item>
          <text:p text:style-name="P532">Задаёте начальный RULESET (пучок локальных инволюций + несколько Ω‑циклов).</text:p>
        </text:list-item>
        <text:list-item>
          <text:p text:style-name="P532">Запускаете эволюцию состояний STATE по обычным правилам.</text:p>
        </text:list-item>
        <text:list-item>
          <text:p text:style-name="P532">Через каждые M шагов:</text:p>
          <text:list>
            <text:list-item>
              <text:p text:style-name="P533">применяете все <text:span text:style-name="Source_20_Text">meta-rule F1_*</text:span> к текущему RULESET и, при необходимости, к STATE; </text:p>
            </text:list-item>
            <text:list-item>
              <text:p text:style-name="P533">RULESET очищается от: </text:p>
              <text:list>
                <text:list-item>
                  <text:p text:style-name="P533">неловких нелокальных правил, </text:p>
                </text:list-item>
                <text:list-item>
                  <text:p text:style-name="P533">неинволютивных/конфликтных, </text:p>
                </text:list-item>
                <text:list-item>
                  <text:p text:style-name="P533">нарушающих coarse‑структуру, </text:p>
                </text:list-item>
                <text:list-item>
                  <text:p text:style-name="P533">разрушающих амплитудную репрезентуемость. </text:p>
                </text:list-item>
              </text:list>
            </text:list-item>
          </text:list>
        </text:list-item>
        <text:list-item>
          <text:p text:style-name="P532">Через некоторое время у вас стабилизируется подмножество правил, которые:</text:p>
          <text:list>
            <text:list-item>
              <text:p text:style-name="P533">локальны, </text:p>
            </text:list-item>
            <text:list-item>
              <text:p text:style-name="P533">биективны (на подмножестве состояний), </text:p>
            </text:list-item>
            <text:list-item>
              <text:p text:style-name="P533">допускают внятную фазовую / амплитудную структуру, </text:p>
            </text:list-item>
            <text:list-item>
              <text:p text:style-name="P532">не сушат coarse‑проекцию (в смысле 4.3 RSL). </text:p>
            </text:list-item>
          </text:list>
        </text:list-item>
      </text:list>
      <text:p text:style-name="Text_20_body">Именно это подмножество можно дальше исследовать:</text:p>
      <text:list text:style-name="L275">
        <text:list-item>
          <text:p text:style-name="P534">топологически (графы строк, фундаментальная группа по циклам применений правил), </text:p>
        </text:list-item>
        <text:list-item>
          <text:p text:style-name="P534">физически (волны/Ω‑циклы, analogs частиц и полей), </text:p>
        </text:list-item>
        <text:list-item>
          <text:p text:style-name="P535">статистически (набор coarse‑наблюдаемых и их ψ‑амплитуды). </text:p>
        </text:list-item>
      </text:list>
      <text:p text:style-name="Text_20_body">Если нужно, дальше можно:</text:p>
      <text:list text:style-name="L276">
        <text:list-item>
          <text:p text:style-name="P536">конкретизировать <text:span text:style-name="Source_20_Text">coarse_project</text:span> и сделать для него отдельный блок строковых правил; </text:p>
        </text:list-item>
        <text:list-item>
          <text:p text:style-name="P537">ввести первый «тип» измерения (правило с тегом <text:span text:style-name="Source_20_Text">measurement</text:span>), и посмотреть, как F1 будет относиться к «коллапсу» в этом формализме. </text:p>
        </text:list-item>
      </text:list>
      <text:p text:style-name="Text_20_body"><text:soft-page-break/>Начну с пункта 1, затем во втором сообщении разберём измерение и «коллапс».</text:p>
      <text:h text:style-name="Heading_20_1" text:outline-level="1">1. Конкретизируем <text:span text:style-name="Source_20_Text">coarse_project</text:span> и задаём его строковыми правилами</text:h>
      <text:p text:style-name="Text_20_body">Наша цель: реализовать оператор проекции<text:line-break/>Π : S → Y<text:line-break/>в виде явных правил над строками <text:span text:style-name="Source_20_Text">[L0: ...]</text:span> → <text:span text:style-name="Source_20_Text">[L1: ...]</text:span>, максимально близко к логике RSL (разд. 9.2, 1.6, 4.4).</text:p>
      <text:p text:style-name="Text_20_body">Упрощённый, но уже полезный прототип:</text:p>
      <text:list text:style-name="L277">
        <text:list-item>
          <text:p text:style-name="P538">1D‑решётка; </text:p>
        </text:list-item>
        <text:list-item>
          <text:p text:style-name="P538">L0 — микросостояние (строка из <text:span text:style-name="Source_20_Text">+</text:span>, <text:span text:style-name="Source_20_Text">-</text:span>); </text:p>
        </text:list-item>
        <text:list-item>
          <text:p text:style-name="P539">L1 — coarse‑уровень: блочное усреднение по окнам фиксированной длины. </text:p>
        </text:list-item>
      </text:list>
      <text:h text:style-name="Heading_20_2" text:outline-level="2">1.1. Базовый синтаксис состояний</text:h>
      <text:p text:style-name="Text_20_body">Формат строки:</text:p>
      <text:p text:style-name="Preformatted_20_Text"><text:span text:style-name="Source_20_Text">STATE:</text:span></text:p>
      <text:p text:style-name="P372"><text:span text:style-name="Source_20_Text">[L0: + | - | + | + | - | + | ... ] # [L1: ... ]</text:span></text:p>
      <text:p text:style-name="Text_20_body">На первых шагах можно обновлять только L0 и L1 для конечных отрезков, чтобы проще отлаживать.</text:p>
      <text:h text:style-name="Heading_20_2" text:outline-level="2">1.2. Простая coarse‑проекция: блоки по 3 узла</text:h>
      <text:p text:style-name="Text_20_body">Выбираем размер блока L0 → L1: <text:span text:style-name="Source_20_Text">w = 3</text:span>.</text:p>
      <text:p text:style-name="Text_20_body">Для каждого блока из 3 узлов на L0 (без перекрытия) определяем coarse‑символ:</text:p>
      <text:list text:style-name="L278">
        <text:list-item>
          <text:p text:style-name="P540"><text:span text:style-name="Source_20_Text">+++</text:span> → <text:span text:style-name="Source_20_Text">H</text:span> (high, ϕ ≈ +1), </text:p>
        </text:list-item>
        <text:list-item>
          <text:p text:style-name="P540">комбинации с одной <text:span text:style-name="Source_20_Text">-</text:span> → <text:span text:style-name="Source_20_Text">M</text:span> (medium), </text:p>
        </text:list-item>
        <text:list-item>
          <text:p text:style-name="P540">с двумя <text:span text:style-name="Source_20_Text">-</text:span> → <text:span text:style-name="Source_20_Text">L</text:span> (low), </text:p>
        </text:list-item>
        <text:list-item>
          <text:p text:style-name="P541"><text:span text:style-name="Source_20_Text">---</text:span> → <text:span text:style-name="Source_20_Text">D</text:span> (deep, ϕ ≈ −1). </text:p>
        </text:list-item>
      </text:list>
      <text:p text:style-name="Text_20_body">Это дискретная версия усреднения поля ϕ.</text:p>
      <text:h text:style-name="Heading_20_3" text:outline-level="3">1.2.1. Правила <text:span text:style-name="Source_20_Text">coarse_project</text:span> для длины 3</text:h>
      <text:p text:style-name="Text_20_body">Пока работаем с полной строкой из 3 узлов, чтобы зафиксировать формат:</text:p>
      <text:p text:style-name="Preformatted_20_Text"><text:span text:style-name="Source_20_Text"># Преобразуем тройку узлов L0 в метку L1 справа от '#'</text:span></text:p>
      <text:p text:style-name="Preformatted_20_Text"/>
      <text:p text:style-name="Preformatted_20_Text"><text:span text:style-name="Source_20_Text">rule Π01_H <text:s/>[proj]: "[L0: + | + | + ]" -&gt; "[L0: + | + | + ] # [L1: H ]"</text:span></text:p>
      <text:p text:style-name="Preformatted_20_Text"><text:span text:style-name="Source_20_Text">rule Π01_M1 [proj]: "[L0: + | + | - ]" -&gt; "[L0: + | + | - ] # [L1: M ]"</text:span></text:p>
      <text:p text:style-name="Preformatted_20_Text"><text:span text:style-name="Source_20_Text">rule Π01_M2 [proj]: "[L0: + | - | + ]" -&gt; "[L0: + | - | + ] # [L1: M ]"</text:span></text:p>
      <text:p text:style-name="Preformatted_20_Text"><text:span text:style-name="Source_20_Text">rule Π01_M3 [proj]: "[L0: - | + | + ]" -&gt; "[L0: - | + | + ] # [L1: M ]"</text:span></text:p>
      <text:p text:style-name="Preformatted_20_Text"><text:span text:style-name="Source_20_Text">rule Π01_L1 [proj]: "[L0: + | - | - ]" -&gt; "[L0: + | - | - ] # [L1: L ]"</text:span></text:p>
      <text:p text:style-name="Preformatted_20_Text"><text:span text:style-name="Source_20_Text">rule Π01_L2 [proj]: "[L0: - | + | - ]" -&gt; "[L0: - | + | - ] # [L1: L ]"</text:span></text:p>
      <text:p text:style-name="Preformatted_20_Text"><text:span text:style-name="Source_20_Text">rule Π01_L3 [proj]: "[L0: - | - | + ]" -&gt; "[L0: - | - | + ] # [L1: L ]"</text:span></text:p>
      <text:p text:style-name="P372"><text:soft-page-break/><text:span text:style-name="Source_20_Text">rule Π01_D <text:s/>[proj]: "[L0: - | - | - ]" -&gt; "[L0: - | - | - ] # [L1: D ]"</text:span></text:p>
      <text:p text:style-name="Text_20_body">Это «атомарные» правила coarse‑грубления для блока длины 3. Они помечены тэгом <text:span text:style-name="Source_20_Text">[proj]</text:span>, чтобы F1 знал, что это правила Π, а не физическая динамика.</text:p>
      <text:h text:style-name="Heading_20_3" text:outline-level="3">1.2.2. Обработка более длинных строк</text:h>
      <text:p text:style-name="Text_20_body">Чтобы сделать <text:span text:style-name="Source_20_Text">coarse_project</text:span> для более длинных строк, вводим скользящее или блочное окно. Для простоты начнём с <text:span text:style-name="Strong_20_Emphasis">неперекрывающихся блоков</text:span>, длина решётки N = 3k:</text:p>
      <text:p text:style-name="Text_20_body">Пример состояния:</text:p>
      <text:p text:style-name="Preformatted_20_Text"><text:span text:style-name="Source_20_Text">STATE:</text:span></text:p>
      <text:p text:style-name="Preformatted_20_Text"><text:span text:style-name="Source_20_Text">[L0: s0 | s1 | s2 | s3 | s4 | s5 | s6 | s7 | s8 ]</text:span></text:p>
      <text:p text:style-name="P372"><text:span text:style-name="Source_20_Text"># [L1: ? | ? | ? ]</text:span></text:p>
      <text:p text:style-name="Text_20_body">Мы хотим разбить на блоки:</text:p>
      <text:list text:style-name="L279">
        <text:list-item>
          <text:p text:style-name="P542">блок 0: <text:span text:style-name="Source_20_Text">s0 | s1 | s2</text:span> → L1[0], </text:p>
        </text:list-item>
        <text:list-item>
          <text:p text:style-name="P542">блок 1: <text:span text:style-name="Source_20_Text">s3 | s4 | s5</text:span> → L1[1], </text:p>
        </text:list-item>
        <text:list-item>
          <text:p text:style-name="P543">блок 2: <text:span text:style-name="Source_20_Text">s6 | s7 | s8</text:span> → L1[2]. </text:p>
        </text:list-item>
      </text:list>
      <text:p text:style-name="Text_20_body">Символьный DSL может быть ограничен, но концептуально можно сформулировать мета‑процедуру:</text:p>
      <text:p text:style-name="Preformatted_20_Text"><text:span text:style-name="Source_20_Text">meta-rule Π01_apply:</text:span></text:p>
      <text:p text:style-name="Preformatted_20_Text"><text:span text:style-name="Source_20_Text"><text:s text:c="2"/>WHEN <text:s text:c="2"/>STATE contains "[L0: X0 | X1 | X2 | X3 | X4 | X5 | ... ] # [L1: ... ]"</text:span></text:p>
      <text:p text:style-name="Preformatted_20_Text"><text:span text:style-name="Source_20_Text"><text:s text:c="2"/>DO <text:s text:c="4"/>for each non-overlapping triple (X_{3k}, X_{3k+1}, X_{3k+2}):</text:span></text:p>
      <text:p text:style-name="Preformatted_20_Text"><text:span text:style-name="Source_20_Text"><text:s text:c="11"/>match one of Π01_* rules on "[L0: X_{3k} | X_{3k+1} | X_{3k+2} ]"</text:span></text:p>
      <text:p text:style-name="P372"><text:span text:style-name="Source_20_Text"><text:s text:c="11"/>append the corresponding coarse symbol to [L1: ... ]</text:span></text:p>
      <text:p text:style-name="Text_20_body">В первом прототипе можно просто:</text:p>
      <text:list text:style-name="L280">
        <text:list-item>
          <text:p text:style-name="P544">работать с целой строкой L0 известной длины (например, 9 узлов), </text:p>
        </text:list-item>
        <text:list-item>
          <text:p text:style-name="P544">написать конкретные правила для всех возможных девяток — но это не масштабируется; </text:p>
        </text:list-item>
        <text:list-item>
          <text:p text:style-name="P545">лучше реализовать <text:span text:style-name="Source_20_Text">Π01_apply</text:span> как процедурный код в симуляторе (вне системы переписывания), используя базовые Π01_*‑правила для локальных тройк. </text:p>
        </text:list-item>
      </text:list>
      <text:p text:style-name="Text_20_body"><text:span text:style-name="Strong_20_Emphasis">Важно:</text:span> Π — заведомо <text:span text:style-name="Strong_20_Emphasis">много‑к‑одному</text:span> (9.2.1 RSL: (9.7)–(9.9)), мы не определяем обратный переход L1 → L0.</text:p>
      <text:h text:style-name="Heading_20_2" text:outline-level="2">1.3. Обновление coarse‑уровня при динамике L0</text:h>
      <text:p text:style-name="Text_20_body">Согласно RSL (удержание «гладкости» coarse‑поля), после каждого шага эволюции L0:</text:p>
      <text:list text:style-name="L281">
        <text:list-item>
          <text:p text:style-name="P546">Можно:</text:p>
          <text:list>
            <text:list-item>
              <text:p text:style-name="P547">либо пересчитать L1 заново (применив Π ко всей L0‑строке), </text:p>
            </text:list-item>
            <text:list-item>
              <text:p text:style-name="P547">либо локально обновить только те блоки L1, где изменился L0. </text:p>
            </text:list-item>
          </text:list>
        </text:list-item>
        <text:list-item>
          <text:p text:style-name="P546">Для прототипа проще делать:</text:p>
          <text:p text:style-name="P548"><text:span text:style-name="Source_20_Text">Step:</text:span></text:p>
          <text:p text:style-name="P548"><text:span text:style-name="Source_20_Text"><text:s text:c="2"/>1) Apply micro-rules to [L0: ... ]</text:span></text:p>
          <text:p text:style-name="P548"><text:span text:style-name="Source_20_Text"><text:s text:c="2"/>2) Reset [L1: ... ] to empty</text:span></text:p>
          <text:p text:style-name="P549"><text:span text:style-name="Source_20_Text"><text:s text:c="2"/>3) Recompute [L1: ... ] by running Π01_apply</text:span></text:p>
          <text:p text:style-name="P546"><text:soft-page-break/>Тогда у вас всегда есть согласованное coarse‑поле.</text:p>
        </text:list-item>
      </text:list>
      <text:p text:style-name="Text_20_body">В терминах строк:</text:p>
      <text:p text:style-name="Preformatted_20_Text"><text:span text:style-name="Source_20_Text">meta-rule Π01_reset_L1:</text:span></text:p>
      <text:p text:style-name="Preformatted_20_Text"><text:span text:style-name="Source_20_Text"><text:s text:c="2"/>WHEN <text:s text:c="2"/>after micro-evolution step</text:span></text:p>
      <text:p text:style-name="Preformatted_20_Text"><text:span text:style-name="Source_20_Text"><text:s text:c="9"/>STATE is "[L0: ... ] # [L1: ... ]"</text:span></text:p>
      <text:p text:style-name="Preformatted_20_Text"><text:span text:style-name="Source_20_Text"><text:s text:c="2"/>DO <text:s text:c="4"/>replace "[L1: ... ]" with "[L1: ]"</text:span></text:p>
      <text:p text:style-name="Preformatted_20_Text"/>
      <text:p text:style-name="Preformatted_20_Text"><text:span text:style-name="Source_20_Text">meta-rule Π01_recompute:</text:span></text:p>
      <text:p text:style-name="Preformatted_20_Text"><text:span text:style-name="Source_20_Text"><text:s text:c="2"/>WHEN <text:s text:c="2"/>STATE is "[L0: s0 | s1 | ... ] # [L1: ]"</text:span></text:p>
      <text:p text:style-name="P372"><text:span text:style-name="Source_20_Text"><text:s text:c="2"/>DO <text:s text:c="4"/>apply Π01_apply to fill [L1: ... ]</text:span></text:p>
      <text:p text:style-name="Text_20_body">(в реальном коде это будет одна функция «пересчитать L1»).</text:p>
      <text:h text:style-name="Heading_20_2" text:outline-level="2">1.4. Как этим пользоваться для RSL‑анализов</text:h>
      <text:p text:style-name="Text_20_body">Сейчас у вас есть:</text:p>
      <text:list text:style-name="L282">
        <text:list-item>
          <text:p text:style-name="P550">явная много‑к‑одному проекция Π: L0 → L1,</text:p>
        </text:list-item>
        <text:list-item>
          <text:p text:style-name="P550">класс эквивалентности [Y] по (9.7)–(9.9): все L0‑строки, дающие одну и ту же строку L1,</text:p>
        </text:list-item>
        <text:list-item>
          <text:p text:style-name="P550">coarse‑поле на L1, которое можно анализировать на:</text:p>
          <text:list>
            <text:list-item>
              <text:p text:style-name="P551">плавность (разность H/M/L/D между соседними блоками), </text:p>
            </text:list-item>
            <text:list-item>
              <text:p text:style-name="P550">динамику (как меняется при итерациях правил L0). </text:p>
            </text:list-item>
          </text:list>
        </text:list-item>
      </text:list>
      <text:p text:style-name="Text_20_body">Дальше это будет нужно для:</text:p>
      <text:list text:style-name="L283">
        <text:list-item>
          <text:p text:style-name="P552">определения ансамблей {S_k : Π(S_k)=Y}, </text:p>
        </text:list-item>
        <text:list-item>
          <text:p text:style-name="P552">фазовой структуры и ψ_Y (9.3.1–9.3.4), </text:p>
        </text:list-item>
        <text:list-item>
          <text:p text:style-name="P553">измерений (Π_{meas}) и коллапса (9.4). </text:p>
        </text:list-item>
      </text:list>
      <text:p text:style-name="Text_20_body">В следующем сообщении сделаю пункт 2:</text:p>
      <text:list text:style-name="L284">
        <text:list-item>
          <text:p text:style-name="P554">введу первый «тип» измерения как специальное правило с тегом <text:span text:style-name="Source_20_Text">measurement</text:span>, </text:p>
        </text:list-item>
        <text:list-item>
          <text:p text:style-name="P554">покажу, как оно порождает Π_{meas} (9.4.2), </text:p>
        </text:list-item>
        <text:list-item>
          <text:p text:style-name="P555">и как F1 отнесётся к «коллапсу» в терминах команд над строками и ансамблями. </text:p>
        </text:list-item>
      </text:list>
      <text:p text:style-name="Text_20_body">Перейдём к пункту 2: введём первый «тип» измерения как специальное правило с тегом <text:span text:style-name="Source_20_Text">measurement</text:span> и посмотрим, как в этом формализме выглядит «коллапс» и как на него реагирует F1.</text:p>
      <text:p text:style-name="Text_20_body">Я буду прямо опираться на фрагменты из RSL, которые вы привели:</text:p>
      <text:list text:style-name="L285">
        <text:list-item>
          <text:p text:style-name="P556">2.1 — coarse‑поле ϕ(R), гладкость, устойчивость к микрошагам; </text:p>
        </text:list-item>
        <text:list-item>
          <text:p text:style-name="P556">4.4 — функционал когерентности cohℓ и его уменьшение при резонансных кросс‑масштабных взаимодействиях; </text:p>
        </text:list-item>
        <text:list-item>
          <text:p text:style-name="P557">глава 9 (у вас не процитирована, но мы уже ссылались): амплитуды ψ, ансамбли и Born‑правило. </text:p>
        </text:list-item>
      </text:list>
      <text:h text:style-name="Heading_20_2" text:outline-level="2">2.1. Что мы считаем «измерением» в строковом мире</text:h>
      <text:p text:style-name="Text_20_body">Перевод RSL‑логики:</text:p>
      <text:list text:style-name="L286">
        <text:list-item>
          <text:p text:style-name="P558"><text:soft-page-break/>Измерение — не магический коллапс, а: </text:p>
          <text:list>
            <text:list-item>
              <text:p text:style-name="P558">специальная операция, которая: </text:p>
              <text:list>
                <text:list-item>
                  <text:p text:style-name="P558">выбирает coarse‑класс Yⱼ, </text:p>
                </text:list-item>
                <text:list-item>
                  <text:p text:style-name="P558">физически заставляет систему попасть в класс [Yⱼ], </text:p>
                </text:list-item>
                <text:list-item>
                  <text:p text:style-name="P559">и подавляет/дефазирует когерентность между разными [Yⱼ] (через кросс‑масштабный резонанс и decoherence). </text:p>
                </text:list-item>
              </text:list>
            </text:list-item>
          </text:list>
        </text:list-item>
      </text:list>
      <text:p text:style-name="Text_20_body">В строковом прототипе:</text:p>
      <text:list text:style-name="L287">
        <text:list-item>
          <text:p text:style-name="P560"><text:span text:style-name="Strong_20_Emphasis">L0</text:span> — микросостояние;</text:p>
        </text:list-item>
        <text:list-item>
          <text:p text:style-name="P560"><text:span text:style-name="Strong_20_Emphasis">L1</text:span> — coarse‑проекция (Π₀₁) строки L0 (через правила <text:span text:style-name="Source_20_Text">Π01_*</text:span> — мы задали в предыдущем сообщении);</text:p>
        </text:list-item>
        <text:list-item>
          <text:p text:style-name="P560">измерение на данном блоке = правило, которое:</text:p>
          <text:list>
            <text:list-item>
              <text:p text:style-name="P561">читает текущий L0‑фрагмент; </text:p>
            </text:list-item>
            <text:list-item>
              <text:p text:style-name="P561">явным образом <text:span text:style-name="Strong_20_Emphasis">записывает</text:span> выбранный coarse‑результат в L1 (например, <text:span text:style-name="Source_20_Text">H/M/L/D</text:span>); </text:p>
            </text:list-item>
            <text:list-item>
              <text:p text:style-name="P561">задаёт дополнительные теги, которые: </text:p>
              <text:list>
                <text:list-item>
                  <text:p text:style-name="P561">блокируют дальнейшую когерентность (помечают область как decohered), </text:p>
                </text:list-item>
                <text:list-item>
                  <text:p text:style-name="P560">могут инициировать локальное переупорядочивание L0, если нужно физически «подтянуть» микро‑конфигурацию к типичной для данного coarse‑класса. </text:p>
                </text:list-item>
              </text:list>
            </text:list-item>
          </text:list>
        </text:list-item>
      </text:list>
      <text:h text:style-name="Heading_20_2" text:outline-level="2">2.2. Формат правила измерения</text:h>
      <text:p text:style-name="Text_20_body">Согласуясь с синтаксисом:</text:p>
      <text:p text:style-name="P372"><text:span text:style-name="Source_20_Text">rule NAME [measurement, TAGS...]: PATTERN -&gt; REPLACEMENT</text:span></text:p>
      <text:p text:style-name="Text_20_body">Где:</text:p>
      <text:list text:style-name="L288">
        <text:list-item>
          <text:p text:style-name="P562"><text:span text:style-name="Source_20_Text">measurement</text:span> — особый тег, который: </text:p>
          <text:list>
            <text:list-item>
              <text:p text:style-name="P562">помечает правило как измерительное; </text:p>
            </text:list-item>
            <text:list-item>
              <text:p text:style-name="P562">даёт F1 право <text:span text:style-name="Strong_20_Emphasis">разрешить</text:span> изменение coarse‑уровня L1 и класса Y; </text:p>
            </text:list-item>
          </text:list>
        </text:list-item>
        <text:list-item>
          <text:p text:style-name="P562"><text:span text:style-name="Source_20_Text">PATTERN</text:span> — локальный фрагмент <text:span text:style-name="Source_20_Text">[L0: ... ]</text:span> (и, возможно, <text:span text:style-name="Source_20_Text">[L1: ... ]</text:span>); </text:p>
        </text:list-item>
        <text:list-item>
          <text:p text:style-name="P563"><text:span text:style-name="Source_20_Text">REPLACEMENT</text:span> — та же структура, но с обновлённым <text:span text:style-name="Source_20_Text">[L1: ... ]</text:span> и, при желании, донастройкой L0. </text:p>
        </text:list-item>
      </text:list>
      <text:h text:style-name="Heading_20_2" text:outline-level="2">2.3. Простейший пример: измерение «магнитизации» на блоке из 3 узлов</text:h>
      <text:p text:style-name="Text_20_body">Возьмём блок длины 3:</text:p>
      <text:list text:style-name="L289">
        <text:list-item>
          <text:p text:style-name="P564">L0‑фрагмент: <text:span text:style-name="Source_20_Text">[L0: s0 | s1 | s2 ]</text:span>,</text:p>
        </text:list-item>
        <text:list-item>
          <text:p text:style-name="P564">его coarse‑значение определяется, как в <text:span text:style-name="Source_20_Text">Π01_*</text:span>:</text:p>
          <text:list>
            <text:list-item>
              <text:p text:style-name="P565"><text:span text:style-name="Source_20_Text">+++</text:span> → <text:span text:style-name="Source_20_Text">H</text:span>, </text:p>
            </text:list-item>
            <text:list-item>
              <text:p text:style-name="P565"><text:soft-page-break/>комбинации с одной <text:span text:style-name="Source_20_Text">-</text:span> → <text:span text:style-name="Source_20_Text">M</text:span>, </text:p>
            </text:list-item>
            <text:list-item>
              <text:p text:style-name="P565">с двумя <text:span text:style-name="Source_20_Text">-</text:span> → <text:span text:style-name="Source_20_Text">L</text:span>, </text:p>
            </text:list-item>
            <text:list-item>
              <text:p text:style-name="P564"><text:span text:style-name="Source_20_Text">---</text:span> → <text:span text:style-name="Source_20_Text">D</text:span>. </text:p>
            </text:list-item>
          </text:list>
        </text:list-item>
      </text:list>
      <text:p text:style-name="Text_20_body">Сделаем <text:span text:style-name="Strong_20_Emphasis">измерение, которое записывает L1‑результат, но L0 не меняет</text:span> (идеализированное «мягкое» измерение):</text:p>
      <text:p text:style-name="Preformatted_20_Text"><text:span text:style-name="Source_20_Text">rule MEAS_H [measurement,loc]:</text:span></text:p>
      <text:p text:style-name="Preformatted_20_Text"><text:span text:style-name="Source_20_Text"><text:s text:c="2"/>"[L0: + | + | + ] # [L1: ? ]" -&gt; "[L0: + | + | + ] # [L1: H ]"</text:span></text:p>
      <text:p text:style-name="Preformatted_20_Text"/>
      <text:p text:style-name="Preformatted_20_Text"><text:span text:style-name="Source_20_Text">rule MEAS_M1 [measurement,loc]:</text:span></text:p>
      <text:p text:style-name="Preformatted_20_Text"><text:span text:style-name="Source_20_Text"><text:s text:c="2"/>"[L0: + | + | - ] # [L1: ? ]" -&gt; "[L0: + | + | - ] # [L1: M ]"</text:span></text:p>
      <text:p text:style-name="Preformatted_20_Text"><text:span text:style-name="Source_20_Text">rule MEAS_M2 [measurement,loc]:</text:span></text:p>
      <text:p text:style-name="Preformatted_20_Text"><text:span text:style-name="Source_20_Text"><text:s text:c="2"/>"[L0: + | - | + ] # [L1: ? ]" -&gt; "[L0: + | - | + ] # [L1: M ]"</text:span></text:p>
      <text:p text:style-name="Preformatted_20_Text"><text:span text:style-name="Source_20_Text">rule MEAS_M3 [measurement,loc]:</text:span></text:p>
      <text:p text:style-name="Preformatted_20_Text"><text:span text:style-name="Source_20_Text"><text:s text:c="2"/>"[L0: - | + | + ] # [L1: ? ]" -&gt; "[L0: - | + | + ] # [L1: M ]"</text:span></text:p>
      <text:p text:style-name="Preformatted_20_Text"/>
      <text:p text:style-name="Preformatted_20_Text"><text:span text:style-name="Source_20_Text">rule MEAS_L1 [measurement,loc]:</text:span></text:p>
      <text:p text:style-name="Preformatted_20_Text"><text:span text:style-name="Source_20_Text"><text:s text:c="2"/>"[L0: + | - | - ] # [L1: ? ]" -&gt; "[L0: + | - | - ] # [L1: L ]"</text:span></text:p>
      <text:p text:style-name="Preformatted_20_Text"><text:span text:style-name="Source_20_Text">rule MEAS_L2 [measurement,loc]:</text:span></text:p>
      <text:p text:style-name="Preformatted_20_Text"><text:span text:style-name="Source_20_Text"><text:s text:c="2"/>"[L0: - | + | - ] # [L1: ? ]" -&gt; "[L0: - | + | - ] # [L1: L ]"</text:span></text:p>
      <text:p text:style-name="Preformatted_20_Text"><text:span text:style-name="Source_20_Text">rule MEAS_L3 [measurement,loc]:</text:span></text:p>
      <text:p text:style-name="Preformatted_20_Text"><text:span text:style-name="Source_20_Text"><text:s text:c="2"/>"[L0: - | - | + ] # [L1: ? ]" -&gt; "[L0: - | - | + ] # [L1: L ]"</text:span></text:p>
      <text:p text:style-name="Preformatted_20_Text"/>
      <text:p text:style-name="Preformatted_20_Text"><text:span text:style-name="Source_20_Text">rule MEAS_D [measurement,loc]:</text:span></text:p>
      <text:p text:style-name="P372"><text:span text:style-name="Source_20_Text"><text:s text:c="2"/>"[L0: - | - | - ] # [L1: ? ]" -&gt; "[L0: - | - | - ] # [L1: D ]"</text:span></text:p>
      <text:p text:style-name="Text_20_body">Здесь <text:span text:style-name="Source_20_Text">?</text:span> в <text:span text:style-name="Source_20_Text">[L1: ? ]</text:span> обозначает «пусто» или «ещё не измерено».</text:p>
      <text:p text:style-name="Text_20_body">Это чистый Π₀₁, но помеченный как <text:span text:style-name="Source_20_Text">measurement</text:span>:<text:line-break/>то есть это уже <text:span text:style-name="Strong_20_Emphasis">операциональное присвоение coarse‑результата</text:span>.</text:p>
      <text:p text:style-name="Text_20_body">На первом шаге «коллапс» здесь — это:</text:p>
      <text:list text:style-name="L290">
        <text:list-item>
          <text:p text:style-name="P566"><text:span text:style-name="Strong_20_Emphasis">фиксирование Y</text:span> (значения L1) для данного блока; </text:p>
        </text:list-item>
        <text:list-item>
          <text:p text:style-name="P567">далее F1 трактует этот блок как decohered (см. ниже). </text:p>
        </text:list-item>
      </text:list>
      <text:h text:style-name="Heading_20_2" text:outline-level="2">2.4. Вариант с «жёстким» коллапсом: корректировка L0 под результат измерения</text:h>
      <text:p text:style-name="Text_20_body">Можно сделать шаг дальше к «жёсткому коллапсу», где измерение не только устанавливает L1, но и подправляет L0, чтобы сделать его «типичным» для данного измеренного coarse‑класса.</text:p>
      <text:p text:style-name="Text_20_body">Пример: измерение результата <text:span text:style-name="Source_20_Text">H</text:span> (высокая магнитизация):</text:p>
      <text:p text:style-name="Preformatted_20_Text"><text:span text:style-name="Source_20_Text"># Доводим L0 до "+++" при измерении "H"</text:span></text:p>
      <text:p text:style-name="Preformatted_20_Text"/>
      <text:p text:style-name="Preformatted_20_Text"><text:span text:style-name="Source_20_Text">rule MEAS_H_collapse1 [measurement,loc]:</text:span></text:p>
      <text:p text:style-name="Preformatted_20_Text"><text:span text:style-name="Source_20_Text"><text:s text:c="2"/>"[L0: + | + | - ] # [L1: ? ]" -&gt; "[L0: + | + | + ] # [L1: H ]"</text:span></text:p>
      <text:p text:style-name="Preformatted_20_Text"/>
      <text:p text:style-name="Preformatted_20_Text"><text:span text:style-name="Source_20_Text">rule MEAS_H_collapse2 [measurement,loc]:</text:span></text:p>
      <text:p text:style-name="Preformatted_20_Text"><text:span text:style-name="Source_20_Text"><text:s text:c="2"/>"[L0: + | - | + ] # [L1: ? ]" -&gt; "[L0: + | + | + ] # [L1: H ]"</text:span></text:p>
      <text:p text:style-name="Preformatted_20_Text"/>
      <text:p text:style-name="Preformatted_20_Text"><text:span text:style-name="Source_20_Text">rule MEAS_H_collapse3 [measurement,loc]:</text:span></text:p>
      <text:p text:style-name="P372"><text:span text:style-name="Source_20_Text"><text:s text:c="2"/>"[L0: - | + | + ] # [L1: ? ]" -&gt; "[L0: + | + | + ] # [L1: H ]"</text:span></text:p>
      <text:p text:style-name="Text_20_body"><text:soft-page-break/>Аналогично можно задать:</text:p>
      <text:list text:style-name="L291">
        <text:list-item>
          <text:p text:style-name="P568">измерение <text:span text:style-name="Source_20_Text">D</text:span> (глубокая отрицательная магнитизация) → довести до <text:span text:style-name="Source_20_Text">---</text:span>; </text:p>
        </text:list-item>
        <text:list-item>
          <text:p text:style-name="P569">измерение <text:span text:style-name="Source_20_Text">M</text:span> → оставить «как есть» (не столь жёстко). </text:p>
        </text:list-item>
      </text:list>
      <text:p text:style-name="Text_20_body">Такое правило уже реализует интуитивный образ коллапса:</text:p>
      <text:list text:style-name="L292">
        <text:list-item>
          <text:p text:style-name="P570">множество возможных микросостояний, совместимых с «примерно H», сужается к конкретному представителю (<text:span text:style-name="Source_20_Text">+++</text:span>) при акте измерения. </text:p>
        </text:list-item>
      </text:list>
      <text:p text:style-name="Text_20_body">В терминах RSL‑идеи:</text:p>
      <text:list text:style-name="L293">
        <text:list-item>
          <text:p text:style-name="P571">мы выбираем один представительный элемент из класса [Y], </text:p>
        </text:list-item>
        <text:list-item>
          <text:p text:style-name="P572">и локально устраняем фазовую когерентность с другими микро‑конфигурациями. </text:p>
        </text:list-item>
      </text:list>
      <text:h text:style-name="Heading_20_2" text:outline-level="2">2.5. Как F1 относится к правилам с тегом <text:span text:style-name="Source_20_Text">measurement</text:span></text:h>
      <text:p text:style-name="Text_20_body">Вернёмся к F1, который мы задали ранее. Там было условие:</text:p>
      <text:p text:style-name="Preformatted_20_Text"><text:span text:style-name="Source_20_Text">meta-rule F1_coarse_respect:</text:span></text:p>
      <text:p text:style-name="Preformatted_20_Text"><text:span text:style-name="Source_20_Text"><text:s text:c="2"/>WHEN <text:s text:c="2"/>rule R [TAGS]: A -&gt; B</text:span></text:p>
      <text:p text:style-name="Preformatted_20_Text"><text:span text:style-name="Source_20_Text"><text:s text:c="9"/>and applying R changes [L0: ...]</text:span></text:p>
      <text:p text:style-name="Preformatted_20_Text"><text:span text:style-name="Source_20_Text"><text:s text:c="9"/>but not [L1: ...]</text:span></text:p>
      <text:p text:style-name="Preformatted_20_Text"><text:span text:style-name="Source_20_Text"><text:s text:c="9"/>and coarse_project(L0_before) != coarse_project(L0_after)</text:span></text:p>
      <text:p text:style-name="Preformatted_20_Text"><text:span text:style-name="Source_20_Text"><text:s text:c="9"/>and "measurement" not in TAGS</text:span></text:p>
      <text:p text:style-name="P372"><text:span text:style-name="Source_20_Text"><text:s text:c="2"/>DO <text:s text:c="4"/>deactivate-rule R</text:span></text:p>
      <text:p text:style-name="Text_20_body">Это значит:</text:p>
      <text:list text:style-name="L294">
        <text:list-item>
          <text:p text:style-name="P573">если <text:span text:style-name="Strong_20_Emphasis">обычное</text:span> (не измерительное) правило скрыто изменяет coarse‑класс (L1) без явного обновления L1, — оно запрещается; </text:p>
        </text:list-item>
        <text:list-item>
          <text:p text:style-name="P574">но если в теге есть <text:span text:style-name="Source_20_Text">measurement</text:span>, это ограничение снимается: измерительные правила <text:span text:style-name="Strong_20_Emphasis">разрешено</text:span> менять L0 и/или L1 так, чтобы coarse‑класс сменился. </text:p>
        </text:list-item>
      </text:list>
      <text:h text:style-name="Heading_20_3" text:outline-level="3">2.5.1. F1 и локальность измерения</text:h>
      <text:p text:style-name="Text_20_body">Все MEAS‑правила имеют тег <text:span text:style-name="Source_20_Text">[measurement,loc]</text:span>, а PATTERN у них — короткий (3 узла).<text:line-break/>Следовательно:</text:p>
      <text:list text:style-name="L295">
        <text:list-item>
          <text:p text:style-name="P575"><text:span text:style-name="Source_20_Text">F1_locality</text:span> пропускает их (длина ≤ L_max); </text:p>
        </text:list-item>
        <text:list-item>
          <text:p text:style-name="P576"><text:span text:style-name="Source_20_Text">F1_locality_boundary</text:span> тоже не возражает (они не пересекают границы <text:span text:style-name="Source_20_Text">[L0: ...]</text:span> вне заданного блока). </text:p>
        </text:list-item>
      </text:list>
      <text:h text:style-name="Heading_20_3" text:outline-level="3">2.5.2. F1 и инволюционность измерения</text:h>
      <text:p text:style-name="Text_20_body">Измерение — по сути <text:span text:style-name="Strong_20_Emphasis">не инволюционно</text:span> (акт измерения необратим на уровне coarse‑описания). Поэтому:</text:p>
      <text:list text:style-name="L296">
        <text:list-item>
          <text:p text:style-name="P577">мы не помечаем MEAS‑правила тегом <text:span text:style-name="Source_20_Text">[inv]</text:span>; </text:p>
        </text:list-item>
        <text:list-item>
          <text:p text:style-name="P577">F1_make_inverse для них не срабатывает; </text:p>
        </text:list-item>
        <text:list-item>
          <text:p text:style-name="P578">глобальная обратимость мира «портится» на уровне coarse‑описания, но <text:span text:style-name="Strong_20_Emphasis">остаётся</text:span> на микроуровне, если рассматривать метку о том, было ли выполнено измерение и как. </text:p>
        </text:list-item>
      </text:list>
      <text:p text:style-name="Text_20_body"><text:soft-page-break/>В духе RSL:</text:p>
      <text:list text:style-name="L297">
        <text:list-item>
          <text:p text:style-name="P579">фундаментальный уровень остаётся обратимым;</text:p>
        </text:list-item>
        <text:list-item>
          <text:p text:style-name="P579">измерение — это операция, которая:</text:p>
          <text:list>
            <text:list-item>
              <text:p text:style-name="P580">переводит систему в состояние с существенно иным распределением фаз и coarse‑эквивалентностей, </text:p>
            </text:list-item>
            <text:list-item>
              <text:p text:style-name="P579">при этом для наблюдателя, игнорирующего мета‑слой, выглядит как необратимый коллапс. </text:p>
            </text:list-item>
          </text:list>
        </text:list-item>
      </text:list>
      <text:h text:style-name="Heading_20_3" text:outline-level="3">2.5.3. F1 и фазовая структура при измерении</text:h>
      <text:p text:style-name="Text_20_body">Мы можем (и имеет смысл) дополнить MEAS‑правила тегами фазы:</text:p>
      <text:p text:style-name="P372"><text:span text:style-name="Source_20_Text">rule MEAS_H [measurement,loc,phase:0.0]: ...</text:span></text:p>
      <text:p text:style-name="Text_20_body">Часто разумно считать Δθ_meas = 0 (измерение само по себе не добавляет фазы, оно «снимает» суперпозицию). Тогда:</text:p>
      <text:list text:style-name="L298">
        <text:list-item>
          <text:p text:style-name="P581"><text:span text:style-name="Source_20_Text">F1_phase_assign</text:span> не будет их модифицировать (фаза уже задана);</text:p>
        </text:list-item>
        <text:list-item>
          <text:p text:style-name="P581"><text:span text:style-name="Source_20_Text">F1_phase_saturation</text:span> может:</text:p>
          <text:list>
            <text:list-item>
              <text:p text:style-name="P582">пометить регион как «phase_saturated» после измерения, </text:p>
            </text:list-item>
            <text:list-item>
              <text:p text:style-name="P581">интерпретировать это как decoherence: дальнейшие фазы в этом регионе больше не важны. </text:p>
            </text:list-item>
          </text:list>
        </text:list-item>
      </text:list>
      <text:p text:style-name="Text_20_body">Практический вариант:</text:p>
      <text:p text:style-name="Preformatted_20_Text"><text:span text:style-name="Source_20_Text">meta-rule F1_measurement_decohere:</text:span></text:p>
      <text:p text:style-name="Preformatted_20_Text"><text:span text:style-name="Source_20_Text"><text:s text:c="2"/>WHEN <text:s text:c="2"/>rule R [TAGS]: A -&gt; B</text:span></text:p>
      <text:p text:style-name="Preformatted_20_Text"><text:span text:style-name="Source_20_Text"><text:s text:c="9"/>and "measurement" in TAGS</text:span></text:p>
      <text:p text:style-name="Preformatted_20_Text"><text:span text:style-name="Source_20_Text"><text:s text:c="9"/>is applied in region WIN on [L0: ...]</text:span></text:p>
      <text:p text:style-name="P372"><text:span text:style-name="Source_20_Text"><text:s text:c="2"/>DO <text:s text:c="4"/>mark-region WIN as "phase_saturated"</text:span></text:p>
      <text:p text:style-name="Text_20_body">Теперь:</text:p>
      <text:list text:style-name="L299">
        <text:list-item>
          <text:p text:style-name="P583">ансамблевый расчёт ψ для регионов, где прошло измерение, будет:</text:p>
          <text:list>
            <text:list-item>
              <text:p text:style-name="P584">учитывать фактически уже «коллапсировавшее» распределение, </text:p>
            </text:list-item>
            <text:list-item>
              <text:p text:style-name="P583">фазы разных микропутей там не дадут интерференции (как и должно быть после измерения). </text:p>
            </text:list-item>
          </text:list>
        </text:list-item>
      </text:list>
      <text:h text:style-name="Heading_20_2" text:outline-level="2">2.6. Как выглядит «коллапс» в этом формализме</text:h>
      <text:p text:style-name="Text_20_body">Соберём всё воедино, на примере блока из 3 узлов:</text:p>
      <text:h text:style-name="Heading_20_3" text:outline-level="3">2.6.1. До измерения</text:h>
      <text:list text:style-name="L300">
        <text:list-item>
          <text:p text:style-name="P585">Множество микроконфигураций L0:</text:p>
          <text:list>
            <text:list-item>
              <text:p text:style-name="P586"><text:span text:style-name="Source_20_Text">+++</text:span>, <text:span text:style-name="Source_20_Text">++-</text:span>, <text:span text:style-name="Source_20_Text">+-+</text:span>, <text:span text:style-name="Source_20_Text">-++</text:span>, <text:span text:style-name="Source_20_Text">+--</text:span>, <text:span text:style-name="Source_20_Text">-+-</text:span>, <text:span text:style-name="Source_20_Text">--+</text:span>, <text:span text:style-name="Source_20_Text">---</text:span>, </text:p>
            </text:list-item>
          </text:list>
        </text:list-item>
        <text:list-item>
          <text:p text:style-name="P585">все они могут появляться в динамике под действием правил уровня 0;</text:p>
        </text:list-item>
        <text:list-item>
          <text:p text:style-name="P585">coarse‑проекция Π₀₁ даёт:</text:p>
          <text:list>
            <text:list-item>
              <text:p text:style-name="P586"><text:soft-page-break/><text:span text:style-name="Source_20_Text">Y=H</text:span> для <text:span text:style-name="Source_20_Text">+++</text:span>, </text:p>
            </text:list-item>
            <text:list-item>
              <text:p text:style-name="P586"><text:span text:style-name="Source_20_Text">Y=M</text:span> для <text:span text:style-name="Source_20_Text">++-</text:span>, <text:span text:style-name="Source_20_Text">+-+</text:span>, <text:span text:style-name="Source_20_Text">-++</text:span>, </text:p>
            </text:list-item>
            <text:list-item>
              <text:p text:style-name="P586"><text:span text:style-name="Source_20_Text">Y=L</text:span> для <text:span text:style-name="Source_20_Text">+--</text:span>, <text:span text:style-name="Source_20_Text">-+-</text:span>, <text:span text:style-name="Source_20_Text">--+</text:span>, </text:p>
            </text:list-item>
            <text:list-item>
              <text:p text:style-name="P586"><text:span text:style-name="Source_20_Text">Y=D</text:span> для <text:span text:style-name="Source_20_Text">---</text:span>. </text:p>
            </text:list-item>
          </text:list>
        </text:list-item>
        <text:list-item>
          <text:p text:style-name="P585">При вычислении вероятностей P(Yⱼ) <text:span text:style-name="Strong_20_Emphasis">до измерения</text:span> вы строите ансамбль {S_k}, суммируете фазы и получаете ψ_{Y→Yⱼ}.</text:p>
        </text:list-item>
      </text:list>
      <text:h text:style-name="Heading_20_3" text:outline-level="3">2.6.2. Акт измерения</text:h>
      <text:list text:style-name="L301">
        <text:list-item>
          <text:p text:style-name="P587">Вы применяете в этой области одно из MEAS_*-правил — например, <text:span text:style-name="Source_20_Text">MEAS_M2</text:span> для текущей конфигурации <text:span text:style-name="Source_20_Text">+ - +</text:span>:</text:p>
          <text:p text:style-name="P588"><text:span text:style-name="Source_20_Text">[L0: + | - | + ] # [L1: ? ] <text:s/>→ <text:s/>[L0: + | - | + ] # [L1: M ]</text:span></text:p>
        </text:list-item>
        <text:list-item>
          <text:p text:style-name="P587">Это фиксирует coarse‑результат <text:span text:style-name="Source_20_Text">Y = M</text:span> в L1.</text:p>
        </text:list-item>
        <text:list-item>
          <text:p text:style-name="P587">Одновременно F1:</text:p>
          <text:list>
            <text:list-item>
              <text:p text:style-name="P589">помечает эту область как phase_saturated; </text:p>
            </text:list-item>
            <text:list-item>
              <text:p text:style-name="P589">запрещает дальнейшие правила, которые скрыто меняют coarse‑класс без тега <text:span text:style-name="Source_20_Text">measurement</text:span> (кроме явных изменений L1 с пометкой измерения); </text:p>
            </text:list-item>
            <text:list-item>
              <text:p text:style-name="P587">интерпретирует последующие фазы в этом регионе как неинтерферирующие. </text:p>
            </text:list-item>
          </text:list>
        </text:list-item>
      </text:list>
      <text:p text:style-name="Text_20_body">Если вы используете «жёсткий» вариант <text:span text:style-name="Source_20_Text">MEAS_H_collapse</text:span>:</text:p>
      <text:list text:style-name="L302">
        <text:list-item>
          <text:p text:style-name="P590">для <text:span text:style-name="Source_20_Text">+ - +</text:span> и выбора исхода <text:span text:style-name="Source_20_Text">H</text:span>:</text:p>
          <text:p text:style-name="P591"><text:span text:style-name="Source_20_Text">[L0: + | - | + ] # [L1: ? ] <text:s/>→ <text:s/>[L0: + | + | + ] # [L1: H ]</text:span></text:p>
        </text:list-item>
        <text:list-item>
          <text:p text:style-name="P590">это уже буквально отбрасывает часть микроразличий:</text:p>
          <text:list>
            <text:list-item>
              <text:p text:style-name="P592">ансамбль сужается до одной (или малочисленной) конфигурации; </text:p>
            </text:list-item>
            <text:list-item>
              <text:p text:style-name="P590">ψ_{Y→H} становится простой суммой по квазиодинаковым фазам (что даёт «классический» результат P≈1 для выбранного исхода). </text:p>
            </text:list-item>
          </text:list>
        </text:list-item>
      </text:list>
      <text:h text:style-name="Heading_20_3" text:outline-level="3">2.6.3. После измерения</text:h>
      <text:list text:style-name="L303">
        <text:list-item>
          <text:p text:style-name="P593">На уровне L1 результат измерения — фиксированная буква (<text:span text:style-name="Source_20_Text">H</text:span>,<text:span text:style-name="Source_20_Text">M</text:span>,<text:span text:style-name="Source_20_Text">L</text:span>,<text:span text:style-name="Source_20_Text">D</text:span>);</text:p>
        </text:list-item>
        <text:list-item>
          <text:p text:style-name="P593">На уровне L0:</text:p>
          <text:list>
            <text:list-item>
              <text:p text:style-name="P593">либо конфигурация сохранилась (мягкое измерение),</text:p>
            </text:list-item>
            <text:list-item>
              <text:p text:style-name="P593">либо была немного скорректирована (жёсткий коллапс),</text:p>
            </text:list-item>
            <text:list-item>
              <text:p text:style-name="P593">но все дальнейшие интерференционные эффекты с альтернативными coarse‑классами (например, <text:span text:style-name="Source_20_Text">H</text:span> vs <text:span text:style-name="Source_20_Text">M</text:span> vs <text:span text:style-name="Source_20_Text">L</text:span>) F1 будет гасить:</text:p>
              <text:list>
                <text:list-item>
                  <text:p text:style-name="P594">через phase_saturated, </text:p>
                </text:list-item>
                <text:list-item>
                  <text:p text:style-name="P593">и запрет на «тихие» переходы между классами без тега <text:span text:style-name="Source_20_Text">measurement</text:span>. </text:p>
                </text:list-item>
              </text:list>
            </text:list-item>
          </text:list>
        </text:list-item>
      </text:list>
      <text:p text:style-name="Text_20_body">Всю картину можно понимать так:</text:p>
      <text:list text:style-name="L304">
        <text:list-item>
          <text:p text:style-name="P595"><text:span text:style-name="Strong_20_Emphasis">коллапс</text:span> = переход от квантоподобной эволюции ансамбля к эффективному классическому выбору одного Yⱼ,</text:p>
        </text:list-item>
        <text:list-item>
          <text:p text:style-name="P595"><text:soft-page-break/>при этом:</text:p>
          <text:list>
            <text:list-item>
              <text:p text:style-name="P596">фундаментальный уровень RSL‑подобной динамики остаётся обратимым; </text:p>
            </text:list-item>
            <text:list-item>
              <text:p text:style-name="P595">коллапс — это изменение структуры coarse‑классов и фазы так, что представление ψ_{Y→Y'} для других Y' становится несущественным (ψ≈0 или интерференция подавлена фазовой насыщенностью). </text:p>
            </text:list-item>
          </text:list>
        </text:list-item>
      </text:list>
      <text:p text:style-name="Text_20_body">Если хотите, дальше можно:</text:p>
      <text:list text:style-name="L305">
        <text:list-item>
          <text:p text:style-name="P597">взять конкретный короткий пример:</text:p>
          <text:list>
            <text:list-item>
              <text:p text:style-name="P598">2–3 разных микросостояния L0, </text:p>
            </text:list-item>
            <text:list-item>
              <text:p text:style-name="P598">один измерительный блок (допустим, блок длиной 3 в середине), </text:p>
            </text:list-item>
            <text:list-item>
              <text:p text:style-name="P598">показать: </text:p>
              <text:list>
                <text:list-item>
                  <text:p text:style-name="P598">как F1 допускает применение MEAS‑правил, </text:p>
                </text:list-item>
                <text:list-item>
                  <text:p text:style-name="P598">как выглядит до/после измерения ансамбль {S_k} и ψ, </text:p>
                </text:list-item>
                <text:list-item>
                  <text:p text:style-name="P598">и как это можно уже начать интерпретировать как примитивную «процедуру измерения» в вашей строковой RSL‑модели; </text:p>
                </text:list-item>
              </text:list>
            </text:list-item>
          </text:list>
        </text:list-item>
        <text:list-item>
          <text:p text:style-name="P597">или перейти к расширению алфавита L0/L1 (ввод «зарядов»/типов Ω‑циклов) и посмотреть, как измерения могут быть селективными по типу частицы/поля.</text:p>
        </text:list-item>
      </text:list>
      <text:p text:style-name="Text_20_body">Ниже задам конструкцию, которая позволяет идти от вашего строкового RSL‑подобного мира к постановке конкретного вопроса вида:</text:p>
      <text:p text:style-name="Quotations">какие <text:span text:style-name="Strong_20_Emphasis">необходимые и достаточные</text:span> условия на локальные строковые правила (и их Ω‑циклы, симметрии, coarse‑структуру) обеспечивают появление «1D‑аналога Стандартной модели»?</text:p>
      <text:p text:style-name="Text_20_body">Сделаю это в несколько уровней:</text:p>
      <text:list text:style-name="L306">
        <text:list-item>
          <text:p text:style-name="P599">Что вообще значит «1D‑аналог Стандартной модели» в духе RSL. </text:p>
        </text:list-item>
        <text:list-item>
          <text:p text:style-name="P599">Необходимые условия (минимум, без которого говорить о SM‑подобной структуре бессмысленно). </text:p>
        </text:list-item>
        <text:list-item>
          <text:p text:style-name="P599">Достаточные условия в виде программируемого набора символьных свойств. </text:p>
        </text:list-item>
        <text:list-item>
          <text:p text:style-name="P599">Как это переложить на ваши строки, Ω‑циклы и самоприменимый функтор. </text:p>
        </text:list-item>
        <text:list-item>
          <text:p text:style-name="P600">Как готовиться к топологическому анализу (фундаментальная группа, классы эквивалентности частиц и взаимодействий). </text:p>
        </text:list-item>
      </text:list>
      <text:h text:style-name="Heading_20_2" text:outline-level="2">1. Что считать «1D‑аналогом Стандартной модели» в RSL/строковом подходе</text:h>
      <text:p text:style-name="Text_20_body">Из RSL ясно: частицы — это устойчивые <text:span text:style-name="Strong_20_Emphasis">симметрийные аномалии</text:span>, Ω‑циклы локальных инволюций на решётке; поля и взаимодействия — это <text:span text:style-name="Strong_20_Emphasis">распределение и транспорт информационной напряжённости</text:span>, сопряжённые с эмергентной геометрией и capacity.<text:a xlink:type="simple" xlink:href="https://app.giz.ai/files/kLrmXuEItSfwbnIgD9OAz" text:style-name="Internet_20_link" text:visited-style-name="Visited_20_Internet_20_Link">(01_Symmetry_Anomalies_and_Reversible_Lattice_v109.pdf)</text:a></text:p>
      <text:p text:style-name="Text_20_body">Стандартная модель в 3+1D — это (очень грубо):</text:p>
      <text:list text:style-name="L307">
        <text:list-item>
          <text:p text:style-name="P601">Набор <text:span text:style-name="Strong_20_Emphasis">фермионных</text:span> полей: кварки (3 цвета, 2 типа слабых изоспинов, поколения), лептоны. </text:p>
        </text:list-item>
        <text:list-item>
          <text:p text:style-name="P601">Набор <text:span text:style-name="Strong_20_Emphasis">калибровочных бозонов</text:span>: SU(3)_c, SU(2)_L, U(1)_Y. </text:p>
        </text:list-item>
        <text:list-item>
          <text:p text:style-name="P601"><text:soft-page-break/>Механизм <text:span text:style-name="Strong_20_Emphasis">спонтанного нарушения симметрии</text:span> (Хиггс), задающий массы и структуры смешивания. </text:p>
        </text:list-item>
        <text:list-item>
          <text:p text:style-name="P602">Статистика: <text:span text:style-name="Strong_20_Emphasis">фермионы</text:span> с исключением (Pauli), <text:span text:style-name="Strong_20_Emphasis">бозоны</text:span> с возможностью макроскопического заселения. </text:p>
        </text:list-item>
      </text:list>
      <text:p text:style-name="Text_20_body">В 1D аналоге на строках мы не повторим всю группо‑теорию, но можем задать:</text:p>
      <text:list text:style-name="L308">
        <text:list-item>
          <text:p text:style-name="P603">Набор <text:span text:style-name="Strong_20_Emphasis">типов Ω‑циклов</text:span>, которые будут играть роли:</text:p>
          <text:list>
            <text:list-item>
              <text:p text:style-name="P604">«кварк‑подобных» (анализируются по топологическим «цветовым» индексам), </text:p>
            </text:list-item>
            <text:list-item>
              <text:p text:style-name="P604">«лептон‑подобных» (без некоторого класса индексов/зарядов), </text:p>
            </text:list-item>
            <text:list-item>
              <text:p text:style-name="P604">«калибровочных возбуждений» (распространяющиеся дефекты/изменения поля). </text:p>
            </text:list-item>
          </text:list>
        </text:list-item>
        <text:list-item>
          <text:p text:style-name="P603"><text:span text:style-name="Strong_20_Emphasis">Инварианты</text:span>, которые играют роли зарядов:</text:p>
          <text:list>
            <text:list-item>
              <text:p text:style-name="P604">строковые топологические инварианты (фундаментальная группа набора Ω‑циклов и их «стыков»), </text:p>
            </text:list-item>
            <text:list-item>
              <text:p text:style-name="P604">консервационные законы, вытекающие из этих инвариантов. </text:p>
            </text:list-item>
          </text:list>
        </text:list-item>
        <text:list-item>
          <text:p text:style-name="P603">Статистику:</text:p>
          <text:list>
            <text:list-item>
              <text:p text:style-name="P604">Ω‑циклы одного типа, которые не могут занимать «тот же самый» локальный класс ячеек (фермионное поведение), </text:p>
            </text:list-item>
            <text:list-item>
              <text:p text:style-name="P604">Ω‑циклы, допускающие наложение/коалесценцию (бозоноподобные). </text:p>
            </text:list-item>
          </text:list>
        </text:list-item>
        <text:list-item>
          <text:p text:style-name="P603">Эффективное «поле»:</text:p>
          <text:list>
            <text:list-item>
              <text:p text:style-name="P604">распределение coarse‑параметров (L1: H/M/L/D и т.п.), </text:p>
            </text:list-item>
            <text:list-item>
              <text:p text:style-name="P603">правила, по которым меандры этого coarse‑поля взаимодействуют с Ω‑циклами (аналог калибровочных взаимодействий). </text:p>
            </text:list-item>
          </text:list>
        </text:list-item>
      </text:list>
      <text:p text:style-name="Text_20_body">Пока мы говорим о <text:span text:style-name="Strong_20_Emphasis">качественном аналоге</text:span>, а не об исчерпывающем воспроизведении SU(3)×SU(2)×U(1).</text:p>
      <text:h text:style-name="Heading_20_2" text:outline-level="2">2. Необходимые условия появления SM‑подобной структуры (в 1D/RSL‑формализме)</text:h>
      <text:p text:style-name="Text_20_body">Сформулирую набор свойств, без которых 1D‑SM‑подобный мир невозможен в принципе. Это будут <text:span text:style-name="Strong_20_Emphasis">необходимые</text:span> условия для ваших строк/правил.</text:p>
      <text:h text:style-name="Heading_20_3" text:outline-level="3">2.1. Наличие устойчивых Ω‑циклов разных типов</text:h>
      <text:p text:style-name="Text_20_body">Из RSL (10.6.1): полная классификация топологических аномалий ещё не завершена, но ясно, что:</text:p>
      <text:list text:style-name="L309">
        <text:list-item>
          <text:p text:style-name="P605"><text:span text:style-name="Strong_20_Emphasis">«виды частиц» ↔ разные топологические классы аномалий</text:span>, различающиеся: </text:p>
          <text:list>
            <text:list-item>
              <text:p text:style-name="P605">типом локальной симметрии, нарушенной в центре аномалии, </text:p>
            </text:list-item>
            <text:list-item>
              <text:p text:style-name="P605">внутренними частотами, фазовыми циклами, </text:p>
            </text:list-item>
            <text:list-item>
              <text:p text:style-name="P606">устойчивостью под coarse‑грублением.<text:a xlink:type="simple" xlink:href="https://app.giz.ai/files/kLrmXuEItSfwbnIgD9OAz" text:style-name="Internet_20_link" text:visited-style-name="Visited_20_Internet_20_Link">(01_Symmetry_Anomalies_and_Reversible_Lattice_v109.pdf)</text:a> </text:p>
            </text:list-item>
          </text:list>
        </text:list-item>
      </text:list>
      <text:p text:style-name="Text_20_body">В строковой модели это значит:</text:p>
      <text:list text:style-name="L310">
        <text:list-item>
          <text:p text:style-name="P607"><text:soft-page-break/>Должны существовать <text:span text:style-name="Strong_20_Emphasis">по крайней мере три дискретно отличимых семейства</text:span> Ω‑циклов: </text:p>
          <text:list>
            <text:list-item>
              <text:p text:style-name="P607">«цветные» (аналог кварков) — их топологический индекс не может быть нейтрализован одиночным объектом; изолированно — не наблюдаемы (аналог конфайнмента). </text:p>
            </text:list-item>
            <text:list-item>
              <text:p text:style-name="P607">«бесцветные локализованные» (аналог лептонов) — сами по себе топологически завершённые. </text:p>
            </text:list-item>
            <text:list-item>
              <text:p text:style-name="P608">«волновые/калибровочные» (аналог W/Z, глюонов, фотонов) — дефекты, которые лучше описываются как модуляции поля, а не как строго локальные Ω‑циклы. </text:p>
            </text:list-item>
          </text:list>
        </text:list-item>
      </text:list>
      <text:p text:style-name="Text_20_body">Необходимое условие: <text:span text:style-name="Strong_20_Emphasis">множество правил</text:span> (Ω‑циклов) должно порождать как минимум три топологически отличимых класса траекторий (циклов автомата), различимых через выбранные вами топологические инварианты строк.</text:p>
      <text:h text:style-name="Heading_20_3" text:outline-level="3">2.2. Консервационные законы, вытекающие из симметрий</text:h>
      <text:p text:style-name="Text_20_body">SM строится на калибровочных симметриях. В RSL:</text:p>
      <text:list text:style-name="L311">
        <text:list-item>
          <text:p text:style-name="P609">gauge‑подобное поведение = <text:span text:style-name="Strong_20_Emphasis">перераспределение tension</text:span> вдоль конфигурационного пространства и топологическая структура многомасштабной динамики.<text:a xlink:type="simple" xlink:href="https://app.giz.ai/files/kLrmXuEItSfwbnIgD9OAz" text:style-name="Internet_20_link" text:visited-style-name="Visited_20_Internet_20_Link">(01_Symmetry_Anomalies_and_Reversible_Lattice_v109.pdf)</text:a> </text:p>
        </text:list-item>
      </text:list>
      <text:p text:style-name="Text_20_body">Необходимое условие:</text:p>
      <text:list text:style-name="L312">
        <text:list-item>
          <text:p text:style-name="P610">Должны существовать <text:span text:style-name="Strong_20_Emphasis">строковые симметрийные преобразования</text:span>, при которых: </text:p>
          <text:list>
            <text:list-item>
              <text:p text:style-name="P610">локальные паттерны L0 меняются, </text:p>
            </text:list-item>
            <text:list-item>
              <text:p text:style-name="P610">но определённые <text:span text:style-name="Strong_20_Emphasis">инварианты</text:span> (коды в L1/L2, или топологические коды Ω/Λ) <text:span text:style-name="Strong_20_Emphasis">остаются неизменными</text:span>; </text:p>
            </text:list-item>
          </text:list>
        </text:list-item>
        <text:list-item>
          <text:p text:style-name="P610">эти инварианты играют роль «зарядов» и должны: </text:p>
          <text:list>
            <text:list-item>
              <text:p text:style-name="P611">сохраняться во всех допустимых локальных правилах эволюции (кроме «явно нарушающих» правил, если вы хотите смоделировать, скажем, аномалии/нарушения симметрии). </text:p>
            </text:list-item>
          </text:list>
        </text:list-item>
      </text:list>
      <text:p text:style-name="Text_20_body">Без такого набора консерваций нельзя говорить о SM‑подобной структуре (где есть электрический заряд, цветовой заряд и т.п.).</text:p>
      <text:h text:style-name="Heading_20_3" text:outline-level="3">2.3. Разделение «вещество / поле / геометрия»</text:h>
      <text:p text:style-name="Text_20_body">RSL подчёркивает: поле φ(R), аномалии и геометрия — три взаимосвязанных, но отличимых уровня:</text:p>
      <text:list text:style-name="L313">
        <text:list-item>
          <text:p text:style-name="P612">φ — coarse‑параметр симметрийной структуры; </text:p>
        </text:list-item>
        <text:list-item>
          <text:p text:style-name="P612">аномалии — топологические дефекты в φ и отношении локальных симметрий; </text:p>
        </text:list-item>
        <text:list-item>
          <text:p text:style-name="P613">capacity R(x,t) — задаёт эффективную геометрию и горизонты.<text:a xlink:type="simple" xlink:href="https://app.giz.ai/files/kLrmXuEItSfwbnIgD9OAz" text:style-name="Internet_20_link" text:visited-style-name="Visited_20_Internet_20_Link">(01_Symmetry_Anomalies_and_Reversible_Lattice_v109.pdf)</text:a> </text:p>
        </text:list-item>
      </text:list>
      <text:p text:style-name="Text_20_body">Необходимое условие в строковой модели:</text:p>
      <text:list text:style-name="L314">
        <text:list-item>
          <text:p text:style-name="P614">Должен быть <text:span text:style-name="Strong_20_Emphasis">хотя бы один отдельный слой Lk (кроме L0)</text:span>, который: </text:p>
          <text:list>
            <text:list-item>
              <text:p text:style-name="P614">подчиняется своим coarse‑правилам (Π и обратные); </text:p>
            </text:list-item>
            <text:list-item>
              <text:p text:style-name="P614">влияет на допустимость/стоимость Ω‑циклов (через tension/capacity); </text:p>
            </text:list-item>
            <text:list-item>
              <text:p text:style-name="P615"><text:soft-page-break/>но не сводится тривиально к локальному содержимому L0. </text:p>
            </text:list-item>
          </text:list>
        </text:list-item>
      </text:list>
      <text:p text:style-name="Text_20_body">Иначе всё сведётся к чистому спин‑газу, а не к «вещества + поля + геометрии».</text:p>
      <text:h text:style-name="Heading_20_3" text:outline-level="3">2.4. Фермионная / бозонная статистика</text:h>
      <text:p text:style-name="Text_20_body">Из RSL (10.6.3): пока не полностью проработано, как именно возникает антисимметрия и фермионная статистика, но:</text:p>
      <text:list text:style-name="L315">
        <text:list-item>
          <text:p text:style-name="P616">ожидается, что <text:span text:style-name="Strong_20_Emphasis">топологическое исключение и структура Ω‑циклов</text:span> отвечают за Pauli‑подобные ограничения.<text:a xlink:type="simple" xlink:href="https://app.giz.ai/files/kLrmXuEItSfwbnIgD9OAz" text:style-name="Internet_20_link" text:visited-style-name="Visited_20_Internet_20_Link">(01_Symmetry_Anomalies_and_Reversible_Lattice_v109.pdf)</text:a> </text:p>
        </text:list-item>
      </text:list>
      <text:p text:style-name="Text_20_body">В 1D‑строковом мире:</text:p>
      <text:list text:style-name="L316">
        <text:list-item>
          <text:p text:style-name="P617">Необходимо задать: </text:p>
          <text:list>
            <text:list-item>
              <text:p text:style-name="P617">тип Ω‑циклов, которые <text:span text:style-name="Strong_20_Emphasis">не могут</text:span> присутствовать в одной и той же локальной области (аналог «двух фермионов в одном состоянии»), </text:p>
            </text:list-item>
            <text:list-item>
              <text:p text:style-name="P618">тип Ω‑циклов, которые <text:span text:style-name="Strong_20_Emphasis">могут</text:span> слагаться в одну структуру (аналог бозонов). </text:p>
            </text:list-item>
          </text:list>
        </text:list-item>
      </text:list>
      <text:p text:style-name="Text_20_body">Не обязательно делать это сразу строго в терминах антисимметричных волновых функций — достаточно иметь <text:span text:style-name="Strong_20_Emphasis">правила запрета определённых локальных конфигураций</text:span> (например, два одинаковых Ω‑маркировки в слишком близких позициях).</text:p>
      <text:h text:style-name="Heading_20_2" text:outline-level="2">3. Достаточные условия: как «запрограммировать» 1D‑SM‑подобный мир на строках</text:h>
      <text:p text:style-name="Text_20_body">Теперь сформулируем более плотный набор <text:span text:style-name="Strong_20_Emphasis">достаточных</text:span> условий — то есть программу: если все они выполняются вашим самоприменимым функтором и фильтрами F1/F2, вы гарантированно получите нечто, обладающее всеми ключевыми чертами SM‑подобной модели (в 1D).</text:p>
      <text:p text:style-name="Text_20_body">Я разделю на 6 блоков:</text:p>
      <text:list text:style-name="L317">
        <text:list-item>
          <text:p text:style-name="P619">Минимальный «зоопарк частиц» (типы Ω‑циклов). </text:p>
        </text:list-item>
        <text:list-item>
          <text:p text:style-name="P619">Заряды и калибровочные симметрии. </text:p>
        </text:list-item>
        <text:list-item>
          <text:p text:style-name="P619">Массы, «слабые» и «сильные» взаимодействия. </text:p>
        </text:list-item>
        <text:list-item>
          <text:p text:style-name="P619">Фермионная/бозонная статистика. </text:p>
        </text:list-item>
        <text:list-item>
          <text:p text:style-name="P619">Механизм «хиггсовской» фиксации параметров. </text:p>
        </text:list-item>
        <text:list-item>
          <text:p text:style-name="P620">Набор мета‑ограничений на самоприменимый функтор F. </text:p>
        </text:list-item>
      </text:list>
      <text:h text:style-name="Heading_20_3" text:outline-level="3">3.1. Блок 1: зоопарк Ω‑циклов</text:h>
      <text:p text:style-name="Text_20_body">Достаточное условие:</text:p>
      <text:list text:style-name="L318">
        <text:list-item>
          <text:p text:style-name="P621">Множество строковых Ω‑циклов в вашей системе (циклы правил с тегом <text:span text:style-name="Source_20_Text">[Ω]</text:span>) можно разбить на подмножества:</text:p>
          <text:list>
            <text:list-item>
              <text:p text:style-name="P621"><text:span text:style-name="Strong_20_Emphasis">Q‑циклы</text:span> (quark‑подобные):</text:p>
              <text:list>
                <text:list-item>
                  <text:p text:style-name="P622">обладают неустранимым топологическим индексом <text:span text:style-name="Source_20_Text">c ∈ Z₃</text:span> (цвет), </text:p>
                </text:list-item>
                <text:list-item>
                  <text:p text:style-name="P622"><text:soft-page-break/>одиночный Q‑цикл не может быть окружён нейтральной средой без «хвоста» — аналог конфайнмента; </text:p>
                </text:list-item>
                <text:list-item>
                  <text:p text:style-name="P622">только комбинации, где сумма индексов по mod 3 = 0, дают глобально нейтральный объект (аналог трикварков / мезонов). </text:p>
                </text:list-item>
              </text:list>
            </text:list-item>
            <text:list-item>
              <text:p text:style-name="P621"><text:span text:style-name="Strong_20_Emphasis">L‑циклы</text:span> (lepton‑подобные):</text:p>
              <text:list>
                <text:list-item>
                  <text:p text:style-name="P622">топологически замкнуты (индекс = 0 в цветовой группе), </text:p>
                </text:list-item>
                <text:list-item>
                  <text:p text:style-name="P622">существуют изолированно, без необходимости экранирования. </text:p>
                </text:list-item>
              </text:list>
            </text:list-item>
            <text:list-item>
              <text:p text:style-name="P621"><text:span text:style-name="Strong_20_Emphasis">G‑циклы / G‑волны</text:span> (gauge‑подобные):</text:p>
              <text:list>
                <text:list-item>
                  <text:p text:style-name="P622">циклы/волновые паттерны, которые: </text:p>
                  <text:list>
                    <text:list-item>
                      <text:p text:style-name="P622">распространяются по L0 с малым изменением L1; </text:p>
                    </text:list-item>
                    <text:list-item>
                      <text:p text:style-name="P621">их параметры (например, фаза или подтип) соответствуют различным «калибровочным» перенастройкам напряжённости.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Конструктивно это можно оформить как требования к <text:span text:style-name="Strong_20_Emphasis">фундаментальной группе пространств траекторий строк</text:span> (или к гомотопии орбит автомата). В практическом же прототипе достаточно:</text:p>
      <text:list text:style-name="L319">
        <text:list-item>
          <text:p text:style-name="P623">явно ввести теги/символьные коды, маркирующие разные Ω‑циклы; </text:p>
        </text:list-item>
        <text:list-item>
          <text:p text:style-name="P624">задать таблицу разрешённых/запрещённых комбинаций в локальных конфигурациях. </text:p>
        </text:list-item>
      </text:list>
      <text:h text:style-name="Heading_20_3" text:outline-level="3">3.2. Блок 2: заряды и калибровочные симметрии</text:h>
      <text:p text:style-name="Text_20_body">Достаточное условие: можно ввести <text:span text:style-name="Strong_20_Emphasis">по крайней мере два вида зарядов</text:span>:</text:p>
      <text:list text:style-name="L320">
        <text:list-item>
          <text:p text:style-name="P625">«Цветовой» заряд:</text:p>
          <text:list>
            <text:list-item>
              <text:p text:style-name="P626">дискретный индекс <text:span text:style-name="Source_20_Text">c ∈ {0,1,2}</text:span> (или больше — но начнём с <text:span text:style-name="Source_20_Text">Z₃</text:span>); </text:p>
            </text:list-item>
            <text:list-item>
              <text:p text:style-name="P626">ассоциирован с типом Ω‑цикла; </text:p>
            </text:list-item>
            <text:list-item>
              <text:p text:style-name="P626">соблюдается строгий закон сохранения <text:span text:style-name="Source_20_Text">∑ c mod 3 = const</text:span> при любых локальных взаимодействиях. </text:p>
            </text:list-item>
          </text:list>
        </text:list-item>
        <text:list-item>
          <text:p text:style-name="P625">«Электрический»/U(1)‑подобный заряд:</text:p>
          <text:list>
            <text:list-item>
              <text:p text:style-name="P626">целое или рациональное число q, инвариант при локальных симметрийных преобразованиях; </text:p>
            </text:list-item>
            <text:list-item>
              <text:p text:style-name="P625">связывает разные типы Ω‑циклов (Q, L) — аналог гиперзаряда/заряда лептонов и кварков. </text:p>
            </text:list-item>
          </text:list>
        </text:list-item>
      </text:list>
      <text:p text:style-name="Text_20_body">Практически:</text:p>
      <text:list text:style-name="L321">
        <text:list-item>
          <text:p text:style-name="P627">каждому Ω‑циклу сопоставляется <text:span text:style-name="Strong_20_Emphasis">пара (c,q)</text:span>;</text:p>
        </text:list-item>
        <text:list-item>
          <text:p text:style-name="P627">ваши строковые правила эволюции (Ω‑циклы, рассеяния, слияния) <text:span text:style-name="Strong_20_Emphasis">должны</text:span> удовлетворять:</text:p>
          <text:list>
            <text:list-item>
              <text:p text:style-name="P628"><text:span text:style-name="Source_20_Text">Σ_before c = Σ_after c (mod 3)</text:span>, </text:p>
            </text:list-item>
            <text:list-item>
              <text:p text:style-name="P628"><text:span text:style-name="Source_20_Text">Σ_before q = Σ_after q</text:span>, </text:p>
            </text:list-item>
          </text:list>
        </text:list-item>
        <text:list-item>
          <text:p text:style-name="P627">а ваш самоприменимый функтор F при порождении новых правил обязан <text:span text:style-name="Strong_20_Emphasis">проверять инвариантность по этим индексам</text:span> (иначе правило не попадает в физически допустимый класс).</text:p>
        </text:list-item>
      </text:list>
      <text:h text:style-name="Heading_20_3" text:outline-level="3"><text:soft-page-break/>3.3. Блок 3: массы и взаимодействия</text:h>
      <text:p text:style-name="Text_20_body">В RSL масса и взаимодействия связаны с:</text:p>
      <text:list text:style-name="L322">
        <text:list-item>
          <text:p text:style-name="P629"><text:span text:style-name="Strong_20_Emphasis">внутренней частотой Ω‑цикла</text:span>; </text:p>
        </text:list-item>
        <text:list-item>
          <text:p text:style-name="P630">локальной напряжённостью и capacity: массивный объект «тянет» на себя ресурс и искажает геометрию.<text:a xlink:type="simple" xlink:href="https://app.giz.ai/files/kLrmXuEItSfwbnIgD9OAz" text:style-name="Internet_20_link" text:visited-style-name="Visited_20_Internet_20_Link">(01_Symmetry_Anomalies_and_Reversible_Lattice_v109.pdf)</text:a> </text:p>
        </text:list-item>
      </text:list>
      <text:p text:style-name="Text_20_body">Достаточное условие для 1D‑SM‑подобной модели:</text:p>
      <text:list text:style-name="L323">
        <text:list-item>
          <text:p text:style-name="P631">Каждому Ω‑циклу (частице) приписано: </text:p>
          <text:list>
            <text:list-item>
              <text:p text:style-name="P631"><text:span text:style-name="Strong_20_Emphasis">внутреннее периодическое паттерн‑время</text:span> <text:span text:style-name="Source_20_Text">T_int</text:span> (сколько микрошагов длина цикла), </text:p>
            </text:list-item>
            <text:list-item>
              <text:p text:style-name="P631"><text:span text:style-name="Strong_20_Emphasis">энергетический/напряжённый функционал H_local</text:span> (например, число +/− границ в паттерне). </text:p>
            </text:list-item>
          </text:list>
        </text:list-item>
        <text:list-item>
          <text:p text:style-name="P631">Из этих величин через coarse‑проекцию определяется «масса»: </text:p>
          <text:list>
            <text:list-item>
              <text:p text:style-name="P631"><text:span text:style-name="Source_20_Text">m ~ α * (H_local / T_int)</text:span> — калибруется при построении модели. </text:p>
            </text:list-item>
          </text:list>
        </text:list-item>
        <text:list-item>
          <text:p text:style-name="P631">Взаимодействие между Ω‑циклами реализуется как: </text:p>
          <text:list>
            <text:list-item>
              <text:p text:style-name="P631">локальное слияние/рассеяние Ω‑паттернов, </text:p>
            </text:list-item>
            <text:list-item>
              <text:p text:style-name="P632">сопровождающееся изменением coarse‑поля L1 (напряжённость) в соответствии с аналогом лагранжиана поля. </text:p>
            </text:list-item>
          </text:list>
        </text:list-item>
      </text:list>
      <text:p text:style-name="Text_20_body">То есть достаточно задать <text:span text:style-name="Strong_20_Emphasis">таблицу локальных правил взаимодействий</text:span> Ω‑циклов (аналог вершин Фейнмана), которые:</text:p>
      <text:list text:style-name="L324">
        <text:list-item>
          <text:p text:style-name="P633">уважают сохранение зарядов (п. 3.2), </text:p>
        </text:list-item>
        <text:list-item>
          <text:p text:style-name="P633">изменяют локальную напряжённость/поле предсказуемо, </text:p>
        </text:list-item>
        <text:list-item>
          <text:p text:style-name="P634">порождают дисперсионные соотношения, близкие к релятивистским в 1D (это можно исследовать численно). </text:p>
        </text:list-item>
      </text:list>
      <text:h text:style-name="Heading_20_3" text:outline-level="3">3.4. Блок 4: статистика</text:h>
      <text:p text:style-name="Text_20_body">Достаточное условие для фермионоподобной статистики:</text:p>
      <text:list text:style-name="L325">
        <text:list-item>
          <text:p text:style-name="P635">Для некоторого подмножества Ω‑циклов (F‑тип) заданы <text:span text:style-name="Strong_20_Emphasis">жёсткие ограничения на совместное присутствие</text:span>:</text:p>
          <text:list>
            <text:list-item>
              <text:p text:style-name="P636">например, не более одного F‑цикла данного вида на отрезке L0 длины L_exclusion, </text:p>
            </text:list-item>
            <text:list-item>
              <text:p text:style-name="P635">или более топологически изящно: некоторый инвариант конфигурации становится недопустимым (не существует разрешённых перестановок без разрыва локальных правил), если попытаться разместить два одинаковых F‑цикла «слишком близко». </text:p>
            </text:list-item>
          </text:list>
        </text:list-item>
      </text:list>
      <text:p text:style-name="Text_20_body">Для бозоноподобных (B‑тип):</text:p>
      <text:list text:style-name="L326">
        <text:list-item>
          <text:p text:style-name="P637">таких ограничений нет; </text:p>
        </text:list-item>
        <text:list-item>
          <text:p text:style-name="P638">возможно, при «слиянии» нескольких B‑циклов в одном регионе напряжённость/фаза складываются (аналог «конденсации»). </text:p>
        </text:list-item>
      </text:list>
      <text:p text:style-name="Text_20_body">Формализуем это как:</text:p>
      <text:list text:style-name="L327">
        <text:list-item>
          <text:p text:style-name="P639">Набор <text:span text:style-name="Strong_20_Emphasis">запрещающих правил</text:span>:</text:p>
          <text:p text:style-name="P640"><text:soft-page-break/><text:span text:style-name="Source_20_Text">rule FORBID_FF [forbid]:</text:span></text:p>
          <text:p text:style-name="P641"><text:span text:style-name="Source_20_Text"><text:s text:c="2"/>"&lt;локальный паттерн двух одинаковых F-циклов слишком рядом&gt;" -&gt; &lt;ERROR or no-apply&gt;</text:span></text:p>
        </text:list-item>
        <text:list-item>
          <text:p text:style-name="P639">F1/F2 мета‑слой интерпретирует наличие таких паттернов как «невозможные состояния» и не допускает правил эволюции, которые бы их порождали.</text:p>
        </text:list-item>
      </text:list>
      <text:h text:style-name="Heading_20_3" text:outline-level="3">3.5. Блок 5: «Хиггсовский» механизм — фиксация фундаментальных констант</text:h>
      <text:p text:style-name="Text_20_body">В SM массы и константы связаны с вакуумным ожиданием поля (Хиггс).<text:line-break/>В RSL есть более общая идея:</text:p>
      <text:list text:style-name="L328">
        <text:list-item>
          <text:p text:style-name="P642">глобальные распределения capacity и tension образуют <text:span text:style-name="Strong_20_Emphasis">аттракторы</text:span>, фиксирующие крупномасштабные параметры (эффективные скорости, массы, coupling‑и).<text:a xlink:type="simple" xlink:href="https://app.giz.ai/files/kLrmXuEItSfwbnIgD9OAz" text:style-name="Internet_20_link" text:visited-style-name="Visited_20_Internet_20_Link">(01_Symmetry_Anomalies_and_Reversible_Lattice_v109.pdf)</text:a> </text:p>
        </text:list-item>
      </text:list>
      <text:p text:style-name="Text_20_body">В строковом 1D‑мире достаточное условие:</text:p>
      <text:list text:style-name="L329">
        <text:list-item>
          <text:p text:style-name="P643">На уровне L2 (или L1, если вы пока используете один coarse‑слой) есть <text:span text:style-name="Strong_20_Emphasis">полевой паттерн HIGGS(x)</text:span>, такой что:</text:p>
          <text:list>
            <text:list-item>
              <text:p text:style-name="P643">при его присутствии определённые типы Ω‑циклов (например, некоторые Q или L) получают ненулевую «массу» (их H_local/T_int меняется, или они перестают быть локально массless в смысле дисперсии),</text:p>
            </text:list-item>
            <text:list-item>
              <text:p text:style-name="P643">его глобальная структура (например, доминантное значение <text:span text:style-name="Source_20_Text">HIGGS = H0</text:span> по всей строке) стабильна под динамикой,</text:p>
            </text:list-item>
            <text:list-item>
              <text:p text:style-name="P643">самоприменимый функтор F подстраивает свои новые правила так, чтобы:</text:p>
              <text:list>
                <text:list-item>
                  <text:p text:style-name="P644">не разрушать этот конденсат, </text:p>
                </text:list-item>
                <text:list-item>
                  <text:p text:style-name="P643">но допускать локальные флуктуации (аналог возбуждений хиггсовского поля и дефектов). </text:p>
                </text:list-item>
              </text:list>
            </text:list-item>
          </text:list>
        </text:list-item>
      </text:list>
      <text:p text:style-name="Text_20_body">Простая реализация:</text:p>
      <text:list text:style-name="L330">
        <text:list-item>
          <text:p text:style-name="P645">Вводим в L1 или L2 специальный символ (или комбинацию символов), обозначающий HIGGS‑фон.</text:p>
        </text:list-item>
        <text:list-item>
          <text:p text:style-name="P645">Определяем:</text:p>
          <text:list>
            <text:list-item>
              <text:p text:style-name="P646"><text:span text:style-name="Source_20_Text">mass(Ω-type) = base_mass + β * f(HIGGS-local-value)</text:span>, </text:p>
            </text:list-item>
            <text:list-item>
              <text:p text:style-name="P645">и/или разрешённость тех или иных Ω‑циклов зависит от локального значения поля. </text:p>
            </text:list-item>
          </text:list>
        </text:list-item>
      </text:list>
      <text:h text:style-name="Heading_20_3" text:outline-level="3">3.6. Блок 6: мета‑ограничения на самоприменимый функтор F</text:h>
      <text:p text:style-name="Text_20_body">Наконец, достаточное условие на уровне F:</text:p>
      <text:list text:style-name="L331">
        <text:list-item>
          <text:p text:style-name="P647">F (самоприменимый функтор) при генерации/изменении правил должен:</text:p>
          <text:list>
            <text:list-item>
              <text:p text:style-name="P648"><text:span text:style-name="Strong_20_Emphasis">Сохранять набор Ω‑типов</text:span> и их классификацию (Q/L/G, F/B типы). </text:p>
            </text:list-item>
            <text:list-item>
              <text:p text:style-name="P648">Сохранять систему зарядов (цветовой, U(1)‑подобный и, возможно, ещё один слабый). </text:p>
            </text:list-item>
            <text:list-item>
              <text:p text:style-name="P648"><text:soft-page-break/>Сохранять / лишь плавно деформировать таблицу взаимодействий (аналог renormalization flow). </text:p>
            </text:list-item>
            <text:list-item>
              <text:p text:style-name="P648">Не разрушать глобальный HIGGS‑фон (кроме редких флуктуаций). </text:p>
            </text:list-item>
            <text:list-item>
              <text:p text:style-name="P647">Соблюдать ограничения F1 по локальности, инволюционности и coarse‑грублению. </text:p>
            </text:list-item>
          </text:list>
        </text:list-item>
      </text:list>
      <text:p text:style-name="Text_20_body">То есть F действует не как произвольный генератор сбивчивых «законов», а как <text:span text:style-name="Strong_20_Emphasis">ренормгрупповый функтор</text:span>:</text:p>
      <text:list text:style-name="L332">
        <text:list-item>
          <text:p text:style-name="P649">изменяет численные параметры (фазы, относительные вероятности, «массы»), </text:p>
        </text:list-item>
        <text:list-item>
          <text:p text:style-name="P650">но <text:span text:style-name="Strong_20_Emphasis">сохраняет структуру симметрий и топологических классов</text:span>. </text:p>
        </text:list-item>
      </text:list>
      <text:h text:style-name="Heading_20_2" text:outline-level="2">4. Как это переложить на ваши текущие строковые конструкции</text:h>
      <text:p text:style-name="Text_20_body">С учётом уже введённых:</text:p>
      <text:list text:style-name="L333">
        <text:list-item>
          <text:p text:style-name="P651">формат <text:span text:style-name="Source_20_Text">[L0: ... ] # [L1: ... ]</text:span>, </text:p>
        </text:list-item>
        <text:list-item>
          <text:p text:style-name="P651">правила типа <text:span text:style-name="Source_20_Text">rule NAME [tags]: PATTERN -&gt; REPLACEMENT</text:span>, </text:p>
        </text:list-item>
        <text:list-item>
          <text:p text:style-name="P652">теги <text:span text:style-name="Source_20_Text">[Ω]</text:span>, <text:span text:style-name="Source_20_Text">[measurement]</text:span>, <text:span text:style-name="Source_20_Text">[proj]</text:span>, <text:span text:style-name="Source_20_Text">[loc]</text:span>, <text:span text:style-name="Source_20_Text">[inv]</text:span>, </text:p>
        </text:list-item>
      </text:list>
      <text:p text:style-name="Text_20_body">можно сделать следующий план:</text:p>
      <text:list text:style-name="L334">
        <text:list-item>
          <text:p text:style-name="P653"><text:span text:style-name="Strong_20_Emphasis">Расширить алфавит</text:span>:</text:p>
          <text:list>
            <text:list-item>
              <text:p text:style-name="P654">В L0: </text:p>
              <text:list>
                <text:list-item>
                  <text:p text:style-name="P654">помимо <text:span text:style-name="Source_20_Text">+</text:span>/<text:span text:style-name="Source_20_Text">-</text:span> ввести маркеры типа: </text:p>
                  <text:list>
                    <text:list-item>
                      <text:p text:style-name="P654"><text:span text:style-name="Source_20_Text">q</text:span>, <text:span text:style-name="Source_20_Text">l</text:span>, <text:span text:style-name="Source_20_Text">g</text:span> — идентификаторы типов Ω‑циклов; </text:p>
                    </text:list-item>
                    <text:list-item>
                      <text:p text:style-name="P654"><text:span text:style-name="Source_20_Text">c0</text:span>, <text:span text:style-name="Source_20_Text">c1</text:span>, <text:span text:style-name="Source_20_Text">c2</text:span> — цветовые индексы; </text:p>
                    </text:list-item>
                  </text:list>
                </text:list-item>
              </text:list>
            </text:list-item>
            <text:list-item>
              <text:p text:style-name="P654">В L1/L2: </text:p>
              <text:list>
                <text:list-item>
                  <text:p text:style-name="P654">символы <text:span text:style-name="Source_20_Text">H</text:span>, <text:span text:style-name="Source_20_Text">M</text:span>, <text:span text:style-name="Source_20_Text">L</text:span>, <text:span text:style-name="Source_20_Text">D</text:span> (уже есть), </text:p>
                </text:list-item>
                <text:list-item>
                  <text:p text:style-name="P654">символ(ы) <text:span text:style-name="Source_20_Text">HIG</text:span> (фон Хиггса), </text:p>
                </text:list-item>
                <text:list-item>
                  <text:p text:style-name="P654">возможно, дополнительные коды для зарядов/потенциалов. </text:p>
                </text:list-item>
              </text:list>
            </text:list-item>
          </text:list>
        </text:list-item>
        <text:list-item>
          <text:p text:style-name="P653"><text:span text:style-name="Strong_20_Emphasis">Задать начальную библиотеку Ω‑циклов</text:span> в виде правил:</text:p>
          <text:p text:style-name="P655"><text:span text:style-name="Source_20_Text">rule Ω_Q1 [Ω,fermion,color:c1,charge:1/3,loc,inv,phase:α1]:</text:span></text:p>
          <text:p text:style-name="P655"><text:span text:style-name="Source_20_Text"><text:s text:c="2"/>"... (строковый паттерн с q,c1) ..." -&gt; "... следующий шаг того же Ω-цикла ..."</text:span></text:p>
          <text:p text:style-name="P655"/>
          <text:p text:style-name="P655"><text:span text:style-name="Source_20_Text">rule Ω_L1 [Ω,fermion,color:c0,charge:-1,loc,inv,phase:α2]:</text:span></text:p>
          <text:p text:style-name="P656"><text:span text:style-name="Source_20_Text"><text:s text:c="2"/>"... (строковый паттерн с l) ..." -&gt; "... "</text:span></text:p>
          <text:p text:style-name="P653">и т.д.</text:p>
        </text:list-item>
        <text:list-item>
          <text:p text:style-name="P653"><text:span text:style-name="Strong_20_Emphasis">Определить консервацию зарядов</text:span> мета‑правилами:</text:p>
          <text:p text:style-name="P655"><text:span text:style-name="Source_20_Text">meta-rule F_charge_conservation:</text:span></text:p>
          <text:p text:style-name="P655"><text:span text:style-name="Source_20_Text"><text:s text:c="2"/>WHEN <text:s/>rule R [tags, charges_before, charges_after]: P -&gt; Q</text:span></text:p>
          <text:p text:style-name="P655"><text:span text:style-name="Source_20_Text"><text:s text:c="8"/>and Σ(charges_before) != Σ(charges_after)</text:span></text:p>
          <text:p text:style-name="P656"><text:span text:style-name="Source_20_Text"><text:s text:c="2"/>DO <text:s text:c="3"/>deactivate-rule R</text:span></text:p>
        </text:list-item>
        <text:list-item>
          <text:p text:style-name="P653"><text:soft-page-break/><text:span text:style-name="Strong_20_Emphasis">Ввести правила взаимодействий</text:span> (аналог вершины q+g→q, l+W→ν и т.п.), задав их строковыми переписываниями и присвоив им соответствующие изменения локальной напряжённости (через L1).</text:p>
        </text:list-item>
        <text:list-item>
          <text:p text:style-name="P653"><text:span text:style-name="Strong_20_Emphasis">Определить HIGGS‑фон</text:span> в L1/L2 и зависимость свойств Ω‑циклов от него (массы, разрешённость).</text:p>
        </text:list-item>
        <text:list-item>
          <text:p text:style-name="P653">Задать F (самоприменимый функтор) как набор мета‑правил над правилами:</text:p>
          <text:list>
            <text:list-item>
              <text:p text:style-name="P654">F может: </text:p>
              <text:list>
                <text:list-item>
                  <text:p text:style-name="P654">слегка изменять <text:span text:style-name="Source_20_Text">phase:α</text:span>, <text:span text:style-name="Source_20_Text">H_local</text:span>, длины паттернов; </text:p>
                </text:list-item>
                <text:list-item>
                  <text:p text:style-name="P654">добавлять новые правила рассеяния, если они уважают все консервационные законы и симметрии; </text:p>
                </text:list-item>
              </text:list>
            </text:list-item>
            <text:list-item>
              <text:p text:style-name="P654">но F не может: </text:p>
              <text:list>
                <text:list-item>
                  <text:p text:style-name="P654">разрушать основную классификацию Ω‑циклов, </text:p>
                </text:list-item>
                <text:list-item>
                  <text:p text:style-name="P654">менять типы зарядов, </text:p>
                </text:list-item>
                <text:list-item>
                  <text:p text:style-name="P653">нарушать глобальные симметрии, за исключением строго контролируемых сценариев (аналог аномалий). </text:p>
                </text:list-item>
              </text:list>
            </text:list-item>
          </text:list>
        </text:list-item>
      </text:list>
      <text:h text:style-name="Heading_20_2" text:outline-level="2">5. Подготовка к топологическому анализу</text:h>
      <text:p text:style-name="Text_20_body">Чтобы ваши методы топологического анализа (фундаментальная группа и т.п.) заработали осмысленно:</text:p>
      <text:list text:style-name="L335">
        <text:list-item>
          <text:p text:style-name="P657">Нужно чётко определить <text:span text:style-name="Strong_20_Emphasis">пространство конфигураций</text:span>, на котором вы строите π₁:</text:p>
          <text:list>
            <text:list-item>
              <text:p text:style-name="P658">либо пространство траекторий Ω‑циклов (замкнутые орбиты автомата), </text:p>
            </text:list-item>
            <text:list-item>
              <text:p text:style-name="P658">либо конфигурации L0/L1 с эквивалентностью по локальным симметриям. </text:p>
            </text:list-item>
          </text:list>
        </text:list-item>
        <text:list-item>
          <text:p text:style-name="P657">Каждый тип Ω‑цикла должен соответствовать <text:span text:style-name="Strong_20_Emphasis">классу замкнутых путей</text:span> в этом пространстве:</text:p>
          <text:list>
            <text:list-item>
              <text:p text:style-name="P658">разные «частицы» = разные классы (не гомотопны друг другу), </text:p>
            </text:list-item>
            <text:list-item>
              <text:p text:style-name="P658">взаимодействия соответствуют <text:span text:style-name="Strong_20_Emphasis">композициям путей</text:span>. </text:p>
            </text:list-item>
          </text:list>
        </text:list-item>
        <text:list-item>
          <text:p text:style-name="P657">Заряды и симметрии можно интерпретировать как:</text:p>
          <text:list>
            <text:list-item>
              <text:p text:style-name="P658">характеры / представления фундаментальной группы, </text:p>
            </text:list-item>
            <text:list-item>
              <text:p text:style-name="P657">или классические инварианты петель (например, winding number в Z, Zₙ, произведениях групп и т.п.). </text:p>
            </text:list-item>
          </text:list>
        </text:list-item>
      </text:list>
      <text:p text:style-name="Text_20_body">С этим можно начать:</text:p>
      <text:list text:style-name="L336">
        <text:list-item>
          <text:p text:style-name="P659">сначала с очень простого прототипа: два‑три типа Ω‑циклов с Z₂ или Z₃ инвариантами, </text:p>
        </text:list-item>
        <text:list-item>
          <text:p text:style-name="P659">изучать топологию пространства строковых конфигураций/траекторий, </text:p>
        </text:list-item>
        <text:list-item>
          <text:p text:style-name="P660">затем постепенно обогащать алфавит и правила, двигаясь в сторону полноценного 1D‑SM‑подобного мира. </text:p>
        </text:list-item>
      </text:list>
      <text:p text:style-name="Text_20_body">Если хотите, дальше можно:</text:p>
      <text:list text:style-name="L337">
        <text:list-item>
          <text:p text:style-name="P661">в следующем сообщении зафиксировать <text:span text:style-name="Strong_20_Emphasis">конкретный минимальный набор Ω‑типов + зарядов + правил взаимодействия</text:span>, который уже тянет на «микро‑Стандартную модель в 1D» (с парой «кварков», одним «лептоном» и одним «калибровочным бозоном»), </text:p>
        </text:list-item>
        <text:list-item>
          <text:p text:style-name="P662"><text:soft-page-break/>и прописать это полностью в виде строковых правил / мета‑правил, чтобы можно было реализовать и начать численные эксперименты. </text:p>
        </text:list-item>
      </text:list>
      <text:p text:style-name="Text_20_body">Тогда продолжу и начну уже <text:span text:style-name="Emphasis">сшивать</text:span> ваш строковый 1D‑мир с тем, что в вырезке из RSL формализовано как:</text:p>
      <text:list text:style-name="L338">
        <text:list-item>
          <text:p text:style-name="P663">построение coarse‑поля ϕ(R), </text:p>
        </text:list-item>
        <text:list-item>
          <text:p text:style-name="P663">вывод энергии H[ϕ], </text:p>
        </text:list-item>
        <text:list-item>
          <text:p text:style-name="P663">линейный/нелинейный режим, </text:p>
        </text:list-item>
        <text:list-item>
          <text:p text:style-name="P664">Ω‑циклы как дефекты с массой и зарядом. </text:p>
        </text:list-item>
      </text:list>
      <text:p text:style-name="Text_20_body">Цель — выйти на конкретные <text:span text:style-name="Strong_20_Emphasis">условия/правила</text:span>, при которых в 1D‑строках появляется качественный аналог:</text:p>
      <text:list text:style-name="L339">
        <text:list-item>
          <text:p text:style-name="P665">поля, </text:p>
        </text:list-item>
        <text:list-item>
          <text:p text:style-name="P665">частиц, </text:p>
        </text:list-item>
        <text:list-item>
          <text:p text:style-name="P665">взаимодействий, </text:p>
        </text:list-item>
        <text:list-item>
          <text:p text:style-name="P666">и, далее, одночастичных «семейств» наподобие фермионов/бозонов. </text:p>
        </text:list-item>
      </text:list>
      <text:p text:style-name="Text_20_body">Я разобью это на несколько шагов и буду параллельно опираться на цитаты.</text:p>
      <text:h text:style-name="Heading_20_2" text:outline-level="2">1. Перенос конструкции ϕ(R) из RSL в 1D‑строковый мир</text:h>
      <text:p text:style-name="Text_20_body">В вырезке:</text:p>
      <text:p text:style-name="Quotations">A coarse-grained field ϕ(R)_i is defined by<text:line-break/>ϕ(R)_i = (C_R s)_i = (1/|B_R(i)|) ∑_{j∈B_R(i)} s_j,<text:line-break/>−1 ≤ ϕ(R)_i ≤ 1.</text:p>
      <text:p text:style-name="Text_20_body">И:</text:p>
      <text:p text:style-name="Quotations">For any adjacent sites i, j,<text:line-break/>|ϕ(R)_i − ϕ(R)_j| ≤ C/R.</text:p>
      <text:p text:style-name="Text_20_body">И:</text:p>
      <text:p text:style-name="Quotations">∥ϕ(R)(T_k S) − ϕ(R)(S)∥∞ ≤ C′/Rᵈ.</text:p>
      <text:p text:style-name="Text_20_body">Для 1D‑строки:</text:p>
      <text:list text:style-name="L340">
        <text:list-item>
          <text:p text:style-name="P667">у нас L0: <text:span text:style-name="Source_20_Text">+</text:span>/<text:span text:style-name="Source_20_Text">-</text:span> → sᵢ ∈ {+1,−1}; </text:p>
        </text:list-item>
        <text:list-item>
          <text:p text:style-name="P668">мы уже ввели грубую Π₀₁ по окнам длины 3, дающую символы H/M/L/D. </text:p>
        </text:list-item>
      </text:list>
      <text:p text:style-name="Text_20_body">Сделаем теперь <text:span text:style-name="Strong_20_Emphasis">более точное соответствие</text:span> с ϕ(R):</text:p>
      <text:h text:style-name="Heading_20_3" text:outline-level="3">1.1. Явное определение ϕ(R) на строках</text:h>
      <text:p text:style-name="Text_20_body">Пусть:</text:p>
      <text:list text:style-name="L341">
        <text:list-item>
          <text:p text:style-name="P669">строка L0:<text:line-break/><text:span text:style-name="Source_20_Text">[L0: s0 | s1 | ... | s_{N-1} ]</text:span></text:p>
        </text:list-item>
        <text:list-item>
          <text:p text:style-name="P669">выберем R (целый, радиус окна в узлах). Для узла i:</text:p>
          <text:p text:style-name="P670"><text:span text:style-name="Source_20_Text">B_R(i) = { j : |j - i| ≤ R }</text:span></text:p>
          <text:p text:style-name="P671"><text:soft-page-break/><text:span text:style-name="Source_20_Text">ϕ_R(i) = (1 / |B_R(i)|) * Σ_{j ∈ B_R(i)} s_j</text:span></text:p>
        </text:list-item>
      </text:list>
      <text:p text:style-name="Text_20_body">где s_j = +1 для <text:span text:style-name="Source_20_Text">+</text:span>, −1 для <text:span text:style-name="Source_20_Text">-</text:span>.</text:p>
      <text:p text:style-name="Text_20_body">На уровне реализации:</text:p>
      <text:list text:style-name="L342">
        <text:list-item>
          <text:p text:style-name="P672">coarse_project_ϕ(L0, R) — процедура, которая:</text:p>
          <text:list>
            <text:list-item>
              <text:p text:style-name="P673">для каждого i считает ϕ_R(i) ∈ [−1,1], </text:p>
            </text:list-item>
            <text:list-item>
              <text:p text:style-name="P672">затем квантирует ϕ_R(i) в конечный алфавит L1 (H/M/L/D или больше уровней). </text:p>
            </text:list-item>
          </text:list>
        </text:list-item>
      </text:list>
      <text:p text:style-name="Text_20_body">То, что мы сделали в Π₀₁ по блокам длины 3, — это грубое приближение ϕ_R(i) по некорректирующемуся Q_R.</text:p>
      <text:p text:style-name="Text_20_body"><text:span text:style-name="Strong_20_Emphasis">Сейчас важно другое</text:span>: RSL даёт нам строгие оценки:</text:p>
      <text:list text:style-name="L343">
        <text:list-item>
          <text:p text:style-name="P674">|ϕ(R)_i − ϕ(R)_j| ≤ C/R → гладкость в пространстве, </text:p>
        </text:list-item>
        <text:list-item>
          <text:p text:style-name="P675">изменение ϕ(R) при локальном Tᵢ ≤ C′/Rᵈ → гладкость по времени. </text:p>
        </text:list-item>
      </text:list>
      <text:p text:style-name="Text_20_body">Для нас это означает:</text:p>
      <text:p text:style-name="Quotations">Набор правил уровня 0 должен быть таким, что coarse_проекция по любому разумному R демонстрирует <text:span text:style-name="Strong_20_Emphasis">медленные</text:span> изменения ϕ_R, если R достаточно большой.</text:p>
      <text:p text:style-name="Text_20_body">Это и есть формальное требование «поле» в строковом мире.</text:p>
      <text:h text:style-name="Heading_20_2" text:outline-level="2">2. Связь между микротENSION H и энергофункционалом H[ϕ]</text:h>
      <text:p text:style-name="Text_20_body">В вырезке:</text:p>
      <text:p text:style-name="Quotations">H = J ∑_{⟨ij⟩} (1 − sᵢ sⱼ)<text:line-break/>≈ J ∑_{⟨ij⟩} (1 − ϕ(R)_i ϕ(R)_j) + O(1/R)<text:line-break/>→ ∫ (½ κ |∇ϕ|² + V(ϕ)) dx.</text:p>
      <text:p text:style-name="Text_20_body">В 1D:</text:p>
      <text:list text:style-name="L344">
        <text:list-item>
          <text:p text:style-name="P676">ϕ = ϕ(x), x ∈ R¹, </text:p>
        </text:list-item>
        <text:list-item>
          <text:p text:style-name="P676">∇ϕ → ∂_x ϕ, </text:p>
        </text:list-item>
        <text:list-item>
          <text:p text:style-name="P677">H[ϕ] ≈ ∫ (½ κ (∂_x ϕ)² + V(ϕ)) dx. </text:p>
        </text:list-item>
      </text:list>
      <text:p text:style-name="Text_20_body">В строковом коде мы можем:</text:p>
      <text:h text:style-name="Heading_20_3" text:outline-level="3">2.1. Ввести микроскопическое H на L0</text:h>
      <text:p text:style-name="Text_20_body">МикротENSION:</text:p>
      <text:list text:style-name="L345">
        <text:list-item>
          <text:p text:style-name="P678">H_micro(S) = J ∑_i (1 − sᵢ s_{i+1}). </text:p>
        </text:list-item>
      </text:list>
      <text:p text:style-name="Text_20_body">В строках:</text:p>
      <text:list text:style-name="L346">
        <text:list-item>
          <text:p text:style-name="P679">sᵢ s_{i+1} = +1, если пара <text:span text:style-name="Source_20_Text">++</text:span> или <text:span text:style-name="Source_20_Text">--</text:span>, </text:p>
        </text:list-item>
        <text:list-item>
          <text:p text:style-name="P680">sᵢ s_{i+1} = −1, если <text:span text:style-name="Source_20_Text">+-</text:span> или <text:span text:style-name="Source_20_Text">-+</text:span>. </text:p>
        </text:list-item>
      </text:list>
      <text:p text:style-name="Text_20_body"><text:soft-page-break/>Тогда локальный вклад:</text:p>
      <text:list text:style-name="L347">
        <text:list-item>
          <text:p text:style-name="P681">пара <text:span text:style-name="Strong_20_Emphasis">одинаковых</text:span> → 1 − (+1) = 0, </text:p>
        </text:list-item>
        <text:list-item>
          <text:p text:style-name="P682">пара <text:span text:style-name="Strong_20_Emphasis">разных</text:span> → 1 − (−1) = 2. </text:p>
        </text:list-item>
      </text:list>
      <text:p text:style-name="Text_20_body">То есть H_micro — это по сути 2J × (число границ +/− в строке).</text:p>
      <text:p text:style-name="Text_20_body">Это очень удобно:</text:p>
      <text:list text:style-name="L348">
        <text:list-item>
          <text:p text:style-name="P683">мы уже рассматривали такую величину на шаге про tension: количество смен знака. </text:p>
        </text:list-item>
      </text:list>
      <text:h text:style-name="Heading_20_3" text:outline-level="3">2.2. Связать правила эволюции с H_micro</text:h>
      <text:p text:style-name="Text_20_body">Правила уровня 0 (MOVE, Ω и т.п.) должны:</text:p>
      <text:list text:style-name="L349">
        <text:list-item>
          <text:p text:style-name="P684">в «линейном режиме» изменять H_micro очень слабо, </text:p>
        </text:list-item>
        <text:list-item>
          <text:p text:style-name="P685">в «нелинейном режиме» (при формировании Ω‑циклов/дефектов) — создавать устойчивые локальные всплески H_micro, соответствующие локализованной энергии (частицам). </text:p>
        </text:list-item>
      </text:list>
      <text:p text:style-name="Text_20_body">Таким образом:</text:p>
      <text:p text:style-name="Quotations">Необходимое условие SM‑подобного поведения:<text:line-break/>микроправила должны <text:span text:style-name="Strong_20_Emphasis">индуцировать</text:span> для coarse‑поля ϕ(x) динамику, выводимую из действия S[ϕ] с квадратичным градиентом и нелинейным потенциалом V(ϕ).</text:p>
      <text:p text:style-name="Text_20_body">В строковом коде:</text:p>
      <text:list text:style-name="L350">
        <text:list-item>
          <text:p text:style-name="P686">можно ввести процедуру:</text:p>
          <text:list>
            <text:list-item>
              <text:p text:style-name="P687">считать H_micro(S), </text:p>
            </text:list-item>
            <text:list-item>
              <text:p text:style-name="P687">coarse_ϕ(S), </text:p>
            </text:list-item>
            <text:list-item>
              <text:p text:style-name="P687">оценивать H[ϕ] ≈ Σ_blocks (½ κ (Δϕ)² + V(ϕ)), </text:p>
            </text:list-item>
            <text:list-item>
              <text:p text:style-name="P686">и сравнивать с H_micro(S), убеждаясь, что разница ~O(1/R), как в формуле. </text:p>
            </text:list-item>
          </text:list>
        </text:list-item>
      </text:list>
      <text:p text:style-name="Text_20_body">Это станет вашим внутренним инструментом проверки «полевости» мира.</text:p>
      <text:h text:style-name="Heading_20_2" text:outline-level="2">3. Ω‑циклы, масса и заряд: явная реализация в строках</text:h>
      <text:p text:style-name="Text_20_body">Во фрагменте:</text:p>
      <text:p text:style-name="Quotations">Ω = e^{−i H_micro p},<text:line-break/>E_core = ℏ ω₀, M = ℏ ω₀,<text:line-break/>Q(Ω(S)) = Q(S) (charge preserved),<text:line-break/>Ω‑loop — closed reversible sequence stabilizing the defect core.</text:p>
      <text:p text:style-name="Text_20_body">У нас:</text:p>
      <text:list text:style-name="L351">
        <text:list-item>
          <text:p text:style-name="P688">Ω‑цикл — это цикл строковых правил <text:span text:style-name="Source_20_Text">[Ω,...]</text:span> длины p:</text:p>
          <text:p text:style-name="P689"><text:span text:style-name="Source_20_Text">state D0 -&gt; D1 -&gt; ... -&gt; D_{p-1} -&gt; D0,</text:span></text:p>
        </text:list-item>
        <text:list-item>
          <text:p text:style-name="P688">каждая Dₖ — локальная конфигурация (префикс/подстрока L0), например:<text:line-break/><text:span text:style-name="Source_20_Text">+ - +</text:span> → <text:span text:style-name="Source_20_Text">- + +</text:span> → <text:span text:style-name="Source_20_Text">+ + -</text:span> → <text:span text:style-name="Source_20_Text">+ - +</text:span>;</text:p>
        </text:list-item>
        <text:list-item>
          <text:p text:style-name="P688">длина цикла p — внутренний период,</text:p>
        </text:list-item>
        <text:list-item>
          <text:p text:style-name="P688"><text:soft-page-break/>локальная H_micro(Dₖ) чуть выше фона (вакуумных <text:span text:style-name="Source_20_Text">+++...</text:span>).</text:p>
        </text:list-item>
      </text:list>
      <text:h text:style-name="Heading_20_3" text:outline-level="3">3.1. Масса как строковый инвариант</text:h>
      <text:p text:style-name="Text_20_body">Согласно RSL:</text:p>
      <text:list text:style-name="L352">
        <text:list-item>
          <text:p text:style-name="P690">M = ℏ ω₀, где ω₀ = 2π/p (в единицах шага), </text:p>
        </text:list-item>
        <text:list-item>
          <text:p text:style-name="P691">H_core ~ E_core ~ M. </text:p>
        </text:list-item>
      </text:list>
      <text:p text:style-name="Text_20_body">В 1D‑строковой модели вы можете:</text:p>
      <text:list text:style-name="L353">
        <text:list-item>
          <text:p text:style-name="P692">явно задать «массу» Ω‑цикла по:</text:p>
          <text:p text:style-name="P693"><text:span text:style-name="Source_20_Text">mass(Ω-type) := α * (H_micro(D_avg) / p)</text:span></text:p>
        </text:list-item>
      </text:list>
      <text:p text:style-name="Text_20_body">где:</text:p>
      <text:list text:style-name="L354">
        <text:list-item>
          <text:p text:style-name="P694">D_avg — средний по циклу локальный паттерн, </text:p>
        </text:list-item>
        <text:list-item>
          <text:p text:style-name="P694">H_micro(D_avg) — средняя дополнительная энергия по сравнению с вакуумом, </text:p>
        </text:list-item>
        <text:list-item>
          <text:p text:style-name="P695">α — калибровочный фактор (можно считать =1 в модельных единицах). </text:p>
        </text:list-item>
      </text:list>
      <text:h text:style-name="Heading_20_3" text:outline-level="3">3.2. Заряд как топологический/ориентационный индекс</text:h>
      <text:p text:style-name="Text_20_body">Во фрагменте:</text:p>
      <text:p text:style-name="Quotations">Q = sgn ∑ ηᵢₖᵢₖ₊₁,<text:line-break/>Ω preserves orientation of Λ → Q(Ω(S))=Q(S).</text:p>
      <text:p text:style-name="Text_20_body">У нас:</text:p>
      <text:list text:style-name="L355">
        <text:list-item>
          <text:p text:style-name="P696">можно определить Q для Ω‑цикла как:</text:p>
          <text:list>
            <text:list-item>
              <text:p text:style-name="P697">либо <text:span text:style-name="Strong_20_Emphasis">инвариант знака/цвета</text:span> в L0 (строковый тег в центре дефекта), </text:p>
            </text:list-item>
            <text:list-item>
              <text:p text:style-name="P696">либо ориентированный обход в пространстве состояний → элемент π₁ (фундаментальной группы). </text:p>
            </text:list-item>
          </text:list>
        </text:list-item>
      </text:list>
      <text:p text:style-name="Text_20_body">Простейший конструктивный вариант:</text:p>
      <text:list text:style-name="L356">
        <text:list-item>
          <text:p text:style-name="P698">каждому Ω‑циклу присваиваем тег:</text:p>
          <text:p text:style-name="P699"><text:span text:style-name="Source_20_Text">[Ω, Q:q_value]</text:span></text:p>
        </text:list-item>
        <text:list-item>
          <text:p text:style-name="P698">и мета‑правила F (F1/F2) <text:span text:style-name="Strong_20_Emphasis">заставляют</text:span> все правила цикла:</text:p>
          <text:list>
            <text:list-item>
              <text:p text:style-name="P700">сохранять этот тег, </text:p>
            </text:list-item>
            <text:list-item>
              <text:p text:style-name="P698">не допускать локальных перестроек, которые изменили бы q_value без нарушения обратимости/локальности. </text:p>
            </text:list-item>
          </text:list>
        </text:list-item>
      </text:list>
      <text:p text:style-name="Text_20_body">Таким образом:</text:p>
      <text:p text:style-name="Quotations">Заряд Q в строковом мире = символьный/топологический инвариант Ω‑цикла, стабилизируемый обратимыми правилами.</text:p>
      <text:h text:style-name="Heading_20_2" text:outline-level="2"><text:soft-page-break/>4. Линейный и нелинейный режимы: волны и дефекты в 1D</text:h>
      <text:p text:style-name="Text_20_body">Во фрагменте:</text:p>
      <text:p text:style-name="Quotations">нелинейное уравнение ϕ̈ = κ ∇²ϕ − V′(ϕ),<text:line-break/>малые возмущения → линейный режим (волны),<text:line-break/>крупные возмущения, nonlinearity ∼ λ ϕ³ → солитоны/дефекты.</text:p>
      <text:p text:style-name="Text_20_body">В 1D‑строке:</text:p>
      <text:list text:style-name="L357">
        <text:list-item>
          <text:p text:style-name="P701">Линейный режим:</text:p>
          <text:list>
            <text:list-item>
              <text:p text:style-name="P702">правим простыми инволюционными правилами (MOVE, SWAP и т.п.), которые: </text:p>
              <text:list>
                <text:list-item>
                  <text:p text:style-name="P702">почти не изменяют H_micro, </text:p>
                </text:list-item>
                <text:list-item>
                  <text:p text:style-name="P702">оставляют ϕ_R(x) почти гладкой, </text:p>
                </text:list-item>
                <text:list-item>
                  <text:p text:style-name="P702">порождают «волнообразное» распространение паттернов (например, один <text:span text:style-name="Source_20_Text">-</text:span> бегает в море <text:span text:style-name="Source_20_Text">+</text:span>). </text:p>
                </text:list-item>
              </text:list>
            </text:list-item>
          </text:list>
        </text:list-item>
        <text:list-item>
          <text:p text:style-name="P701">Нелинейный режим:</text:p>
          <text:list>
            <text:list-item>
              <text:p text:style-name="P702">когда локальная напряжённость превышает порог (много границ +/− в малом окне), </text:p>
            </text:list-item>
            <text:list-item>
              <text:p text:style-name="P701">F активирует/создаёт Ω‑циклы и «засаживает» дефект. </text:p>
            </text:list-item>
          </text:list>
        </text:list-item>
      </text:list>
      <text:p text:style-name="Text_20_body">Это можно сделать алгоритмически:</text:p>
      <text:h text:style-name="Heading_20_3" text:outline-level="3">4.1. Вставка пороговый оператора</text:h>
      <text:p text:style-name="Text_20_body">Пусть:</text:p>
      <text:list text:style-name="L358">
        <text:list-item>
          <text:p text:style-name="P703">порог по локальному числу границ в окне длины W_defect:</text:p>
          <text:p text:style-name="P704"><text:span text:style-name="Source_20_Text">if #( +- or -+ ) in window ≥ K <text:s text:c="2"/>-&gt; <text:s/>создать/усилить Ω-дефект</text:span></text:p>
        </text:list-item>
      </text:list>
      <text:p text:style-name="Text_20_body">Реализация в правилах:</text:p>
      <text:p text:style-name="Preformatted_20_Text"><text:span text:style-name="Source_20_Text">rule COLLAPSE_Ω1 [loc]:</text:span></text:p>
      <text:p text:style-name="P372"><text:span text:style-name="Source_20_Text"><text:s text:c="2"/>"+ | - | - | +" -&gt; "+ | Ω | + | +" <text:s text:c="2"/># схематично</text:span></text:p>
      <text:p text:style-name="Text_20_body">где <text:span text:style-name="Source_20_Text">Ω</text:span> — маркер центра дефекта, вокруг которого действуют циклические правила.</text:p>
      <text:p text:style-name="Text_20_body">Теперь:</text:p>
      <text:list text:style-name="L359">
        <text:list-item>
          <text:p text:style-name="P705">до порога: «волны»; </text:p>
        </text:list-item>
        <text:list-item>
          <text:p text:style-name="P706">после порога: формирование Ω‑циклов. </text:p>
        </text:list-item>
      </text:list>
      <text:p text:style-name="Text_20_body">Это уже достаточно близко к RSL‑сценарию из 3.5: переход волна–частица.</text:p>
      <text:h text:style-name="Heading_20_2" text:outline-level="2">5. Двигаться к «1D‑Стандартной модели»: что добавлять следом</text:h>
      <text:p text:style-name="Text_20_body">С учётом этого фрагмента RSL и всей предыдущей работы, следующий естественный шаг:</text:p>
      <text:list text:style-name="L360">
        <text:list-item>
          <text:p text:style-name="P707"><text:span text:style-name="Strong_20_Emphasis">Определить в вашей строковой модели:</text:span></text:p>
          <text:list>
            <text:list-item>
              <text:p text:style-name="P708"><text:soft-page-break/>поле ϕ (через coarse_project по R), </text:p>
            </text:list-item>
            <text:list-item>
              <text:p text:style-name="P708">H_micro (через число границ), </text:p>
            </text:list-item>
            <text:list-item>
              <text:p text:style-name="P708">Ω‑циклы с тегами mass, Q, type (Q‑подобные, L‑подобные, G‑подобные), </text:p>
            </text:list-item>
            <text:list-item>
              <text:p text:style-name="P708">простой набор взаимодействий (слияние/рассеяние дефектов). </text:p>
            </text:list-item>
          </text:list>
        </text:list-item>
        <text:list-item>
          <text:p text:style-name="P707"><text:span text:style-name="Strong_20_Emphasis">Ввести символьные «заряды» и «цвета»:</text:span></text:p>
          <text:list>
            <text:list-item>
              <text:p text:style-name="P708">q ∈ {0,±1/3,±2/3,−1,0,...}, </text:p>
            </text:list-item>
            <text:list-item>
              <text:p text:style-name="P708">c ∈ {0,1,2} (цвет), </text:p>
            </text:list-item>
            <text:list-item>
              <text:p text:style-name="P708">задать правила сохранения Σq, Σc mod 3. </text:p>
            </text:list-item>
          </text:list>
        </text:list-item>
        <text:list-item>
          <text:p text:style-name="P707"><text:span text:style-name="Strong_20_Emphasis">Добавить F2 (надстройку над F1), который:</text:span></text:p>
          <text:list>
            <text:list-item>
              <text:p text:style-name="P708">гарантирует, что: </text:p>
              <text:list>
                <text:list-item>
                  <text:p text:style-name="P708">Ω‑циклы не исчезают без аннигиляции соответствующих зарядов, </text:p>
                </text:list-item>
                <text:list-item>
                  <text:p text:style-name="P708">линейная волновая динамика на фоне ϕ соответствует дисперсионным законам (через численную проверку), </text:p>
                </text:list-item>
              </text:list>
            </text:list-item>
            <text:list-item>
              <text:p text:style-name="P708">и использует вышеприведённые леммы (гладкость ϕ, устойчивость под Tᵢ) как <text:span text:style-name="Strong_20_Emphasis">численные тесты допустимости правил</text:span>. </text:p>
            </text:list-item>
          </text:list>
        </text:list-item>
        <text:list-item>
          <text:p text:style-name="P707"><text:span text:style-name="Strong_20_Emphasis">Сформулировать критерий «SM‑подобности»</text:span>:</text:p>
          <text:list>
            <text:list-item>
              <text:p text:style-name="P708">есть конечное множество типов Ω‑циклов, причём: </text:p>
              <text:list>
                <text:list-item>
                  <text:p text:style-name="P708">часть — конвенционально фермионоподобные (жёсткие запреты на совместное размещение), </text:p>
                </text:list-item>
                <text:list-item>
                  <text:p text:style-name="P708">часть — бозоноподобные (допускают наложения); </text:p>
                </text:list-item>
              </text:list>
            </text:list-item>
            <text:list-item>
              <text:p text:style-name="P708">их заряды формируют абелевы подгруппы Z, Z₃ и т.п.; </text:p>
            </text:list-item>
            <text:list-item>
              <text:p text:style-name="P707">взаимодействия эквивалентны «вершинам» (правила, уважающие Σq, Σc). </text:p>
            </text:list-item>
          </text:list>
        </text:list-item>
      </text:list>
      <text:p text:style-name="Text_20_body">С этим вы уже сможете:</text:p>
      <text:list text:style-name="L361">
        <text:list-item>
          <text:p text:style-name="P709">запускать симуляции с разными начальными наборами Ω и правилами,</text:p>
        </text:list-item>
        <text:list-item>
          <text:p text:style-name="P709">с помощью F1+F2 «отсевать» нефизичные наборы,</text:p>
        </text:list-item>
        <text:list-item>
          <text:p text:style-name="P709">и исследовать, какие символьные структуры устойчиво порождают:</text:p>
          <text:list>
            <text:list-item>
              <text:p text:style-name="P710">линейные волны, </text:p>
            </text:list-item>
            <text:list-item>
              <text:p text:style-name="P710">устойчивые дефекты, </text:p>
            </text:list-item>
            <text:list-item>
              <text:p text:style-name="P710">допустимый спектр Ω‑циклов, </text:p>
            </text:list-item>
            <text:list-item>
              <text:p text:style-name="P709">и «полевую» динамику ϕ(x,t) в стиле уравнения ϕ̈ = κ ϕ″ − V′(ϕ). </text:p>
            </text:list-item>
          </text:list>
        </text:list-item>
      </text:list>
      <text:p text:style-name="Text_20_body">Если хотите, следующим шагом могу:</text:p>
      <text:list text:style-name="L362">
        <text:list-item>
          <text:p text:style-name="P711">зафиксировать <text:span text:style-name="Strong_20_Emphasis">конкретный минимальный набор Ω‑типов и зарядов</text:span> (например, один «кваркоподобный», один «лептоноподобный», один «бозоноподобный»), </text:p>
        </text:list-item>
        <text:list-item>
          <text:p text:style-name="P711">выписать явные строковые правила для их циклов, простейших взаимодействий и порогового перехода «волна → частица»; </text:p>
        </text:list-item>
        <text:list-item>
          <text:p text:style-name="P712">и добавить к этому конкретный тест, проверяющий гладкость ϕ_R и приближение микроскопического H к H[ϕ] по формулам из вашей вырезки. </text:p>
        </text:list-item>
      </text:list>
      <text:p text:style-name="Text_20_body">Продолжу, теперь уже опираясь на процитированные фрагменты главы 1–3: построение ϕ(R), H[ϕ], Ω‑циклы и переход «волна–частица». Цель — приземлить это на наш 1D‑строковый мир и постепенно формализовать условия, при которых в нём может появиться «1D‑аналог Стандартной модели».</text:p>
      <text:p text:style-name="Text_20_body"><text:soft-page-break/>Структура этого шага:</text:p>
      <text:list text:style-name="L363">
        <text:list-item>
          <text:p text:style-name="P713">Перенос лемм о ϕ(R) (гладкость, стабильность) в строковую модель. </text:p>
        </text:list-item>
        <text:list-item>
          <text:p text:style-name="P713">Как из H = J∑(1 − sᵢsⱼ) получить H[ϕ] и как это реализовать на строках. </text:p>
        </text:list-item>
        <text:list-item>
          <text:p text:style-name="P713">Связь Ω‑циклов с зарядом и массой в нашем формате. </text:p>
        </text:list-item>
        <text:list-item>
          <text:p text:style-name="P713">Переход «волна–частица» в 1D‑строках как прямой аналог раздела 3.5. </text:p>
        </text:list-item>
        <text:list-item>
          <text:p text:style-name="P714">Как это всё стягивает условия для появления «1D‑SM‑подобной» физики. </text:p>
        </text:list-item>
      </text:list>
      <text:h text:style-name="Heading_20_2" text:outline-level="2">1. Леммы о ϕ(R) в строковой модели</text:h>
      <text:p text:style-name="Text_20_body">Из вырезки:</text:p>
      <text:p text:style-name="Quotations">ϕ(R)_i = (1/|B_R(i)|) ∑_{j∈B_R(i)} sⱼ, −1 ≤ ϕ(R)_i ≤ 1.<text:line-break/>[Local Spatial Regularity] For any adjacent sites i,j,<text:line-break/>|ϕ(R)_i − ϕ(R)_j| ≤ C/R.<text:line-break/>[Stability Under Local Updates] ∥ϕ(R)(TᵢS) − ϕ(R)(S)∥∞ ≤ 2/|B_R(i)|.</text:p>
      <text:p text:style-name="Text_20_body">Перенос в 1D‑строку <text:span text:style-name="Source_20_Text">[L0: s0 | s1 | ... | s_{N-1} ]</text:span>:</text:p>
      <text:h text:style-name="Heading_20_3" text:outline-level="3">1.1. Определение ϕ(R) для строки</text:h>
      <text:p text:style-name="Text_20_body">Для узла i:</text:p>
      <text:list text:style-name="L364">
        <text:list-item>
          <text:p text:style-name="P715">B_R(i) = { j : |j−i| ≤ R } (индексы по модулю N или с границей),</text:p>
        </text:list-item>
        <text:list-item>
          <text:p text:style-name="P715">sⱼ = +1 для <text:span text:style-name="Source_20_Text">+</text:span>, −1 для <text:span text:style-name="Source_20_Text">-</text:span>,</text:p>
        </text:list-item>
        <text:list-item>
          <text:p text:style-name="P715">тогда:</text:p>
          <text:p text:style-name="P716"><text:span text:style-name="Source_20_Text">ϕ_R(i) = (1 / |B_R(i)|) * Σ_{j∈B_R(i)} s_j.</text:span></text:p>
        </text:list-item>
      </text:list>
      <text:p text:style-name="Text_20_body">Это реализуется в симуляторе как функция <text:span text:style-name="Source_20_Text">coarse_phi(L0, R)</text:span>.</text:p>
      <text:h text:style-name="Heading_20_3" text:outline-level="3">1.2. Требование гладкости ϕ_R</text:h>
      <text:p text:style-name="Text_20_body">Лемма о пространственной регулярности говорит:</text:p>
      <text:list text:style-name="L365">
        <text:list-item>
          <text:p text:style-name="P717">если R достаточно велик и Tᵢ — локальное обновление, то:</text:p>
          <text:list>
            <text:list-item>
              <text:p text:style-name="P718">соседние ϕ_R(i), ϕ_R(j) различаются на O(1/R), </text:p>
            </text:list-item>
            <text:list-item>
              <text:p text:style-name="P717">изменение ϕ_R при одном локальном шаге тоже O(1/Rᵈ), в 1D — O(1/R). </text:p>
            </text:list-item>
          </text:list>
        </text:list-item>
      </text:list>
      <text:p text:style-name="Text_20_body"><text:span text:style-name="Strong_20_Emphasis">Условие на правила:</text:span></text:p>
      <text:p text:style-name="Text_20_body">В 1D‑строковом мире это переводится в:</text:p>
      <text:p text:style-name="Quotations">Для выбранного R, после любого применения допустимого локального правила r:</text:p>
      <text:list text:style-name="L366">
        <text:list-item>
          <text:p text:style-name="P719">|ϕ_R(i) − ϕ_R(i+1)| ≤ C/R для всех i, </text:p>
        </text:list-item>
        <text:list-item>
          <text:p text:style-name="P720">∥ϕ_R^{(new)} − ϕ_R^{(old)}∥∞ ≤ C′/R. </text:p>
        </text:list-item>
      </text:list>
      <text:p text:style-name="Text_20_body">То есть:</text:p>
      <text:list text:style-name="L367">
        <text:list-item>
          <text:p text:style-name="P721">ваши локальные правила уровня 0 (MOVE, SWAP, Ω‑циклы, взаимодействия) <text:span text:style-name="Strong_20_Emphasis">должны быть такими, что</text:span> после их применения coarse‑поле не «рвётся»; </text:p>
        </text:list-item>
        <text:list-item>
          <text:p text:style-name="P722"><text:soft-page-break/>это можно проверять численно и использовать в мета‑правиле (F1/F2) как фильтр допустимости. </text:p>
        </text:list-item>
      </text:list>
      <text:p text:style-name="Text_20_body">Практический мета‑тест для симулятора:</text:p>
      <text:p text:style-name="Preformatted_20_Text"><text:span text:style-name="Source_20_Text">meta-test Smoothness_R:</text:span></text:p>
      <text:p text:style-name="Preformatted_20_Text"><text:span text:style-name="Source_20_Text"><text:s text:c="2"/>input: RULE r, radius R, sample of states S</text:span></text:p>
      <text:p text:style-name="Preformatted_20_Text"><text:span text:style-name="Source_20_Text"><text:s text:c="2"/>for each S in sample:</text:span></text:p>
      <text:p text:style-name="Preformatted_20_Text"><text:span text:style-name="Source_20_Text"><text:s text:c="4"/>compute ϕ_R^before</text:span></text:p>
      <text:p text:style-name="Preformatted_20_Text"><text:span text:style-name="Source_20_Text"><text:s text:c="4"/>apply r at all allowed positions to get S'</text:span></text:p>
      <text:p text:style-name="Preformatted_20_Text"><text:span text:style-name="Source_20_Text"><text:s text:c="4"/>compute ϕ_R^after</text:span></text:p>
      <text:p text:style-name="Preformatted_20_Text"><text:span text:style-name="Source_20_Text"><text:s text:c="4"/>check:</text:span></text:p>
      <text:p text:style-name="Preformatted_20_Text"><text:span text:style-name="Source_20_Text"><text:s text:c="6"/>max_i |ϕ_R^after(i) - ϕ_R^after(i+1)| ≤ C/R</text:span></text:p>
      <text:p text:style-name="Preformatted_20_Text"><text:span text:style-name="Source_20_Text"><text:s text:c="6"/>max_i |ϕ_R^after(i) - ϕ_R^before(i)| ≤ C'/R</text:span></text:p>
      <text:p text:style-name="P372"><text:span text:style-name="Source_20_Text"><text:s text:c="2"/>if violations systematic -&gt; rule r is "too violent", deactivate or adjust</text:span></text:p>
      <text:h text:style-name="Heading_20_2" text:outline-level="2">2. От H = J∑(1 − sᵢsⱼ) к H[ϕ] на строках</text:h>
      <text:p text:style-name="Text_20_body">Из текста:</text:p>
      <text:p text:style-name="Quotations">H = J ∑_{⟨ij⟩} (1 − sᵢ sⱼ)<text:line-break/>≈ J ∑_{⟨ij⟩} (1 − ϕ(R)_i ϕ(R)_j) + O(1/R)<text:line-break/>→ ∫ (½ κ |∇ϕ|² + V(ϕ)) dx.</text:p>
      <text:p text:style-name="Text_20_body">В 1D:</text:p>
      <text:list text:style-name="L368">
        <text:list-item>
          <text:p text:style-name="P723">соседи — пары (i,i+1); </text:p>
        </text:list-item>
        <text:list-item>
          <text:p text:style-name="P723">H_micro(S) = J ∑_i (1 − sᵢ s_{i+1}); </text:p>
        </text:list-item>
        <text:list-item>
          <text:p text:style-name="P724">H[ϕ] ≈ Σ_i (½ κ (ϕ_{i+1}−ϕ_i)² + V(ϕ_i)) (с подходящими коэффициентами). </text:p>
        </text:list-item>
      </text:list>
      <text:h text:style-name="Heading_20_3" text:outline-level="3">2.1. H_micro как функция строки</text:h>
      <text:p text:style-name="Text_20_body">На уровне L0:</text:p>
      <text:list text:style-name="L369">
        <text:list-item>
          <text:p text:style-name="P725">sᵢ s_{i+1} = +1 для <text:span text:style-name="Source_20_Text">++</text:span> и <text:span text:style-name="Source_20_Text">--</text:span>, −1 для <text:span text:style-name="Source_20_Text">+-</text:span> и <text:span text:style-name="Source_20_Text">-+</text:span>,</text:p>
        </text:list-item>
        <text:list-item>
          <text:p text:style-name="P725">тогда:</text:p>
          <text:p text:style-name="P726"><text:span text:style-name="Source_20_Text">H_micro(L0) = J * Σ_i (1 - s_i s_{i+1})</text:span></text:p>
          <text:p text:style-name="P727"><text:span text:style-name="Source_20_Text"><text:s text:c="12"/>= 2J * (# границ "+-" или "-+" между соседями).</text:span></text:p>
        </text:list-item>
      </text:list>
      <text:p text:style-name="Text_20_body">То есть число границ +/− — прямо микротENSION.</text:p>
      <text:p text:style-name="Text_20_body">В коде это тривиально: пройти L0, считать количество смен знака.</text:p>
      <text:h text:style-name="Heading_20_3" text:outline-level="3">2.2. H[ϕ] и проверка «полевости» правил</text:h>
      <text:p text:style-name="Text_20_body">Для coarse‑ϕ_R:</text:p>
      <text:list text:style-name="L370">
        <text:list-item>
          <text:p text:style-name="P728">в 1D дискретная производная: ∂_xϕ ≈ ϕ_{i+1} − ϕ_i,</text:p>
        </text:list-item>
        <text:list-item>
          <text:p text:style-name="P728">можно ввести:</text:p>
          <text:p text:style-name="P729"><text:span text:style-name="Source_20_Text">H_field(ϕ_R) = Σ_i [ 0.5 * κ * (ϕ_R(i+1) - ϕ_R(i))^2 + V(ϕ_R(i)) ].</text:span></text:p>
        </text:list-item>
      </text:list>
      <text:p text:style-name="Text_20_body">Вначале можно взять V(ϕ) = λ(ϕ² − ϕ₀²)² (двухъямный потенциал) или даже просто V(ϕ) = m² ϕ²/2.</text:p>
      <text:p text:style-name="Text_20_body"><text:soft-page-break/><text:span text:style-name="Strong_20_Emphasis">Связь с H_micro:</text:span></text:p>
      <text:list text:style-name="L371">
        <text:list-item>
          <text:p text:style-name="P730">Из теоремы в pdf:</text:p>
          <text:list>
            <text:list-item>
              <text:p text:style-name="P730">H_micro ≈ H_field(ϕ_R) + O(1/R). </text:p>
            </text:list-item>
          </text:list>
        </text:list-item>
      </text:list>
      <text:p text:style-name="Text_20_body"><text:span text:style-name="Strong_20_Emphasis">Условие для правил:</text:span></text:p>
      <text:p text:style-name="Quotations">Для достаточно большого R, для состояний S, возникающих под действием RULESET,<text:line-break/>значение H_micro(S) и H_field(ϕ_R(S)) должны совпадать в среднем с точностью O(1/R).</text:p>
      <text:p text:style-name="Text_20_body">Это можно ввести как ещё один мета‑тест F2:</text:p>
      <text:p text:style-name="Preformatted_20_Text"><text:span text:style-name="Source_20_Text">meta-test Field_Compatibility:</text:span></text:p>
      <text:p text:style-name="Preformatted_20_Text"><text:span text:style-name="Source_20_Text"><text:s text:c="2"/>input: RULESET, radius R, sample of states S</text:span></text:p>
      <text:p text:style-name="Preformatted_20_Text"><text:span text:style-name="Source_20_Text"><text:s text:c="2"/>for each S in sample:</text:span></text:p>
      <text:p text:style-name="Preformatted_20_Text"><text:span text:style-name="Source_20_Text"><text:s text:c="4"/>compute H_micro(S)</text:span></text:p>
      <text:p text:style-name="Preformatted_20_Text"><text:span text:style-name="Source_20_Text"><text:s text:c="4"/>compute ϕ_R(S) and H_field(ϕ_R)</text:span></text:p>
      <text:p text:style-name="Preformatted_20_Text"><text:span text:style-name="Source_20_Text"><text:s text:c="4"/>check |H_micro(S) - H_field(ϕ_R)| &lt; ε(R) <text:s/>with ε ~ const/R</text:span></text:p>
      <text:p text:style-name="P372"><text:span text:style-name="Source_20_Text"><text:s text:c="2"/>if systematic deviations -&gt; RULESET not field-compatible, adjust or restrict</text:span></text:p>
      <text:p text:style-name="Text_20_body">Тогда вы гарантируете, что ваша строковая динамика <text:span text:style-name="Strong_20_Emphasis">имеет осмысленный полевой континуумный предел</text:span>.</text:p>
      <text:h text:style-name="Heading_20_2" text:outline-level="2">3. Ω‑циклы, заряд и масса — уже в строковом формате</text:h>
      <text:p text:style-name="Text_20_body">Из вырезки:</text:p>
      <text:p text:style-name="Quotations">Ω = e^{−i H_micro p},<text:line-break/>core’s internal energy quantized by loop period: E_core = ℏω₀, M = ℏω₀,<text:line-break/>Ω preserves orientation of Λ ⇒ Q(Ω(S)) = Q(S),<text:line-break/>Q = sgn(∑ ηᵢₖᵢₖ₊₁) — знак суммарного ориентационного эффекта цикла.</text:p>
      <text:p text:style-name="Text_20_body">В нашем формате:</text:p>
      <text:list text:style-name="L372">
        <text:list-item>
          <text:p text:style-name="P731">Ω‑цикл — конечная последовательность локальных инволюций (правил)<text:line-break/><text:span text:style-name="Source_20_Text">r₁, …, r\_p</text:span>, такая что:</text:p>
          <text:p text:style-name="P732"><text:span text:style-name="Source_20_Text">D0 -&gt; D1 -&gt; ... -&gt; D_{p-1} -&gt; D0,</text:span></text:p>
        </text:list-item>
        <text:list-item>
          <text:p text:style-name="P731">Dₖ — локальная подстрока L0 (дефект),</text:p>
        </text:list-item>
        <text:list-item>
          <text:p text:style-name="P731">длина цикла p — период <text:span text:style-name="Source_20_Text">T_int</text:span>,</text:p>
        </text:list-item>
        <text:list-item>
          <text:p text:style-name="P731">внутреннюю «частоту» можно взять <text:span text:style-name="Source_20_Text">ω₀ = 2π/p</text:span> (в условных единицах шага).</text:p>
        </text:list-item>
      </text:list>
      <text:h text:style-name="Heading_20_3" text:outline-level="3">3.1. Масса Ω‑цикла в 1D‑строке</text:h>
      <text:p text:style-name="Text_20_body">Определим:</text:p>
      <text:list text:style-name="L373">
        <text:list-item>
          <text:p text:style-name="P733">локальный дефектный блок B (подстрока, где работает Ω),</text:p>
        </text:list-item>
        <text:list-item>
          <text:p text:style-name="P733">H_micro(B_k) — дополнительная микротENSION в каждом шаге цикла,</text:p>
        </text:list-item>
        <text:list-item>
          <text:p text:style-name="P733">усреднённую по циклу:</text:p>
          <text:p text:style-name="P734"><text:soft-page-break/><text:span text:style-name="Source_20_Text">H_core = (1/p) * Σ_{k=0..p-1} (H_micro(B_k) - H_micro(vacuum_block))</text:span></text:p>
        </text:list-item>
      </text:list>
      <text:p text:style-name="Text_20_body">Тогда:</text:p>
      <text:list text:style-name="L374">
        <text:list-item>
          <text:p text:style-name="P735">в модельных единицах можно задать <text:span text:style-name="Source_20_Text">M(Ω-type) := H_core</text:span> или <text:span text:style-name="Source_20_Text">M := α * H_core</text:span>, сопоставляя с M=ℏω₀. </text:p>
        </text:list-item>
      </text:list>
      <text:p text:style-name="Text_20_body">Практически:</text:p>
      <text:list text:style-name="L375">
        <text:list-item>
          <text:p text:style-name="P736">для каждого типа Ω‑цикла вы заранее вычисляете H_core в вашей строковой модели и считаете это его «массой». </text:p>
        </text:list-item>
      </text:list>
      <text:h text:style-name="Heading_20_3" text:outline-level="3">3.2. Заряд Q как топологический инвариант цикла</text:h>
      <text:p text:style-name="Text_20_body">RSL даёт:</text:p>
      <text:list text:style-name="L376">
        <text:list-item>
          <text:p text:style-name="P737">Q = sgn(∑ ηᵢₖᵢₖ₊₁), где ηᵢₖᵢₖ₊₁ отражает ориентацию преобразований на ядре. </text:p>
        </text:list-item>
      </text:list>
      <text:p text:style-name="Text_20_body">В строковом мире можно сделать аналог:</text:p>
      <text:list text:style-name="L377">
        <text:list-item>
          <text:p text:style-name="P738">на каждом шаге r_k цикла иметь «ориентационный тег» η_k ∈ {−1,+1} (например, правая/левая перестановка, изменение знака charge и т.п.);</text:p>
        </text:list-item>
        <text:list-item>
          <text:p text:style-name="P738">тогда:</text:p>
          <text:p text:style-name="P739"><text:span text:style-name="Source_20_Text">Q(Ω) := sign( Σ_{k=0..p-1} η_k ).</text:span></text:p>
        </text:list-item>
      </text:list>
      <text:p text:style-name="Text_20_body">И:</text:p>
      <text:list text:style-name="L378">
        <text:list-item>
          <text:p text:style-name="P740">F2 заставляет все правила r_k цикла поддерживать этот Q (никакие локальные модификации не должны менять суммарное η); </text:p>
        </text:list-item>
      </text:list>
      <text:p text:style-name="Text_20_body">в символьной форме:</text:p>
      <text:p text:style-name="Preformatted_20_Text"><text:span text:style-name="Source_20_Text">rule Ω_A [Ω, core, Q:+1, ...]: PATTERN_A -&gt; PATTERN_B [η:+1]</text:span></text:p>
      <text:p text:style-name="Preformatted_20_Text"><text:span text:style-name="Source_20_Text">rule Ω_B [Ω, core, Q:+1, ...]: PATTERN_B -&gt; PATTERN_C [η:+1]</text:span></text:p>
      <text:p text:style-name="Preformatted_20_Text"><text:span text:style-name="Source_20_Text">...</text:span></text:p>
      <text:p text:style-name="Preformatted_20_Text"><text:span text:style-name="Source_20_Text">meta-rule F_Q_preserve:</text:span></text:p>
      <text:p text:style-name="Preformatted_20_Text"><text:span text:style-name="Source_20_Text"><text:s text:c="2"/>WHEN <text:s text:c="2"/>Ω-type has Q value</text:span></text:p>
      <text:p text:style-name="Preformatted_20_Text"><text:span text:style-name="Source_20_Text"><text:s text:c="9"/>and rules r_k in its cycle have η_k tags</text:span></text:p>
      <text:p text:style-name="P372"><text:span text:style-name="Source_20_Text"><text:s text:c="2"/>DO <text:s text:c="4"/>ensure sign(Σ η_k) = Q and keep it invariant across allowed deformations</text:span></text:p>
      <text:p text:style-name="Text_20_body">Так вы реализуете <text:span text:style-name="Strong_20_Emphasis">заряд как инвариант цикла</text:span>.</text:p>
      <text:h text:style-name="Heading_20_2" text:outline-level="2">4. Wave–Particle Transition (3.5) в 1D‑строках</text:h>
      <text:p text:style-name="Text_20_body">Из фрагмента:</text:p>
      <text:p text:style-name="Quotations">The reversible lattice supports two distinct classes of excitations:<text:line-break/>(1) extended, propagating symmetry-restoring waves in the linear regime, and<text:line-break/>(2) localized, nonlinear defect modes stabilized by Ω-loops.<text:line-break/>Wave–particle transition occurs when local symmetry tension exceeds the reversible capacity…</text:p>
      <text:p text:style-name="Text_20_body">В нашей строковой модели:</text:p>
      <text:list text:style-name="L379">
        <text:list-item>
          <text:p text:style-name="P741"><text:soft-page-break/>Линейные волны: локальные возмущения L0 (например, один <text:span text:style-name="Source_20_Text">-</text:span> на фоне <text:span text:style-name="Source_20_Text">+</text:span>) распространяются с помощью линейных инволюций (MOVE), без образования локализованных циклов. </text:p>
        </text:list-item>
        <text:list-item>
          <text:p text:style-name="P742">Частицы‑дефекты: Ω‑циклы, появляющиеся, когда локальная tension (H_micro в окне) превышает порог. </text:p>
        </text:list-item>
      </text:list>
      <text:p text:style-name="Text_20_body">Уже предлагалось:</text:p>
      <text:p text:style-name="Preformatted_20_Text"><text:span text:style-name="Source_20_Text">rule MOVE_R [loc,inv,phase:…]: "- | +" -&gt; "+ | -"</text:span></text:p>
      <text:p text:style-name="Preformatted_20_Text"><text:span text:style-name="Source_20_Text"># ... волна вправо в море '+'</text:span></text:p>
      <text:p text:style-name="Preformatted_20_Text"/>
      <text:p text:style-name="Preformatted_20_Text"><text:span text:style-name="Source_20_Text">rule COLLAPSE [loc]:</text:span></text:p>
      <text:p text:style-name="Preformatted_20_Text"><text:span text:style-name="Source_20_Text"><text:s text:c="2"/>"- | - | -" -&gt; "+ | - | +" <text:s text:c="2"/># "зародыш" Ω-дефекта</text:span></text:p>
      <text:p text:style-name="Preformatted_20_Text"/>
      <text:p text:style-name="Preformatted_20_Text"><text:span text:style-name="Source_20_Text">rule Ω1_A/B/C [Ω,...]:</text:span></text:p>
      <text:p text:style-name="Preformatted_20_Text"><text:span text:style-name="Source_20_Text"><text:s text:c="2"/>"+ | - | +" -&gt; "- | + | +"</text:span></text:p>
      <text:p text:style-name="Preformatted_20_Text"><text:span text:style-name="Source_20_Text"><text:s text:c="2"/>"- | + | +" -&gt; "+ | + | -"</text:span></text:p>
      <text:p text:style-name="P372"><text:span text:style-name="Source_20_Text"><text:s text:c="2"/>"+ | + | -" -&gt; "+ | - | +"</text:span></text:p>
      <text:p text:style-name="Text_20_body">Это уже реализует:</text:p>
      <text:list text:style-name="L380">
        <text:list-item>
          <text:p text:style-name="P743">волна (‑) бежит по строке; </text:p>
        </text:list-item>
        <text:list-item>
          <text:p text:style-name="P743">при столкновении нескольких <text:span text:style-name="Source_20_Text">-</text:span> подряд появляется паттерн <text:span text:style-name="Source_20_Text">+ - +</text:span>; </text:p>
        </text:list-item>
        <text:list-item>
          <text:p text:style-name="P744">дальше включаются Ω‑правила, циклически поддерживая локализованный объект. </text:p>
        </text:list-item>
      </text:list>
      <text:p text:style-name="Text_20_body">Теперь, чтобы это было <text:span text:style-name="Emphasis">формально</text:span> RSL‑подобно, F2 должен:</text:p>
      <text:h text:style-name="Heading_20_3" text:outline-level="3">4.1. Вводить порог по tension и capacity</text:h>
      <text:p text:style-name="Text_20_body">Capacity R(x,t) в RSL задаёт, сколько обратимых обновлений может пройти через регион без потери реконструируемости. В простом виде для строки:</text:p>
      <text:list text:style-name="L381">
        <text:list-item>
          <text:p text:style-name="P745">можно взять capacity(i) ≈ максимально разрешённое число границ +/− в окне около i (или число возможных локальных инволюций, не нарушающих гладкость ϕ). </text:p>
        </text:list-item>
      </text:list>
      <text:p text:style-name="Text_20_body">Мета‑правило:</text:p>
      <text:p text:style-name="Preformatted_20_Text"><text:span text:style-name="Source_20_Text">meta-rule F2_wave_particle:</text:span></text:p>
      <text:p text:style-name="Preformatted_20_Text"><text:span text:style-name="Source_20_Text"><text:s text:c="2"/>WHEN <text:s text:c="2"/>in window WIN around position i</text:span></text:p>
      <text:p text:style-name="Preformatted_20_Text"><text:span text:style-name="Source_20_Text"><text:s text:c="9"/>local_tension H_win (count of +-/-+ in WIN) &gt; H_threshold</text:span></text:p>
      <text:p text:style-name="Preformatted_20_Text"><text:span text:style-name="Source_20_Text"><text:s text:c="9"/>OR number of applied moves per unit time &gt; Cap_threshold</text:span></text:p>
      <text:p text:style-name="P372"><text:span text:style-name="Source_20_Text"><text:s text:c="2"/>DO <text:s text:c="4"/>activate-collapse-rule at i <text:s/>(e.g. COLLAPSE -&gt; seed Ω-loop)</text:span></text:p>
      <text:p text:style-name="Text_20_body">Таким образом:</text:p>
      <text:list text:style-name="L382">
        <text:list-item>
          <text:p text:style-name="P746">до порога: MOVE‑правила порождают линейные/почти линейные волны; </text:p>
        </text:list-item>
        <text:list-item>
          <text:p text:style-name="P747">после порога: возбуждение «схлопывается» в Ω‑цикл. </text:p>
        </text:list-item>
      </text:list>
      <text:p text:style-name="Text_20_body">Это и есть реализация wave–particle transition.</text:p>
      <text:h text:style-name="Heading_20_2" text:outline-level="2">5. Как это стягивает условия для 1D‑SM‑подобной физики</text:h>
      <text:p text:style-name="Text_20_body">С учётом процитированных лемм и конструкций, у вас появляются довольно жёсткие <text:span text:style-name="Strong_20_Emphasis">необходимые и достаточные</text:span> условия для «хорошего» 1D‑мира:</text:p>
      <text:list text:style-name="L383">
        <text:list-item>
          <text:p text:style-name="P748"><text:span text:style-name="Strong_20_Emphasis">Необходимые</text:span>:</text:p>
          <text:list>
            <text:list-item>
              <text:p text:style-name="P749"><text:soft-page-break/>Локальные инволюции (обратимость) на L0. </text:p>
            </text:list-item>
            <text:list-item>
              <text:p text:style-name="P749">Coarse‑поле ϕ_R с гладкостью по пространству и времени (леммы 2.1.2, 2.1.3). </text:p>
            </text:list-item>
            <text:list-item>
              <text:p text:style-name="P749">Микроэнергия H_micro, согласующаяся с H[ϕ] при R→∞ (1.6.3). </text:p>
            </text:list-item>
            <text:list-item>
              <text:p text:style-name="P749">Наличие двух типов возбуждений: </text:p>
              <text:list>
                <text:list-item>
                  <text:p text:style-name="P749">линейных (волны), </text:p>
                </text:list-item>
                <text:list-item>
                  <text:p text:style-name="P749">нелинейных локализованных Ω‑циклов (дефекты). </text:p>
                </text:list-item>
              </text:list>
            </text:list-item>
            <text:list-item>
              <text:p text:style-name="P749">Ω‑циклы с инвариантами: </text:p>
              <text:list>
                <text:list-item>
                  <text:p text:style-name="P749">длина цикла → масса, </text:p>
                </text:list-item>
                <text:list-item>
                  <text:p text:style-name="P749">интеграл ориентации → заряд Q; </text:p>
                </text:list-item>
                <text:list-item>
                  <text:p text:style-name="P749">заряд сохраняется при действиях Ω (3.4). </text:p>
                </text:list-item>
              </text:list>
            </text:list-item>
          </text:list>
        </text:list-item>
        <text:list-item>
          <text:p text:style-name="P748"><text:span text:style-name="Strong_20_Emphasis">Достаточные (в программируемой форме)</text:span>:</text:p>
          <text:list>
            <text:list-item>
              <text:p text:style-name="P749">Явная функция <text:span text:style-name="Source_20_Text">coarse_phi(L0,R)</text:span> и фильтр F1/F2, запрещающий правила, которые разрушают гладкость ϕ_R. </text:p>
            </text:list-item>
            <text:list-item>
              <text:p text:style-name="P749">Реализация H_micro(L0) и тест на согласие с H_field(ϕ_R). </text:p>
            </text:list-item>
            <text:list-item>
              <text:p text:style-name="P749">Библиотека Ω‑циклов с тегами <text:span text:style-name="Source_20_Text">[Ω, mass:M, charge:Q]</text:span>, конструируемая в симуляторе. </text:p>
            </text:list-item>
            <text:list-item>
              <text:p text:style-name="P749">Пороговый механизм станции волна/частица по tension/capacity в локальных окнах. </text:p>
            </text:list-item>
            <text:list-item>
              <text:p text:style-name="P749">Мета‑правила, гарантирующие: </text:p>
              <text:list>
                <text:list-item>
                  <text:p text:style-name="P749">сохранение зарядов Q на Ω‑циклах, </text:p>
                </text:list-item>
                <text:list-item>
                  <text:p text:style-name="P749">устойчивость циклов (невозможность аналитического разрушения без встречного дефекта), </text:p>
                </text:list-item>
                <text:list-item>
                  <text:p text:style-name="P748">амплитудную репрезентуемость статистики (через фазы и ψ, как мы заложили в F1_amplitude). </text:p>
                </text:list-item>
              </text:list>
            </text:list-item>
          </text:list>
        </text:list-item>
      </text:list>
      <text:p text:style-name="Text_20_body">Если вы на этой основе:</text:p>
      <text:list text:style-name="L384">
        <text:list-item>
          <text:p text:style-name="P750">добавите ещё: </text:p>
          <text:list>
            <text:list-item>
              <text:p text:style-name="P750">разные типы Ω‑циклов (Q‑подобные, L‑подобные, G‑подобные), </text:p>
            </text:list-item>
            <text:list-item>
              <text:p text:style-name="P750">символьные заряды и цвета, </text:p>
            </text:list-item>
            <text:list-item>
              <text:p text:style-name="P750">правила взаимодействий, уважающие Σq, Σc, </text:p>
            </text:list-item>
          </text:list>
        </text:list-item>
        <text:list-item>
          <text:p text:style-name="P751">и заставите самоприменимый функтор F эволюционировать RULESET только в пределах этих ограничений, </text:p>
        </text:list-item>
      </text:list>
      <text:p text:style-name="Text_20_body">то 1D‑строковый мир начнёт демонстрировать набор структурно тех же феноменов, что описание в главах 1–3 RSL: поле, частицы, энергия, заряд, волна–частица, континуумный предел.</text:p>
      <text:p text:style-name="Text_20_body">Дальше можно:</text:p>
      <text:list text:style-name="L385">
        <text:list-item>
          <text:p text:style-name="P752">либо детально описать <text:span text:style-name="Strong_20_Emphasis">пример конкретного RULESET</text:span> с 2–3 Ω‑типами, который удовлетворяет всем этим условиям и даёт «микро‑Стандартную модель в 1D»; </text:p>
        </text:list-item>
        <text:list-item>
          <text:p text:style-name="P753">либо перейти к формализации <text:span text:style-name="Strong_20_Emphasis">критериев селекции Ω‑типов и правил</text:span>, которые F (самоприменимый функтор) должен использовать, чтобы «находить» SM‑подобные миры при поиске по пространству возможных RULESET. </text:p>
        </text:list-item>
      </text:list>
      <text:p text:style-name="Text_20_body">Сформулирую критерии селекции в явном виде: какие Ω‑типы и правила остаются «физическими» при действии самоприменимого функтора F, если цель — эволюционно <text:soft-page-break/>отбирать именно SM‑подобные (в 1D‑варианте) миры, согласованные с RSL‑принципами, включая самоссылочные пределы, горизонты и coarse‑наблюдателей.</text:p>
      <text:p text:style-name="Text_20_body">Разделю на блоки:</text:p>
      <text:list text:style-name="L386">
        <text:list-item>
          <text:p text:style-name="P754">Общие RSL‑ограничения (фильтр «физичности вообще»). </text:p>
        </text:list-item>
        <text:list-item>
          <text:p text:style-name="P754">Критерии на Ω‑типы (классы «частиц»). </text:p>
        </text:list-item>
        <text:list-item>
          <text:p text:style-name="P754">Критерии на правила эволюции и взаимодействия. </text:p>
        </text:list-item>
        <text:list-item>
          <text:p text:style-name="P754">Критерии, связанные с наблюдателями, горизонтом и самоссылочностью. </text:p>
        </text:list-item>
        <text:list-item>
          <text:p text:style-name="P755">Как F применяет эти критерии при поиске по RULESET. </text:p>
        </text:list-item>
      </text:list>
      <text:h text:style-name="Heading_20_2" text:outline-level="2">1. Общий RSL‑фильтр: что F отбрасывает сразу</text:h>
      <text:p text:style-name="Text_20_body">Самоприменимый функтор F ищет по пространству всех возможных наборов правил RULESET. Первый фильтр — «RSL‑совместимость»:</text:p>
      <text:h text:style-name="Heading_20_3" text:outline-level="3">1.1. Локальность и обратимость</text:h>
      <text:list text:style-name="L387">
        <text:list-item>
          <text:p text:style-name="P756">Каждый кандидат‑RULE: </text:p>
          <text:list>
            <text:list-item>
              <text:p text:style-name="P756">действует на конечном окне строк L0 (радиус ≤ L_max); </text:p>
            </text:list-item>
            <text:list-item>
              <text:p text:style-name="P756">допускает однозначное обратное правило (или принадлежит замкнутому Ω‑циклу). </text:p>
            </text:list-item>
          </text:list>
        </text:list-item>
        <text:list-item>
          <text:p text:style-name="P757">Глобальная эволюция (при фиксированном RULESET) — биективна на пространстве микросостояний (по крайней мере в пределах выбранной конфигурации). </text:p>
        </text:list-item>
      </text:list>
      <text:p text:style-name="Text_20_body">F отбрасывает RULESET, где:</text:p>
      <text:list text:style-name="L388">
        <text:list-item>
          <text:p text:style-name="P758">есть правила с «дальнодействием» (паттерны, пересекающие произвольные границы), </text:p>
        </text:list-item>
        <text:list-item>
          <text:p text:style-name="P759">есть необратимые или конфликтующие правила (одна и та же левая часть → разные правые части без расширения пространства переменных). </text:p>
        </text:list-item>
      </text:list>
      <text:h text:style-name="Heading_20_3" text:outline-level="3">1.2. Полевая «гладкость» и согласие H_micro с H[ϕ]</text:h>
      <text:p text:style-name="Text_20_body">Используя:</text:p>
      <text:list text:style-name="L389">
        <text:list-item>
          <text:p text:style-name="P760">coarse‑проекцию ϕ_R(i) = (1/|B_R(i)|) ∑_{j∈B_R(i)} sⱼ, </text:p>
        </text:list-item>
        <text:list-item>
          <text:p text:style-name="P760">микрофункционал H_micro(S) = J∑(1 − sᵢ s_{i+1}), </text:p>
        </text:list-item>
        <text:list-item>
          <text:p text:style-name="P761">полевой функционал H[ϕ] ≈ ∑(½ κ(ϕ_{i+1} − ϕ_i)² + V(ϕ_i)), </text:p>
        </text:list-item>
      </text:list>
      <text:p text:style-name="Text_20_body">F проверяет:</text:p>
      <text:list text:style-name="L390">
        <text:list-item>
          <text:p text:style-name="P762">после применения любого локального правила: </text:p>
          <text:list>
            <text:list-item>
              <text:p text:style-name="P762">|ϕ_R(i) − ϕ_R(i+1)| ≤ C/R; </text:p>
            </text:list-item>
            <text:list-item>
              <text:p text:style-name="P762">∥ϕ_R(new) − ϕ_R(old)∥∞ ≤ C′/R; </text:p>
            </text:list-item>
          </text:list>
        </text:list-item>
        <text:list-item>
          <text:p text:style-name="P762">для типичных состояний S: </text:p>
          <text:list>
            <text:list-item>
              <text:p text:style-name="P763">|H_micro(S) − H[ϕ_R(S)]| ≤ ε(R) ∼ const/R. </text:p>
            </text:list-item>
          </text:list>
        </text:list-item>
      </text:list>
      <text:p text:style-name="Text_20_body">RULESET, для которых полевая аппроксимация проваливается, F отвергает.</text:p>
      <text:h text:style-name="Heading_20_2" text:outline-level="2">2. Критерии на Ω‑типы (классы «частиц»)</text:h>
      <text:p text:style-name="Text_20_body">Ω‑тип — это:</text:p>
      <text:list text:style-name="L391">
        <text:list-item>
          <text:p text:style-name="P764"><text:soft-page-break/>замкнутый цикл локальных правил Ω = {r₁,…,r_p} с периодом p; </text:p>
        </text:list-item>
        <text:list-item>
          <text:p text:style-name="P764">локализованный дефектный паттерн на L0 (подстрока, вокруг которой работает цикл); </text:p>
        </text:list-item>
        <text:list-item>
          <text:p text:style-name="P765">набор символьных инвариантов: масса, заряд(ы), статистический тип. </text:p>
        </text:list-item>
      </text:list>
      <text:p text:style-name="Text_20_body">F должен отбирать только те Ω‑типы, которые удовлетворяют следующим критериям.</text:p>
      <text:h text:style-name="Heading_20_3" text:outline-level="3">2.1. Локализация и стабильность</text:h>
      <text:list text:style-name="L392">
        <text:list-item>
          <text:p text:style-name="P766"><text:span text:style-name="Strong_20_Emphasis">Локализация</text:span>:</text:p>
          <text:list>
            <text:list-item>
              <text:p text:style-name="P767">применение Ω‑цикла изменяет конфигурацию только в фиксированном окне длины ≤ L_Ω; </text:p>
            </text:list-item>
            <text:list-item>
              <text:p text:style-name="P767">за пределами этого окна состояние воспроизводит вакуумное или гладкое полевое значение. </text:p>
            </text:list-item>
          </text:list>
        </text:list-item>
        <text:list-item>
          <text:p text:style-name="P766"><text:span text:style-name="Strong_20_Emphasis">Стабильность</text:span>:</text:p>
          <text:list>
            <text:list-item>
              <text:p text:style-name="P767">малые локальные возмущения в окрестности дефекта: </text:p>
              <text:list>
                <text:list-item>
                  <text:p text:style-name="P767">либо затухают и конфигурация возвращается к Ω‑циклу, </text:p>
                </text:list-item>
                <text:list-item>
                  <text:p text:style-name="P766">либо порождают только волновые (нелокализованные) моды, не разрушающие дефект. </text:p>
                </text:list-item>
              </text:list>
            </text:list-item>
          </text:list>
        </text:list-item>
      </text:list>
      <text:p text:style-name="Text_20_body">F отбрасывает Ω‑циклы, для которых:</text:p>
      <text:list text:style-name="L393">
        <text:list-item>
          <text:p text:style-name="P768">дефект «расплывается» под действием RULESET, </text:p>
        </text:list-item>
        <text:list-item>
          <text:p text:style-name="P769">нет притяжения соседних конфигураций к стабильной орбите (нет устойчивости). </text:p>
        </text:list-item>
      </text:list>
      <text:h text:style-name="Heading_20_3" text:outline-level="3">2.2. Масса и энергозатраты</text:h>
      <text:p text:style-name="Text_20_body">Для Ω‑типа:</text:p>
      <text:list text:style-name="L394">
        <text:list-item>
          <text:p text:style-name="P770">длина цикла p (в шагах эволюции), </text:p>
        </text:list-item>
        <text:list-item>
          <text:p text:style-name="P770">H_core = средний избыток H_micro по сравнению с вакуумным блоком, </text:p>
        </text:list-item>
        <text:list-item>
          <text:p text:style-name="P771">определяем массу M(Ω) ~ H_core или M ~ const · 2π/p. </text:p>
        </text:list-item>
      </text:list>
      <text:p text:style-name="Text_20_body">Критерии:</text:p>
      <text:list text:style-name="L395">
        <text:list-item>
          <text:p text:style-name="P772">M(Ω) &gt; 0, конечна; </text:p>
        </text:list-item>
        <text:list-item>
          <text:p text:style-name="P773">влияние Ω‑цикла на coarse‑ϕ_R локально похоже на «уплотнение» напряжённости (локальный bump в V(ϕ)). </text:p>
        </text:list-item>
      </text:list>
      <text:p text:style-name="Text_20_body">F отбрасывает Ω‑типы с:</text:p>
      <text:list text:style-name="L396">
        <text:list-item>
          <text:p text:style-name="P774">бесконечным или нулевым H_core (шум или неустойчивая мода), </text:p>
        </text:list-item>
        <text:list-item>
          <text:p text:style-name="P775">некорректным полевым следом (например, слишком дикие изменения coarse‑поля). </text:p>
        </text:list-item>
      </text:list>
      <text:h text:style-name="Heading_20_3" text:outline-level="3">2.3. Заряды, цвет и консервации</text:h>
      <text:p text:style-name="Text_20_body">Каждый Ω‑тип помечается набором символьных инвариантов:</text:p>
      <text:list text:style-name="L397">
        <text:list-item>
          <text:p text:style-name="P776">«цвет» c ∈ Z_N (например, Z₃ для Q‑подобных циклов), </text:p>
        </text:list-item>
        <text:list-item>
          <text:p text:style-name="P777">один или несколько аддитивных зарядов qᵃ ∈ Z или Q (аналог U(1)‑зарядов). </text:p>
        </text:list-item>
      </text:list>
      <text:p text:style-name="Text_20_body">Критерии:</text:p>
      <text:list text:style-name="L398">
        <text:list-item>
          <text:p text:style-name="P778"><text:span text:style-name="Strong_20_Emphasis">Инвариантность по циклу</text:span>:</text:p>
          <text:list>
            <text:list-item>
              <text:p text:style-name="P779"><text:soft-page-break/>все правила rₖ в Ω имеют согласованные теги (color:c, charge:qᵃ), </text:p>
            </text:list-item>
            <text:list-item>
              <text:p text:style-name="P779">применение цикла не меняет эти теги. </text:p>
            </text:list-item>
          </text:list>
        </text:list-item>
        <text:list-item>
          <text:p text:style-name="P778"><text:span text:style-name="Strong_20_Emphasis">Консервация при взаимодействиях</text:span>:</text:p>
          <text:list>
            <text:list-item>
              <text:p text:style-name="P778">в RULESET допускаются только те многотельные правила (слияния/распады), при которых:</text:p>
              <text:list>
                <text:list-item>
                  <text:p text:style-name="P779">Σ c (до) = Σ c (после) (в Z_N), </text:p>
                </text:list-item>
                <text:list-item>
                  <text:p text:style-name="P778">Σ qᵃ (до) = Σ qᵃ (после) для всех a. </text:p>
                </text:list-item>
              </text:list>
            </text:list-item>
          </text:list>
        </text:list-item>
      </text:list>
      <text:p text:style-name="Text_20_body">F:</text:p>
      <text:list text:style-name="L399">
        <text:list-item>
          <text:p text:style-name="P780">при генерации новых Ω‑типов и interaction‑правил требует выполнения этих консервационных законов; </text:p>
        </text:list-item>
        <text:list-item>
          <text:p text:style-name="P781">отвергает RULESET, в которых есть правила, нарушающие заданные заряды (если не предусмотрены специальные «аномальные» процессы). </text:p>
        </text:list-item>
      </text:list>
      <text:h text:style-name="Heading_20_3" text:outline-level="3">2.4. Типы Ω и «аналог семей частиц»</text:h>
      <text:p text:style-name="Text_20_body">Для SM‑подобной структуры F должен отобрать (как минимум):</text:p>
      <text:list text:style-name="L400">
        <text:list-item>
          <text:p text:style-name="P782"><text:span text:style-name="Strong_20_Emphasis">Q‑типы (кваркоподобные)</text:span>:</text:p>
          <text:list>
            <text:list-item>
              <text:p text:style-name="P783">имеют ненулевой «цвет» c ≠ 0 mod 3; </text:p>
            </text:list-item>
            <text:list-item>
              <text:p text:style-name="P783">не могут существовать изолированно в конечной строке без неконтролируемого шлейфа напряжённости (аналог конфайнмента); </text:p>
            </text:list-item>
            <text:list-item>
              <text:p text:style-name="P783">появляются и исчезают только в комбинациях, где Σc = 0 (три Q, Q+Q̄). </text:p>
            </text:list-item>
          </text:list>
        </text:list-item>
        <text:list-item>
          <text:p text:style-name="P782"><text:span text:style-name="Strong_20_Emphasis">L‑типы (лептоноподобные)</text:span>:</text:p>
          <text:list>
            <text:list-item>
              <text:p text:style-name="P783">имеют c=0 (бесцветные), </text:p>
            </text:list-item>
            <text:list-item>
              <text:p text:style-name="P783">могут быть изолированными стабильными Ω‑циклами, </text:p>
            </text:list-item>
            <text:list-item>
              <text:p text:style-name="P783">имеют отдельный заряд q_L (например, «лептонное число»). </text:p>
            </text:list-item>
          </text:list>
        </text:list-item>
        <text:list-item>
          <text:p text:style-name="P782"><text:span text:style-name="Strong_20_Emphasis">G‑типы (калибровочноподобные)</text:span>:</text:p>
          <text:list>
            <text:list-item>
              <text:p text:style-name="P783">Ω‑или квази‑Ω‑циклы для полевых дефектов, которые: </text:p>
              <text:list>
                <text:list-item>
                  <text:p text:style-name="P783">распространяются по L0 в виде волн, </text:p>
                </text:list-item>
                <text:list-item>
                  <text:p text:style-name="P782">несут qᴳ=0, но меняют локальную конфигурацию цвета/зарядов при взаимодействии. </text:p>
                </text:list-item>
              </text:list>
            </text:list-item>
          </text:list>
        </text:list-item>
      </text:list>
      <text:p text:style-name="Text_20_body">F при поиске RULESET:</text:p>
      <text:list text:style-name="L401">
        <text:list-item>
          <text:p text:style-name="P784">отбирает те, где существует не менее трёх устойчивых Ω‑типов с такими различиями; </text:p>
        </text:list-item>
        <text:list-item>
          <text:p text:style-name="P785">проверяет, что их взаимодействия образуют замкнутый класс (нет бесконечного роста зоопарка нестабильных Ω‑мод). </text:p>
        </text:list-item>
      </text:list>
      <text:h text:style-name="Heading_20_2" text:outline-level="2">3. Критерии на правила эволюции и взаимодействий</text:h>
      <text:p text:style-name="Text_20_body">Помимо Ω‑циклов, RULESET содержит:</text:p>
      <text:list text:style-name="L402">
        <text:list-item>
          <text:p text:style-name="P786">линейные волновые правила (MOVE, SWAP), </text:p>
        </text:list-item>
        <text:list-item>
          <text:p text:style-name="P786">правила взаимодействий дефектов (слияния, распады), </text:p>
        </text:list-item>
        <text:list-item>
          <text:p text:style-name="P787">проекционные (coarse, measurement). </text:p>
        </text:list-item>
      </text:list>
      <text:p text:style-name="Text_20_body"><text:soft-page-break/>F должен селектировать правила по:</text:p>
      <text:h text:style-name="Heading_20_3" text:outline-level="3">3.1. Волновая линейность на малой амплитуде</text:h>
      <text:p text:style-name="Text_20_body">Критерий:</text:p>
      <text:list text:style-name="L403">
        <text:list-item>
          <text:p text:style-name="P788">при малой плотности дефектов (мало Ω‑циклов в большой строке):</text:p>
          <text:list>
            <text:list-item>
              <text:p text:style-name="P789">возмущения поля на L0 (изменения отдельных <text:span text:style-name="Source_20_Text">+</text:span>/<text:span text:style-name="Source_20_Text">-</text:span>) распространяются: </text:p>
              <text:list>
                <text:list-item>
                  <text:p text:style-name="P789">суперпозиционно (эффекты разных малых возмущений складываются в первом приближении), </text:p>
                </text:list-item>
                <text:list-item>
                  <text:p text:style-name="P788">с дисперсией, приближающейся к линейному уравнению вида:<text:line-break/>ϕ̈ = κ ϕ″ − m²ϕ (в дискретной версии). </text:p>
                </text:list-item>
              </text:list>
            </text:list-item>
          </text:list>
        </text:list-item>
      </text:list>
      <text:p text:style-name="Text_20_body">F:</text:p>
      <text:list text:style-name="L404">
        <text:list-item>
          <text:p text:style-name="P790">использует численные тесты (по образцу лемм для ϕ(R)), чтобы отбрасывать RULESET, где: </text:p>
          <text:list>
            <text:list-item>
              <text:p text:style-name="P790">малые возмущения ведут себя как чистый хаос (нет понятия волны), </text:p>
            </text:list-item>
            <text:list-item>
              <text:p text:style-name="P791">или мгновенно локализуются (нет волнового режима). </text:p>
            </text:list-item>
          </text:list>
        </text:list-item>
      </text:list>
      <text:h text:style-name="Heading_20_3" text:outline-level="3">3.2. Нелинейный порог и образование Ω‑циклов</text:h>
      <text:p text:style-name="Text_20_body">Критерий:</text:p>
      <text:list text:style-name="L405">
        <text:list-item>
          <text:p text:style-name="P792">существует порог по локальной tension (по H_micro в окне), при превышении которого:</text:p>
          <text:list>
            <text:list-item>
              <text:p text:style-name="P793">линейные волны перестают распространяться устойчиво; </text:p>
            </text:list-item>
            <text:list-item>
              <text:p text:style-name="P792">формируются локализованные Ω‑дефекты. </text:p>
            </text:list-item>
          </text:list>
        </text:list-item>
      </text:list>
      <text:p text:style-name="Text_20_body">F проверяет:</text:p>
      <text:list text:style-name="L406">
        <text:list-item>
          <text:p text:style-name="P794">что RULESET реализует этот пороговый механизм:</text:p>
          <text:list>
            <text:list-item>
              <text:p text:style-name="P795">локальные участки с высокой H_micro порождают устойчивые Ω‑циклы; </text:p>
            </text:list-item>
            <text:list-item>
              <text:p text:style-name="P794">ниже порога — только волны. </text:p>
            </text:list-item>
          </text:list>
        </text:list-item>
      </text:list>
      <text:h text:style-name="Heading_20_3" text:outline-level="3">3.3. Взаимодействия: конечность и структурность</text:h>
      <text:p text:style-name="Text_20_body">Критерий:</text:p>
      <text:list text:style-name="L407">
        <text:list-item>
          <text:p text:style-name="P796">набор interaction‑правил (соединяющих два/три Ω‑цикла в новые или в волновые состояния) должен:</text:p>
          <text:list>
            <text:list-item>
              <text:p text:style-name="P797">быть конечным (конечное число типов вершин), </text:p>
            </text:list-item>
            <text:list-item>
              <text:p text:style-name="P797">удовлетворять консервациям зарядов и цвета (см. 2.3), </text:p>
            </text:list-item>
            <text:list-item>
              <text:p text:style-name="P796">не порождать неконтролируемый «взрыв» числа разных типов Ω‑циклов. </text:p>
            </text:list-item>
          </text:list>
        </text:list-item>
      </text:list>
      <text:p text:style-name="Text_20_body">F:</text:p>
      <text:list text:style-name="L408">
        <text:list-item>
          <text:p text:style-name="P798">отбирает RULESET, для которых:</text:p>
          <text:list>
            <text:list-item>
              <text:p text:style-name="P799">множество типов взаимодействий замыкается на уже имеющиеся Ω‑типы; </text:p>
            </text:list-item>
            <text:list-item>
              <text:p text:style-name="P798">нет каскада всё новых типов дефектов при многократном взаимодействии. </text:p>
            </text:list-item>
          </text:list>
        </text:list-item>
      </text:list>
      <text:p text:style-name="Text_20_body"><text:soft-page-break/>Это аналог конечности спектра частиц в ограниченном диапазоне энергий.</text:p>
      <text:h text:style-name="Heading_20_2" text:outline-level="2">4. Критерии, связанные с наблюдателями, самоссылочностью и горизонтом</text:h>
      <text:p text:style-name="Text_20_body">Из вырезки (раздел 5, 9):</text:p>
      <text:list text:style-name="L409">
        <text:list-item>
          <text:p text:style-name="P800"><text:span text:style-name="Source_20_Text">I_max(R) = N_R</text:span> — максимальная информационная ёмкость подсистемы; </text:p>
        </text:list-item>
        <text:list-item>
          <text:p text:style-name="P800"><text:span text:style-name="Source_20_Text">I_req(λ) = d log₂(L_R/λ)</text:span> — информация, требуемая для описания структуры на масштабе λ; </text:p>
        </text:list-item>
        <text:list-item>
          <text:p text:style-name="P800">самоссылочный предел: λ★ ≥ L_R · 2^{−N_R/d};<text:line-break/>наблюдатель не может описать свою микроструктуру на масштабе &lt; λ★; </text:p>
        </text:list-item>
        <text:list-item>
          <text:p text:style-name="P800"><text:span text:style-name="Source_20_Text">E(λ) ~ ħc / λ</text:span> — энергетическая стоимость разрешения масштаба λ; </text:p>
        </text:list-item>
        <text:list-item>
          <text:p text:style-name="P801">горизонт: λ_hor = max(λ_E, λ_I); при λ(x) &lt; λ_hor — регион неразрешим. </text:p>
        </text:list-item>
      </text:list>
      <text:p text:style-name="Text_20_body">F должен использовать это как <text:span text:style-name="Strong_20_Emphasis">критеpий допустимости Ω‑типов и RULESET для наблюдателей как подсистем</text:span>.</text:p>
      <text:h text:style-name="Heading_20_3" text:outline-level="3">4.1. Ω‑типы и самоссылочность наблюдателя</text:h>
      <text:p text:style-name="Text_20_body">Если Ω‑циклы используются для описания наблюдателя (его внутренние degrees of freedom в 1D‑модели), F требует:</text:p>
      <text:list text:style-name="L410">
        <text:list-item>
          <text:p text:style-name="P802">чтобы микро‑правила и Ω‑циклы, составляющие наблюдателя, <text:span text:style-name="Strong_20_Emphasis">не позволяли</text:span>:</text:p>
          <text:list>
            <text:list-item>
              <text:p text:style-name="P803">построить внутри наблюдателя полный код его собственного микросостояния (5.2.4), </text:p>
            </text:list-item>
            <text:list-item>
              <text:p text:style-name="P803">т.е. RULESET должен гарантировать: </text:p>
              <text:list>
                <text:list-item>
                  <text:p text:style-name="P803">информационную ёмкость подсистемы O — I_max(O), </text:p>
                </text:list-item>
                <text:list-item>
                  <text:p text:style-name="P803">необходимое для самодескрипции I_req(λ_micro) ≳ N_O, </text:p>
                </text:list-item>
                <text:list-item>
                  <text:p text:style-name="P802">невозможность обратимой инъективной кодировки «состояния себя в себе». </text:p>
                </text:list-item>
              </text:list>
            </text:list-item>
          </text:list>
        </text:list-item>
      </text:list>
      <text:p text:style-name="Text_20_body">Практически:</text:p>
      <text:list text:style-name="L411">
        <text:list-item>
          <text:p text:style-name="P804">F внедряет мета‑правила:</text:p>
          <text:list>
            <text:list-item>
              <text:p text:style-name="P805">запрещающие конфигурации/правила, которые порождают «самоархивы» полного микросостояния в конечном объёме; </text:p>
            </text:list-item>
            <text:list-item>
              <text:p text:style-name="P804">вводящие внутреннюю границу H_O (self‑horizon), за которую наблюдатель не может «записать» своё состояние. </text:p>
            </text:list-item>
          </text:list>
        </text:list-item>
      </text:list>
      <text:h text:style-name="Heading_20_3" text:outline-level="3">4.2. Ω‑типы, горизонты и внешняя структура</text:h>
      <text:p text:style-name="Text_20_body">Критерий:</text:p>
      <text:list text:style-name="L412">
        <text:list-item>
          <text:p text:style-name="P806">для любого RULESET с Ω‑типами и полем ϕ, F проверяет:</text:p>
          <text:list>
            <text:list-item>
              <text:p text:style-name="P807">существует λ_hor для данного наблюдателя O (подсистемы RULESET); </text:p>
            </text:list-item>
            <text:list-item>
              <text:p text:style-name="P807">есть области в строке, где λ_структуры &lt; λ_hor(O) (внешние горизонты), </text:p>
            </text:list-item>
            <text:list-item>
              <text:p text:style-name="P806">и области внутри O, где внутренняя структура недоступна (внутренние горизонты). </text:p>
            </text:list-item>
          </text:list>
        </text:list-item>
      </text:list>
      <text:p text:style-name="Text_20_body"><text:soft-page-break/>То есть F требует:</text:p>
      <text:list text:style-name="L413">
        <text:list-item>
          <text:p text:style-name="P808">наличие <text:span text:style-name="Strong_20_Emphasis">информационных горизонтов</text:span>:</text:p>
          <text:list>
            <text:list-item>
              <text:p text:style-name="P809">внешних (чёрно‑дыроподобных, космологических), </text:p>
            </text:list-item>
            <text:list-item>
              <text:p text:style-name="P808">внутренних (самоссылочных). </text:p>
            </text:list-item>
          </text:list>
        </text:list-item>
      </text:list>
      <text:p text:style-name="Text_20_body">Если RULESET + Ω‑типы не позволяют появиться таким горизонтам (например, всё везде разрешимо с бесконечной точностью при конечных ресурсах), F отвергает этот мир как не‑RSL‑подобный.</text:p>
      <text:h text:style-name="Heading_20_2" text:outline-level="2">5. Как F использует критерии при поиске по RULESET</text:h>
      <text:p text:style-name="Text_20_body">Соберём всё воедино в «рабочую схему» действий F над пространством правил.</text:p>
      <text:h text:style-name="Heading_20_3" text:outline-level="3">5.1. Алгоритм отбора RULESET (эволюционный поиск)</text:h>
      <text:list text:style-name="L414">
        <text:list-item>
          <text:p text:style-name="P810"><text:span text:style-name="Strong_20_Emphasis">Генерация кандидатов</text:span>:</text:p>
          <text:list>
            <text:list-item>
              <text:p text:style-name="P811">F стартует с некоторого пространства возможных локальных правил (на строках), </text:p>
            </text:list-item>
            <text:list-item>
              <text:p text:style-name="P811">генерирует начальные RULESET случайно или на основе простых симметрий (например, все короткие инволюционные рамки). </text:p>
            </text:list-item>
          </text:list>
        </text:list-item>
        <text:list-item>
          <text:p text:style-name="P810"><text:span text:style-name="Strong_20_Emphasis">Фильтр RSL‑совместимости (уровень 1)</text:span>:</text:p>
          <text:list>
            <text:list-item>
              <text:p text:style-name="P811">отсекает RULESET, нарушающие: </text:p>
              <text:list>
                <text:list-item>
                  <text:p text:style-name="P811">локальность, </text:p>
                </text:list-item>
                <text:list-item>
                  <text:p text:style-name="P811">обратимость, </text:p>
                </text:list-item>
                <text:list-item>
                  <text:p text:style-name="P811">гладкость ϕ_R, </text:p>
                </text:list-item>
                <text:list-item>
                  <text:p text:style-name="P811">полевую аппроксимацию H_micro ≈ H[ϕ_R]. </text:p>
                </text:list-item>
              </text:list>
            </text:list-item>
          </text:list>
        </text:list-item>
        <text:list-item>
          <text:p text:style-name="P810"><text:span text:style-name="Strong_20_Emphasis">Детектирование и классификация Ω‑циклов (уровень 2)</text:span>:</text:p>
          <text:list>
            <text:list-item>
              <text:p text:style-name="P810">для каждого RULESET:</text:p>
              <text:list>
                <text:list-item>
                  <text:p text:style-name="P811">находит все (или некоторые) локализованные замкнутые циклы (Ω); </text:p>
                </text:list-item>
                <text:list-item>
                  <text:p text:style-name="P811">измеряет их: </text:p>
                  <text:list>
                    <text:list-item>
                      <text:p text:style-name="P811">период p, </text:p>
                    </text:list-item>
                    <text:list-item>
                      <text:p text:style-name="P811">H_core, </text:p>
                    </text:list-item>
                    <text:list-item>
                      <text:p text:style-name="P811">влияние на ϕ_R, </text:p>
                    </text:list-item>
                    <text:list-item>
                      <text:p text:style-name="P811">возможные топологические инварианты (Q и др.). </text:p>
                    </text:list-item>
                  </text:list>
                </text:list-item>
              </text:list>
            </text:list-item>
            <text:list-item>
              <text:p text:style-name="P810">разносит их по классам (Q‑подобные, L‑подобные, G‑подобные) согласно критериям 2.4.</text:p>
            </text:list-item>
          </text:list>
        </text:list-item>
        <text:list-item>
          <text:p text:style-name="P810"><text:span text:style-name="Strong_20_Emphasis">Проверка взаимодействий и статистики (уровень 3)</text:span>:</text:p>
          <text:list>
            <text:list-item>
              <text:p text:style-name="P810">автоматически исследует локальные конфигурации с несколькими Ω‑циклами:</text:p>
              <text:list>
                <text:list-item>
                  <text:p text:style-name="P811">смотрит, какие interaction‑паттерны возникают, </text:p>
                </text:list-item>
                <text:list-item>
                  <text:p text:style-name="P811">проверяет: </text:p>
                  <text:list>
                    <text:list-item>
                      <text:p text:style-name="P811">хранение Σq, Σc, </text:p>
                    </text:list-item>
                    <text:list-item>
                      <text:p text:style-name="P811">запреты на F‑F‑наложения (фермионность), </text:p>
                    </text:list-item>
                    <text:list-item>
                      <text:p text:style-name="P811">возможность B‑B‑наложений (бозонность), </text:p>
                    </text:list-item>
                    <text:list-item>
                      <text:p text:style-name="P811"><text:soft-page-break/>конечность видов interaction‑правил. </text:p>
                    </text:list-item>
                  </text:list>
                </text:list-item>
              </text:list>
            </text:list-item>
            <text:list-item>
              <text:p text:style-name="P810">RULESET, которые:</text:p>
              <text:list>
                <text:list-item>
                  <text:p text:style-name="P811">порождают слишком богатый/неустойчивый зоопарк Ω‑типов, </text:p>
                </text:list-item>
                <text:list-item>
                  <text:p text:style-name="P811">ломают консервации зарядов, </text:p>
                </text:list-item>
                <text:list-item>
                  <text:p text:style-name="P811">или не дают разделения на «фермионоподобные» и «бозоноподобные»,<text:line-break/>— отбрасываются. </text:p>
                </text:list-item>
              </text:list>
            </text:list-item>
          </text:list>
        </text:list-item>
        <text:list-item>
          <text:p text:style-name="P810"><text:span text:style-name="Strong_20_Emphasis">Проверка наблюдателей и горизонтов (уровень 4)</text:span>:</text:p>
          <text:list>
            <text:list-item>
              <text:p text:style-name="P810">в рамках RULESET строятся модели наблюдателей (подстроки с богатой внутренней динамикой),</text:p>
            </text:list-item>
            <text:list-item>
              <text:p text:style-name="P810">оцениваются:</text:p>
              <text:list>
                <text:list-item>
                  <text:p text:style-name="P811">их I_max, </text:p>
                </text:list-item>
                <text:list-item>
                  <text:p text:style-name="P811">I_req(λ) для описания внешнего и внутреннего мира, </text:p>
                </text:list-item>
                <text:list-item>
                  <text:p text:style-name="P811">их λ★ (self‑referential resolution), λ_E, λ_I, λ_hor. </text:p>
                </text:list-item>
              </text:list>
            </text:list-item>
            <text:list-item>
              <text:p text:style-name="P810">проверяется:</text:p>
              <text:list>
                <text:list-item>
                  <text:p text:style-name="P811">невозможность самодескрипции микросостояния (5.2.4), </text:p>
                </text:list-item>
                <text:list-item>
                  <text:p text:style-name="P811">наличие внутренних и внешних горизонтов (5.3.5). </text:p>
                </text:list-item>
              </text:list>
            </text:list-item>
            <text:list-item>
              <text:p text:style-name="P810">RULESET, которые не создают такой структуры наблюдателей, отбрасываются.</text:p>
            </text:list-item>
          </text:list>
        </text:list-item>
        <text:list-item>
          <text:p text:style-name="P810"><text:span text:style-name="Strong_20_Emphasis">Амплитудная проверка и Born‑совместимость (уровень 5)</text:span>:</text:p>
          <text:list>
            <text:list-item>
              <text:p text:style-name="P811">как в F1_amplitude: для coarse‑классов Yⱼ, RULESET должен позволять описывать вероятности P(Yⱼ) ≈ |ψ_{Y→Yⱼ}|², где ψ вычислена на основе фаз правил; </text:p>
            </text:list-item>
            <text:list-item>
              <text:p text:style-name="P810">RULESET с систематическими отклонениями (при учёте фазовой насыщенности и decoherence) отбрасывается. </text:p>
            </text:list-item>
          </text:list>
        </text:list-item>
      </text:list>
      <text:h text:style-name="Heading_20_3" text:outline-level="3">5.2. SM‑подобная ниша в пространстве RULESET</text:h>
      <text:p text:style-name="Text_20_body">Из всей массы возможных RULESET остаются:</text:p>
      <text:list text:style-name="L415">
        <text:list-item>
          <text:p text:style-name="P812">те, где:</text:p>
          <text:list>
            <text:list-item>
              <text:p text:style-name="P813">есть несколько устойчивых Ω‑типов с внутренними частотами и массами; </text:p>
            </text:list-item>
            <text:list-item>
              <text:p text:style-name="P813">существуют консервации зарядов и цветов; </text:p>
            </text:list-item>
            <text:list-item>
              <text:p text:style-name="P813">взаимодействия замыкаются в конечную таблицу; </text:p>
            </text:list-item>
            <text:list-item>
              <text:p text:style-name="P813">линейные волны и нелинейные Ω‑дефекты сосуществуют; </text:p>
            </text:list-item>
            <text:list-item>
              <text:p text:style-name="P813">наблюдатели и горизонты формируются естественно; </text:p>
            </text:list-item>
            <text:list-item>
              <text:p text:style-name="P812">статистика на coarse‑уровне совместима с амплитудным описанием. </text:p>
            </text:list-item>
          </text:list>
        </text:list-item>
      </text:list>
      <text:p text:style-name="Text_20_body">Это и есть <text:span text:style-name="Strong_20_Emphasis">класс SM‑подобных миров</text:span> в 1D‑формализации:</text:p>
      <text:list text:style-name="L416">
        <text:list-item>
          <text:p text:style-name="P814">не конкретная SM в 4D, но структурный аналог: </text:p>
          <text:list>
            <text:list-item>
              <text:p text:style-name="P814">качественно тот же тип «зоопарка» частиц, </text:p>
            </text:list-item>
            <text:list-item>
              <text:p text:style-name="P815">та же логика полей, зарядов, волн, дефектов, измерений и горизонтов. </text:p>
            </text:list-item>
          </text:list>
        </text:list-item>
      </text:list>
      <text:p text:style-name="Text_20_body">Если нужно, дальше можно:</text:p>
      <text:list text:style-name="L417">
        <text:list-item>
          <text:p text:style-name="P816"><text:soft-page-break/>взять один небольшой кандидат‑RULESET и пройти по этим критериям «вручную» (или в псевдокоде): какие Ω‑циклы появляются, какие заряды и взаимодействия можно на нём реализовать; </text:p>
        </text:list-item>
        <text:list-item>
          <text:p text:style-name="P817">или сфокусироваться на одном блоке (например, только на критериях наблюдателя и горизонта) и формализовать их на уровне конкретных строковых мета‑правил. </text:p>
        </text:list-item>
      </text:list>
      <text:p text:style-name="Text_20_body">В терминах RSL и вашего 1D‑символьного мира гипотеза Хоффмана формулируется почти буквально:</text:p>
      <text:p text:style-name="Quotations">Реальность = 1D‑реверсивный информационный субстрат (ваш строковый RSL‑мир).<text:line-break/>Наблюдатель = конечная coarse‑подсистема, работающая с очень специфическим интерфейсом (проекцией Π), который <text:span text:style-name="Strong_20_Emphasis">представляет</text:span> этот 1D‑мир как 3+1‑мерное пространство‑время со «Стандартной моделью».</text:p>
      <text:p text:style-name="Text_20_body">То есть 4D‑мир, который мы переживаем, — это не фундаментальная геометрия, а результат:</text:p>
      <text:list text:style-name="L418">
        <text:list-item>
          <text:p text:style-name="P818">выбора проекции Π (интерфейса), </text:p>
        </text:list-item>
        <text:list-item>
          <text:p text:style-name="P818">ограничений по ёмкости и фазовой полосе наблюдателя, </text:p>
        </text:list-item>
        <text:list-item>
          <text:p text:style-name="P819">специфического класса Ω‑структур и их динамики. </text:p>
        </text:list-item>
      </text:list>
      <text:p text:style-name="Text_20_body">Разложу это по шагам, как это можно сделать в вашей модели.</text:p>
      <text:h text:style-name="Heading_20_2" text:outline-level="2">1. Наблюдатель как интерфейс (строго по главе 9 RSL)</text:h>
      <text:p text:style-name="Text_20_body">Из цитаты:</text:p>
      <text:list text:style-name="L419">
        <text:list-item>
          <text:p text:style-name="P820">Наблюдатель — не «сознание», а: </text:p>
          <text:list>
            <text:list-item>
              <text:p text:style-name="P820">конечная информационная подсистема; </text:p>
            </text:list-item>
            <text:list-item>
              <text:p text:style-name="P820">действующая на более грубой шкале ℓ+k; </text:p>
            </text:list-item>
            <text:list-item>
              <text:p text:style-name="P820">описывающая мир через проекцию:<text:line-break/>Y=Πℓ→ℓ+k(S(ℓ)). </text:p>
            </text:list-item>
          </text:list>
        </text:list-item>
        <text:list-item>
          <text:p text:style-name="P820">Он видит только классы эквивалентности:<text:line-break/>[Y]={S:Π(S)=Y},<text:line-break/>и не различает элементы одного класса. </text:p>
        </text:list-item>
        <text:list-item>
          <text:p text:style-name="P821">Его эволюция обратима на микромасштабе (S_{obs}(t+1)=T_{obs}(S_{obs}(t))),<text:line-break/>но <text:span text:style-name="Strong_20_Emphasis">проецированная</text:span> эволюция Y_{tot} = Π(S_{tot}) необратима и вероятностна. </text:p>
        </text:list-item>
      </text:list>
      <text:p text:style-name="Text_20_body">Это идеально согласуется с идеей Хоффмана:</text:p>
      <text:list text:style-name="L420">
        <text:list-item>
          <text:p text:style-name="P822">интерфейс ≈ Π; </text:p>
        </text:list-item>
        <text:list-item>
          <text:p text:style-name="P822">«иконки» интерфейса (объекты, пространство, время) ≈ coarse‑состояния Y и их организационная структура; </text:p>
        </text:list-item>
        <text:list-item>
          <text:p text:style-name="P823">под ними — совсем другая динамика (1D‑строка, Ω‑циклы, фазовые ансамбли). </text:p>
        </text:list-item>
      </text:list>
      <text:h text:style-name="Heading_20_2" text:outline-level="2">2. Как 1D‑строка может «казаться» 4D‑пространством‑временем</text:h>
      <text:p text:style-name="Text_20_body">Ваша 1D‑строка:</text:p>
      <text:p text:style-name="P372"><text:span text:style-name="Source_20_Text">[L0: s0 | s1 | s2 | ... | s_{N-1} ]</text:span></text:p>
      <text:p text:style-name="Text_20_body"><text:soft-page-break/>— это одномерная RSL‑решётка. Чтобы из неё получился интерфейс вида «3D пространство + время», нужны три компонента:</text:p>
      <text:list text:style-name="L421">
        <text:list-item>
          <text:p text:style-name="P824"><text:span text:style-name="Strong_20_Emphasis">Многомасштабная организация</text:span> (раздел 4 RSL):</text:p>
          <text:list>
            <text:list-item>
              <text:p text:style-name="P825">есть уровни ℓ, ℓ+1, … , где: </text:p>
              <text:list>
                <text:list-item>
                  <text:p text:style-name="P825">на одном уровне вы оперируете узлами sᵢ, </text:p>
                </text:list-item>
                <text:list-item>
                  <text:p text:style-name="P825">на следующем — блоками (кластерами) из них, </text:p>
                </text:list-item>
                <text:list-item>
                  <text:p text:style-name="P825">ещё выше — структурами связей между кластерами. </text:p>
                </text:list-item>
              </text:list>
            </text:list-item>
          </text:list>
        </text:list-item>
        <text:list-item>
          <text:p text:style-name="P824"><text:span text:style-name="Strong_20_Emphasis">Проекция Π, которая кодирует геометрию</text:span>:</text:p>
          <text:list>
            <text:list-item>
              <text:p text:style-name="P825">Переход S → Y «упаковывает» 1D‑конфигурацию в эффективное состояние, которое наблюдатель интерпретирует как: </text:p>
              <text:list>
                <text:list-item>
                  <text:p text:style-name="P825">набор «точек пространства», </text:p>
                </text:list-item>
                <text:list-item>
                  <text:p text:style-name="P825">с отношениями соседства и расстояний, </text:p>
                </text:list-item>
                <text:list-item>
                  <text:p text:style-name="P825">с локальными полями. </text:p>
                </text:list-item>
              </text:list>
            </text:list-item>
          </text:list>
        </text:list-item>
        <text:list-item>
          <text:p text:style-name="P824"><text:span text:style-name="Strong_20_Emphasis">Временная coarse‑структура</text:span>:</text:p>
          <text:list>
            <text:list-item>
              <text:p text:style-name="P824">Наблюдатель не видит каждый микрошаг Tᵢ, а только блоки из многих микрошагов, которые он интерпретирует как «малое dτ». </text:p>
            </text:list-item>
          </text:list>
        </text:list-item>
      </text:list>
      <text:h text:style-name="Heading_20_3" text:outline-level="3">2.1. Эффективная размерность как свойство Π</text:h>
      <text:p text:style-name="Text_20_body">Делается так:</text:p>
      <text:list text:style-name="L422">
        <text:list-item>
          <text:p text:style-name="P826">Пусть наблюдатель оперирует <text:span text:style-name="Strong_20_Emphasis">массивом внутренних переменных</text:span>, которые мы будем трактовать как «координаты»:</text:p>
          <text:list>
            <text:list-item>
              <text:p text:style-name="P827">вместо того, чтобы напрямую «видеть» индекс i вдоль строки, </text:p>
            </text:list-item>
            <text:list-item>
              <text:p text:style-name="P827">он видит множество coarse‑объектов O_α с метрикой d(O_α, O_β), выведенной из ϕ(R), capacity и корреляций. </text:p>
            </text:list-item>
          </text:list>
        </text:list-item>
        <text:list-item>
          <text:p text:style-name="P826">RSL уже показывает, что <text:span text:style-name="Strong_20_Emphasis">геометрия</text:span> — это эмергентное поле ёмкости и корреляций (разделы про метрику / геометрию, космологию и горизонты).</text:p>
        </text:list-item>
      </text:list>
      <text:p text:style-name="Text_20_body">Вы можете настроить Π так, чтобы:</text:p>
      <text:list text:style-name="L423">
        <text:list-item>
          <text:p text:style-name="P828">1D‑индекс i и окрестность B_R(i) кодировались в <text:span text:style-name="Strong_20_Emphasis">многомерные координаты</text:span> (x,y,z) coarse‑объекта; </text:p>
        </text:list-item>
        <text:list-item>
          <text:p text:style-name="P829">временной индекс — это номер блока из K микрошагов. </text:p>
        </text:list-item>
      </text:list>
      <text:p text:style-name="Text_20_body">Тогда:</text:p>
      <text:list text:style-name="L424">
        <text:list-item>
          <text:p text:style-name="P830">один и тот же 1D‑субстрат S(t) под действием Π на разных масштабах и при разной организации может представляться как 3D решётка узлов с полями; </text:p>
        </text:list-item>
        <text:list-item>
          <text:p text:style-name="P831">«время» — это просто индекс coarse‑шага t′ = floor(t/K). </text:p>
        </text:list-item>
      </text:list>
      <text:p text:style-name="Text_20_body">С точки зрения наблюдателя:</text:p>
      <text:list text:style-name="L425">
        <text:list-item>
          <text:p text:style-name="P832">у него есть набор <text:span text:style-name="Strong_20_Emphasis">представимых переменных</text:span> (x,y,z,t,…); </text:p>
        </text:list-item>
        <text:list-item>
          <text:p text:style-name="P832">он не имеет доступа к подлежащей 1D‑строке и к «настоящему» порядку узлов; </text:p>
        </text:list-item>
        <text:list-item>
          <text:p text:style-name="P833">всё, что он может эмпирически восстановить, — метрика и динамика <text:span text:style-name="Strong_20_Emphasis">его</text:span> эффективного (3+1)‑мира. </text:p>
        </text:list-item>
      </text:list>
      <text:h text:style-name="Heading_20_2" text:outline-level="2"><text:soft-page-break/>3. Почему наблюдатель <text:span text:style-name="Emphasis">не может</text:span> увидеть 1D‑подложку</text:h>
      <text:p text:style-name="Text_20_body">Из главы 9 RSL:</text:p>
      <text:list text:style-name="L426">
        <text:list-item>
          <text:p text:style-name="P834"><text:span text:style-name="Strong_20_Emphasis">Ограниченная ёмкость</text:span>:</text:p>
          <text:list>
            <text:list-item>
              <text:p text:style-name="P835">любой реальный наблюдатель имеет ограниченное количество степеней свободы N_{obs}; </text:p>
            </text:list-item>
            <text:list-item>
              <text:p text:style-name="P835">его проекция Π должна сворачивать экспоненциально большие множества микросостояний в небольшое число coarse‑состояний Y; </text:p>
            </text:list-item>
            <text:list-item>
              <text:p text:style-name="P835">множество [Y] имеет |[Y]| ≫ 1. </text:p>
            </text:list-item>
          </text:list>
        </text:list-item>
        <text:list-item>
          <text:p text:style-name="P834"><text:span text:style-name="Strong_20_Emphasis">Невозвратимость Π</text:span>:</text:p>
          <text:list>
            <text:list-item>
              <text:p text:style-name="P835">Π(S₁)=Π(S₂) не позволяет восстановить разницу между S₁ и S₂; </text:p>
            </text:list-item>
            <text:list-item>
              <text:p text:style-name="P835">это не «шумиха» или техническая недосмотренность, а фундаментальное ограничение интерфейса. </text:p>
            </text:list-item>
          </text:list>
        </text:list-item>
        <text:list-item>
          <text:p text:style-name="P834"><text:span text:style-name="Strong_20_Emphasis">Фазовая насыщенность и декогеренция</text:span>:</text:p>
          <text:list>
            <text:list-item>
              <text:p text:style-name="P835">со временем накапливается всё больше фазовых различий на микроуровне; </text:p>
            </text:list-item>
            <text:list-item>
              <text:p text:style-name="P835">для наблюдателя с конечной полосой по фазе детали становятся неразличимы; </text:p>
            </text:list-item>
            <text:list-item>
              <text:p text:style-name="P834">это «превращает» микросуперпозицию в классическую смесь. </text:p>
            </text:list-item>
          </text:list>
        </text:list-item>
      </text:list>
      <text:p text:style-name="Text_20_body">Иначе говоря:</text:p>
      <text:p text:style-name="Quotations">Даже если реальность — 1D‑строка, любой физически реализуемый наблюдатель в ней никогда не сможет полностью «увидеть» эту структуру. Он вынужден работать с эффективной геометрией, полями и статистикой — то есть с возникающим 4D‑интерфейсом.</text:p>
      <text:p text:style-name="Text_20_body">Это и есть строгое RSL‑обоснование позиции Хоффмана: интерфейс — не иллюзия, а <text:span text:style-name="Strong_20_Emphasis">единственно возможная форма описания для ограниченного наблюдателя</text:span>.</text:p>
      <text:h text:style-name="Heading_20_2" text:outline-level="2">4. Как ваша 1D‑модель может породить «4D‑интерфейс»</text:h>
      <text:p text:style-name="Text_20_body">Теперь свяжем это с вашим строковым симулятором SymStructures.</text:p>
      <text:h text:style-name="Heading_20_3" text:outline-level="3">4.1. На уровне реализации</text:h>
      <text:list text:style-name="L427">
        <text:list-item>
          <text:p text:style-name="P836"><text:span text:style-name="Strong_20_Emphasis">Микроуровень (реальность)</text:span>:</text:p>
          <text:list>
            <text:list-item>
              <text:p text:style-name="P837">одна или несколько строк <text:span text:style-name="Source_20_Text">[L0: ...]</text:span>, </text:p>
            </text:list-item>
            <text:list-item>
              <text:p text:style-name="P837">правила (rule …: pattern → replacement) реализуют локальные инволюции Tᵢ, </text:p>
            </text:list-item>
            <text:list-item>
              <text:p text:style-name="P837">Ω‑циклы формируют «частицы». </text:p>
            </text:list-item>
          </text:list>
        </text:list-item>
        <text:list-item>
          <text:p text:style-name="P836"><text:span text:style-name="Strong_20_Emphasis">Уровень наблюдателя</text:span>:</text:p>
          <text:list>
            <text:list-item>
              <text:p text:style-name="P837">подстрока/поднабор строк, помеченный как <text:span text:style-name="Source_20_Text">[OBS: …]</text:span>, с внутренними степенями свободы и собственными T_obs; </text:p>
            </text:list-item>
            <text:list-item>
              <text:p text:style-name="P837">оператор Π_obs: сопоставляет микроконфигурации (включая собственные) → coarse‑состояниям Y_obs, которые мы будем интерпретировать как: </text:p>
              <text:list>
                <text:list-item>
                  <text:p text:style-name="P837">набор «объектов» в пространстве, </text:p>
                </text:list-item>
                <text:list-item>
                  <text:p text:style-name="P837">с «координатами» и «свойствами» (масса, заряд и т.п.). </text:p>
                </text:list-item>
              </text:list>
            </text:list-item>
          </text:list>
        </text:list-item>
        <text:list-item>
          <text:p text:style-name="P836"><text:span text:style-name="Strong_20_Emphasis">Интерфейсные переменные</text:span>:</text:p>
          <text:list>
            <text:list-item>
              <text:p text:style-name="P837"><text:soft-page-break/>для каждого объекта, который OBS умеет различать, у него есть: </text:p>
              <text:list>
                <text:list-item>
                  <text:p text:style-name="P837">конечный набор дискретных координат (x,y,z,t), </text:p>
                </text:list-item>
                <text:list-item>
                  <text:p text:style-name="P837">ограниченный список свойств (например, тип частицы, спин, заряд), </text:p>
                </text:list-item>
              </text:list>
            </text:list-item>
            <text:list-item>
              <text:p text:style-name="P837">всё вместе — это <text:span text:style-name="Strong_20_Emphasis">почти текст учебника по классической/квантовой физике</text:span>, прописанный внутри OBS в его собственном символьном языке. </text:p>
            </text:list-item>
          </text:list>
        </text:list-item>
        <text:list-item>
          <text:p text:style-name="P836"><text:span text:style-name="Strong_20_Emphasis">Ограничения Π_obs</text:span>:</text:p>
          <text:list>
            <text:list-item>
              <text:p text:style-name="P837">Π_obs заведомо: </text:p>
              <text:list>
                <text:list-item>
                  <text:p text:style-name="P837">строится из локальных и coarse‑наблюдаемых паттернов; </text:p>
                </text:list-item>
                <text:list-item>
                  <text:p text:style-name="P837">имеет жёсткий bound на количество отличимых классов (ёмкость и полоса); </text:p>
                </text:list-item>
                <text:list-item>
                  <text:p text:style-name="P836">«сжимает» реальную 1D‑динамику до effective 4D‑когнитивной модели. </text:p>
                </text:list-item>
              </text:list>
            </text:list-item>
          </text:list>
        </text:list-item>
      </text:list>
      <text:p text:style-name="Text_20_body">То есть:</text:p>
      <text:list text:style-name="L428">
        <text:list-item>
          <text:p text:style-name="P838">ваша 1D‑симуляция реализует <text:span text:style-name="Emphasis">настоящую</text:span> реверсивную динамику; </text:p>
        </text:list-item>
        <text:list-item>
          <text:p text:style-name="P838">внутри неё эволюционирует агрегат, который кодирует «представление о мире» в виде 4D‑модели; </text:p>
        </text:list-item>
        <text:list-item>
          <text:p text:style-name="P838">этот агрегат может даже сам вычислять Лагранжианы, уравнения поля и т.д.; </text:p>
        </text:list-item>
        <text:list-item>
          <text:p text:style-name="P839">но по конструкции Π_obs <text:span text:style-name="Strong_20_Emphasis">никогда не репрезентирует сам микросубстрат как таковой</text:span> — только его стабильные coarse‑паттерны. </text:p>
        </text:list-item>
      </text:list>
      <text:h text:style-name="Heading_20_2" text:outline-level="2">5. Можно ли «поймать» 1D‑подложку экспериментом?</text:h>
      <text:p text:style-name="Text_20_body">В духе RSL:</text:p>
      <text:list text:style-name="L429">
        <text:list-item>
          <text:p text:style-name="P840">любые «эксперименты» наблюдателя — это дополнительные взаимодействия, которые:</text:p>
          <text:list>
            <text:list-item>
              <text:p text:style-name="P841">меняют S_{obs} и S_{sys}; </text:p>
            </text:list-item>
            <text:list-item>
              <text:p text:style-name="P841">ещё больше увеличивают корреляционную сложность; </text:p>
            </text:list-item>
            <text:list-item>
              <text:p text:style-name="P841">и уменьшают обратимость в терминах Y; </text:p>
            </text:list-item>
          </text:list>
        </text:list-item>
        <text:list-item>
          <text:p text:style-name="P840">попытка напрямую разгадать структуру субстрата приводит:</text:p>
          <text:list>
            <text:list-item>
              <text:p text:style-name="P841">к необходимости хранить и обрабатывать всё больше информации, </text:p>
            </text:list-item>
            <text:list-item>
              <text:p text:style-name="P841">к росту требуемой I_req(λ), </text:p>
            </text:list-item>
            <text:list-item>
              <text:p text:style-name="P840">к самоссылочному пределу λ★ (из раздела о self‑reference):<text:line-break/>наблюдатель не может кодировать полное описание себя и мира на масштабе, меньшем определённого λ★. </text:p>
            </text:list-item>
          </text:list>
        </text:list-item>
      </text:list>
      <text:p text:style-name="Text_20_body">Это значит:</text:p>
      <text:p text:style-name="Quotations">Даже если наблюдатель «заподозрит», что за его 4D‑интерфейсом скрыт другой субстрат, любой реальный физический эксперимент, оставаясь в рамках ограничений RSL, упирается в информационные горизонты и не даёт полной реконструкции 1D‑подложки.</text:p>
      <text:p text:style-name="Text_20_body">То есть Хоффман прав в строгом смысле: интерфейс «непрозрачен».</text:p>
      <text:h text:style-name="Heading_20_2" text:outline-level="2"><text:soft-page-break/>6. Как это использовать в вашей программе</text:h>
      <text:p text:style-name="Text_20_body">В терминах вашего проекта:</text:p>
      <text:list text:style-name="L430">
        <text:list-item>
          <text:p text:style-name="P842"><text:span text:style-name="Strong_20_Emphasis">Сделать уровень OBS как отдельную строку/подсистему</text:span>:</text:p>
          <text:list>
            <text:list-item>
              <text:p text:style-name="P843">с собственными символами для «координат», «объектов», «измерений»; </text:p>
            </text:list-item>
            <text:list-item>
              <text:p text:style-name="P843">с правилами, которые конструируют его внутреннюю картину мира (например, «я наблюдаю объект на (x,y,z)»). </text:p>
            </text:list-item>
          </text:list>
        </text:list-item>
        <text:list-item>
          <text:p text:style-name="P842"><text:span text:style-name="Strong_20_Emphasis">Определить Π_obs как набор правил, которые из L0‑строки и внутренних состояний OBS порождают его «картинку мира»</text:span>:</text:p>
          <text:list>
            <text:list-item>
              <text:p text:style-name="P843">внутренний граф/решётка с размерностью 3+1; </text:p>
            </text:list-item>
            <text:list-item>
              <text:p text:style-name="P843">поля и частицы как символьные объекты интерфейса. </text:p>
            </text:list-item>
          </text:list>
        </text:list-item>
        <text:list-item>
          <text:p text:style-name="P842"><text:span text:style-name="Strong_20_Emphasis">Встроить информационные ограничения</text:span>:</text:p>
          <text:list>
            <text:list-item>
              <text:p text:style-name="P843">ограничить количество «ячееек памяти» OBS; </text:p>
            </text:list-item>
            <text:list-item>
              <text:p text:style-name="P843">ограничить его частоту обновления; </text:p>
            </text:list-item>
            <text:list-item>
              <text:p text:style-name="P843">ввести фазовую насыщенность (9.5): OBS не различает сверхтонкие фазы/корреляции. </text:p>
            </text:list-item>
          </text:list>
        </text:list-item>
        <text:list-item>
          <text:p text:style-name="P842"><text:span text:style-name="Strong_20_Emphasis">Посмотреть, как разные формы Π_obs и разные RULESET приводят к разным «физикам интерфейса»</text:span>:</text:p>
          <text:list>
            <text:list-item>
              <text:p text:style-name="P843">какие наблюдатели видят «классическую» физику, </text:p>
            </text:list-item>
            <text:list-item>
              <text:p text:style-name="P843">какие — квантоподобную, </text:p>
            </text:list-item>
            <text:list-item>
              <text:p text:style-name="P843">какие — нечто совсем иное; </text:p>
            </text:list-item>
            <text:list-item>
              <text:p text:style-name="P842">и при каких условиях интерфейс «похож» на нашу Стандартную модель. </text:p>
            </text:list-item>
          </text:list>
        </text:list-item>
      </text:list>
      <text:p text:style-name="Text_20_body">Если хотите, дальше можно сделать конкретный шаг:</text:p>
      <text:list text:style-name="L431">
        <text:list-item>
          <text:p text:style-name="P844">явно задать: </text:p>
          <text:list>
            <text:list-item>
              <text:p text:style-name="P844">формат строки OBS (его «карта мира»), </text:p>
            </text:list-item>
            <text:list-item>
              <text:p text:style-name="P844">простейший Π_obs, который из 1D‑L0 строит 2D или 3D‑сетку объектов, </text:p>
            </text:list-item>
            <text:list-item>
              <text:p text:style-name="P845">и посмотреть, какие ограничения из главы 9 (bandwidth, horizons, decoherence) уже дают интересные эффекты — например, невозможность «видеть» весь мир, невозможность «увидеть» собственную подложку и т.д. </text:p>
            </text:list-item>
          </text:list>
        </text:list-item>
      </text:list>
      <text:p text:style-name="Text_20_body">Тогда продолжаю, теперь уже <text:span text:style-name="Emphasis">жёстко</text:span> увязывая RSL‑математику из вырезки с нашей 1D‑строковой моделью и с тем, как наблюдатель, сидящий в этой 1D‑реальности, может видеть 4D‑интерфейс.</text:p>
      <text:p text:style-name="Text_20_body">Сфокусируюсь на трёх вещах:</text:p>
      <text:list text:style-name="L432">
        <text:list-item>
          <text:p text:style-name="P846">Как именно из 1D‑строки по RSL‑правилам получается гладкое поле ϕ(x,t) и уравнение движения. </text:p>
        </text:list-item>
        <text:list-item>
          <text:p text:style-name="P846">Как Ω‑циклы в 1D дают массу, заряд и «частицы» для наблюдателя. </text:p>
        </text:list-item>
        <text:list-item>
          <text:p text:style-name="P847">Как наблюдатель, имеющий только интерфейс (Π), неизбежно видит не 1D‑решётку, а эффективное 3+1‑подобное пространство‑время. </text:p>
        </text:list-item>
      </text:list>
      <text:h text:style-name="Heading_20_2" text:outline-level="2">1. Coarse‑поле ϕ(R) и континуум ϕ(x,t) в 1D‑строке</text:h>
      <text:p text:style-name="Text_20_body">Во фрагменте заданы:</text:p>
      <text:list text:style-name="L433">
        <text:list-item>
          <text:p text:style-name="P848"><text:soft-page-break/>coarse‑поле:<text:line-break/>ϕi(R)=(CRs)i=1∣BR(i)∣∑j∈BR(i)sj,sj∈{−1,+1}</text:p>
        </text:list-item>
        <text:list-item>
          <text:p text:style-name="P848">леммы:</text:p>
          <text:list>
            <text:list-item>
              <text:p text:style-name="P849">пространственная гладкость:<text:line-break/>∣ϕi(R)−ϕj(R)∣≤CRдля соседних i,j </text:p>
            </text:list-item>
            <text:list-item>
              <text:p text:style-name="P849">стабильность по времени:<text:line-break/>∥ϕ(R)(TkS)−ϕ(R)(S)∥∞≤C′Rd </text:p>
            </text:list-item>
          </text:list>
        </text:list-item>
        <text:list-item>
          <text:p text:style-name="P848">и существование предела:<text:line-break/>ϕ(x)=lim⁡R→∞ϕi(R,x)(R)</text:p>
        </text:list-item>
      </text:list>
      <text:h text:style-name="Heading_20_3" text:outline-level="3">1.1. В 1D‑строке</text:h>
      <text:p text:style-name="Text_20_body">У нас:</text:p>
      <text:list text:style-name="L434">
        <text:list-item>
          <text:p text:style-name="P850">состояние: строка <text:span text:style-name="Source_20_Text">[L0: s0 | s1 | ... | s_{N-1} ]</text:span>, sᵢ ∈ {+1,−1} для <text:span text:style-name="Source_20_Text">+</text:span>/<text:span text:style-name="Source_20_Text">-</text:span>. </text:p>
        </text:list-item>
        <text:list-item>
          <text:p text:style-name="P851">B_R(i) = { j : |j − i| ≤ R } ⊂ {0,…,N−1}. </text:p>
        </text:list-item>
      </text:list>
      <text:p text:style-name="Text_20_body">Определяем:</text:p>
      <text:p text:style-name="P372"><text:span text:style-name="Source_20_Text">ϕ_R(i) = (1/(2R+1)) * Σ_{j=i-R..i+R} s_j</text:span></text:p>
      <text:p text:style-name="Text_20_body">Это вы можете реализовать буквально: пройти по строке, для каждого i посчитать среднее.</text:p>
      <text:h text:style-name="Heading_20_3" text:outline-level="3">1.2. Требование к правилам на строке</text:h>
      <text:p text:style-name="Text_20_body">Чтобы выполнялись леммы:</text:p>
      <text:list text:style-name="L435">
        <text:list-item>
          <text:p text:style-name="P852">любое локальное правило (наш <text:span text:style-name="Source_20_Text">rule NAME: PATTERN -&gt; REPLACEMENT</text:span>) должно:</text:p>
          <text:list>
            <text:list-item>
              <text:p text:style-name="P852">менять только конечное число sᵢ (локальность);</text:p>
            </text:list-item>
            <text:list-item>
              <text:p text:style-name="P852">менять суммарное число +/− в окне B_R(i) на O(1), так что:<text:line-break/>∣Δϕi(R)∣≤const∣BR∣=O(R−1)</text:p>
            </text:list-item>
          </text:list>
        </text:list-item>
      </text:list>
      <text:p text:style-name="Text_20_body">Тогда автоматически:</text:p>
      <text:list text:style-name="L436">
        <text:list-item>
          <text:p text:style-name="P853">пространственно: соседние усреднения почти не отличаются, </text:p>
        </text:list-item>
        <text:list-item>
          <text:p text:style-name="P854">во времени: каждое микроприменение правила слабо меняет ϕ_R. </text:p>
        </text:list-item>
      </text:list>
      <text:p text:style-name="Text_20_body"><text:span text:style-name="Strong_20_Emphasis">Критерий F для отбора правил:</text:span></text:p>
      <text:p text:style-name="Text_20_body">F отбрасывает любые правила, для которых при многократных тестовых применениях:</text:p>
      <text:list text:style-name="L437">
        <text:list-item>
          <text:p text:style-name="P855">либо Δϕ_R(i) при фиксированном R часто превышает константу ~1/R; </text:p>
        </text:list-item>
        <text:list-item>
          <text:p text:style-name="P856">либо ϕ_R становится «рваной» (соседние значения отличаются на O(1), а не на O(1/R)). </text:p>
        </text:list-item>
      </text:list>
      <text:p text:style-name="Text_20_body">То есть:</text:p>
      <text:p text:style-name="Quotations">Правила эволюции допустимы только если coarse‑поле ϕ_R, вычисленное как среднее по окну R, меняется гладко в смысле лемм 2.1.2–2.1.3.</text:p>
      <text:h text:style-name="Heading_20_2" text:outline-level="2"><text:soft-page-break/>2. От H_micro до H[ϕ] и L[ϕ,ϕ̇,∇ϕ] в 1D</text:h>
      <text:p text:style-name="Text_20_body">Во фрагменте:</text:p>
      <text:list text:style-name="L438">
        <text:list-item>
          <text:p text:style-name="P857">микроскопическая «натянутость»:<text:line-break/>H=J∑⟨ij⟩(1−sisj) </text:p>
        </text:list-item>
        <text:list-item>
          <text:p text:style-name="P857">аппроксимация через ϕ(R):<text:line-break/>H=J∑⟨ij⟩(1−ϕi(R)ϕj(R))+O(1/R) </text:p>
        </text:list-item>
        <text:list-item>
          <text:p text:style-name="P857">в пределе:<text:line-break/>H→∫(12κ∣∇ϕ∣2+V(ϕ)) dx </text:p>
        </text:list-item>
        <text:list-item>
          <text:p text:style-name="P857">лагранжиан:<text:line-break/>L(ϕ,ϕ˙,∇ϕ)=12ϕ˙2−12(κ∣∇ϕ∣2+V(ϕ)) </text:p>
        </text:list-item>
        <text:list-item>
          <text:p text:style-name="P858">уравнение Эйлера–Лагранжа:<text:line-break/>∂t2ϕ=κ∇2ϕ−V′(ϕ) </text:p>
        </text:list-item>
      </text:list>
      <text:h text:style-name="Heading_20_3" text:outline-level="3">2.1. В 1D‑строке:</text:h>
      <text:list text:style-name="L439">
        <text:list-item>
          <text:p text:style-name="P859">соседи: (i,i+1),</text:p>
        </text:list-item>
        <text:list-item>
          <text:p text:style-name="P859">H_micro:</text:p>
          <text:p text:style-name="P860"><text:span text:style-name="Source_20_Text">H_micro(S) = J * Σ_i (1 - s_i s_{i+1})</text:span></text:p>
          <text:p text:style-name="P861"><text:span text:style-name="Source_20_Text"><text:s text:c="11"/>= 2J * #(границ "+-" или "-+" в строке)</text:span></text:p>
        </text:list-item>
        <text:list-item>
          <text:p text:style-name="P859">coarse‑ϕ_R вычислено как выше.</text:p>
        </text:list-item>
      </text:list>
      <text:p text:style-name="Text_20_body">Вы определяете H_field[ϕ_R] на дискретной 1D‑решётке:</text:p>
      <text:p text:style-name="P372"><text:span text:style-name="Source_20_Text">H_field(ϕ_R) = Σ_i [ 0.5 * κ * (ϕ_R(i+1) - ϕ_R(i))^2 + V(ϕ_R(i)) ]</text:span></text:p>
      <text:p text:style-name="Text_20_body"><text:span text:style-name="Strong_20_Emphasis">Фильтр F</text:span>:</text:p>
      <text:list text:style-name="L440">
        <text:list-item>
          <text:p text:style-name="P862">для выборки состояний S, рождаемых вашим RULESET:</text:p>
          <text:list>
            <text:list-item>
              <text:p text:style-name="P863">считает H_micro(S), </text:p>
            </text:list-item>
            <text:list-item>
              <text:p text:style-name="P863">вычисляет ϕ_R(S) и H_field(ϕ_R(S)), </text:p>
            </text:list-item>
            <text:list-item>
              <text:p text:style-name="P862">проверяет:<text:line-break/>∣Hmicro−Hfield∣≤ϵ(R)∼O(1/R) </text:p>
            </text:list-item>
          </text:list>
        </text:list-item>
      </text:list>
      <text:p text:style-name="Text_20_body">RULESET, где это систематически нарушается, F вычёркивает: из них не получается осмысленного континуумного поля.</text:p>
      <text:h text:style-name="Heading_20_2" text:outline-level="2">3. Ω‑циклы: масса и заряд в 1D</text:h>
      <text:p text:style-name="Text_20_body">Из фрагментов главы 3:</text:p>
      <text:list text:style-name="L441">
        <text:list-item>
          <text:p text:style-name="P864">Ω‑loop — минимальный замкнутый обратимый цикл в группе локальных обновлений:</text:p>
          <text:p text:style-name="P864">Ω:S0→S1→⋯→Sp−1→S0</text:p>
        </text:list-item>
        <text:list-item>
          <text:p text:style-name="P864">оставляет «ядро» Λ неизменным вне малой области;</text:p>
        </text:list-item>
        <text:list-item>
          <text:p text:style-name="P864">заряд Q:</text:p>
          <text:p text:style-name="P864"><text:soft-page-break/>Q=sgn⁡(∑k=1pηikik+1),<text:line-break/>а Ω(S)|_Λ = S|_Λ ⇒ Q(Ω(S)) = Q(S);</text:p>
        </text:list-item>
        <text:list-item>
          <text:p text:style-name="P864">Ω = e^{-i H_{\text{micro}} p},<text:line-break/>энергия ядра E_{core} = ħω₀, и M = ħω₀ (ω₀ = 2π/p).</text:p>
        </text:list-item>
      </text:list>
      <text:h text:style-name="Heading_20_3" text:outline-level="3">3.1. В ваших строках</text:h>
      <text:p text:style-name="Text_20_body">Ω‑цикл:</text:p>
      <text:list text:style-name="L442">
        <text:list-item>
          <text:p text:style-name="P865">множество локальных <text:span text:style-name="Source_20_Text">rule Ω_k: PATTERN_k -&gt; PATTERN_{k+1}</text:span>, k=0..p−1, где:</text:p>
          <text:p text:style-name="P866"><text:span text:style-name="Source_20_Text">PATTERN_p = PATTERN_0,</text:span></text:p>
        </text:list-item>
        <text:list-item>
          <text:p text:style-name="P865">PATTERN_k — подстрока L0 длины L_Ω (ядро дефекта),</text:p>
        </text:list-item>
        <text:list-item>
          <text:p text:style-name="P865">вне этой подстроки конфигурация либо неизменна, либо периодично.</text:p>
        </text:list-item>
      </text:list>
      <text:p text:style-name="Text_20_body">Масса:</text:p>
      <text:list text:style-name="L443">
        <text:list-item>
          <text:p text:style-name="P867">считаем H_micro для блока ядра B_k на каждом шаге цикла;</text:p>
        </text:list-item>
        <text:list-item>
          <text:p text:style-name="P867">определяем:</text:p>
          <text:p text:style-name="P868"><text:span text:style-name="Source_20_Text">H_core = (1/p) * Σ_k (H_micro(B_k) - H_micro(vacuum_block))</text:span></text:p>
          <text:p text:style-name="P869"><text:span text:style-name="Source_20_Text">mass(Ω-type) := H_core <text:s text:c="2"/>(в модельных единицах)</text:span></text:p>
        </text:list-item>
      </text:list>
      <text:p text:style-name="Text_20_body">Заряд:</text:p>
      <text:list text:style-name="L444">
        <text:list-item>
          <text:p text:style-name="P870">для каждого шага цикла храним ориентационный тег η_k ∈ {−1,+1} (в виде тега правила);</text:p>
        </text:list-item>
        <text:list-item>
          <text:p text:style-name="P870">задаём:</text:p>
          <text:p text:style-name="P871"><text:span text:style-name="Source_20_Text">Q(Ω-type) := sign(Σ_k η_k)</text:span></text:p>
        </text:list-item>
      </text:list>
      <text:p text:style-name="Text_20_body">Мета‑правила F требуют:</text:p>
      <text:list text:style-name="L445">
        <text:list-item>
          <text:p text:style-name="P872">чтобы при любых допустимых модификациях правил внутри цикла (эволюция RULESET) инварианты (p, H_core, Q) либо сохранялись, либо менялись только в пределах заданных «семейств». </text:p>
        </text:list-item>
      </text:list>
      <text:h text:style-name="Heading_20_2" text:outline-level="2">4. Волна ↔ частица (3.5) в 1D и RSL‑интерпретация</text:h>
      <text:p text:style-name="Text_20_body">Из фрагмента 3.5:</text:p>
      <text:list text:style-name="L446">
        <text:list-item>
          <text:p text:style-name="P873">два класса возбуждений: </text:p>
          <text:list>
            <text:list-item>
              <text:p text:style-name="P873">протяжённые волны — в линейном режиме, </text:p>
            </text:list-item>
            <text:list-item>
              <text:p text:style-name="P873">локализованные нелинейные дефекты, стабилизируемые Ω‑loop’ами; </text:p>
            </text:list-item>
          </text:list>
        </text:list-item>
        <text:list-item>
          <text:p text:style-name="P874">переход wave‑particle, когда локальная symmetry tension &gt; reversible capacity. </text:p>
        </text:list-item>
      </text:list>
      <text:h text:style-name="Heading_20_3" text:outline-level="3">4.1. В вашей строковой модели</text:h>
      <text:p text:style-name="Text_20_body">Линейная «волна»:</text:p>
      <text:list text:style-name="L447">
        <text:list-item>
          <text:p text:style-name="P875"><text:soft-page-break/>правило уровня 0:</text:p>
          <text:p text:style-name="P876"><text:span text:style-name="Source_20_Text">rule MOVE: "+ | -" -&gt; "- | +"</text:span></text:p>
        </text:list-item>
        <text:list-item>
          <text:p text:style-name="P875">если одиночный <text:span text:style-name="Source_20_Text">-</text:span> на фоне <text:span text:style-name="Source_20_Text">+</text:span>:</text:p>
          <text:p text:style-name="P876"><text:span text:style-name="Source_20_Text">[L0: + | + | - | + | + ] → [L0: + | - | + | + | + ] → ...</text:span></text:p>
        </text:list-item>
      </text:list>
      <text:p text:style-name="Text_20_body">это даёт бегущий дефект (возмущение ϕ_R), без формирования стабильного Ω‑цикла.</text:p>
      <text:p text:style-name="Text_20_body">Нелинейный дефект:</text:p>
      <text:list text:style-name="L448">
        <text:list-item>
          <text:p text:style-name="P877">при возникновении сильной локальной напряжённости (несколько <text:span text:style-name="Source_20_Text">-</text:span> подряд):</text:p>
          <text:p text:style-name="P878"><text:span text:style-name="Source_20_Text">rule COLLAPSE: "- | - | -" -&gt; "+ | - | +"</text:span></text:p>
          <text:p text:style-name="P879"><text:span text:style-name="Source_20_Text">rule Ω1_A/B/C: цикл на "+ | - | +"</text:span></text:p>
        </text:list-item>
        <text:list-item>
          <text:p text:style-name="P877">когда MOVE и другие правила создают паттерн <text:span text:style-name="Source_20_Text">-|-|-</text:span>, COLLAPSE создает «зародыш» Ω‑цикла, а далее Ω1_* блокируют распад и поддерживают локализованный объект.</text:p>
        </text:list-item>
      </text:list>
      <text:p text:style-name="Text_20_body"><text:span text:style-name="Strong_20_Emphasis">RSL‑интерпретация:</text:span></text:p>
      <text:list text:style-name="L449">
        <text:list-item>
          <text:p text:style-name="P880">локальное H_micro в окне W стало выше некоторого порога; </text:p>
        </text:list-item>
        <text:list-item>
          <text:p text:style-name="P880">локальная reversible capacity (количество совместимых инволюций) истощилась; </text:p>
        </text:list-item>
        <text:list-item>
          <text:p text:style-name="P881">структура переходит в новый класс attractor’ов — Ω‑циклы. </text:p>
        </text:list-item>
      </text:list>
      <text:p text:style-name="Text_20_body">Функционально:</text:p>
      <text:list text:style-name="L450">
        <text:list-item>
          <text:p text:style-name="P882">для каждого RULESET F может вычислять:</text:p>
          <text:p text:style-name="P883"><text:span text:style-name="Source_20_Text">local_tension(i) = H_micro_window(S, i, W)</text:span></text:p>
          <text:p text:style-name="P884"><text:span text:style-name="Source_20_Text">local_capacity(i) ~ # доступных обратимых локальных правил в этой окрестности</text:span></text:p>
        </text:list-item>
      </text:list>
      <text:p text:style-name="Text_20_body">и накладывать условие:</text:p>
      <text:list text:style-name="L451">
        <text:list-item>
          <text:p text:style-name="P885">если <text:span text:style-name="Source_20_Text">local_tension &gt; α * local_capacity</text:span> — должна появляться или уже существовать устойчивая локализованная мода (Ω‑цикл); </text:p>
        </text:list-item>
        <text:list-item>
          <text:p text:style-name="P886">RULESET, где высокая tension только «разносит» хаос, отбрасывается. </text:p>
        </text:list-item>
      </text:list>
      <text:h text:style-name="Heading_20_2" text:outline-level="2">5. Наблюдатель с интерфейсом 4D над 1D‑реальностью</text:h>
      <text:p text:style-name="Text_20_body">Теперь к вашему вопросу про Хоффмана в контексте приведённых формул:</text:p>
      <text:list text:style-name="L452">
        <text:list-item>
          <text:p text:style-name="P887">RSL показывает, что:</text:p>
          <text:list>
            <text:list-item>
              <text:p text:style-name="P888">coarse‑поле ϕ(x,t) и его Lagrangian L(ϕ,ϕ̇,∇ϕ) возникают как <text:span text:style-name="Strong_20_Emphasis">вариационный предел</text:span> от 1D/ND решётки; </text:p>
            </text:list-item>
            <text:list-item>
              <text:p text:style-name="P888">Ω‑циклы дают массу, заряд и частицы; </text:p>
            </text:list-item>
            <text:list-item>
              <text:p text:style-name="P888">вся эта структура <text:span text:style-name="Strong_20_Emphasis">обратима</text:span> и не содержит фундаментальной необратимости или «коллапса». </text:p>
            </text:list-item>
          </text:list>
        </text:list-item>
        <text:list-item>
          <text:p text:style-name="P887">Глава 9 (к которой мы уже отсылались) добавляет:</text:p>
          <text:list>
            <text:list-item>
              <text:p text:style-name="P888">наблюдатель видит только Y = Π(S); </text:p>
            </text:list-item>
            <text:list-item>
              <text:p text:style-name="P888">статистика его наблюдений описывается ψ_Y и |ψ|²; </text:p>
            </text:list-item>
            <text:list-item>
              <text:p text:style-name="P887"><text:soft-page-break/>любая другая попытка задания вероятностей разрушает симметрию и композиционность. </text:p>
            </text:list-item>
          </text:list>
        </text:list-item>
      </text:list>
      <text:p text:style-name="Text_20_body">Если связать это с гипотезой, что:</text:p>
      <text:p text:style-name="Quotations">Фундаментальная реальность — 1D‑RSL‑подложка (строка с Tᵢ и Ω‑циклами),<text:line-break/>наблюдатели в ней — конечные подсистемы с собственными проекциями Π,<text:line-break/>наш 4D‑мир — интерфейс этих подсистем,</text:p>
      <text:p text:style-name="Text_20_body">то:</text:p>
      <text:list text:style-name="L453">
        <text:list-item>
          <text:p text:style-name="P889"><text:span text:style-name="Strong_20_Emphasis">1D‑подложка</text:span> через coarse‑ϕ_R и континуумный предел реализует:</text:p>
          <text:list>
            <text:list-item>
              <text:p text:style-name="P890">полевые уравнения типа:<text:line-break/>∂t2ϕ=κ∂x2ϕ−V′(ϕ) </text:p>
            </text:list-item>
            <text:list-item>
              <text:p text:style-name="P890">причём в более сложной многокомпонентной версии (несколько полей) вы можете получить системy, напоминающую свободные поля Стандартной модели (в 1+1D‑аналогах). </text:p>
            </text:list-item>
          </text:list>
        </text:list-item>
        <text:list-item>
          <text:p text:style-name="P889"><text:span text:style-name="Strong_20_Emphasis">Ω‑циклы</text:span> реализуют дискретные стабильные объекты:</text:p>
          <text:list>
            <text:list-item>
              <text:p text:style-name="P890">их массы, заряды, взаимодействия и спектр определяются структурой Tᵢ; </text:p>
            </text:list-item>
            <text:list-item>
              <text:p text:style-name="P890">в многокомпонентном варианте (ℓ разных полей) вы можете получить «зоопарк» наподобие фермионов/бозонов. </text:p>
            </text:list-item>
          </text:list>
        </text:list-item>
        <text:list-item>
          <text:p text:style-name="P889"><text:span text:style-name="Strong_20_Emphasis">Наблюдатель</text:span>:</text:p>
          <text:list>
            <text:list-item>
              <text:p text:style-name="P890">будучи подсистемой с ограниченной емкостью и вычислительными ресурсами: </text:p>
              <text:list>
                <text:list-item>
                  <text:p text:style-name="P890">не видит ни Tᵢ, ни sᵢ напрямую, </text:p>
                </text:list-item>
                <text:list-item>
                  <text:p text:style-name="P890">работает с ϕ(x,t) и частицами Ω‑типа как «объектами» (иконками интерфейса), </text:p>
                </text:list-item>
                <text:list-item>
                  <text:p text:style-name="P889">организует их в более богатую когнитивную структуру: «3D‑пространство» + «время» + «законы» — которые на самом деле отражают информационную геометрию, а не истинную 1D‑структуру. </text:p>
                </text:list-item>
              </text:list>
            </text:list-item>
          </text:list>
        </text:list-item>
      </text:list>
      <text:p text:style-name="Text_20_body">То есть:</text:p>
      <text:list text:style-name="L454">
        <text:list-item>
          <text:p text:style-name="P891">строгие леммы главы 2 (про ϕ(R), H[ϕ], уравнение движения) + глава 3 (Ω‑циклы) показывают, что 1D‑RSL‑мир достаточно богат, чтобы:</text:p>
          <text:list>
            <text:list-item>
              <text:p text:style-name="P892">порождать непрерывные поля, </text:p>
            </text:list-item>
            <text:list-item>
              <text:p text:style-name="P892">содержать частицы с массой/зарядом, </text:p>
            </text:list-item>
            <text:list-item>
              <text:p text:style-name="P892">иметь вариационный принцип, энергии и законы движения; </text:p>
            </text:list-item>
          </text:list>
        </text:list-item>
        <text:list-item>
          <text:p text:style-name="P891">а ограничения наблюдателя (гл. 4 и 9), вместе с Π, делают так, что <text:span text:style-name="Strong_20_Emphasis">единственно доступная ему «картина мира» — многообразие с эффективной метрикой, частицами и полями</text:span>, т.е. именно то, что мы называем 4D‑пространством‑временем и Стандартной моделью, но на уровне интерфейса.</text:p>
        </text:list-item>
      </text:list>
      <text:p text:style-name="Text_20_body">Если хотите, дальше можно:</text:p>
      <text:list text:style-name="L455">
        <text:list-item>
          <text:p text:style-name="P893">перейти к явному проектированию Π_obs, который из 1D‑ϕ(x,t) и набора Ω‑циклов «рисует» для наблюдателя 3D‑решётку объектов и временной поток (например, как «подвыборка» разных участков 1D‑строки и их отображение в разные «координаты» интерфейса); </text:p>
        </text:list-item>
        <text:list-item>
          <text:p text:style-name="P894"><text:soft-page-break/>либо сузиться до одной задачи: взять конкретный простейший RULESET, построить ϕ_R, H[ϕ], Ω‑циклы и показать на нём «микро‑вселённую», в которой наблюдатель с coarse‑интерфейсом <text:span text:style-name="Emphasis">не может</text:span> восстановить 1D‑подложку, а видит только эффективную геометрию и «частицы». </text:p>
        </text:list-item>
      </text:list>
      <text:p text:style-name="Text_20_body">Перейдём к явному проектированию Π_obs — проекции наблюдателя — уже строго в духе процитированных разделов 9.1–9.4 RSL и нашей 1D‑строковой модели.</text:p>
      <text:p text:style-name="Text_20_body">Цель: задать конкретный, реализуемый вариант</text:p>
      <text:list text:style-name="L456">
        <text:list-item>
          <text:p text:style-name="P895">наблюдателя как строковой подсистемы, </text:p>
        </text:list-item>
        <text:list-item>
          <text:p text:style-name="P895">отображения Π_obs: S → Y_obs, </text:p>
        </text:list-item>
        <text:list-item>
          <text:p text:style-name="P895">измерения как Π_meas, </text:p>
        </text:list-item>
        <text:list-item>
          <text:p text:style-name="P896">и интерфейса, который для наблюдателя «выглядит» как 3+1‑подобный мир, хотя фундаментальная реальность — 1D‑решётка. </text:p>
        </text:list-item>
      </text:list>
      <text:p text:style-name="Text_20_body">Я опишу это в несколько слоёв:</text:p>
      <text:list text:style-name="L457">
        <text:list-item>
          <text:p text:style-name="P897">Формат микросостояния и наблюдателя. </text:p>
        </text:list-item>
        <text:list-item>
          <text:p text:style-name="P897">Структура Π_obs: что он выкидывает и что оставляет. </text:p>
        </text:list-item>
        <text:list-item>
          <text:p text:style-name="P897">Как Π_obs задаёт эффективное «пространство» и «объекты» интерфейса. </text:p>
        </text:list-item>
        <text:list-item>
          <text:p text:style-name="P897">Как выглядит измерение Π_meas и коллапс как 9.4.2–9.4.4. </text:p>
        </text:list-item>
        <text:list-item>
          <text:p text:style-name="P898">Как всё это реализовать строковыми правилами. </text:p>
        </text:list-item>
      </text:list>
      <text:h text:style-name="Heading_20_2" text:outline-level="2">1. Микросостояние и наблюдатель как подсистема</text:h>
      <text:h text:style-name="Heading_20_3" text:outline-level="3">1.1. Микромир S</text:h>
      <text:p text:style-name="Text_20_body">Фундаментальное состояние:</text:p>
      <text:p text:style-name="P372"><text:span text:style-name="Source_20_Text">[L0: s0 | s1 | ... | s_{N-1} ]</text:span></text:p>
      <text:p text:style-name="Text_20_body">где sᵢ ∈ {<text:span text:style-name="Source_20_Text">+</text:span>,<text:span text:style-name="Source_20_Text">-</text:span>} или расширенный алфавит (например, пометки Ω‑дефектов).</text:p>
      <text:p text:style-name="Text_20_body">Это и есть S ∈ 𝒮 (полный конфигурационный простор по RSL).</text:p>
      <text:p text:style-name="Text_20_body">Эволюция:</text:p>
      <text:list text:style-name="L458">
        <text:list-item>
          <text:p text:style-name="P899">набор локальных Tᵢ (в симуляторе — локальные <text:span text:style-name="Source_20_Text">rule</text:span>), </text:p>
        </text:list-item>
        <text:list-item>
          <text:p text:style-name="P900">глобальная биективная эволюция S ↦ T(S). </text:p>
        </text:list-item>
      </text:list>
      <text:h text:style-name="Heading_20_3" text:outline-level="3">1.2. Наблюдатель как часть S</text:h>
      <text:p text:style-name="Text_20_body">Добавляем во внутренней структуре:</text:p>
      <text:p text:style-name="P372"><text:span text:style-name="Source_20_Text">[OBS: o0 | o1 | ... | o_{M-1} ]</text:span></text:p>
      <text:p text:style-name="Text_20_body">Это можно реализовать либо как отдельную строку, либо как помеченный фрагмент в L0. Для определённости:</text:p>
      <text:p text:style-name="P372"><text:span text:style-name="Source_20_Text">[OBS: o0 | o1 | ... | o_{M-1} ] # [L0: s0 | s1 | ... | s_{N-1} ]</text:span></text:p>
      <text:list text:style-name="L459">
        <text:list-item>
          <text:p text:style-name="P901">OBS — состояние наблюдателя S_obs, </text:p>
        </text:list-item>
        <text:list-item>
          <text:p text:style-name="P901">L0 — остальной мир S_sys, </text:p>
        </text:list-item>
        <text:list-item>
          <text:p text:style-name="P902"><text:soft-page-break/>S_tot = (S_sys, S_obs). </text:p>
        </text:list-item>
      </text:list>
      <text:p text:style-name="Text_20_body">OBS тоже эволюционирует обратимо:</text:p>
      <text:p text:style-name="P372"><text:span text:style-name="Source_20_Text">S_obs(t+1) = T_obs(S_obs(t))</text:span></text:p>
      <text:p text:style-name="Text_20_body">через свои локальные правила.</text:p>
      <text:h text:style-name="Heading_20_2" text:outline-level="2">2. Определяем Π_obs: S → Y_obs</text:h>
      <text:p text:style-name="Text_20_body">По RSL:</text:p>
      <text:list text:style-name="L460">
        <text:list-item>
          <text:p text:style-name="P903">наблюдатель оперирует отображением:</text:p>
          <text:p text:style-name="P903">Y=Πℓ→ℓ+k(S(ℓ)),</text:p>
        </text:list-item>
        <text:list-item>
          <text:p text:style-name="P903">Y — coarse‑состояние,</text:p>
        </text:list-item>
        <text:list-item>
          <text:p text:style-name="P903">[Y] — класс эквивалентности:<text:line-break/>[Y]={S∈𝒮:Π(S)=Y},</text:p>
        </text:list-item>
        <text:list-item>
          <text:p text:style-name="P903">|[Y]| ≫ 1 (9.9),</text:p>
        </text:list-item>
        <text:list-item>
          <text:p text:style-name="P903">Π неинвертируемо, Π∘T ≠ T∘Π (9.4).</text:p>
        </text:list-item>
      </text:list>
      <text:h text:style-name="Heading_20_3" text:outline-level="3">2.1. Формат Y_obs как интерфейсное состояние</text:h>
      <text:p text:style-name="Text_20_body">Определим Y_obs как строку «внутренней картины мира» наблюдателя:</text:p>
      <text:p text:style-name="Preformatted_20_Text"><text:span text:style-name="Source_20_Text">[IFACE:</text:span></text:p>
      <text:p text:style-name="Preformatted_20_Text"><text:span text:style-name="Source_20_Text"><text:s text:c="2"/>Obj0:(X0,Y0,Z0; type=T0; charge=Q0; ...)</text:span></text:p>
      <text:p text:style-name="Preformatted_20_Text"><text:span text:style-name="Source_20_Text"><text:s text:c="2"/>Obj1:(X1,Y1,Z1; type=T1; charge=Q1; ...)</text:span></text:p>
      <text:p text:style-name="Preformatted_20_Text"><text:span text:style-name="Source_20_Text"><text:s text:c="2"/>...</text:span></text:p>
      <text:p text:style-name="Preformatted_20_Text"><text:span text:style-name="Source_20_Text"><text:s text:c="2"/>Field:(grid data...)</text:span></text:p>
      <text:p text:style-name="Preformatted_20_Text"><text:span text:style-name="Source_20_Text"><text:s text:c="2"/>Time: τ</text:span></text:p>
      <text:p text:style-name="P372"><text:span text:style-name="Source_20_Text">]</text:span></text:p>
      <text:p text:style-name="Text_20_body">Это логическая структура, которую OBS хранит и обновляет внутри своих <text:span text:style-name="Source_20_Text">oᵢ</text:span>. На уровне строк можно для простоты взять:</text:p>
      <text:p text:style-name="Preformatted_20_Text"><text:span text:style-name="Source_20_Text">[IFACE:</text:span></text:p>
      <text:p text:style-name="Preformatted_20_Text"><text:span text:style-name="Source_20_Text"><text:s/>OBJ id=0 x=0 y=0 z=0 type=L charge=-1 ;</text:span></text:p>
      <text:p text:style-name="Preformatted_20_Text"><text:span text:style-name="Source_20_Text"><text:s/>OBJ id=1 x=1 y=0 z=0 type=Q color=1/3 ;</text:span></text:p>
      <text:p text:style-name="Preformatted_20_Text"><text:span text:style-name="Source_20_Text"><text:s/>FIELD cell0=H cell1=M cell2=L ;</text:span></text:p>
      <text:p text:style-name="Preformatted_20_Text"><text:span text:style-name="Source_20_Text"><text:s/>T=τ</text:span></text:p>
      <text:p text:style-name="P372"><text:span text:style-name="Source_20_Text">]</text:span></text:p>
      <text:p text:style-name="Text_20_body">Y_obs — это результат Π_obs(S_tot).</text:p>
      <text:h text:style-name="Heading_20_3" text:outline-level="3">2.2. Что делает Π_obs</text:h>
      <text:p text:style-name="Text_20_body">Функция Π_obs: (OBS, L0) → IFACE должна:</text:p>
      <text:list text:style-name="L461">
        <text:list-item>
          <text:p text:style-name="P904">Считать из L0 только <text:span text:style-name="Strong_20_Emphasis">крупные</text:span> структуры:</text:p>
          <text:list>
            <text:list-item>
              <text:p text:style-name="P905">дефекты (Ω‑циклы), </text:p>
            </text:list-item>
            <text:list-item>
              <text:p text:style-name="P905">coarse‑ϕ_R (через окна), </text:p>
            </text:list-item>
            <text:list-item>
              <text:p text:style-name="P905">типовые паттерны, уже калиброванные как «частицы» и «поля». </text:p>
            </text:list-item>
          </text:list>
        </text:list-item>
        <text:list-item>
          <text:p text:style-name="P904"><text:soft-page-break/>Игнорировать:</text:p>
          <text:list>
            <text:list-item>
              <text:p text:style-name="P905">точные позиции каждого спина sᵢ, </text:p>
            </text:list-item>
            <text:list-item>
              <text:p text:style-name="P905">точные фазы каждого Ω‑цикла, </text:p>
            </text:list-item>
            <text:list-item>
              <text:p text:style-name="P904">всё, что требует &gt; I_max бит на описание. </text:p>
            </text:list-item>
          </text:list>
        </text:list-item>
      </text:list>
      <text:p text:style-name="Text_20_body">Формально:</text:p>
      <text:list text:style-name="L462">
        <text:list-item>
          <text:p text:style-name="P906">задаётся два уровня coarse‑грубления:</text:p>
          <text:list>
            <text:list-item>
              <text:p text:style-name="P907">spatial coarse‑graining: L0 → набора «эффективных узлов» (ячейки):<text:line-break/>x∼индекс блока по R; </text:p>
            </text:list-item>
            <text:list-item>
              <text:p text:style-name="P906">object abstraction: группировка паттернов в типы (Ω‑типы и их состояния). </text:p>
            </text:list-item>
          </text:list>
        </text:list-item>
      </text:list>
      <text:list text:style-name="L463">
        <text:list-item>
          <text:p text:style-name="P908">Строить конечный список объектов:</text:p>
          <text:list>
            <text:list-item>
              <text:p text:style-name="P909">Objᵅ с координатами (x,y,z) в эффективном пространстве интерфейса, </text:p>
            </text:list-item>
            <text:list-item>
              <text:p text:style-name="P909">набором параметров (тип, заряд, масса и т.п.), </text:p>
            </text:list-item>
            <text:list-item>
              <text:p text:style-name="P908">ограниченный числом N_obj ≤ N_obj_max (I(Obj) ≤ I_max). </text:p>
            </text:list-item>
          </text:list>
        </text:list-item>
      </text:list>
      <text:h text:style-name="Heading_20_2" text:outline-level="2">3. Конкретная схема Π_obs поверх 1D‑строки</text:h>
      <text:h text:style-name="Heading_20_3" text:outline-level="3">3.1. Шаг 1: пространственный coarse‑graining 1D → 3D‑решётка</text:h>
      <text:p text:style-name="Text_20_body">Реальность 1D: индексы i = 0,…,N−1.</text:p>
      <text:p text:style-name="Text_20_body">Зададим отображение <text:span text:style-name="Strong_20_Emphasis">координатной проекции</text:span>:</text:p>
      <text:p text:style-name="P372"><text:span text:style-name="Source_20_Text">Coord: i ↦ (X(i),Y(i),Z(i))</text:span></text:p>
      <text:p text:style-name="Text_20_body">Например, через:</text:p>
      <text:list text:style-name="L464">
        <text:list-item>
          <text:p text:style-name="P910">разбиение 1D индекса на тройку:</text:p>
          <text:p text:style-name="P911"><text:span text:style-name="Source_20_Text">let i = x + X_max*(y + Y_max*z)</text:span></text:p>
          <text:p text:style-name="P911"><text:span text:style-name="Source_20_Text">→ X(i) = i mod X_max</text:span></text:p>
          <text:p text:style-name="P911"><text:span text:style-name="Source_20_Text"><text:s text:c="2"/>Y(i) = floor(i/X_max) mod Y_max</text:span></text:p>
          <text:p text:style-name="P912"><text:span text:style-name="Source_20_Text"><text:s text:c="2"/>Z(i) = floor(i/(X_max*Y_max))</text:span></text:p>
        </text:list-item>
      </text:list>
      <text:p text:style-name="Text_20_body">Это уже даёт вам (дискретное) 3D‑пространство интерфейса, если:</text:p>
      <text:list text:style-name="L465">
        <text:list-item>
          <text:p text:style-name="P913">X_max·Y_max·Z_max ≤ N. </text:p>
        </text:list-item>
      </text:list>
      <text:p text:style-name="Text_20_body">То есть Π_obs на первом уровне просто <text:span text:style-name="Strong_20_Emphasis">перекодирует</text:span> 1D‑индекс в (x,y,z). Реальный наблюдатель не знает ничего про этот декодер — он использует его автоматически внутри своей нейронной/символьной архитектуры.</text:p>
      <text:h text:style-name="Heading_20_3" text:outline-level="3">3.2. Шаг 2: coarse‑ϕ_R и маркеры объектов</text:h>
      <text:p text:style-name="Text_20_body">Сначала вычисляем:</text:p>
      <text:list text:style-name="L466">
        <text:list-item>
          <text:p text:style-name="P914">ϕ_R(i) по окну радиуса R,</text:p>
        </text:list-item>
        <text:list-item>
          <text:p text:style-name="P914">затем для каждой точки (x,y,z) через i=Coord⁻¹(x,y,z):</text:p>
          <text:p text:style-name="P915"><text:span text:style-name="Source_20_Text">Φ(x,y,z) := ϕ_R(i)</text:span></text:p>
        </text:list-item>
      </text:list>
      <text:p text:style-name="Text_20_body"><text:soft-page-break/>Это поле Φ — coarse‑потенциал/плотность.</text:p>
      <text:p text:style-name="Text_20_body">Далее:</text:p>
      <text:list text:style-name="L467">
        <text:list-item>
          <text:p text:style-name="P916">ищем локализованные паттерны в L0 (аномалии), помеченные Ω‑циклами, и для каждого ядра дефекта с центром i_def:</text:p>
          <text:p text:style-name="P917"><text:span text:style-name="Source_20_Text">Xα,Yα,Zα := Coord(i_def)</text:span></text:p>
          <text:p text:style-name="P917"><text:span text:style-name="Source_20_Text">typeα := Ω-type (Q,L,G и т.д.)</text:span></text:p>
          <text:p text:style-name="P918"><text:span text:style-name="Source_20_Text">chargeα := Q(Ω-type)</text:span></text:p>
        </text:list-item>
      </text:list>
      <text:p text:style-name="Text_20_body">Таким образом:</text:p>
      <text:p text:style-name="Quotations">Π_obs берёт микроструктуру S_tot, вычисляет ϕ_R, находит дефекты и отображает их в список Objᵅ со свойствами и координатами.</text:p>
      <text:h text:style-name="Heading_20_3" text:outline-level="3">3.3. Шаг 3: ограничение I_max и bandwidth B_obs</text:h>
      <text:p text:style-name="Text_20_body">Как в (9.3):</text:p>
      <text:list text:style-name="L468">
        <text:list-item>
          <text:p text:style-name="P919">I(Y_obs) ≤ I_max. </text:p>
        </text:list-item>
      </text:list>
      <text:p text:style-name="Text_20_body">Реализуется как:</text:p>
      <text:list text:style-name="L469">
        <text:list-item>
          <text:p text:style-name="P920">ограничение на: </text:p>
          <text:list>
            <text:list-item>
              <text:p text:style-name="P920">число объектов N_obj ≤ N_obj_max, </text:p>
            </text:list-item>
            <text:list-item>
              <text:p text:style-name="P920">дискретность координат (разрешение Δx,Δy,Δz), </text:p>
            </text:list-item>
            <text:list-item>
              <text:p text:style-name="P921">дискретность значений поля Φ (например, 4–8 уровней вместо непрерывного). </text:p>
            </text:list-item>
          </text:list>
        </text:list-item>
      </text:list>
      <text:p text:style-name="Text_20_body">Если в результате анализа S_tot:</text:p>
      <text:list text:style-name="L470">
        <text:list-item>
          <text:p text:style-name="P922">обнаружено слишком много дефектов/структур для описания,</text:p>
        </text:list-item>
        <text:list-item>
          <text:p text:style-name="P922">Π_obs обязан:</text:p>
          <text:list>
            <text:list-item>
              <text:p text:style-name="P923">слить некоторые в один объект (coarse‑clustering), </text:p>
            </text:list-item>
            <text:list-item>
              <text:p text:style-name="P923">проигнорировать мелкие объекты, </text:p>
            </text:list-item>
            <text:list-item>
              <text:p text:style-name="P922">понизить разрешение поля Ф. </text:p>
            </text:list-item>
          </text:list>
        </text:list-item>
      </text:list>
      <text:p text:style-name="Text_20_body">В этом и есть <text:span text:style-name="Strong_20_Emphasis">информационный горизонт</text:span>: за определённым масштабом λ (слишком мелко или слишком много элементов) различать структуры нельзя, они «коллапсируют» в более грубое описание.</text:p>
      <text:h text:style-name="Heading_20_2" text:outline-level="2">4. Π_meas и «коллапс» как формирование нового горизонта (по 9.4)</text:h>
      <text:p text:style-name="Text_20_body">По 9.4.2:</text:p>
      <text:list text:style-name="L471">
        <text:list-item>
          <text:p text:style-name="P924">измерение — это введение нового проектора:</text:p>
          <text:p text:style-name="P924">Πmeas:𝒮→{Yj},</text:p>
        </text:list-item>
        <text:list-item>
          <text:p text:style-name="P924">который <text:span text:style-name="Strong_20_Emphasis">уточняет</text:span> разбиение, но при этом всё равно остаётся many‑to‑one: |[E_{Y_j}]| ≫ 1,</text:p>
        </text:list-item>
        <text:list-item>
          <text:p text:style-name="P924">и формирует новый горизонт H_j = ⋃_{j'≠j} [E_{Y_{j'}}].</text:p>
        </text:list-item>
      </text:list>
      <text:h text:style-name="Heading_20_3" text:outline-level="3"><text:soft-page-break/>4.1. Как это выглядит в строковой модели</text:h>
      <text:p text:style-name="Text_20_body">У вас уже есть:</text:p>
      <text:list text:style-name="L472">
        <text:list-item>
          <text:p text:style-name="P925">Π_obs: S_tot → IFACE (список объектов / поле / T), </text:p>
        </text:list-item>
        <text:list-item>
          <text:p text:style-name="P926">фазовые ансамбли E_Y = {(S_k, θ_k)} для каждого IFACE‑состояния Y_obs (см. 9.3). </text:p>
        </text:list-item>
      </text:list>
      <text:p text:style-name="Text_20_body">Измерение по какому‑то свойству, например «заряд частицы в области R», реализуется как:</text:p>
      <text:list text:style-name="L473">
        <text:list-item>
          <text:p text:style-name="P927">выбор coarse‑степени свободы: «заряд в ячейке (x,y,z)»; </text:p>
        </text:list-item>
        <text:list-item>
          <text:p text:style-name="P927">введение нового оператора Π_meas, который: </text:p>
          <text:list>
            <text:list-item>
              <text:p text:style-name="P928">разделяет класс [Y] на подклассы [Y_j], соответствующие разным значениям результата (зарят +1, 0, −1 и т.п.). </text:p>
            </text:list-item>
          </text:list>
        </text:list-item>
      </text:list>
      <text:p text:style-name="Text_20_body">На уровне Π_obs это:</text:p>
      <text:list text:style-name="L474">
        <text:list-item>
          <text:p text:style-name="P929">дополнительное разбиение IFACE‑пространства: </text:p>
          <text:list>
            <text:list-item>
              <text:p text:style-name="P929">в состоянии IFACE=Y наблюдатель ещё не различает варианты распределения заряда (скрытая суперпозиция), </text:p>
            </text:list-item>
            <text:list-item>
              <text:p text:style-name="P930">после применения Π_meas он получает конкретный Y_j, где заряд фиксирован. </text:p>
            </text:list-item>
          </text:list>
        </text:list-item>
      </text:list>
      <text:p text:style-name="Text_20_body">На строковом уровне:</text:p>
      <text:list text:style-name="L475">
        <text:list-item>
          <text:p text:style-name="P931">Π_meas реализуется дополнительными <text:span text:style-name="Source_20_Text">rule [measurement]</text:span>, которые: </text:p>
          <text:list>
            <text:list-item>
              <text:p text:style-name="P931">«прочитывают» локальный Ω‑тип/заряд из L0, </text:p>
            </text:list-item>
            <text:list-item>
              <text:p text:style-name="P931">записывают конкретное значение как символ в [IFACE: ... ], </text:p>
            </text:list-item>
            <text:list-item>
              <text:p text:style-name="P932">и помечают region как decohered (phase_saturated по F1). </text:p>
            </text:list-item>
          </text:list>
        </text:list-item>
      </text:list>
      <text:p text:style-name="Text_20_body">Это как раз то, что мы уже рисовали в мини‑формате (<text:span text:style-name="Source_20_Text">MEAS_*</text:span> правила), но теперь в интерпретации:</text:p>
      <text:list text:style-name="L476">
        <text:list-item>
          <text:p text:style-name="P933">они не меняют S_tot как таковое (микродинамика обратима), </text:p>
        </text:list-item>
        <text:list-item>
          <text:p text:style-name="P934">они <text:span text:style-name="Strong_20_Emphasis">перестраивают разбиение</text:span> Π_obs, сливая некоторые микроветви и выделяя другие. </text:p>
        </text:list-item>
      </text:list>
      <text:h text:style-name="Heading_20_2" text:outline-level="2">5. Структурное суммирование: как Π_obs делает 1D мир «4D»</text:h>
      <text:p text:style-name="Text_20_body">Теперь можно собрать всё вместе:</text:p>
      <text:list text:style-name="L477">
        <text:list-item>
          <text:p text:style-name="P935">Фундаментальное S_tot — <text:span text:style-name="Strong_20_Emphasis">1D‑решётка</text:span> с Tᵢ‑динамикой и Ω‑циклами (частицами/дефектами) по RSL.</text:p>
        </text:list-item>
        <text:list-item>
          <text:p text:style-name="P935">OBS как подсистема:</text:p>
          <text:list>
            <text:list-item>
              <text:p text:style-name="P936">часть S_tot, эволюционирующая по своим T_obs, </text:p>
            </text:list-item>
            <text:list-item>
              <text:p text:style-name="P936">с внутренней структурой памяти и процессов. </text:p>
            </text:list-item>
          </text:list>
        </text:list-item>
        <text:list-item>
          <text:p text:style-name="P935">Π_obs:</text:p>
          <text:list>
            <text:list-item>
              <text:p text:style-name="P936">сопоставляет каждому S_tot: </text:p>
              <text:list>
                <text:list-item>
                  <text:p text:style-name="P936">набор «объектов» с координатами (x,y,z), </text:p>
                </text:list-item>
                <text:list-item>
                  <text:p text:style-name="P936">поля Φ(x,y,z), </text:p>
                </text:list-item>
                <text:list-item>
                  <text:p text:style-name="P936">внутреннее «время» τ, </text:p>
                </text:list-item>
              </text:list>
            </text:list-item>
            <text:list-item>
              <text:p text:style-name="P936"><text:soft-page-break/>строит их из coarse‑грубления L0 и внутренних состояний OBS, </text:p>
            </text:list-item>
            <text:list-item>
              <text:p text:style-name="P936">подчинён ограничениям I_max, B_obs: ограничение числа объектов, разрешения по координатам и по параметрам объектов. </text:p>
            </text:list-item>
          </text:list>
        </text:list-item>
        <text:list-item>
          <text:p text:style-name="P935">Этот Π_obs определяет 4D‑интерфейс:</text:p>
          <text:list>
            <text:list-item>
              <text:p text:style-name="P936">3 координаты от Coord(i), </text:p>
            </text:list-item>
            <text:list-item>
              <text:p text:style-name="P936">1 параметр (логический счётчик шагов) интерпретируется как время; </text:p>
            </text:list-item>
            <text:list-item>
              <text:p text:style-name="P936">Ω‑циклы и волновые паттерны выгляделят как частицы и поля на этом (3+1)‑интерфейсе. </text:p>
            </text:list-item>
          </text:list>
        </text:list-item>
        <text:list-item>
          <text:p text:style-name="P935">По RSL‑главе 9:</text:p>
          <text:list>
            <text:list-item>
              <text:p text:style-name="P936">микродинамика T обратима, </text:p>
            </text:list-item>
            <text:list-item>
              <text:p text:style-name="P936">Π_obs и Π_meas many‑to‑one, </text:p>
            </text:list-item>
            <text:list-item>
              <text:p text:style-name="P936">Y_obs(t+1) = Π_obs(T(S_tot(t))) не инвертируется, </text:p>
            </text:list-item>
            <text:list-item>
              <text:p text:style-name="P936">микросуперпозиции и фазы управляют ψ и |ψ|² на уровне IFACE, </text:p>
            </text:list-item>
            <text:list-item>
              <text:p text:style-name="P935">измерение — это изменение разбиения Π и формирование горизонта для невыбранных ветвей. </text:p>
            </text:list-item>
          </text:list>
        </text:list-item>
      </text:list>
      <text:p text:style-name="Text_20_body">То есть:</text:p>
      <text:p text:style-name="Quotations">Если реальность — ваш 1D‑RSL‑подложка, а наблюдатели — ограниченные подсистемы с интерфейсом Π_obs, то 4D‑пространство‑время и «Стандартная модель» на нём — это устойчивый <text:span text:style-name="Strong_20_Emphasis">вторичный язык</text:span>, которым эти подсистемы описывают классы эквивалентных конфигураций S_tot, подчиняясь ограничениям 9.1–9.4.</text:p>
      <text:p text:style-name="Text_20_body">Если хотите, дальше можно:</text:p>
      <text:list text:style-name="L478">
        <text:list-item>
          <text:p text:style-name="P937">зафиксировать минимальный конкретный Π_obs в виде <text:span text:style-name="Strong_20_Emphasis">набора строковых правил</text:span>, как мы делали с Π₀₁ и MEAS_*, но теперь для:</text:p>
          <text:list>
            <text:list-item>
              <text:p text:style-name="P938">отображения индексов i → (x,y,z), </text:p>
            </text:list-item>
            <text:list-item>
              <text:p text:style-name="P938">маркировки Ω‑дефектов как объектов IFACE, </text:p>
            </text:list-item>
            <text:list-item>
              <text:p text:style-name="P938">обновления IFACE при каждом шаге микродинамики; </text:p>
            </text:list-item>
          </text:list>
        </text:list-item>
        <text:list-item>
          <text:p text:style-name="P937">или шагнуть к конкретному «наблюдателю‑модели» (маленькая подсистема OBS внутри строки), у которого есть своя память, внутренний «временной счётчик» и процедура Π_obs, и рассмотреть сценарий: как он «строит физику» поверх 1D‑реальности.</text:p>
        </text:list-item>
      </text:list>
      <text:p text:style-name="Text_20_body">Вероятность и «случай» в этой модели устроены радикально по‑разному на двух уровнях:</text:p>
      <text:list text:style-name="L479">
        <text:list-item>
          <text:p text:style-name="P939">на уровне 1d‑реальности (RSL/строка) вообще <text:span text:style-name="Strong_20_Emphasis">нет</text:span> фундаментальной случайности; </text:p>
        </text:list-item>
        <text:list-item>
          <text:p text:style-name="P939">на уровне наблюдателя с проекцией Π и ограниченной ёмкостью вероятность и «случай» появляются как <text:span text:style-name="Strong_20_Emphasis">операциональные эффекты</text:span>: </text:p>
          <text:list>
            <text:list-item>
              <text:p text:style-name="P939">потери различимости, </text:p>
            </text:list-item>
            <text:list-item>
              <text:p text:style-name="P939">фазовой структуры ансамблей, </text:p>
            </text:list-item>
            <text:list-item>
              <text:p text:style-name="P940">и информационных горизонтов. </text:p>
            </text:list-item>
          </text:list>
        </text:list-item>
      </text:list>
      <text:p text:style-name="Text_20_body">Разберём по отдельности.</text:p>
      <text:h text:style-name="Heading_20_2" text:outline-level="2"><text:soft-page-break/>1. Со стороны 1d‑мира (фундаментальный RSL/строковый уровень)</text:h>
      <text:h text:style-name="Heading_20_3" text:outline-level="3">1.1. Динамика строго детерминирована и обратима</text:h>
      <text:p text:style-name="Text_20_body">Основные факты RSL:</text:p>
      <text:list text:style-name="L480">
        <text:list-item>
          <text:p text:style-name="P941">Микродинамика задана локальными инволюциями Tᵢ:<text:line-break/>Ti2=id </text:p>
        </text:list-item>
        <text:list-item>
          <text:p text:style-name="P941">Глобальная эволюция:<text:line-break/>S(t+1)=T(S(t)),T ⁣:S→S<text:line-break/>— биекция (обратима) на пространстве микросостояний 𝒮. </text:p>
        </text:list-item>
        <text:list-item>
          <text:p text:style-name="P942">В строковой модели: правила вида</text:p>
          <text:p text:style-name="P943"><text:span text:style-name="Source_20_Text">rule R: PATTERN -&gt; REPLACEMENT</text:span></text:p>
          <text:p text:style-name="P942">реализуют те же Tᵢ в виде локальных переписываний. Набор правил (RULESET), прошедший RSL‑фильтры, определяет детерминированное отображение S ↦ S′. </text:p>
        </text:list-item>
      </text:list>
      <text:p text:style-name="Text_20_body">Отсюда:</text:p>
      <text:list text:style-name="L481">
        <text:list-item>
          <text:p text:style-name="P944">будущее S(t) полностью определяется S(0); </text:p>
        </text:list-item>
        <text:list-item>
          <text:p text:style-name="P944">никакого физического «выбора» ветвей на фундаментальном уровне нет; </text:p>
        </text:list-item>
        <text:list-item>
          <text:p text:style-name="P945">нет и <text:span text:style-name="Strong_20_Emphasis">фундаментальной вероятности</text:span>: нет ни случайной генерации правил, ни случайного выбора переходов. </text:p>
        </text:list-item>
      </text:list>
      <text:h text:style-name="Heading_20_3" text:outline-level="3">1.2. Никакой «неопределённости» в состоянии мира</text:h>
      <text:list text:style-name="L482">
        <text:list-item>
          <text:p text:style-name="P946">Каждое микросостояние S — конкретная конфигурация битов (строки L0, Ω‑дефекты и т.п.). </text:p>
        </text:list-item>
        <text:list-item>
          <text:p text:style-name="P946">Совокупность всех возможных начальных условий образует огромную, но <text:span text:style-name="Strong_20_Emphasis">фиксированную</text:span> фазовую структуру. </text:p>
        </text:list-item>
        <text:list-item>
          <text:p text:style-name="P947">Любая «неопределённость» в описании — это уже не про мир, а про <text:span text:style-name="Strong_20_Emphasis">описателя</text:span>. </text:p>
        </text:list-item>
      </text:list>
      <text:p text:style-name="Text_20_body">Итого для 1d‑реальности:</text:p>
      <text:p text:style-name="Quotations">Вероятности и «случай» вообще не фигурируют в онтологии. Есть только детерминированная обратимая эволюция конфигураций строки.</text:p>
      <text:h text:style-name="Heading_20_2" text:outline-level="2">2. Со стороны наблюдателя (coarse‑подсистема с проекцией Π)</text:h>
      <text:p text:style-name="Text_20_body">Теперь — ровно по цитируемым разделам 9.1–9.7.</text:p>
      <text:h text:style-name="Heading_20_3" text:outline-level="3">2.1. Наблюдатель оперирует проекцией Π: S → Y</text:h>
      <text:list text:style-name="L483">
        <text:list-item>
          <text:p text:style-name="P948">Наблюдатель — подсистема с конечной информационной ёмкостью и полосой пропускания. </text:p>
        </text:list-item>
        <text:list-item>
          <text:p text:style-name="P948">Его состояние о «мире» — это не конкретный S, а coarse‑состояние:<text:line-break/>Y=Π(S) </text:p>
        </text:list-item>
        <text:list-item>
          <text:p text:style-name="P949"><text:soft-page-break/>Класс эквивалентности:<text:line-break/>[Y]={S∈S:Π(S)=Y},∣[Y]∣≫1.<text:line-break/>(см. (9.7)–(9.9)) </text:p>
        </text:list-item>
      </text:list>
      <text:p text:style-name="Text_20_body">То есть:</text:p>
      <text:list text:style-name="L484">
        <text:list-item>
          <text:p text:style-name="P950">наблюдатель <text:span text:style-name="Strong_20_Emphasis">не различает</text:span> элементы S₁,S₂∈[Y]; </text:p>
        </text:list-item>
        <text:list-item>
          <text:p text:style-name="P951">всё, что он может сказать — это: «мир в состоянии Y», а за этим скрываются экспоненциально многие микроконфигурации. </text:p>
        </text:list-item>
      </text:list>
      <text:h text:style-name="Heading_20_3" text:outline-level="3">2.2. Эффективная вероятность как «неизвестно, какой S из [Y]»</text:h>
      <text:p text:style-name="Text_20_body">С точки зрения наблюдателя:</text:p>
      <text:list text:style-name="L485">
        <text:list-item>
          <text:p text:style-name="P952">если он знает, что мир в coarse‑состоянии Y, но не знает точный S ∈ [Y], </text:p>
        </text:list-item>
        <text:list-item>
          <text:p text:style-name="P952">и нет никакой физически реализуемой процедуры (с учётом ограничений ёмкости), чтобы извлечь эту информацию, </text:p>
        </text:list-item>
        <text:list-item>
          <text:p text:style-name="P953">то естественно рассматривать <text:span text:style-name="Strong_20_Emphasis">все микростаны в [Y] как возможные</text:span>. </text:p>
        </text:list-item>
      </text:list>
      <text:p text:style-name="Text_20_body">В RSL это формализуется через ансамбль состояний:<text:line-break/>EY={(Sk,θk)}k,Π(Sk)=Y.<text:line-break/>(9.3.1–9.3.2)</text:p>
      <text:p text:style-name="Text_20_body">Дальше, при эволюции и измерении, наблюдатель не знает:</text:p>
      <text:list text:style-name="L486">
        <text:list-item>
          <text:p text:style-name="P954"><text:span text:style-name="Strong_20_Emphasis">какой именно</text:span> S′ₖ из всех совместимых с Y реализован «в реальности»; </text:p>
        </text:list-item>
        <text:list-item>
          <text:p text:style-name="P955">он может только оперировать <text:span text:style-name="Strong_20_Emphasis">распределением</text:span> по исходам Yⱼ, свёрнутым в амплитуды ψ_{Y→Yⱼ} и затем в вероятности P(Yⱼ). </text:p>
        </text:list-item>
      </text:list>
      <text:p text:style-name="Text_20_body">Поэтому <text:span text:style-name="Strong_20_Emphasis">вероятность</text:span> на стороне наблюдателя:</text:p>
      <text:p text:style-name="Quotations">не отражает фундаментальный шанс;<text:line-break/>она отражает <text:span text:style-name="Emphasis">недоступность различений внутри [Y]</text:span> при конечной ёмкости и фазовом разрешении.</text:p>
      <text:h text:style-name="Heading_20_3" text:outline-level="3">2.3. Амплитуды и правило Борна</text:h>
      <text:p text:style-name="Text_20_body">Из 9.3–9.6:</text:p>
      <text:list text:style-name="L487">
        <text:list-item>
          <text:p text:style-name="P956">каждому coarse‑исходу Yⱼ соответствует <text:span text:style-name="Strong_20_Emphasis">фазовый ансамбль</text:span> микротраекторий:<text:line-break/>EY→Yj={(Sk′,θk):Π(Sk′)=Yj}, </text:p>
        </text:list-item>
        <text:list-item>
          <text:p text:style-name="P956">амплитуда:<text:line-break/>ψY→Yj=1Nj∑k:Sk′∈[EYj]eiθk, </text:p>
        </text:list-item>
        <text:list-item>
          <text:p text:style-name="P956">любой допустимый способ задания вероятностей, совместимый с: </text:p>
          <text:list>
            <text:list-item>
              <text:p text:style-name="P956">инвариантностью к перестановкам членов ансамбля, </text:p>
            </text:list-item>
            <text:list-item>
              <text:p text:style-name="P956">линейной суперпозицией, </text:p>
            </text:list-item>
            <text:list-item>
              <text:p text:style-name="P956">coarse‑грублением и композицией экспериментов, </text:p>
            </text:list-item>
          </text:list>
        </text:list-item>
        <text:list-item>
          <text:p text:style-name="P957"><text:span text:style-name="Strong_20_Emphasis">вынужденно</text:span> сводится к:<text:line-break/>P(Yj)=∣ψY→Yj∣2<text:line-break/>(см. (9.16), (9.19)). </text:p>
        </text:list-item>
      </text:list>
      <text:p text:style-name="Text_20_body">С точки зрения наблюдателя:</text:p>
      <text:list text:style-name="L488">
        <text:list-item>
          <text:p text:style-name="P958"><text:soft-page-break/><text:span text:style-name="Strong_20_Emphasis">случай</text:span> — это: </text:p>
          <text:list>
            <text:list-item>
              <text:p text:style-name="P958">невозможность знать, какой микростан S′ₖ из [E_{Yⱼ}] реализован; </text:p>
            </text:list-item>
            <text:list-item>
              <text:p text:style-name="P958">плюс необходимость представлять все исходы Yⱼ симметрично; </text:p>
            </text:list-item>
          </text:list>
        </text:list-item>
        <text:list-item>
          <text:p text:style-name="P959"><text:span text:style-name="Strong_20_Emphasis">закон</text:span> вероятности (Борн) — это <text:span text:style-name="Strong_20_Emphasis">единственный совместимый</text:span> с RSL‑симметриями и ограничениями способ сопоставить ансамблю фазовых Sₖ числа P(Yⱼ). </text:p>
        </text:list-item>
      </text:list>
      <text:h text:style-name="Heading_20_2" text:outline-level="2">3. Что такое «коллапс» и «случайный исход» измерения</text:h>
      <text:p text:style-name="Text_20_body">Из 9.4.2–9.4.4:</text:p>
      <text:list text:style-name="L489">
        <text:list-item>
          <text:p text:style-name="P960">измерение — это введение нового проектора:<text:line-break/>Πmeas:S→{Yj},<text:line-break/>который уточняет разбиение, но остаётся many-to-one:<text:line-break/>[EYj]={Sk′:Πmeas(Sk′)=Yj},∣[EYj]∣≫1. </text:p>
        </text:list-item>
        <text:list-item>
          <text:p text:style-name="P960">для наблюдателя реализуется один исход Yⱼ; </text:p>
        </text:list-item>
        <text:list-item>
          <text:p text:style-name="P961">остальные микросостояния (ветви) уходят за <text:span text:style-name="Strong_20_Emphasis">информационный горизонт</text:span> Hⱼ:<text:line-break/>Hj=⋃j′≠j[EYj′],<text:line-break/>и:<text:line-break/>∀S∈Hj: Πpost(S)=Yj. </text:p>
        </text:list-item>
      </text:list>
      <text:h text:style-name="Heading_20_3" text:outline-level="3">3.1. Со стороны наблюдателя</text:h>
      <text:p text:style-name="Text_20_body">До измерения:</text:p>
      <text:list text:style-name="L490">
        <text:list-item>
          <text:p text:style-name="P962">у него есть <text:span text:style-name="Strong_20_Emphasis">вектор амплитуд</text:span>:<text:line-break/>∣Ψ⟩=∑jψY→Yj∣Yj⟩, </text:p>
        </text:list-item>
        <text:list-item>
          <text:p text:style-name="P963">он знает, что <text:span text:style-name="Strong_20_Emphasis">реализация</text:span> будет одной из ветвей Yⱼ, но не знает какой. </text:p>
        </text:list-item>
      </text:list>
      <text:p text:style-name="Text_20_body">После измерения с исходом Yⱼ:</text:p>
      <text:list text:style-name="L491">
        <text:list-item>
          <text:p text:style-name="P964">он обновляет своё состояние до:<text:line-break/>∣Ψ⟩→∣Yj⟩,<text:line-break/>или в амплитудной форме:<text:line-break/>{ψY→Yj}j→ψY→Yj для реализованного j, </text:p>
        </text:list-item>
        <text:list-item>
          <text:p text:style-name="P965">остальные ветви становятся недоступными (он никогда не сможет узнать, «были ли они»). </text:p>
        </text:list-item>
      </text:list>
      <text:p text:style-name="Text_20_body">Это <text:span text:style-name="Strong_20_Emphasis">операциональный коллапс</text:span>:</text:p>
      <text:list text:style-name="L492">
        <text:list-item>
          <text:p text:style-name="P966">не фундаментальное уничтожение состояний S, </text:p>
        </text:list-item>
        <text:list-item>
          <text:p text:style-name="P967">а <text:span text:style-name="Emphasis">сокращение ансамбля</text:span> до подкласса [E_{Y_j}], плюс уничтожение доступа к остальным классам. </text:p>
        </text:list-item>
      </text:list>
      <text:p text:style-name="Text_20_body"><text:span text:style-name="Strong_20_Emphasis">Случайность исхода</text:span> в его модели — это:</text:p>
      <text:list text:style-name="L493">
        <text:list-item>
          <text:p text:style-name="P968">невозможность предсказать j, </text:p>
        </text:list-item>
        <text:list-item>
          <text:p text:style-name="P968">единственный рациональный предиктор — P(Yⱼ)=|ψ|², </text:p>
        </text:list-item>
        <text:list-item>
          <text:p text:style-name="P969">факт того, что реализовался именно этот j, а не другой, наблюдатель может только <text:span text:style-name="Strong_20_Emphasis">принять как факт</text:span>, без дальнейшей редукции к более «глубокой» причине (потому что эта причина есть, но в микроскопической конфигурации S, недоступной интерфейсу). </text:p>
        </text:list-item>
      </text:list>
      <text:h text:style-name="Heading_20_3" text:outline-level="3"><text:soft-page-break/>3.2. Со стороны 1d‑реальности</text:h>
      <text:p text:style-name="Text_20_body">На уровне S:</text:p>
      <text:list text:style-name="L494">
        <text:list-item>
          <text:p text:style-name="P970">эволюция S → S′ под T проходит <text:span text:style-name="Strong_20_Emphasis">одну</text:span> траекторию; </text:p>
        </text:list-item>
        <text:list-item>
          <text:p text:style-name="P971">никаких разветвлений в онтологическом смысле нет. </text:p>
        </text:list-item>
      </text:list>
      <text:p text:style-name="Text_20_body">Однако:</text:p>
      <text:list text:style-name="L495">
        <text:list-item>
          <text:p text:style-name="P972">множество Sₖ в ансамбле E_Y — это разные возможные микростарты, совместимые с тем же Y; </text:p>
        </text:list-item>
        <text:list-item>
          <text:p text:style-name="P972">динамика T(Sₖ) даёт разные S′ₖ и, следовательно, разные Yⱼ; </text:p>
        </text:list-item>
        <text:list-item>
          <text:p text:style-name="P973">наблюдатель не знает, с каким именно Sₖ связан «его» конкретный опыт. </text:p>
        </text:list-item>
      </text:list>
      <text:p text:style-name="Text_20_body">То есть:</text:p>
      <text:p text:style-name="Quotations">Коллапс и случайный исход — это <text:span text:style-name="Emphasis">эффекты несоответствия</text:span> между:</text:p>
      <text:list text:style-name="L496">
        <text:list-item>
          <text:p text:style-name="P974">обратимой детерминированной динамикой S на 1d‑уровне, </text:p>
        </text:list-item>
        <text:list-item>
          <text:p text:style-name="P975">и ограниченным coarse‑проектированием Π, Π_{\text{meas}} + горизонтом Hⱼ. </text:p>
        </text:list-item>
      </text:list>
      <text:h text:style-name="Heading_20_2" text:outline-level="2">4. Декогеренция и переход к классической вероятности</text:h>
      <text:p text:style-name="Text_20_body">Из 9.5–9.6:</text:p>
      <text:list text:style-name="L497">
        <text:list-item>
          <text:p text:style-name="P976">если фазовые различия между микротраекториями стали слишком велики и «смешаны» (phase saturation), </text:p>
        </text:list-item>
        <text:list-item>
          <text:p text:style-name="P976">кросс‑термы:<text:line-break/>ψY→Yj∗ψY→Yj′→0(j≠j′)<text:line-break/>исчезают, </text:p>
        </text:list-item>
        <text:list-item>
          <text:p text:style-name="P977">и остаётся чисто классическое распределение:<text:line-break/>P(Yj)=NjN,<text:line-break/>где N_j — просто количество микросостояний, ведущих к Yⱼ. </text:p>
        </text:list-item>
      </text:list>
      <text:p text:style-name="Text_20_body">Со стороны наблюдателя:</text:p>
      <text:list text:style-name="L498">
        <text:list-item>
          <text:p text:style-name="P978">при сильной декогеренции он теряет даже возможность доступа к фазе ψ; </text:p>
        </text:list-item>
        <text:list-item>
          <text:p text:style-name="P978">остаются только <text:span text:style-name="Strong_20_Emphasis">комбинаторные частоты</text:span>; </text:p>
        </text:list-item>
        <text:list-item>
          <text:p text:style-name="P979">его описание становится классическим (вероятность как относительная частота);<text:line-break/>квантовые эффекты (интерференция) больше не видны. </text:p>
        </text:list-item>
      </text:list>
      <text:p text:style-name="Text_20_body">Со стороны 1d‑мира:</text:p>
      <text:list text:style-name="L499">
        <text:list-item>
          <text:p text:style-name="P980">всё так же детерминировано; </text:p>
        </text:list-item>
        <text:list-item>
          <text:p text:style-name="P980">фазы на микронструкциях просто выходят за пределы чувствительности наблюдателя; </text:p>
        </text:list-item>
        <text:list-item>
          <text:p text:style-name="P981">никакого «настоящего» случайного шума не возникает. </text:p>
        </text:list-item>
      </text:list>
      <text:h text:style-name="Heading_20_2" text:outline-level="2">5. Как это выглядит в вашем 1D‑строковом симуляторе</text:h>
      <text:p text:style-name="Text_20_body">В практической реализации на строках:</text:p>
      <text:list text:style-name="L500">
        <text:list-item>
          <text:p text:style-name="P982"><text:span text:style-name="Strong_20_Emphasis">Микроуровень</text:span>:</text:p>
          <text:list>
            <text:list-item>
              <text:p text:style-name="P983"><text:soft-page-break/>строка L0 и правила (MOVE, Ω, взаимодействия) — детерминированный клеточный автомат; </text:p>
            </text:list-item>
            <text:list-item>
              <text:p text:style-name="P983">никакого RNG, никаких случайных правил. </text:p>
            </text:list-item>
          </text:list>
        </text:list-item>
        <text:list-item>
          <text:p text:style-name="P982"><text:span text:style-name="Strong_20_Emphasis">Уровень наблюдателя OBS</text:span>:</text:p>
          <text:list>
            <text:list-item>
              <text:p text:style-name="P983">OBS хранит IFACE (набор объектов/полей) и фазы ψ_{Y→Yⱼ} для разных coarse‑исходов; </text:p>
            </text:list-item>
            <text:list-item>
              <text:p text:style-name="P983">у OBS есть процедура измерения (Π_{\text{meas}}), которая: </text:p>
              <text:list>
                <text:list-item>
                  <text:p text:style-name="P983">разбивает класс [Y] на подклассы [E_{Yⱼ}], </text:p>
                </text:list-item>
                <text:list-item>
                  <text:p text:style-name="P983">фиксирует конкретный исход Yⱼ и обновляет IFACE. </text:p>
                </text:list-item>
              </text:list>
            </text:list-item>
          </text:list>
        </text:list-item>
        <text:list-item>
          <text:p text:style-name="P982"><text:span text:style-name="Strong_20_Emphasis">Вероятность и случай</text:span>:</text:p>
          <text:list>
            <text:list-item>
              <text:p text:style-name="P983">если вы симулируете <text:span text:style-name="Strong_20_Emphasis">много запусков</text:span> с разными Sₖ∈[Y] (или разными фазами θₖ), увидите распределение исходов Yⱼ плотностью, близкой к |ψ|²; </text:p>
            </text:list-item>
            <text:list-item>
              <text:p text:style-name="P983">для <text:span text:style-name="Strong_20_Emphasis">одного</text:span> конкретного запуска результат кажется OBS «случайным»: </text:p>
              <text:list>
                <text:list-item>
                  <text:p text:style-name="P983">он не знает, какой именно микростарт Sₖ был; </text:p>
                </text:list-item>
                <text:list-item>
                  <text:p text:style-name="P983">он вынужден описывать это через вероятностное распределение; </text:p>
                </text:list-item>
                <text:list-item>
                  <text:p text:style-name="P983">механизм выбора конкретного j идёт через Sₖ на 1d‑уровне, но этот слой <text:span text:style-name="Emphasis">по определению</text:span> недоступен. </text:p>
                </text:list-item>
              </text:list>
            </text:list-item>
          </text:list>
        </text:list-item>
        <text:list-item>
          <text:p text:style-name="P982"><text:span text:style-name="Strong_20_Emphasis">Классический предел</text:span>:</text:p>
          <text:list>
            <text:list-item>
              <text:p text:style-name="P983">если вам в симуляторе «выключить фазу» (сделать фазовую насыщенность), то: </text:p>
              <text:list>
                <text:list-item>
                  <text:p text:style-name="P983">вычисления ψ теряют смысл, </text:p>
                </text:list-item>
                <text:list-item>
                  <text:p text:style-name="P983">и остаются только простые счётчики реализованных исходов Yⱼ; </text:p>
                </text:list-item>
              </text:list>
            </text:list-item>
            <text:list-item>
              <text:p text:style-name="P982">это переход от квантоподобной вероятности к чисто классической. </text:p>
            </text:list-item>
          </text:list>
        </text:list-item>
      </text:list>
      <text:h text:style-name="Heading_20_3" text:outline-level="3">Кратко</text:h>
      <text:list text:style-name="L501">
        <text:list-item>
          <text:p text:style-name="P984"><text:span text:style-name="Strong_20_Emphasis">На уровне 1d‑мира</text:span>:</text:p>
          <text:list>
            <text:list-item>
              <text:p text:style-name="P985">нет случайности и вероятности; </text:p>
            </text:list-item>
            <text:list-item>
              <text:p text:style-name="P985">есть одна обратимая детерминированная траектория S(t). </text:p>
            </text:list-item>
          </text:list>
        </text:list-item>
        <text:list-item>
          <text:p text:style-name="P984"><text:span text:style-name="Strong_20_Emphasis">На уровне наблюдателя</text:span>:</text:p>
          <text:list>
            <text:list-item>
              <text:p text:style-name="P985">из‑за coarse‑проекции Π и ограничений ёмкости он оперирует классами [Y] и ансамблями {Sₖ}; </text:p>
            </text:list-item>
            <text:list-item>
              <text:p text:style-name="P985">неизвестность того, какой Sₖ «его», порождает эффективную вероятность; </text:p>
            </text:list-item>
            <text:list-item>
              <text:p text:style-name="P985">квантовые правила для P(Yⱼ) = |ψ|² выводятся из структуры фазовых ансамблей и ограничений наблюдателя; </text:p>
            </text:list-item>
            <text:list-item>
              <text:p text:style-name="P984">«коллапс» = необратимое для него уничтожение различий между ветвями, ушедшими за горизонт Hⱼ. </text:p>
            </text:list-item>
          </text:list>
        </text:list-item>
      </text:list>
      <text:p text:style-name="Text_20_body">То есть в вашей модели <text:span text:style-name="Strong_20_Emphasis">случай есть только на интерфейсном уровне</text:span>. В подлежащей 1D‑реальности его нет вообще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5T18:36:09.007443277</meta:creation-date>
    <dc:date>2025-12-15T18:44:08.864925043</dc:date>
    <meta:editing-duration>PT8M1S</meta:editing-duration>
    <meta:editing-cycles>1</meta:editing-cycles>
    <meta:document-statistic meta:table-count="0" meta:image-count="0" meta:object-count="0" meta:page-count="141" meta:paragraph-count="3979" meta:word-count="33780" meta:character-count="236156" meta:non-whitespace-character-count="205369"/>
    <meta:generator>LibreOffice/25.8.3.2$Linux_X86_64 LibreOffice_project/580$Build-2</meta:generator>
  </office:meta>
</office:document-meta>
</file>